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1.2819in"/>
    </style:style>
    <style:style style:name="co5" style:family="table-column">
      <style:table-column-properties fo:break-before="auto" style:column-width="0.8882in"/>
    </style:style>
    <style:style style:name="co6" style:family="table-column">
      <style:table-column-properties fo:break-before="auto" style:column-width="1.3772in"/>
    </style:style>
    <style:style style:name="co7" style:family="table-column">
      <style:table-column-properties fo:break-before="auto" style:column-width="1.5437in"/>
    </style:style>
    <style:style style:name="co8" style:family="table-column">
      <style:table-column-properties fo:break-before="auto" style:column-width="0.9528in"/>
    </style:style>
    <style:style style:name="co9" style:family="table-column">
      <style:table-column-properties fo:break-before="auto" style:column-width="1.5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95511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49"/>
    <style:style style:name="ce15" style:family="table-cell" style:parent-style-name="Default" style:data-style-name="N49"/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18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19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468a1a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D" table:style-name="ta1">
        <table:table-column table:style-name="co1" table:default-cell-style-name="ce2"/>
        <table:table-column table:style-name="co1" table:default-cell-style-name="ce15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Week Start</text:p>
          </table:table-cell>
          <table:table-cell table:style-name="Default" office:value-type="string" calcext:value-type="string">
            <table:cell-range-source table:name="CSV_all" xlink:type="simple" xlink:href="https://stooq.com/q/d/l/?s=mcd.us&amp;f=20240101&amp;t=20260123&amp;i=d" table:filter-name="Text - txt - csv (StarCalc)" table:filter-options="44,34,12,1,,0,false,false,true,false,false,0,false,false,true" table:last-column-spanned="6" table:last-row-spanned="518"/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50d SMA</text:p>
          </table:table-cell>
          <table:table-cell office:value-type="string" calcext:value-type="string">
            <text:p>20d SMA</text:p>
          </table:table-cell>
          <table:table-cell office:value-type="string" calcext:value-type="string">
            <text:p>50d High</text:p>
          </table:table-cell>
          <table:table-cell office:value-type="string" calcext:value-type="string">
            <text:p>50d Low</text:p>
          </table:table-cell>
          <table:table-cell office:value-type="string" calcext:value-type="string">
            <text:p>100d SMA</text:p>
          </table:table-cell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2" calcext:value-type="date">
            <text:p>2024-01-02</text:p>
          </table:table-cell>
          <table:table-cell office:value-type="float" office:value="295.05" calcext:value-type="float">
            <text:p>295.05</text:p>
          </table:table-cell>
          <table:table-cell office:value-type="float" office:value="297.28" calcext:value-type="float">
            <text:p>297.28</text:p>
          </table:table-cell>
          <table:table-cell office:value-type="float" office:value="295.05" calcext:value-type="float">
            <text:p>295.05</text:p>
          </table:table-cell>
          <table:table-cell office:value-type="float" office:value="297.04" calcext:value-type="float">
            <text:p>297.04</text:p>
          </table:table-cell>
          <table:table-cell office:value-type="float" office:value="4458519" calcext:value-type="float">
            <text:p>4458519</text:p>
          </table:table-cell>
          <table:table-cell table:number-columns-repeated="5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3" calcext:value-type="date">
            <text:p>2024-01-03</text:p>
          </table:table-cell>
          <table:table-cell office:value-type="float" office:value="297" calcext:value-type="float">
            <text:p>297</text:p>
          </table:table-cell>
          <table:table-cell office:value-type="float" office:value="297.99" calcext:value-type="float">
            <text:p>297.99</text:p>
          </table:table-cell>
          <table:table-cell office:value-type="float" office:value="294.25" calcext:value-type="float">
            <text:p>294.25</text:p>
          </table:table-cell>
          <table:table-cell office:value-type="float" office:value="294.39" calcext:value-type="float">
            <text:p>294.39</text:p>
          </table:table-cell>
          <table:table-cell office:value-type="float" office:value="3114788" calcext:value-type="float">
            <text:p>3114788</text:p>
          </table:table-cell>
          <table:table-cell table:number-columns-repeated="5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295.32" calcext:value-type="float">
            <text:p>295.32</text:p>
          </table:table-cell>
          <table:table-cell office:value-type="float" office:value="297.27" calcext:value-type="float">
            <text:p>297.27</text:p>
          </table:table-cell>
          <table:table-cell office:value-type="float" office:value="290.92" calcext:value-type="float">
            <text:p>290.92</text:p>
          </table:table-cell>
          <table:table-cell office:value-type="float" office:value="291.74" calcext:value-type="float">
            <text:p>291.74</text:p>
          </table:table-cell>
          <table:table-cell office:value-type="float" office:value="4615370" calcext:value-type="float">
            <text:p>4615370</text:p>
          </table:table-cell>
          <table:table-cell table:number-columns-repeated="5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289.21" calcext:value-type="float">
            <text:p>289.21</text:p>
          </table:table-cell>
          <table:table-cell office:value-type="float" office:value="290.33" calcext:value-type="float">
            <text:p>290.33</text:p>
          </table:table-cell>
          <table:table-cell office:value-type="float" office:value="287.2" calcext:value-type="float">
            <text:p>287.2</text:p>
          </table:table-cell>
          <table:table-cell office:value-type="float" office:value="288.99" calcext:value-type="float">
            <text:p>288.99</text:p>
          </table:table-cell>
          <table:table-cell office:value-type="float" office:value="3407310" calcext:value-type="float">
            <text:p>3407310</text:p>
          </table:table-cell>
          <table:table-cell table:number-columns-repeated="5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08" calcext:value-type="date">
            <text:p>2024-01-08</text:p>
          </table:table-cell>
          <table:table-cell office:value-type="float" office:value="288.51" calcext:value-type="float">
            <text:p>288.51</text:p>
          </table:table-cell>
          <table:table-cell office:value-type="float" office:value="292" calcext:value-type="float">
            <text:p>292</text:p>
          </table:table-cell>
          <table:table-cell office:value-type="float" office:value="287.52" calcext:value-type="float">
            <text:p>287.52</text:p>
          </table:table-cell>
          <table:table-cell office:value-type="float" office:value="291.9" calcext:value-type="float">
            <text:p>291.9</text:p>
          </table:table-cell>
          <table:table-cell office:value-type="float" office:value="3097218" calcext:value-type="float">
            <text:p>3097218</text:p>
          </table:table-cell>
          <table:table-cell table:number-columns-repeated="5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09" calcext:value-type="date">
            <text:p>2024-01-09</text:p>
          </table:table-cell>
          <table:table-cell office:value-type="float" office:value="289.63" calcext:value-type="float">
            <text:p>289.63</text:p>
          </table:table-cell>
          <table:table-cell office:value-type="float" office:value="290.87" calcext:value-type="float">
            <text:p>290.87</text:p>
          </table:table-cell>
          <table:table-cell office:value-type="float" office:value="287.52" calcext:value-type="float">
            <text:p>287.52</text:p>
          </table:table-cell>
          <table:table-cell office:value-type="float" office:value="290.87" calcext:value-type="float">
            <text:p>290.87</text:p>
          </table:table-cell>
          <table:table-cell office:value-type="float" office:value="2176451" calcext:value-type="float">
            <text:p>2176451</text:p>
          </table:table-cell>
          <table:table-cell table:number-columns-repeated="5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0" calcext:value-type="date">
            <text:p>2024-01-10</text:p>
          </table:table-cell>
          <table:table-cell office:value-type="float" office:value="291" calcext:value-type="float">
            <text:p>291</text:p>
          </table:table-cell>
          <table:table-cell office:value-type="float" office:value="294.39" calcext:value-type="float">
            <text:p>294.39</text:p>
          </table:table-cell>
          <table:table-cell office:value-type="float" office:value="290.87" calcext:value-type="float">
            <text:p>290.87</text:p>
          </table:table-cell>
          <table:table-cell office:value-type="float" office:value="294.09" calcext:value-type="float">
            <text:p>294.09</text:p>
          </table:table-cell>
          <table:table-cell office:value-type="float" office:value="2199689" calcext:value-type="float">
            <text:p>2199689</text:p>
          </table:table-cell>
          <table:table-cell table:number-columns-repeated="5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294.45" calcext:value-type="float">
            <text:p>294.45</text:p>
          </table:table-cell>
          <table:table-cell office:value-type="float" office:value="294.95" calcext:value-type="float">
            <text:p>294.95</text:p>
          </table:table-cell>
          <table:table-cell office:value-type="float" office:value="290.65" calcext:value-type="float">
            <text:p>290.65</text:p>
          </table:table-cell>
          <table:table-cell office:value-type="float" office:value="294.15" calcext:value-type="float">
            <text:p>294.15</text:p>
          </table:table-cell>
          <table:table-cell office:value-type="float" office:value="2047352" calcext:value-type="float">
            <text:p>2047352</text:p>
          </table:table-cell>
          <table:table-cell table:number-columns-repeated="5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295.46" calcext:value-type="float">
            <text:p>295.46</text:p>
          </table:table-cell>
          <table:table-cell office:value-type="float" office:value="295.75" calcext:value-type="float">
            <text:p>295.75</text:p>
          </table:table-cell>
          <table:table-cell office:value-type="float" office:value="292.84" calcext:value-type="float">
            <text:p>292.84</text:p>
          </table:table-cell>
          <table:table-cell office:value-type="float" office:value="293.47" calcext:value-type="float">
            <text:p>293.47</text:p>
          </table:table-cell>
          <table:table-cell office:value-type="float" office:value="1714818" calcext:value-type="float">
            <text:p>1714818</text:p>
          </table:table-cell>
          <table:table-cell table:number-columns-repeated="5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6" calcext:value-type="date">
            <text:p>2024-01-16</text:p>
          </table:table-cell>
          <table:table-cell office:value-type="float" office:value="293.47" calcext:value-type="float">
            <text:p>293.47</text:p>
          </table:table-cell>
          <table:table-cell office:value-type="float" office:value="294.25" calcext:value-type="float">
            <text:p>294.25</text:p>
          </table:table-cell>
          <table:table-cell office:value-type="float" office:value="289.98" calcext:value-type="float">
            <text:p>289.98</text:p>
          </table:table-cell>
          <table:table-cell office:value-type="float" office:value="291.09" calcext:value-type="float">
            <text:p>291.09</text:p>
          </table:table-cell>
          <table:table-cell office:value-type="float" office:value="2859014" calcext:value-type="float">
            <text:p>2859014</text:p>
          </table:table-cell>
          <table:table-cell table:number-columns-repeated="5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290.14" calcext:value-type="float">
            <text:p>290.14</text:p>
          </table:table-cell>
          <table:table-cell office:value-type="float" office:value="292.34" calcext:value-type="float">
            <text:p>292.34</text:p>
          </table:table-cell>
          <table:table-cell office:value-type="float" office:value="290.125" calcext:value-type="float">
            <text:p>290.125</text:p>
          </table:table-cell>
          <table:table-cell office:value-type="float" office:value="291.16" calcext:value-type="float">
            <text:p>291.16</text:p>
          </table:table-cell>
          <table:table-cell office:value-type="float" office:value="2008289" calcext:value-type="float">
            <text:p>2008289</text:p>
          </table:table-cell>
          <table:table-cell table:number-columns-repeated="5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292.09" calcext:value-type="float">
            <text:p>292.09</text:p>
          </table:table-cell>
          <table:table-cell office:value-type="float" office:value="294.48" calcext:value-type="float">
            <text:p>294.48</text:p>
          </table:table-cell>
          <table:table-cell office:value-type="float" office:value="291.31" calcext:value-type="float">
            <text:p>291.31</text:p>
          </table:table-cell>
          <table:table-cell office:value-type="float" office:value="294.36" calcext:value-type="float">
            <text:p>294.36</text:p>
          </table:table-cell>
          <table:table-cell office:value-type="float" office:value="2221156" calcext:value-type="float">
            <text:p>2221156</text:p>
          </table:table-cell>
          <table:table-cell table:number-columns-repeated="5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298" calcext:value-type="float">
            <text:p>298</text:p>
          </table:table-cell>
          <table:table-cell office:value-type="float" office:value="301.08" calcext:value-type="float">
            <text:p>301.08</text:p>
          </table:table-cell>
          <table:table-cell office:value-type="float" office:value="296.525" calcext:value-type="float">
            <text:p>296.525</text:p>
          </table:table-cell>
          <table:table-cell office:value-type="float" office:value="300.53" calcext:value-type="float">
            <text:p>300.53</text:p>
          </table:table-cell>
          <table:table-cell office:value-type="float" office:value="4250885" calcext:value-type="float">
            <text:p>4250885</text:p>
          </table:table-cell>
          <table:table-cell table:number-columns-repeated="5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300.95" calcext:value-type="float">
            <text:p>300.95</text:p>
          </table:table-cell>
          <table:table-cell office:value-type="float" office:value="302.39" calcext:value-type="float">
            <text:p>302.39</text:p>
          </table:table-cell>
          <table:table-cell office:value-type="float" office:value="297.7375" calcext:value-type="float">
            <text:p>297.7375</text:p>
          </table:table-cell>
          <table:table-cell office:value-type="float" office:value="298.41" calcext:value-type="float">
            <text:p>298.41</text:p>
          </table:table-cell>
          <table:table-cell office:value-type="float" office:value="3250224" calcext:value-type="float">
            <text:p>3250224</text:p>
          </table:table-cell>
          <table:table-cell table:number-columns-repeated="5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3" calcext:value-type="date">
            <text:p>2024-01-23</text:p>
          </table:table-cell>
          <table:table-cell office:value-type="float" office:value="297.44" calcext:value-type="float">
            <text:p>297.44</text:p>
          </table:table-cell>
          <table:table-cell office:value-type="float" office:value="300.21" calcext:value-type="float">
            <text:p>300.21</text:p>
          </table:table-cell>
          <table:table-cell office:value-type="float" office:value="297.125" calcext:value-type="float">
            <text:p>297.125</text:p>
          </table:table-cell>
          <table:table-cell office:value-type="float" office:value="300.05" calcext:value-type="float">
            <text:p>300.05</text:p>
          </table:table-cell>
          <table:table-cell office:value-type="float" office:value="1873976" calcext:value-type="float">
            <text:p>1873976</text:p>
          </table:table-cell>
          <table:table-cell table:number-columns-repeated="5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300" calcext:value-type="float">
            <text:p>300</text:p>
          </table:table-cell>
          <table:table-cell office:value-type="float" office:value="302.035" calcext:value-type="float">
            <text:p>302.035</text:p>
          </table:table-cell>
          <table:table-cell office:value-type="float" office:value="299.31" calcext:value-type="float">
            <text:p>299.31</text:p>
          </table:table-cell>
          <table:table-cell office:value-type="float" office:value="300.44" calcext:value-type="float">
            <text:p>300.44</text:p>
          </table:table-cell>
          <table:table-cell office:value-type="float" office:value="3209675" calcext:value-type="float">
            <text:p>3209675</text:p>
          </table:table-cell>
          <table:table-cell table:number-columns-repeated="5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300.74" calcext:value-type="float">
            <text:p>300.74</text:p>
          </table:table-cell>
          <table:table-cell office:value-type="float" office:value="301.31" calcext:value-type="float">
            <text:p>301.31</text:p>
          </table:table-cell>
          <table:table-cell office:value-type="float" office:value="296.09" calcext:value-type="float">
            <text:p>296.09</text:p>
          </table:table-cell>
          <table:table-cell office:value-type="float" office:value="297.21" calcext:value-type="float">
            <text:p>297.21</text:p>
          </table:table-cell>
          <table:table-cell office:value-type="float" office:value="3219625" calcext:value-type="float">
            <text:p>3219625</text:p>
          </table:table-cell>
          <table:table-cell table:number-columns-repeated="5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295.33" calcext:value-type="float">
            <text:p>295.33</text:p>
          </table:table-cell>
          <table:table-cell office:value-type="float" office:value="295.98" calcext:value-type="float">
            <text:p>295.98</text:p>
          </table:table-cell>
          <table:table-cell office:value-type="float" office:value="291.7" calcext:value-type="float">
            <text:p>291.7</text:p>
          </table:table-cell>
          <table:table-cell office:value-type="float" office:value="292.26" calcext:value-type="float">
            <text:p>292.26</text:p>
          </table:table-cell>
          <table:table-cell office:value-type="float" office:value="4210521" calcext:value-type="float">
            <text:p>4210521</text:p>
          </table:table-cell>
          <table:table-cell table:number-columns-repeated="5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29" calcext:value-type="date">
            <text:p>2024-01-29</text:p>
          </table:table-cell>
          <table:table-cell office:value-type="float" office:value="291.64" calcext:value-type="float">
            <text:p>291.64</text:p>
          </table:table-cell>
          <table:table-cell office:value-type="float" office:value="292.76" calcext:value-type="float">
            <text:p>292.76</text:p>
          </table:table-cell>
          <table:table-cell office:value-type="float" office:value="288.31" calcext:value-type="float">
            <text:p>288.31</text:p>
          </table:table-cell>
          <table:table-cell office:value-type="float" office:value="292.31" calcext:value-type="float">
            <text:p>292.31</text:p>
          </table:table-cell>
          <table:table-cell office:value-type="float" office:value="3899706" calcext:value-type="float">
            <text:p>3899706</text:p>
          </table:table-cell>
          <table:table-cell table:number-columns-repeated="5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292.14" calcext:value-type="float">
            <text:p>292.14</text:p>
          </table:table-cell>
          <table:table-cell office:value-type="float" office:value="294.92" calcext:value-type="float">
            <text:p>294.92</text:p>
          </table:table-cell>
          <table:table-cell office:value-type="float" office:value="290.2" calcext:value-type="float">
            <text:p>290.2</text:p>
          </table:table-cell>
          <table:table-cell office:value-type="float" office:value="294.65" calcext:value-type="float">
            <text:p>294.65</text:p>
          </table:table-cell>
          <table:table-cell office:value-type="float" office:value="2524205" calcext:value-type="float">
            <text:p>2524205</text:p>
          </table:table-cell>
          <table:table-cell/>
          <table:table-cell table:formula="of:=AVERAGE([.E2:.E21])" office:value-type="float" office:value="292.261625" calcext:value-type="float">
            <text:p>292.261625</text:p>
          </table:table-cell>
          <table:table-cell table:number-columns-repeated="3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295.9" calcext:value-type="float">
            <text:p>295.9</text:p>
          </table:table-cell>
          <table:table-cell office:value-type="float" office:value="297.44" calcext:value-type="float">
            <text:p>297.44</text:p>
          </table:table-cell>
          <table:table-cell office:value-type="float" office:value="291.655" calcext:value-type="float">
            <text:p>291.655</text:p>
          </table:table-cell>
          <table:table-cell office:value-type="float" office:value="292.72" calcext:value-type="float">
            <text:p>292.72</text:p>
          </table:table-cell>
          <table:table-cell office:value-type="float" office:value="3476264" calcext:value-type="float">
            <text:p>3476264</text:p>
          </table:table-cell>
          <table:table-cell/>
          <table:table-cell table:formula="of:=AVERAGE([.E3:.E22])" office:value-type="float" office:value="292.091875" calcext:value-type="float">
            <text:p>292.091875</text:p>
          </table:table-cell>
          <table:table-cell table:number-columns-repeated="3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291.7" calcext:value-type="float">
            <text:p>291.7</text:p>
          </table:table-cell>
          <table:table-cell office:value-type="float" office:value="298.13" calcext:value-type="float">
            <text:p>298.13</text:p>
          </table:table-cell>
          <table:table-cell office:value-type="float" office:value="290.28" calcext:value-type="float">
            <text:p>290.28</text:p>
          </table:table-cell>
          <table:table-cell office:value-type="float" office:value="298.08" calcext:value-type="float">
            <text:p>298.08</text:p>
          </table:table-cell>
          <table:table-cell office:value-type="float" office:value="3380568" calcext:value-type="float">
            <text:p>3380568</text:p>
          </table:table-cell>
          <table:table-cell/>
          <table:table-cell table:formula="of:=AVERAGE([.E4:.E23])" office:value-type="float" office:value="291.893375" calcext:value-type="float">
            <text:p>291.893375</text:p>
          </table:table-cell>
          <table:table-cell table:number-columns-repeated="3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2" calcext:value-type="date">
            <text:p>2024-02-02</text:p>
          </table:table-cell>
          <table:table-cell office:value-type="float" office:value="296.07" calcext:value-type="float">
            <text:p>296.07</text:p>
          </table:table-cell>
          <table:table-cell office:value-type="float" office:value="298.17" calcext:value-type="float">
            <text:p>298.17</text:p>
          </table:table-cell>
          <table:table-cell office:value-type="float" office:value="293.35" calcext:value-type="float">
            <text:p>293.35</text:p>
          </table:table-cell>
          <table:table-cell office:value-type="float" office:value="297.05" calcext:value-type="float">
            <text:p>297.05</text:p>
          </table:table-cell>
          <table:table-cell office:value-type="float" office:value="3971607" calcext:value-type="float">
            <text:p>3971607</text:p>
          </table:table-cell>
          <table:table-cell/>
          <table:table-cell table:formula="of:=AVERAGE([.E5:.E24])" office:value-type="float" office:value="292.014875" calcext:value-type="float">
            <text:p>292.014875</text:p>
          </table:table-cell>
          <table:table-cell table:number-columns-repeated="3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5" calcext:value-type="date">
            <text:p>2024-02-05</text:p>
          </table:table-cell>
          <table:table-cell office:value-type="float" office:value="287.01" calcext:value-type="float">
            <text:p>287.01</text:p>
          </table:table-cell>
          <table:table-cell office:value-type="float" office:value="291.44" calcext:value-type="float">
            <text:p>291.44</text:p>
          </table:table-cell>
          <table:table-cell office:value-type="float" office:value="283.33" calcext:value-type="float">
            <text:p>283.33</text:p>
          </table:table-cell>
          <table:table-cell office:value-type="float" office:value="285.97" calcext:value-type="float">
            <text:p>285.97</text:p>
          </table:table-cell>
          <table:table-cell office:value-type="float" office:value="7581895" calcext:value-type="float">
            <text:p>7581895</text:p>
          </table:table-cell>
          <table:table-cell/>
          <table:table-cell table:formula="of:=AVERAGE([.E6:.E25])" office:value-type="float" office:value="291.821375" calcext:value-type="float">
            <text:p>291.821375</text:p>
          </table:table-cell>
          <table:table-cell table:number-columns-repeated="3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282.97" calcext:value-type="float">
            <text:p>282.97</text:p>
          </table:table-cell>
          <table:table-cell office:value-type="float" office:value="284.68" calcext:value-type="float">
            <text:p>284.68</text:p>
          </table:table-cell>
          <table:table-cell office:value-type="float" office:value="281.54" calcext:value-type="float">
            <text:p>281.54</text:p>
          </table:table-cell>
          <table:table-cell office:value-type="float" office:value="284.65" calcext:value-type="float">
            <text:p>284.65</text:p>
          </table:table-cell>
          <table:table-cell office:value-type="float" office:value="5928192" calcext:value-type="float">
            <text:p>5928192</text:p>
          </table:table-cell>
          <table:table-cell/>
          <table:table-cell table:formula="of:=AVERAGE([.E7:.E26])" office:value-type="float" office:value="291.522375" calcext:value-type="float">
            <text:p>291.522375</text:p>
          </table:table-cell>
          <table:table-cell table:number-columns-repeated="3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285.05" calcext:value-type="float">
            <text:p>285.05</text:p>
          </table:table-cell>
          <table:table-cell office:value-type="float" office:value="290.53" calcext:value-type="float">
            <text:p>290.53</text:p>
          </table:table-cell>
          <table:table-cell office:value-type="float" office:value="284.11" calcext:value-type="float">
            <text:p>284.11</text:p>
          </table:table-cell>
          <table:table-cell office:value-type="float" office:value="287.33" calcext:value-type="float">
            <text:p>287.33</text:p>
          </table:table-cell>
          <table:table-cell office:value-type="float" office:value="3954659" calcext:value-type="float">
            <text:p>3954659</text:p>
          </table:table-cell>
          <table:table-cell/>
          <table:table-cell table:formula="of:=AVERAGE([.E8:.E27])" office:value-type="float" office:value="291.351875" calcext:value-type="float">
            <text:p>291.351875</text:p>
          </table:table-cell>
          <table:table-cell table:number-columns-repeated="3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286.2" calcext:value-type="float">
            <text:p>286.2</text:p>
          </table:table-cell>
          <table:table-cell office:value-type="float" office:value="293.15" calcext:value-type="float">
            <text:p>293.15</text:p>
          </table:table-cell>
          <table:table-cell office:value-type="float" office:value="284.2" calcext:value-type="float">
            <text:p>284.2</text:p>
          </table:table-cell>
          <table:table-cell office:value-type="float" office:value="291.93" calcext:value-type="float">
            <text:p>291.93</text:p>
          </table:table-cell>
          <table:table-cell office:value-type="float" office:value="4605245" calcext:value-type="float">
            <text:p>4605245</text:p>
          </table:table-cell>
          <table:table-cell/>
          <table:table-cell table:formula="of:=AVERAGE([.E9:.E28])" office:value-type="float" office:value="291.018375" calcext:value-type="float">
            <text:p>291.018375</text:p>
          </table:table-cell>
          <table:table-cell table:number-columns-repeated="3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292.15" calcext:value-type="float">
            <text:p>292.15</text:p>
          </table:table-cell>
          <table:table-cell office:value-type="float" office:value="292.51" calcext:value-type="float">
            <text:p>292.51</text:p>
          </table:table-cell>
          <table:table-cell office:value-type="float" office:value="288.92" calcext:value-type="float">
            <text:p>288.92</text:p>
          </table:table-cell>
          <table:table-cell office:value-type="float" office:value="289.47" calcext:value-type="float">
            <text:p>289.47</text:p>
          </table:table-cell>
          <table:table-cell office:value-type="float" office:value="3323000" calcext:value-type="float">
            <text:p>3323000</text:p>
          </table:table-cell>
          <table:table-cell/>
          <table:table-cell table:formula="of:=AVERAGE([.E10:.E29])" office:value-type="float" office:value="290.931875" calcext:value-type="float">
            <text:p>290.931875</text:p>
          </table:table-cell>
          <table:table-cell table:number-columns-repeated="3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2" calcext:value-type="date">
            <text:p>2024-02-12</text:p>
          </table:table-cell>
          <table:table-cell office:value-type="float" office:value="289" calcext:value-type="float">
            <text:p>289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76" calcext:value-type="float">
            <text:p>288.7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392314" calcext:value-type="float">
            <text:p>2392314</text:p>
          </table:table-cell>
          <table:table-cell/>
          <table:table-cell table:formula="of:=AVERAGE([.E11:.E30])" office:value-type="float" office:value="290.727875" calcext:value-type="float">
            <text:p>290.727875</text:p>
          </table:table-cell>
          <table:table-cell table:number-columns-repeated="3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288.63" calcext:value-type="float">
            <text:p>288.63</text:p>
          </table:table-cell>
          <table:table-cell office:value-type="float" office:value="289.9" calcext:value-type="float">
            <text:p>289.9</text:p>
          </table:table-cell>
          <table:table-cell office:value-type="float" office:value="285.67" calcext:value-type="float">
            <text:p>285.67</text:p>
          </table:table-cell>
          <table:table-cell office:value-type="float" office:value="287.11" calcext:value-type="float">
            <text:p>287.11</text:p>
          </table:table-cell>
          <table:table-cell office:value-type="float" office:value="2756190" calcext:value-type="float">
            <text:p>2756190</text:p>
          </table:table-cell>
          <table:table-cell/>
          <table:table-cell table:formula="of:=AVERAGE([.E12:.E31])" office:value-type="float" office:value="290.512375" calcext:value-type="float">
            <text:p>290.512375</text:p>
          </table:table-cell>
          <table:table-cell table:number-columns-repeated="3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287.32" calcext:value-type="float">
            <text:p>287.32</text:p>
          </table:table-cell>
          <table:table-cell office:value-type="float" office:value="288.32" calcext:value-type="float">
            <text:p>288.32</text:p>
          </table:table-cell>
          <table:table-cell office:value-type="float" office:value="286.59" calcext:value-type="float">
            <text:p>286.59</text:p>
          </table:table-cell>
          <table:table-cell office:value-type="float" office:value="288.17" calcext:value-type="float">
            <text:p>288.17</text:p>
          </table:table-cell>
          <table:table-cell office:value-type="float" office:value="2139326" calcext:value-type="float">
            <text:p>2139326</text:p>
          </table:table-cell>
          <table:table-cell/>
          <table:table-cell table:formula="of:=AVERAGE([.E13:.E32])" office:value-type="float" office:value="290.335625" calcext:value-type="float">
            <text:p>290.335625</text:p>
          </table:table-cell>
          <table:table-cell table:number-columns-repeated="3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5" calcext:value-type="date">
            <text:p>2024-02-15</text:p>
          </table:table-cell>
          <table:table-cell office:value-type="float" office:value="287.9" calcext:value-type="float">
            <text:p>287.9</text:p>
          </table:table-cell>
          <table:table-cell office:value-type="float" office:value="292.1" calcext:value-type="float">
            <text:p>292.1</text:p>
          </table:table-cell>
          <table:table-cell office:value-type="float" office:value="287.28" calcext:value-type="float">
            <text:p>287.28</text:p>
          </table:table-cell>
          <table:table-cell office:value-type="float" office:value="291.86" calcext:value-type="float">
            <text:p>291.86</text:p>
          </table:table-cell>
          <table:table-cell office:value-type="float" office:value="2401617" calcext:value-type="float">
            <text:p>2401617</text:p>
          </table:table-cell>
          <table:table-cell/>
          <table:table-cell table:formula="of:=AVERAGE([.E14:.E33])" office:value-type="float" office:value="290.134125" calcext:value-type="float">
            <text:p>290.134125</text:p>
          </table:table-cell>
          <table:table-cell table:number-columns-repeated="3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290.79" calcext:value-type="float">
            <text:p>290.79</text:p>
          </table:table-cell>
          <table:table-cell office:value-type="float" office:value="293.7" calcext:value-type="float">
            <text:p>293.7</text:p>
          </table:table-cell>
          <table:table-cell office:value-type="float" office:value="289.26" calcext:value-type="float">
            <text:p>289.26</text:p>
          </table:table-cell>
          <table:table-cell office:value-type="float" office:value="292.02" calcext:value-type="float">
            <text:p>292.02</text:p>
          </table:table-cell>
          <table:table-cell office:value-type="float" office:value="2837573" calcext:value-type="float">
            <text:p>2837573</text:p>
          </table:table-cell>
          <table:table-cell/>
          <table:table-cell table:formula="of:=AVERAGE([.E15:.E34])" office:value-type="float" office:value="289.770875" calcext:value-type="float">
            <text:p>289.770875</text:p>
          </table:table-cell>
          <table:table-cell table:number-columns-repeated="3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292" calcext:value-type="float">
            <text:p>292</text:p>
          </table:table-cell>
          <table:table-cell office:value-type="float" office:value="295.4999" calcext:value-type="float">
            <text:p>295.4999</text:p>
          </table:table-cell>
          <table:table-cell office:value-type="float" office:value="291.84" calcext:value-type="float">
            <text:p>291.84</text:p>
          </table:table-cell>
          <table:table-cell office:value-type="float" office:value="292.65" calcext:value-type="float">
            <text:p>292.65</text:p>
          </table:table-cell>
          <table:table-cell office:value-type="float" office:value="2263994" calcext:value-type="float">
            <text:p>2263994</text:p>
          </table:table-cell>
          <table:table-cell/>
          <table:table-cell table:formula="of:=AVERAGE([.E16:.E35])" office:value-type="float" office:value="289.476" calcext:value-type="float">
            <text:p>289.476</text:p>
          </table:table-cell>
          <table:table-cell table:number-columns-repeated="3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1" calcext:value-type="date">
            <text:p>2024-02-21</text:p>
          </table:table-cell>
          <table:table-cell office:value-type="float" office:value="293.09" calcext:value-type="float">
            <text:p>293.09</text:p>
          </table:table-cell>
          <table:table-cell office:value-type="float" office:value="295.2" calcext:value-type="float">
            <text:p>295.2</text:p>
          </table:table-cell>
          <table:table-cell office:value-type="float" office:value="292.25" calcext:value-type="float">
            <text:p>292.25</text:p>
          </table:table-cell>
          <table:table-cell office:value-type="float" office:value="293.91" calcext:value-type="float">
            <text:p>293.91</text:p>
          </table:table-cell>
          <table:table-cell office:value-type="float" office:value="2076811" calcext:value-type="float">
            <text:p>2076811</text:p>
          </table:table-cell>
          <table:table-cell/>
          <table:table-cell table:formula="of:=AVERAGE([.E17:.E36])" office:value-type="float" office:value="289.23225" calcext:value-type="float">
            <text:p>289.23225</text:p>
          </table:table-cell>
          <table:table-cell table:number-columns-repeated="3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294" calcext:value-type="float">
            <text:p>294</text:p>
          </table:table-cell>
          <table:table-cell office:value-type="float" office:value="296.67" calcext:value-type="float">
            <text:p>296.67</text:p>
          </table:table-cell>
          <table:table-cell office:value-type="float" office:value="293.245" calcext:value-type="float">
            <text:p>293.245</text:p>
          </table:table-cell>
          <table:table-cell office:value-type="float" office:value="295.92" calcext:value-type="float">
            <text:p>295.92</text:p>
          </table:table-cell>
          <table:table-cell office:value-type="float" office:value="3146598" calcext:value-type="float">
            <text:p>3146598</text:p>
          </table:table-cell>
          <table:table-cell/>
          <table:table-cell table:formula="of:=AVERAGE([.E18:.E37])" office:value-type="float" office:value="288.929" calcext:value-type="float">
            <text:p>288.929</text:p>
          </table:table-cell>
          <table:table-cell table:number-columns-repeated="3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296" calcext:value-type="float">
            <text:p>296</text:p>
          </table:table-cell>
          <table:table-cell office:value-type="float" office:value="298.74" calcext:value-type="float">
            <text:p>298.74</text:p>
          </table:table-cell>
          <table:table-cell office:value-type="float" office:value="295.07" calcext:value-type="float">
            <text:p>295.07</text:p>
          </table:table-cell>
          <table:table-cell office:value-type="float" office:value="297.75" calcext:value-type="float">
            <text:p>297.75</text:p>
          </table:table-cell>
          <table:table-cell office:value-type="float" office:value="2199138" calcext:value-type="float">
            <text:p>2199138</text:p>
          </table:table-cell>
          <table:table-cell/>
          <table:table-cell table:formula="of:=AVERAGE([.E19:.E38])" office:value-type="float" office:value="288.878" calcext:value-type="float">
            <text:p>288.878</text:p>
          </table:table-cell>
          <table:table-cell table:number-columns-repeated="3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6" calcext:value-type="date">
            <text:p>2024-02-26</text:p>
          </table:table-cell>
          <table:table-cell office:value-type="float" office:value="298.21" calcext:value-type="float">
            <text:p>298.21</text:p>
          </table:table-cell>
          <table:table-cell office:value-type="float" office:value="298.68" calcext:value-type="float">
            <text:p>298.68</text:p>
          </table:table-cell>
          <table:table-cell office:value-type="float" office:value="296.4" calcext:value-type="float">
            <text:p>296.4</text:p>
          </table:table-cell>
          <table:table-cell office:value-type="float" office:value="297.12" calcext:value-type="float">
            <text:p>297.12</text:p>
          </table:table-cell>
          <table:table-cell office:value-type="float" office:value="2595344" calcext:value-type="float">
            <text:p>2595344</text:p>
          </table:table-cell>
          <table:table-cell/>
          <table:table-cell table:formula="of:=AVERAGE([.E20:.E39])" office:value-type="float" office:value="289.113" calcext:value-type="float">
            <text:p>289.113</text:p>
          </table:table-cell>
          <table:table-cell table:number-columns-repeated="3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7" calcext:value-type="date">
            <text:p>2024-02-27</text:p>
          </table:table-cell>
          <table:table-cell table:number-columns-repeated="2" office:value-type="float" office:value="296.8" calcext:value-type="float">
            <text:p>296.8</text:p>
          </table:table-cell>
          <table:table-cell office:value-type="float" office:value="293.32" calcext:value-type="float">
            <text:p>293.32</text:p>
          </table:table-cell>
          <table:table-cell office:value-type="float" office:value="293.76" calcext:value-type="float">
            <text:p>293.76</text:p>
          </table:table-cell>
          <table:table-cell office:value-type="float" office:value="2811237" calcext:value-type="float">
            <text:p>2811237</text:p>
          </table:table-cell>
          <table:table-cell/>
          <table:table-cell table:formula="of:=AVERAGE([.E21:.E40])" office:value-type="float" office:value="289.3635" calcext:value-type="float">
            <text:p>289.3635</text:p>
          </table:table-cell>
          <table:table-cell table:number-columns-repeated="3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294.03" calcext:value-type="float">
            <text:p>294.03</text:p>
          </table:table-cell>
          <table:table-cell office:value-type="float" office:value="296.1" calcext:value-type="float">
            <text:p>296.1</text:p>
          </table:table-cell>
          <table:table-cell office:value-type="float" office:value="292.72" calcext:value-type="float">
            <text:p>292.72</text:p>
          </table:table-cell>
          <table:table-cell office:value-type="float" office:value="295.19" calcext:value-type="float">
            <text:p>295.19</text:p>
          </table:table-cell>
          <table:table-cell office:value-type="float" office:value="2507286" calcext:value-type="float">
            <text:p>2507286</text:p>
          </table:table-cell>
          <table:table-cell/>
          <table:table-cell table:formula="of:=AVERAGE([.E22:.E41])" office:value-type="float" office:value="289.4895" calcext:value-type="float">
            <text:p>289.4895</text:p>
          </table:table-cell>
          <table:table-cell table:number-columns-repeated="3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294.2" calcext:value-type="float">
            <text:p>294.2</text:p>
          </table:table-cell>
          <table:table-cell office:value-type="float" office:value="294.75" calcext:value-type="float">
            <text:p>294.75</text:p>
          </table:table-cell>
          <table:table-cell office:value-type="float" office:value="291.71" calcext:value-type="float">
            <text:p>291.71</text:p>
          </table:table-cell>
          <table:table-cell office:value-type="float" office:value="292.28" calcext:value-type="float">
            <text:p>292.28</text:p>
          </table:table-cell>
          <table:table-cell office:value-type="float" office:value="3601848" calcext:value-type="float">
            <text:p>3601848</text:p>
          </table:table-cell>
          <table:table-cell/>
          <table:table-cell table:formula="of:=AVERAGE([.E23:.E42])" office:value-type="float" office:value="289.49225" calcext:value-type="float">
            <text:p>289.49225</text:p>
          </table:table-cell>
          <table:table-cell table:number-columns-repeated="3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291.39" calcext:value-type="float">
            <text:p>291.39</text:p>
          </table:table-cell>
          <table:table-cell office:value-type="float" office:value="292.67" calcext:value-type="float">
            <text:p>292.67</text:p>
          </table:table-cell>
          <table:table-cell office:value-type="float" office:value="289.53" calcext:value-type="float">
            <text:p>289.53</text:p>
          </table:table-cell>
          <table:table-cell office:value-type="float" office:value="290.73" calcext:value-type="float">
            <text:p>290.73</text:p>
          </table:table-cell>
          <table:table-cell office:value-type="float" office:value="3028869" calcext:value-type="float">
            <text:p>3028869</text:p>
          </table:table-cell>
          <table:table-cell/>
          <table:table-cell table:formula="of:=AVERAGE([.E24:.E43])" office:value-type="float" office:value="289.45475" calcext:value-type="float">
            <text:p>289.45475</text:p>
          </table:table-cell>
          <table:table-cell table:number-columns-repeated="3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4" calcext:value-type="date">
            <text:p>2024-03-04</text:p>
          </table:table-cell>
          <table:table-cell office:value-type="float" office:value="289.37" calcext:value-type="float">
            <text:p>289.37</text:p>
          </table:table-cell>
          <table:table-cell office:value-type="float" office:value="291.24" calcext:value-type="float">
            <text:p>291.24</text:p>
          </table:table-cell>
          <table:table-cell office:value-type="float" office:value="288.5" calcext:value-type="float">
            <text:p>288.5</text:p>
          </table:table-cell>
          <table:table-cell office:value-type="float" office:value="290.94" calcext:value-type="float">
            <text:p>290.94</text:p>
          </table:table-cell>
          <table:table-cell office:value-type="float" office:value="2832011" calcext:value-type="float">
            <text:p>2832011</text:p>
          </table:table-cell>
          <table:table-cell/>
          <table:table-cell table:formula="of:=AVERAGE([.E25:.E44])" office:value-type="float" office:value="289.21225" calcext:value-type="float">
            <text:p>289.21225</text:p>
          </table:table-cell>
          <table:table-cell table:number-columns-repeated="3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291.56" calcext:value-type="float">
            <text:p>291.56</text:p>
          </table:table-cell>
          <table:table-cell office:value-type="float" office:value="293.51" calcext:value-type="float">
            <text:p>293.51</text:p>
          </table:table-cell>
          <table:table-cell office:value-type="float" office:value="288.92" calcext:value-type="float">
            <text:p>288.92</text:p>
          </table:table-cell>
          <table:table-cell office:value-type="float" office:value="292.54" calcext:value-type="float">
            <text:p>292.54</text:p>
          </table:table-cell>
          <table:table-cell office:value-type="float" office:value="2969609" calcext:value-type="float">
            <text:p>2969609</text:p>
          </table:table-cell>
          <table:table-cell/>
          <table:table-cell table:formula="of:=AVERAGE([.E26:.E45])" office:value-type="float" office:value="289.49175" calcext:value-type="float">
            <text:p>289.49175</text:p>
          </table:table-cell>
          <table:table-cell table:number-columns-repeated="3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293.33" calcext:value-type="float">
            <text:p>293.33</text:p>
          </table:table-cell>
          <table:table-cell office:value-type="float" office:value="295.14" calcext:value-type="float">
            <text:p>295.14</text:p>
          </table:table-cell>
          <table:table-cell office:value-type="float" office:value="292.15" calcext:value-type="float">
            <text:p>292.15</text:p>
          </table:table-cell>
          <table:table-cell office:value-type="float" office:value="292.93" calcext:value-type="float">
            <text:p>292.93</text:p>
          </table:table-cell>
          <table:table-cell office:value-type="float" office:value="2347965" calcext:value-type="float">
            <text:p>2347965</text:p>
          </table:table-cell>
          <table:table-cell/>
          <table:table-cell table:formula="of:=AVERAGE([.E27:.E46])" office:value-type="float" office:value="290.02225" calcext:value-type="float">
            <text:p>290.02225</text:p>
          </table:table-cell>
          <table:table-cell table:number-columns-repeated="3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294.2" calcext:value-type="float">
            <text:p>294.2</text:p>
          </table:table-cell>
          <table:table-cell office:value-type="float" office:value="294.915" calcext:value-type="float">
            <text:p>294.915</text:p>
          </table:table-cell>
          <table:table-cell office:value-type="float" office:value="291.03" calcext:value-type="float">
            <text:p>291.03</text:p>
          </table:table-cell>
          <table:table-cell office:value-type="float" office:value="291.11" calcext:value-type="float">
            <text:p>291.11</text:p>
          </table:table-cell>
          <table:table-cell office:value-type="float" office:value="2237730" calcext:value-type="float">
            <text:p>2237730</text:p>
          </table:table-cell>
          <table:table-cell/>
          <table:table-cell table:formula="of:=AVERAGE([.E28:.E47])" office:value-type="float" office:value="290.36825" calcext:value-type="float">
            <text:p>290.36825</text:p>
          </table:table-cell>
          <table:table-cell table:number-columns-repeated="3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290.04" calcext:value-type="float">
            <text:p>290.04</text:p>
          </table:table-cell>
          <table:table-cell office:value-type="float" office:value="293.48" calcext:value-type="float">
            <text:p>293.48</text:p>
          </table:table-cell>
          <table:table-cell office:value-type="float" office:value="288.83" calcext:value-type="float">
            <text:p>288.83</text:p>
          </table:table-cell>
          <table:table-cell office:value-type="float" office:value="292.55" calcext:value-type="float">
            <text:p>292.55</text:p>
          </table:table-cell>
          <table:table-cell office:value-type="float" office:value="2482336" calcext:value-type="float">
            <text:p>2482336</text:p>
          </table:table-cell>
          <table:table-cell/>
          <table:table-cell table:formula="of:=AVERAGE([.E29:.E48])" office:value-type="float" office:value="290.59975" calcext:value-type="float">
            <text:p>290.59975</text:p>
          </table:table-cell>
          <table:table-cell table:number-columns-repeated="3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1" calcext:value-type="date">
            <text:p>2024-03-11</text:p>
          </table:table-cell>
          <table:table-cell office:value-type="float" office:value="292.15" calcext:value-type="float">
            <text:p>292.15</text:p>
          </table:table-cell>
          <table:table-cell office:value-type="float" office:value="295.45" calcext:value-type="float">
            <text:p>295.45</text:p>
          </table:table-cell>
          <table:table-cell office:value-type="float" office:value="291.87" calcext:value-type="float">
            <text:p>291.87</text:p>
          </table:table-cell>
          <table:table-cell office:value-type="float" office:value="294.82" calcext:value-type="float">
            <text:p>294.82</text:p>
          </table:table-cell>
          <table:table-cell office:value-type="float" office:value="2893336" calcext:value-type="float">
            <text:p>2893336</text:p>
          </table:table-cell>
          <table:table-cell/>
          <table:table-cell table:formula="of:=AVERAGE([.E30:.E49])" office:value-type="float" office:value="290.74725" calcext:value-type="float">
            <text:p>290.74725</text:p>
          </table:table-cell>
          <table:table-cell table:number-columns-repeated="3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2" calcext:value-type="date">
            <text:p>2024-03-12</text:p>
          </table:table-cell>
          <table:table-cell office:value-type="float" office:value="295.68" calcext:value-type="float">
            <text:p>295.68</text:p>
          </table:table-cell>
          <table:table-cell office:value-type="float" office:value="296.355" calcext:value-type="float">
            <text:p>296.355</text:p>
          </table:table-cell>
          <table:table-cell office:value-type="float" office:value="293.54" calcext:value-type="float">
            <text:p>293.54</text:p>
          </table:table-cell>
          <table:table-cell office:value-type="float" office:value="294.31" calcext:value-type="float">
            <text:p>294.31</text:p>
          </table:table-cell>
          <table:table-cell office:value-type="float" office:value="2233076" calcext:value-type="float">
            <text:p>2233076</text:p>
          </table:table-cell>
          <table:table-cell/>
          <table:table-cell table:formula="of:=AVERAGE([.E31:.E50])" office:value-type="float" office:value="290.98625" calcext:value-type="float">
            <text:p>290.98625</text:p>
          </table:table-cell>
          <table:table-cell table:number-columns-repeated="3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3" calcext:value-type="date">
            <text:p>2024-03-13</text:p>
          </table:table-cell>
          <table:table-cell office:value-type="float" office:value="292.26" calcext:value-type="float">
            <text:p>292.26</text:p>
          </table:table-cell>
          <table:table-cell office:value-type="float" office:value="293.47" calcext:value-type="float">
            <text:p>293.47</text:p>
          </table:table-cell>
          <table:table-cell office:value-type="float" office:value="282.6" calcext:value-type="float">
            <text:p>282.6</text:p>
          </table:table-cell>
          <table:table-cell office:value-type="float" office:value="282.86" calcext:value-type="float">
            <text:p>282.86</text:p>
          </table:table-cell>
          <table:table-cell office:value-type="float" office:value="5441262" calcext:value-type="float">
            <text:p>5441262</text:p>
          </table:table-cell>
          <table:table-cell table:formula="of:=AVERAGE([.E2:.E51])" office:value-type="float" office:value="290.67405" calcext:value-type="float">
            <text:p>290.67405</text:p>
          </table:table-cell>
          <table:table-cell table:formula="of:=AVERAGE([.E32:.E51])" office:value-type="float" office:value="290.83275" calcext:value-type="float">
            <text:p>290.83275</text:p>
          </table:table-cell>
          <table:table-cell table:formula="of:=AVERAGE([.D2:.D51])" office:value-type="float" office:value="294.850298" calcext:value-type="float">
            <text:p>294.850298</text:p>
          </table:table-cell>
          <table:table-cell table:formula="of:=AVERAGE([.E2:.E51])" office:value-type="float" office:value="290.67405" calcext:value-type="float">
            <text:p>290.67405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282.42" calcext:value-type="float">
            <text:p>282.42</text:p>
          </table:table-cell>
          <table:table-cell office:value-type="float" office:value="282.52" calcext:value-type="float">
            <text:p>282.52</text:p>
          </table:table-cell>
          <table:table-cell office:value-type="float" office:value="277.829" calcext:value-type="float">
            <text:p>277.829</text:p>
          </table:table-cell>
          <table:table-cell office:value-type="float" office:value="281.73" calcext:value-type="float">
            <text:p>281.73</text:p>
          </table:table-cell>
          <table:table-cell office:value-type="float" office:value="4659308" calcext:value-type="float">
            <text:p>4659308</text:p>
          </table:table-cell>
          <table:table-cell table:formula="of:=AVERAGE([.E3:.E52])" office:value-type="float" office:value="290.32963" calcext:value-type="float">
            <text:p>290.32963</text:p>
          </table:table-cell>
          <table:table-cell table:formula="of:=AVERAGE([.E33:.E52])" office:value-type="float" office:value="290.3947" calcext:value-type="float">
            <text:p>290.3947</text:p>
          </table:table-cell>
          <table:table-cell table:formula="of:=AVERAGE([.D3:.D52])" office:value-type="float" office:value="294.555098" calcext:value-type="float">
            <text:p>294.555098</text:p>
          </table:table-cell>
          <table:table-cell table:formula="of:=AVERAGE([.E3:.E52])" office:value-type="float" office:value="290.32963" calcext:value-type="float">
            <text:p>290.32963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281.89" calcext:value-type="float">
            <text:p>281.89</text:p>
          </table:table-cell>
          <table:table-cell office:value-type="float" office:value="284.23" calcext:value-type="float">
            <text:p>284.23</text:p>
          </table:table-cell>
          <table:table-cell office:value-type="float" office:value="278.38" calcext:value-type="float">
            <text:p>278.38</text:p>
          </table:table-cell>
          <table:table-cell office:value-type="float" office:value="279.14" calcext:value-type="float">
            <text:p>279.14</text:p>
          </table:table-cell>
          <table:table-cell office:value-type="float" office:value="5071675" calcext:value-type="float">
            <text:p>5071675</text:p>
          </table:table-cell>
          <table:table-cell table:formula="of:=AVERAGE([.E4:.E53])" office:value-type="float" office:value="290.01223" calcext:value-type="float">
            <text:p>290.01223</text:p>
          </table:table-cell>
          <table:table-cell table:formula="of:=AVERAGE([.E34:.E53])" office:value-type="float" office:value="289.9497" calcext:value-type="float">
            <text:p>289.9497</text:p>
          </table:table-cell>
          <table:table-cell table:formula="of:=AVERAGE([.D4:.D53])" office:value-type="float" office:value="294.279898" calcext:value-type="float">
            <text:p>294.279898</text:p>
          </table:table-cell>
          <table:table-cell table:formula="of:=AVERAGE([.E4:.E53])" office:value-type="float" office:value="290.01223" calcext:value-type="float">
            <text:p>290.01223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279.47" calcext:value-type="float">
            <text:p>279.47</text:p>
          </table:table-cell>
          <table:table-cell office:value-type="float" office:value="280.3" calcext:value-type="float">
            <text:p>280.3</text:p>
          </table:table-cell>
          <table:table-cell office:value-type="float" office:value="278.07" calcext:value-type="float">
            <text:p>278.07</text:p>
          </table:table-cell>
          <table:table-cell office:value-type="float" office:value="278.58" calcext:value-type="float">
            <text:p>278.58</text:p>
          </table:table-cell>
          <table:table-cell office:value-type="float" office:value="3319435" calcext:value-type="float">
            <text:p>3319435</text:p>
          </table:table-cell>
          <table:table-cell table:formula="of:=AVERAGE([.E5:.E54])" office:value-type="float" office:value="289.75523" calcext:value-type="float">
            <text:p>289.75523</text:p>
          </table:table-cell>
          <table:table-cell table:formula="of:=AVERAGE([.E35:.E54])" office:value-type="float" office:value="289.3902" calcext:value-type="float">
            <text:p>289.3902</text:p>
          </table:table-cell>
          <table:table-cell table:formula="of:=AVERAGE([.D5:.D54])" office:value-type="float" office:value="293.940498" calcext:value-type="float">
            <text:p>293.940498</text:p>
          </table:table-cell>
          <table:table-cell table:formula="of:=AVERAGE([.E5:.E54])" office:value-type="float" office:value="289.75523" calcext:value-type="float">
            <text:p>289.75523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19" calcext:value-type="date">
            <text:p>2024-03-19</text:p>
          </table:table-cell>
          <table:table-cell office:value-type="float" office:value="279.2" calcext:value-type="float">
            <text:p>279.2</text:p>
          </table:table-cell>
          <table:table-cell office:value-type="float" office:value="284.4" calcext:value-type="float">
            <text:p>284.4</text:p>
          </table:table-cell>
          <table:table-cell office:value-type="float" office:value="278.585" calcext:value-type="float">
            <text:p>278.585</text:p>
          </table:table-cell>
          <table:table-cell office:value-type="float" office:value="282.87" calcext:value-type="float">
            <text:p>282.87</text:p>
          </table:table-cell>
          <table:table-cell office:value-type="float" office:value="4055380" calcext:value-type="float">
            <text:p>4055380</text:p>
          </table:table-cell>
          <table:table-cell table:formula="of:=AVERAGE([.E6:.E55])" office:value-type="float" office:value="289.58293" calcext:value-type="float">
            <text:p>289.58293</text:p>
          </table:table-cell>
          <table:table-cell table:formula="of:=AVERAGE([.E36:.E55])" office:value-type="float" office:value="288.72745" calcext:value-type="float">
            <text:p>288.72745</text:p>
          </table:table-cell>
          <table:table-cell table:formula="of:=AVERAGE([.D6:.D55])" office:value-type="float" office:value="293.821898" calcext:value-type="float">
            <text:p>293.821898</text:p>
          </table:table-cell>
          <table:table-cell table:formula="of:=AVERAGE([.E6:.E55])" office:value-type="float" office:value="289.58293" calcext:value-type="float">
            <text:p>289.58293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283.5" calcext:value-type="float">
            <text:p>283.5</text:p>
          </table:table-cell>
          <table:table-cell office:value-type="float" office:value="284.6" calcext:value-type="float">
            <text:p>284.6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4.45" calcext:value-type="float">
            <text:p>284.45</text:p>
          </table:table-cell>
          <table:table-cell office:value-type="float" office:value="2867302" calcext:value-type="float">
            <text:p>2867302</text:p>
          </table:table-cell>
          <table:table-cell table:formula="of:=AVERAGE([.E7:.E56])" office:value-type="float" office:value="289.45993" calcext:value-type="float">
            <text:p>289.45993</text:p>
          </table:table-cell>
          <table:table-cell table:formula="of:=AVERAGE([.E37:.E56])" office:value-type="float" office:value="288.18345" calcext:value-type="float">
            <text:p>288.18345</text:p>
          </table:table-cell>
          <table:table-cell table:formula="of:=AVERAGE([.D7:.D56])" office:value-type="float" office:value="293.673898" calcext:value-type="float">
            <text:p>293.673898</text:p>
          </table:table-cell>
          <table:table-cell table:formula="of:=AVERAGE([.E7:.E56])" office:value-type="float" office:value="289.45993" calcext:value-type="float">
            <text:p>289.45993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1" calcext:value-type="date">
            <text:p>2024-03-21</text:p>
          </table:table-cell>
          <table:table-cell office:value-type="float" office:value="284.5" calcext:value-type="float">
            <text:p>284.5</text:p>
          </table:table-cell>
          <table:table-cell office:value-type="float" office:value="285.58" calcext:value-type="float">
            <text:p>285.58</text:p>
          </table:table-cell>
          <table:table-cell office:value-type="float" office:value="282.64" calcext:value-type="float">
            <text:p>282.64</text:p>
          </table:table-cell>
          <table:table-cell office:value-type="float" office:value="283.53" calcext:value-type="float">
            <text:p>283.53</text:p>
          </table:table-cell>
          <table:table-cell office:value-type="float" office:value="3653332" calcext:value-type="float">
            <text:p>3653332</text:p>
          </table:table-cell>
          <table:table-cell table:formula="of:=AVERAGE([.E8:.E57])" office:value-type="float" office:value="289.36233" calcext:value-type="float">
            <text:p>289.36233</text:p>
          </table:table-cell>
          <table:table-cell table:formula="of:=AVERAGE([.E38:.E57])" office:value-type="float" office:value="287.6532" calcext:value-type="float">
            <text:p>287.6532</text:p>
          </table:table-cell>
          <table:table-cell table:formula="of:=AVERAGE([.D8:.D57])" office:value-type="float" office:value="293.568098" calcext:value-type="float">
            <text:p>293.568098</text:p>
          </table:table-cell>
          <table:table-cell table:formula="of:=AVERAGE([.E8:.E57])" office:value-type="float" office:value="289.36233" calcext:value-type="float">
            <text:p>289.36233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283.88" calcext:value-type="float">
            <text:p>283.88</text:p>
          </table:table-cell>
          <table:table-cell office:value-type="float" office:value="284.385" calcext:value-type="float">
            <text:p>284.385</text:p>
          </table:table-cell>
          <table:table-cell office:value-type="float" office:value="282.12" calcext:value-type="float">
            <text:p>282.12</text:p>
          </table:table-cell>
          <table:table-cell office:value-type="float" office:value="282.63" calcext:value-type="float">
            <text:p>282.63</text:p>
          </table:table-cell>
          <table:table-cell office:value-type="float" office:value="2556320" calcext:value-type="float">
            <text:p>2556320</text:p>
          </table:table-cell>
          <table:table-cell table:formula="of:=AVERAGE([.E9:.E58])" office:value-type="float" office:value="289.18733" calcext:value-type="float">
            <text:p>289.18733</text:p>
          </table:table-cell>
          <table:table-cell table:formula="of:=AVERAGE([.E39:.E58])" office:value-type="float" office:value="287.0057" calcext:value-type="float">
            <text:p>287.0057</text:p>
          </table:table-cell>
          <table:table-cell table:formula="of:=AVERAGE([.D9:.D58])" office:value-type="float" office:value="293.367998" calcext:value-type="float">
            <text:p>293.367998</text:p>
          </table:table-cell>
          <table:table-cell table:formula="of:=AVERAGE([.E9:.E58])" office:value-type="float" office:value="289.18733" calcext:value-type="float">
            <text:p>289.18733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280" calcext:value-type="float">
            <text:p>280</text:p>
          </table:table-cell>
          <table:table-cell office:value-type="float" office:value="280.58" calcext:value-type="float">
            <text:p>280.58</text:p>
          </table:table-cell>
          <table:table-cell office:value-type="float" office:value="277.64" calcext:value-type="float">
            <text:p>277.64</text:p>
          </table:table-cell>
          <table:table-cell office:value-type="float" office:value="278.62" calcext:value-type="float">
            <text:p>278.62</text:p>
          </table:table-cell>
          <table:table-cell office:value-type="float" office:value="2985467" calcext:value-type="float">
            <text:p>2985467</text:p>
          </table:table-cell>
          <table:table-cell table:formula="of:=AVERAGE([.E10:.E59])" office:value-type="float" office:value="288.92713" calcext:value-type="float">
            <text:p>288.92713</text:p>
          </table:table-cell>
          <table:table-cell table:formula="of:=AVERAGE([.E40:.E59])" office:value-type="float" office:value="286.0677" calcext:value-type="float">
            <text:p>286.0677</text:p>
          </table:table-cell>
          <table:table-cell table:formula="of:=AVERAGE([.D10:.D59])" office:value-type="float" office:value="293.080598" calcext:value-type="float">
            <text:p>293.080598</text:p>
          </table:table-cell>
          <table:table-cell table:formula="of:=AVERAGE([.E10:.E59])" office:value-type="float" office:value="288.92713" calcext:value-type="float">
            <text:p>288.92713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279.22" calcext:value-type="float">
            <text:p>279.22</text:p>
          </table:table-cell>
          <table:table-cell office:value-type="float" office:value="279.45" calcext:value-type="float">
            <text:p>279.45</text:p>
          </table:table-cell>
          <table:table-cell office:value-type="float" office:value="277.17" calcext:value-type="float">
            <text:p>277.17</text:p>
          </table:table-cell>
          <table:table-cell office:value-type="float" office:value="278.62" calcext:value-type="float">
            <text:p>278.62</text:p>
          </table:table-cell>
          <table:table-cell office:value-type="float" office:value="2572061" calcext:value-type="float">
            <text:p>2572061</text:p>
          </table:table-cell>
          <table:table-cell table:formula="of:=AVERAGE([.E11:.E60])" office:value-type="float" office:value="288.61373" calcext:value-type="float">
            <text:p>288.61373</text:p>
          </table:table-cell>
          <table:table-cell table:formula="of:=AVERAGE([.E41:.E60])" office:value-type="float" office:value="285.2602" calcext:value-type="float">
            <text:p>285.2602</text:p>
          </table:table-cell>
          <table:table-cell table:formula="of:=AVERAGE([.D11:.D60])" office:value-type="float" office:value="292.754598" calcext:value-type="float">
            <text:p>292.754598</text:p>
          </table:table-cell>
          <table:table-cell table:formula="of:=AVERAGE([.E11:.E60])" office:value-type="float" office:value="288.61373" calcext:value-type="float">
            <text:p>288.61373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278.1" calcext:value-type="float">
            <text:p>278.1</text:p>
          </table:table-cell>
          <table:table-cell office:value-type="float" office:value="282.3" calcext:value-type="float">
            <text:p>282.3</text:p>
          </table:table-cell>
          <table:table-cell office:value-type="float" office:value="278.1" calcext:value-type="float">
            <text:p>278.1</text:p>
          </table:table-cell>
          <table:table-cell office:value-type="float" office:value="282.02" calcext:value-type="float">
            <text:p>282.02</text:p>
          </table:table-cell>
          <table:table-cell office:value-type="float" office:value="2604991" calcext:value-type="float">
            <text:p>2604991</text:p>
          </table:table-cell>
          <table:table-cell table:formula="of:=AVERAGE([.E12:.E61])" office:value-type="float" office:value="288.37613" calcext:value-type="float">
            <text:p>288.37613</text:p>
          </table:table-cell>
          <table:table-cell table:formula="of:=AVERAGE([.E42:.E61])" office:value-type="float" office:value="284.5292" calcext:value-type="float">
            <text:p>284.5292</text:p>
          </table:table-cell>
          <table:table-cell table:formula="of:=AVERAGE([.D12:.D61])" office:value-type="float" office:value="292.515598" calcext:value-type="float">
            <text:p>292.515598</text:p>
          </table:table-cell>
          <table:table-cell table:formula="of:=AVERAGE([.E12:.E61])" office:value-type="float" office:value="288.37613" calcext:value-type="float">
            <text:p>288.37613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82.25" calcext:value-type="float">
            <text:p>282.25</text:p>
          </table:table-cell>
          <table:table-cell office:value-type="float" office:value="283.3799" calcext:value-type="float">
            <text:p>283.3799</text:p>
          </table:table-cell>
          <table:table-cell office:value-type="float" office:value="281.2525" calcext:value-type="float">
            <text:p>281.2525</text:p>
          </table:table-cell>
          <table:table-cell office:value-type="float" office:value="281.95" calcext:value-type="float">
            <text:p>281.95</text:p>
          </table:table-cell>
          <table:table-cell office:value-type="float" office:value="3454073" calcext:value-type="float">
            <text:p>3454073</text:p>
          </table:table-cell>
          <table:table-cell table:formula="of:=AVERAGE([.E13:.E62])" office:value-type="float" office:value="288.19868" calcext:value-type="float">
            <text:p>288.19868</text:p>
          </table:table-cell>
          <table:table-cell table:formula="of:=AVERAGE([.E43:.E62])" office:value-type="float" office:value="284.006325" calcext:value-type="float">
            <text:p>284.006325</text:p>
          </table:table-cell>
          <table:table-cell table:formula="of:=AVERAGE([.D13:.D62])" office:value-type="float" office:value="292.336396" calcext:value-type="float">
            <text:p>292.336396</text:p>
          </table:table-cell>
          <table:table-cell table:formula="of:=AVERAGE([.E13:.E62])" office:value-type="float" office:value="288.19868" calcext:value-type="float">
            <text:p>288.19868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81.5" calcext:value-type="float">
            <text:p>281.5</text:p>
          </table:table-cell>
          <table:table-cell office:value-type="float" office:value="281.55" calcext:value-type="float">
            <text:p>281.55</text:p>
          </table:table-cell>
          <table:table-cell office:value-type="float" office:value="278.64" calcext:value-type="float">
            <text:p>278.64</text:p>
          </table:table-cell>
          <table:table-cell office:value-type="float" office:value="280.22" calcext:value-type="float">
            <text:p>280.22</text:p>
          </table:table-cell>
          <table:table-cell office:value-type="float" office:value="2408799" calcext:value-type="float">
            <text:p>2408799</text:p>
          </table:table-cell>
          <table:table-cell table:formula="of:=AVERAGE([.E14:.E63])" office:value-type="float" office:value="287.94528" calcext:value-type="float">
            <text:p>287.94528</text:p>
          </table:table-cell>
          <table:table-cell table:formula="of:=AVERAGE([.E44:.E63])" office:value-type="float" office:value="283.461825" calcext:value-type="float">
            <text:p>283.461825</text:p>
          </table:table-cell>
          <table:table-cell table:formula="of:=AVERAGE([.D14:.D63])" office:value-type="float" office:value="292.077796" calcext:value-type="float">
            <text:p>292.077796</text:p>
          </table:table-cell>
          <table:table-cell table:formula="of:=AVERAGE([.E14:.E63])" office:value-type="float" office:value="287.94528" calcext:value-type="float">
            <text:p>287.94528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2" calcext:value-type="date">
            <text:p>2024-04-02</text:p>
          </table:table-cell>
          <table:table-cell office:value-type="float" office:value="280" calcext:value-type="float">
            <text:p>280</text:p>
          </table:table-cell>
          <table:table-cell office:value-type="float" office:value="280.48" calcext:value-type="float">
            <text:p>280.48</text:p>
          </table:table-cell>
          <table:table-cell office:value-type="float" office:value="277.45" calcext:value-type="float">
            <text:p>277.45</text:p>
          </table:table-cell>
          <table:table-cell office:value-type="float" office:value="277.74" calcext:value-type="float">
            <text:p>277.74</text:p>
          </table:table-cell>
          <table:table-cell office:value-type="float" office:value="2907899" calcext:value-type="float">
            <text:p>2907899</text:p>
          </table:table-cell>
          <table:table-cell table:formula="of:=AVERAGE([.E15:.E64])" office:value-type="float" office:value="287.56378" calcext:value-type="float">
            <text:p>287.56378</text:p>
          </table:table-cell>
          <table:table-cell table:formula="of:=AVERAGE([.E45:.E64])" office:value-type="float" office:value="282.909325" calcext:value-type="float">
            <text:p>282.909325</text:p>
          </table:table-cell>
          <table:table-cell table:formula="of:=AVERAGE([.D15:.D64])" office:value-type="float" office:value="291.665796" calcext:value-type="float">
            <text:p>291.665796</text:p>
          </table:table-cell>
          <table:table-cell table:formula="of:=AVERAGE([.E15:.E64])" office:value-type="float" office:value="287.56378" calcext:value-type="float">
            <text:p>287.56378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3" calcext:value-type="date">
            <text:p>2024-04-03</text:p>
          </table:table-cell>
          <table:table-cell office:value-type="float" office:value="276.57" calcext:value-type="float">
            <text:p>276.57</text:p>
          </table:table-cell>
          <table:table-cell office:value-type="float" office:value="277.96" calcext:value-type="float">
            <text:p>277.96</text:p>
          </table:table-cell>
          <table:table-cell office:value-type="float" office:value="275.15" calcext:value-type="float">
            <text:p>275.15</text:p>
          </table:table-cell>
          <table:table-cell office:value-type="float" office:value="275.54" calcext:value-type="float">
            <text:p>275.54</text:p>
          </table:table-cell>
          <table:table-cell office:value-type="float" office:value="2747979" calcext:value-type="float">
            <text:p>2747979</text:p>
          </table:table-cell>
          <table:table-cell table:formula="of:=AVERAGE([.E16:.E65])" office:value-type="float" office:value="287.11203" calcext:value-type="float">
            <text:p>287.11203</text:p>
          </table:table-cell>
          <table:table-cell table:formula="of:=AVERAGE([.E46:.E65])" office:value-type="float" office:value="282.220825" calcext:value-type="float">
            <text:p>282.220825</text:p>
          </table:table-cell>
          <table:table-cell table:formula="of:=AVERAGE([.D16:.D65])" office:value-type="float" office:value="291.177196" calcext:value-type="float">
            <text:p>291.177196</text:p>
          </table:table-cell>
          <table:table-cell table:formula="of:=AVERAGE([.E16:.E65])" office:value-type="float" office:value="287.11203" calcext:value-type="float">
            <text:p>287.11203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2" office:value-type="float" office:value="276.24" calcext:value-type="float">
            <text:p>276.24</text:p>
          </table:table-cell>
          <table:table-cell office:value-type="float" office:value="269.92" calcext:value-type="float">
            <text:p>269.92</text:p>
          </table:table-cell>
          <table:table-cell office:value-type="float" office:value="270.09" calcext:value-type="float">
            <text:p>270.09</text:p>
          </table:table-cell>
          <table:table-cell office:value-type="float" office:value="4095144" calcext:value-type="float">
            <text:p>4095144</text:p>
          </table:table-cell>
          <table:table-cell table:formula="of:=AVERAGE([.E17:.E66])" office:value-type="float" office:value="286.56793" calcext:value-type="float">
            <text:p>286.56793</text:p>
          </table:table-cell>
          <table:table-cell table:formula="of:=AVERAGE([.E47:.E66])" office:value-type="float" office:value="281.109325" calcext:value-type="float">
            <text:p>281.109325</text:p>
          </table:table-cell>
          <table:table-cell table:formula="of:=AVERAGE([.D17:.D66])" office:value-type="float" office:value="290.697796" calcext:value-type="float">
            <text:p>290.697796</text:p>
          </table:table-cell>
          <table:table-cell table:formula="of:=AVERAGE([.E17:.E66])" office:value-type="float" office:value="286.56793" calcext:value-type="float">
            <text:p>286.56793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5" calcext:value-type="date">
            <text:p>2024-04-05</text:p>
          </table:table-cell>
          <table:table-cell office:value-type="float" office:value="269.42" calcext:value-type="float">
            <text:p>269.42</text:p>
          </table:table-cell>
          <table:table-cell office:value-type="float" office:value="270.62" calcext:value-type="float">
            <text:p>270.62</text:p>
          </table:table-cell>
          <table:table-cell office:value-type="float" office:value="266.36" calcext:value-type="float">
            <text:p>266.36</text:p>
          </table:table-cell>
          <table:table-cell office:value-type="float" office:value="266.69" calcext:value-type="float">
            <text:p>266.69</text:p>
          </table:table-cell>
          <table:table-cell office:value-type="float" office:value="6816035" calcext:value-type="float">
            <text:p>6816035</text:p>
          </table:table-cell>
          <table:table-cell table:formula="of:=AVERAGE([.E18:.E67])" office:value-type="float" office:value="285.90893" calcext:value-type="float">
            <text:p>285.90893</text:p>
          </table:table-cell>
          <table:table-cell table:formula="of:=AVERAGE([.E48:.E67])" office:value-type="float" office:value="279.875825" calcext:value-type="float">
            <text:p>279.875825</text:p>
          </table:table-cell>
          <table:table-cell table:formula="of:=AVERAGE([.D18:.D67])" office:value-type="float" office:value="290.069496" calcext:value-type="float">
            <text:p>290.069496</text:p>
          </table:table-cell>
          <table:table-cell table:formula="of:=AVERAGE([.E18:.E67])" office:value-type="float" office:value="285.90893" calcext:value-type="float">
            <text:p>285.90893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08" calcext:value-type="date">
            <text:p>2024-04-08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8.6892" calcext:value-type="float">
            <text:p>268.6892</text:p>
          </table:table-cell>
          <table:table-cell office:value-type="float" office:value="265.87" calcext:value-type="float">
            <text:p>265.87</text:p>
          </table:table-cell>
          <table:table-cell office:value-type="float" office:value="267.56" calcext:value-type="float">
            <text:p>267.56</text:p>
          </table:table-cell>
          <table:table-cell office:value-type="float" office:value="3753206" calcext:value-type="float">
            <text:p>3753206</text:p>
          </table:table-cell>
          <table:table-cell table:formula="of:=AVERAGE([.E19:.E68])" office:value-type="float" office:value="285.30453" calcext:value-type="float">
            <text:p>285.30453</text:p>
          </table:table-cell>
          <table:table-cell table:formula="of:=AVERAGE([.E49:.E68])" office:value-type="float" office:value="278.727825" calcext:value-type="float">
            <text:p>278.727825</text:p>
          </table:table-cell>
          <table:table-cell table:formula="of:=AVERAGE([.D19:.D68])" office:value-type="float" office:value="289.41708" calcext:value-type="float">
            <text:p>289.41708</text:p>
          </table:table-cell>
          <table:table-cell table:formula="of:=AVERAGE([.E19:.E68])" office:value-type="float" office:value="285.30453" calcext:value-type="float">
            <text:p>285.30453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266.22" calcext:value-type="float">
            <text:p>266.22</text:p>
          </table:table-cell>
          <table:table-cell office:value-type="float" office:value="269.67" calcext:value-type="float">
            <text:p>269.67</text:p>
          </table:table-cell>
          <table:table-cell office:value-type="float" office:value="265.5" calcext:value-type="float">
            <text:p>265.5</text:p>
          </table:table-cell>
          <table:table-cell office:value-type="float" office:value="269.44" calcext:value-type="float">
            <text:p>269.44</text:p>
          </table:table-cell>
          <table:table-cell office:value-type="float" office:value="3935142" calcext:value-type="float">
            <text:p>3935142</text:p>
          </table:table-cell>
          <table:table-cell table:formula="of:=AVERAGE([.E20:.E69])" office:value-type="float" office:value="284.78053" calcext:value-type="float">
            <text:p>284.78053</text:p>
          </table:table-cell>
          <table:table-cell table:formula="of:=AVERAGE([.E50:.E69])" office:value-type="float" office:value="277.409325" calcext:value-type="float">
            <text:p>277.409325</text:p>
          </table:table-cell>
          <table:table-cell table:formula="of:=AVERAGE([.D20:.D69])" office:value-type="float" office:value="288.89088" calcext:value-type="float">
            <text:p>288.89088</text:p>
          </table:table-cell>
          <table:table-cell table:formula="of:=AVERAGE([.E20:.E69])" office:value-type="float" office:value="284.78053" calcext:value-type="float">
            <text:p>284.78053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266.97" calcext:value-type="float">
            <text:p>266.97</text:p>
          </table:table-cell>
          <table:table-cell office:value-type="float" office:value="268.99" calcext:value-type="float">
            <text:p>268.99</text:p>
          </table:table-cell>
          <table:table-cell office:value-type="float" office:value="265.11" calcext:value-type="float">
            <text:p>265.11</text:p>
          </table:table-cell>
          <table:table-cell office:value-type="float" office:value="268.67" calcext:value-type="float">
            <text:p>268.67</text:p>
          </table:table-cell>
          <table:table-cell office:value-type="float" office:value="3817458" calcext:value-type="float">
            <text:p>3817458</text:p>
          </table:table-cell>
          <table:table-cell table:formula="of:=AVERAGE([.E21:.E70])" office:value-type="float" office:value="284.31653" calcext:value-type="float">
            <text:p>284.31653</text:p>
          </table:table-cell>
          <table:table-cell table:formula="of:=AVERAGE([.E51:.E70])" office:value-type="float" office:value="275.987825" calcext:value-type="float">
            <text:p>275.987825</text:p>
          </table:table-cell>
          <table:table-cell table:formula="of:=AVERAGE([.D21:.D70])" office:value-type="float" office:value="288.41548" calcext:value-type="float">
            <text:p>288.41548</text:p>
          </table:table-cell>
          <table:table-cell table:formula="of:=AVERAGE([.E21:.E70])" office:value-type="float" office:value="284.31653" calcext:value-type="float">
            <text:p>284.31653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1" calcext:value-type="date">
            <text:p>2024-04-11</text:p>
          </table:table-cell>
          <table:table-cell office:value-type="float" office:value="269.5" calcext:value-type="float">
            <text:p>269.5</text:p>
          </table:table-cell>
          <table:table-cell office:value-type="float" office:value="269.88" calcext:value-type="float">
            <text:p>269.88</text:p>
          </table:table-cell>
          <table:table-cell office:value-type="float" office:value="267.15" calcext:value-type="float">
            <text:p>267.15</text:p>
          </table:table-cell>
          <table:table-cell office:value-type="float" office:value="268.62" calcext:value-type="float">
            <text:p>268.62</text:p>
          </table:table-cell>
          <table:table-cell office:value-type="float" office:value="2519172" calcext:value-type="float">
            <text:p>2519172</text:p>
          </table:table-cell>
          <table:table-cell table:formula="of:=AVERAGE([.E22:.E71])" office:value-type="float" office:value="283.85553" calcext:value-type="float">
            <text:p>283.85553</text:p>
          </table:table-cell>
          <table:table-cell table:formula="of:=AVERAGE([.E52:.E71])" office:value-type="float" office:value="275.215325" calcext:value-type="float">
            <text:p>275.215325</text:p>
          </table:table-cell>
          <table:table-cell table:formula="of:=AVERAGE([.D22:.D71])" office:value-type="float" office:value="287.91468" calcext:value-type="float">
            <text:p>287.91468</text:p>
          </table:table-cell>
          <table:table-cell table:formula="of:=AVERAGE([.E22:.E71])" office:value-type="float" office:value="283.85553" calcext:value-type="float">
            <text:p>283.85553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267.91" calcext:value-type="float">
            <text:p>267.91</text:p>
          </table:table-cell>
          <table:table-cell office:value-type="float" office:value="268.23" calcext:value-type="float">
            <text:p>268.23</text:p>
          </table:table-cell>
          <table:table-cell office:value-type="float" office:value="266.58" calcext:value-type="float">
            <text:p>266.58</text:p>
          </table:table-cell>
          <table:table-cell office:value-type="float" office:value="267.39" calcext:value-type="float">
            <text:p>267.39</text:p>
          </table:table-cell>
          <table:table-cell office:value-type="float" office:value="2708630" calcext:value-type="float">
            <text:p>2708630</text:p>
          </table:table-cell>
          <table:table-cell table:formula="of:=AVERAGE([.E23:.E72])" office:value-type="float" office:value="283.35403" calcext:value-type="float">
            <text:p>283.35403</text:p>
          </table:table-cell>
          <table:table-cell table:formula="of:=AVERAGE([.E53:.E72])" office:value-type="float" office:value="274.652875" calcext:value-type="float">
            <text:p>274.652875</text:p>
          </table:table-cell>
          <table:table-cell table:formula="of:=AVERAGE([.D23:.D72])" office:value-type="float" office:value="287.33048" calcext:value-type="float">
            <text:p>287.33048</text:p>
          </table:table-cell>
          <table:table-cell table:formula="of:=AVERAGE([.E23:.E72])" office:value-type="float" office:value="283.35403" calcext:value-type="float">
            <text:p>283.35403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5" calcext:value-type="date">
            <text:p>2024-04-15</text:p>
          </table:table-cell>
          <table:table-cell office:value-type="float" office:value="267.86" calcext:value-type="float">
            <text:p>267.86</text:p>
          </table:table-cell>
          <table:table-cell office:value-type="float" office:value="268.525" calcext:value-type="float">
            <text:p>268.525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6.23" calcext:value-type="float">
            <text:p>266.23</text:p>
          </table:table-cell>
          <table:table-cell office:value-type="float" office:value="3686881" calcext:value-type="float">
            <text:p>3686881</text:p>
          </table:table-cell>
          <table:table-cell table:formula="of:=AVERAGE([.E24:.E73])" office:value-type="float" office:value="282.86943" calcext:value-type="float">
            <text:p>282.86943</text:p>
          </table:table-cell>
          <table:table-cell table:formula="of:=AVERAGE([.E54:.E73])" office:value-type="float" office:value="274.036375" calcext:value-type="float">
            <text:p>274.036375</text:p>
          </table:table-cell>
          <table:table-cell table:formula="of:=AVERAGE([.D24:.D73])" office:value-type="float" office:value="286.73838" calcext:value-type="float">
            <text:p>286.73838</text:p>
          </table:table-cell>
          <table:table-cell table:formula="of:=AVERAGE([.E24:.E73])" office:value-type="float" office:value="282.86943" calcext:value-type="float">
            <text:p>282.86943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266.13" calcext:value-type="float">
            <text:p>266.13</text:p>
          </table:table-cell>
          <table:table-cell office:value-type="float" office:value="266.99" calcext:value-type="float">
            <text:p>266.99</text:p>
          </table:table-cell>
          <table:table-cell office:value-type="float" office:value="265.15" calcext:value-type="float">
            <text:p>265.15</text:p>
          </table:table-cell>
          <table:table-cell office:value-type="float" office:value="265.43" calcext:value-type="float">
            <text:p>265.43</text:p>
          </table:table-cell>
          <table:table-cell office:value-type="float" office:value="2912853" calcext:value-type="float">
            <text:p>2912853</text:p>
          </table:table-cell>
          <table:table-cell table:formula="of:=AVERAGE([.E25:.E74])" office:value-type="float" office:value="282.30543" calcext:value-type="float">
            <text:p>282.30543</text:p>
          </table:table-cell>
          <table:table-cell table:formula="of:=AVERAGE([.E55:.E74])" office:value-type="float" office:value="273.390375" calcext:value-type="float">
            <text:p>273.390375</text:p>
          </table:table-cell>
          <table:table-cell table:formula="of:=AVERAGE([.D25:.D74])" office:value-type="float" office:value="286.11478" calcext:value-type="float">
            <text:p>286.11478</text:p>
          </table:table-cell>
          <table:table-cell table:formula="of:=AVERAGE([.E25:.E74])" office:value-type="float" office:value="282.30543" calcext:value-type="float">
            <text:p>282.30543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66.5" calcext:value-type="float">
            <text:p>266.5</text:p>
          </table:table-cell>
          <table:table-cell office:value-type="float" office:value="270.12" calcext:value-type="float">
            <text:p>270.12</text:p>
          </table:table-cell>
          <table:table-cell office:value-type="float" office:value="265.52" calcext:value-type="float">
            <text:p>265.52</text:p>
          </table:table-cell>
          <table:table-cell office:value-type="float" office:value="269.95" calcext:value-type="float">
            <text:p>269.95</text:p>
          </table:table-cell>
          <table:table-cell office:value-type="float" office:value="3383099" calcext:value-type="float">
            <text:p>3383099</text:p>
          </table:table-cell>
          <table:table-cell table:formula="of:=AVERAGE([.E26:.E75])" office:value-type="float" office:value="281.94923" calcext:value-type="float">
            <text:p>281.94923</text:p>
          </table:table-cell>
          <table:table-cell table:formula="of:=AVERAGE([.E56:.E75])" office:value-type="float" office:value="272.737125" calcext:value-type="float">
            <text:p>272.737125</text:p>
          </table:table-cell>
          <table:table-cell table:formula="of:=AVERAGE([.D26:.D75])" office:value-type="float" office:value="285.68838" calcext:value-type="float">
            <text:p>285.68838</text:p>
          </table:table-cell>
          <table:table-cell table:formula="of:=AVERAGE([.E26:.E75])" office:value-type="float" office:value="281.94923" calcext:value-type="float">
            <text:p>281.94923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270.98" calcext:value-type="float">
            <text:p>270.98</text:p>
          </table:table-cell>
          <table:table-cell office:value-type="float" office:value="271.29" calcext:value-type="float">
            <text:p>271.29</text:p>
          </table:table-cell>
          <table:table-cell office:value-type="float" office:value="268.845" calcext:value-type="float">
            <text:p>268.845</text:p>
          </table:table-cell>
          <table:table-cell office:value-type="float" office:value="270.98" calcext:value-type="float">
            <text:p>270.98</text:p>
          </table:table-cell>
          <table:table-cell office:value-type="float" office:value="3402674" calcext:value-type="float">
            <text:p>3402674</text:p>
          </table:table-cell>
          <table:table-cell table:formula="of:=AVERAGE([.E27:.E76])" office:value-type="float" office:value="281.69533" calcext:value-type="float">
            <text:p>281.69533</text:p>
          </table:table-cell>
          <table:table-cell table:formula="of:=AVERAGE([.E57:.E76])" office:value-type="float" office:value="272.110875" calcext:value-type="float">
            <text:p>272.110875</text:p>
          </table:table-cell>
          <table:table-cell table:formula="of:=AVERAGE([.D27:.D76])" office:value-type="float" office:value="285.42058" calcext:value-type="float">
            <text:p>285.42058</text:p>
          </table:table-cell>
          <table:table-cell table:formula="of:=AVERAGE([.E27:.E76])" office:value-type="float" office:value="281.69533" calcext:value-type="float">
            <text:p>281.69533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9" calcext:value-type="date">
            <text:p>2024-04-19</text:p>
          </table:table-cell>
          <table:table-cell office:value-type="float" office:value="272.01" calcext:value-type="float">
            <text:p>272.01</text:p>
          </table:table-cell>
          <table:table-cell office:value-type="float" office:value="272.22" calcext:value-type="float">
            <text:p>272.22</text:p>
          </table:table-cell>
          <table:table-cell office:value-type="float" office:value="270.48" calcext:value-type="float">
            <text:p>270.48</text:p>
          </table:table-cell>
          <table:table-cell office:value-type="float" office:value="271.91" calcext:value-type="float">
            <text:p>271.91</text:p>
          </table:table-cell>
          <table:table-cell office:value-type="float" office:value="3016599" calcext:value-type="float">
            <text:p>3016599</text:p>
          </table:table-cell>
          <table:table-cell table:formula="of:=AVERAGE([.E28:.E77])" office:value-type="float" office:value="281.42273" calcext:value-type="float">
            <text:p>281.42273</text:p>
          </table:table-cell>
          <table:table-cell table:formula="of:=AVERAGE([.E58:.E77])" office:value-type="float" office:value="271.502875" calcext:value-type="float">
            <text:p>271.502875</text:p>
          </table:table-cell>
          <table:table-cell table:formula="of:=AVERAGE([.D28:.D77])" office:value-type="float" office:value="285.05438" calcext:value-type="float">
            <text:p>285.05438</text:p>
          </table:table-cell>
          <table:table-cell table:formula="of:=AVERAGE([.E28:.E77])" office:value-type="float" office:value="281.42273" calcext:value-type="float">
            <text:p>281.42273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2" calcext:value-type="date">
            <text:p>2024-04-22</text:p>
          </table:table-cell>
          <table:table-cell office:value-type="float" office:value="273.75" calcext:value-type="float">
            <text:p>273.75</text:p>
          </table:table-cell>
          <table:table-cell office:value-type="float" office:value="276.5" calcext:value-type="float">
            <text:p>276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75.58" calcext:value-type="float">
            <text:p>275.58</text:p>
          </table:table-cell>
          <table:table-cell office:value-type="float" office:value="3129435" calcext:value-type="float">
            <text:p>3129435</text:p>
          </table:table-cell>
          <table:table-cell table:formula="of:=AVERAGE([.E29:.E78])" office:value-type="float" office:value="281.18513" calcext:value-type="float">
            <text:p>281.18513</text:p>
          </table:table-cell>
          <table:table-cell table:formula="of:=AVERAGE([.E59:.E78])" office:value-type="float" office:value="271.012875" calcext:value-type="float">
            <text:p>271.012875</text:p>
          </table:table-cell>
          <table:table-cell table:formula="of:=AVERAGE([.D29:.D78])" office:value-type="float" office:value="284.72138" calcext:value-type="float">
            <text:p>284.72138</text:p>
          </table:table-cell>
          <table:table-cell table:formula="of:=AVERAGE([.E29:.E78])" office:value-type="float" office:value="281.18513" calcext:value-type="float">
            <text:p>281.18513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3" calcext:value-type="date">
            <text:p>2024-04-23</text:p>
          </table:table-cell>
          <table:table-cell office:value-type="float" office:value="276.82" calcext:value-type="float">
            <text:p>276.82</text:p>
          </table:table-cell>
          <table:table-cell office:value-type="float" office:value="277.4" calcext:value-type="float">
            <text:p>277.4</text:p>
          </table:table-cell>
          <table:table-cell office:value-type="float" office:value="274.24" calcext:value-type="float">
            <text:p>274.24</text:p>
          </table:table-cell>
          <table:table-cell office:value-type="float" office:value="276.88" calcext:value-type="float">
            <text:p>276.88</text:p>
          </table:table-cell>
          <table:table-cell office:value-type="float" office:value="3275678" calcext:value-type="float">
            <text:p>3275678</text:p>
          </table:table-cell>
          <table:table-cell table:formula="of:=AVERAGE([.E30:.E79])" office:value-type="float" office:value="280.89153" calcext:value-type="float">
            <text:p>280.89153</text:p>
          </table:table-cell>
          <table:table-cell table:formula="of:=AVERAGE([.E60:.E79])" office:value-type="float" office:value="270.842875" calcext:value-type="float">
            <text:p>270.842875</text:p>
          </table:table-cell>
          <table:table-cell table:formula="of:=AVERAGE([.D30:.D79])" office:value-type="float" office:value="284.41918" calcext:value-type="float">
            <text:p>284.41918</text:p>
          </table:table-cell>
          <table:table-cell table:formula="of:=AVERAGE([.E30:.E79])" office:value-type="float" office:value="280.89153" calcext:value-type="float">
            <text:p>280.89153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4" calcext:value-type="date">
            <text:p>2024-04-24</text:p>
          </table:table-cell>
          <table:table-cell office:value-type="float" office:value="275.54" calcext:value-type="float">
            <text:p>275.54</text:p>
          </table:table-cell>
          <table:table-cell office:value-type="float" office:value="277.03" calcext:value-type="float">
            <text:p>277.03</text:p>
          </table:table-cell>
          <table:table-cell office:value-type="float" office:value="272.89" calcext:value-type="float">
            <text:p>272.89</text:p>
          </table:table-cell>
          <table:table-cell office:value-type="float" office:value="276.75" calcext:value-type="float">
            <text:p>276.75</text:p>
          </table:table-cell>
          <table:table-cell office:value-type="float" office:value="4071571" calcext:value-type="float">
            <text:p>4071571</text:p>
          </table:table-cell>
          <table:table-cell table:formula="of:=AVERAGE([.E31:.E80])" office:value-type="float" office:value="280.57413" calcext:value-type="float">
            <text:p>280.57413</text:p>
          </table:table-cell>
          <table:table-cell table:formula="of:=AVERAGE([.E61:.E80])" office:value-type="float" office:value="270.628875" calcext:value-type="float">
            <text:p>270.628875</text:p>
          </table:table-cell>
          <table:table-cell table:formula="of:=AVERAGE([.D31:.D80])" office:value-type="float" office:value="284.13598" calcext:value-type="float">
            <text:p>284.13598</text:p>
          </table:table-cell>
          <table:table-cell table:formula="of:=AVERAGE([.E31:.E80])" office:value-type="float" office:value="280.57413" calcext:value-type="float">
            <text:p>280.57413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5" calcext:value-type="date">
            <text:p>2024-04-25</text:p>
          </table:table-cell>
          <table:table-cell office:value-type="float" office:value="277.02" calcext:value-type="float">
            <text:p>277.02</text:p>
          </table:table-cell>
          <table:table-cell office:value-type="float" office:value="279.82" calcext:value-type="float">
            <text:p>279.82</text:p>
          </table:table-cell>
          <table:table-cell office:value-type="float" office:value="274.72" calcext:value-type="float">
            <text:p>274.72</text:p>
          </table:table-cell>
          <table:table-cell office:value-type="float" office:value="275.6" calcext:value-type="float">
            <text:p>275.6</text:p>
          </table:table-cell>
          <table:table-cell office:value-type="float" office:value="4179755" calcext:value-type="float">
            <text:p>4179755</text:p>
          </table:table-cell>
          <table:table-cell table:formula="of:=AVERAGE([.E32:.E81])" office:value-type="float" office:value="280.35513" calcext:value-type="float">
            <text:p>280.35513</text:p>
          </table:table-cell>
          <table:table-cell table:formula="of:=AVERAGE([.E62:.E81])" office:value-type="float" office:value="270.459875" calcext:value-type="float">
            <text:p>270.459875</text:p>
          </table:table-cell>
          <table:table-cell table:formula="of:=AVERAGE([.D32:.D81])" office:value-type="float" office:value="283.93438" calcext:value-type="float">
            <text:p>283.93438</text:p>
          </table:table-cell>
          <table:table-cell table:formula="of:=AVERAGE([.E32:.E81])" office:value-type="float" office:value="280.35513" calcext:value-type="float">
            <text:p>280.35513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6.11" calcext:value-type="float">
            <text:p>276.11</text:p>
          </table:table-cell>
          <table:table-cell office:value-type="float" office:value="270.3701" calcext:value-type="float">
            <text:p>270.3701</text:p>
          </table:table-cell>
          <table:table-cell office:value-type="float" office:value="273.09" calcext:value-type="float">
            <text:p>273.09</text:p>
          </table:table-cell>
          <table:table-cell office:value-type="float" office:value="3636458" calcext:value-type="float">
            <text:p>3636458</text:p>
          </table:table-cell>
          <table:table-cell table:formula="of:=AVERAGE([.E33:.E82])" office:value-type="float" office:value="280.030732" calcext:value-type="float">
            <text:p>280.030732</text:p>
          </table:table-cell>
          <table:table-cell table:formula="of:=AVERAGE([.E63:.E82])" office:value-type="float" office:value="269.915755" calcext:value-type="float">
            <text:p>269.915755</text:p>
          </table:table-cell>
          <table:table-cell table:formula="of:=AVERAGE([.D33:.D82])" office:value-type="float" office:value="283.69018" calcext:value-type="float">
            <text:p>283.69018</text:p>
          </table:table-cell>
          <table:table-cell table:formula="of:=AVERAGE([.E33:.E82])" office:value-type="float" office:value="280.030732" calcext:value-type="float">
            <text:p>280.03073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4-29" calcext:value-type="date">
            <text:p>2024-04-29</text:p>
          </table:table-cell>
          <table:table-cell office:value-type="float" office:value="273.83" calcext:value-type="float">
            <text:p>273.83</text:p>
          </table:table-cell>
          <table:table-cell office:value-type="float" office:value="274.43" calcext:value-type="float">
            <text:p>274.43</text:p>
          </table:table-cell>
          <table:table-cell office:value-type="float" office:value="272.595" calcext:value-type="float">
            <text:p>272.595</text:p>
          </table:table-cell>
          <table:table-cell office:value-type="float" office:value="273.55" calcext:value-type="float">
            <text:p>273.55</text:p>
          </table:table-cell>
          <table:table-cell office:value-type="float" office:value="3187813" calcext:value-type="float">
            <text:p>3187813</text:p>
          </table:table-cell>
          <table:table-cell table:formula="of:=AVERAGE([.E34:.E83])" office:value-type="float" office:value="279.737032" calcext:value-type="float">
            <text:p>279.737032</text:p>
          </table:table-cell>
          <table:table-cell table:formula="of:=AVERAGE([.E64:.E83])" office:value-type="float" office:value="269.613505" calcext:value-type="float">
            <text:p>269.613505</text:p>
          </table:table-cell>
          <table:table-cell table:formula="of:=AVERAGE([.D34:.D83])" office:value-type="float" office:value="283.33678" calcext:value-type="float">
            <text:p>283.33678</text:p>
          </table:table-cell>
          <table:table-cell table:formula="of:=AVERAGE([.E34:.E83])" office:value-type="float" office:value="279.737032" calcext:value-type="float">
            <text:p>279.73703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264.33" calcext:value-type="float">
            <text:p>264.33</text:p>
          </table:table-cell>
          <table:table-cell office:value-type="float" office:value="276.8699" calcext:value-type="float">
            <text:p>276.8699</text:p>
          </table:table-cell>
          <table:table-cell office:value-type="float" office:value="262.63" calcext:value-type="float">
            <text:p>262.63</text:p>
          </table:table-cell>
          <table:table-cell office:value-type="float" office:value="273.04" calcext:value-type="float">
            <text:p>273.04</text:p>
          </table:table-cell>
          <table:table-cell office:value-type="float" office:value="6894367" calcext:value-type="float">
            <text:p>6894367</text:p>
          </table:table-cell>
          <table:table-cell table:formula="of:=AVERAGE([.E35:.E84])" office:value-type="float" office:value="279.204432" calcext:value-type="float">
            <text:p>279.204432</text:p>
          </table:table-cell>
          <table:table-cell table:formula="of:=AVERAGE([.E65:.E84])" office:value-type="float" office:value="268.872505" calcext:value-type="float">
            <text:p>268.872505</text:p>
          </table:table-cell>
          <table:table-cell table:formula="of:=AVERAGE([.D35:.D84])" office:value-type="float" office:value="283.000178" calcext:value-type="float">
            <text:p>283.000178</text:p>
          </table:table-cell>
          <table:table-cell table:formula="of:=AVERAGE([.E35:.E84])" office:value-type="float" office:value="279.204432" calcext:value-type="float">
            <text:p>279.20443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71.38" calcext:value-type="float">
            <text:p>271.38</text:p>
          </table:table-cell>
          <table:table-cell office:value-type="float" office:value="276.43" calcext:value-type="float">
            <text:p>276.43</text:p>
          </table:table-cell>
          <table:table-cell office:value-type="float" office:value="270.05" calcext:value-type="float">
            <text:p>270.05</text:p>
          </table:table-cell>
          <table:table-cell office:value-type="float" office:value="274.43" calcext:value-type="float">
            <text:p>274.43</text:p>
          </table:table-cell>
          <table:table-cell office:value-type="float" office:value="4843553" calcext:value-type="float">
            <text:p>4843553</text:p>
          </table:table-cell>
          <table:table-cell table:formula="of:=AVERAGE([.E36:.E85])" office:value-type="float" office:value="278.768632" calcext:value-type="float">
            <text:p>278.768632</text:p>
          </table:table-cell>
          <table:table-cell table:formula="of:=AVERAGE([.E66:.E85])" office:value-type="float" office:value="268.617505" calcext:value-type="float">
            <text:p>268.617505</text:p>
          </table:table-cell>
          <table:table-cell table:formula="of:=AVERAGE([.D36:.D85])" office:value-type="float" office:value="282.61878" calcext:value-type="float">
            <text:p>282.61878</text:p>
          </table:table-cell>
          <table:table-cell table:formula="of:=AVERAGE([.E36:.E85])" office:value-type="float" office:value="278.768632" calcext:value-type="float">
            <text:p>278.76863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2" calcext:value-type="date">
            <text:p>2024-05-02</text:p>
          </table:table-cell>
          <table:table-cell office:value-type="float" office:value="274.51" calcext:value-type="float">
            <text:p>274.51</text:p>
          </table:table-cell>
          <table:table-cell office:value-type="float" office:value="276.31" calcext:value-type="float">
            <text:p>276.31</text:p>
          </table:table-cell>
          <table:table-cell office:value-type="float" office:value="272.71" calcext:value-type="float">
            <text:p>272.71</text:p>
          </table:table-cell>
          <table:table-cell office:value-type="float" office:value="273.28" calcext:value-type="float">
            <text:p>273.28</text:p>
          </table:table-cell>
          <table:table-cell office:value-type="float" office:value="3083956" calcext:value-type="float">
            <text:p>3083956</text:p>
          </table:table-cell>
          <table:table-cell table:formula="of:=AVERAGE([.E37:.E86])" office:value-type="float" office:value="278.377832" calcext:value-type="float">
            <text:p>278.377832</text:p>
          </table:table-cell>
          <table:table-cell table:formula="of:=AVERAGE([.E67:.E86])" office:value-type="float" office:value="268.757005" calcext:value-type="float">
            <text:p>268.757005</text:p>
          </table:table-cell>
          <table:table-cell table:formula="of:=AVERAGE([.D37:.D86])" office:value-type="float" office:value="282.24098" calcext:value-type="float">
            <text:p>282.24098</text:p>
          </table:table-cell>
          <table:table-cell table:formula="of:=AVERAGE([.E37:.E86])" office:value-type="float" office:value="278.377832" calcext:value-type="float">
            <text:p>278.37783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3" calcext:value-type="date">
            <text:p>2024-05-03</text:p>
          </table:table-cell>
          <table:table-cell office:value-type="float" office:value="274.14" calcext:value-type="float">
            <text:p>274.14</text:p>
          </table:table-cell>
          <table:table-cell office:value-type="float" office:value="274.62" calcext:value-type="float">
            <text:p>274.62</text:p>
          </table:table-cell>
          <table:table-cell office:value-type="float" office:value="268.89" calcext:value-type="float">
            <text:p>268.89</text:p>
          </table:table-cell>
          <table:table-cell office:value-type="float" office:value="270.32" calcext:value-type="float">
            <text:p>270.32</text:p>
          </table:table-cell>
          <table:table-cell office:value-type="float" office:value="2642344" calcext:value-type="float">
            <text:p>2642344</text:p>
          </table:table-cell>
          <table:table-cell table:formula="of:=AVERAGE([.E38:.E87])" office:value-type="float" office:value="277.890732" calcext:value-type="float">
            <text:p>277.890732</text:p>
          </table:table-cell>
          <table:table-cell table:formula="of:=AVERAGE([.E68:.E87])" office:value-type="float" office:value="268.883505" calcext:value-type="float">
            <text:p>268.883505</text:p>
          </table:table-cell>
          <table:table-cell table:formula="of:=AVERAGE([.D38:.D87])" office:value-type="float" office:value="281.79998" calcext:value-type="float">
            <text:p>281.79998</text:p>
          </table:table-cell>
          <table:table-cell table:formula="of:=AVERAGE([.E38:.E87])" office:value-type="float" office:value="277.890732" calcext:value-type="float">
            <text:p>277.890732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1.875" calcext:value-type="float">
            <text:p>271.875</text:p>
          </table:table-cell>
          <table:table-cell office:value-type="float" office:value="269.04" calcext:value-type="float">
            <text:p>269.04</text:p>
          </table:table-cell>
          <table:table-cell office:value-type="float" office:value="269.3" calcext:value-type="float">
            <text:p>269.3</text:p>
          </table:table-cell>
          <table:table-cell office:value-type="float" office:value="2481336" calcext:value-type="float">
            <text:p>2481336</text:p>
          </table:table-cell>
          <table:table-cell table:formula="of:=AVERAGE([.E39:.E88])" office:value-type="float" office:value="277.370132" calcext:value-type="float">
            <text:p>277.370132</text:p>
          </table:table-cell>
          <table:table-cell table:formula="of:=AVERAGE([.E69:.E88])" office:value-type="float" office:value="269.042005" calcext:value-type="float">
            <text:p>269.042005</text:p>
          </table:table-cell>
          <table:table-cell table:formula="of:=AVERAGE([.D39:.D88])" office:value-type="float" office:value="281.26268" calcext:value-type="float">
            <text:p>281.26268</text:p>
          </table:table-cell>
          <table:table-cell table:formula="of:=AVERAGE([.E39:.E88])" office:value-type="float" office:value="277.370132" calcext:value-type="float">
            <text:p>277.370132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7" calcext:value-type="date">
            <text:p>2024-05-07</text:p>
          </table:table-cell>
          <table:table-cell office:value-type="float" office:value="270.04" calcext:value-type="float">
            <text:p>270.04</text:p>
          </table:table-cell>
          <table:table-cell office:value-type="float" office:value="270.67" calcext:value-type="float">
            <text:p>270.67</text:p>
          </table:table-cell>
          <table:table-cell office:value-type="float" office:value="266.99" calcext:value-type="float">
            <text:p>266.99</text:p>
          </table:table-cell>
          <table:table-cell office:value-type="float" office:value="267.5" calcext:value-type="float">
            <text:p>267.5</text:p>
          </table:table-cell>
          <table:table-cell office:value-type="float" office:value="3160026" calcext:value-type="float">
            <text:p>3160026</text:p>
          </table:table-cell>
          <table:table-cell table:formula="of:=AVERAGE([.E40:.E89])" office:value-type="float" office:value="276.781932" calcext:value-type="float">
            <text:p>276.781932</text:p>
          </table:table-cell>
          <table:table-cell table:formula="of:=AVERAGE([.E70:.E89])" office:value-type="float" office:value="269.116505" calcext:value-type="float">
            <text:p>269.116505</text:p>
          </table:table-cell>
          <table:table-cell table:formula="of:=AVERAGE([.D40:.D89])" office:value-type="float" office:value="280.70248" calcext:value-type="float">
            <text:p>280.70248</text:p>
          </table:table-cell>
          <table:table-cell table:formula="of:=AVERAGE([.E40:.E89])" office:value-type="float" office:value="276.781932" calcext:value-type="float">
            <text:p>276.781932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8" calcext:value-type="date">
            <text:p>2024-05-08</text:p>
          </table:table-cell>
          <table:table-cell office:value-type="float" office:value="267.5" calcext:value-type="float">
            <text:p>267.5</text:p>
          </table:table-cell>
          <table:table-cell office:value-type="float" office:value="268.93" calcext:value-type="float">
            <text:p>268.93</text:p>
          </table:table-cell>
          <table:table-cell office:value-type="float" office:value="266.06" calcext:value-type="float">
            <text:p>266.06</text:p>
          </table:table-cell>
          <table:table-cell office:value-type="float" office:value="268.49" calcext:value-type="float">
            <text:p>268.49</text:p>
          </table:table-cell>
          <table:table-cell office:value-type="float" office:value="3259842" calcext:value-type="float">
            <text:p>3259842</text:p>
          </table:table-cell>
          <table:table-cell table:formula="of:=AVERAGE([.E41:.E90])" office:value-type="float" office:value="276.236732" calcext:value-type="float">
            <text:p>276.236732</text:p>
          </table:table-cell>
          <table:table-cell table:formula="of:=AVERAGE([.E71:.E90])" office:value-type="float" office:value="269.164005" calcext:value-type="float">
            <text:p>269.164005</text:p>
          </table:table-cell>
          <table:table-cell table:formula="of:=AVERAGE([.D41:.D90])" office:value-type="float" office:value="280.14508" calcext:value-type="float">
            <text:p>280.14508</text:p>
          </table:table-cell>
          <table:table-cell table:formula="of:=AVERAGE([.E41:.E90])" office:value-type="float" office:value="276.236732" calcext:value-type="float">
            <text:p>276.236732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9" calcext:value-type="date">
            <text:p>2024-05-09</text:p>
          </table:table-cell>
          <table:table-cell office:value-type="float" office:value="268.46" calcext:value-type="float">
            <text:p>268.46</text:p>
          </table:table-cell>
          <table:table-cell office:value-type="float" office:value="268.48" calcext:value-type="float">
            <text:p>268.48</text:p>
          </table:table-cell>
          <table:table-cell office:value-type="float" office:value="267.02" calcext:value-type="float">
            <text:p>267.02</text:p>
          </table:table-cell>
          <table:table-cell office:value-type="float" office:value="267.95" calcext:value-type="float">
            <text:p>267.95</text:p>
          </table:table-cell>
          <table:table-cell office:value-type="float" office:value="3139960" calcext:value-type="float">
            <text:p>3139960</text:p>
          </table:table-cell>
          <table:table-cell table:formula="of:=AVERAGE([.E42:.E91])" office:value-type="float" office:value="275.722732" calcext:value-type="float">
            <text:p>275.722732</text:p>
          </table:table-cell>
          <table:table-cell table:formula="of:=AVERAGE([.E72:.E91])" office:value-type="float" office:value="269.157505" calcext:value-type="float">
            <text:p>269.157505</text:p>
          </table:table-cell>
          <table:table-cell table:formula="of:=AVERAGE([.D42:.D91])" office:value-type="float" office:value="279.59268" calcext:value-type="float">
            <text:p>279.59268</text:p>
          </table:table-cell>
          <table:table-cell table:formula="of:=AVERAGE([.E42:.E91])" office:value-type="float" office:value="275.722732" calcext:value-type="float">
            <text:p>275.722732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10" calcext:value-type="date">
            <text:p>2024-05-10</text:p>
          </table:table-cell>
          <table:table-cell office:value-type="float" office:value="268.17" calcext:value-type="float">
            <text:p>268.17</text:p>
          </table:table-cell>
          <table:table-cell office:value-type="float" office:value="275.38" calcext:value-type="float">
            <text:p>275.38</text:p>
          </table:table-cell>
          <table:table-cell office:value-type="float" office:value="267.84" calcext:value-type="float">
            <text:p>267.84</text:p>
          </table:table-cell>
          <table:table-cell office:value-type="float" office:value="275" calcext:value-type="float">
            <text:p>275</text:p>
          </table:table-cell>
          <table:table-cell office:value-type="float" office:value="4983501" calcext:value-type="float">
            <text:p>4983501</text:p>
          </table:table-cell>
          <table:table-cell table:formula="of:=AVERAGE([.E43:.E92])" office:value-type="float" office:value="275.245332" calcext:value-type="float">
            <text:p>275.245332</text:p>
          </table:table-cell>
          <table:table-cell table:formula="of:=AVERAGE([.E73:.E92])" office:value-type="float" office:value="269.220505" calcext:value-type="float">
            <text:p>269.220505</text:p>
          </table:table-cell>
          <table:table-cell table:formula="of:=AVERAGE([.D43:.D92])" office:value-type="float" office:value="279.20528" calcext:value-type="float">
            <text:p>279.20528</text:p>
          </table:table-cell>
          <table:table-cell table:formula="of:=AVERAGE([.E43:.E92])" office:value-type="float" office:value="275.245332" calcext:value-type="float">
            <text:p>275.245332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3" calcext:value-type="date">
            <text:p>2024-05-13</text:p>
          </table:table-cell>
          <table:table-cell office:value-type="float" office:value="275.38" calcext:value-type="float">
            <text:p>275.38</text:p>
          </table:table-cell>
          <table:table-cell office:value-type="float" office:value="276.74" calcext:value-type="float">
            <text:p>276.74</text:p>
          </table:table-cell>
          <table:table-cell office:value-type="float" office:value="271.14" calcext:value-type="float">
            <text:p>271.14</text:p>
          </table:table-cell>
          <table:table-cell office:value-type="float" office:value="271.32" calcext:value-type="float">
            <text:p>271.32</text:p>
          </table:table-cell>
          <table:table-cell office:value-type="float" office:value="3840670" calcext:value-type="float">
            <text:p>3840670</text:p>
          </table:table-cell>
          <table:table-cell table:formula="of:=AVERAGE([.E44:.E93])" office:value-type="float" office:value="274.877532" calcext:value-type="float">
            <text:p>274.877532</text:p>
          </table:table-cell>
          <table:table-cell table:formula="of:=AVERAGE([.E74:.E93])" office:value-type="float" office:value="269.475005" calcext:value-type="float">
            <text:p>269.475005</text:p>
          </table:table-cell>
          <table:table-cell table:formula="of:=AVERAGE([.D44:.D93])" office:value-type="float" office:value="278.88668" calcext:value-type="float">
            <text:p>278.88668</text:p>
          </table:table-cell>
          <table:table-cell table:formula="of:=AVERAGE([.E44:.E93])" office:value-type="float" office:value="274.877532" calcext:value-type="float">
            <text:p>274.877532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272.12" calcext:value-type="float">
            <text:p>272.12</text:p>
          </table:table-cell>
          <table:table-cell office:value-type="float" office:value="272.77" calcext:value-type="float">
            <text:p>272.77</text:p>
          </table:table-cell>
          <table:table-cell office:value-type="float" office:value="268.7124" calcext:value-type="float">
            <text:p>268.7124</text:p>
          </table:table-cell>
          <table:table-cell office:value-type="float" office:value="270.66" calcext:value-type="float">
            <text:p>270.66</text:p>
          </table:table-cell>
          <table:table-cell office:value-type="float" office:value="3143235" calcext:value-type="float">
            <text:p>3143235</text:p>
          </table:table-cell>
          <table:table-cell table:formula="of:=AVERAGE([.E45:.E94])" office:value-type="float" office:value="274.48178" calcext:value-type="float">
            <text:p>274.48178</text:p>
          </table:table-cell>
          <table:table-cell table:formula="of:=AVERAGE([.E75:.E94])" office:value-type="float" office:value="269.653125" calcext:value-type="float">
            <text:p>269.653125</text:p>
          </table:table-cell>
          <table:table-cell table:formula="of:=AVERAGE([.D45:.D94])" office:value-type="float" office:value="278.51728" calcext:value-type="float">
            <text:p>278.51728</text:p>
          </table:table-cell>
          <table:table-cell table:formula="of:=AVERAGE([.E45:.E94])" office:value-type="float" office:value="274.48178" calcext:value-type="float">
            <text:p>274.48178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271.11" calcext:value-type="float">
            <text:p>271.11</text:p>
          </table:table-cell>
          <table:table-cell office:value-type="float" office:value="274.37" calcext:value-type="float">
            <text:p>274.37</text:p>
          </table:table-cell>
          <table:table-cell office:value-type="float" office:value="270.231" calcext:value-type="float">
            <text:p>270.231</text:p>
          </table:table-cell>
          <table:table-cell office:value-type="float" office:value="273.87" calcext:value-type="float">
            <text:p>273.87</text:p>
          </table:table-cell>
          <table:table-cell office:value-type="float" office:value="2982621" calcext:value-type="float">
            <text:p>2982621</text:p>
          </table:table-cell>
          <table:table-cell table:formula="of:=AVERAGE([.E46:.E95])" office:value-type="float" office:value="274.108" calcext:value-type="float">
            <text:p>274.108</text:p>
          </table:table-cell>
          <table:table-cell table:formula="of:=AVERAGE([.E76:.E95])" office:value-type="float" office:value="269.888675" calcext:value-type="float">
            <text:p>269.888675</text:p>
          </table:table-cell>
          <table:table-cell table:formula="of:=AVERAGE([.D46:.D95])" office:value-type="float" office:value="278.13448" calcext:value-type="float">
            <text:p>278.13448</text:p>
          </table:table-cell>
          <table:table-cell table:formula="of:=AVERAGE([.E46:.E95])" office:value-type="float" office:value="274.108" calcext:value-type="float">
            <text:p>274.108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6" calcext:value-type="date">
            <text:p>2024-05-16</text:p>
          </table:table-cell>
          <table:table-cell office:value-type="float" office:value="274.51" calcext:value-type="float">
            <text:p>274.51</text:p>
          </table:table-cell>
          <table:table-cell office:value-type="float" office:value="275.56" calcext:value-type="float">
            <text:p>275.56</text:p>
          </table:table-cell>
          <table:table-cell office:value-type="float" office:value="272.92" calcext:value-type="float">
            <text:p>272.92</text:p>
          </table:table-cell>
          <table:table-cell office:value-type="float" office:value="273.51" calcext:value-type="float">
            <text:p>273.51</text:p>
          </table:table-cell>
          <table:table-cell office:value-type="float" office:value="2339864" calcext:value-type="float">
            <text:p>2339864</text:p>
          </table:table-cell>
          <table:table-cell table:formula="of:=AVERAGE([.E47:.E96])" office:value-type="float" office:value="273.7234" calcext:value-type="float">
            <text:p>273.7234</text:p>
          </table:table-cell>
          <table:table-cell table:formula="of:=AVERAGE([.E77:.E96])" office:value-type="float" office:value="270.092425" calcext:value-type="float">
            <text:p>270.092425</text:p>
          </table:table-cell>
          <table:table-cell table:formula="of:=AVERAGE([.D47:.D96])" office:value-type="float" office:value="277.74288" calcext:value-type="float">
            <text:p>277.74288</text:p>
          </table:table-cell>
          <table:table-cell table:formula="of:=AVERAGE([.E47:.E96])" office:value-type="float" office:value="273.7234" calcext:value-type="float">
            <text:p>273.7234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7" calcext:value-type="date">
            <text:p>2024-05-17</text:p>
          </table:table-cell>
          <table:table-cell table:number-columns-repeated="2" office:value-type="float" office:value="274.06" calcext:value-type="float">
            <text:p>274.06</text:p>
          </table:table-cell>
          <table:table-cell office:value-type="float" office:value="270.92" calcext:value-type="float">
            <text:p>270.92</text:p>
          </table:table-cell>
          <table:table-cell office:value-type="float" office:value="272.38" calcext:value-type="float">
            <text:p>272.38</text:p>
          </table:table-cell>
          <table:table-cell office:value-type="float" office:value="2454570" calcext:value-type="float">
            <text:p>2454570</text:p>
          </table:table-cell>
          <table:table-cell table:formula="of:=AVERAGE([.E48:.E97])" office:value-type="float" office:value="273.3212" calcext:value-type="float">
            <text:p>273.3212</text:p>
          </table:table-cell>
          <table:table-cell table:formula="of:=AVERAGE([.E78:.E97])" office:value-type="float" office:value="270.114425" calcext:value-type="float">
            <text:p>270.114425</text:p>
          </table:table-cell>
          <table:table-cell table:formula="of:=AVERAGE([.D48:.D97])" office:value-type="float" office:value="277.32578" calcext:value-type="float">
            <text:p>277.32578</text:p>
          </table:table-cell>
          <table:table-cell table:formula="of:=AVERAGE([.E48:.E97])" office:value-type="float" office:value="273.3212" calcext:value-type="float">
            <text:p>273.3212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0" calcext:value-type="date">
            <text:p>2024-05-20</text:p>
          </table:table-cell>
          <table:table-cell office:value-type="float" office:value="271.74" calcext:value-type="float">
            <text:p>271.74</text:p>
          </table:table-cell>
          <table:table-cell office:value-type="float" office:value="272.125" calcext:value-type="float">
            <text:p>272.125</text:p>
          </table:table-cell>
          <table:table-cell office:value-type="float" office:value="267.28" calcext:value-type="float">
            <text:p>267.28</text:p>
          </table:table-cell>
          <table:table-cell office:value-type="float" office:value="267.87" calcext:value-type="float">
            <text:p>267.87</text:p>
          </table:table-cell>
          <table:table-cell office:value-type="float" office:value="2651117" calcext:value-type="float">
            <text:p>2651117</text:p>
          </table:table-cell>
          <table:table-cell table:formula="of:=AVERAGE([.E49:.E98])" office:value-type="float" office:value="272.8902" calcext:value-type="float">
            <text:p>272.8902</text:p>
          </table:table-cell>
          <table:table-cell table:formula="of:=AVERAGE([.E79:.E98])" office:value-type="float" office:value="269.862425" calcext:value-type="float">
            <text:p>269.862425</text:p>
          </table:table-cell>
          <table:table-cell table:formula="of:=AVERAGE([.D49:.D98])" office:value-type="float" office:value="276.89868" calcext:value-type="float">
            <text:p>276.89868</text:p>
          </table:table-cell>
          <table:table-cell table:formula="of:=AVERAGE([.E49:.E98])" office:value-type="float" office:value="272.8902" calcext:value-type="float">
            <text:p>272.8902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1" calcext:value-type="date">
            <text:p>2024-05-21</text:p>
          </table:table-cell>
          <table:table-cell office:value-type="float" office:value="268.51" calcext:value-type="float">
            <text:p>268.51</text:p>
          </table:table-cell>
          <table:table-cell office:value-type="float" office:value="269.0793" calcext:value-type="float">
            <text:p>269.0793</text:p>
          </table:table-cell>
          <table:table-cell office:value-type="float" office:value="265.44" calcext:value-type="float">
            <text:p>265.44</text:p>
          </table:table-cell>
          <table:table-cell office:value-type="float" office:value="265.87" calcext:value-type="float">
            <text:p>265.87</text:p>
          </table:table-cell>
          <table:table-cell office:value-type="float" office:value="2362574" calcext:value-type="float">
            <text:p>2362574</text:p>
          </table:table-cell>
          <table:table-cell table:formula="of:=AVERAGE([.E50:.E99])" office:value-type="float" office:value="272.3616" calcext:value-type="float">
            <text:p>272.3616</text:p>
          </table:table-cell>
          <table:table-cell table:formula="of:=AVERAGE([.E80:.E99])" office:value-type="float" office:value="269.422425" calcext:value-type="float">
            <text:p>269.422425</text:p>
          </table:table-cell>
          <table:table-cell table:formula="of:=AVERAGE([.D50:.D99])" office:value-type="float" office:value="276.371266" calcext:value-type="float">
            <text:p>276.371266</text:p>
          </table:table-cell>
          <table:table-cell table:formula="of:=AVERAGE([.E50:.E99])" office:value-type="float" office:value="272.3616" calcext:value-type="float">
            <text:p>272.3616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2" calcext:value-type="date">
            <text:p>2024-05-22</text:p>
          </table:table-cell>
          <table:table-cell office:value-type="float" office:value="265.87" calcext:value-type="float">
            <text:p>265.87</text:p>
          </table:table-cell>
          <table:table-cell office:value-type="float" office:value="266.82" calcext:value-type="float">
            <text:p>266.82</text:p>
          </table:table-cell>
          <table:table-cell office:value-type="float" office:value="264.55" calcext:value-type="float">
            <text:p>264.55</text:p>
          </table:table-cell>
          <table:table-cell office:value-type="float" office:value="265.77" calcext:value-type="float">
            <text:p>265.77</text:p>
          </table:table-cell>
          <table:table-cell office:value-type="float" office:value="1906061" calcext:value-type="float">
            <text:p>1906061</text:p>
          </table:table-cell>
          <table:table-cell table:formula="of:=AVERAGE([.E51:.E100])" office:value-type="float" office:value="271.7818" calcext:value-type="float">
            <text:p>271.7818</text:p>
          </table:table-cell>
          <table:table-cell table:formula="of:=AVERAGE([.E81:.E100])" office:value-type="float" office:value="269.005425" calcext:value-type="float">
            <text:p>269.005425</text:p>
          </table:table-cell>
          <table:table-cell table:formula="of:=AVERAGE([.D51:.D100])" office:value-type="float" office:value="275.780566" calcext:value-type="float">
            <text:p>275.780566</text:p>
          </table:table-cell>
          <table:table-cell table:formula="of:=AVERAGE([.E51:.E100])" office:value-type="float" office:value="271.7818" calcext:value-type="float">
            <text:p>271.7818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3" calcext:value-type="date">
            <text:p>2024-05-23</text:p>
          </table:table-cell>
          <table:table-cell office:value-type="float" office:value="265.13" calcext:value-type="float">
            <text:p>265.13</text:p>
          </table:table-cell>
          <table:table-cell office:value-type="float" office:value="265.62" calcext:value-type="float">
            <text:p>265.62</text:p>
          </table:table-cell>
          <table:table-cell office:value-type="float" office:value="257.6" calcext:value-type="float">
            <text:p>257.6</text:p>
          </table:table-cell>
          <table:table-cell office:value-type="float" office:value="257.93" calcext:value-type="float">
            <text:p>257.93</text:p>
          </table:table-cell>
          <table:table-cell office:value-type="float" office:value="5636170" calcext:value-type="float">
            <text:p>5636170</text:p>
          </table:table-cell>
          <table:table-cell table:formula="of:=AVERAGE([.E52:.E101])" office:value-type="float" office:value="271.2818" calcext:value-type="float">
            <text:p>271.2818</text:p>
          </table:table-cell>
          <table:table-cell table:formula="of:=AVERAGE([.E82:.E101])" office:value-type="float" office:value="268.149425" calcext:value-type="float">
            <text:p>268.149425</text:p>
          </table:table-cell>
          <table:table-cell table:formula="of:=AVERAGE([.D52:.D101])" office:value-type="float" office:value="275.223566" calcext:value-type="float">
            <text:p>275.223566</text:p>
          </table:table-cell>
          <table:table-cell table:formula="of:=AVERAGE([.E52:.E101])" office:value-type="float" office:value="271.2818" calcext:value-type="float">
            <text:p>271.2818</text:p>
          </table:table-cell>
          <table:table-cell table:formula="of:=AVERAGE([.F2:.F101])" office:value-type="float" office:value="283.0682" calcext:value-type="float">
            <text:p>283.0682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4" calcext:value-type="date">
            <text:p>2024-05-24</text:p>
          </table:table-cell>
          <table:table-cell office:value-type="float" office:value="258.74" calcext:value-type="float">
            <text:p>258.74</text:p>
          </table:table-cell>
          <table:table-cell office:value-type="float" office:value="260.46" calcext:value-type="float">
            <text:p>260.46</text:p>
          </table:table-cell>
          <table:table-cell office:value-type="float" office:value="257.52" calcext:value-type="float">
            <text:p>257.52</text:p>
          </table:table-cell>
          <table:table-cell office:value-type="float" office:value="258.11" calcext:value-type="float">
            <text:p>258.11</text:p>
          </table:table-cell>
          <table:table-cell office:value-type="float" office:value="3382879" calcext:value-type="float">
            <text:p>3382879</text:p>
          </table:table-cell>
          <table:table-cell table:formula="of:=AVERAGE([.E53:.E102])" office:value-type="float" office:value="270.87562" calcext:value-type="float">
            <text:p>270.87562</text:p>
          </table:table-cell>
          <table:table-cell table:formula="of:=AVERAGE([.E83:.E102])" office:value-type="float" office:value="267.50692" calcext:value-type="float">
            <text:p>267.50692</text:p>
          </table:table-cell>
          <table:table-cell table:formula="of:=AVERAGE([.D53:.D102])" office:value-type="float" office:value="274.782366" calcext:value-type="float">
            <text:p>274.782366</text:p>
          </table:table-cell>
          <table:table-cell table:formula="of:=AVERAGE([.E53:.E102])" office:value-type="float" office:value="270.87562" calcext:value-type="float">
            <text:p>270.87562</text:p>
          </table:table-cell>
          <table:table-cell table:formula="of:=AVERAGE([.F3:.F102])" office:value-type="float" office:value="282.6789" calcext:value-type="float">
            <text:p>282.6789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8" calcext:value-type="date">
            <text:p>2024-05-28</text:p>
          </table:table-cell>
          <table:table-cell office:value-type="float" office:value="257.39" calcext:value-type="float">
            <text:p>257.39</text:p>
          </table:table-cell>
          <table:table-cell office:value-type="float" office:value="258.81" calcext:value-type="float">
            <text:p>258.81</text:p>
          </table:table-cell>
          <table:table-cell office:value-type="float" office:value="252.645" calcext:value-type="float">
            <text:p>252.645</text:p>
          </table:table-cell>
          <table:table-cell office:value-type="float" office:value="253.54" calcext:value-type="float">
            <text:p>253.54</text:p>
          </table:table-cell>
          <table:table-cell office:value-type="float" office:value="4324728" calcext:value-type="float">
            <text:p>4324728</text:p>
          </table:table-cell>
          <table:table-cell table:formula="of:=AVERAGE([.E54:.E103])" office:value-type="float" office:value="270.36092" calcext:value-type="float">
            <text:p>270.36092</text:p>
          </table:table-cell>
          <table:table-cell table:formula="of:=AVERAGE([.E84:.E103])" office:value-type="float" office:value="266.50942" calcext:value-type="float">
            <text:p>266.50942</text:p>
          </table:table-cell>
          <table:table-cell table:formula="of:=AVERAGE([.D54:.D103])" office:value-type="float" office:value="274.273966" calcext:value-type="float">
            <text:p>274.273966</text:p>
          </table:table-cell>
          <table:table-cell table:formula="of:=AVERAGE([.E54:.E103])" office:value-type="float" office:value="270.36092" calcext:value-type="float">
            <text:p>270.36092</text:p>
          </table:table-cell>
          <table:table-cell table:formula="of:=AVERAGE([.F4:.F103])" office:value-type="float" office:value="282.2704" calcext:value-type="float">
            <text:p>282.2704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9" calcext:value-type="date">
            <text:p>2024-05-29</text:p>
          </table:table-cell>
          <table:table-cell office:value-type="float" office:value="253.36" calcext:value-type="float">
            <text:p>253.36</text:p>
          </table:table-cell>
          <table:table-cell office:value-type="float" office:value="253.8" calcext:value-type="float">
            <text:p>253.8</text:p>
          </table:table-cell>
          <table:table-cell office:value-type="float" office:value="249.16" calcext:value-type="float">
            <text:p>249.16</text:p>
          </table:table-cell>
          <table:table-cell office:value-type="float" office:value="249.37" calcext:value-type="float">
            <text:p>249.37</text:p>
          </table:table-cell>
          <table:table-cell office:value-type="float" office:value="4029317" calcext:value-type="float">
            <text:p>4029317</text:p>
          </table:table-cell>
          <table:table-cell table:formula="of:=AVERAGE([.E55:.E104])" office:value-type="float" office:value="269.78272" calcext:value-type="float">
            <text:p>269.78272</text:p>
          </table:table-cell>
          <table:table-cell table:formula="of:=AVERAGE([.E85:.E104])" office:value-type="float" office:value="265.83592" calcext:value-type="float">
            <text:p>265.83592</text:p>
          </table:table-cell>
          <table:table-cell table:formula="of:=AVERAGE([.D55:.D104])" office:value-type="float" office:value="273.743966" calcext:value-type="float">
            <text:p>273.743966</text:p>
          </table:table-cell>
          <table:table-cell table:formula="of:=AVERAGE([.E55:.E104])" office:value-type="float" office:value="269.78272" calcext:value-type="float">
            <text:p>269.78272</text:p>
          </table:table-cell>
          <table:table-cell table:formula="of:=AVERAGE([.F5:.F104])" office:value-type="float" office:value="281.8467" calcext:value-type="float">
            <text:p>281.8467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0" calcext:value-type="date">
            <text:p>2024-05-30</text:p>
          </table:table-cell>
          <table:table-cell office:value-type="float" office:value="250.61" calcext:value-type="float">
            <text:p>250.61</text:p>
          </table:table-cell>
          <table:table-cell office:value-type="float" office:value="252.96" calcext:value-type="float">
            <text:p>252.96</text:p>
          </table:table-cell>
          <table:table-cell office:value-type="float" office:value="250.0975" calcext:value-type="float">
            <text:p>250.0975</text:p>
          </table:table-cell>
          <table:table-cell office:value-type="float" office:value="252.07" calcext:value-type="float">
            <text:p>252.07</text:p>
          </table:table-cell>
          <table:table-cell office:value-type="float" office:value="3599768" calcext:value-type="float">
            <text:p>3599768</text:p>
          </table:table-cell>
          <table:table-cell table:formula="of:=AVERAGE([.E56:.E105])" office:value-type="float" office:value="269.21297" calcext:value-type="float">
            <text:p>269.21297</text:p>
          </table:table-cell>
          <table:table-cell table:formula="of:=AVERAGE([.E86:.E105])" office:value-type="float" office:value="264.838295" calcext:value-type="float">
            <text:p>264.838295</text:p>
          </table:table-cell>
          <table:table-cell table:formula="of:=AVERAGE([.D56:.D105])" office:value-type="float" office:value="273.115166" calcext:value-type="float">
            <text:p>273.115166</text:p>
          </table:table-cell>
          <table:table-cell table:formula="of:=AVERAGE([.E56:.E105])" office:value-type="float" office:value="269.21297" calcext:value-type="float">
            <text:p>269.21297</text:p>
          </table:table-cell>
          <table:table-cell table:formula="of:=AVERAGE([.F6:.F105])" office:value-type="float" office:value="281.4775" calcext:value-type="float">
            <text:p>281.4775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1" calcext:value-type="date">
            <text:p>2024-05-31</text:p>
          </table:table-cell>
          <table:table-cell office:value-type="float" office:value="254.19" calcext:value-type="float">
            <text:p>254.19</text:p>
          </table:table-cell>
          <table:table-cell office:value-type="float" office:value="259.25" calcext:value-type="float">
            <text:p>259.25</text:p>
          </table:table-cell>
          <table:table-cell office:value-type="float" office:value="253.505" calcext:value-type="float">
            <text:p>253.505</text:p>
          </table:table-cell>
          <table:table-cell office:value-type="float" office:value="258.89" calcext:value-type="float">
            <text:p>258.89</text:p>
          </table:table-cell>
          <table:table-cell office:value-type="float" office:value="6125399" calcext:value-type="float">
            <text:p>6125399</text:p>
          </table:table-cell>
          <table:table-cell table:formula="of:=AVERAGE([.E57:.E106])" office:value-type="float" office:value="268.65567" calcext:value-type="float">
            <text:p>268.65567</text:p>
          </table:table-cell>
          <table:table-cell table:formula="of:=AVERAGE([.E87:.E106])" office:value-type="float" office:value="263.878045" calcext:value-type="float">
            <text:p>263.878045</text:p>
          </table:table-cell>
          <table:table-cell table:formula="of:=AVERAGE([.D57:.D106])" office:value-type="float" office:value="272.608166" calcext:value-type="float">
            <text:p>272.608166</text:p>
          </table:table-cell>
          <table:table-cell table:formula="of:=AVERAGE([.E57:.E106])" office:value-type="float" office:value="268.65567" calcext:value-type="float">
            <text:p>268.65567</text:p>
          </table:table-cell>
          <table:table-cell table:formula="of:=AVERAGE([.F7:.F106])" office:value-type="float" office:value="281.1474" calcext:value-type="float">
            <text:p>281.1474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3" calcext:value-type="date">
            <text:p>2024-06-03</text:p>
          </table:table-cell>
          <table:table-cell office:value-type="float" office:value="257.93" calcext:value-type="float">
            <text:p>257.93</text:p>
          </table:table-cell>
          <table:table-cell office:value-type="float" office:value="259.95" calcext:value-type="float">
            <text:p>259.95</text:p>
          </table:table-cell>
          <table:table-cell office:value-type="float" office:value="255.6" calcext:value-type="float">
            <text:p>255.6</text:p>
          </table:table-cell>
          <table:table-cell office:value-type="float" office:value="259.75" calcext:value-type="float">
            <text:p>259.75</text:p>
          </table:table-cell>
          <table:table-cell office:value-type="float" office:value="4342771" calcext:value-type="float">
            <text:p>4342771</text:p>
          </table:table-cell>
          <table:table-cell table:formula="of:=AVERAGE([.E58:.E107])" office:value-type="float" office:value="268.11487" calcext:value-type="float">
            <text:p>268.11487</text:p>
          </table:table-cell>
          <table:table-cell table:formula="of:=AVERAGE([.E88:.E107])" office:value-type="float" office:value="263.213545" calcext:value-type="float">
            <text:p>263.213545</text:p>
          </table:table-cell>
          <table:table-cell table:formula="of:=AVERAGE([.D58:.D107])" office:value-type="float" office:value="272.095566" calcext:value-type="float">
            <text:p>272.095566</text:p>
          </table:table-cell>
          <table:table-cell table:formula="of:=AVERAGE([.E58:.E107])" office:value-type="float" office:value="268.11487" calcext:value-type="float">
            <text:p>268.11487</text:p>
          </table:table-cell>
          <table:table-cell table:formula="of:=AVERAGE([.F8:.F107])" office:value-type="float" office:value="280.8362" calcext:value-type="float">
            <text:p>280.8362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4" calcext:value-type="date">
            <text:p>2024-06-04</text:p>
          </table:table-cell>
          <table:table-cell office:value-type="float" office:value="259.34" calcext:value-type="float">
            <text:p>259.34</text:p>
          </table:table-cell>
          <table:table-cell office:value-type="float" office:value="263.09" calcext:value-type="float">
            <text:p>263.09</text:p>
          </table:table-cell>
          <table:table-cell office:value-type="float" office:value="259.25" calcext:value-type="float">
            <text:p>259.25</text:p>
          </table:table-cell>
          <table:table-cell office:value-type="float" office:value="262.72" calcext:value-type="float">
            <text:p>262.72</text:p>
          </table:table-cell>
          <table:table-cell office:value-type="float" office:value="4592727" calcext:value-type="float">
            <text:p>4592727</text:p>
          </table:table-cell>
          <table:table-cell table:formula="of:=AVERAGE([.E59:.E108])" office:value-type="float" office:value="267.65747" calcext:value-type="float">
            <text:p>267.65747</text:p>
          </table:table-cell>
          <table:table-cell table:formula="of:=AVERAGE([.E89:.E108])" office:value-type="float" office:value="262.724045" calcext:value-type="float">
            <text:p>262.724045</text:p>
          </table:table-cell>
          <table:table-cell table:formula="of:=AVERAGE([.D59:.D108])" office:value-type="float" office:value="271.669666" calcext:value-type="float">
            <text:p>271.669666</text:p>
          </table:table-cell>
          <table:table-cell table:formula="of:=AVERAGE([.E59:.E108])" office:value-type="float" office:value="267.65747" calcext:value-type="float">
            <text:p>267.65747</text:p>
          </table:table-cell>
          <table:table-cell table:formula="of:=AVERAGE([.F9:.F108])" office:value-type="float" office:value="280.5225" calcext:value-type="float">
            <text:p>280.5225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261.5" calcext:value-type="float">
            <text:p>261.5</text:p>
          </table:table-cell>
          <table:table-cell office:value-type="float" office:value="261.735" calcext:value-type="float">
            <text:p>261.735</text:p>
          </table:table-cell>
          <table:table-cell office:value-type="float" office:value="258.66" calcext:value-type="float">
            <text:p>258.66</text:p>
          </table:table-cell>
          <table:table-cell office:value-type="float" office:value="259.99" calcext:value-type="float">
            <text:p>259.99</text:p>
          </table:table-cell>
          <table:table-cell office:value-type="float" office:value="4136828" calcext:value-type="float">
            <text:p>4136828</text:p>
          </table:table-cell>
          <table:table-cell table:formula="of:=AVERAGE([.E60:.E109])" office:value-type="float" office:value="267.27787" calcext:value-type="float">
            <text:p>267.27787</text:p>
          </table:table-cell>
          <table:table-cell table:formula="of:=AVERAGE([.E90:.E109])" office:value-type="float" office:value="262.307545" calcext:value-type="float">
            <text:p>262.307545</text:p>
          </table:table-cell>
          <table:table-cell table:formula="of:=AVERAGE([.D60:.D109])" office:value-type="float" office:value="271.292766" calcext:value-type="float">
            <text:p>271.292766</text:p>
          </table:table-cell>
          <table:table-cell table:formula="of:=AVERAGE([.E60:.E109])" office:value-type="float" office:value="267.27787" calcext:value-type="float">
            <text:p>267.27787</text:p>
          </table:table-cell>
          <table:table-cell table:formula="of:=AVERAGE([.F10:.F109])" office:value-type="float" office:value="280.1809" calcext:value-type="float">
            <text:p>280.1809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6" calcext:value-type="date">
            <text:p>2024-06-06</text:p>
          </table:table-cell>
          <table:table-cell office:value-type="float" office:value="260.91" calcext:value-type="float">
            <text:p>260.91</text:p>
          </table:table-cell>
          <table:table-cell office:value-type="float" office:value="261.785" calcext:value-type="float">
            <text:p>261.785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0.72" calcext:value-type="float">
            <text:p>260.72</text:p>
          </table:table-cell>
          <table:table-cell office:value-type="float" office:value="3354270" calcext:value-type="float">
            <text:p>3354270</text:p>
          </table:table-cell>
          <table:table-cell table:formula="of:=AVERAGE([.E61:.E110])" office:value-type="float" office:value="266.91307" calcext:value-type="float">
            <text:p>266.91307</text:p>
          </table:table-cell>
          <table:table-cell table:formula="of:=AVERAGE([.E91:.E110])" office:value-type="float" office:value="261.951045" calcext:value-type="float">
            <text:p>261.951045</text:p>
          </table:table-cell>
          <table:table-cell table:formula="of:=AVERAGE([.D61:.D110])" office:value-type="float" office:value="270.939466" calcext:value-type="float">
            <text:p>270.939466</text:p>
          </table:table-cell>
          <table:table-cell table:formula="of:=AVERAGE([.E61:.E110])" office:value-type="float" office:value="266.91307" calcext:value-type="float">
            <text:p>266.91307</text:p>
          </table:table-cell>
          <table:table-cell table:formula="of:=AVERAGE([.F11:.F110])" office:value-type="float" office:value="279.8534" calcext:value-type="float">
            <text:p>279.8534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7" calcext:value-type="date">
            <text:p>2024-06-07</text:p>
          </table:table-cell>
          <table:table-cell office:value-type="float" office:value="260.07" calcext:value-type="float">
            <text:p>260.07</text:p>
          </table:table-cell>
          <table:table-cell office:value-type="float" office:value="261.395" calcext:value-type="float">
            <text:p>261.395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6.21" calcext:value-type="float">
            <text:p>256.21</text:p>
          </table:table-cell>
          <table:table-cell office:value-type="float" office:value="2290085" calcext:value-type="float">
            <text:p>2290085</text:p>
          </table:table-cell>
          <table:table-cell table:formula="of:=AVERAGE([.E62:.E111])" office:value-type="float" office:value="266.45787" calcext:value-type="float">
            <text:p>266.45787</text:p>
          </table:table-cell>
          <table:table-cell table:formula="of:=AVERAGE([.E92:.E111])" office:value-type="float" office:value="261.367045" calcext:value-type="float">
            <text:p>261.367045</text:p>
          </table:table-cell>
          <table:table-cell table:formula="of:=AVERAGE([.D62:.D111])" office:value-type="float" office:value="270.521366" calcext:value-type="float">
            <text:p>270.521366</text:p>
          </table:table-cell>
          <table:table-cell table:formula="of:=AVERAGE([.E62:.E111])" office:value-type="float" office:value="266.45787" calcext:value-type="float">
            <text:p>266.45787</text:p>
          </table:table-cell>
          <table:table-cell table:formula="of:=AVERAGE([.F12:.F111])" office:value-type="float" office:value="279.5046" calcext:value-type="float">
            <text:p>279.5046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0" calcext:value-type="date">
            <text:p>2024-06-1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3.15" calcext:value-type="float">
            <text:p>253.15</text:p>
          </table:table-cell>
          <table:table-cell office:value-type="float" office:value="253.81" calcext:value-type="float">
            <text:p>253.81</text:p>
          </table:table-cell>
          <table:table-cell office:value-type="float" office:value="2867127" calcext:value-type="float">
            <text:p>2867127</text:p>
          </table:table-cell>
          <table:table-cell table:formula="of:=AVERAGE([.E63:.E112])" office:value-type="float" office:value="265.89582" calcext:value-type="float">
            <text:p>265.89582</text:p>
          </table:table-cell>
          <table:table-cell table:formula="of:=AVERAGE([.E93:.E112])" office:value-type="float" office:value="260.632545" calcext:value-type="float">
            <text:p>260.632545</text:p>
          </table:table-cell>
          <table:table-cell table:formula="of:=AVERAGE([.D63:.D112])" office:value-type="float" office:value="269.973768" calcext:value-type="float">
            <text:p>269.973768</text:p>
          </table:table-cell>
          <table:table-cell table:formula="of:=AVERAGE([.E63:.E112])" office:value-type="float" office:value="265.89582" calcext:value-type="float">
            <text:p>265.89582</text:p>
          </table:table-cell>
          <table:table-cell table:formula="of:=AVERAGE([.F13:.F112])" office:value-type="float" office:value="279.1311" calcext:value-type="float">
            <text:p>279.1311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1" calcext:value-type="date">
            <text:p>2024-06-11</text:p>
          </table:table-cell>
          <table:table-cell office:value-type="float" office:value="253.01" calcext:value-type="float">
            <text:p>253.01</text:p>
          </table:table-cell>
          <table:table-cell office:value-type="float" office:value="254.6889" calcext:value-type="float">
            <text:p>254.6889</text:p>
          </table:table-cell>
          <table:table-cell office:value-type="float" office:value="252.1" calcext:value-type="float">
            <text:p>252.1</text:p>
          </table:table-cell>
          <table:table-cell office:value-type="float" office:value="254.28" calcext:value-type="float">
            <text:p>254.28</text:p>
          </table:table-cell>
          <table:table-cell office:value-type="float" office:value="2729439" calcext:value-type="float">
            <text:p>2729439</text:p>
          </table:table-cell>
          <table:table-cell table:formula="of:=AVERAGE([.E64:.E113])" office:value-type="float" office:value="265.36502" calcext:value-type="float">
            <text:p>265.36502</text:p>
          </table:table-cell>
          <table:table-cell table:formula="of:=AVERAGE([.E94:.E113])" office:value-type="float" office:value="259.680545" calcext:value-type="float">
            <text:p>259.680545</text:p>
          </table:table-cell>
          <table:table-cell table:formula="of:=AVERAGE([.D64:.D113])" office:value-type="float" office:value="269.436546" calcext:value-type="float">
            <text:p>269.436546</text:p>
          </table:table-cell>
          <table:table-cell table:formula="of:=AVERAGE([.E64:.E113])" office:value-type="float" office:value="265.36502" calcext:value-type="float">
            <text:p>265.36502</text:p>
          </table:table-cell>
          <table:table-cell table:formula="of:=AVERAGE([.F14:.F113])" office:value-type="float" office:value="278.7303" calcext:value-type="float">
            <text:p>278.7303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2" calcext:value-type="date">
            <text:p>2024-06-12</text:p>
          </table:table-cell>
          <table:table-cell office:value-type="float" office:value="254.88" calcext:value-type="float">
            <text:p>254.88</text:p>
          </table:table-cell>
          <table:table-cell office:value-type="float" office:value="256.31" calcext:value-type="float">
            <text:p>256.31</text:p>
          </table:table-cell>
          <table:table-cell office:value-type="float" office:value="253.41" calcext:value-type="float">
            <text:p>253.41</text:p>
          </table:table-cell>
          <table:table-cell office:value-type="float" office:value="254.48" calcext:value-type="float">
            <text:p>254.48</text:p>
          </table:table-cell>
          <table:table-cell office:value-type="float" office:value="3169566" calcext:value-type="float">
            <text:p>3169566</text:p>
          </table:table-cell>
          <table:table-cell table:formula="of:=AVERAGE([.E65:.E114])" office:value-type="float" office:value="264.88422" calcext:value-type="float">
            <text:p>264.88422</text:p>
          </table:table-cell>
          <table:table-cell table:formula="of:=AVERAGE([.E95:.E114])" office:value-type="float" office:value="258.915425" calcext:value-type="float">
            <text:p>258.915425</text:p>
          </table:table-cell>
          <table:table-cell table:formula="of:=AVERAGE([.D65:.D114])" office:value-type="float" office:value="268.953146" calcext:value-type="float">
            <text:p>268.953146</text:p>
          </table:table-cell>
          <table:table-cell table:formula="of:=AVERAGE([.E65:.E114])" office:value-type="float" office:value="264.88422" calcext:value-type="float">
            <text:p>264.88422</text:p>
          </table:table-cell>
          <table:table-cell table:formula="of:=AVERAGE([.F15:.F114])" office:value-type="float" office:value="278.2698" calcext:value-type="float">
            <text:p>278.2698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3" calcext:value-type="date">
            <text:p>2024-06-13</text:p>
          </table:table-cell>
          <table:table-cell office:value-type="float" office:value="253.59" calcext:value-type="float">
            <text:p>253.59</text:p>
          </table:table-cell>
          <table:table-cell office:value-type="float" office:value="254.74" calcext:value-type="float">
            <text:p>254.74</text:p>
          </table:table-cell>
          <table:table-cell office:value-type="float" office:value="251.18" calcext:value-type="float">
            <text:p>251.18</text:p>
          </table:table-cell>
          <table:table-cell office:value-type="float" office:value="253.7" calcext:value-type="float">
            <text:p>253.7</text:p>
          </table:table-cell>
          <table:table-cell office:value-type="float" office:value="3152985" calcext:value-type="float">
            <text:p>3152985</text:p>
          </table:table-cell>
          <table:table-cell table:formula="of:=AVERAGE([.E66:.E115])" office:value-type="float" office:value="264.40482" calcext:value-type="float">
            <text:p>264.40482</text:p>
          </table:table-cell>
          <table:table-cell table:formula="of:=AVERAGE([.E96:.E115])" office:value-type="float" office:value="257.962875" calcext:value-type="float">
            <text:p>257.962875</text:p>
          </table:table-cell>
          <table:table-cell table:formula="of:=AVERAGE([.D66:.D115])" office:value-type="float" office:value="268.488746" calcext:value-type="float">
            <text:p>268.488746</text:p>
          </table:table-cell>
          <table:table-cell table:formula="of:=AVERAGE([.E66:.E115])" office:value-type="float" office:value="264.40482" calcext:value-type="float">
            <text:p>264.40482</text:p>
          </table:table-cell>
          <table:table-cell table:formula="of:=AVERAGE([.F16:.F115])" office:value-type="float" office:value="277.8227" calcext:value-type="float">
            <text:p>277.8227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4" calcext:value-type="date">
            <text:p>2024-06-14</text:p>
          </table:table-cell>
          <table:table-cell office:value-type="float" office:value="252.86" calcext:value-type="float">
            <text:p>252.86</text:p>
          </table:table-cell>
          <table:table-cell office:value-type="float" office:value="253.62" calcext:value-type="float">
            <text:p>253.62</text:p>
          </table:table-cell>
          <table:table-cell office:value-type="float" office:value="250.614" calcext:value-type="float">
            <text:p>250.614</text:p>
          </table:table-cell>
          <table:table-cell office:value-type="float" office:value="253.58" calcext:value-type="float">
            <text:p>253.58</text:p>
          </table:table-cell>
          <table:table-cell office:value-type="float" office:value="2806560" calcext:value-type="float">
            <text:p>2806560</text:p>
          </table:table-cell>
          <table:table-cell table:formula="of:=AVERAGE([.E67:.E116])" office:value-type="float" office:value="264.0187" calcext:value-type="float">
            <text:p>264.0187</text:p>
          </table:table-cell>
          <table:table-cell table:formula="of:=AVERAGE([.E97:.E116])" office:value-type="float" office:value="256.847575" calcext:value-type="float">
            <text:p>256.847575</text:p>
          </table:table-cell>
          <table:table-cell table:formula="of:=AVERAGE([.D67:.D116])" office:value-type="float" office:value="268.036346" calcext:value-type="float">
            <text:p>268.036346</text:p>
          </table:table-cell>
          <table:table-cell table:formula="of:=AVERAGE([.E67:.E116])" office:value-type="float" office:value="264.0187" calcext:value-type="float">
            <text:p>264.0187</text:p>
          </table:table-cell>
          <table:table-cell table:formula="of:=AVERAGE([.F17:.F116])" office:value-type="float" office:value="277.358" calcext:value-type="float">
            <text:p>277.358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252.3" calcext:value-type="float">
            <text:p>252.3</text:p>
          </table:table-cell>
          <table:table-cell office:value-type="float" office:value="254.52" calcext:value-type="float">
            <text:p>254.52</text:p>
          </table:table-cell>
          <table:table-cell office:value-type="float" office:value="251.88" calcext:value-type="float">
            <text:p>251.88</text:p>
          </table:table-cell>
          <table:table-cell office:value-type="float" office:value="253.51" calcext:value-type="float">
            <text:p>253.51</text:p>
          </table:table-cell>
          <table:table-cell office:value-type="float" office:value="2532906" calcext:value-type="float">
            <text:p>2532906</text:p>
          </table:table-cell>
          <table:table-cell table:formula="of:=AVERAGE([.E68:.E117])" office:value-type="float" office:value="263.7291" calcext:value-type="float">
            <text:p>263.7291</text:p>
          </table:table-cell>
          <table:table-cell table:formula="of:=AVERAGE([.E98:.E117])" office:value-type="float" office:value="255.895575" calcext:value-type="float">
            <text:p>255.895575</text:p>
          </table:table-cell>
          <table:table-cell table:formula="of:=AVERAGE([.D68:.D117])" office:value-type="float" office:value="267.714346" calcext:value-type="float">
            <text:p>267.714346</text:p>
          </table:table-cell>
          <table:table-cell table:formula="of:=AVERAGE([.E68:.E117])" office:value-type="float" office:value="263.7291" calcext:value-type="float">
            <text:p>263.7291</text:p>
          </table:table-cell>
          <table:table-cell table:formula="of:=AVERAGE([.F18:.F117])" office:value-type="float" office:value="276.8887" calcext:value-type="float">
            <text:p>276.8887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18" calcext:value-type="date">
            <text:p>2024-06-18</text:p>
          </table:table-cell>
          <table:table-cell office:value-type="float" office:value="253.95" calcext:value-type="float">
            <text:p>253.95</text:p>
          </table:table-cell>
          <table:table-cell office:value-type="float" office:value="254.35" calcext:value-type="float">
            <text:p>254.35</text:p>
          </table:table-cell>
          <table:table-cell office:value-type="float" office:value="249.35" calcext:value-type="float">
            <text:p>249.35</text:p>
          </table:table-cell>
          <table:table-cell office:value-type="float" office:value="250.79" calcext:value-type="float">
            <text:p>250.79</text:p>
          </table:table-cell>
          <table:table-cell office:value-type="float" office:value="2956314" calcext:value-type="float">
            <text:p>2956314</text:p>
          </table:table-cell>
          <table:table-cell table:formula="of:=AVERAGE([.E69:.E118])" office:value-type="float" office:value="263.3987" calcext:value-type="float">
            <text:p>263.3987</text:p>
          </table:table-cell>
          <table:table-cell table:formula="of:=AVERAGE([.E99:.E118])" office:value-type="float" office:value="254.999075" calcext:value-type="float">
            <text:p>254.999075</text:p>
          </table:table-cell>
          <table:table-cell table:formula="of:=AVERAGE([.D69:.D118])" office:value-type="float" office:value="267.427562" calcext:value-type="float">
            <text:p>267.427562</text:p>
          </table:table-cell>
          <table:table-cell table:formula="of:=AVERAGE([.E69:.E118])" office:value-type="float" office:value="263.3987" calcext:value-type="float">
            <text:p>263.3987</text:p>
          </table:table-cell>
          <table:table-cell table:formula="of:=AVERAGE([.F19:.F118])" office:value-type="float" office:value="276.4245" calcext:value-type="float">
            <text:p>276.4245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0" calcext:value-type="date">
            <text:p>2024-06-20</text:p>
          </table:table-cell>
          <table:table-cell office:value-type="float" office:value="250.27" calcext:value-type="float">
            <text:p>250.27</text:p>
          </table:table-cell>
          <table:table-cell office:value-type="float" office:value="255.69" calcext:value-type="float">
            <text:p>255.69</text:p>
          </table:table-cell>
          <table:table-cell office:value-type="float" office:value="249.511" calcext:value-type="float">
            <text:p>249.511</text:p>
          </table:table-cell>
          <table:table-cell office:value-type="float" office:value="253.8" calcext:value-type="float">
            <text:p>253.8</text:p>
          </table:table-cell>
          <table:table-cell office:value-type="float" office:value="4046527" calcext:value-type="float">
            <text:p>4046527</text:p>
          </table:table-cell>
          <table:table-cell table:formula="of:=AVERAGE([.E70:.E119])" office:value-type="float" office:value="263.07892" calcext:value-type="float">
            <text:p>263.07892</text:p>
          </table:table-cell>
          <table:table-cell table:formula="of:=AVERAGE([.E100:.E119])" office:value-type="float" office:value="254.202625" calcext:value-type="float">
            <text:p>254.202625</text:p>
          </table:table-cell>
          <table:table-cell table:formula="of:=AVERAGE([.D70:.D119])" office:value-type="float" office:value="267.147962" calcext:value-type="float">
            <text:p>267.147962</text:p>
          </table:table-cell>
          <table:table-cell table:formula="of:=AVERAGE([.E70:.E119])" office:value-type="float" office:value="263.07892" calcext:value-type="float">
            <text:p>263.07892</text:p>
          </table:table-cell>
          <table:table-cell table:formula="of:=AVERAGE([.F20:.F119])" office:value-type="float" office:value="276.0399" calcext:value-type="float">
            <text:p>276.0399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1" calcext:value-type="date">
            <text:p>2024-06-21</text:p>
          </table:table-cell>
          <table:table-cell office:value-type="float" office:value="258.28" calcext:value-type="float">
            <text:p>258.28</text:p>
          </table:table-cell>
          <table:table-cell office:value-type="float" office:value="261.46" calcext:value-type="float">
            <text:p>261.46</text:p>
          </table:table-cell>
          <table:table-cell office:value-type="float" office:value="255.61" calcext:value-type="float">
            <text:p>255.61</text:p>
          </table:table-cell>
          <table:table-cell office:value-type="float" office:value="259.39" calcext:value-type="float">
            <text:p>259.39</text:p>
          </table:table-cell>
          <table:table-cell office:value-type="float" office:value="8426647" calcext:value-type="float">
            <text:p>8426647</text:p>
          </table:table-cell>
          <table:table-cell table:formula="of:=AVERAGE([.E71:.E120])" office:value-type="float" office:value="262.88892" calcext:value-type="float">
            <text:p>262.88892</text:p>
          </table:table-cell>
          <table:table-cell table:formula="of:=AVERAGE([.E101:.E120])" office:value-type="float" office:value="253.755625" calcext:value-type="float">
            <text:p>253.755625</text:p>
          </table:table-cell>
          <table:table-cell table:formula="of:=AVERAGE([.D71:.D120])" office:value-type="float" office:value="266.997362" calcext:value-type="float">
            <text:p>266.997362</text:p>
          </table:table-cell>
          <table:table-cell table:formula="of:=AVERAGE([.E71:.E120])" office:value-type="float" office:value="262.88892" calcext:value-type="float">
            <text:p>262.88892</text:p>
          </table:table-cell>
          <table:table-cell table:formula="of:=AVERAGE([.F21:.F120])" office:value-type="float" office:value="275.7107" calcext:value-type="float">
            <text:p>275.7107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4" calcext:value-type="date">
            <text:p>2024-06-24</text:p>
          </table:table-cell>
          <table:table-cell office:value-type="float" office:value="259" calcext:value-type="float">
            <text:p>259</text:p>
          </table:table-cell>
          <table:table-cell office:value-type="float" office:value="261.37" calcext:value-type="float">
            <text:p>261.37</text:p>
          </table:table-cell>
          <table:table-cell office:value-type="float" office:value="257.8" calcext:value-type="float">
            <text:p>257.8</text:p>
          </table:table-cell>
          <table:table-cell office:value-type="float" office:value="260.38" calcext:value-type="float">
            <text:p>260.38</text:p>
          </table:table-cell>
          <table:table-cell office:value-type="float" office:value="3901231" calcext:value-type="float">
            <text:p>3901231</text:p>
          </table:table-cell>
          <table:table-cell table:formula="of:=AVERAGE([.E72:.E121])" office:value-type="float" office:value="262.70192" calcext:value-type="float">
            <text:p>262.70192</text:p>
          </table:table-cell>
          <table:table-cell table:formula="of:=AVERAGE([.E102:.E121])" office:value-type="float" office:value="253.765625" calcext:value-type="float">
            <text:p>253.765625</text:p>
          </table:table-cell>
          <table:table-cell table:formula="of:=AVERAGE([.D72:.D121])" office:value-type="float" office:value="266.827162" calcext:value-type="float">
            <text:p>266.827162</text:p>
          </table:table-cell>
          <table:table-cell table:formula="of:=AVERAGE([.E72:.E121])" office:value-type="float" office:value="262.70192" calcext:value-type="float">
            <text:p>262.70192</text:p>
          </table:table-cell>
          <table:table-cell table:formula="of:=AVERAGE([.F22:.F121])" office:value-type="float" office:value="275.368" calcext:value-type="float">
            <text:p>275.368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5" calcext:value-type="date">
            <text:p>2024-06-25</text:p>
          </table:table-cell>
          <table:table-cell table:number-columns-repeated="2" office:value-type="float" office:value="260.13" calcext:value-type="float">
            <text:p>260.13</text:p>
          </table:table-cell>
          <table:table-cell office:value-type="float" office:value="255.59" calcext:value-type="float">
            <text:p>255.59</text:p>
          </table:table-cell>
          <table:table-cell office:value-type="float" office:value="257.38" calcext:value-type="float">
            <text:p>257.38</text:p>
          </table:table-cell>
          <table:table-cell office:value-type="float" office:value="4252250" calcext:value-type="float">
            <text:p>4252250</text:p>
          </table:table-cell>
          <table:table-cell table:formula="of:=AVERAGE([.E73:.E122])" office:value-type="float" office:value="262.48212" calcext:value-type="float">
            <text:p>262.48212</text:p>
          </table:table-cell>
          <table:table-cell table:formula="of:=AVERAGE([.E103:.E122])" office:value-type="float" office:value="253.669125" calcext:value-type="float">
            <text:p>253.669125</text:p>
          </table:table-cell>
          <table:table-cell table:formula="of:=AVERAGE([.D73:.D122])" office:value-type="float" office:value="266.665162" calcext:value-type="float">
            <text:p>266.665162</text:p>
          </table:table-cell>
          <table:table-cell table:formula="of:=AVERAGE([.E73:.E122])" office:value-type="float" office:value="262.48212" calcext:value-type="float">
            <text:p>262.48212</text:p>
          </table:table-cell>
          <table:table-cell table:formula="of:=AVERAGE([.F23:.F122])" office:value-type="float" office:value="275.0146" calcext:value-type="float">
            <text:p>275.0146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6" calcext:value-type="date">
            <text:p>2024-06-26</text:p>
          </table:table-cell>
          <table:table-cell office:value-type="float" office:value="256.65" calcext:value-type="float">
            <text:p>256.65</text:p>
          </table:table-cell>
          <table:table-cell office:value-type="float" office:value="258.17" calcext:value-type="float">
            <text:p>258.17</text:p>
          </table:table-cell>
          <table:table-cell office:value-type="float" office:value="254.68" calcext:value-type="float">
            <text:p>254.68</text:p>
          </table:table-cell>
          <table:table-cell office:value-type="float" office:value="257.83" calcext:value-type="float">
            <text:p>257.83</text:p>
          </table:table-cell>
          <table:table-cell office:value-type="float" office:value="2796088" calcext:value-type="float">
            <text:p>2796088</text:p>
          </table:table-cell>
          <table:table-cell table:formula="of:=AVERAGE([.E74:.E123])" office:value-type="float" office:value="262.25472" calcext:value-type="float">
            <text:p>262.25472</text:p>
          </table:table-cell>
          <table:table-cell table:formula="of:=AVERAGE([.E104:.E123])" office:value-type="float" office:value="253.770875" calcext:value-type="float">
            <text:p>253.770875</text:p>
          </table:table-cell>
          <table:table-cell table:formula="of:=AVERAGE([.D74:.D123])" office:value-type="float" office:value="266.458062" calcext:value-type="float">
            <text:p>266.458062</text:p>
          </table:table-cell>
          <table:table-cell table:formula="of:=AVERAGE([.E74:.E123])" office:value-type="float" office:value="262.25472" calcext:value-type="float">
            <text:p>262.25472</text:p>
          </table:table-cell>
          <table:table-cell table:formula="of:=AVERAGE([.F24:.F123])" office:value-type="float" office:value="274.6121" calcext:value-type="float">
            <text:p>274.6121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7" calcext:value-type="date">
            <text:p>2024-06-27</text:p>
          </table:table-cell>
          <table:table-cell office:value-type="float" office:value="258" calcext:value-type="float">
            <text:p>258</text:p>
          </table:table-cell>
          <table:table-cell office:value-type="float" office:value="258.83" calcext:value-type="float">
            <text:p>258.83</text:p>
          </table:table-cell>
          <table:table-cell office:value-type="float" office:value="256.97" calcext:value-type="float">
            <text:p>256.97</text:p>
          </table:table-cell>
          <table:table-cell office:value-type="float" office:value="258.17" calcext:value-type="float">
            <text:p>258.17</text:p>
          </table:table-cell>
          <table:table-cell office:value-type="float" office:value="2650996" calcext:value-type="float">
            <text:p>2650996</text:p>
          </table:table-cell>
          <table:table-cell table:formula="of:=AVERAGE([.E75:.E124])" office:value-type="float" office:value="262.09112" calcext:value-type="float">
            <text:p>262.09112</text:p>
          </table:table-cell>
          <table:table-cell table:formula="of:=AVERAGE([.E105:.E124])" office:value-type="float" office:value="254.161375" calcext:value-type="float">
            <text:p>254.161375</text:p>
          </table:table-cell>
          <table:table-cell table:formula="of:=AVERAGE([.D75:.D124])" office:value-type="float" office:value="266.294862" calcext:value-type="float">
            <text:p>266.294862</text:p>
          </table:table-cell>
          <table:table-cell table:formula="of:=AVERAGE([.E75:.E124])" office:value-type="float" office:value="262.09112" calcext:value-type="float">
            <text:p>262.09112</text:p>
          </table:table-cell>
          <table:table-cell table:formula="of:=AVERAGE([.F25:.F124])" office:value-type="float" office:value="274.2233" calcext:value-type="float">
            <text:p>274.2233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8" calcext:value-type="date">
            <text:p>2024-06-28</text:p>
          </table:table-cell>
          <table:table-cell office:value-type="float" office:value="257.54" calcext:value-type="float">
            <text:p>257.54</text:p>
          </table:table-cell>
          <table:table-cell office:value-type="float" office:value="259.49" calcext:value-type="float">
            <text:p>259.49</text:p>
          </table:table-cell>
          <table:table-cell office:value-type="float" office:value="252.86" calcext:value-type="float">
            <text:p>252.86</text:p>
          </table:table-cell>
          <table:table-cell office:value-type="float" office:value="254.84" calcext:value-type="float">
            <text:p>254.84</text:p>
          </table:table-cell>
          <table:table-cell office:value-type="float" office:value="8958712" calcext:value-type="float">
            <text:p>8958712</text:p>
          </table:table-cell>
          <table:table-cell table:formula="of:=AVERAGE([.E76:.E125])" office:value-type="float" office:value="261.83792" calcext:value-type="float">
            <text:p>261.83792</text:p>
          </table:table-cell>
          <table:table-cell table:formula="of:=AVERAGE([.E106:.E125])" office:value-type="float" office:value="254.2995" calcext:value-type="float">
            <text:p>254.2995</text:p>
          </table:table-cell>
          <table:table-cell table:formula="of:=AVERAGE([.D76:.D125])" office:value-type="float" office:value="266.082262" calcext:value-type="float">
            <text:p>266.082262</text:p>
          </table:table-cell>
          <table:table-cell table:formula="of:=AVERAGE([.E76:.E125])" office:value-type="float" office:value="261.83792" calcext:value-type="float">
            <text:p>261.83792</text:p>
          </table:table-cell>
          <table:table-cell table:formula="of:=AVERAGE([.F26:.F125])" office:value-type="float" office:value="273.912" calcext:value-type="float">
            <text:p>273.912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54.83" calcext:value-type="float">
            <text:p>254.83</text:p>
          </table:table-cell>
          <table:table-cell office:value-type="float" office:value="255.34" calcext:value-type="float">
            <text:p>255.34</text:p>
          </table:table-cell>
          <table:table-cell office:value-type="float" office:value="249.72" calcext:value-type="float">
            <text:p>249.72</text:p>
          </table:table-cell>
          <table:table-cell office:value-type="float" office:value="249.99" calcext:value-type="float">
            <text:p>249.99</text:p>
          </table:table-cell>
          <table:table-cell office:value-type="float" office:value="3817576" calcext:value-type="float">
            <text:p>3817576</text:p>
          </table:table-cell>
          <table:table-cell table:formula="of:=AVERAGE([.E77:.E126])" office:value-type="float" office:value="261.45542" calcext:value-type="float">
            <text:p>261.45542</text:p>
          </table:table-cell>
          <table:table-cell table:formula="of:=AVERAGE([.E107:.E126])" office:value-type="float" office:value="254.11025" calcext:value-type="float">
            <text:p>254.11025</text:p>
          </table:table-cell>
          <table:table-cell table:formula="of:=AVERAGE([.D77:.D126])" office:value-type="float" office:value="265.763262" calcext:value-type="float">
            <text:p>265.763262</text:p>
          </table:table-cell>
          <table:table-cell table:formula="of:=AVERAGE([.E77:.E126])" office:value-type="float" office:value="261.45542" calcext:value-type="float">
            <text:p>261.45542</text:p>
          </table:table-cell>
          <table:table-cell table:formula="of:=AVERAGE([.F27:.F126])" office:value-type="float" office:value="273.5654" calcext:value-type="float">
            <text:p>273.5654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2" calcext:value-type="date">
            <text:p>2024-07-02</text:p>
          </table:table-cell>
          <table:table-cell office:value-type="float" office:value="249.68" calcext:value-type="float">
            <text:p>249.68</text:p>
          </table:table-cell>
          <table:table-cell office:value-type="float" office:value="251.03" calcext:value-type="float">
            <text:p>251.03</text:p>
          </table:table-cell>
          <table:table-cell office:value-type="float" office:value="247.41" calcext:value-type="float">
            <text:p>247.41</text:p>
          </table:table-cell>
          <table:table-cell office:value-type="float" office:value="247.79" calcext:value-type="float">
            <text:p>247.79</text:p>
          </table:table-cell>
          <table:table-cell office:value-type="float" office:value="3944881" calcext:value-type="float">
            <text:p>3944881</text:p>
          </table:table-cell>
          <table:table-cell table:formula="of:=AVERAGE([.E78:.E127])" office:value-type="float" office:value="260.99402" calcext:value-type="float">
            <text:p>260.99402</text:p>
          </table:table-cell>
          <table:table-cell table:formula="of:=AVERAGE([.E108:.E127])" office:value-type="float" office:value="253.70075" calcext:value-type="float">
            <text:p>253.70075</text:p>
          </table:table-cell>
          <table:table-cell table:formula="of:=AVERAGE([.D78:.D127])" office:value-type="float" office:value="265.339462" calcext:value-type="float">
            <text:p>265.339462</text:p>
          </table:table-cell>
          <table:table-cell table:formula="of:=AVERAGE([.E78:.E127])" office:value-type="float" office:value="260.99402" calcext:value-type="float">
            <text:p>260.99402</text:p>
          </table:table-cell>
          <table:table-cell table:formula="of:=AVERAGE([.F28:.F127])" office:value-type="float" office:value="273.17" calcext:value-type="float">
            <text:p>273.17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248.5" calcext:value-type="float">
            <text:p>248.5</text:p>
          </table:table-cell>
          <table:table-cell office:value-type="float" office:value="250.98" calcext:value-type="float">
            <text:p>250.98</text:p>
          </table:table-cell>
          <table:table-cell office:value-type="float" office:value="248.18" calcext:value-type="float">
            <text:p>248.18</text:p>
          </table:table-cell>
          <table:table-cell office:value-type="float" office:value="250" calcext:value-type="float">
            <text:p>250</text:p>
          </table:table-cell>
          <table:table-cell office:value-type="float" office:value="2026070" calcext:value-type="float">
            <text:p>2026070</text:p>
          </table:table-cell>
          <table:table-cell table:formula="of:=AVERAGE([.E79:.E128])" office:value-type="float" office:value="260.51122" calcext:value-type="float">
            <text:p>260.51122</text:p>
          </table:table-cell>
          <table:table-cell table:formula="of:=AVERAGE([.E109:.E128])" office:value-type="float" office:value="253.14725" calcext:value-type="float">
            <text:p>253.14725</text:p>
          </table:table-cell>
          <table:table-cell table:formula="of:=AVERAGE([.D79:.D128])" office:value-type="float" office:value="264.829062" calcext:value-type="float">
            <text:p>264.829062</text:p>
          </table:table-cell>
          <table:table-cell table:formula="of:=AVERAGE([.E79:.E128])" office:value-type="float" office:value="260.51122" calcext:value-type="float">
            <text:p>260.51122</text:p>
          </table:table-cell>
          <table:table-cell table:formula="of:=AVERAGE([.F29:.F128])" office:value-type="float" office:value="272.7507" calcext:value-type="float">
            <text:p>272.7507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251" calcext:value-type="float">
            <text:p>251</text:p>
          </table:table-cell>
          <table:table-cell office:value-type="float" office:value="251.415" calcext:value-type="float">
            <text:p>251.41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51.09" calcext:value-type="float">
            <text:p>251.09</text:p>
          </table:table-cell>
          <table:table-cell office:value-type="float" office:value="2814312" calcext:value-type="float">
            <text:p>2814312</text:p>
          </table:table-cell>
          <table:table-cell table:formula="of:=AVERAGE([.E80:.E129])" office:value-type="float" office:value="260.00262" calcext:value-type="float">
            <text:p>260.00262</text:p>
          </table:table-cell>
          <table:table-cell table:formula="of:=AVERAGE([.E110:.E129])" office:value-type="float" office:value="252.65475" calcext:value-type="float">
            <text:p>252.65475</text:p>
          </table:table-cell>
          <table:table-cell table:formula="of:=AVERAGE([.D80:.D129])" office:value-type="float" office:value="264.309362" calcext:value-type="float">
            <text:p>264.309362</text:p>
          </table:table-cell>
          <table:table-cell table:formula="of:=AVERAGE([.E80:.E129])" office:value-type="float" office:value="260.00262" calcext:value-type="float">
            <text:p>260.00262</text:p>
          </table:table-cell>
          <table:table-cell table:formula="of:=AVERAGE([.F30:.F129])" office:value-type="float" office:value="272.3669" calcext:value-type="float">
            <text:p>272.3669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08" calcext:value-type="date">
            <text:p>2024-07-08</text:p>
          </table:table-cell>
          <table:table-cell office:value-type="float" office:value="251.76" calcext:value-type="float">
            <text:p>251.76</text:p>
          </table:table-cell>
          <table:table-cell office:value-type="float" office:value="252.575" calcext:value-type="float">
            <text:p>252.575</text:p>
          </table:table-cell>
          <table:table-cell office:value-type="float" office:value="247.06" calcext:value-type="float">
            <text:p>247.06</text:p>
          </table:table-cell>
          <table:table-cell office:value-type="float" office:value="247.85" calcext:value-type="float">
            <text:p>247.85</text:p>
          </table:table-cell>
          <table:table-cell office:value-type="float" office:value="3163853" calcext:value-type="float">
            <text:p>3163853</text:p>
          </table:table-cell>
          <table:table-cell table:formula="of:=AVERAGE([.E81:.E130])" office:value-type="float" office:value="259.48602" calcext:value-type="float">
            <text:p>259.48602</text:p>
          </table:table-cell>
          <table:table-cell table:formula="of:=AVERAGE([.E111:.E130])" office:value-type="float" office:value="252.06125" calcext:value-type="float">
            <text:p>252.06125</text:p>
          </table:table-cell>
          <table:table-cell table:formula="of:=AVERAGE([.D81:.D130])" office:value-type="float" office:value="263.820262" calcext:value-type="float">
            <text:p>263.820262</text:p>
          </table:table-cell>
          <table:table-cell table:formula="of:=AVERAGE([.E81:.E130])" office:value-type="float" office:value="259.48602" calcext:value-type="float">
            <text:p>259.48602</text:p>
          </table:table-cell>
          <table:table-cell table:formula="of:=AVERAGE([.F31:.F130])" office:value-type="float" office:value="271.951" calcext:value-type="float">
            <text:p>271.951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09" calcext:value-type="date">
            <text:p>2024-07-09</text:p>
          </table:table-cell>
          <table:table-cell office:value-type="float" office:value="247.23" calcext:value-type="float">
            <text:p>247.23</text:p>
          </table:table-cell>
          <table:table-cell office:value-type="float" office:value="247.4" calcext:value-type="float">
            <text:p>247.4</text:p>
          </table:table-cell>
          <table:table-cell office:value-type="float" office:value="243.53" calcext:value-type="float">
            <text:p>243.53</text:p>
          </table:table-cell>
          <table:table-cell office:value-type="float" office:value="245.82" calcext:value-type="float">
            <text:p>245.82</text:p>
          </table:table-cell>
          <table:table-cell office:value-type="float" office:value="4930592" calcext:value-type="float">
            <text:p>4930592</text:p>
          </table:table-cell>
          <table:table-cell table:formula="of:=AVERAGE([.E82:.E131])" office:value-type="float" office:value="258.86222" calcext:value-type="float">
            <text:p>258.86222</text:p>
          </table:table-cell>
          <table:table-cell table:formula="of:=AVERAGE([.E112:.E131])" office:value-type="float" office:value="251.47075" calcext:value-type="float">
            <text:p>251.47075</text:p>
          </table:table-cell>
          <table:table-cell table:formula="of:=AVERAGE([.D82:.D131])" office:value-type="float" office:value="263.171862" calcext:value-type="float">
            <text:p>263.171862</text:p>
          </table:table-cell>
          <table:table-cell table:formula="of:=AVERAGE([.E82:.E131])" office:value-type="float" office:value="258.86222" calcext:value-type="float">
            <text:p>258.86222</text:p>
          </table:table-cell>
          <table:table-cell table:formula="of:=AVERAGE([.F32:.F131])" office:value-type="float" office:value="271.5381" calcext:value-type="float">
            <text:p>271.5381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0" calcext:value-type="date">
            <text:p>2024-07-10</text:p>
          </table:table-cell>
          <table:table-cell office:value-type="float" office:value="247" calcext:value-type="float">
            <text:p>247</text:p>
          </table:table-cell>
          <table:table-cell office:value-type="float" office:value="250.56" calcext:value-type="float">
            <text:p>250.56</text:p>
          </table:table-cell>
          <table:table-cell office:value-type="float" office:value="245.9" calcext:value-type="float">
            <text:p>245.9</text:p>
          </table:table-cell>
          <table:table-cell office:value-type="float" office:value="250.49" calcext:value-type="float">
            <text:p>250.49</text:p>
          </table:table-cell>
          <table:table-cell office:value-type="float" office:value="4092739" calcext:value-type="float">
            <text:p>4092739</text:p>
          </table:table-cell>
          <table:table-cell table:formula="of:=AVERAGE([.E83:.E132])" office:value-type="float" office:value="258.372818" calcext:value-type="float">
            <text:p>258.372818</text:p>
          </table:table-cell>
          <table:table-cell table:formula="of:=AVERAGE([.E113:.E132])" office:value-type="float" office:value="251.10825" calcext:value-type="float">
            <text:p>251.10825</text:p>
          </table:table-cell>
          <table:table-cell table:formula="of:=AVERAGE([.D83:.D132])" office:value-type="float" office:value="262.660862" calcext:value-type="float">
            <text:p>262.660862</text:p>
          </table:table-cell>
          <table:table-cell table:formula="of:=AVERAGE([.E83:.E132])" office:value-type="float" office:value="258.372818" calcext:value-type="float">
            <text:p>258.372818</text:p>
          </table:table-cell>
          <table:table-cell table:formula="of:=AVERAGE([.F33:.F132])" office:value-type="float" office:value="271.1613" calcext:value-type="float">
            <text:p>271.1613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1" calcext:value-type="date">
            <text:p>2024-07-11</text:p>
          </table:table-cell>
          <table:table-cell office:value-type="float" office:value="251.22" calcext:value-type="float">
            <text:p>251.22</text:p>
          </table:table-cell>
          <table:table-cell office:value-type="float" office:value="255.65" calcext:value-type="float">
            <text:p>255.65</text:p>
          </table:table-cell>
          <table:table-cell office:value-type="float" office:value="249.87" calcext:value-type="float">
            <text:p>249.87</text:p>
          </table:table-cell>
          <table:table-cell office:value-type="float" office:value="254.8" calcext:value-type="float">
            <text:p>254.8</text:p>
          </table:table-cell>
          <table:table-cell office:value-type="float" office:value="5548256" calcext:value-type="float">
            <text:p>5548256</text:p>
          </table:table-cell>
          <table:table-cell table:formula="of:=AVERAGE([.E84:.E133])" office:value-type="float" office:value="257.918318" calcext:value-type="float">
            <text:p>257.918318</text:p>
          </table:table-cell>
          <table:table-cell table:formula="of:=AVERAGE([.E114:.E133])" office:value-type="float" office:value="250.99675" calcext:value-type="float">
            <text:p>250.99675</text:p>
          </table:table-cell>
          <table:table-cell table:formula="of:=AVERAGE([.D84:.D133])" office:value-type="float" office:value="262.285262" calcext:value-type="float">
            <text:p>262.285262</text:p>
          </table:table-cell>
          <table:table-cell table:formula="of:=AVERAGE([.E84:.E133])" office:value-type="float" office:value="257.918318" calcext:value-type="float">
            <text:p>257.918318</text:p>
          </table:table-cell>
          <table:table-cell table:formula="of:=AVERAGE([.F34:.F133])" office:value-type="float" office:value="270.7907" calcext:value-type="float">
            <text:p>270.7907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254.25" calcext:value-type="float">
            <text:p>254.25</text:p>
          </table:table-cell>
          <table:table-cell office:value-type="float" office:value="256.92" calcext:value-type="float">
            <text:p>256.92</text:p>
          </table:table-cell>
          <table:table-cell office:value-type="float" office:value="251.81" calcext:value-type="float">
            <text:p>251.81</text:p>
          </table:table-cell>
          <table:table-cell office:value-type="float" office:value="253.9" calcext:value-type="float">
            <text:p>253.9</text:p>
          </table:table-cell>
          <table:table-cell office:value-type="float" office:value="4543006" calcext:value-type="float">
            <text:p>4543006</text:p>
          </table:table-cell>
          <table:table-cell table:formula="of:=AVERAGE([.E85:.E134])" office:value-type="float" office:value="257.701918" calcext:value-type="float">
            <text:p>257.701918</text:p>
          </table:table-cell>
          <table:table-cell table:formula="of:=AVERAGE([.E115:.E134])" office:value-type="float" office:value="250.91675" calcext:value-type="float">
            <text:p>250.91675</text:p>
          </table:table-cell>
          <table:table-cell table:formula="of:=AVERAGE([.D85:.D134])" office:value-type="float" office:value="261.886264" calcext:value-type="float">
            <text:p>261.886264</text:p>
          </table:table-cell>
          <table:table-cell table:formula="of:=AVERAGE([.E85:.E134])" office:value-type="float" office:value="257.701918" calcext:value-type="float">
            <text:p>257.701918</text:p>
          </table:table-cell>
          <table:table-cell table:formula="of:=AVERAGE([.F35:.F134])" office:value-type="float" office:value="270.4095" calcext:value-type="float">
            <text:p>270.4095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5" calcext:value-type="date">
            <text:p>2024-07-15</text:p>
          </table:table-cell>
          <table:table-cell office:value-type="float" office:value="253.64" calcext:value-type="float">
            <text:p>253.6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51.19" calcext:value-type="float">
            <text:p>251.19</text:p>
          </table:table-cell>
          <table:table-cell office:value-type="float" office:value="251.53" calcext:value-type="float">
            <text:p>251.53</text:p>
          </table:table-cell>
          <table:table-cell office:value-type="float" office:value="3393612" calcext:value-type="float">
            <text:p>3393612</text:p>
          </table:table-cell>
          <table:table-cell table:formula="of:=AVERAGE([.E86:.E135])" office:value-type="float" office:value="257.324718" calcext:value-type="float">
            <text:p>257.324718</text:p>
          </table:table-cell>
          <table:table-cell table:formula="of:=AVERAGE([.E116:.E135])" office:value-type="float" office:value="250.91725" calcext:value-type="float">
            <text:p>250.91725</text:p>
          </table:table-cell>
          <table:table-cell table:formula="of:=AVERAGE([.D86:.D135])" office:value-type="float" office:value="261.472264" calcext:value-type="float">
            <text:p>261.472264</text:p>
          </table:table-cell>
          <table:table-cell table:formula="of:=AVERAGE([.E86:.E135])" office:value-type="float" office:value="257.324718" calcext:value-type="float">
            <text:p>257.324718</text:p>
          </table:table-cell>
          <table:table-cell table:formula="of:=AVERAGE([.F36:.F135])" office:value-type="float" office:value="269.9983" calcext:value-type="float">
            <text:p>269.9983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251" calcext:value-type="float">
            <text:p>251</text:p>
          </table:table-cell>
          <table:table-cell office:value-type="float" office:value="257.31" calcext:value-type="float">
            <text:p>257.31</text:p>
          </table:table-cell>
          <table:table-cell office:value-type="float" office:value="250.1" calcext:value-type="float">
            <text:p>250.1</text:p>
          </table:table-cell>
          <table:table-cell office:value-type="float" office:value="257.27" calcext:value-type="float">
            <text:p>257.27</text:p>
          </table:table-cell>
          <table:table-cell office:value-type="float" office:value="4172974" calcext:value-type="float">
            <text:p>4172974</text:p>
          </table:table-cell>
          <table:table-cell table:formula="of:=AVERAGE([.E87:.E136])" office:value-type="float" office:value="256.872518" calcext:value-type="float">
            <text:p>256.872518</text:p>
          </table:table-cell>
          <table:table-cell table:formula="of:=AVERAGE([.E117:.E136])" office:value-type="float" office:value="250.89155" calcext:value-type="float">
            <text:p>250.89155</text:p>
          </table:table-cell>
          <table:table-cell table:formula="of:=AVERAGE([.D87:.D136])" office:value-type="float" office:value="261.092264" calcext:value-type="float">
            <text:p>261.092264</text:p>
          </table:table-cell>
          <table:table-cell table:formula="of:=AVERAGE([.E87:.E136])" office:value-type="float" office:value="256.872518" calcext:value-type="float">
            <text:p>256.872518</text:p>
          </table:table-cell>
          <table:table-cell table:formula="of:=AVERAGE([.F37:.F136])" office:value-type="float" office:value="269.6319" calcext:value-type="float">
            <text:p>269.6319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7" calcext:value-type="date">
            <text:p>2024-07-17</text:p>
          </table:table-cell>
          <table:table-cell office:value-type="float" office:value="258.97" calcext:value-type="float">
            <text:p>258.97</text:p>
          </table:table-cell>
          <table:table-cell office:value-type="float" office:value="262.05" calcext:value-type="float">
            <text:p>262.05</text:p>
          </table:table-cell>
          <table:table-cell office:value-type="float" office:value="257.8587" calcext:value-type="float">
            <text:p>257.8587</text:p>
          </table:table-cell>
          <table:table-cell office:value-type="float" office:value="261" calcext:value-type="float">
            <text:p>261</text:p>
          </table:table-cell>
          <table:table-cell office:value-type="float" office:value="3711520" calcext:value-type="float">
            <text:p>3711520</text:p>
          </table:table-cell>
          <table:table-cell table:formula="of:=AVERAGE([.E88:.E137])" office:value-type="float" office:value="256.651892" calcext:value-type="float">
            <text:p>256.651892</text:p>
          </table:table-cell>
          <table:table-cell table:formula="of:=AVERAGE([.E118:.E137])" office:value-type="float" office:value="251.190485" calcext:value-type="float">
            <text:p>251.190485</text:p>
          </table:table-cell>
          <table:table-cell table:formula="of:=AVERAGE([.D88:.D137])" office:value-type="float" office:value="260.840864" calcext:value-type="float">
            <text:p>260.840864</text:p>
          </table:table-cell>
          <table:table-cell table:formula="of:=AVERAGE([.E88:.E137])" office:value-type="float" office:value="256.651892" calcext:value-type="float">
            <text:p>256.651892</text:p>
          </table:table-cell>
          <table:table-cell table:formula="of:=AVERAGE([.F38:.F137])" office:value-type="float" office:value="269.2827" calcext:value-type="float">
            <text:p>269.2827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8" calcext:value-type="date">
            <text:p>2024-07-18</text:p>
          </table:table-cell>
          <table:table-cell office:value-type="float" office:value="258.03" calcext:value-type="float">
            <text:p>258.03</text:p>
          </table:table-cell>
          <table:table-cell office:value-type="float" office:value="262.33" calcext:value-type="float">
            <text:p>262.33</text:p>
          </table:table-cell>
          <table:table-cell office:value-type="float" office:value="257.6003" calcext:value-type="float">
            <text:p>257.6003</text:p>
          </table:table-cell>
          <table:table-cell office:value-type="float" office:value="259.52" calcext:value-type="float">
            <text:p>259.52</text:p>
          </table:table-cell>
          <table:table-cell office:value-type="float" office:value="3421839" calcext:value-type="float">
            <text:p>3421839</text:p>
          </table:table-cell>
          <table:table-cell table:formula="of:=AVERAGE([.E89:.E138])" office:value-type="float" office:value="256.423098" calcext:value-type="float">
            <text:p>256.423098</text:p>
          </table:table-cell>
          <table:table-cell table:formula="of:=AVERAGE([.E119:.E138])" office:value-type="float" office:value="251.603" calcext:value-type="float">
            <text:p>251.603</text:p>
          </table:table-cell>
          <table:table-cell table:formula="of:=AVERAGE([.D89:.D138])" office:value-type="float" office:value="260.649964" calcext:value-type="float">
            <text:p>260.649964</text:p>
          </table:table-cell>
          <table:table-cell table:formula="of:=AVERAGE([.E89:.E138])" office:value-type="float" office:value="256.423098" calcext:value-type="float">
            <text:p>256.423098</text:p>
          </table:table-cell>
          <table:table-cell table:formula="of:=AVERAGE([.F39:.F138])" office:value-type="float" office:value="268.9004" calcext:value-type="float">
            <text:p>268.9004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9" calcext:value-type="date">
            <text:p>2024-07-19</text:p>
          </table:table-cell>
          <table:table-cell office:value-type="float" office:value="260.39" calcext:value-type="float">
            <text:p>260.39</text:p>
          </table:table-cell>
          <table:table-cell office:value-type="float" office:value="260.44" calcext:value-type="float">
            <text:p>260.44</text:p>
          </table:table-cell>
          <table:table-cell office:value-type="float" office:value="255.03" calcext:value-type="float">
            <text:p>255.03</text:p>
          </table:table-cell>
          <table:table-cell office:value-type="float" office:value="257.28" calcext:value-type="float">
            <text:p>257.28</text:p>
          </table:table-cell>
          <table:table-cell office:value-type="float" office:value="3470585" calcext:value-type="float">
            <text:p>3470585</text:p>
          </table:table-cell>
          <table:table-cell table:formula="of:=AVERAGE([.E90:.E139])" office:value-type="float" office:value="256.183898" calcext:value-type="float">
            <text:p>256.183898</text:p>
          </table:table-cell>
          <table:table-cell table:formula="of:=AVERAGE([.E120:.E139])" office:value-type="float" office:value="251.87895" calcext:value-type="float">
            <text:p>251.87895</text:p>
          </table:table-cell>
          <table:table-cell table:formula="of:=AVERAGE([.D90:.D139])" office:value-type="float" office:value="260.445364" calcext:value-type="float">
            <text:p>260.445364</text:p>
          </table:table-cell>
          <table:table-cell table:formula="of:=AVERAGE([.E90:.E139])" office:value-type="float" office:value="256.183898" calcext:value-type="float">
            <text:p>256.183898</text:p>
          </table:table-cell>
          <table:table-cell table:formula="of:=AVERAGE([.F40:.F139])" office:value-type="float" office:value="268.502" calcext:value-type="float">
            <text:p>268.502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2" calcext:value-type="date">
            <text:p>2024-07-22</text:p>
          </table:table-cell>
          <table:table-cell office:value-type="float" office:value="258.3" calcext:value-type="float">
            <text:p>258.3</text:p>
          </table:table-cell>
          <table:table-cell office:value-type="float" office:value="259.79" calcext:value-type="float">
            <text:p>259.79</text:p>
          </table:table-cell>
          <table:table-cell office:value-type="float" office:value="256.4" calcext:value-type="float">
            <text:p>256.4</text:p>
          </table:table-cell>
          <table:table-cell office:value-type="float" office:value="259.54" calcext:value-type="float">
            <text:p>259.54</text:p>
          </table:table-cell>
          <table:table-cell office:value-type="float" office:value="2759527" calcext:value-type="float">
            <text:p>2759527</text:p>
          </table:table-cell>
          <table:table-cell table:formula="of:=AVERAGE([.E91:.E140])" office:value-type="float" office:value="255.990698" calcext:value-type="float">
            <text:p>255.990698</text:p>
          </table:table-cell>
          <table:table-cell table:formula="of:=AVERAGE([.E121:.E140])" office:value-type="float" office:value="251.91845" calcext:value-type="float">
            <text:p>251.91845</text:p>
          </table:table-cell>
          <table:table-cell table:formula="of:=AVERAGE([.D91:.D140])" office:value-type="float" office:value="260.262564" calcext:value-type="float">
            <text:p>260.262564</text:p>
          </table:table-cell>
          <table:table-cell table:formula="of:=AVERAGE([.E91:.E140])" office:value-type="float" office:value="255.990698" calcext:value-type="float">
            <text:p>255.990698</text:p>
          </table:table-cell>
          <table:table-cell table:formula="of:=AVERAGE([.F41:.F140])" office:value-type="float" office:value="268.1598" calcext:value-type="float">
            <text:p>268.1598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3" calcext:value-type="date">
            <text:p>2024-07-23</text:p>
          </table:table-cell>
          <table:table-cell office:value-type="float" office:value="259.68" calcext:value-type="float">
            <text:p>259.68</text:p>
          </table:table-cell>
          <table:table-cell office:value-type="float" office:value="260.1378" calcext:value-type="float">
            <text:p>260.1378</text:p>
          </table:table-cell>
          <table:table-cell office:value-type="float" office:value="253.5096" calcext:value-type="float">
            <text:p>253.5096</text:p>
          </table:table-cell>
          <table:table-cell office:value-type="float" office:value="254.05" calcext:value-type="float">
            <text:p>254.05</text:p>
          </table:table-cell>
          <table:table-cell office:value-type="float" office:value="2653141" calcext:value-type="float">
            <text:p>2653141</text:p>
          </table:table-cell>
          <table:table-cell table:formula="of:=AVERAGE([.E92:.E141])" office:value-type="float" office:value="255.72049" calcext:value-type="float">
            <text:p>255.72049</text:p>
          </table:table-cell>
          <table:table-cell table:formula="of:=AVERAGE([.E122:.E141])" office:value-type="float" office:value="251.70393" calcext:value-type="float">
            <text:p>251.70393</text:p>
          </table:table-cell>
          <table:table-cell table:formula="of:=AVERAGE([.D92:.D141])" office:value-type="float" office:value="260.09572" calcext:value-type="float">
            <text:p>260.09572</text:p>
          </table:table-cell>
          <table:table-cell table:formula="of:=AVERAGE([.E92:.E141])" office:value-type="float" office:value="255.72049" calcext:value-type="float">
            <text:p>255.72049</text:p>
          </table:table-cell>
          <table:table-cell table:formula="of:=AVERAGE([.F42:.F141])" office:value-type="float" office:value="267.7484" calcext:value-type="float">
            <text:p>267.7484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4" calcext:value-type="date">
            <text:p>2024-07-24</text:p>
          </table:table-cell>
          <table:table-cell office:value-type="float" office:value="246.32" calcext:value-type="float">
            <text:p>246.32</text:p>
          </table:table-cell>
          <table:table-cell office:value-type="float" office:value="254.33" calcext:value-type="float">
            <text:p>254.33</text:p>
          </table:table-cell>
          <table:table-cell office:value-type="float" office:value="246.12" calcext:value-type="float">
            <text:p>246.12</text:p>
          </table:table-cell>
          <table:table-cell office:value-type="float" office:value="253.37" calcext:value-type="float">
            <text:p>253.37</text:p>
          </table:table-cell>
          <table:table-cell office:value-type="float" office:value="5983281" calcext:value-type="float">
            <text:p>5983281</text:p>
          </table:table-cell>
          <table:table-cell table:formula="of:=AVERAGE([.E93:.E142])" office:value-type="float" office:value="255.28609" calcext:value-type="float">
            <text:p>255.28609</text:p>
          </table:table-cell>
          <table:table-cell table:formula="of:=AVERAGE([.E123:.E142])" office:value-type="float" office:value="251.23043" calcext:value-type="float">
            <text:p>251.23043</text:p>
          </table:table-cell>
          <table:table-cell table:formula="of:=AVERAGE([.D93:.D142])" office:value-type="float" office:value="259.67472" calcext:value-type="float">
            <text:p>259.67472</text:p>
          </table:table-cell>
          <table:table-cell table:formula="of:=AVERAGE([.E93:.E142])" office:value-type="float" office:value="255.28609" calcext:value-type="float">
            <text:p>255.28609</text:p>
          </table:table-cell>
          <table:table-cell table:formula="of:=AVERAGE([.F43:.F142])" office:value-type="float" office:value="267.3593" calcext:value-type="float">
            <text:p>267.3593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5" calcext:value-type="date">
            <text:p>2024-07-25</text:p>
          </table:table-cell>
          <table:table-cell office:value-type="float" office:value="254.19" calcext:value-type="float">
            <text:p>254.19</text:p>
          </table:table-cell>
          <table:table-cell office:value-type="float" office:value="256.09" calcext:value-type="float">
            <text:p>256.09</text:p>
          </table:table-cell>
          <table:table-cell office:value-type="float" office:value="251.1" calcext:value-type="float">
            <text:p>251.1</text:p>
          </table:table-cell>
          <table:table-cell office:value-type="float" office:value="251.46" calcext:value-type="float">
            <text:p>251.46</text:p>
          </table:table-cell>
          <table:table-cell office:value-type="float" office:value="3323080" calcext:value-type="float">
            <text:p>3323080</text:p>
          </table:table-cell>
          <table:table-cell table:formula="of:=AVERAGE([.E94:.E143])" office:value-type="float" office:value="254.88529" calcext:value-type="float">
            <text:p>254.88529</text:p>
          </table:table-cell>
          <table:table-cell table:formula="of:=AVERAGE([.E124:.E143])" office:value-type="float" office:value="251.05143" calcext:value-type="float">
            <text:p>251.05143</text:p>
          </table:table-cell>
          <table:table-cell table:formula="of:=AVERAGE([.D94:.D143])" office:value-type="float" office:value="259.26172" calcext:value-type="float">
            <text:p>259.26172</text:p>
          </table:table-cell>
          <table:table-cell table:formula="of:=AVERAGE([.E94:.E143])" office:value-type="float" office:value="254.88529" calcext:value-type="float">
            <text:p>254.88529</text:p>
          </table:table-cell>
          <table:table-cell table:formula="of:=AVERAGE([.F44:.F143])" office:value-type="float" office:value="266.9666" calcext:value-type="float">
            <text:p>266.9666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6" calcext:value-type="date">
            <text:p>2024-07-26</text:p>
          </table:table-cell>
          <table:table-cell office:value-type="float" office:value="252.9" calcext:value-type="float">
            <text:p>252.9</text:p>
          </table:table-cell>
          <table:table-cell office:value-type="float" office:value="254.045" calcext:value-type="float">
            <text:p>254.045</text:p>
          </table:table-cell>
          <table:table-cell office:value-type="float" office:value="250.75" calcext:value-type="float">
            <text:p>250.75</text:p>
          </table:table-cell>
          <table:table-cell office:value-type="float" office:value="252" calcext:value-type="float">
            <text:p>252</text:p>
          </table:table-cell>
          <table:table-cell office:value-type="float" office:value="4002852" calcext:value-type="float">
            <text:p>4002852</text:p>
          </table:table-cell>
          <table:table-cell table:formula="of:=AVERAGE([.E95:.E144])" office:value-type="float" office:value="254.526042" calcext:value-type="float">
            <text:p>254.526042</text:p>
          </table:table-cell>
          <table:table-cell table:formula="of:=AVERAGE([.E125:.E144])" office:value-type="float" office:value="250.74043" calcext:value-type="float">
            <text:p>250.74043</text:p>
          </table:table-cell>
          <table:table-cell table:formula="of:=AVERAGE([.D95:.D144])" office:value-type="float" office:value="258.88722" calcext:value-type="float">
            <text:p>258.88722</text:p>
          </table:table-cell>
          <table:table-cell table:formula="of:=AVERAGE([.E95:.E144])" office:value-type="float" office:value="254.526042" calcext:value-type="float">
            <text:p>254.526042</text:p>
          </table:table-cell>
          <table:table-cell table:formula="of:=AVERAGE([.F45:.F144])" office:value-type="float" office:value="266.5772" calcext:value-type="float">
            <text:p>266.5772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29" calcext:value-type="date">
            <text:p>2024-07-29</text:p>
          </table:table-cell>
          <table:table-cell office:value-type="float" office:value="253.55" calcext:value-type="float">
            <text:p>253.55</text:p>
          </table:table-cell>
          <table:table-cell office:value-type="float" office:value="263.93" calcext:value-type="float">
            <text:p>263.93</text:p>
          </table:table-cell>
          <table:table-cell office:value-type="float" office:value="250.23" calcext:value-type="float">
            <text:p>250.23</text:p>
          </table:table-cell>
          <table:table-cell office:value-type="float" office:value="261.42" calcext:value-type="float">
            <text:p>261.42</text:p>
          </table:table-cell>
          <table:table-cell office:value-type="float" office:value="9380960" calcext:value-type="float">
            <text:p>9380960</text:p>
          </table:table-cell>
          <table:table-cell table:formula="of:=AVERAGE([.E96:.E145])" office:value-type="float" office:value="254.126022" calcext:value-type="float">
            <text:p>254.126022</text:p>
          </table:table-cell>
          <table:table-cell table:formula="of:=AVERAGE([.E126:.E145])" office:value-type="float" office:value="250.60893" calcext:value-type="float">
            <text:p>250.60893</text:p>
          </table:table-cell>
          <table:table-cell table:formula="of:=AVERAGE([.D96:.D145])" office:value-type="float" office:value="258.67842" calcext:value-type="float">
            <text:p>258.67842</text:p>
          </table:table-cell>
          <table:table-cell table:formula="of:=AVERAGE([.E96:.E145])" office:value-type="float" office:value="254.126022" calcext:value-type="float">
            <text:p>254.126022</text:p>
          </table:table-cell>
          <table:table-cell table:formula="of:=AVERAGE([.F46:.F145])" office:value-type="float" office:value="266.266" calcext:value-type="float">
            <text:p>266.266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261" calcext:value-type="float">
            <text:p>261</text:p>
          </table:table-cell>
          <table:table-cell office:value-type="float" office:value="267.37" calcext:value-type="float">
            <text:p>267.37</text:p>
          </table:table-cell>
          <table:table-cell office:value-type="float" office:value="260.31" calcext:value-type="float">
            <text:p>260.31</text:p>
          </table:table-cell>
          <table:table-cell office:value-type="float" office:value="266.44" calcext:value-type="float">
            <text:p>266.44</text:p>
          </table:table-cell>
          <table:table-cell office:value-type="float" office:value="4936596" calcext:value-type="float">
            <text:p>4936596</text:p>
          </table:table-cell>
          <table:table-cell table:formula="of:=AVERAGE([.E97:.E146])" office:value-type="float" office:value="253.873822" calcext:value-type="float">
            <text:p>253.873822</text:p>
          </table:table-cell>
          <table:table-cell table:formula="of:=AVERAGE([.E127:.E146])" office:value-type="float" office:value="251.13843" calcext:value-type="float">
            <text:p>251.13843</text:p>
          </table:table-cell>
          <table:table-cell table:formula="of:=AVERAGE([.D97:.D146])" office:value-type="float" office:value="258.51462" calcext:value-type="float">
            <text:p>258.51462</text:p>
          </table:table-cell>
          <table:table-cell table:formula="of:=AVERAGE([.E97:.E146])" office:value-type="float" office:value="253.873822" calcext:value-type="float">
            <text:p>253.873822</text:p>
          </table:table-cell>
          <table:table-cell table:formula="of:=AVERAGE([.F47:.F146])" office:value-type="float" office:value="266.0011" calcext:value-type="float">
            <text:p>266.0011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1" calcext:value-type="date">
            <text:p>2024-07-31</text:p>
          </table:table-cell>
          <table:table-cell office:value-type="float" office:value="265.42" calcext:value-type="float">
            <text:p>265.42</text:p>
          </table:table-cell>
          <table:table-cell office:value-type="float" office:value="267.67" calcext:value-type="float">
            <text:p>267.67</text:p>
          </table:table-cell>
          <table:table-cell office:value-type="float" office:value="263.2" calcext:value-type="float">
            <text:p>263.2</text:p>
          </table:table-cell>
          <table:table-cell office:value-type="float" office:value="265.4" calcext:value-type="float">
            <text:p>265.4</text:p>
          </table:table-cell>
          <table:table-cell office:value-type="float" office:value="4652053" calcext:value-type="float">
            <text:p>4652053</text:p>
          </table:table-cell>
          <table:table-cell table:formula="of:=AVERAGE([.E98:.E147])" office:value-type="float" office:value="253.719422" calcext:value-type="float">
            <text:p>253.719422</text:p>
          </table:table-cell>
          <table:table-cell table:formula="of:=AVERAGE([.E128:.E147])" office:value-type="float" office:value="251.92793" calcext:value-type="float">
            <text:p>251.92793</text:p>
          </table:table-cell>
          <table:table-cell table:formula="of:=AVERAGE([.D98:.D147])" office:value-type="float" office:value="258.38682" calcext:value-type="float">
            <text:p>258.38682</text:p>
          </table:table-cell>
          <table:table-cell table:formula="of:=AVERAGE([.E98:.E147])" office:value-type="float" office:value="253.719422" calcext:value-type="float">
            <text:p>253.719422</text:p>
          </table:table-cell>
          <table:table-cell table:formula="of:=AVERAGE([.F48:.F147])" office:value-type="float" office:value="265.744" calcext:value-type="float">
            <text:p>265.744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66.82" calcext:value-type="float">
            <text:p>266.82</text:p>
          </table:table-cell>
          <table:table-cell office:value-type="float" office:value="268.77" calcext:value-type="float">
            <text:p>268.77</text:p>
          </table:table-cell>
          <table:table-cell office:value-type="float" office:value="262.4" calcext:value-type="float">
            <text:p>262.4</text:p>
          </table:table-cell>
          <table:table-cell office:value-type="float" office:value="268.75" calcext:value-type="float">
            <text:p>268.75</text:p>
          </table:table-cell>
          <table:table-cell office:value-type="float" office:value="4935952" calcext:value-type="float">
            <text:p>4935952</text:p>
          </table:table-cell>
          <table:table-cell table:formula="of:=AVERAGE([.E99:.E148])" office:value-type="float" office:value="253.621822" calcext:value-type="float">
            <text:p>253.621822</text:p>
          </table:table-cell>
          <table:table-cell table:formula="of:=AVERAGE([.E129:.E148])" office:value-type="float" office:value="252.63893" calcext:value-type="float">
            <text:p>252.63893</text:p>
          </table:table-cell>
          <table:table-cell table:formula="of:=AVERAGE([.D99:.D148])" office:value-type="float" office:value="258.31972" calcext:value-type="float">
            <text:p>258.31972</text:p>
          </table:table-cell>
          <table:table-cell table:formula="of:=AVERAGE([.E99:.E148])" office:value-type="float" office:value="253.621822" calcext:value-type="float">
            <text:p>253.621822</text:p>
          </table:table-cell>
          <table:table-cell table:formula="of:=AVERAGE([.F49:.F148])" office:value-type="float" office:value="265.506" calcext:value-type="float">
            <text:p>265.506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2" calcext:value-type="date">
            <text:p>2024-08-02</text:p>
          </table:table-cell>
          <table:table-cell office:value-type="float" office:value="269.4" calcext:value-type="float">
            <text:p>269.4</text:p>
          </table:table-cell>
          <table:table-cell office:value-type="float" office:value="276.81" calcext:value-type="float">
            <text:p>276.81</text:p>
          </table:table-cell>
          <table:table-cell office:value-type="float" office:value="268.8" calcext:value-type="float">
            <text:p>268.8</text:p>
          </table:table-cell>
          <table:table-cell office:value-type="float" office:value="276.69" calcext:value-type="float">
            <text:p>276.69</text:p>
          </table:table-cell>
          <table:table-cell office:value-type="float" office:value="9585900" calcext:value-type="float">
            <text:p>9585900</text:p>
          </table:table-cell>
          <table:table-cell table:formula="of:=AVERAGE([.E100:.E149])" office:value-type="float" office:value="253.689022" calcext:value-type="float">
            <text:p>253.689022</text:p>
          </table:table-cell>
          <table:table-cell table:formula="of:=AVERAGE([.E130:.E149])" office:value-type="float" office:value="253.63843" calcext:value-type="float">
            <text:p>253.63843</text:p>
          </table:table-cell>
          <table:table-cell table:formula="of:=AVERAGE([.D100:.D149])" office:value-type="float" office:value="258.474334" calcext:value-type="float">
            <text:p>258.474334</text:p>
          </table:table-cell>
          <table:table-cell table:formula="of:=AVERAGE([.E100:.E149])" office:value-type="float" office:value="253.689022" calcext:value-type="float">
            <text:p>253.689022</text:p>
          </table:table-cell>
          <table:table-cell table:formula="of:=AVERAGE([.F50:.F149])" office:value-type="float" office:value="265.3247" calcext:value-type="float">
            <text:p>265.3247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77.87" calcext:value-type="float">
            <text:p>277.87</text:p>
          </table:table-cell>
          <table:table-cell office:value-type="float" office:value="267.6796" calcext:value-type="float">
            <text:p>267.6796</text:p>
          </table:table-cell>
          <table:table-cell office:value-type="float" office:value="268.45" calcext:value-type="float">
            <text:p>268.45</text:p>
          </table:table-cell>
          <table:table-cell office:value-type="float" office:value="6794876" calcext:value-type="float">
            <text:p>6794876</text:p>
          </table:table-cell>
          <table:table-cell table:formula="of:=AVERAGE([.E101:.E150])" office:value-type="float" office:value="253.751614" calcext:value-type="float">
            <text:p>253.751614</text:p>
          </table:table-cell>
          <table:table-cell table:formula="of:=AVERAGE([.E131:.E150])" office:value-type="float" office:value="254.66941" calcext:value-type="float">
            <text:p>254.66941</text:p>
          </table:table-cell>
          <table:table-cell table:formula="of:=AVERAGE([.D101:.D150])" office:value-type="float" office:value="258.695334" calcext:value-type="float">
            <text:p>258.695334</text:p>
          </table:table-cell>
          <table:table-cell table:formula="of:=AVERAGE([.E101:.E150])" office:value-type="float" office:value="253.751614" calcext:value-type="float">
            <text:p>253.751614</text:p>
          </table:table-cell>
          <table:table-cell table:formula="of:=AVERAGE([.F51:.F150])" office:value-type="float" office:value="265.0661" calcext:value-type="float">
            <text:p>265.0661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6" calcext:value-type="date">
            <text:p>2024-08-06</text:p>
          </table:table-cell>
          <table:table-cell office:value-type="float" office:value="269.86" calcext:value-type="float">
            <text:p>269.86</text:p>
          </table:table-cell>
          <table:table-cell office:value-type="float" office:value="273.2" calcext:value-type="float">
            <text:p>273.2</text:p>
          </table:table-cell>
          <table:table-cell office:value-type="float" office:value="268.08" calcext:value-type="float">
            <text:p>268.08</text:p>
          </table:table-cell>
          <table:table-cell office:value-type="float" office:value="270.06" calcext:value-type="float">
            <text:p>270.06</text:p>
          </table:table-cell>
          <table:table-cell office:value-type="float" office:value="3369337" calcext:value-type="float">
            <text:p>3369337</text:p>
          </table:table-cell>
          <table:table-cell table:formula="of:=AVERAGE([.E102:.E151])" office:value-type="float" office:value="253.961214" calcext:value-type="float">
            <text:p>253.961214</text:p>
          </table:table-cell>
          <table:table-cell table:formula="of:=AVERAGE([.E132:.E151])" office:value-type="float" office:value="255.89691" calcext:value-type="float">
            <text:p>255.89691</text:p>
          </table:table-cell>
          <table:table-cell table:formula="of:=AVERAGE([.D102:.D151])" office:value-type="float" office:value="258.846934" calcext:value-type="float">
            <text:p>258.846934</text:p>
          </table:table-cell>
          <table:table-cell table:formula="of:=AVERAGE([.E102:.E151])" office:value-type="float" office:value="253.961214" calcext:value-type="float">
            <text:p>253.961214</text:p>
          </table:table-cell>
          <table:table-cell table:formula="of:=AVERAGE([.F52:.F151])" office:value-type="float" office:value="264.9381" calcext:value-type="float">
            <text:p>264.9381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7" calcext:value-type="date">
            <text:p>2024-08-07</text:p>
          </table:table-cell>
          <table:table-cell office:value-type="float" office:value="269.56" calcext:value-type="float">
            <text:p>269.56</text:p>
          </table:table-cell>
          <table:table-cell office:value-type="float" office:value="273.14" calcext:value-type="float">
            <text:p>273.1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69.37" calcext:value-type="float">
            <text:p>269.37</text:p>
          </table:table-cell>
          <table:table-cell office:value-type="float" office:value="3539980" calcext:value-type="float">
            <text:p>3539980</text:p>
          </table:table-cell>
          <table:table-cell table:formula="of:=AVERAGE([.E103:.E152])" office:value-type="float" office:value="254.182414" calcext:value-type="float">
            <text:p>254.182414</text:p>
          </table:table-cell>
          <table:table-cell table:formula="of:=AVERAGE([.E133:.E152])" office:value-type="float" office:value="257.03091" calcext:value-type="float">
            <text:p>257.03091</text:p>
          </table:table-cell>
          <table:table-cell table:formula="of:=AVERAGE([.D103:.D152])" office:value-type="float" office:value="259.100534" calcext:value-type="float">
            <text:p>259.100534</text:p>
          </table:table-cell>
          <table:table-cell table:formula="of:=AVERAGE([.E103:.E152])" office:value-type="float" office:value="254.182414" calcext:value-type="float">
            <text:p>254.182414</text:p>
          </table:table-cell>
          <table:table-cell table:formula="of:=AVERAGE([.F53:.F152])" office:value-type="float" office:value="264.8145" calcext:value-type="float">
            <text:p>264.8145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8" calcext:value-type="date">
            <text:p>2024-08-08</text:p>
          </table:table-cell>
          <table:table-cell office:value-type="float" office:value="268.93" calcext:value-type="float">
            <text:p>268.93</text:p>
          </table:table-cell>
          <table:table-cell office:value-type="float" office:value="273.65" calcext:value-type="float">
            <text:p>273.65</text:p>
          </table:table-cell>
          <table:table-cell office:value-type="float" office:value="268.08" calcext:value-type="float">
            <text:p>268.08</text:p>
          </table:table-cell>
          <table:table-cell office:value-type="float" office:value="271.19" calcext:value-type="float">
            <text:p>271.19</text:p>
          </table:table-cell>
          <table:table-cell office:value-type="float" office:value="3227234" calcext:value-type="float">
            <text:p>3227234</text:p>
          </table:table-cell>
          <table:table-cell table:formula="of:=AVERAGE([.E104:.E153])" office:value-type="float" office:value="254.491114" calcext:value-type="float">
            <text:p>254.491114</text:p>
          </table:table-cell>
          <table:table-cell table:formula="of:=AVERAGE([.E134:.E153])" office:value-type="float" office:value="257.94141" calcext:value-type="float">
            <text:p>257.94141</text:p>
          </table:table-cell>
          <table:table-cell table:formula="of:=AVERAGE([.D104:.D153])" office:value-type="float" office:value="259.397334" calcext:value-type="float">
            <text:p>259.397334</text:p>
          </table:table-cell>
          <table:table-cell table:formula="of:=AVERAGE([.E104:.E153])" office:value-type="float" office:value="254.491114" calcext:value-type="float">
            <text:p>254.491114</text:p>
          </table:table-cell>
          <table:table-cell table:formula="of:=AVERAGE([.F54:.F153])" office:value-type="float" office:value="264.735" calcext:value-type="float">
            <text:p>264.735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9" calcext:value-type="date">
            <text:p>2024-08-09</text:p>
          </table:table-cell>
          <table:table-cell table:number-columns-repeated="2" office:value-type="float" office:value="271.7" calcext:value-type="float">
            <text:p>271.7</text:p>
          </table:table-cell>
          <table:table-cell office:value-type="float" office:value="266.96" calcext:value-type="float">
            <text:p>266.96</text:p>
          </table:table-cell>
          <table:table-cell office:value-type="float" office:value="267.91" calcext:value-type="float">
            <text:p>267.91</text:p>
          </table:table-cell>
          <table:table-cell office:value-type="float" office:value="2664877" calcext:value-type="float">
            <text:p>2664877</text:p>
          </table:table-cell>
          <table:table-cell table:formula="of:=AVERAGE([.E105:.E154])" office:value-type="float" office:value="254.847114" calcext:value-type="float">
            <text:p>254.847114</text:p>
          </table:table-cell>
          <table:table-cell table:formula="of:=AVERAGE([.E135:.E154])" office:value-type="float" office:value="258.69891" calcext:value-type="float">
            <text:p>258.69891</text:p>
          </table:table-cell>
          <table:table-cell table:formula="of:=AVERAGE([.D105:.D154])" office:value-type="float" office:value="259.755334" calcext:value-type="float">
            <text:p>259.755334</text:p>
          </table:table-cell>
          <table:table-cell table:formula="of:=AVERAGE([.E105:.E154])" office:value-type="float" office:value="254.847114" calcext:value-type="float">
            <text:p>254.847114</text:p>
          </table:table-cell>
          <table:table-cell table:formula="of:=AVERAGE([.F55:.F154])" office:value-type="float" office:value="264.6283" calcext:value-type="float">
            <text:p>264.6283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2" calcext:value-type="date">
            <text:p>2024-08-12</text:p>
          </table:table-cell>
          <table:table-cell office:value-type="float" office:value="267.46" calcext:value-type="float">
            <text:p>267.46</text:p>
          </table:table-cell>
          <table:table-cell office:value-type="float" office:value="269.53" calcext:value-type="float">
            <text:p>269.53</text:p>
          </table:table-cell>
          <table:table-cell office:value-type="float" office:value="265.33" calcext:value-type="float">
            <text:p>265.33</text:p>
          </table:table-cell>
          <table:table-cell office:value-type="float" office:value="269.46" calcext:value-type="float">
            <text:p>269.46</text:p>
          </table:table-cell>
          <table:table-cell office:value-type="float" office:value="3008100" calcext:value-type="float">
            <text:p>3008100</text:p>
          </table:table-cell>
          <table:table-cell table:formula="of:=AVERAGE([.E106:.E155])" office:value-type="float" office:value="255.151764" calcext:value-type="float">
            <text:p>255.151764</text:p>
          </table:table-cell>
          <table:table-cell table:formula="of:=AVERAGE([.E136:.E155])" office:value-type="float" office:value="259.40591" calcext:value-type="float">
            <text:p>259.40591</text:p>
          </table:table-cell>
          <table:table-cell table:formula="of:=AVERAGE([.D106:.D155])" office:value-type="float" office:value="260.086734" calcext:value-type="float">
            <text:p>260.086734</text:p>
          </table:table-cell>
          <table:table-cell table:formula="of:=AVERAGE([.E106:.E155])" office:value-type="float" office:value="255.151764" calcext:value-type="float">
            <text:p>255.151764</text:p>
          </table:table-cell>
          <table:table-cell table:formula="of:=AVERAGE([.F56:.F155])" office:value-type="float" office:value="264.4942" calcext:value-type="float">
            <text:p>264.4942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3" calcext:value-type="date">
            <text:p>2024-08-13</text:p>
          </table:table-cell>
          <table:table-cell office:value-type="float" office:value="270.31" calcext:value-type="float">
            <text:p>270.31</text:p>
          </table:table-cell>
          <table:table-cell office:value-type="float" office:value="272" calcext:value-type="float">
            <text:p>272</text:p>
          </table:table-cell>
          <table:table-cell office:value-type="float" office:value="267.54" calcext:value-type="float">
            <text:p>267.54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03592" calcext:value-type="float">
            <text:p>2603592</text:p>
          </table:table-cell>
          <table:table-cell table:formula="of:=AVERAGE([.E107:.E156])" office:value-type="float" office:value="255.432464" calcext:value-type="float">
            <text:p>255.432464</text:p>
          </table:table-cell>
          <table:table-cell table:formula="of:=AVERAGE([.E137:.E156])" office:value-type="float" office:value="260.27791" calcext:value-type="float">
            <text:p>260.27791</text:p>
          </table:table-cell>
          <table:table-cell table:formula="of:=AVERAGE([.D107:.D156])" office:value-type="float" office:value="260.341734" calcext:value-type="float">
            <text:p>260.341734</text:p>
          </table:table-cell>
          <table:table-cell table:formula="of:=AVERAGE([.E107:.E156])" office:value-type="float" office:value="255.432464" calcext:value-type="float">
            <text:p>255.432464</text:p>
          </table:table-cell>
          <table:table-cell table:formula="of:=AVERAGE([.F57:.F156])" office:value-type="float" office:value="264.3528" calcext:value-type="float">
            <text:p>264.3528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269.86" calcext:value-type="float">
            <text:p>269.86</text:p>
          </table:table-cell>
          <table:table-cell office:value-type="float" office:value="271.5075" calcext:value-type="float">
            <text:p>271.5075</text:p>
          </table:table-cell>
          <table:table-cell office:value-type="float" office:value="268.5" calcext:value-type="float">
            <text:p>268.5</text:p>
          </table:table-cell>
          <table:table-cell office:value-type="float" office:value="271.15" calcext:value-type="float">
            <text:p>271.15</text:p>
          </table:table-cell>
          <table:table-cell office:value-type="float" office:value="2242138" calcext:value-type="float">
            <text:p>2242138</text:p>
          </table:table-cell>
          <table:table-cell table:formula="of:=AVERAGE([.E108:.E157])" office:value-type="float" office:value="255.690464" calcext:value-type="float">
            <text:p>255.690464</text:p>
          </table:table-cell>
          <table:table-cell table:formula="of:=AVERAGE([.E138:.E157])" office:value-type="float" office:value="260.809975" calcext:value-type="float">
            <text:p>260.809975</text:p>
          </table:table-cell>
          <table:table-cell table:formula="of:=AVERAGE([.D108:.D157])" office:value-type="float" office:value="260.572884" calcext:value-type="float">
            <text:p>260.572884</text:p>
          </table:table-cell>
          <table:table-cell table:formula="of:=AVERAGE([.E108:.E157])" office:value-type="float" office:value="255.690464" calcext:value-type="float">
            <text:p>255.690464</text:p>
          </table:table-cell>
          <table:table-cell table:formula="of:=AVERAGE([.F58:.F157])" office:value-type="float" office:value="264.229" calcext:value-type="float">
            <text:p>264.229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5" calcext:value-type="date">
            <text:p>2024-08-15</text:p>
          </table:table-cell>
          <table:table-cell office:value-type="float" office:value="272" calcext:value-type="float">
            <text:p>272</text:p>
          </table:table-cell>
          <table:table-cell office:value-type="float" office:value="275.76" calcext:value-type="float">
            <text:p>275.76</text:p>
          </table:table-cell>
          <table:table-cell office:value-type="float" office:value="271.85" calcext:value-type="float">
            <text:p>271.85</text:p>
          </table:table-cell>
          <table:table-cell office:value-type="float" office:value="274.87" calcext:value-type="float">
            <text:p>274.87</text:p>
          </table:table-cell>
          <table:table-cell office:value-type="float" office:value="2445218" calcext:value-type="float">
            <text:p>2445218</text:p>
          </table:table-cell>
          <table:table-cell table:formula="of:=AVERAGE([.E109:.E158])" office:value-type="float" office:value="255.942464" calcext:value-type="float">
            <text:p>255.942464</text:p>
          </table:table-cell>
          <table:table-cell table:formula="of:=AVERAGE([.E139:.E158])" office:value-type="float" office:value="261.52246" calcext:value-type="float">
            <text:p>261.52246</text:p>
          </table:table-cell>
          <table:table-cell table:formula="of:=AVERAGE([.D109:.D158])" office:value-type="float" office:value="260.826284" calcext:value-type="float">
            <text:p>260.826284</text:p>
          </table:table-cell>
          <table:table-cell table:formula="of:=AVERAGE([.E109:.E158])" office:value-type="float" office:value="255.942464" calcext:value-type="float">
            <text:p>255.942464</text:p>
          </table:table-cell>
          <table:table-cell table:formula="of:=AVERAGE([.F59:.F158])" office:value-type="float" office:value="264.1514" calcext:value-type="float">
            <text:p>264.1514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6" calcext:value-type="date">
            <text:p>2024-08-16</text:p>
          </table:table-cell>
          <table:table-cell office:value-type="float" office:value="274.75" calcext:value-type="float">
            <text:p>274.75</text:p>
          </table:table-cell>
          <table:table-cell office:value-type="float" office:value="279.5" calcext:value-type="float">
            <text:p>279.5</text:p>
          </table:table-cell>
          <table:table-cell office:value-type="float" office:value="274.7" calcext:value-type="float">
            <text:p>274.7</text:p>
          </table:table-cell>
          <table:table-cell office:value-type="float" office:value="278.49" calcext:value-type="float">
            <text:p>278.49</text:p>
          </table:table-cell>
          <table:table-cell office:value-type="float" office:value="3286217" calcext:value-type="float">
            <text:p>3286217</text:p>
          </table:table-cell>
          <table:table-cell table:formula="of:=AVERAGE([.E110:.E159])" office:value-type="float" office:value="256.263264" calcext:value-type="float">
            <text:p>256.263264</text:p>
          </table:table-cell>
          <table:table-cell table:formula="of:=AVERAGE([.E140:.E159])" office:value-type="float" office:value="262.50596" calcext:value-type="float">
            <text:p>262.50596</text:p>
          </table:table-cell>
          <table:table-cell table:formula="of:=AVERAGE([.D110:.D159])" office:value-type="float" office:value="261.181584" calcext:value-type="float">
            <text:p>261.181584</text:p>
          </table:table-cell>
          <table:table-cell table:formula="of:=AVERAGE([.E110:.E159])" office:value-type="float" office:value="256.263264" calcext:value-type="float">
            <text:p>256.263264</text:p>
          </table:table-cell>
          <table:table-cell table:formula="of:=AVERAGE([.F60:.F159])" office:value-type="float" office:value="264.1501" calcext:value-type="float">
            <text:p>264.1501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19" calcext:value-type="date">
            <text:p>2024-08-19</text:p>
          </table:table-cell>
          <table:table-cell office:value-type="float" office:value="282.33" calcext:value-type="float">
            <text:p>282.33</text:p>
          </table:table-cell>
          <table:table-cell office:value-type="float" office:value="288.32" calcext:value-type="float">
            <text:p>288.32</text:p>
          </table:table-cell>
          <table:table-cell office:value-type="float" office:value="281.72" calcext:value-type="float">
            <text:p>281.72</text:p>
          </table:table-cell>
          <table:table-cell office:value-type="float" office:value="287.55" calcext:value-type="float">
            <text:p>287.55</text:p>
          </table:table-cell>
          <table:table-cell office:value-type="float" office:value="5268793" calcext:value-type="float">
            <text:p>5268793</text:p>
          </table:table-cell>
          <table:table-cell table:formula="of:=AVERAGE([.E111:.E160])" office:value-type="float" office:value="256.719064" calcext:value-type="float">
            <text:p>256.719064</text:p>
          </table:table-cell>
          <table:table-cell table:formula="of:=AVERAGE([.E141:.E160])" office:value-type="float" office:value="263.77196" calcext:value-type="float">
            <text:p>263.77196</text:p>
          </table:table-cell>
          <table:table-cell table:formula="of:=AVERAGE([.D111:.D160])" office:value-type="float" office:value="261.712284" calcext:value-type="float">
            <text:p>261.712284</text:p>
          </table:table-cell>
          <table:table-cell table:formula="of:=AVERAGE([.E111:.E160])" office:value-type="float" office:value="256.719064" calcext:value-type="float">
            <text:p>256.719064</text:p>
          </table:table-cell>
          <table:table-cell table:formula="of:=AVERAGE([.F61:.F160])" office:value-type="float" office:value="264.2394" calcext:value-type="float">
            <text:p>264.2394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0" calcext:value-type="date">
            <text:p>2024-08-20</text:p>
          </table:table-cell>
          <table:table-cell office:value-type="float" office:value="286.5" calcext:value-type="float">
            <text:p>286.5</text:p>
          </table:table-cell>
          <table:table-cell office:value-type="float" office:value="290.265" calcext:value-type="float">
            <text:p>290.265</text:p>
          </table:table-cell>
          <table:table-cell office:value-type="float" office:value="285.21" calcext:value-type="float">
            <text:p>285.21</text:p>
          </table:table-cell>
          <table:table-cell office:value-type="float" office:value="285.63" calcext:value-type="float">
            <text:p>285.63</text:p>
          </table:table-cell>
          <table:table-cell office:value-type="float" office:value="3697631" calcext:value-type="float">
            <text:p>3697631</text:p>
          </table:table-cell>
          <table:table-cell table:formula="of:=AVERAGE([.E112:.E161])" office:value-type="float" office:value="257.316464" calcext:value-type="float">
            <text:p>257.316464</text:p>
          </table:table-cell>
          <table:table-cell table:formula="of:=AVERAGE([.E142:.E161])" office:value-type="float" office:value="265.35698" calcext:value-type="float">
            <text:p>265.35698</text:p>
          </table:table-cell>
          <table:table-cell table:formula="of:=AVERAGE([.D112:.D161])" office:value-type="float" office:value="262.289684" calcext:value-type="float">
            <text:p>262.289684</text:p>
          </table:table-cell>
          <table:table-cell table:formula="of:=AVERAGE([.E112:.E161])" office:value-type="float" office:value="257.316464" calcext:value-type="float">
            <text:p>257.316464</text:p>
          </table:table-cell>
          <table:table-cell table:formula="of:=AVERAGE([.F62:.F161])" office:value-type="float" office:value="264.2755" calcext:value-type="float">
            <text:p>264.2755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287.15" calcext:value-type="float">
            <text:p>287.15</text:p>
          </table:table-cell>
          <table:table-cell office:value-type="float" office:value="289.97" calcext:value-type="float">
            <text:p>289.97</text:p>
          </table:table-cell>
          <table:table-cell office:value-type="float" office:value="286.265" calcext:value-type="float">
            <text:p>286.265</text:p>
          </table:table-cell>
          <table:table-cell office:value-type="float" office:value="289.71" calcext:value-type="float">
            <text:p>289.71</text:p>
          </table:table-cell>
          <table:table-cell office:value-type="float" office:value="2686435" calcext:value-type="float">
            <text:p>2686435</text:p>
          </table:table-cell>
          <table:table-cell table:formula="of:=AVERAGE([.E113:.E162])" office:value-type="float" office:value="257.978764" calcext:value-type="float">
            <text:p>257.978764</text:p>
          </table:table-cell>
          <table:table-cell table:formula="of:=AVERAGE([.E143:.E162])" office:value-type="float" office:value="267.36423" calcext:value-type="float">
            <text:p>267.36423</text:p>
          </table:table-cell>
          <table:table-cell table:formula="of:=AVERAGE([.D113:.D162])" office:value-type="float" office:value="262.969084" calcext:value-type="float">
            <text:p>262.969084</text:p>
          </table:table-cell>
          <table:table-cell table:formula="of:=AVERAGE([.E113:.E162])" office:value-type="float" office:value="257.978764" calcext:value-type="float">
            <text:p>257.978764</text:p>
          </table:table-cell>
          <table:table-cell table:formula="of:=AVERAGE([.F63:.F162])" office:value-type="float" office:value="264.3531" calcext:value-type="float">
            <text:p>264.3531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2" calcext:value-type="date">
            <text:p>2024-08-22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0.5" calcext:value-type="float">
            <text:p>290.5</text:p>
          </table:table-cell>
          <table:table-cell office:value-type="float" office:value="287.55" calcext:value-type="float">
            <text:p>287.55</text:p>
          </table:table-cell>
          <table:table-cell office:value-type="float" office:value="289.21" calcext:value-type="float">
            <text:p>289.21</text:p>
          </table:table-cell>
          <table:table-cell office:value-type="float" office:value="1746359" calcext:value-type="float">
            <text:p>1746359</text:p>
          </table:table-cell>
          <table:table-cell table:formula="of:=AVERAGE([.E114:.E163])" office:value-type="float" office:value="258.687764" calcext:value-type="float">
            <text:p>258.687764</text:p>
          </table:table-cell>
          <table:table-cell table:formula="of:=AVERAGE([.E144:.E163])" office:value-type="float" office:value="269.18673" calcext:value-type="float">
            <text:p>269.18673</text:p>
          </table:table-cell>
          <table:table-cell table:formula="of:=AVERAGE([.D114:.D163])" office:value-type="float" office:value="263.685306" calcext:value-type="float">
            <text:p>263.685306</text:p>
          </table:table-cell>
          <table:table-cell table:formula="of:=AVERAGE([.E114:.E163])" office:value-type="float" office:value="258.687764" calcext:value-type="float">
            <text:p>258.687764</text:p>
          </table:table-cell>
          <table:table-cell table:formula="of:=AVERAGE([.F64:.F163])" office:value-type="float" office:value="264.443" calcext:value-type="float">
            <text:p>264.443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3" calcext:value-type="date">
            <text:p>2024-08-23</text:p>
          </table:table-cell>
          <table:table-cell office:value-type="float" office:value="290.38" calcext:value-type="float">
            <text:p>290.38</text:p>
          </table:table-cell>
          <table:table-cell office:value-type="float" office:value="290.78" calcext:value-type="float">
            <text:p>290.78</text:p>
          </table:table-cell>
          <table:table-cell office:value-type="float" office:value="287.13" calcext:value-type="float">
            <text:p>287.13</text:p>
          </table:table-cell>
          <table:table-cell office:value-type="float" office:value="289.52" calcext:value-type="float">
            <text:p>289.52</text:p>
          </table:table-cell>
          <table:table-cell office:value-type="float" office:value="2145946" calcext:value-type="float">
            <text:p>2145946</text:p>
          </table:table-cell>
          <table:table-cell table:formula="of:=AVERAGE([.E115:.E164])" office:value-type="float" office:value="259.362164" calcext:value-type="float">
            <text:p>259.362164</text:p>
          </table:table-cell>
          <table:table-cell table:formula="of:=AVERAGE([.E145:.E164])" office:value-type="float" office:value="271.00573" calcext:value-type="float">
            <text:p>271.00573</text:p>
          </table:table-cell>
          <table:table-cell table:formula="of:=AVERAGE([.D115:.D164])" office:value-type="float" office:value="264.374706" calcext:value-type="float">
            <text:p>264.374706</text:p>
          </table:table-cell>
          <table:table-cell table:formula="of:=AVERAGE([.E115:.E164])" office:value-type="float" office:value="259.362164" calcext:value-type="float">
            <text:p>259.362164</text:p>
          </table:table-cell>
          <table:table-cell table:formula="of:=AVERAGE([.F65:.F164])" office:value-type="float" office:value="264.5608" calcext:value-type="float">
            <text:p>264.5608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6" calcext:value-type="date">
            <text:p>2024-08-26</text:p>
          </table:table-cell>
          <table:table-cell office:value-type="float" office:value="289.25" calcext:value-type="float">
            <text:p>289.25</text:p>
          </table:table-cell>
          <table:table-cell office:value-type="float" office:value="292.21" calcext:value-type="float">
            <text:p>292.21</text:p>
          </table:table-cell>
          <table:table-cell office:value-type="float" office:value="287.87" calcext:value-type="float">
            <text:p>287.87</text:p>
          </table:table-cell>
          <table:table-cell office:value-type="float" office:value="288.68" calcext:value-type="float">
            <text:p>288.68</text:p>
          </table:table-cell>
          <table:table-cell office:value-type="float" office:value="2018540" calcext:value-type="float">
            <text:p>2018540</text:p>
          </table:table-cell>
          <table:table-cell table:formula="of:=AVERAGE([.E116:.E165])" office:value-type="float" office:value="260.095964" calcext:value-type="float">
            <text:p>260.095964</text:p>
          </table:table-cell>
          <table:table-cell table:formula="of:=AVERAGE([.E146:.E165])" office:value-type="float" office:value="272.88773" calcext:value-type="float">
            <text:p>272.88773</text:p>
          </table:table-cell>
          <table:table-cell table:formula="of:=AVERAGE([.D116:.D165])" office:value-type="float" office:value="265.124106" calcext:value-type="float">
            <text:p>265.124106</text:p>
          </table:table-cell>
          <table:table-cell table:formula="of:=AVERAGE([.E116:.E165])" office:value-type="float" office:value="260.095964" calcext:value-type="float">
            <text:p>260.095964</text:p>
          </table:table-cell>
          <table:table-cell table:formula="of:=AVERAGE([.F66:.F165])" office:value-type="float" office:value="264.6922" calcext:value-type="float">
            <text:p>264.6922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289.08" calcext:value-type="float">
            <text:p>289.08</text:p>
          </table:table-cell>
          <table:table-cell office:value-type="float" office:value="290.3" calcext:value-type="float">
            <text:p>290.3</text:p>
          </table:table-cell>
          <table:table-cell office:value-type="float" office:value="288.06" calcext:value-type="float">
            <text:p>288.06</text:p>
          </table:table-cell>
          <table:table-cell office:value-type="float" office:value="289.64" calcext:value-type="float">
            <text:p>289.64</text:p>
          </table:table-cell>
          <table:table-cell office:value-type="float" office:value="2897582" calcext:value-type="float">
            <text:p>2897582</text:p>
          </table:table-cell>
          <table:table-cell table:formula="of:=AVERAGE([.E117:.E166])" office:value-type="float" office:value="260.844884" calcext:value-type="float">
            <text:p>260.844884</text:p>
          </table:table-cell>
          <table:table-cell table:formula="of:=AVERAGE([.E147:.E166])" office:value-type="float" office:value="274.27523" calcext:value-type="float">
            <text:p>274.27523</text:p>
          </table:table-cell>
          <table:table-cell table:formula="of:=AVERAGE([.D117:.D166])" office:value-type="float" office:value="265.857706" calcext:value-type="float">
            <text:p>265.857706</text:p>
          </table:table-cell>
          <table:table-cell table:formula="of:=AVERAGE([.E117:.E166])" office:value-type="float" office:value="260.844884" calcext:value-type="float">
            <text:p>260.844884</text:p>
          </table:table-cell>
          <table:table-cell table:formula="of:=AVERAGE([.F67:.F166])" office:value-type="float" office:value="264.8877" calcext:value-type="float">
            <text:p>264.8877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8" calcext:value-type="date">
            <text:p>2024-08-28</text:p>
          </table:table-cell>
          <table:table-cell office:value-type="float" office:value="289.95" calcext:value-type="float">
            <text:p>289.95</text:p>
          </table:table-cell>
          <table:table-cell office:value-type="float" office:value="290.96" calcext:value-type="float">
            <text:p>290.96</text:p>
          </table:table-cell>
          <table:table-cell office:value-type="float" office:value="285.26" calcext:value-type="float">
            <text:p>285.26</text:p>
          </table:table-cell>
          <table:table-cell office:value-type="float" office:value="287.05" calcext:value-type="float">
            <text:p>287.05</text:p>
          </table:table-cell>
          <table:table-cell office:value-type="float" office:value="2603793" calcext:value-type="float">
            <text:p>2603793</text:p>
          </table:table-cell>
          <table:table-cell table:formula="of:=AVERAGE([.E118:.E167])" office:value-type="float" office:value="261.512484" calcext:value-type="float">
            <text:p>261.512484</text:p>
          </table:table-cell>
          <table:table-cell table:formula="of:=AVERAGE([.E148:.E167])" office:value-type="float" office:value="275.37823" calcext:value-type="float">
            <text:p>275.37823</text:p>
          </table:table-cell>
          <table:table-cell table:formula="of:=AVERAGE([.D118:.D167])" office:value-type="float" office:value="266.586506" calcext:value-type="float">
            <text:p>266.586506</text:p>
          </table:table-cell>
          <table:table-cell table:formula="of:=AVERAGE([.E118:.E167])" office:value-type="float" office:value="261.512484" calcext:value-type="float">
            <text:p>261.512484</text:p>
          </table:table-cell>
          <table:table-cell table:formula="of:=AVERAGE([.F68:.F167])" office:value-type="float" office:value="265.0913" calcext:value-type="float">
            <text:p>265.0913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9" calcext:value-type="date">
            <text:p>2024-08-29</text:p>
          </table:table-cell>
          <table:table-cell office:value-type="float" office:value="287.78" calcext:value-type="float">
            <text:p>287.78</text:p>
          </table:table-cell>
          <table:table-cell office:value-type="float" office:value="289.11" calcext:value-type="float">
            <text:p>289.11</text:p>
          </table:table-cell>
          <table:table-cell office:value-type="float" office:value="284.78" calcext:value-type="float">
            <text:p>284.78</text:p>
          </table:table-cell>
          <table:table-cell office:value-type="float" office:value="287.86" calcext:value-type="float">
            <text:p>287.86</text:p>
          </table:table-cell>
          <table:table-cell office:value-type="float" office:value="1797229" calcext:value-type="float">
            <text:p>1797229</text:p>
          </table:table-cell>
          <table:table-cell table:formula="of:=AVERAGE([.E119:.E168])" office:value-type="float" office:value="262.221084" calcext:value-type="float">
            <text:p>262.221084</text:p>
          </table:table-cell>
          <table:table-cell table:formula="of:=AVERAGE([.E149:.E168])" office:value-type="float" office:value="276.49723" calcext:value-type="float">
            <text:p>276.49723</text:p>
          </table:table-cell>
          <table:table-cell table:formula="of:=AVERAGE([.D119:.D168])" office:value-type="float" office:value="267.281706" calcext:value-type="float">
            <text:p>267.281706</text:p>
          </table:table-cell>
          <table:table-cell table:formula="of:=AVERAGE([.E119:.E168])" office:value-type="float" office:value="262.221084" calcext:value-type="float">
            <text:p>262.221084</text:p>
          </table:table-cell>
          <table:table-cell table:formula="of:=AVERAGE([.F69:.F168])" office:value-type="float" office:value="265.2943" calcext:value-type="float">
            <text:p>265.2943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30" calcext:value-type="date">
            <text:p>2024-08-30</text:p>
          </table:table-cell>
          <table:table-cell office:value-type="float" office:value="287.56" calcext:value-type="float">
            <text:p>287.56</text:p>
          </table:table-cell>
          <table:table-cell office:value-type="float" office:value="288.88" calcext:value-type="float">
            <text:p>288.88</text:p>
          </table:table-cell>
          <table:table-cell office:value-type="float" office:value="286.29" calcext:value-type="float">
            <text:p>286.29</text:p>
          </table:table-cell>
          <table:table-cell office:value-type="float" office:value="288.66" calcext:value-type="float">
            <text:p>288.66</text:p>
          </table:table-cell>
          <table:table-cell office:value-type="float" office:value="2528549" calcext:value-type="float">
            <text:p>2528549</text:p>
          </table:table-cell>
          <table:table-cell table:formula="of:=AVERAGE([.E120:.E169])" office:value-type="float" office:value="262.956664" calcext:value-type="float">
            <text:p>262.956664</text:p>
          </table:table-cell>
          <table:table-cell table:formula="of:=AVERAGE([.E150:.E169])" office:value-type="float" office:value="277.37173" calcext:value-type="float">
            <text:p>277.37173</text:p>
          </table:table-cell>
          <table:table-cell table:formula="of:=AVERAGE([.D120:.D169])" office:value-type="float" office:value="267.945506" calcext:value-type="float">
            <text:p>267.945506</text:p>
          </table:table-cell>
          <table:table-cell table:formula="of:=AVERAGE([.E120:.E169])" office:value-type="float" office:value="262.956664" calcext:value-type="float">
            <text:p>262.956664</text:p>
          </table:table-cell>
          <table:table-cell table:formula="of:=AVERAGE([.F70:.F169])" office:value-type="float" office:value="265.4865" calcext:value-type="float">
            <text:p>265.4865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3" calcext:value-type="date">
            <text:p>2024-09-03</text:p>
          </table:table-cell>
          <table:table-cell office:value-type="float" office:value="286.36" calcext:value-type="float">
            <text:p>286.36</text:p>
          </table:table-cell>
          <table:table-cell office:value-type="float" office:value="288.21" calcext:value-type="float">
            <text:p>288.21</text:p>
          </table:table-cell>
          <table:table-cell office:value-type="float" office:value="283.71" calcext:value-type="float">
            <text:p>283.71</text:p>
          </table:table-cell>
          <table:table-cell office:value-type="float" office:value="285.52" calcext:value-type="float">
            <text:p>285.52</text:p>
          </table:table-cell>
          <table:table-cell office:value-type="float" office:value="2902782" calcext:value-type="float">
            <text:p>2902782</text:p>
          </table:table-cell>
          <table:table-cell table:formula="of:=AVERAGE([.E121:.E170])" office:value-type="float" office:value="263.518664" calcext:value-type="float">
            <text:p>263.518664</text:p>
          </table:table-cell>
          <table:table-cell table:formula="of:=AVERAGE([.E151:.E170])" office:value-type="float" office:value="278.17325" calcext:value-type="float">
            <text:p>278.17325</text:p>
          </table:table-cell>
          <table:table-cell table:formula="of:=AVERAGE([.D121:.D170])" office:value-type="float" office:value="268.480506" calcext:value-type="float">
            <text:p>268.480506</text:p>
          </table:table-cell>
          <table:table-cell table:formula="of:=AVERAGE([.E121:.E170])" office:value-type="float" office:value="263.518664" calcext:value-type="float">
            <text:p>263.518664</text:p>
          </table:table-cell>
          <table:table-cell table:formula="of:=AVERAGE([.F71:.F170])" office:value-type="float" office:value="265.655" calcext:value-type="float">
            <text:p>265.655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4" calcext:value-type="date">
            <text:p>2024-09-04</text:p>
          </table:table-cell>
          <table:table-cell office:value-type="float" office:value="286.55" calcext:value-type="float">
            <text:p>286.55</text:p>
          </table:table-cell>
          <table:table-cell office:value-type="float" office:value="288.97" calcext:value-type="float">
            <text:p>288.97</text:p>
          </table:table-cell>
          <table:table-cell office:value-type="float" office:value="285.99" calcext:value-type="float">
            <text:p>285.99</text:p>
          </table:table-cell>
          <table:table-cell office:value-type="float" office:value="288.03" calcext:value-type="float">
            <text:p>288.03</text:p>
          </table:table-cell>
          <table:table-cell office:value-type="float" office:value="2558502" calcext:value-type="float">
            <text:p>2558502</text:p>
          </table:table-cell>
          <table:table-cell table:formula="of:=AVERAGE([.E122:.E171])" office:value-type="float" office:value="264.082464" calcext:value-type="float">
            <text:p>264.082464</text:p>
          </table:table-cell>
          <table:table-cell table:formula="of:=AVERAGE([.E152:.E171])" office:value-type="float" office:value="279.06875" calcext:value-type="float">
            <text:p>279.06875</text:p>
          </table:table-cell>
          <table:table-cell table:formula="of:=AVERAGE([.D122:.D171])" office:value-type="float" office:value="269.032506" calcext:value-type="float">
            <text:p>269.032506</text:p>
          </table:table-cell>
          <table:table-cell table:formula="of:=AVERAGE([.E122:.E171])" office:value-type="float" office:value="264.082464" calcext:value-type="float">
            <text:p>264.082464</text:p>
          </table:table-cell>
          <table:table-cell table:formula="of:=AVERAGE([.F72:.F171])" office:value-type="float" office:value="265.8491" calcext:value-type="float">
            <text:p>265.8491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289" calcext:value-type="float">
            <text:p>289</text:p>
          </table:table-cell>
          <table:table-cell office:value-type="float" office:value="289.545" calcext:value-type="float">
            <text:p>289.545</text:p>
          </table:table-cell>
          <table:table-cell office:value-type="float" office:value="286.24" calcext:value-type="float">
            <text:p>286.24</text:p>
          </table:table-cell>
          <table:table-cell office:value-type="float" office:value="287.97" calcext:value-type="float">
            <text:p>287.97</text:p>
          </table:table-cell>
          <table:table-cell office:value-type="float" office:value="2412493" calcext:value-type="float">
            <text:p>2412493</text:p>
          </table:table-cell>
          <table:table-cell table:formula="of:=AVERAGE([.E123:.E172])" office:value-type="float" office:value="264.695464" calcext:value-type="float">
            <text:p>264.695464</text:p>
          </table:table-cell>
          <table:table-cell table:formula="of:=AVERAGE([.E153:.E172])" office:value-type="float" office:value="279.95175" calcext:value-type="float">
            <text:p>279.95175</text:p>
          </table:table-cell>
          <table:table-cell table:formula="of:=AVERAGE([.D123:.D172])" office:value-type="float" office:value="269.620806" calcext:value-type="float">
            <text:p>269.620806</text:p>
          </table:table-cell>
          <table:table-cell table:formula="of:=AVERAGE([.E123:.E172])" office:value-type="float" office:value="264.695464" calcext:value-type="float">
            <text:p>264.695464</text:p>
          </table:table-cell>
          <table:table-cell table:formula="of:=AVERAGE([.F73:.F172])" office:value-type="float" office:value="266.0549" calcext:value-type="float">
            <text:p>266.0549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287.82" calcext:value-type="float">
            <text:p>287.82</text:p>
          </table:table-cell>
          <table:table-cell office:value-type="float" office:value="292.19" calcext:value-type="float">
            <text:p>292.19</text:p>
          </table:table-cell>
          <table:table-cell office:value-type="float" office:value="287.5692" calcext:value-type="float">
            <text:p>287.5692</text:p>
          </table:table-cell>
          <table:table-cell office:value-type="float" office:value="289.51" calcext:value-type="float">
            <text:p>289.51</text:p>
          </table:table-cell>
          <table:table-cell office:value-type="float" office:value="3863559" calcext:value-type="float">
            <text:p>3863559</text:p>
          </table:table-cell>
          <table:table-cell table:formula="of:=AVERAGE([.E124:.E173])" office:value-type="float" office:value="265.353248" calcext:value-type="float">
            <text:p>265.353248</text:p>
          </table:table-cell>
          <table:table-cell table:formula="of:=AVERAGE([.E154:.E173])" office:value-type="float" office:value="280.92621" calcext:value-type="float">
            <text:p>280.92621</text:p>
          </table:table-cell>
          <table:table-cell table:formula="of:=AVERAGE([.D124:.D173])" office:value-type="float" office:value="270.301206" calcext:value-type="float">
            <text:p>270.301206</text:p>
          </table:table-cell>
          <table:table-cell table:formula="of:=AVERAGE([.E124:.E173])" office:value-type="float" office:value="265.353248" calcext:value-type="float">
            <text:p>265.353248</text:p>
          </table:table-cell>
          <table:table-cell table:formula="of:=AVERAGE([.F74:.F173])" office:value-type="float" office:value="266.2877" calcext:value-type="float">
            <text:p>266.2877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09" calcext:value-type="date">
            <text:p>2024-09-09</text:p>
          </table:table-cell>
          <table:table-cell office:value-type="float" office:value="290.03" calcext:value-type="float">
            <text:p>290.03</text:p>
          </table:table-cell>
          <table:table-cell office:value-type="float" office:value="291.74" calcext:value-type="float">
            <text:p>291.74</text:p>
          </table:table-cell>
          <table:table-cell office:value-type="float" office:value="287.8" calcext:value-type="float">
            <text:p>287.8</text:p>
          </table:table-cell>
          <table:table-cell office:value-type="float" office:value="291.29" calcext:value-type="float">
            <text:p>291.29</text:p>
          </table:table-cell>
          <table:table-cell office:value-type="float" office:value="3208635" calcext:value-type="float">
            <text:p>3208635</text:p>
          </table:table-cell>
          <table:table-cell table:formula="of:=AVERAGE([.E125:.E174])" office:value-type="float" office:value="265.969848" calcext:value-type="float">
            <text:p>265.969848</text:p>
          </table:table-cell>
          <table:table-cell table:formula="of:=AVERAGE([.E155:.E174])" office:value-type="float" office:value="281.96821" calcext:value-type="float">
            <text:p>281.96821</text:p>
          </table:table-cell>
          <table:table-cell table:formula="of:=AVERAGE([.D125:.D174])" office:value-type="float" office:value="270.959406" calcext:value-type="float">
            <text:p>270.959406</text:p>
          </table:table-cell>
          <table:table-cell table:formula="of:=AVERAGE([.E125:.E174])" office:value-type="float" office:value="265.969848" calcext:value-type="float">
            <text:p>265.969848</text:p>
          </table:table-cell>
          <table:table-cell table:formula="of:=AVERAGE([.F75:.F174])" office:value-type="float" office:value="266.5463" calcext:value-type="float">
            <text:p>266.5463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0" calcext:value-type="date">
            <text:p>2024-09-10</text:p>
          </table:table-cell>
          <table:table-cell office:value-type="float" office:value="292.81" calcext:value-type="float">
            <text:p>292.81</text:p>
          </table:table-cell>
          <table:table-cell office:value-type="float" office:value="296.23" calcext:value-type="float">
            <text:p>296.23</text:p>
          </table:table-cell>
          <table:table-cell office:value-type="float" office:value="291.04" calcext:value-type="float">
            <text:p>291.04</text:p>
          </table:table-cell>
          <table:table-cell office:value-type="float" office:value="291.27" calcext:value-type="float">
            <text:p>291.27</text:p>
          </table:table-cell>
          <table:table-cell office:value-type="float" office:value="2497109" calcext:value-type="float">
            <text:p>2497109</text:p>
          </table:table-cell>
          <table:table-cell table:formula="of:=AVERAGE([.E126:.E175])" office:value-type="float" office:value="266.733448" calcext:value-type="float">
            <text:p>266.733448</text:p>
          </table:table-cell>
          <table:table-cell table:formula="of:=AVERAGE([.E156:.E175])" office:value-type="float" office:value="283.25371" calcext:value-type="float">
            <text:p>283.25371</text:p>
          </table:table-cell>
          <table:table-cell table:formula="of:=AVERAGE([.D126:.D175])" office:value-type="float" office:value="271.694206" calcext:value-type="float">
            <text:p>271.694206</text:p>
          </table:table-cell>
          <table:table-cell table:formula="of:=AVERAGE([.E126:.E175])" office:value-type="float" office:value="266.733448" calcext:value-type="float">
            <text:p>266.733448</text:p>
          </table:table-cell>
          <table:table-cell table:formula="of:=AVERAGE([.F76:.F175])" office:value-type="float" office:value="266.7595" calcext:value-type="float">
            <text:p>266.7595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1" calcext:value-type="date">
            <text:p>2024-09-11</text:p>
          </table:table-cell>
          <table:table-cell office:value-type="float" office:value="290.83" calcext:value-type="float">
            <text:p>290.83</text:p>
          </table:table-cell>
          <table:table-cell office:value-type="float" office:value="291.435" calcext:value-type="float">
            <text:p>291.435</text:p>
          </table:table-cell>
          <table:table-cell office:value-type="float" office:value="285.83" calcext:value-type="float">
            <text:p>285.83</text:p>
          </table:table-cell>
          <table:table-cell office:value-type="float" office:value="290.23" calcext:value-type="float">
            <text:p>290.23</text:p>
          </table:table-cell>
          <table:table-cell office:value-type="float" office:value="2747627" calcext:value-type="float">
            <text:p>2747627</text:p>
          </table:table-cell>
          <table:table-cell table:formula="of:=AVERAGE([.E127:.E176])" office:value-type="float" office:value="267.455648" calcext:value-type="float">
            <text:p>267.455648</text:p>
          </table:table-cell>
          <table:table-cell table:formula="of:=AVERAGE([.E157:.E176])" office:value-type="float" office:value="284.16821" calcext:value-type="float">
            <text:p>284.16821</text:p>
          </table:table-cell>
          <table:table-cell table:formula="of:=AVERAGE([.D127:.D176])" office:value-type="float" office:value="272.416106" calcext:value-type="float">
            <text:p>272.416106</text:p>
          </table:table-cell>
          <table:table-cell table:formula="of:=AVERAGE([.E127:.E176])" office:value-type="float" office:value="267.455648" calcext:value-type="float">
            <text:p>267.455648</text:p>
          </table:table-cell>
          <table:table-cell table:formula="of:=AVERAGE([.F77:.F176])" office:value-type="float" office:value="266.952" calcext:value-type="float">
            <text:p>266.952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2" calcext:value-type="date">
            <text:p>2024-09-12</text:p>
          </table:table-cell>
          <table:table-cell office:value-type="float" office:value="290.17" calcext:value-type="float">
            <text:p>290.17</text:p>
          </table:table-cell>
          <table:table-cell office:value-type="float" office:value="292.69" calcext:value-type="float">
            <text:p>292.69</text:p>
          </table:table-cell>
          <table:table-cell office:value-type="float" office:value="288.26" calcext:value-type="float">
            <text:p>288.26</text:p>
          </table:table-cell>
          <table:table-cell office:value-type="float" office:value="292.35" calcext:value-type="float">
            <text:p>292.35</text:p>
          </table:table-cell>
          <table:table-cell office:value-type="float" office:value="2274712" calcext:value-type="float">
            <text:p>2274712</text:p>
          </table:table-cell>
          <table:table-cell table:formula="of:=AVERAGE([.E128:.E177])" office:value-type="float" office:value="268.272648" calcext:value-type="float">
            <text:p>268.272648</text:p>
          </table:table-cell>
          <table:table-cell table:formula="of:=AVERAGE([.E158:.E177])" office:value-type="float" office:value="285.15621" calcext:value-type="float">
            <text:p>285.15621</text:p>
          </table:table-cell>
          <table:table-cell table:formula="of:=AVERAGE([.D128:.D177])" office:value-type="float" office:value="273.249306" calcext:value-type="float">
            <text:p>273.249306</text:p>
          </table:table-cell>
          <table:table-cell table:formula="of:=AVERAGE([.E128:.E177])" office:value-type="float" office:value="268.272648" calcext:value-type="float">
            <text:p>268.272648</text:p>
          </table:table-cell>
          <table:table-cell table:formula="of:=AVERAGE([.F78:.F177])" office:value-type="float" office:value="267.1564" calcext:value-type="float">
            <text:p>267.1564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3" calcext:value-type="date">
            <text:p>2024-09-13</text:p>
          </table:table-cell>
          <table:table-cell office:value-type="float" office:value="294.49" calcext:value-type="float">
            <text:p>294.49</text:p>
          </table:table-cell>
          <table:table-cell office:value-type="float" office:value="296.74" calcext:value-type="float">
            <text:p>296.74</text:p>
          </table:table-cell>
          <table:table-cell office:value-type="float" office:value="292.62" calcext:value-type="float">
            <text:p>292.62</text:p>
          </table:table-cell>
          <table:table-cell office:value-type="float" office:value="296.53" calcext:value-type="float">
            <text:p>296.53</text:p>
          </table:table-cell>
          <table:table-cell office:value-type="float" office:value="2205535" calcext:value-type="float">
            <text:p>2205535</text:p>
          </table:table-cell>
          <table:table-cell table:formula="of:=AVERAGE([.E129:.E178])" office:value-type="float" office:value="269.161448" calcext:value-type="float">
            <text:p>269.161448</text:p>
          </table:table-cell>
          <table:table-cell table:formula="of:=AVERAGE([.E159:.E178])" office:value-type="float" office:value="286.19471" calcext:value-type="float">
            <text:p>286.19471</text:p>
          </table:table-cell>
          <table:table-cell table:formula="of:=AVERAGE([.D129:.D178])" office:value-type="float" office:value="274.164506" calcext:value-type="float">
            <text:p>274.164506</text:p>
          </table:table-cell>
          <table:table-cell table:formula="of:=AVERAGE([.E129:.E178])" office:value-type="float" office:value="269.161448" calcext:value-type="float">
            <text:p>269.161448</text:p>
          </table:table-cell>
          <table:table-cell table:formula="of:=AVERAGE([.F79:.F178])" office:value-type="float" office:value="267.3659" calcext:value-type="float">
            <text:p>267.3659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6" calcext:value-type="date">
            <text:p>2024-09-16</text:p>
          </table:table-cell>
          <table:table-cell office:value-type="float" office:value="297.42" calcext:value-type="float">
            <text:p>297.42</text:p>
          </table:table-cell>
          <table:table-cell office:value-type="float" office:value="300.11" calcext:value-type="float">
            <text:p>300.11</text:p>
          </table:table-cell>
          <table:table-cell office:value-type="float" office:value="295.04" calcext:value-type="float">
            <text:p>295.04</text:p>
          </table:table-cell>
          <table:table-cell office:value-type="float" office:value="296.69" calcext:value-type="float">
            <text:p>296.69</text:p>
          </table:table-cell>
          <table:table-cell office:value-type="float" office:value="2916205" calcext:value-type="float">
            <text:p>2916205</text:p>
          </table:table-cell>
          <table:table-cell table:formula="of:=AVERAGE([.E130:.E179])" office:value-type="float" office:value="270.086048" calcext:value-type="float">
            <text:p>270.086048</text:p>
          </table:table-cell>
          <table:table-cell table:formula="of:=AVERAGE([.E160:.E179])" office:value-type="float" office:value="287.21171" calcext:value-type="float">
            <text:p>287.21171</text:p>
          </table:table-cell>
          <table:table-cell table:formula="of:=AVERAGE([.D130:.D179])" office:value-type="float" office:value="275.138406" calcext:value-type="float">
            <text:p>275.138406</text:p>
          </table:table-cell>
          <table:table-cell table:formula="of:=AVERAGE([.E130:.E179])" office:value-type="float" office:value="270.086048" calcext:value-type="float">
            <text:p>270.086048</text:p>
          </table:table-cell>
          <table:table-cell table:formula="of:=AVERAGE([.F80:.F179])" office:value-type="float" office:value="267.564" calcext:value-type="float">
            <text:p>267.564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7" calcext:value-type="date">
            <text:p>2024-09-17</text:p>
          </table:table-cell>
          <table:table-cell office:value-type="float" office:value="297" calcext:value-type="float">
            <text:p>297</text:p>
          </table:table-cell>
          <table:table-cell office:value-type="float" office:value="297.39" calcext:value-type="float">
            <text:p>297.39</text:p>
          </table:table-cell>
          <table:table-cell office:value-type="float" office:value="292.17" calcext:value-type="float">
            <text:p>292.17</text:p>
          </table:table-cell>
          <table:table-cell office:value-type="float" office:value="293.75" calcext:value-type="float">
            <text:p>293.75</text:p>
          </table:table-cell>
          <table:table-cell office:value-type="float" office:value="2997493" calcext:value-type="float">
            <text:p>2997493</text:p>
          </table:table-cell>
          <table:table-cell table:formula="of:=AVERAGE([.E131:.E180])" office:value-type="float" office:value="270.988248" calcext:value-type="float">
            <text:p>270.988248</text:p>
          </table:table-cell>
          <table:table-cell table:formula="of:=AVERAGE([.E161:.E180])" office:value-type="float" office:value="287.73421" calcext:value-type="float">
            <text:p>287.73421</text:p>
          </table:table-cell>
          <table:table-cell table:formula="of:=AVERAGE([.D131:.D180])" office:value-type="float" office:value="276.034706" calcext:value-type="float">
            <text:p>276.034706</text:p>
          </table:table-cell>
          <table:table-cell table:formula="of:=AVERAGE([.E131:.E180])" office:value-type="float" office:value="270.988248" calcext:value-type="float">
            <text:p>270.988248</text:p>
          </table:table-cell>
          <table:table-cell table:formula="of:=AVERAGE([.F81:.F180])" office:value-type="float" office:value="267.734" calcext:value-type="float">
            <text:p>267.734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8" calcext:value-type="date">
            <text:p>2024-09-18</text:p>
          </table:table-cell>
          <table:table-cell office:value-type="float" office:value="293.88" calcext:value-type="float">
            <text:p>293.88</text:p>
          </table:table-cell>
          <table:table-cell office:value-type="float" office:value="295.1" calcext:value-type="float">
            <text:p>295.1</text:p>
          </table:table-cell>
          <table:table-cell office:value-type="float" office:value="290.37" calcext:value-type="float">
            <text:p>290.37</text:p>
          </table:table-cell>
          <table:table-cell office:value-type="float" office:value="292.03" calcext:value-type="float">
            <text:p>292.03</text:p>
          </table:table-cell>
          <table:table-cell office:value-type="float" office:value="1788384" calcext:value-type="float">
            <text:p>1788384</text:p>
          </table:table-cell>
          <table:table-cell table:formula="of:=AVERAGE([.E132:.E181])" office:value-type="float" office:value="271.925048" calcext:value-type="float">
            <text:p>271.925048</text:p>
          </table:table-cell>
          <table:table-cell table:formula="of:=AVERAGE([.E162:.E181])" office:value-type="float" office:value="287.99221" calcext:value-type="float">
            <text:p>287.99221</text:p>
          </table:table-cell>
          <table:table-cell table:formula="of:=AVERAGE([.D132:.D181])" office:value-type="float" office:value="276.988706" calcext:value-type="float">
            <text:p>276.988706</text:p>
          </table:table-cell>
          <table:table-cell table:formula="of:=AVERAGE([.E132:.E181])" office:value-type="float" office:value="271.925048" calcext:value-type="float">
            <text:p>271.925048</text:p>
          </table:table-cell>
          <table:table-cell table:formula="of:=AVERAGE([.F82:.F181])" office:value-type="float" office:value="267.8983" calcext:value-type="float">
            <text:p>267.8983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9" calcext:value-type="date">
            <text:p>2024-09-19</text:p>
          </table:table-cell>
          <table:table-cell office:value-type="float" office:value="294.25" calcext:value-type="float">
            <text:p>294.25</text:p>
          </table:table-cell>
          <table:table-cell office:value-type="float" office:value="295.08" calcext:value-type="float">
            <text:p>295.08</text:p>
          </table:table-cell>
          <table:table-cell office:value-type="float" office:value="290.9" calcext:value-type="float">
            <text:p>290.9</text:p>
          </table:table-cell>
          <table:table-cell office:value-type="float" office:value="293.85" calcext:value-type="float">
            <text:p>293.85</text:p>
          </table:table-cell>
          <table:table-cell office:value-type="float" office:value="2271388" calcext:value-type="float">
            <text:p>2271388</text:p>
          </table:table-cell>
          <table:table-cell table:formula="of:=AVERAGE([.E133:.E182])" office:value-type="float" office:value="272.825048" calcext:value-type="float">
            <text:p>272.825048</text:p>
          </table:table-cell>
          <table:table-cell table:formula="of:=AVERAGE([.E163:.E182])" office:value-type="float" office:value="288.22396" calcext:value-type="float">
            <text:p>288.22396</text:p>
          </table:table-cell>
          <table:table-cell table:formula="of:=AVERAGE([.D133:.D182])" office:value-type="float" office:value="277.879106" calcext:value-type="float">
            <text:p>277.879106</text:p>
          </table:table-cell>
          <table:table-cell table:formula="of:=AVERAGE([.E133:.E182])" office:value-type="float" office:value="272.825048" calcext:value-type="float">
            <text:p>272.825048</text:p>
          </table:table-cell>
          <table:table-cell table:formula="of:=AVERAGE([.F83:.F182])" office:value-type="float" office:value="268.1059" calcext:value-type="float">
            <text:p>268.1059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8.05" calcext:value-type="float">
            <text:p>298.05</text:p>
          </table:table-cell>
          <table:table-cell office:value-type="float" office:value="292.835" calcext:value-type="float">
            <text:p>292.835</text:p>
          </table:table-cell>
          <table:table-cell office:value-type="float" office:value="296.83" calcext:value-type="float">
            <text:p>296.83</text:p>
          </table:table-cell>
          <table:table-cell office:value-type="float" office:value="5817302" calcext:value-type="float">
            <text:p>5817302</text:p>
          </table:table-cell>
          <table:table-cell table:formula="of:=AVERAGE([.E134:.E183])" office:value-type="float" office:value="273.684348" calcext:value-type="float">
            <text:p>273.684348</text:p>
          </table:table-cell>
          <table:table-cell table:formula="of:=AVERAGE([.E164:.E183])" office:value-type="float" office:value="288.48821" calcext:value-type="float">
            <text:p>288.48821</text:p>
          </table:table-cell>
          <table:table-cell table:formula="of:=AVERAGE([.D134:.D183])" office:value-type="float" office:value="278.727106" calcext:value-type="float">
            <text:p>278.727106</text:p>
          </table:table-cell>
          <table:table-cell table:formula="of:=AVERAGE([.E134:.E183])" office:value-type="float" office:value="273.684348" calcext:value-type="float">
            <text:p>273.684348</text:p>
          </table:table-cell>
          <table:table-cell table:formula="of:=AVERAGE([.F84:.F183])" office:value-type="float" office:value="268.3387" calcext:value-type="float">
            <text:p>268.3387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3" calcext:value-type="date">
            <text:p>2024-09-23</text:p>
          </table:table-cell>
          <table:table-cell office:value-type="float" office:value="299" calcext:value-type="float">
            <text:p>299</text:p>
          </table:table-cell>
          <table:table-cell office:value-type="float" office:value="300.22" calcext:value-type="float">
            <text:p>300.22</text:p>
          </table:table-cell>
          <table:table-cell office:value-type="float" office:value="296.89" calcext:value-type="float">
            <text:p>296.89</text:p>
          </table:table-cell>
          <table:table-cell office:value-type="float" office:value="299.06" calcext:value-type="float">
            <text:p>299.06</text:p>
          </table:table-cell>
          <table:table-cell office:value-type="float" office:value="2312365" calcext:value-type="float">
            <text:p>2312365</text:p>
          </table:table-cell>
          <table:table-cell table:formula="of:=AVERAGE([.E135:.E184])" office:value-type="float" office:value="274.585948" calcext:value-type="float">
            <text:p>274.585948</text:p>
          </table:table-cell>
          <table:table-cell table:formula="of:=AVERAGE([.E165:.E184])" office:value-type="float" office:value="288.97621" calcext:value-type="float">
            <text:p>288.97621</text:p>
          </table:table-cell>
          <table:table-cell table:formula="of:=AVERAGE([.D135:.D184])" office:value-type="float" office:value="279.593106" calcext:value-type="float">
            <text:p>279.593106</text:p>
          </table:table-cell>
          <table:table-cell table:formula="of:=AVERAGE([.E135:.E184])" office:value-type="float" office:value="274.585948" calcext:value-type="float">
            <text:p>274.585948</text:p>
          </table:table-cell>
          <table:table-cell table:formula="of:=AVERAGE([.F85:.F184])" office:value-type="float" office:value="268.5989" calcext:value-type="float">
            <text:p>268.5989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4" calcext:value-type="date">
            <text:p>2024-09-24</text:p>
          </table:table-cell>
          <table:table-cell office:value-type="float" office:value="299.06" calcext:value-type="float">
            <text:p>299.06</text:p>
          </table:table-cell>
          <table:table-cell office:value-type="float" office:value="301.45" calcext:value-type="float">
            <text:p>301.45</text:p>
          </table:table-cell>
          <table:table-cell office:value-type="float" office:value="297.7" calcext:value-type="float">
            <text:p>297.7</text:p>
          </table:table-cell>
          <table:table-cell office:value-type="float" office:value="300.27" calcext:value-type="float">
            <text:p>300.27</text:p>
          </table:table-cell>
          <table:table-cell office:value-type="float" office:value="2408175" calcext:value-type="float">
            <text:p>2408175</text:p>
          </table:table-cell>
          <table:table-cell table:formula="of:=AVERAGE([.E136:.E185])" office:value-type="float" office:value="275.516148" calcext:value-type="float">
            <text:p>275.516148</text:p>
          </table:table-cell>
          <table:table-cell table:formula="of:=AVERAGE([.E166:.E185])" office:value-type="float" office:value="289.46771" calcext:value-type="float">
            <text:p>289.46771</text:p>
          </table:table-cell>
          <table:table-cell table:formula="of:=AVERAGE([.D136:.D185])" office:value-type="float" office:value="280.507506" calcext:value-type="float">
            <text:p>280.507506</text:p>
          </table:table-cell>
          <table:table-cell table:formula="of:=AVERAGE([.E136:.E185])" office:value-type="float" office:value="275.516148" calcext:value-type="float">
            <text:p>275.516148</text:p>
          </table:table-cell>
          <table:table-cell table:formula="of:=AVERAGE([.F86:.F185])" office:value-type="float" office:value="268.8573" calcext:value-type="float">
            <text:p>268.8573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300.33" calcext:value-type="float">
            <text:p>300.33</text:p>
          </table:table-cell>
          <table:table-cell office:value-type="float" office:value="301.8" calcext:value-type="float">
            <text:p>301.8</text:p>
          </table:table-cell>
          <table:table-cell office:value-type="float" office:value="298.4" calcext:value-type="float">
            <text:p>298.4</text:p>
          </table:table-cell>
          <table:table-cell office:value-type="float" office:value="300.47" calcext:value-type="float">
            <text:p>300.47</text:p>
          </table:table-cell>
          <table:table-cell office:value-type="float" office:value="1986241" calcext:value-type="float">
            <text:p>1986241</text:p>
          </table:table-cell>
          <table:table-cell table:formula="of:=AVERAGE([.E137:.E186])" office:value-type="float" office:value="276.482148" calcext:value-type="float">
            <text:p>276.482148</text:p>
          </table:table-cell>
          <table:table-cell table:formula="of:=AVERAGE([.E167:.E186])" office:value-type="float" office:value="289.98471" calcext:value-type="float">
            <text:p>289.98471</text:p>
          </table:table-cell>
          <table:table-cell table:formula="of:=AVERAGE([.D137:.D186])" office:value-type="float" office:value="281.397306" calcext:value-type="float">
            <text:p>281.397306</text:p>
          </table:table-cell>
          <table:table-cell table:formula="of:=AVERAGE([.E137:.E186])" office:value-type="float" office:value="276.482148" calcext:value-type="float">
            <text:p>276.482148</text:p>
          </table:table-cell>
          <table:table-cell table:formula="of:=AVERAGE([.F87:.F186])" office:value-type="float" office:value="269.1292" calcext:value-type="float">
            <text:p>269.1292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6" calcext:value-type="date">
            <text:p>2024-09-26</text:p>
          </table:table-cell>
          <table:table-cell office:value-type="float" office:value="301.15" calcext:value-type="float">
            <text:p>301.15</text:p>
          </table:table-cell>
          <table:table-cell office:value-type="float" office:value="304.29" calcext:value-type="float">
            <text:p>304.29</text:p>
          </table:table-cell>
          <table:table-cell office:value-type="float" office:value="300.735" calcext:value-type="float">
            <text:p>300.735</text:p>
          </table:table-cell>
          <table:table-cell office:value-type="float" office:value="303.65" calcext:value-type="float">
            <text:p>303.65</text:p>
          </table:table-cell>
          <table:table-cell office:value-type="float" office:value="1971134" calcext:value-type="float">
            <text:p>1971134</text:p>
          </table:table-cell>
          <table:table-cell table:formula="of:=AVERAGE([.E138:.E187])" office:value-type="float" office:value="277.339674" calcext:value-type="float">
            <text:p>277.339674</text:p>
          </table:table-cell>
          <table:table-cell table:formula="of:=AVERAGE([.E168:.E187])" office:value-type="float" office:value="290.75846" calcext:value-type="float">
            <text:p>290.75846</text:p>
          </table:table-cell>
          <table:table-cell table:formula="of:=AVERAGE([.D138:.D187])" office:value-type="float" office:value="282.242106" calcext:value-type="float">
            <text:p>282.242106</text:p>
          </table:table-cell>
          <table:table-cell table:formula="of:=AVERAGE([.E138:.E187])" office:value-type="float" office:value="277.339674" calcext:value-type="float">
            <text:p>277.339674</text:p>
          </table:table-cell>
          <table:table-cell table:formula="of:=AVERAGE([.F88:.F187])" office:value-type="float" office:value="269.4625" calcext:value-type="float">
            <text:p>269.4625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7" calcext:value-type="date">
            <text:p>2024-09-27</text:p>
          </table:table-cell>
          <table:table-cell office:value-type="float" office:value="303.52" calcext:value-type="float">
            <text:p>303.52</text:p>
          </table:table-cell>
          <table:table-cell office:value-type="float" office:value="306.96" calcext:value-type="float">
            <text:p>306.96</text:p>
          </table:table-cell>
          <table:table-cell office:value-type="float" office:value="303.52" calcext:value-type="float">
            <text:p>303.52</text:p>
          </table:table-cell>
          <table:table-cell office:value-type="float" office:value="303.69" calcext:value-type="float">
            <text:p>303.69</text:p>
          </table:table-cell>
          <table:table-cell office:value-type="float" office:value="3402999" calcext:value-type="float">
            <text:p>3402999</text:p>
          </table:table-cell>
          <table:table-cell table:formula="of:=AVERAGE([.E139:.E188])" office:value-type="float" office:value="278.258068" calcext:value-type="float">
            <text:p>278.258068</text:p>
          </table:table-cell>
          <table:table-cell table:formula="of:=AVERAGE([.E169:.E188])" office:value-type="float" office:value="291.69546" calcext:value-type="float">
            <text:p>291.69546</text:p>
          </table:table-cell>
          <table:table-cell table:formula="of:=AVERAGE([.D139:.D188])" office:value-type="float" office:value="283.134706" calcext:value-type="float">
            <text:p>283.134706</text:p>
          </table:table-cell>
          <table:table-cell table:formula="of:=AVERAGE([.E139:.E188])" office:value-type="float" office:value="278.258068" calcext:value-type="float">
            <text:p>278.258068</text:p>
          </table:table-cell>
          <table:table-cell table:formula="of:=AVERAGE([.F89:.F188])" office:value-type="float" office:value="269.8064" calcext:value-type="float">
            <text:p>269.8064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09-30" calcext:value-type="date">
            <text:p>2024-09-30</text:p>
          </table:table-cell>
          <table:table-cell office:value-type="float" office:value="303.795" calcext:value-type="float">
            <text:p>303.795</text:p>
          </table:table-cell>
          <table:table-cell office:value-type="float" office:value="305.03" calcext:value-type="float">
            <text:p>305.03</text:p>
          </table:table-cell>
          <table:table-cell office:value-type="float" office:value="302.1" calcext:value-type="float">
            <text:p>302.1</text:p>
          </table:table-cell>
          <table:table-cell office:value-type="float" office:value="304.51" calcext:value-type="float">
            <text:p>304.51</text:p>
          </table:table-cell>
          <table:table-cell office:value-type="float" office:value="2286978" calcext:value-type="float">
            <text:p>2286978</text:p>
          </table:table-cell>
          <table:table-cell table:formula="of:=AVERAGE([.E140:.E189])" office:value-type="float" office:value="279.199468" calcext:value-type="float">
            <text:p>279.199468</text:p>
          </table:table-cell>
          <table:table-cell table:formula="of:=AVERAGE([.E170:.E189])" office:value-type="float" office:value="292.48596" calcext:value-type="float">
            <text:p>292.48596</text:p>
          </table:table-cell>
          <table:table-cell table:formula="of:=AVERAGE([.D140:.D189])" office:value-type="float" office:value="284.026506" calcext:value-type="float">
            <text:p>284.026506</text:p>
          </table:table-cell>
          <table:table-cell table:formula="of:=AVERAGE([.E140:.E189])" office:value-type="float" office:value="279.199468" calcext:value-type="float">
            <text:p>279.199468</text:p>
          </table:table-cell>
          <table:table-cell table:formula="of:=AVERAGE([.F90:.F189])" office:value-type="float" office:value="270.1765" calcext:value-type="float">
            <text:p>270.1765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304.51" calcext:value-type="float">
            <text:p>304.51</text:p>
          </table:table-cell>
          <table:table-cell office:value-type="float" office:value="305.23" calcext:value-type="float">
            <text:p>305.23</text:p>
          </table:table-cell>
          <table:table-cell office:value-type="float" office:value="302.25" calcext:value-type="float">
            <text:p>302.25</text:p>
          </table:table-cell>
          <table:table-cell office:value-type="float" office:value="302.98" calcext:value-type="float">
            <text:p>302.98</text:p>
          </table:table-cell>
          <table:table-cell office:value-type="float" office:value="3036208" calcext:value-type="float">
            <text:p>3036208</text:p>
          </table:table-cell>
          <table:table-cell table:formula="of:=AVERAGE([.E141:.E190])" office:value-type="float" office:value="280.116468" calcext:value-type="float">
            <text:p>280.116468</text:p>
          </table:table-cell>
          <table:table-cell table:formula="of:=AVERAGE([.E171:.E190])" office:value-type="float" office:value="293.41296" calcext:value-type="float">
            <text:p>293.41296</text:p>
          </table:table-cell>
          <table:table-cell table:formula="of:=AVERAGE([.D141:.D190])" office:value-type="float" office:value="284.935306" calcext:value-type="float">
            <text:p>284.935306</text:p>
          </table:table-cell>
          <table:table-cell table:formula="of:=AVERAGE([.E141:.E190])" office:value-type="float" office:value="280.116468" calcext:value-type="float">
            <text:p>280.116468</text:p>
          </table:table-cell>
          <table:table-cell table:formula="of:=AVERAGE([.F91:.F190])" office:value-type="float" office:value="270.5214" calcext:value-type="float">
            <text:p>270.5214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2" calcext:value-type="date">
            <text:p>2024-10-02</text:p>
          </table:table-cell>
          <table:table-cell office:value-type="float" office:value="300.58" calcext:value-type="float">
            <text:p>300.58</text:p>
          </table:table-cell>
          <table:table-cell office:value-type="float" office:value="304.08" calcext:value-type="float">
            <text:p>304.08</text:p>
          </table:table-cell>
          <table:table-cell office:value-type="float" office:value="299.5801" calcext:value-type="float">
            <text:p>299.5801</text:p>
          </table:table-cell>
          <table:table-cell office:value-type="float" office:value="303.76" calcext:value-type="float">
            <text:p>303.76</text:p>
          </table:table-cell>
          <table:table-cell office:value-type="float" office:value="2352436" calcext:value-type="float">
            <text:p>2352436</text:p>
          </table:table-cell>
          <table:table-cell table:formula="of:=AVERAGE([.E142:.E191])" office:value-type="float" office:value="281.037878" calcext:value-type="float">
            <text:p>281.037878</text:p>
          </table:table-cell>
          <table:table-cell table:formula="of:=AVERAGE([.E172:.E191])" office:value-type="float" office:value="294.092465" calcext:value-type="float">
            <text:p>294.092465</text:p>
          </table:table-cell>
          <table:table-cell table:formula="of:=AVERAGE([.D142:.D191])" office:value-type="float" office:value="285.81415" calcext:value-type="float">
            <text:p>285.81415</text:p>
          </table:table-cell>
          <table:table-cell table:formula="of:=AVERAGE([.E142:.E191])" office:value-type="float" office:value="281.037878" calcext:value-type="float">
            <text:p>281.037878</text:p>
          </table:table-cell>
          <table:table-cell table:formula="of:=AVERAGE([.F92:.F191])" office:value-type="float" office:value="270.8795" calcext:value-type="float">
            <text:p>270.8795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3" calcext:value-type="date">
            <text:p>2024-10-03</text:p>
          </table:table-cell>
          <table:table-cell office:value-type="float" office:value="303.5" calcext:value-type="float">
            <text:p>303.5</text:p>
          </table:table-cell>
          <table:table-cell office:value-type="float" office:value="304.02" calcext:value-type="float">
            <text:p>304.02</text:p>
          </table:table-cell>
          <table:table-cell office:value-type="float" office:value="301.26" calcext:value-type="float">
            <text:p>301.26</text:p>
          </table:table-cell>
          <table:table-cell office:value-type="float" office:value="303.45" calcext:value-type="float">
            <text:p>303.45</text:p>
          </table:table-cell>
          <table:table-cell office:value-type="float" office:value="1802561" calcext:value-type="float">
            <text:p>1802561</text:p>
          </table:table-cell>
          <table:table-cell table:formula="of:=AVERAGE([.E143:.E192])" office:value-type="float" office:value="282.140678" calcext:value-type="float">
            <text:p>282.140678</text:p>
          </table:table-cell>
          <table:table-cell table:formula="of:=AVERAGE([.E173:.E192])" office:value-type="float" office:value="294.843465" calcext:value-type="float">
            <text:p>294.843465</text:p>
          </table:table-cell>
          <table:table-cell table:formula="of:=AVERAGE([.D143:.D192])" office:value-type="float" office:value="286.80795" calcext:value-type="float">
            <text:p>286.80795</text:p>
          </table:table-cell>
          <table:table-cell table:formula="of:=AVERAGE([.E143:.E192])" office:value-type="float" office:value="282.140678" calcext:value-type="float">
            <text:p>282.140678</text:p>
          </table:table-cell>
          <table:table-cell table:formula="of:=AVERAGE([.F93:.F192])" office:value-type="float" office:value="271.164" calcext:value-type="float">
            <text:p>271.164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4" calcext:value-type="date">
            <text:p>2024-10-04</text:p>
          </table:table-cell>
          <table:table-cell office:value-type="float" office:value="303.05" calcext:value-type="float">
            <text:p>303.05</text:p>
          </table:table-cell>
          <table:table-cell office:value-type="float" office:value="305.89" calcext:value-type="float">
            <text:p>305.89</text:p>
          </table:table-cell>
          <table:table-cell office:value-type="float" office:value="301.38" calcext:value-type="float">
            <text:p>301.38</text:p>
          </table:table-cell>
          <table:table-cell office:value-type="float" office:value="303.76" calcext:value-type="float">
            <text:p>303.76</text:p>
          </table:table-cell>
          <table:table-cell office:value-type="float" office:value="2432634" calcext:value-type="float">
            <text:p>2432634</text:p>
          </table:table-cell>
          <table:table-cell table:formula="of:=AVERAGE([.E144:.E193])" office:value-type="float" office:value="283.146278" calcext:value-type="float">
            <text:p>283.146278</text:p>
          </table:table-cell>
          <table:table-cell table:formula="of:=AVERAGE([.E174:.E193])" office:value-type="float" office:value="295.534005" calcext:value-type="float">
            <text:p>295.534005</text:p>
          </table:table-cell>
          <table:table-cell table:formula="of:=AVERAGE([.D144:.D193])" office:value-type="float" office:value="287.80395" calcext:value-type="float">
            <text:p>287.80395</text:p>
          </table:table-cell>
          <table:table-cell table:formula="of:=AVERAGE([.E144:.E193])" office:value-type="float" office:value="283.146278" calcext:value-type="float">
            <text:p>283.146278</text:p>
          </table:table-cell>
          <table:table-cell table:formula="of:=AVERAGE([.F94:.F193])" office:value-type="float" office:value="271.4884" calcext:value-type="float">
            <text:p>271.4884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303.76" calcext:value-type="float">
            <text:p>303.76</text:p>
          </table:table-cell>
          <table:table-cell office:value-type="float" office:value="305.1199" calcext:value-type="float">
            <text:p>305.1199</text:p>
          </table:table-cell>
          <table:table-cell office:value-type="float" office:value="300" calcext:value-type="float">
            <text:p>300</text:p>
          </table:table-cell>
          <table:table-cell office:value-type="float" office:value="300.85" calcext:value-type="float">
            <text:p>300.85</text:p>
          </table:table-cell>
          <table:table-cell office:value-type="float" office:value="2091776" calcext:value-type="float">
            <text:p>2091776</text:p>
          </table:table-cell>
          <table:table-cell table:formula="of:=AVERAGE([.E145:.E194])" office:value-type="float" office:value="284.131278" calcext:value-type="float">
            <text:p>284.131278</text:p>
          </table:table-cell>
          <table:table-cell table:formula="of:=AVERAGE([.E175:.E194])" office:value-type="float" office:value="296.144005" calcext:value-type="float">
            <text:p>296.144005</text:p>
          </table:table-cell>
          <table:table-cell table:formula="of:=AVERAGE([.D145:.D194])" office:value-type="float" office:value="288.825448" calcext:value-type="float">
            <text:p>288.825448</text:p>
          </table:table-cell>
          <table:table-cell table:formula="of:=AVERAGE([.E145:.E194])" office:value-type="float" office:value="284.131278" calcext:value-type="float">
            <text:p>284.131278</text:p>
          </table:table-cell>
          <table:table-cell table:formula="of:=AVERAGE([.F95:.F194])" office:value-type="float" office:value="271.7903" calcext:value-type="float">
            <text:p>271.7903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302.64" calcext:value-type="float">
            <text:p>302.64</text:p>
          </table:table-cell>
          <table:table-cell office:value-type="float" office:value="303.35" calcext:value-type="float">
            <text:p>303.35</text:p>
          </table:table-cell>
          <table:table-cell office:value-type="float" office:value="300.36" calcext:value-type="float">
            <text:p>300.36</text:p>
          </table:table-cell>
          <table:table-cell office:value-type="float" office:value="301.9" calcext:value-type="float">
            <text:p>301.9</text:p>
          </table:table-cell>
          <table:table-cell office:value-type="float" office:value="2038348" calcext:value-type="float">
            <text:p>2038348</text:p>
          </table:table-cell>
          <table:table-cell table:formula="of:=AVERAGE([.E146:.E195])" office:value-type="float" office:value="285.133878" calcext:value-type="float">
            <text:p>285.133878</text:p>
          </table:table-cell>
          <table:table-cell table:formula="of:=AVERAGE([.E176:.E195])" office:value-type="float" office:value="296.610005" calcext:value-type="float">
            <text:p>296.610005</text:p>
          </table:table-cell>
          <table:table-cell table:formula="of:=AVERAGE([.D146:.D195])" office:value-type="float" office:value="289.613848" calcext:value-type="float">
            <text:p>289.613848</text:p>
          </table:table-cell>
          <table:table-cell table:formula="of:=AVERAGE([.E146:.E195])" office:value-type="float" office:value="285.133878" calcext:value-type="float">
            <text:p>285.133878</text:p>
          </table:table-cell>
          <table:table-cell table:formula="of:=AVERAGE([.F96:.F195])" office:value-type="float" office:value="272.0706" calcext:value-type="float">
            <text:p>272.0706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9" calcext:value-type="date">
            <text:p>2024-10-09</text:p>
          </table:table-cell>
          <table:table-cell office:value-type="float" office:value="302.94" calcext:value-type="float">
            <text:p>302.94</text:p>
          </table:table-cell>
          <table:table-cell office:value-type="float" office:value="305.01" calcext:value-type="float">
            <text:p>305.01</text:p>
          </table:table-cell>
          <table:table-cell office:value-type="float" office:value="301.965" calcext:value-type="float">
            <text:p>301.965</text:p>
          </table:table-cell>
          <table:table-cell office:value-type="float" office:value="303.83" calcext:value-type="float">
            <text:p>303.83</text:p>
          </table:table-cell>
          <table:table-cell office:value-type="float" office:value="1854155" calcext:value-type="float">
            <text:p>1854155</text:p>
          </table:table-cell>
          <table:table-cell table:formula="of:=AVERAGE([.E147:.E196])" office:value-type="float" office:value="285.966978" calcext:value-type="float">
            <text:p>285.966978</text:p>
          </table:table-cell>
          <table:table-cell table:formula="of:=AVERAGE([.E177:.E196])" office:value-type="float" office:value="297.416755" calcext:value-type="float">
            <text:p>297.416755</text:p>
          </table:table-cell>
          <table:table-cell table:formula="of:=AVERAGE([.D147:.D196])" office:value-type="float" office:value="290.366648" calcext:value-type="float">
            <text:p>290.366648</text:p>
          </table:table-cell>
          <table:table-cell table:formula="of:=AVERAGE([.E147:.E196])" office:value-type="float" office:value="285.966978" calcext:value-type="float">
            <text:p>285.966978</text:p>
          </table:table-cell>
          <table:table-cell table:formula="of:=AVERAGE([.F97:.F196])" office:value-type="float" office:value="272.3738" calcext:value-type="float">
            <text:p>272.3738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0" calcext:value-type="date">
            <text:p>2024-10-10</text:p>
          </table:table-cell>
          <table:table-cell office:value-type="float" office:value="304.03" calcext:value-type="float">
            <text:p>304.03</text:p>
          </table:table-cell>
          <table:table-cell office:value-type="float" office:value="305.75" calcext:value-type="float">
            <text:p>305.75</text:p>
          </table:table-cell>
          <table:table-cell office:value-type="float" office:value="302.93" calcext:value-type="float">
            <text:p>302.93</text:p>
          </table:table-cell>
          <table:table-cell office:value-type="float" office:value="304.04" calcext:value-type="float">
            <text:p>304.04</text:p>
          </table:table-cell>
          <table:table-cell office:value-type="float" office:value="1739458" calcext:value-type="float">
            <text:p>1739458</text:p>
          </table:table-cell>
          <table:table-cell table:formula="of:=AVERAGE([.E148:.E197])" office:value-type="float" office:value="286.761578" calcext:value-type="float">
            <text:p>286.761578</text:p>
          </table:table-cell>
          <table:table-cell table:formula="of:=AVERAGE([.E178:.E197])" office:value-type="float" office:value="298.150255" calcext:value-type="float">
            <text:p>298.150255</text:p>
          </table:table-cell>
          <table:table-cell table:formula="of:=AVERAGE([.D148:.D197])" office:value-type="float" office:value="291.128248" calcext:value-type="float">
            <text:p>291.128248</text:p>
          </table:table-cell>
          <table:table-cell table:formula="of:=AVERAGE([.E148:.E197])" office:value-type="float" office:value="286.761578" calcext:value-type="float">
            <text:p>286.761578</text:p>
          </table:table-cell>
          <table:table-cell table:formula="of:=AVERAGE([.F98:.F197])" office:value-type="float" office:value="272.6904" calcext:value-type="float">
            <text:p>272.6904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1" calcext:value-type="date">
            <text:p>2024-10-11</text:p>
          </table:table-cell>
          <table:table-cell office:value-type="float" office:value="304.42" calcext:value-type="float">
            <text:p>304.42</text:p>
          </table:table-cell>
          <table:table-cell office:value-type="float" office:value="305.5" calcext:value-type="float">
            <text:p>305.5</text:p>
          </table:table-cell>
          <table:table-cell office:value-type="float" office:value="302.97" calcext:value-type="float">
            <text:p>302.97</text:p>
          </table:table-cell>
          <table:table-cell office:value-type="float" office:value="305.04" calcext:value-type="float">
            <text:p>305.04</text:p>
          </table:table-cell>
          <table:table-cell office:value-type="float" office:value="1775710" calcext:value-type="float">
            <text:p>1775710</text:p>
          </table:table-cell>
          <table:table-cell table:formula="of:=AVERAGE([.E149:.E198])" office:value-type="float" office:value="287.572978" calcext:value-type="float">
            <text:p>287.572978</text:p>
          </table:table-cell>
          <table:table-cell table:formula="of:=AVERAGE([.E179:.E198])" office:value-type="float" office:value="298.667755" calcext:value-type="float">
            <text:p>298.667755</text:p>
          </table:table-cell>
          <table:table-cell table:formula="of:=AVERAGE([.D149:.D198])" office:value-type="float" office:value="291.862848" calcext:value-type="float">
            <text:p>291.862848</text:p>
          </table:table-cell>
          <table:table-cell table:formula="of:=AVERAGE([.E149:.E198])" office:value-type="float" office:value="287.572978" calcext:value-type="float">
            <text:p>287.572978</text:p>
          </table:table-cell>
          <table:table-cell table:formula="of:=AVERAGE([.F99:.F198])" office:value-type="float" office:value="273.0621" calcext:value-type="float">
            <text:p>273.0621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4" calcext:value-type="date">
            <text:p>2024-10-14</text:p>
          </table:table-cell>
          <table:table-cell office:value-type="float" office:value="305.15" calcext:value-type="float">
            <text:p>305.15</text:p>
          </table:table-cell>
          <table:table-cell office:value-type="float" office:value="310.42" calcext:value-type="float">
            <text:p>310.42</text:p>
          </table:table-cell>
          <table:table-cell office:value-type="float" office:value="304.5" calcext:value-type="float">
            <text:p>304.5</text:p>
          </table:table-cell>
          <table:table-cell office:value-type="float" office:value="309.84" calcext:value-type="float">
            <text:p>309.84</text:p>
          </table:table-cell>
          <table:table-cell office:value-type="float" office:value="2376310" calcext:value-type="float">
            <text:p>2376310</text:p>
          </table:table-cell>
          <table:table-cell table:formula="of:=AVERAGE([.E150:.E199])" office:value-type="float" office:value="288.286978" calcext:value-type="float">
            <text:p>288.286978</text:p>
          </table:table-cell>
          <table:table-cell table:formula="of:=AVERAGE([.E180:.E199])" office:value-type="float" office:value="299.140755" calcext:value-type="float">
            <text:p>299.140755</text:p>
          </table:table-cell>
          <table:table-cell table:formula="of:=AVERAGE([.D150:.D199])" office:value-type="float" office:value="292.535048" calcext:value-type="float">
            <text:p>292.535048</text:p>
          </table:table-cell>
          <table:table-cell table:formula="of:=AVERAGE([.E150:.E199])" office:value-type="float" office:value="288.286978" calcext:value-type="float">
            <text:p>288.286978</text:p>
          </table:table-cell>
          <table:table-cell table:formula="of:=AVERAGE([.F100:.F199])" office:value-type="float" office:value="273.5018" calcext:value-type="float">
            <text:p>273.5018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5" calcext:value-type="date">
            <text:p>2024-10-15</text:p>
          </table:table-cell>
          <table:table-cell office:value-type="float" office:value="312" calcext:value-type="float">
            <text:p>312</text:p>
          </table:table-cell>
          <table:table-cell office:value-type="float" office:value="315.36" calcext:value-type="float">
            <text:p>315.36</text:p>
          </table:table-cell>
          <table:table-cell office:value-type="float" office:value="311.01" calcext:value-type="float">
            <text:p>311.01</text:p>
          </table:table-cell>
          <table:table-cell office:value-type="float" office:value="313.34" calcext:value-type="float">
            <text:p>313.34</text:p>
          </table:table-cell>
          <table:table-cell office:value-type="float" office:value="3067090" calcext:value-type="float">
            <text:p>3067090</text:p>
          </table:table-cell>
          <table:table-cell table:formula="of:=AVERAGE([.E151:.E200])" office:value-type="float" office:value="289.153586" calcext:value-type="float">
            <text:p>289.153586</text:p>
          </table:table-cell>
          <table:table-cell table:formula="of:=AVERAGE([.E181:.E200])" office:value-type="float" office:value="300.082755" calcext:value-type="float">
            <text:p>300.082755</text:p>
          </table:table-cell>
          <table:table-cell table:formula="of:=AVERAGE([.D151:.D200])" office:value-type="float" office:value="293.284848" calcext:value-type="float">
            <text:p>293.284848</text:p>
          </table:table-cell>
          <table:table-cell table:formula="of:=AVERAGE([.E151:.E200])" office:value-type="float" office:value="289.153586" calcext:value-type="float">
            <text:p>289.153586</text:p>
          </table:table-cell>
          <table:table-cell table:formula="of:=AVERAGE([.F101:.F200])" office:value-type="float" office:value="273.9775" calcext:value-type="float">
            <text:p>273.9775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6" calcext:value-type="date">
            <text:p>2024-10-16</text:p>
          </table:table-cell>
          <table:table-cell office:value-type="float" office:value="313.32" calcext:value-type="float">
            <text:p>313.32</text:p>
          </table:table-cell>
          <table:table-cell office:value-type="float" office:value="313.725" calcext:value-type="float">
            <text:p>313.725</text:p>
          </table:table-cell>
          <table:table-cell office:value-type="float" office:value="310.11" calcext:value-type="float">
            <text:p>310.11</text:p>
          </table:table-cell>
          <table:table-cell office:value-type="float" office:value="312.92" calcext:value-type="float">
            <text:p>312.92</text:p>
          </table:table-cell>
          <table:table-cell office:value-type="float" office:value="1821486" calcext:value-type="float">
            <text:p>1821486</text:p>
          </table:table-cell>
          <table:table-cell table:formula="of:=AVERAGE([.E152:.E201])" office:value-type="float" office:value="289.994186" calcext:value-type="float">
            <text:p>289.994186</text:p>
          </table:table-cell>
          <table:table-cell table:formula="of:=AVERAGE([.E182:.E201])" office:value-type="float" office:value="301.069755" calcext:value-type="float">
            <text:p>301.069755</text:p>
          </table:table-cell>
          <table:table-cell table:formula="of:=AVERAGE([.D152:.D201])" office:value-type="float" office:value="294.095348" calcext:value-type="float">
            <text:p>294.095348</text:p>
          </table:table-cell>
          <table:table-cell table:formula="of:=AVERAGE([.E152:.E201])" office:value-type="float" office:value="289.994186" calcext:value-type="float">
            <text:p>289.994186</text:p>
          </table:table-cell>
          <table:table-cell table:formula="of:=AVERAGE([.F102:.F201])" office:value-type="float" office:value="274.5274" calcext:value-type="float">
            <text:p>274.5274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7" calcext:value-type="date">
            <text:p>2024-10-17</text:p>
          </table:table-cell>
          <table:table-cell office:value-type="float" office:value="313.98" calcext:value-type="float">
            <text:p>313.98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2.48" calcext:value-type="float">
            <text:p>312.48</text:p>
          </table:table-cell>
          <table:table-cell office:value-type="float" office:value="314.7" calcext:value-type="float">
            <text:p>314.7</text:p>
          </table:table-cell>
          <table:table-cell office:value-type="float" office:value="3095192" calcext:value-type="float">
            <text:p>3095192</text:p>
          </table:table-cell>
          <table:table-cell table:formula="of:=AVERAGE([.E153:.E202])" office:value-type="float" office:value="290.872186" calcext:value-type="float">
            <text:p>290.872186</text:p>
          </table:table-cell>
          <table:table-cell table:formula="of:=AVERAGE([.E183:.E202])" office:value-type="float" office:value="302.148755" calcext:value-type="float">
            <text:p>302.148755</text:p>
          </table:table-cell>
          <table:table-cell table:formula="of:=AVERAGE([.D153:.D202])" office:value-type="float" office:value="294.933548" calcext:value-type="float">
            <text:p>294.933548</text:p>
          </table:table-cell>
          <table:table-cell table:formula="of:=AVERAGE([.E153:.E202])" office:value-type="float" office:value="290.872186" calcext:value-type="float">
            <text:p>290.872186</text:p>
          </table:table-cell>
          <table:table-cell table:formula="of:=AVERAGE([.F103:.F202])" office:value-type="float" office:value="275.0933" calcext:value-type="float">
            <text:p>275.0933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8" calcext:value-type="date">
            <text:p>2024-10-18</text:p>
          </table:table-cell>
          <table:table-cell office:value-type="float" office:value="315.57" calcext:value-type="float">
            <text:p>315.57</text:p>
          </table:table-cell>
          <table:table-cell office:value-type="float" office:value="317.18" calcext:value-type="float">
            <text:p>317.18</text:p>
          </table:table-cell>
          <table:table-cell office:value-type="float" office:value="314.2299" calcext:value-type="float">
            <text:p>314.2299</text:p>
          </table:table-cell>
          <table:table-cell office:value-type="float" office:value="316.56" calcext:value-type="float">
            <text:p>316.56</text:p>
          </table:table-cell>
          <table:table-cell office:value-type="float" office:value="2531197" calcext:value-type="float">
            <text:p>2531197</text:p>
          </table:table-cell>
          <table:table-cell table:formula="of:=AVERAGE([.E154:.E203])" office:value-type="float" office:value="291.795184" calcext:value-type="float">
            <text:p>291.795184</text:p>
          </table:table-cell>
          <table:table-cell table:formula="of:=AVERAGE([.E184:.E203])" office:value-type="float" office:value="303.2185" calcext:value-type="float">
            <text:p>303.2185</text:p>
          </table:table-cell>
          <table:table-cell table:formula="of:=AVERAGE([.D154:.D203])" office:value-type="float" office:value="295.804148" calcext:value-type="float">
            <text:p>295.804148</text:p>
          </table:table-cell>
          <table:table-cell table:formula="of:=AVERAGE([.E154:.E203])" office:value-type="float" office:value="291.795184" calcext:value-type="float">
            <text:p>291.795184</text:p>
          </table:table-cell>
          <table:table-cell table:formula="of:=AVERAGE([.F104:.F203])" office:value-type="float" office:value="275.7235" calcext:value-type="float">
            <text:p>275.7235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1" calcext:value-type="date">
            <text:p>2024-10-21</text:p>
          </table:table-cell>
          <table:table-cell office:value-type="float" office:value="317.13" calcext:value-type="float">
            <text:p>317.13</text:p>
          </table:table-cell>
          <table:table-cell office:value-type="float" office:value="317.9" calcext:value-type="float">
            <text:p>317.9</text:p>
          </table:table-cell>
          <table:table-cell office:value-type="float" office:value="314.41" calcext:value-type="float">
            <text:p>314.41</text:p>
          </table:table-cell>
          <table:table-cell office:value-type="float" office:value="314.89" calcext:value-type="float">
            <text:p>314.89</text:p>
          </table:table-cell>
          <table:table-cell office:value-type="float" office:value="2404056" calcext:value-type="float">
            <text:p>2404056</text:p>
          </table:table-cell>
          <table:table-cell table:formula="of:=AVERAGE([.E155:.E204])" office:value-type="float" office:value="292.744184" calcext:value-type="float">
            <text:p>292.744184</text:p>
          </table:table-cell>
          <table:table-cell table:formula="of:=AVERAGE([.E185:.E204])" office:value-type="float" office:value="304.0945" calcext:value-type="float">
            <text:p>304.0945</text:p>
          </table:table-cell>
          <table:table-cell table:formula="of:=AVERAGE([.D155:.D204])" office:value-type="float" office:value="296.728148" calcext:value-type="float">
            <text:p>296.728148</text:p>
          </table:table-cell>
          <table:table-cell table:formula="of:=AVERAGE([.E155:.E204])" office:value-type="float" office:value="292.744184" calcext:value-type="float">
            <text:p>292.744184</text:p>
          </table:table-cell>
          <table:table-cell table:formula="of:=AVERAGE([.F105:.F204])" office:value-type="float" office:value="276.3787" calcext:value-type="float">
            <text:p>276.3787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2" calcext:value-type="date">
            <text:p>2024-10-22</text:p>
          </table:table-cell>
          <table:table-cell office:value-type="float" office:value="314.09" calcext:value-type="float">
            <text:p>314.09</text:p>
          </table:table-cell>
          <table:table-cell office:value-type="float" office:value="315.74" calcext:value-type="float">
            <text:p>315.74</text:p>
          </table:table-cell>
          <table:table-cell office:value-type="float" office:value="313.3" calcext:value-type="float">
            <text:p>313.3</text:p>
          </table:table-cell>
          <table:table-cell office:value-type="float" office:value="314.69" calcext:value-type="float">
            <text:p>314.69</text:p>
          </table:table-cell>
          <table:table-cell office:value-type="float" office:value="5889115" calcext:value-type="float">
            <text:p>5889115</text:p>
          </table:table-cell>
          <table:table-cell table:formula="of:=AVERAGE([.E156:.E205])" office:value-type="float" office:value="293.703584" calcext:value-type="float">
            <text:p>293.703584</text:p>
          </table:table-cell>
          <table:table-cell table:formula="of:=AVERAGE([.E186:.E205])" office:value-type="float" office:value="304.8745" calcext:value-type="float">
            <text:p>304.8745</text:p>
          </table:table-cell>
          <table:table-cell table:formula="of:=AVERAGE([.D156:.D205])" office:value-type="float" office:value="297.652348" calcext:value-type="float">
            <text:p>297.652348</text:p>
          </table:table-cell>
          <table:table-cell table:formula="of:=AVERAGE([.E156:.E205])" office:value-type="float" office:value="293.703584" calcext:value-type="float">
            <text:p>293.703584</text:p>
          </table:table-cell>
          <table:table-cell table:formula="of:=AVERAGE([.F106:.F205])" office:value-type="float" office:value="277.0049" calcext:value-type="float">
            <text:p>277.0049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3" calcext:value-type="date">
            <text:p>2024-10-23</text:p>
          </table:table-cell>
          <table:table-cell office:value-type="float" office:value="292.77" calcext:value-type="float">
            <text:p>292.77</text:p>
          </table:table-cell>
          <table:table-cell office:value-type="float" office:value="301.6" calcext:value-type="float">
            <text:p>301.6</text:p>
          </table:table-cell>
          <table:table-cell office:value-type="float" office:value="290.83" calcext:value-type="float">
            <text:p>290.83</text:p>
          </table:table-cell>
          <table:table-cell office:value-type="float" office:value="298.57" calcext:value-type="float">
            <text:p>298.57</text:p>
          </table:table-cell>
          <table:table-cell office:value-type="float" office:value="18791952" calcext:value-type="float">
            <text:p>18791952</text:p>
          </table:table-cell>
          <table:table-cell table:formula="of:=AVERAGE([.E157:.E206])" office:value-type="float" office:value="294.169384" calcext:value-type="float">
            <text:p>294.169384</text:p>
          </table:table-cell>
          <table:table-cell table:formula="of:=AVERAGE([.E187:.E206])" office:value-type="float" office:value="304.496" calcext:value-type="float">
            <text:p>304.496</text:p>
          </table:table-cell>
          <table:table-cell table:formula="of:=AVERAGE([.D157:.D206])" office:value-type="float" office:value="298.244348" calcext:value-type="float">
            <text:p>298.244348</text:p>
          </table:table-cell>
          <table:table-cell table:formula="of:=AVERAGE([.E157:.E206])" office:value-type="float" office:value="294.169384" calcext:value-type="float">
            <text:p>294.169384</text:p>
          </table:table-cell>
          <table:table-cell table:formula="of:=AVERAGE([.F107:.F206])" office:value-type="float" office:value="277.4017" calcext:value-type="float">
            <text:p>277.4017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4" calcext:value-type="date">
            <text:p>2024-10-24</text:p>
          </table:table-cell>
          <table:table-cell office:value-type="float" office:value="299.12" calcext:value-type="float">
            <text:p>299.12</text:p>
          </table:table-cell>
          <table:table-cell office:value-type="float" office:value="302.3899" calcext:value-type="float">
            <text:p>302.3899</text:p>
          </table:table-cell>
          <table:table-cell office:value-type="float" office:value="298.28" calcext:value-type="float">
            <text:p>298.28</text:p>
          </table:table-cell>
          <table:table-cell office:value-type="float" office:value="301.58" calcext:value-type="float">
            <text:p>301.58</text:p>
          </table:table-cell>
          <table:table-cell office:value-type="float" office:value="5522591" calcext:value-type="float">
            <text:p>5522591</text:p>
          </table:table-cell>
          <table:table-cell table:formula="of:=AVERAGE([.E158:.E207])" office:value-type="float" office:value="294.764984" calcext:value-type="float">
            <text:p>294.764984</text:p>
          </table:table-cell>
          <table:table-cell table:formula="of:=AVERAGE([.E188:.E207])" office:value-type="float" office:value="304.37325" calcext:value-type="float">
            <text:p>304.37325</text:p>
          </table:table-cell>
          <table:table-cell table:formula="of:=AVERAGE([.D158:.D207])" office:value-type="float" office:value="298.861996" calcext:value-type="float">
            <text:p>298.861996</text:p>
          </table:table-cell>
          <table:table-cell table:formula="of:=AVERAGE([.E158:.E207])" office:value-type="float" office:value="294.764984" calcext:value-type="float">
            <text:p>294.764984</text:p>
          </table:table-cell>
          <table:table-cell table:formula="of:=AVERAGE([.F108:.F207])" office:value-type="float" office:value="277.82" calcext:value-type="float">
            <text:p>277.82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301" calcext:value-type="float">
            <text:p>301</text:p>
          </table:table-cell>
          <table:table-cell office:value-type="float" office:value="301.6" calcext:value-type="float">
            <text:p>301.6</text:p>
          </table:table-cell>
          <table:table-cell office:value-type="float" office:value="292.2" calcext:value-type="float">
            <text:p>292.2</text:p>
          </table:table-cell>
          <table:table-cell office:value-type="float" office:value="292.61" calcext:value-type="float">
            <text:p>292.61</text:p>
          </table:table-cell>
          <table:table-cell office:value-type="float" office:value="8863234" calcext:value-type="float">
            <text:p>8863234</text:p>
          </table:table-cell>
          <table:table-cell table:formula="of:=AVERAGE([.E159:.E208])" office:value-type="float" office:value="295.171984" calcext:value-type="float">
            <text:p>295.171984</text:p>
          </table:table-cell>
          <table:table-cell table:formula="of:=AVERAGE([.E189:.E208])" office:value-type="float" office:value="303.80725" calcext:value-type="float">
            <text:p>303.80725</text:p>
          </table:table-cell>
          <table:table-cell table:formula="of:=AVERAGE([.D159:.D208])" office:value-type="float" office:value="299.378796" calcext:value-type="float">
            <text:p>299.378796</text:p>
          </table:table-cell>
          <table:table-cell table:formula="of:=AVERAGE([.E159:.E208])" office:value-type="float" office:value="295.171984" calcext:value-type="float">
            <text:p>295.171984</text:p>
          </table:table-cell>
          <table:table-cell table:formula="of:=AVERAGE([.F109:.F208])" office:value-type="float" office:value="278.1189" calcext:value-type="float">
            <text:p>278.1189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28" calcext:value-type="date">
            <text:p>2024-10-28</text:p>
          </table:table-cell>
          <table:table-cell office:value-type="float" office:value="299.2" calcext:value-type="float">
            <text:p>299.2</text:p>
          </table:table-cell>
          <table:table-cell office:value-type="float" office:value="299.92" calcext:value-type="float">
            <text:p>299.92</text:p>
          </table:table-cell>
          <table:table-cell office:value-type="float" office:value="296.5368" calcext:value-type="float">
            <text:p>296.5368</text:p>
          </table:table-cell>
          <table:table-cell office:value-type="float" office:value="296.79" calcext:value-type="float">
            <text:p>296.79</text:p>
          </table:table-cell>
          <table:table-cell office:value-type="float" office:value="6655971" calcext:value-type="float">
            <text:p>6655971</text:p>
          </table:table-cell>
          <table:table-cell table:formula="of:=AVERAGE([.E160:.E209])" office:value-type="float" office:value="295.60872" calcext:value-type="float">
            <text:p>295.60872</text:p>
          </table:table-cell>
          <table:table-cell table:formula="of:=AVERAGE([.E190:.E209])" office:value-type="float" office:value="303.52909" calcext:value-type="float">
            <text:p>303.52909</text:p>
          </table:table-cell>
          <table:table-cell table:formula="of:=AVERAGE([.D160:.D209])" office:value-type="float" office:value="299.787196" calcext:value-type="float">
            <text:p>299.787196</text:p>
          </table:table-cell>
          <table:table-cell table:formula="of:=AVERAGE([.E160:.E209])" office:value-type="float" office:value="295.60872" calcext:value-type="float">
            <text:p>295.60872</text:p>
          </table:table-cell>
          <table:table-cell table:formula="of:=AVERAGE([.F110:.F209])" office:value-type="float" office:value="278.4869" calcext:value-type="float">
            <text:p>278.4869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29" calcext:value-type="date">
            <text:p>2024-10-29</text:p>
          </table:table-cell>
          <table:table-cell office:value-type="float" office:value="297.5979" calcext:value-type="float">
            <text:p>297.5979</text:p>
          </table:table-cell>
          <table:table-cell office:value-type="float" office:value="302.7" calcext:value-type="float">
            <text:p>302.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9048877" calcext:value-type="float">
            <text:p>9048877</text:p>
          </table:table-cell>
          <table:table-cell table:formula="of:=AVERAGE([.E161:.E210])" office:value-type="float" office:value="295.87432" calcext:value-type="float">
            <text:p>295.87432</text:p>
          </table:table-cell>
          <table:table-cell table:formula="of:=AVERAGE([.E191:.E210])" office:value-type="float" office:value="303.16659" calcext:value-type="float">
            <text:p>303.16659</text:p>
          </table:table-cell>
          <table:table-cell table:formula="of:=AVERAGE([.D161:.D210])" office:value-type="float" office:value="300.074796" calcext:value-type="float">
            <text:p>300.074796</text:p>
          </table:table-cell>
          <table:table-cell table:formula="of:=AVERAGE([.E161:.E210])" office:value-type="float" office:value="295.87432" calcext:value-type="float">
            <text:p>295.87432</text:p>
          </table:table-cell>
          <table:table-cell table:formula="of:=AVERAGE([.F111:.F210])" office:value-type="float" office:value="278.8297" calcext:value-type="float">
            <text:p>278.8297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0" calcext:value-type="date">
            <text:p>2024-10-30</text:p>
          </table:table-cell>
          <table:table-cell office:value-type="float" office:value="294.5" calcext:value-type="float">
            <text:p>294.5</text:p>
          </table:table-cell>
          <table:table-cell office:value-type="float" office:value="295.37" calcext:value-type="float">
            <text:p>295.37</text:p>
          </table:table-cell>
          <table:table-cell office:value-type="float" office:value="289.84" calcext:value-type="float">
            <text:p>289.84</text:p>
          </table:table-cell>
          <table:table-cell office:value-type="float" office:value="291.52" calcext:value-type="float">
            <text:p>291.52</text:p>
          </table:table-cell>
          <table:table-cell office:value-type="float" office:value="4924013" calcext:value-type="float">
            <text:p>4924013</text:p>
          </table:table-cell>
          <table:table-cell table:formula="of:=AVERAGE([.E162:.E211])" office:value-type="float" office:value="295.96692" calcext:value-type="float">
            <text:p>295.96692</text:p>
          </table:table-cell>
          <table:table-cell table:formula="of:=AVERAGE([.E192:.E211])" office:value-type="float" office:value="302.679585" calcext:value-type="float">
            <text:p>302.679585</text:p>
          </table:table-cell>
          <table:table-cell table:formula="of:=AVERAGE([.D162:.D211])" office:value-type="float" office:value="300.176896" calcext:value-type="float">
            <text:p>300.176896</text:p>
          </table:table-cell>
          <table:table-cell table:formula="of:=AVERAGE([.E162:.E211])" office:value-type="float" office:value="295.96692" calcext:value-type="float">
            <text:p>295.96692</text:p>
          </table:table-cell>
          <table:table-cell table:formula="of:=AVERAGE([.F112:.F211])" office:value-type="float" office:value="279.1828" calcext:value-type="float">
            <text:p>279.1828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292.25" calcext:value-type="float">
            <text:p>292.25</text:p>
          </table:table-cell>
          <table:table-cell office:value-type="float" office:value="294.38" calcext:value-type="float">
            <text:p>294.38</text:p>
          </table:table-cell>
          <table:table-cell office:value-type="float" office:value="291.17" calcext:value-type="float">
            <text:p>291.17</text:p>
          </table:table-cell>
          <table:table-cell office:value-type="float" office:value="292.11" calcext:value-type="float">
            <text:p>292.11</text:p>
          </table:table-cell>
          <table:table-cell office:value-type="float" office:value="4277428" calcext:value-type="float">
            <text:p>4277428</text:p>
          </table:table-cell>
          <table:table-cell table:formula="of:=AVERAGE([.E163:.E212])" office:value-type="float" office:value="296.06502" calcext:value-type="float">
            <text:p>296.06502</text:p>
          </table:table-cell>
          <table:table-cell table:formula="of:=AVERAGE([.E193:.E212])" office:value-type="float" office:value="302.175085" calcext:value-type="float">
            <text:p>302.175085</text:p>
          </table:table-cell>
          <table:table-cell table:formula="of:=AVERAGE([.D163:.D212])" office:value-type="float" office:value="300.265096" calcext:value-type="float">
            <text:p>300.265096</text:p>
          </table:table-cell>
          <table:table-cell table:formula="of:=AVERAGE([.E163:.E212])" office:value-type="float" office:value="296.06502" calcext:value-type="float">
            <text:p>296.06502</text:p>
          </table:table-cell>
          <table:table-cell table:formula="of:=AVERAGE([.F113:.F212])" office:value-type="float" office:value="279.5658" calcext:value-type="float">
            <text:p>279.5658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94.51" calcext:value-type="float">
            <text:p>294.51</text:p>
          </table:table-cell>
          <table:table-cell office:value-type="float" office:value="296.88" calcext:value-type="float">
            <text:p>296.88</text:p>
          </table:table-cell>
          <table:table-cell office:value-type="float" office:value="293.28" calcext:value-type="float">
            <text:p>293.28</text:p>
          </table:table-cell>
          <table:table-cell office:value-type="float" office:value="295.21" calcext:value-type="float">
            <text:p>295.21</text:p>
          </table:table-cell>
          <table:table-cell office:value-type="float" office:value="4131804" calcext:value-type="float">
            <text:p>4131804</text:p>
          </table:table-cell>
          <table:table-cell table:formula="of:=AVERAGE([.E164:.E213])" office:value-type="float" office:value="296.17962" calcext:value-type="float">
            <text:p>296.17962</text:p>
          </table:table-cell>
          <table:table-cell table:formula="of:=AVERAGE([.E194:.E213])" office:value-type="float" office:value="301.770085" calcext:value-type="float">
            <text:p>301.770085</text:p>
          </table:table-cell>
          <table:table-cell table:formula="of:=AVERAGE([.D164:.D213])" office:value-type="float" office:value="300.392696" calcext:value-type="float">
            <text:p>300.392696</text:p>
          </table:table-cell>
          <table:table-cell table:formula="of:=AVERAGE([.E164:.E213])" office:value-type="float" office:value="296.17962" calcext:value-type="float">
            <text:p>296.17962</text:p>
          </table:table-cell>
          <table:table-cell table:formula="of:=AVERAGE([.F114:.F213])" office:value-type="float" office:value="279.9751" calcext:value-type="float">
            <text:p>279.9751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4" calcext:value-type="date">
            <text:p>2024-11-04</text:p>
          </table:table-cell>
          <table:table-cell office:value-type="float" office:value="294.57" calcext:value-type="float">
            <text:p>294.57</text:p>
          </table:table-cell>
          <table:table-cell office:value-type="float" office:value="294.96" calcext:value-type="float">
            <text:p>294.96</text:p>
          </table:table-cell>
          <table:table-cell office:value-type="float" office:value="291.801" calcext:value-type="float">
            <text:p>291.801</text:p>
          </table:table-cell>
          <table:table-cell office:value-type="float" office:value="292.85" calcext:value-type="float">
            <text:p>292.85</text:p>
          </table:table-cell>
          <table:table-cell office:value-type="float" office:value="2583053" calcext:value-type="float">
            <text:p>2583053</text:p>
          </table:table-cell>
          <table:table-cell table:formula="of:=AVERAGE([.E165:.E214])" office:value-type="float" office:value="296.27304" calcext:value-type="float">
            <text:p>296.27304</text:p>
          </table:table-cell>
          <table:table-cell table:formula="of:=AVERAGE([.E195:.E214])" office:value-type="float" office:value="301.360135" calcext:value-type="float">
            <text:p>301.360135</text:p>
          </table:table-cell>
          <table:table-cell table:formula="of:=AVERAGE([.D165:.D214])" office:value-type="float" office:value="300.476296" calcext:value-type="float">
            <text:p>300.476296</text:p>
          </table:table-cell>
          <table:table-cell table:formula="of:=AVERAGE([.E165:.E214])" office:value-type="float" office:value="296.27304" calcext:value-type="float">
            <text:p>296.27304</text:p>
          </table:table-cell>
          <table:table-cell table:formula="of:=AVERAGE([.F115:.F214])" office:value-type="float" office:value="280.3588" calcext:value-type="float">
            <text:p>280.3588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5" calcext:value-type="date">
            <text:p>2024-11-05</text:p>
          </table:table-cell>
          <table:table-cell office:value-type="float" office:value="293.75" calcext:value-type="float">
            <text:p>293.75</text:p>
          </table:table-cell>
          <table:table-cell office:value-type="float" office:value="297.38" calcext:value-type="float">
            <text:p>297.38</text:p>
          </table:table-cell>
          <table:table-cell office:value-type="float" office:value="292.56" calcext:value-type="float">
            <text:p>292.56</text:p>
          </table:table-cell>
          <table:table-cell office:value-type="float" office:value="297.32" calcext:value-type="float">
            <text:p>297.32</text:p>
          </table:table-cell>
          <table:table-cell office:value-type="float" office:value="3032122" calcext:value-type="float">
            <text:p>3032122</text:p>
          </table:table-cell>
          <table:table-cell table:formula="of:=AVERAGE([.E166:.E215])" office:value-type="float" office:value="296.36684" calcext:value-type="float">
            <text:p>296.36684</text:p>
          </table:table-cell>
          <table:table-cell table:formula="of:=AVERAGE([.E196:.E215])" office:value-type="float" office:value="300.970135" calcext:value-type="float">
            <text:p>300.970135</text:p>
          </table:table-cell>
          <table:table-cell table:formula="of:=AVERAGE([.D166:.D215])" office:value-type="float" office:value="300.579696" calcext:value-type="float">
            <text:p>300.579696</text:p>
          </table:table-cell>
          <table:table-cell table:formula="of:=AVERAGE([.E166:.E215])" office:value-type="float" office:value="296.36684" calcext:value-type="float">
            <text:p>296.36684</text:p>
          </table:table-cell>
          <table:table-cell table:formula="of:=AVERAGE([.F116:.F215])" office:value-type="float" office:value="280.795" calcext:value-type="float">
            <text:p>280.795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6" calcext:value-type="date">
            <text:p>2024-11-06</text:p>
          </table:table-cell>
          <table:table-cell office:value-type="float" office:value="300.28" calcext:value-type="float">
            <text:p>300.28</text:p>
          </table:table-cell>
          <table:table-cell office:value-type="float" office:value="300.33" calcext:value-type="float">
            <text:p>300.33</text:p>
          </table:table-cell>
          <table:table-cell office:value-type="float" office:value="292.72" calcext:value-type="float">
            <text:p>292.72</text:p>
          </table:table-cell>
          <table:table-cell office:value-type="float" office:value="294" calcext:value-type="float">
            <text:p>294</text:p>
          </table:table-cell>
          <table:table-cell office:value-type="float" office:value="4646422" calcext:value-type="float">
            <text:p>4646422</text:p>
          </table:table-cell>
          <table:table-cell table:formula="of:=AVERAGE([.E167:.E216])" office:value-type="float" office:value="296.46004" calcext:value-type="float">
            <text:p>296.46004</text:p>
          </table:table-cell>
          <table:table-cell table:formula="of:=AVERAGE([.E197:.E216])" office:value-type="float" office:value="300.507885" calcext:value-type="float">
            <text:p>300.507885</text:p>
          </table:table-cell>
          <table:table-cell table:formula="of:=AVERAGE([.D167:.D216])" office:value-type="float" office:value="300.780296" calcext:value-type="float">
            <text:p>300.780296</text:p>
          </table:table-cell>
          <table:table-cell table:formula="of:=AVERAGE([.E167:.E216])" office:value-type="float" office:value="296.46004" calcext:value-type="float">
            <text:p>296.46004</text:p>
          </table:table-cell>
          <table:table-cell table:formula="of:=AVERAGE([.F117:.F216])" office:value-type="float" office:value="281.1992" calcext:value-type="float">
            <text:p>281.1992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7" calcext:value-type="date">
            <text:p>2024-11-07</text:p>
          </table:table-cell>
          <table:table-cell office:value-type="float" office:value="294.84" calcext:value-type="float">
            <text:p>294.84</text:p>
          </table:table-cell>
          <table:table-cell office:value-type="float" office:value="296.54" calcext:value-type="float">
            <text:p>296.54</text:p>
          </table:table-cell>
          <table:table-cell office:value-type="float" office:value="293.81" calcext:value-type="float">
            <text:p>293.81</text:p>
          </table:table-cell>
          <table:table-cell office:value-type="float" office:value="294.66" calcext:value-type="float">
            <text:p>294.66</text:p>
          </table:table-cell>
          <table:table-cell office:value-type="float" office:value="3357377" calcext:value-type="float">
            <text:p>3357377</text:p>
          </table:table-cell>
          <table:table-cell table:formula="of:=AVERAGE([.E168:.E217])" office:value-type="float" office:value="296.63104" calcext:value-type="float">
            <text:p>296.63104</text:p>
          </table:table-cell>
          <table:table-cell table:formula="of:=AVERAGE([.E198:.E217])" office:value-type="float" office:value="300.051885" calcext:value-type="float">
            <text:p>300.051885</text:p>
          </table:table-cell>
          <table:table-cell table:formula="of:=AVERAGE([.D168:.D217])" office:value-type="float" office:value="300.891896" calcext:value-type="float">
            <text:p>300.891896</text:p>
          </table:table-cell>
          <table:table-cell table:formula="of:=AVERAGE([.E168:.E217])" office:value-type="float" office:value="296.63104" calcext:value-type="float">
            <text:p>296.63104</text:p>
          </table:table-cell>
          <table:table-cell table:formula="of:=AVERAGE([.F118:.F217])" office:value-type="float" office:value="281.6107" calcext:value-type="float">
            <text:p>281.6107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8" calcext:value-type="date">
            <text:p>2024-11-08</text:p>
          </table:table-cell>
          <table:table-cell office:value-type="float" office:value="295.6" calcext:value-type="float">
            <text:p>295.6</text:p>
          </table:table-cell>
          <table:table-cell office:value-type="float" office:value="301.8321" calcext:value-type="float">
            <text:p>301.8321</text:p>
          </table:table-cell>
          <table:table-cell office:value-type="float" office:value="295.25" calcext:value-type="float">
            <text:p>295.25</text:p>
          </table:table-cell>
          <table:table-cell office:value-type="float" office:value="298.97" calcext:value-type="float">
            <text:p>298.97</text:p>
          </table:table-cell>
          <table:table-cell office:value-type="float" office:value="3279284" calcext:value-type="float">
            <text:p>3279284</text:p>
          </table:table-cell>
          <table:table-cell table:formula="of:=AVERAGE([.E169:.E218])" office:value-type="float" office:value="296.84044" calcext:value-type="float">
            <text:p>296.84044</text:p>
          </table:table-cell>
          <table:table-cell table:formula="of:=AVERAGE([.E199:.E218])" office:value-type="float" office:value="299.665885" calcext:value-type="float">
            <text:p>299.665885</text:p>
          </table:table-cell>
          <table:table-cell table:formula="of:=AVERAGE([.D169:.D218])" office:value-type="float" office:value="301.146338" calcext:value-type="float">
            <text:p>301.146338</text:p>
          </table:table-cell>
          <table:table-cell table:formula="of:=AVERAGE([.E169:.E218])" office:value-type="float" office:value="296.84044" calcext:value-type="float">
            <text:p>296.84044</text:p>
          </table:table-cell>
          <table:table-cell table:formula="of:=AVERAGE([.F119:.F218])" office:value-type="float" office:value="282.0925" calcext:value-type="float">
            <text:p>282.0925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1" calcext:value-type="date">
            <text:p>2024-11-11</text:p>
          </table:table-cell>
          <table:table-cell office:value-type="float" office:value="300.4" calcext:value-type="float">
            <text:p>300.4</text:p>
          </table:table-cell>
          <table:table-cell office:value-type="float" office:value="303.81" calcext:value-type="float">
            <text:p>303.81</text:p>
          </table:table-cell>
          <table:table-cell office:value-type="float" office:value="300.02" calcext:value-type="float">
            <text:p>300.02</text:p>
          </table:table-cell>
          <table:table-cell office:value-type="float" office:value="301.53" calcext:value-type="float">
            <text:p>301.53</text:p>
          </table:table-cell>
          <table:table-cell office:value-type="float" office:value="2872440" calcext:value-type="float">
            <text:p>2872440</text:p>
          </table:table-cell>
          <table:table-cell table:formula="of:=AVERAGE([.E170:.E219])" office:value-type="float" office:value="297.11504" calcext:value-type="float">
            <text:p>297.11504</text:p>
          </table:table-cell>
          <table:table-cell table:formula="of:=AVERAGE([.E200:.E219])" office:value-type="float" office:value="299.441885" calcext:value-type="float">
            <text:p>299.441885</text:p>
          </table:table-cell>
          <table:table-cell table:formula="of:=AVERAGE([.D170:.D219])" office:value-type="float" office:value="301.444938" calcext:value-type="float">
            <text:p>301.444938</text:p>
          </table:table-cell>
          <table:table-cell table:formula="of:=AVERAGE([.E170:.E219])" office:value-type="float" office:value="297.11504" calcext:value-type="float">
            <text:p>297.11504</text:p>
          </table:table-cell>
          <table:table-cell table:formula="of:=AVERAGE([.F120:.F219])" office:value-type="float" office:value="282.5698" calcext:value-type="float">
            <text:p>282.5698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300.355" calcext:value-type="float">
            <text:p>300.355</text:p>
          </table:table-cell>
          <table:table-cell office:value-type="float" office:value="301.405" calcext:value-type="float">
            <text:p>301.405</text:p>
          </table:table-cell>
          <table:table-cell office:value-type="float" office:value="297.52" calcext:value-type="float">
            <text:p>297.52</text:p>
          </table:table-cell>
          <table:table-cell office:value-type="float" office:value="298.65" calcext:value-type="float">
            <text:p>298.65</text:p>
          </table:table-cell>
          <table:table-cell office:value-type="float" office:value="2453194" calcext:value-type="float">
            <text:p>2453194</text:p>
          </table:table-cell>
          <table:table-cell table:formula="of:=AVERAGE([.E171:.E220])" office:value-type="float" office:value="297.39124" calcext:value-type="float">
            <text:p>297.39124</text:p>
          </table:table-cell>
          <table:table-cell table:formula="of:=AVERAGE([.E201:.E220])" office:value-type="float" office:value="298.767385" calcext:value-type="float">
            <text:p>298.767385</text:p>
          </table:table-cell>
          <table:table-cell table:formula="of:=AVERAGE([.D171:.D220])" office:value-type="float" office:value="301.708838" calcext:value-type="float">
            <text:p>301.708838</text:p>
          </table:table-cell>
          <table:table-cell table:formula="of:=AVERAGE([.E171:.E220])" office:value-type="float" office:value="297.39124" calcext:value-type="float">
            <text:p>297.39124</text:p>
          </table:table-cell>
          <table:table-cell table:formula="of:=AVERAGE([.F121:.F220])" office:value-type="float" office:value="282.9624" calcext:value-type="float">
            <text:p>282.9624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3" calcext:value-type="date">
            <text:p>2024-11-13</text:p>
          </table:table-cell>
          <table:table-cell office:value-type="float" office:value="299" calcext:value-type="float">
            <text:p>299</text:p>
          </table:table-cell>
          <table:table-cell office:value-type="float" office:value="299.13" calcext:value-type="float">
            <text:p>299.13</text:p>
          </table:table-cell>
          <table:table-cell office:value-type="float" office:value="295.2172" calcext:value-type="float">
            <text:p>295.2172</text:p>
          </table:table-cell>
          <table:table-cell office:value-type="float" office:value="297.35" calcext:value-type="float">
            <text:p>297.35</text:p>
          </table:table-cell>
          <table:table-cell office:value-type="float" office:value="2327101" calcext:value-type="float">
            <text:p>2327101</text:p>
          </table:table-cell>
          <table:table-cell table:formula="of:=AVERAGE([.E172:.E221])" office:value-type="float" office:value="297.575784" calcext:value-type="float">
            <text:p>297.575784</text:p>
          </table:table-cell>
          <table:table-cell table:formula="of:=AVERAGE([.E202:.E221])" office:value-type="float" office:value="298.022745" calcext:value-type="float">
            <text:p>298.022745</text:p>
          </table:table-cell>
          <table:table-cell table:formula="of:=AVERAGE([.D172:.D221])" office:value-type="float" office:value="301.912038" calcext:value-type="float">
            <text:p>301.912038</text:p>
          </table:table-cell>
          <table:table-cell table:formula="of:=AVERAGE([.E172:.E221])" office:value-type="float" office:value="297.575784" calcext:value-type="float">
            <text:p>297.575784</text:p>
          </table:table-cell>
          <table:table-cell table:formula="of:=AVERAGE([.F122:.F221])" office:value-type="float" office:value="283.3321" calcext:value-type="float">
            <text:p>283.3321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4" calcext:value-type="date">
            <text:p>2024-11-14</text:p>
          </table:table-cell>
          <table:table-cell office:value-type="float" office:value="297.905" calcext:value-type="float">
            <text:p>297.905</text:p>
          </table:table-cell>
          <table:table-cell office:value-type="float" office:value="300.11" calcext:value-type="float">
            <text:p>300.11</text:p>
          </table:table-cell>
          <table:table-cell office:value-type="float" office:value="296.5901" calcext:value-type="float">
            <text:p>296.5901</text:p>
          </table:table-cell>
          <table:table-cell office:value-type="float" office:value="298.56" calcext:value-type="float">
            <text:p>298.56</text:p>
          </table:table-cell>
          <table:table-cell office:value-type="float" office:value="1932557" calcext:value-type="float">
            <text:p>1932557</text:p>
          </table:table-cell>
          <table:table-cell table:formula="of:=AVERAGE([.E173:.E222])" office:value-type="float" office:value="297.782786" calcext:value-type="float">
            <text:p>297.782786</text:p>
          </table:table-cell>
          <table:table-cell table:formula="of:=AVERAGE([.E203:.E222])" office:value-type="float" office:value="297.22825" calcext:value-type="float">
            <text:p>297.22825</text:p>
          </table:table-cell>
          <table:table-cell table:formula="of:=AVERAGE([.D173:.D222])" office:value-type="float" office:value="302.123338" calcext:value-type="float">
            <text:p>302.123338</text:p>
          </table:table-cell>
          <table:table-cell table:formula="of:=AVERAGE([.E173:.E222])" office:value-type="float" office:value="297.782786" calcext:value-type="float">
            <text:p>297.782786</text:p>
          </table:table-cell>
          <table:table-cell table:formula="of:=AVERAGE([.F123:.F222])" office:value-type="float" office:value="283.7439" calcext:value-type="float">
            <text:p>283.7439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5" calcext:value-type="date">
            <text:p>2024-11-15</text:p>
          </table:table-cell>
          <table:table-cell office:value-type="float" office:value="297.72" calcext:value-type="float">
            <text:p>297.72</text:p>
          </table:table-cell>
          <table:table-cell office:value-type="float" office:value="299.495" calcext:value-type="float">
            <text:p>299.495</text:p>
          </table:table-cell>
          <table:table-cell office:value-type="float" office:value="289.72" calcext:value-type="float">
            <text:p>289.72</text:p>
          </table:table-cell>
          <table:table-cell office:value-type="float" office:value="292.63" calcext:value-type="float">
            <text:p>292.63</text:p>
          </table:table-cell>
          <table:table-cell office:value-type="float" office:value="4039432" calcext:value-type="float">
            <text:p>4039432</text:p>
          </table:table-cell>
          <table:table-cell table:formula="of:=AVERAGE([.E174:.E223])" office:value-type="float" office:value="297.825802" calcext:value-type="float">
            <text:p>297.825802</text:p>
          </table:table-cell>
          <table:table-cell table:formula="of:=AVERAGE([.E204:.E223])" office:value-type="float" office:value="296.002755" calcext:value-type="float">
            <text:p>296.002755</text:p>
          </table:table-cell>
          <table:table-cell table:formula="of:=AVERAGE([.D174:.D223])" office:value-type="float" office:value="302.269438" calcext:value-type="float">
            <text:p>302.269438</text:p>
          </table:table-cell>
          <table:table-cell table:formula="of:=AVERAGE([.E174:.E223])" office:value-type="float" office:value="297.825802" calcext:value-type="float">
            <text:p>297.825802</text:p>
          </table:table-cell>
          <table:table-cell table:formula="of:=AVERAGE([.F124:.F223])" office:value-type="float" office:value="284.0919" calcext:value-type="float">
            <text:p>284.0919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18" calcext:value-type="date">
            <text:p>2024-11-18</text:p>
          </table:table-cell>
          <table:table-cell office:value-type="float" office:value="293.525" calcext:value-type="float">
            <text:p>293.525</text:p>
          </table:table-cell>
          <table:table-cell office:value-type="float" office:value="295.44" calcext:value-type="float">
            <text:p>295.44</text:p>
          </table:table-cell>
          <table:table-cell office:value-type="float" office:value="290.7886" calcext:value-type="float">
            <text:p>290.7886</text:p>
          </table:table-cell>
          <table:table-cell office:value-type="float" office:value="291.1" calcext:value-type="float">
            <text:p>291.1</text:p>
          </table:table-cell>
          <table:table-cell office:value-type="float" office:value="2866132" calcext:value-type="float">
            <text:p>2866132</text:p>
          </table:table-cell>
          <table:table-cell table:formula="of:=AVERAGE([.E175:.E224])" office:value-type="float" office:value="297.885574" calcext:value-type="float">
            <text:p>297.885574</text:p>
          </table:table-cell>
          <table:table-cell table:formula="of:=AVERAGE([.E205:.E224])" office:value-type="float" office:value="294.821685" calcext:value-type="float">
            <text:p>294.821685</text:p>
          </table:table-cell>
          <table:table-cell table:formula="of:=AVERAGE([.D175:.D224])" office:value-type="float" office:value="302.343438" calcext:value-type="float">
            <text:p>302.343438</text:p>
          </table:table-cell>
          <table:table-cell table:formula="of:=AVERAGE([.E175:.E224])" office:value-type="float" office:value="297.885574" calcext:value-type="float">
            <text:p>297.885574</text:p>
          </table:table-cell>
          <table:table-cell table:formula="of:=AVERAGE([.F125:.F224])" office:value-type="float" office:value="284.4212" calcext:value-type="float">
            <text:p>284.4212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290" calcext:value-type="float">
            <text:p>290</text:p>
          </table:table-cell>
          <table:table-cell office:value-type="float" office:value="292.072" calcext:value-type="float">
            <text:p>292.072</text:p>
          </table:table-cell>
          <table:table-cell office:value-type="float" office:value="287.6" calcext:value-type="float">
            <text:p>287.6</text:p>
          </table:table-cell>
          <table:table-cell office:value-type="float" office:value="290.73" calcext:value-type="float">
            <text:p>290.73</text:p>
          </table:table-cell>
          <table:table-cell office:value-type="float" office:value="2353251" calcext:value-type="float">
            <text:p>2353251</text:p>
          </table:table-cell>
          <table:table-cell table:formula="of:=AVERAGE([.E176:.E225])" office:value-type="float" office:value="297.816774" calcext:value-type="float">
            <text:p>297.816774</text:p>
          </table:table-cell>
          <table:table-cell table:formula="of:=AVERAGE([.E206:.E225])" office:value-type="float" office:value="293.536685" calcext:value-type="float">
            <text:p>293.536685</text:p>
          </table:table-cell>
          <table:table-cell table:formula="of:=AVERAGE([.D176:.D225])" office:value-type="float" office:value="302.260278" calcext:value-type="float">
            <text:p>302.260278</text:p>
          </table:table-cell>
          <table:table-cell table:formula="of:=AVERAGE([.E176:.E225])" office:value-type="float" office:value="297.816774" calcext:value-type="float">
            <text:p>297.816774</text:p>
          </table:table-cell>
          <table:table-cell table:formula="of:=AVERAGE([.F126:.F225])" office:value-type="float" office:value="284.7801" calcext:value-type="float">
            <text:p>284.7801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0" calcext:value-type="date">
            <text:p>2024-11-20</text:p>
          </table:table-cell>
          <table:table-cell office:value-type="float" office:value="290.72" calcext:value-type="float">
            <text:p>290.72</text:p>
          </table:table-cell>
          <table:table-cell office:value-type="float" office:value="291.3199" calcext:value-type="float">
            <text:p>291.3199</text:p>
          </table:table-cell>
          <table:table-cell office:value-type="float" office:value="288.255" calcext:value-type="float">
            <text:p>288.255</text:p>
          </table:table-cell>
          <table:table-cell office:value-type="float" office:value="290.91" calcext:value-type="float">
            <text:p>290.91</text:p>
          </table:table-cell>
          <table:table-cell office:value-type="float" office:value="2525012" calcext:value-type="float">
            <text:p>2525012</text:p>
          </table:table-cell>
          <table:table-cell table:formula="of:=AVERAGE([.E177:.E226])" office:value-type="float" office:value="297.865274" calcext:value-type="float">
            <text:p>297.865274</text:p>
          </table:table-cell>
          <table:table-cell table:formula="of:=AVERAGE([.E207:.E226])" office:value-type="float" office:value="293.407935" calcext:value-type="float">
            <text:p>293.407935</text:p>
          </table:table-cell>
          <table:table-cell table:formula="of:=AVERAGE([.D177:.D226])" office:value-type="float" office:value="302.257976" calcext:value-type="float">
            <text:p>302.257976</text:p>
          </table:table-cell>
          <table:table-cell table:formula="of:=AVERAGE([.E177:.E226])" office:value-type="float" office:value="297.865274" calcext:value-type="float">
            <text:p>297.865274</text:p>
          </table:table-cell>
          <table:table-cell table:formula="of:=AVERAGE([.F127:.F226])" office:value-type="float" office:value="285.1893" calcext:value-type="float">
            <text:p>285.1893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1" calcext:value-type="date">
            <text:p>2024-11-21</text:p>
          </table:table-cell>
          <table:table-cell office:value-type="float" office:value="285" calcext:value-type="float">
            <text:p>285</text:p>
          </table:table-cell>
          <table:table-cell office:value-type="float" office:value="288.6" calcext:value-type="float">
            <text:p>288.6</text:p>
          </table:table-cell>
          <table:table-cell office:value-type="float" office:value="283.46" calcext:value-type="float">
            <text:p>283.46</text:p>
          </table:table-cell>
          <table:table-cell office:value-type="float" office:value="288.47" calcext:value-type="float">
            <text:p>288.47</text:p>
          </table:table-cell>
          <table:table-cell office:value-type="float" office:value="4475662" calcext:value-type="float">
            <text:p>4475662</text:p>
          </table:table-cell>
          <table:table-cell table:formula="of:=AVERAGE([.E178:.E227])" office:value-type="float" office:value="297.769274" calcext:value-type="float">
            <text:p>297.769274</text:p>
          </table:table-cell>
          <table:table-cell table:formula="of:=AVERAGE([.E208:.E227])" office:value-type="float" office:value="292.666935" calcext:value-type="float">
            <text:p>292.666935</text:p>
          </table:table-cell>
          <table:table-cell table:formula="of:=AVERAGE([.D178:.D227])" office:value-type="float" office:value="302.176176" calcext:value-type="float">
            <text:p>302.176176</text:p>
          </table:table-cell>
          <table:table-cell table:formula="of:=AVERAGE([.E178:.E227])" office:value-type="float" office:value="297.769274" calcext:value-type="float">
            <text:p>297.769274</text:p>
          </table:table-cell>
          <table:table-cell table:formula="of:=AVERAGE([.F128:.F227])" office:value-type="float" office:value="285.5961" calcext:value-type="float">
            <text:p>285.5961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288.41" calcext:value-type="float">
            <text:p>288.41</text:p>
          </table:table-cell>
          <table:table-cell office:value-type="float" office:value="290.6" calcext:value-type="float">
            <text:p>290.6</text:p>
          </table:table-cell>
          <table:table-cell office:value-type="float" office:value="288.14" calcext:value-type="float">
            <text:p>288.14</text:p>
          </table:table-cell>
          <table:table-cell office:value-type="float" office:value="290.28" calcext:value-type="float">
            <text:p>290.28</text:p>
          </table:table-cell>
          <table:table-cell office:value-type="float" office:value="2879063" calcext:value-type="float">
            <text:p>2879063</text:p>
          </table:table-cell>
          <table:table-cell table:formula="of:=AVERAGE([.E179:.E228])" office:value-type="float" office:value="297.679674" calcext:value-type="float">
            <text:p>297.679674</text:p>
          </table:table-cell>
          <table:table-cell table:formula="of:=AVERAGE([.E209:.E228])" office:value-type="float" office:value="292.463935" calcext:value-type="float">
            <text:p>292.463935</text:p>
          </table:table-cell>
          <table:table-cell table:formula="of:=AVERAGE([.D179:.D228])" office:value-type="float" office:value="302.053376" calcext:value-type="float">
            <text:p>302.053376</text:p>
          </table:table-cell>
          <table:table-cell table:formula="of:=AVERAGE([.E179:.E228])" office:value-type="float" office:value="297.679674" calcext:value-type="float">
            <text:p>297.679674</text:p>
          </table:table-cell>
          <table:table-cell table:formula="of:=AVERAGE([.F129:.F228])" office:value-type="float" office:value="285.9989" calcext:value-type="float">
            <text:p>285.9989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91.765" calcext:value-type="float">
            <text:p>291.765</text:p>
          </table:table-cell>
          <table:table-cell office:value-type="float" office:value="296.61" calcext:value-type="float">
            <text:p>296.61</text:p>
          </table:table-cell>
          <table:table-cell office:value-type="float" office:value="291.765" calcext:value-type="float">
            <text:p>291.765</text:p>
          </table:table-cell>
          <table:table-cell office:value-type="float" office:value="296.19" calcext:value-type="float">
            <text:p>296.19</text:p>
          </table:table-cell>
          <table:table-cell office:value-type="float" office:value="5021843" calcext:value-type="float">
            <text:p>5021843</text:p>
          </table:table-cell>
          <table:table-cell table:formula="of:=AVERAGE([.E180:.E229])" office:value-type="float" office:value="297.614174" calcext:value-type="float">
            <text:p>297.614174</text:p>
          </table:table-cell>
          <table:table-cell table:formula="of:=AVERAGE([.E210:.E229])" office:value-type="float" office:value="292.225345" calcext:value-type="float">
            <text:p>292.225345</text:p>
          </table:table-cell>
          <table:table-cell table:formula="of:=AVERAGE([.D180:.D229])" office:value-type="float" office:value="301.983376" calcext:value-type="float">
            <text:p>301.983376</text:p>
          </table:table-cell>
          <table:table-cell table:formula="of:=AVERAGE([.E180:.E229])" office:value-type="float" office:value="297.614174" calcext:value-type="float">
            <text:p>297.614174</text:p>
          </table:table-cell>
          <table:table-cell table:formula="of:=AVERAGE([.F130:.F229])" office:value-type="float" office:value="286.4499" calcext:value-type="float">
            <text:p>286.4499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6" calcext:value-type="date">
            <text:p>2024-11-26</text:p>
          </table:table-cell>
          <table:table-cell office:value-type="float" office:value="296.42" calcext:value-type="float">
            <text:p>296.42</text:p>
          </table:table-cell>
          <table:table-cell office:value-type="float" office:value="297.28" calcext:value-type="float">
            <text:p>297.28</text:p>
          </table:table-cell>
          <table:table-cell office:value-type="float" office:value="294.83" calcext:value-type="float">
            <text:p>294.83</text:p>
          </table:table-cell>
          <table:table-cell office:value-type="float" office:value="296.33" calcext:value-type="float">
            <text:p>296.33</text:p>
          </table:table-cell>
          <table:table-cell office:value-type="float" office:value="2254326" calcext:value-type="float">
            <text:p>2254326</text:p>
          </table:table-cell>
          <table:table-cell table:formula="of:=AVERAGE([.E181:.E230])" office:value-type="float" office:value="297.667374" calcext:value-type="float">
            <text:p>297.667374</text:p>
          </table:table-cell>
          <table:table-cell table:formula="of:=AVERAGE([.E211:.E230])" office:value-type="float" office:value="292.216845" calcext:value-type="float">
            <text:p>292.216845</text:p>
          </table:table-cell>
          <table:table-cell table:formula="of:=AVERAGE([.D181:.D230])" office:value-type="float" office:value="301.981176" calcext:value-type="float">
            <text:p>301.981176</text:p>
          </table:table-cell>
          <table:table-cell table:formula="of:=AVERAGE([.E181:.E230])" office:value-type="float" office:value="297.667374" calcext:value-type="float">
            <text:p>297.667374</text:p>
          </table:table-cell>
          <table:table-cell table:formula="of:=AVERAGE([.F131:.F230])" office:value-type="float" office:value="286.9347" calcext:value-type="float">
            <text:p>286.9347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7" calcext:value-type="date">
            <text:p>2024-11-27</text:p>
          </table:table-cell>
          <table:table-cell office:value-type="float" office:value="296.975" calcext:value-type="float">
            <text:p>296.975</text:p>
          </table:table-cell>
          <table:table-cell office:value-type="float" office:value="299.5" calcext:value-type="float">
            <text:p>299.5</text:p>
          </table:table-cell>
          <table:table-cell office:value-type="float" office:value="294.98" calcext:value-type="float">
            <text:p>294.98</text:p>
          </table:table-cell>
          <table:table-cell office:value-type="float" office:value="295.08" calcext:value-type="float">
            <text:p>295.08</text:p>
          </table:table-cell>
          <table:table-cell office:value-type="float" office:value="2240280" calcext:value-type="float">
            <text:p>2240280</text:p>
          </table:table-cell>
          <table:table-cell table:formula="of:=AVERAGE([.E182:.E231])" office:value-type="float" office:value="297.759574" calcext:value-type="float">
            <text:p>297.759574</text:p>
          </table:table-cell>
          <table:table-cell table:formula="of:=AVERAGE([.E212:.E231])" office:value-type="float" office:value="292.473845" calcext:value-type="float">
            <text:p>292.473845</text:p>
          </table:table-cell>
          <table:table-cell table:formula="of:=AVERAGE([.D182:.D231])" office:value-type="float" office:value="302.069176" calcext:value-type="float">
            <text:p>302.069176</text:p>
          </table:table-cell>
          <table:table-cell table:formula="of:=AVERAGE([.E182:.E231])" office:value-type="float" office:value="297.759574" calcext:value-type="float">
            <text:p>297.759574</text:p>
          </table:table-cell>
          <table:table-cell table:formula="of:=AVERAGE([.F132:.F231])" office:value-type="float" office:value="287.4273" calcext:value-type="float">
            <text:p>287.4273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9" calcext:value-type="date">
            <text:p>2024-11-29</text:p>
          </table:table-cell>
          <table:table-cell office:value-type="float" office:value="294.15" calcext:value-type="float">
            <text:p>294.15</text:p>
          </table:table-cell>
          <table:table-cell office:value-type="float" office:value="297.05" calcext:value-type="float">
            <text:p>297.05</text:p>
          </table:table-cell>
          <table:table-cell office:value-type="float" office:value="294.018" calcext:value-type="float">
            <text:p>294.018</text:p>
          </table:table-cell>
          <table:table-cell office:value-type="float" office:value="296.01" calcext:value-type="float">
            <text:p>296.01</text:p>
          </table:table-cell>
          <table:table-cell office:value-type="float" office:value="1655907" calcext:value-type="float">
            <text:p>1655907</text:p>
          </table:table-cell>
          <table:table-cell table:formula="of:=AVERAGE([.E183:.E232])" office:value-type="float" office:value="297.821934" calcext:value-type="float">
            <text:p>297.821934</text:p>
          </table:table-cell>
          <table:table-cell table:formula="of:=AVERAGE([.E213:.E232])" office:value-type="float" office:value="292.616245" calcext:value-type="float">
            <text:p>292.616245</text:p>
          </table:table-cell>
          <table:table-cell table:formula="of:=AVERAGE([.D183:.D232])" office:value-type="float" office:value="302.108576" calcext:value-type="float">
            <text:p>302.108576</text:p>
          </table:table-cell>
          <table:table-cell table:formula="of:=AVERAGE([.E183:.E232])" office:value-type="float" office:value="297.821934" calcext:value-type="float">
            <text:p>297.821934</text:p>
          </table:table-cell>
          <table:table-cell table:formula="of:=AVERAGE([.F133:.F232])" office:value-type="float" office:value="287.8825" calcext:value-type="float">
            <text:p>287.8825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293.5" calcext:value-type="float">
            <text:p>293.5</text:p>
          </table:table-cell>
          <table:table-cell office:value-type="float" office:value="294.23" calcext:value-type="float">
            <text:p>294.23</text:p>
          </table:table-cell>
          <table:table-cell office:value-type="float" office:value="290.94" calcext:value-type="float">
            <text:p>290.94</text:p>
          </table:table-cell>
          <table:table-cell office:value-type="float" office:value="292.44" calcext:value-type="float">
            <text:p>292.44</text:p>
          </table:table-cell>
          <table:table-cell office:value-type="float" office:value="3150151" calcext:value-type="float">
            <text:p>3150151</text:p>
          </table:table-cell>
          <table:table-cell table:formula="of:=AVERAGE([.E184:.E233])" office:value-type="float" office:value="297.784034" calcext:value-type="float">
            <text:p>297.784034</text:p>
          </table:table-cell>
          <table:table-cell table:formula="of:=AVERAGE([.E214:.E233])" office:value-type="float" office:value="292.499245" calcext:value-type="float">
            <text:p>292.499245</text:p>
          </table:table-cell>
          <table:table-cell table:formula="of:=AVERAGE([.D184:.D233])" office:value-type="float" office:value="302.032176" calcext:value-type="float">
            <text:p>302.032176</text:p>
          </table:table-cell>
          <table:table-cell table:formula="of:=AVERAGE([.E184:.E233])" office:value-type="float" office:value="297.784034" calcext:value-type="float">
            <text:p>297.784034</text:p>
          </table:table-cell>
          <table:table-cell table:formula="of:=AVERAGE([.F134:.F233])" office:value-type="float" office:value="288.2589" calcext:value-type="float">
            <text:p>288.2589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3" calcext:value-type="date">
            <text:p>2024-12-03</text:p>
          </table:table-cell>
          <table:table-cell office:value-type="float" office:value="292.34" calcext:value-type="float">
            <text:p>292.34</text:p>
          </table:table-cell>
          <table:table-cell office:value-type="float" office:value="294.85" calcext:value-type="float">
            <text:p>294.85</text:p>
          </table:table-cell>
          <table:table-cell office:value-type="float" office:value="290.29" calcext:value-type="float">
            <text:p>290.29</text:p>
          </table:table-cell>
          <table:table-cell office:value-type="float" office:value="294.5" calcext:value-type="float">
            <text:p>294.5</text:p>
          </table:table-cell>
          <table:table-cell office:value-type="float" office:value="3030992" calcext:value-type="float">
            <text:p>3030992</text:p>
          </table:table-cell>
          <table:table-cell table:formula="of:=AVERAGE([.E185:.E234])" office:value-type="float" office:value="297.652034" calcext:value-type="float">
            <text:p>297.652034</text:p>
          </table:table-cell>
          <table:table-cell table:formula="of:=AVERAGE([.E215:.E234])" office:value-type="float" office:value="292.423695" calcext:value-type="float">
            <text:p>292.423695</text:p>
          </table:table-cell>
          <table:table-cell table:formula="of:=AVERAGE([.D185:.D234])" office:value-type="float" office:value="301.924776" calcext:value-type="float">
            <text:p>301.924776</text:p>
          </table:table-cell>
          <table:table-cell table:formula="of:=AVERAGE([.E185:.E234])" office:value-type="float" office:value="297.652034" calcext:value-type="float">
            <text:p>297.652034</text:p>
          </table:table-cell>
          <table:table-cell table:formula="of:=AVERAGE([.F135:.F234])" office:value-type="float" office:value="288.6649" calcext:value-type="float">
            <text:p>288.6649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4" calcext:value-type="date">
            <text:p>2024-12-04</text:p>
          </table:table-cell>
          <table:table-cell office:value-type="float" office:value="293.045" calcext:value-type="float">
            <text:p>293.045</text:p>
          </table:table-cell>
          <table:table-cell office:value-type="float" office:value="296.04" calcext:value-type="float">
            <text:p>296.04</text:p>
          </table:table-cell>
          <table:table-cell office:value-type="float" office:value="291.82" calcext:value-type="float">
            <text:p>291.82</text:p>
          </table:table-cell>
          <table:table-cell office:value-type="float" office:value="295.09" calcext:value-type="float">
            <text:p>295.09</text:p>
          </table:table-cell>
          <table:table-cell office:value-type="float" office:value="3742938" calcext:value-type="float">
            <text:p>3742938</text:p>
          </table:table-cell>
          <table:table-cell table:formula="of:=AVERAGE([.E186:.E235])" office:value-type="float" office:value="297.534434" calcext:value-type="float">
            <text:p>297.534434</text:p>
          </table:table-cell>
          <table:table-cell table:formula="of:=AVERAGE([.E216:.E235])" office:value-type="float" office:value="292.386695" calcext:value-type="float">
            <text:p>292.386695</text:p>
          </table:table-cell>
          <table:table-cell table:formula="of:=AVERAGE([.D186:.D235])" office:value-type="float" office:value="301.816576" calcext:value-type="float">
            <text:p>301.816576</text:p>
          </table:table-cell>
          <table:table-cell table:formula="of:=AVERAGE([.E186:.E235])" office:value-type="float" office:value="297.534434" calcext:value-type="float">
            <text:p>297.534434</text:p>
          </table:table-cell>
          <table:table-cell table:formula="of:=AVERAGE([.F136:.F235])" office:value-type="float" office:value="289.1005" calcext:value-type="float">
            <text:p>289.1005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295.2" calcext:value-type="float">
            <text:p>295.2</text:p>
          </table:table-cell>
          <table:table-cell office:value-type="float" office:value="299.74" calcext:value-type="float">
            <text:p>299.74</text:p>
          </table:table-cell>
          <table:table-cell office:value-type="float" office:value="294.9331" calcext:value-type="float">
            <text:p>294.9331</text:p>
          </table:table-cell>
          <table:table-cell office:value-type="float" office:value="299.47" calcext:value-type="float">
            <text:p>299.47</text:p>
          </table:table-cell>
          <table:table-cell office:value-type="float" office:value="2594816" calcext:value-type="float">
            <text:p>2594816</text:p>
          </table:table-cell>
          <table:table-cell table:formula="of:=AVERAGE([.E187:.E236])" office:value-type="float" office:value="297.465096" calcext:value-type="float">
            <text:p>297.465096</text:p>
          </table:table-cell>
          <table:table-cell table:formula="of:=AVERAGE([.E217:.E236])" office:value-type="float" office:value="292.49735" calcext:value-type="float">
            <text:p>292.49735</text:p>
          </table:table-cell>
          <table:table-cell table:formula="of:=AVERAGE([.D187:.D236])" office:value-type="float" office:value="301.775376" calcext:value-type="float">
            <text:p>301.775376</text:p>
          </table:table-cell>
          <table:table-cell table:formula="of:=AVERAGE([.E187:.E236])" office:value-type="float" office:value="297.465096" calcext:value-type="float">
            <text:p>297.465096</text:p>
          </table:table-cell>
          <table:table-cell table:formula="of:=AVERAGE([.F137:.F236])" office:value-type="float" office:value="289.5225" calcext:value-type="float">
            <text:p>289.5225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6" calcext:value-type="date">
            <text:p>2024-12-06</text:p>
          </table:table-cell>
          <table:table-cell office:value-type="float" office:value="300.12" calcext:value-type="float">
            <text:p>300.12</text:p>
          </table:table-cell>
          <table:table-cell office:value-type="float" office:value="303.7971" calcext:value-type="float">
            <text:p>303.7971</text:p>
          </table:table-cell>
          <table:table-cell office:value-type="float" office:value="298.605" calcext:value-type="float">
            <text:p>298.605</text:p>
          </table:table-cell>
          <table:table-cell office:value-type="float" office:value="298.98" calcext:value-type="float">
            <text:p>298.98</text:p>
          </table:table-cell>
          <table:table-cell office:value-type="float" office:value="4158690" calcext:value-type="float">
            <text:p>4158690</text:p>
          </table:table-cell>
          <table:table-cell table:formula="of:=AVERAGE([.E188:.E237])" office:value-type="float" office:value="297.422496" calcext:value-type="float">
            <text:p>297.422496</text:p>
          </table:table-cell>
          <table:table-cell table:formula="of:=AVERAGE([.E218:.E237])" office:value-type="float" office:value="292.7371" calcext:value-type="float">
            <text:p>292.7371</text:p>
          </table:table-cell>
          <table:table-cell table:formula="of:=AVERAGE([.D188:.D237])" office:value-type="float" office:value="301.765518" calcext:value-type="float">
            <text:p>301.765518</text:p>
          </table:table-cell>
          <table:table-cell table:formula="of:=AVERAGE([.E188:.E237])" office:value-type="float" office:value="297.422496" calcext:value-type="float">
            <text:p>297.422496</text:p>
          </table:table-cell>
          <table:table-cell table:formula="of:=AVERAGE([.F138:.F237])" office:value-type="float" office:value="289.9023" calcext:value-type="float">
            <text:p>289.9023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09" calcext:value-type="date">
            <text:p>2024-12-09</text:p>
          </table:table-cell>
          <table:table-cell office:value-type="float" office:value="297.585" calcext:value-type="float">
            <text:p>297.585</text:p>
          </table:table-cell>
          <table:table-cell office:value-type="float" office:value="302.6178" calcext:value-type="float">
            <text:p>302.6178</text:p>
          </table:table-cell>
          <table:table-cell office:value-type="float" office:value="297.09" calcext:value-type="float">
            <text:p>297.09</text:p>
          </table:table-cell>
          <table:table-cell office:value-type="float" office:value="301.37" calcext:value-type="float">
            <text:p>301.37</text:p>
          </table:table-cell>
          <table:table-cell office:value-type="float" office:value="2391898" calcext:value-type="float">
            <text:p>2391898</text:p>
          </table:table-cell>
          <table:table-cell table:formula="of:=AVERAGE([.E189:.E238])" office:value-type="float" office:value="297.293896" calcext:value-type="float">
            <text:p>297.293896</text:p>
          </table:table-cell>
          <table:table-cell table:formula="of:=AVERAGE([.E219:.E238])" office:value-type="float" office:value="292.8291" calcext:value-type="float">
            <text:p>292.8291</text:p>
          </table:table-cell>
          <table:table-cell table:formula="of:=AVERAGE([.D189:.D238])" office:value-type="float" office:value="301.678674" calcext:value-type="float">
            <text:p>301.678674</text:p>
          </table:table-cell>
          <table:table-cell table:formula="of:=AVERAGE([.E189:.E238])" office:value-type="float" office:value="297.293896" calcext:value-type="float">
            <text:p>297.293896</text:p>
          </table:table-cell>
          <table:table-cell table:formula="of:=AVERAGE([.F139:.F238])" office:value-type="float" office:value="290.3208" calcext:value-type="float">
            <text:p>290.3208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0" calcext:value-type="date">
            <text:p>2024-12-10</text:p>
          </table:table-cell>
          <table:table-cell office:value-type="float" office:value="300.13" calcext:value-type="float">
            <text:p>300.13</text:p>
          </table:table-cell>
          <table:table-cell office:value-type="float" office:value="302.82" calcext:value-type="float">
            <text:p>302.82</text:p>
          </table:table-cell>
          <table:table-cell office:value-type="float" office:value="295.84" calcext:value-type="float">
            <text:p>295.8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522974" calcext:value-type="float">
            <text:p>3522974</text:p>
          </table:table-cell>
          <table:table-cell table:formula="of:=AVERAGE([.E190:.E239])" office:value-type="float" office:value="297.168696" calcext:value-type="float">
            <text:p>297.168696</text:p>
          </table:table-cell>
          <table:table-cell table:formula="of:=AVERAGE([.E220:.E239])" office:value-type="float" office:value="292.6201" calcext:value-type="float">
            <text:p>292.6201</text:p>
          </table:table-cell>
          <table:table-cell table:formula="of:=AVERAGE([.D190:.D239])" office:value-type="float" office:value="301.634474" calcext:value-type="float">
            <text:p>301.634474</text:p>
          </table:table-cell>
          <table:table-cell table:formula="of:=AVERAGE([.E190:.E239])" office:value-type="float" office:value="297.168696" calcext:value-type="float">
            <text:p>297.168696</text:p>
          </table:table-cell>
          <table:table-cell table:formula="of:=AVERAGE([.F140:.F239])" office:value-type="float" office:value="290.7551" calcext:value-type="float">
            <text:p>290.7551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301.875" calcext:value-type="float">
            <text:p>301.875</text:p>
          </table:table-cell>
          <table:table-cell office:value-type="float" office:value="301.9" calcext:value-type="float">
            <text:p>301.9</text:p>
          </table:table-cell>
          <table:table-cell office:value-type="float" office:value="295.97" calcext:value-type="float">
            <text:p>295.97</text:p>
          </table:table-cell>
          <table:table-cell office:value-type="float" office:value="296.1" calcext:value-type="float">
            <text:p>296.1</text:p>
          </table:table-cell>
          <table:table-cell office:value-type="float" office:value="3037616" calcext:value-type="float">
            <text:p>3037616</text:p>
          </table:table-cell>
          <table:table-cell table:formula="of:=AVERAGE([.E191:.E240])" office:value-type="float" office:value="297.043096" calcext:value-type="float">
            <text:p>297.043096</text:p>
          </table:table-cell>
          <table:table-cell table:formula="of:=AVERAGE([.E221:.E240])" office:value-type="float" office:value="292.5426" calcext:value-type="float">
            <text:p>292.5426</text:p>
          </table:table-cell>
          <table:table-cell table:formula="of:=AVERAGE([.D191:.D240])" office:value-type="float" office:value="301.567874" calcext:value-type="float">
            <text:p>301.567874</text:p>
          </table:table-cell>
          <table:table-cell table:formula="of:=AVERAGE([.E191:.E240])" office:value-type="float" office:value="297.043096" calcext:value-type="float">
            <text:p>297.043096</text:p>
          </table:table-cell>
          <table:table-cell table:formula="of:=AVERAGE([.F141:.F240])" office:value-type="float" office:value="291.1207" calcext:value-type="float">
            <text:p>291.1207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2" calcext:value-type="date">
            <text:p>2024-12-12</text:p>
          </table:table-cell>
          <table:table-cell office:value-type="float" office:value="296.35" calcext:value-type="float">
            <text:p>296.35</text:p>
          </table:table-cell>
          <table:table-cell office:value-type="float" office:value="298.55" calcext:value-type="float">
            <text:p>298.55</text:p>
          </table:table-cell>
          <table:table-cell office:value-type="float" office:value="295.09" calcext:value-type="float">
            <text:p>295.09</text:p>
          </table:table-cell>
          <table:table-cell office:value-type="float" office:value="296.63" calcext:value-type="float">
            <text:p>296.63</text:p>
          </table:table-cell>
          <table:table-cell office:value-type="float" office:value="2040653" calcext:value-type="float">
            <text:p>2040653</text:p>
          </table:table-cell>
          <table:table-cell table:formula="of:=AVERAGE([.E192:.E241])" office:value-type="float" office:value="296.953294" calcext:value-type="float">
            <text:p>296.953294</text:p>
          </table:table-cell>
          <table:table-cell table:formula="of:=AVERAGE([.E222:.E241])" office:value-type="float" office:value="292.53624" calcext:value-type="float">
            <text:p>292.53624</text:p>
          </table:table-cell>
          <table:table-cell table:formula="of:=AVERAGE([.D192:.D241])" office:value-type="float" office:value="301.457274" calcext:value-type="float">
            <text:p>301.457274</text:p>
          </table:table-cell>
          <table:table-cell table:formula="of:=AVERAGE([.E192:.E241])" office:value-type="float" office:value="296.953294" calcext:value-type="float">
            <text:p>296.953294</text:p>
          </table:table-cell>
          <table:table-cell table:formula="of:=AVERAGE([.F142:.F241])" office:value-type="float" office:value="291.5465" calcext:value-type="float">
            <text:p>291.5465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296.23" calcext:value-type="float">
            <text:p>296.23</text:p>
          </table:table-cell>
          <table:table-cell office:value-type="float" office:value="299.2" calcext:value-type="float">
            <text:p>299.2</text:p>
          </table:table-cell>
          <table:table-cell office:value-type="float" office:value="295.43" calcext:value-type="float">
            <text:p>295.43</text:p>
          </table:table-cell>
          <table:table-cell office:value-type="float" office:value="296.6" calcext:value-type="float">
            <text:p>296.6</text:p>
          </table:table-cell>
          <table:table-cell office:value-type="float" office:value="2547703" calcext:value-type="float">
            <text:p>2547703</text:p>
          </table:table-cell>
          <table:table-cell table:formula="of:=AVERAGE([.E193:.E242])" office:value-type="float" office:value="296.836694" calcext:value-type="float">
            <text:p>296.836694</text:p>
          </table:table-cell>
          <table:table-cell table:formula="of:=AVERAGE([.E223:.E242])" office:value-type="float" office:value="292.478235" calcext:value-type="float">
            <text:p>292.478235</text:p>
          </table:table-cell>
          <table:table-cell table:formula="of:=AVERAGE([.D193:.D242])" office:value-type="float" office:value="301.360874" calcext:value-type="float">
            <text:p>301.360874</text:p>
          </table:table-cell>
          <table:table-cell table:formula="of:=AVERAGE([.E193:.E242])" office:value-type="float" office:value="296.836694" calcext:value-type="float">
            <text:p>296.836694</text:p>
          </table:table-cell>
          <table:table-cell table:formula="of:=AVERAGE([.F143:.F242])" office:value-type="float" office:value="291.9788" calcext:value-type="float">
            <text:p>291.9788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6" calcext:value-type="date">
            <text:p>2024-12-16</text:p>
          </table:table-cell>
          <table:table-cell office:value-type="float" office:value="297.17" calcext:value-type="float">
            <text:p>297.17</text:p>
          </table:table-cell>
          <table:table-cell office:value-type="float" office:value="302.12" calcext:value-type="float">
            <text:p>302.12</text:p>
          </table:table-cell>
          <table:table-cell office:value-type="float" office:value="297.17" calcext:value-type="float">
            <text:p>297.17</text:p>
          </table:table-cell>
          <table:table-cell office:value-type="float" office:value="297.71" calcext:value-type="float">
            <text:p>297.71</text:p>
          </table:table-cell>
          <table:table-cell office:value-type="float" office:value="3180071" calcext:value-type="float">
            <text:p>3180071</text:p>
          </table:table-cell>
          <table:table-cell table:formula="of:=AVERAGE([.E194:.E243])" office:value-type="float" office:value="296.752494" calcext:value-type="float">
            <text:p>296.752494</text:p>
          </table:table-cell>
          <table:table-cell table:formula="of:=AVERAGE([.E224:.E243])" office:value-type="float" office:value="292.850735" calcext:value-type="float">
            <text:p>292.850735</text:p>
          </table:table-cell>
          <table:table-cell table:formula="of:=AVERAGE([.D194:.D243])" office:value-type="float" office:value="301.285474" calcext:value-type="float">
            <text:p>301.285474</text:p>
          </table:table-cell>
          <table:table-cell table:formula="of:=AVERAGE([.E194:.E243])" office:value-type="float" office:value="296.752494" calcext:value-type="float">
            <text:p>296.752494</text:p>
          </table:table-cell>
          <table:table-cell table:formula="of:=AVERAGE([.F144:.F243])" office:value-type="float" office:value="292.4413" calcext:value-type="float">
            <text:p>292.4413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7" calcext:value-type="date">
            <text:p>2024-12-17</text:p>
          </table:table-cell>
          <table:table-cell office:value-type="float" office:value="297.71" calcext:value-type="float">
            <text:p>297.71</text:p>
          </table:table-cell>
          <table:table-cell office:value-type="float" office:value="300" calcext:value-type="float">
            <text:p>300</text:p>
          </table:table-cell>
          <table:table-cell office:value-type="float" office:value="294.82" calcext:value-type="float">
            <text:p>294.82</text:p>
          </table:table-cell>
          <table:table-cell office:value-type="float" office:value="296.08" calcext:value-type="float">
            <text:p>296.08</text:p>
          </table:table-cell>
          <table:table-cell office:value-type="float" office:value="3295881" calcext:value-type="float">
            <text:p>3295881</text:p>
          </table:table-cell>
          <table:table-cell table:formula="of:=AVERAGE([.E195:.E244])" office:value-type="float" office:value="296.648894" calcext:value-type="float">
            <text:p>296.648894</text:p>
          </table:table-cell>
          <table:table-cell table:formula="of:=AVERAGE([.E225:.E244])" office:value-type="float" office:value="293.052305" calcext:value-type="float">
            <text:p>293.052305</text:p>
          </table:table-cell>
          <table:table-cell table:formula="of:=AVERAGE([.D195:.D244])" office:value-type="float" office:value="301.183076" calcext:value-type="float">
            <text:p>301.183076</text:p>
          </table:table-cell>
          <table:table-cell table:formula="of:=AVERAGE([.E195:.E244])" office:value-type="float" office:value="296.648894" calcext:value-type="float">
            <text:p>296.648894</text:p>
          </table:table-cell>
          <table:table-cell table:formula="of:=AVERAGE([.F145:.F244])" office:value-type="float" office:value="292.8821" calcext:value-type="float">
            <text:p>292.8821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8" calcext:value-type="date">
            <text:p>2024-12-18</text:p>
          </table:table-cell>
          <table:table-cell office:value-type="float" office:value="295.41" calcext:value-type="float">
            <text:p>295.41</text:p>
          </table:table-cell>
          <table:table-cell office:value-type="float" office:value="298.9761" calcext:value-type="float">
            <text:p>298.9761</text:p>
          </table:table-cell>
          <table:table-cell office:value-type="float" office:value="290.67" calcext:value-type="float">
            <text:p>290.67</text:p>
          </table:table-cell>
          <table:table-cell office:value-type="float" office:value="290.88" calcext:value-type="float">
            <text:p>290.88</text:p>
          </table:table-cell>
          <table:table-cell office:value-type="float" office:value="3800945" calcext:value-type="float">
            <text:p>3800945</text:p>
          </table:table-cell>
          <table:table-cell table:formula="of:=AVERAGE([.E196:.E245])" office:value-type="float" office:value="296.455094" calcext:value-type="float">
            <text:p>296.455094</text:p>
          </table:table-cell>
          <table:table-cell table:formula="of:=AVERAGE([.E226:.E245])" office:value-type="float" office:value="293.205805" calcext:value-type="float">
            <text:p>293.205805</text:p>
          </table:table-cell>
          <table:table-cell table:formula="of:=AVERAGE([.D196:.D245])" office:value-type="float" office:value="301.095598" calcext:value-type="float">
            <text:p>301.095598</text:p>
          </table:table-cell>
          <table:table-cell table:formula="of:=AVERAGE([.E196:.E245])" office:value-type="float" office:value="296.455094" calcext:value-type="float">
            <text:p>296.455094</text:p>
          </table:table-cell>
          <table:table-cell table:formula="of:=AVERAGE([.F146:.F245])" office:value-type="float" office:value="293.1767" calcext:value-type="float">
            <text:p>293.1767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9" calcext:value-type="date">
            <text:p>2024-12-19</text:p>
          </table:table-cell>
          <table:table-cell office:value-type="float" office:value="290.94" calcext:value-type="float">
            <text:p>290.94</text:p>
          </table:table-cell>
          <table:table-cell office:value-type="float" office:value="292.86" calcext:value-type="float">
            <text:p>292.86</text:p>
          </table:table-cell>
          <table:table-cell office:value-type="float" office:value="288.847" calcext:value-type="float">
            <text:p>288.847</text:p>
          </table:table-cell>
          <table:table-cell office:value-type="float" office:value="290.23" calcext:value-type="float">
            <text:p>290.23</text:p>
          </table:table-cell>
          <table:table-cell office:value-type="float" office:value="3438533" calcext:value-type="float">
            <text:p>3438533</text:p>
          </table:table-cell>
          <table:table-cell table:formula="of:=AVERAGE([.E197:.E246])" office:value-type="float" office:value="296.192734" calcext:value-type="float">
            <text:p>296.192734</text:p>
          </table:table-cell>
          <table:table-cell table:formula="of:=AVERAGE([.E227:.E246])" office:value-type="float" office:value="293.235405" calcext:value-type="float">
            <text:p>293.235405</text:p>
          </table:table-cell>
          <table:table-cell table:formula="of:=AVERAGE([.D197:.D246])" office:value-type="float" office:value="300.852598" calcext:value-type="float">
            <text:p>300.852598</text:p>
          </table:table-cell>
          <table:table-cell table:formula="of:=AVERAGE([.E197:.E246])" office:value-type="float" office:value="296.192734" calcext:value-type="float">
            <text:p>296.192734</text:p>
          </table:table-cell>
          <table:table-cell table:formula="of:=AVERAGE([.F147:.F246])" office:value-type="float" office:value="293.4146" calcext:value-type="float">
            <text:p>293.4146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20" calcext:value-type="date">
            <text:p>2024-12-20</text:p>
          </table:table-cell>
          <table:table-cell office:value-type="float" office:value="289.52" calcext:value-type="float">
            <text:p>289.52</text:p>
          </table:table-cell>
          <table:table-cell office:value-type="float" office:value="296.1" calcext:value-type="float">
            <text:p>296.1</text:p>
          </table:table-cell>
          <table:table-cell office:value-type="float" office:value="289.3001" calcext:value-type="float">
            <text:p>289.3001</text:p>
          </table:table-cell>
          <table:table-cell office:value-type="float" office:value="292.68" calcext:value-type="float">
            <text:p>292.68</text:p>
          </table:table-cell>
          <table:table-cell office:value-type="float" office:value="7677952" calcext:value-type="float">
            <text:p>7677952</text:p>
          </table:table-cell>
          <table:table-cell table:formula="of:=AVERAGE([.E198:.E247])" office:value-type="float" office:value="295.920136" calcext:value-type="float">
            <text:p>295.920136</text:p>
          </table:table-cell>
          <table:table-cell table:formula="of:=AVERAGE([.E228:.E247])" office:value-type="float" office:value="293.52741" calcext:value-type="float">
            <text:p>293.52741</text:p>
          </table:table-cell>
          <table:table-cell table:formula="of:=AVERAGE([.D198:.D247])" office:value-type="float" office:value="300.659598" calcext:value-type="float">
            <text:p>300.659598</text:p>
          </table:table-cell>
          <table:table-cell table:formula="of:=AVERAGE([.E198:.E247])" office:value-type="float" office:value="295.920136" calcext:value-type="float">
            <text:p>295.920136</text:p>
          </table:table-cell>
          <table:table-cell table:formula="of:=AVERAGE([.F148:.F247])" office:value-type="float" office:value="293.6874" calcext:value-type="float">
            <text:p>293.6874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3" calcext:value-type="date">
            <text:p>2024-12-23</text:p>
          </table:table-cell>
          <table:table-cell office:value-type="float" office:value="292.255" calcext:value-type="float">
            <text:p>292.255</text:p>
          </table:table-cell>
          <table:table-cell office:value-type="float" office:value="293.1" calcext:value-type="float">
            <text:p>293.1</text:p>
          </table:table-cell>
          <table:table-cell office:value-type="float" office:value="289.73" calcext:value-type="float">
            <text:p>289.73</text:p>
          </table:table-cell>
          <table:table-cell office:value-type="float" office:value="291.29" calcext:value-type="float">
            <text:p>291.29</text:p>
          </table:table-cell>
          <table:table-cell office:value-type="float" office:value="2492226" calcext:value-type="float">
            <text:p>2492226</text:p>
          </table:table-cell>
          <table:table-cell table:formula="of:=AVERAGE([.E199:.E248])" office:value-type="float" office:value="295.655336" calcext:value-type="float">
            <text:p>295.655336</text:p>
          </table:table-cell>
          <table:table-cell table:formula="of:=AVERAGE([.E229:.E248])" office:value-type="float" office:value="293.60691" calcext:value-type="float">
            <text:p>293.60691</text:p>
          </table:table-cell>
          <table:table-cell table:formula="of:=AVERAGE([.D199:.D248])" office:value-type="float" office:value="300.411598" calcext:value-type="float">
            <text:p>300.411598</text:p>
          </table:table-cell>
          <table:table-cell table:formula="of:=AVERAGE([.E199:.E248])" office:value-type="float" office:value="295.655336" calcext:value-type="float">
            <text:p>295.655336</text:p>
          </table:table-cell>
          <table:table-cell table:formula="of:=AVERAGE([.F149:.F248])" office:value-type="float" office:value="293.9128" calcext:value-type="float">
            <text:p>293.9128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4" calcext:value-type="date">
            <text:p>2024-12-24</text:p>
          </table:table-cell>
          <table:table-cell office:value-type="float" office:value="291.32" calcext:value-type="float">
            <text:p>291.32</text:p>
          </table:table-cell>
          <table:table-cell office:value-type="float" office:value="294.27" calcext:value-type="float">
            <text:p>294.27</text:p>
          </table:table-cell>
          <table:table-cell office:value-type="float" office:value="290.791" calcext:value-type="float">
            <text:p>290.791</text:p>
          </table:table-cell>
          <table:table-cell office:value-type="float" office:value="293.99" calcext:value-type="float">
            <text:p>293.99</text:p>
          </table:table-cell>
          <table:table-cell office:value-type="float" office:value="1460985" calcext:value-type="float">
            <text:p>1460985</text:p>
          </table:table-cell>
          <table:table-cell table:formula="of:=AVERAGE([.E200:.E249])" office:value-type="float" office:value="295.381156" calcext:value-type="float">
            <text:p>295.381156</text:p>
          </table:table-cell>
          <table:table-cell table:formula="of:=AVERAGE([.E230:.E249])" office:value-type="float" office:value="293.55821" calcext:value-type="float">
            <text:p>293.55821</text:p>
          </table:table-cell>
          <table:table-cell table:formula="of:=AVERAGE([.D200:.D249])" office:value-type="float" office:value="300.088598" calcext:value-type="float">
            <text:p>300.088598</text:p>
          </table:table-cell>
          <table:table-cell table:formula="of:=AVERAGE([.E200:.E249])" office:value-type="float" office:value="295.381156" calcext:value-type="float">
            <text:p>295.381156</text:p>
          </table:table-cell>
          <table:table-cell table:formula="of:=AVERAGE([.F150:.F249])" office:value-type="float" office:value="294.0858" calcext:value-type="float">
            <text:p>294.0858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6" calcext:value-type="date">
            <text:p>2024-12-26</text:p>
          </table:table-cell>
          <table:table-cell office:value-type="float" office:value="292.6" calcext:value-type="float">
            <text:p>292.6</text:p>
          </table:table-cell>
          <table:table-cell office:value-type="float" office:value="295.435" calcext:value-type="float">
            <text:p>295.435</text:p>
          </table:table-cell>
          <table:table-cell office:value-type="float" office:value="292.6" calcext:value-type="float">
            <text:p>292.6</text:p>
          </table:table-cell>
          <table:table-cell office:value-type="float" office:value="294.8" calcext:value-type="float">
            <text:p>294.8</text:p>
          </table:table-cell>
          <table:table-cell office:value-type="float" office:value="1434337" calcext:value-type="float">
            <text:p>1434337</text:p>
          </table:table-cell>
          <table:table-cell table:formula="of:=AVERAGE([.E201:.E250])" office:value-type="float" office:value="295.012956" calcext:value-type="float">
            <text:p>295.012956</text:p>
          </table:table-cell>
          <table:table-cell table:formula="of:=AVERAGE([.E231:.E250])" office:value-type="float" office:value="293.44671" calcext:value-type="float">
            <text:p>293.44671</text:p>
          </table:table-cell>
          <table:table-cell table:formula="of:=AVERAGE([.D201:.D250])" office:value-type="float" office:value="299.690098" calcext:value-type="float">
            <text:p>299.690098</text:p>
          </table:table-cell>
          <table:table-cell table:formula="of:=AVERAGE([.E201:.E250])" office:value-type="float" office:value="295.012956" calcext:value-type="float">
            <text:p>295.012956</text:p>
          </table:table-cell>
          <table:table-cell table:formula="of:=AVERAGE([.F151:.F250])" office:value-type="float" office:value="294.3493" calcext:value-type="float">
            <text:p>294.3493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293.155" calcext:value-type="float">
            <text:p>293.155</text:p>
          </table:table-cell>
          <table:table-cell office:value-type="float" office:value="296.4795" calcext:value-type="float">
            <text:p>296.4795</text:p>
          </table:table-cell>
          <table:table-cell office:value-type="float" office:value="292.74" calcext:value-type="float">
            <text:p>292.74</text:p>
          </table:table-cell>
          <table:table-cell office:value-type="float" office:value="293.62" calcext:value-type="float">
            <text:p>293.62</text:p>
          </table:table-cell>
          <table:table-cell office:value-type="float" office:value="1617399" calcext:value-type="float">
            <text:p>1617399</text:p>
          </table:table-cell>
          <table:table-cell table:formula="of:=AVERAGE([.E202:.E251])" office:value-type="float" office:value="294.665556" calcext:value-type="float">
            <text:p>294.665556</text:p>
          </table:table-cell>
          <table:table-cell table:formula="of:=AVERAGE([.E232:.E251])" office:value-type="float" office:value="293.33471" calcext:value-type="float">
            <text:p>293.33471</text:p>
          </table:table-cell>
          <table:table-cell table:formula="of:=AVERAGE([.D202:.D251])" office:value-type="float" office:value="299.345188" calcext:value-type="float">
            <text:p>299.345188</text:p>
          </table:table-cell>
          <table:table-cell table:formula="of:=AVERAGE([.E202:.E251])" office:value-type="float" office:value="294.665556" calcext:value-type="float">
            <text:p>294.665556</text:p>
          </table:table-cell>
          <table:table-cell table:formula="of:=AVERAGE([.F152:.F251])" office:value-type="float" office:value="294.5849" calcext:value-type="float">
            <text:p>294.5849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4-12-30" calcext:value-type="date">
            <text:p>2024-12-30</text:p>
          </table:table-cell>
          <table:table-cell office:value-type="float" office:value="291.45" calcext:value-type="float">
            <text:p>291.45</text:p>
          </table:table-cell>
          <table:table-cell office:value-type="float" office:value="291.47" calcext:value-type="float">
            <text:p>291.47</text:p>
          </table:table-cell>
          <table:table-cell office:value-type="float" office:value="289" calcext:value-type="float">
            <text:p>289</text:p>
          </table:table-cell>
          <table:table-cell office:value-type="float" office:value="289.6" calcext:value-type="float">
            <text:p>289.6</text:p>
          </table:table-cell>
          <table:table-cell office:value-type="float" office:value="1936678" calcext:value-type="float">
            <text:p>1936678</text:p>
          </table:table-cell>
          <table:table-cell table:formula="of:=AVERAGE([.E203:.E252])" office:value-type="float" office:value="294.195956" calcext:value-type="float">
            <text:p>294.195956</text:p>
          </table:table-cell>
          <table:table-cell table:formula="of:=AVERAGE([.E233:.E252])" office:value-type="float" office:value="293.08381" calcext:value-type="float">
            <text:p>293.08381</text:p>
          </table:table-cell>
          <table:table-cell table:formula="of:=AVERAGE([.D203:.D252])" office:value-type="float" office:value="298.873588" calcext:value-type="float">
            <text:p>298.873588</text:p>
          </table:table-cell>
          <table:table-cell table:formula="of:=AVERAGE([.E203:.E252])" office:value-type="float" office:value="294.195956" calcext:value-type="float">
            <text:p>294.195956</text:p>
          </table:table-cell>
          <table:table-cell table:formula="of:=AVERAGE([.F153:.F252])" office:value-type="float" office:value="294.7872" calcext:value-type="float">
            <text:p>294.7872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289.65" calcext:value-type="float">
            <text:p>289.65</text:p>
          </table:table-cell>
          <table:table-cell office:value-type="float" office:value="291.24" calcext:value-type="float">
            <text:p>291.24</text:p>
          </table:table-cell>
          <table:table-cell office:value-type="float" office:value="288.58" calcext:value-type="float">
            <text:p>288.58</text:p>
          </table:table-cell>
          <table:table-cell office:value-type="float" office:value="289.89" calcext:value-type="float">
            <text:p>289.89</text:p>
          </table:table-cell>
          <table:table-cell office:value-type="float" office:value="1915847" calcext:value-type="float">
            <text:p>1915847</text:p>
          </table:table-cell>
          <table:table-cell table:formula="of:=AVERAGE([.E204:.E253])" office:value-type="float" office:value="293.682958" calcext:value-type="float">
            <text:p>293.682958</text:p>
          </table:table-cell>
          <table:table-cell table:formula="of:=AVERAGE([.E234:.E253])" office:value-type="float" office:value="292.96581" calcext:value-type="float">
            <text:p>292.96581</text:p>
          </table:table-cell>
          <table:table-cell table:formula="of:=AVERAGE([.D204:.D253])" office:value-type="float" office:value="298.354788" calcext:value-type="float">
            <text:p>298.354788</text:p>
          </table:table-cell>
          <table:table-cell table:formula="of:=AVERAGE([.E204:.E253])" office:value-type="float" office:value="293.682958" calcext:value-type="float">
            <text:p>293.682958</text:p>
          </table:table-cell>
          <table:table-cell table:formula="of:=AVERAGE([.F154:.F253])" office:value-type="float" office:value="294.9742" calcext:value-type="float">
            <text:p>294.9742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295.7625" calcext:value-type="float">
            <text:p>295.7625</text:p>
          </table:table-cell>
          <table:table-cell office:value-type="float" office:value="290.25" calcext:value-type="float">
            <text:p>290.25</text:p>
          </table:table-cell>
          <table:table-cell office:value-type="float" office:value="292.51" calcext:value-type="float">
            <text:p>292.51</text:p>
          </table:table-cell>
          <table:table-cell office:value-type="float" office:value="3118262" calcext:value-type="float">
            <text:p>3118262</text:p>
          </table:table-cell>
          <table:table-cell table:formula="of:=AVERAGE([.E205:.E254])" office:value-type="float" office:value="293.199758" calcext:value-type="float">
            <text:p>293.199758</text:p>
          </table:table-cell>
          <table:table-cell table:formula="of:=AVERAGE([.E235:.E254])" office:value-type="float" office:value="292.96381" calcext:value-type="float">
            <text:p>292.96381</text:p>
          </table:table-cell>
          <table:table-cell table:formula="of:=AVERAGE([.D205:.D254])" office:value-type="float" office:value="297.912038" calcext:value-type="float">
            <text:p>297.912038</text:p>
          </table:table-cell>
          <table:table-cell table:formula="of:=AVERAGE([.E205:.E254])" office:value-type="float" office:value="293.199758" calcext:value-type="float">
            <text:p>293.199758</text:p>
          </table:table-cell>
          <table:table-cell table:formula="of:=AVERAGE([.F155:.F254])" office:value-type="float" office:value="295.2202" calcext:value-type="float">
            <text:p>295.2202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3" calcext:value-type="date">
            <text:p>2025-01-03</text:p>
          </table:table-cell>
          <table:table-cell office:value-type="float" office:value="292.815" calcext:value-type="float">
            <text:p>292.815</text:p>
          </table:table-cell>
          <table:table-cell office:value-type="float" office:value="294.96" calcext:value-type="float">
            <text:p>294.96</text:p>
          </table:table-cell>
          <table:table-cell office:value-type="float" office:value="290.7" calcext:value-type="float">
            <text:p>290.7</text:p>
          </table:table-cell>
          <table:table-cell office:value-type="float" office:value="294.78" calcext:value-type="float">
            <text:p>294.78</text:p>
          </table:table-cell>
          <table:table-cell office:value-type="float" office:value="2240254" calcext:value-type="float">
            <text:p>2240254</text:p>
          </table:table-cell>
          <table:table-cell table:formula="of:=AVERAGE([.E206:.E255])" office:value-type="float" office:value="292.747758" calcext:value-type="float">
            <text:p>292.747758</text:p>
          </table:table-cell>
          <table:table-cell table:formula="of:=AVERAGE([.E236:.E255])" office:value-type="float" office:value="292.90781" calcext:value-type="float">
            <text:p>292.90781</text:p>
          </table:table-cell>
          <table:table-cell table:formula="of:=AVERAGE([.D206:.D255])" office:value-type="float" office:value="297.496438" calcext:value-type="float">
            <text:p>297.496438</text:p>
          </table:table-cell>
          <table:table-cell table:formula="of:=AVERAGE([.E206:.E255])" office:value-type="float" office:value="292.747758" calcext:value-type="float">
            <text:p>292.747758</text:p>
          </table:table-cell>
          <table:table-cell table:formula="of:=AVERAGE([.F156:.F255])" office:value-type="float" office:value="295.4734" calcext:value-type="float">
            <text:p>295.4734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6" calcext:value-type="date">
            <text:p>2025-01-06</text:p>
          </table:table-cell>
          <table:table-cell office:value-type="float" office:value="293.665" calcext:value-type="float">
            <text:p>293.665</text:p>
          </table:table-cell>
          <table:table-cell office:value-type="float" office:value="295.6" calcext:value-type="float">
            <text:p>295.6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2.18" calcext:value-type="float">
            <text:p>292.18</text:p>
          </table:table-cell>
          <table:table-cell office:value-type="float" office:value="2838933" calcext:value-type="float">
            <text:p>2838933</text:p>
          </table:table-cell>
          <table:table-cell table:formula="of:=AVERAGE([.E207:.E256])" office:value-type="float" office:value="292.765958" calcext:value-type="float">
            <text:p>292.765958</text:p>
          </table:table-cell>
          <table:table-cell table:formula="of:=AVERAGE([.E237:.E256])" office:value-type="float" office:value="292.748155" calcext:value-type="float">
            <text:p>292.748155</text:p>
          </table:table-cell>
          <table:table-cell table:formula="of:=AVERAGE([.D207:.D256])" office:value-type="float" office:value="297.376438" calcext:value-type="float">
            <text:p>297.376438</text:p>
          </table:table-cell>
          <table:table-cell table:formula="of:=AVERAGE([.E207:.E256])" office:value-type="float" office:value="292.765958" calcext:value-type="float">
            <text:p>292.765958</text:p>
          </table:table-cell>
          <table:table-cell table:formula="of:=AVERAGE([.F157:.F256])" office:value-type="float" office:value="295.6921" calcext:value-type="float">
            <text:p>295.6921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293.78" calcext:value-type="float">
            <text:p>293.78</text:p>
          </table:table-cell>
          <table:table-cell office:value-type="float" office:value="294.93" calcext:value-type="float">
            <text:p>294.93</text:p>
          </table:table-cell>
          <table:table-cell office:value-type="float" office:value="288.28" calcext:value-type="float">
            <text:p>288.28</text:p>
          </table:table-cell>
          <table:table-cell office:value-type="float" office:value="289.34" calcext:value-type="float">
            <text:p>289.34</text:p>
          </table:table-cell>
          <table:table-cell office:value-type="float" office:value="3419450" calcext:value-type="float">
            <text:p>3419450</text:p>
          </table:table-cell>
          <table:table-cell table:formula="of:=AVERAGE([.E208:.E257])" office:value-type="float" office:value="292.565958" calcext:value-type="float">
            <text:p>292.565958</text:p>
          </table:table-cell>
          <table:table-cell table:formula="of:=AVERAGE([.E238:.E257])" office:value-type="float" office:value="292.231905" calcext:value-type="float">
            <text:p>292.231905</text:p>
          </table:table-cell>
          <table:table-cell table:formula="of:=AVERAGE([.D208:.D257])" office:value-type="float" office:value="297.22724" calcext:value-type="float">
            <text:p>297.22724</text:p>
          </table:table-cell>
          <table:table-cell table:formula="of:=AVERAGE([.E208:.E257])" office:value-type="float" office:value="292.565958" calcext:value-type="float">
            <text:p>292.565958</text:p>
          </table:table-cell>
          <table:table-cell table:formula="of:=AVERAGE([.F158:.F257])" office:value-type="float" office:value="295.874" calcext:value-type="float">
            <text:p>295.874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289.01" calcext:value-type="float">
            <text:p>289.01</text:p>
          </table:table-cell>
          <table:table-cell office:value-type="float" office:value="289.14" calcext:value-type="float">
            <text:p>289.14</text:p>
          </table:table-cell>
          <table:table-cell office:value-type="float" office:value="286.55" calcext:value-type="float">
            <text:p>286.55</text:p>
          </table:table-cell>
          <table:table-cell office:value-type="float" office:value="286.9" calcext:value-type="float">
            <text:p>286.9</text:p>
          </table:table-cell>
          <table:table-cell office:value-type="float" office:value="2724217" calcext:value-type="float">
            <text:p>2724217</text:p>
          </table:table-cell>
          <table:table-cell table:formula="of:=AVERAGE([.E209:.E258])" office:value-type="float" office:value="292.452958" calcext:value-type="float">
            <text:p>292.452958</text:p>
          </table:table-cell>
          <table:table-cell table:formula="of:=AVERAGE([.E239:.E258])" office:value-type="float" office:value="291.704905" calcext:value-type="float">
            <text:p>291.704905</text:p>
          </table:table-cell>
          <table:table-cell table:formula="of:=AVERAGE([.D209:.D258])" office:value-type="float" office:value="296.97804" calcext:value-type="float">
            <text:p>296.97804</text:p>
          </table:table-cell>
          <table:table-cell table:formula="of:=AVERAGE([.E209:.E258])" office:value-type="float" office:value="292.452958" calcext:value-type="float">
            <text:p>292.452958</text:p>
          </table:table-cell>
          <table:table-cell table:formula="of:=AVERAGE([.F159:.F258])" office:value-type="float" office:value="295.9943" calcext:value-type="float">
            <text:p>295.9943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287.41" calcext:value-type="float">
            <text:p>287.41</text:p>
          </table:table-cell>
          <table:table-cell office:value-type="float" office:value="287.77" calcext:value-type="float">
            <text:p>287.77</text:p>
          </table:table-cell>
          <table:table-cell office:value-type="float" office:value="281.78" calcext:value-type="float">
            <text:p>281.78</text:p>
          </table:table-cell>
          <table:table-cell office:value-type="float" office:value="282.31" calcext:value-type="float">
            <text:p>282.31</text:p>
          </table:table-cell>
          <table:table-cell office:value-type="float" office:value="3946002" calcext:value-type="float">
            <text:p>3946002</text:p>
          </table:table-cell>
          <table:table-cell table:formula="of:=AVERAGE([.E210:.E259])" office:value-type="float" office:value="292.157822" calcext:value-type="float">
            <text:p>292.157822</text:p>
          </table:table-cell>
          <table:table-cell table:formula="of:=AVERAGE([.E240:.E259])" office:value-type="float" office:value="291.001905" calcext:value-type="float">
            <text:p>291.001905</text:p>
          </table:table-cell>
          <table:table-cell table:formula="of:=AVERAGE([.D210:.D259])" office:value-type="float" office:value="296.73504" calcext:value-type="float">
            <text:p>296.73504</text:p>
          </table:table-cell>
          <table:table-cell table:formula="of:=AVERAGE([.E210:.E259])" office:value-type="float" office:value="292.157822" calcext:value-type="float">
            <text:p>292.157822</text:p>
          </table:table-cell>
          <table:table-cell table:formula="of:=AVERAGE([.F160:.F259])" office:value-type="float" office:value="296.0325" calcext:value-type="float">
            <text:p>296.0325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3" calcext:value-type="date">
            <text:p>2025-01-13</text:p>
          </table:table-cell>
          <table:table-cell office:value-type="float" office:value="282.54" calcext:value-type="float">
            <text:p>282.54</text:p>
          </table:table-cell>
          <table:table-cell office:value-type="float" office:value="284.5" calcext:value-type="float">
            <text:p>284.5</text:p>
          </table:table-cell>
          <table:table-cell office:value-type="float" office:value="280.35" calcext:value-type="float">
            <text:p>280.35</text:p>
          </table:table-cell>
          <table:table-cell office:value-type="float" office:value="283.63" calcext:value-type="float">
            <text:p>283.63</text:p>
          </table:table-cell>
          <table:table-cell office:value-type="float" office:value="3394291" calcext:value-type="float">
            <text:p>3394291</text:p>
          </table:table-cell>
          <table:table-cell table:formula="of:=AVERAGE([.E211:.E260])" office:value-type="float" office:value="291.864822" calcext:value-type="float">
            <text:p>291.864822</text:p>
          </table:table-cell>
          <table:table-cell table:formula="of:=AVERAGE([.E241:.E260])" office:value-type="float" office:value="290.220905" calcext:value-type="float">
            <text:p>290.220905</text:p>
          </table:table-cell>
          <table:table-cell table:formula="of:=AVERAGE([.D211:.D260])" office:value-type="float" office:value="296.37104" calcext:value-type="float">
            <text:p>296.37104</text:p>
          </table:table-cell>
          <table:table-cell table:formula="of:=AVERAGE([.E211:.E260])" office:value-type="float" office:value="291.864822" calcext:value-type="float">
            <text:p>291.864822</text:p>
          </table:table-cell>
          <table:table-cell table:formula="of:=AVERAGE([.F161:.F260])" office:value-type="float" office:value="295.9933" calcext:value-type="float">
            <text:p>295.9933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284.675" calcext:value-type="float">
            <text:p>284.675</text:p>
          </table:table-cell>
          <table:table-cell office:value-type="float" office:value="285.35" calcext:value-type="float">
            <text:p>285.35</text:p>
          </table:table-cell>
          <table:table-cell office:value-type="float" office:value="279.38" calcext:value-type="float">
            <text:p>279.38</text:p>
          </table:table-cell>
          <table:table-cell office:value-type="float" office:value="281.58" calcext:value-type="float">
            <text:p>281.58</text:p>
          </table:table-cell>
          <table:table-cell office:value-type="float" office:value="2238889" calcext:value-type="float">
            <text:p>2238889</text:p>
          </table:table-cell>
          <table:table-cell table:formula="of:=AVERAGE([.E212:.E261])" office:value-type="float" office:value="291.655622" calcext:value-type="float">
            <text:p>291.655622</text:p>
          </table:table-cell>
          <table:table-cell table:formula="of:=AVERAGE([.E242:.E261])" office:value-type="float" office:value="289.435405" calcext:value-type="float">
            <text:p>289.435405</text:p>
          </table:table-cell>
          <table:table-cell table:formula="of:=AVERAGE([.D212:.D261])" office:value-type="float" office:value="296.17064" calcext:value-type="float">
            <text:p>296.17064</text:p>
          </table:table-cell>
          <table:table-cell table:formula="of:=AVERAGE([.E212:.E261])" office:value-type="float" office:value="291.655622" calcext:value-type="float">
            <text:p>291.655622</text:p>
          </table:table-cell>
          <table:table-cell table:formula="of:=AVERAGE([.F162:.F261])" office:value-type="float" office:value="295.9528" calcext:value-type="float">
            <text:p>295.9528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4.65" calcext:value-type="float">
            <text:p>284.65</text:p>
          </table:table-cell>
          <table:table-cell office:value-type="float" office:value="280.61" calcext:value-type="float">
            <text:p>280.61</text:p>
          </table:table-cell>
          <table:table-cell office:value-type="float" office:value="282.3" calcext:value-type="float">
            <text:p>282.3</text:p>
          </table:table-cell>
          <table:table-cell office:value-type="float" office:value="2867781" calcext:value-type="float">
            <text:p>2867781</text:p>
          </table:table-cell>
          <table:table-cell table:formula="of:=AVERAGE([.E213:.E262])" office:value-type="float" office:value="291.444422" calcext:value-type="float">
            <text:p>291.444422</text:p>
          </table:table-cell>
          <table:table-cell table:formula="of:=AVERAGE([.E243:.E262])" office:value-type="float" office:value="288.694405" calcext:value-type="float">
            <text:p>288.694405</text:p>
          </table:table-cell>
          <table:table-cell table:formula="of:=AVERAGE([.D213:.D262])" office:value-type="float" office:value="295.97604" calcext:value-type="float">
            <text:p>295.97604</text:p>
          </table:table-cell>
          <table:table-cell table:formula="of:=AVERAGE([.E213:.E262])" office:value-type="float" office:value="291.444422" calcext:value-type="float">
            <text:p>291.444422</text:p>
          </table:table-cell>
          <table:table-cell table:formula="of:=AVERAGE([.F163:.F262])" office:value-type="float" office:value="295.8787" calcext:value-type="float">
            <text:p>295.8787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280.255" calcext:value-type="float">
            <text:p>280.255</text:p>
          </table:table-cell>
          <table:table-cell office:value-type="float" office:value="280.945" calcext:value-type="float">
            <text:p>280.945</text:p>
          </table:table-cell>
          <table:table-cell office:value-type="float" office:value="276.53" calcext:value-type="float">
            <text:p>276.53</text:p>
          </table:table-cell>
          <table:table-cell office:value-type="float" office:value="279.74" calcext:value-type="float">
            <text:p>279.74</text:p>
          </table:table-cell>
          <table:table-cell office:value-type="float" office:value="3403681" calcext:value-type="float">
            <text:p>3403681</text:p>
          </table:table-cell>
          <table:table-cell table:formula="of:=AVERAGE([.E214:.E263])" office:value-type="float" office:value="291.109422" calcext:value-type="float">
            <text:p>291.109422</text:p>
          </table:table-cell>
          <table:table-cell table:formula="of:=AVERAGE([.E244:.E263])" office:value-type="float" office:value="287.662405" calcext:value-type="float">
            <text:p>287.662405</text:p>
          </table:table-cell>
          <table:table-cell table:formula="of:=AVERAGE([.D214:.D263])" office:value-type="float" office:value="295.65734" calcext:value-type="float">
            <text:p>295.65734</text:p>
          </table:table-cell>
          <table:table-cell table:formula="of:=AVERAGE([.E214:.E263])" office:value-type="float" office:value="291.109422" calcext:value-type="float">
            <text:p>291.109422</text:p>
          </table:table-cell>
          <table:table-cell table:formula="of:=AVERAGE([.F164:.F263])" office:value-type="float" office:value="295.784" calcext:value-type="float">
            <text:p>295.784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281" calcext:value-type="float">
            <text:p>281</text:p>
          </table:table-cell>
          <table:table-cell office:value-type="float" office:value="284.08" calcext:value-type="float">
            <text:p>284.08</text:p>
          </table:table-cell>
          <table:table-cell office:value-type="float" office:value="280" calcext:value-type="float">
            <text:p>280</text:p>
          </table:table-cell>
          <table:table-cell office:value-type="float" office:value="280.95" calcext:value-type="float">
            <text:p>280.95</text:p>
          </table:table-cell>
          <table:table-cell office:value-type="float" office:value="3312793" calcext:value-type="float">
            <text:p>3312793</text:p>
          </table:table-cell>
          <table:table-cell table:formula="of:=AVERAGE([.E215:.E264])" office:value-type="float" office:value="290.873402" calcext:value-type="float">
            <text:p>290.873402</text:p>
          </table:table-cell>
          <table:table-cell table:formula="of:=AVERAGE([.E245:.E264])" office:value-type="float" office:value="286.921405" calcext:value-type="float">
            <text:p>286.921405</text:p>
          </table:table-cell>
          <table:table-cell table:formula="of:=AVERAGE([.D215:.D264])" office:value-type="float" office:value="295.43974" calcext:value-type="float">
            <text:p>295.43974</text:p>
          </table:table-cell>
          <table:table-cell table:formula="of:=AVERAGE([.E215:.E264])" office:value-type="float" office:value="290.873402" calcext:value-type="float">
            <text:p>290.873402</text:p>
          </table:table-cell>
          <table:table-cell table:formula="of:=AVERAGE([.F165:.F264])" office:value-type="float" office:value="295.6983" calcext:value-type="float">
            <text:p>295.6983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280.5" calcext:value-type="float">
            <text:p>280.5</text:p>
          </table:table-cell>
          <table:table-cell office:value-type="float" office:value="282.9" calcext:value-type="float">
            <text:p>282.9</text:p>
          </table:table-cell>
          <table:table-cell office:value-type="float" office:value="278.73" calcext:value-type="float">
            <text:p>278.73</text:p>
          </table:table-cell>
          <table:table-cell office:value-type="float" office:value="282.61" calcext:value-type="float">
            <text:p>282.61</text:p>
          </table:table-cell>
          <table:table-cell office:value-type="float" office:value="3858590" calcext:value-type="float">
            <text:p>3858590</text:p>
          </table:table-cell>
          <table:table-cell table:formula="of:=AVERAGE([.E216:.E265])" office:value-type="float" office:value="290.596802" calcext:value-type="float">
            <text:p>290.596802</text:p>
          </table:table-cell>
          <table:table-cell table:formula="of:=AVERAGE([.E246:.E265])" office:value-type="float" office:value="286.324405" calcext:value-type="float">
            <text:p>286.324405</text:p>
          </table:table-cell>
          <table:table-cell table:formula="of:=AVERAGE([.D216:.D265])" office:value-type="float" office:value="295.15014" calcext:value-type="float">
            <text:p>295.15014</text:p>
          </table:table-cell>
          <table:table-cell table:formula="of:=AVERAGE([.E216:.E265])" office:value-type="float" office:value="290.596802" calcext:value-type="float">
            <text:p>290.596802</text:p>
          </table:table-cell>
          <table:table-cell table:formula="of:=AVERAGE([.F166:.F265])" office:value-type="float" office:value="295.6376" calcext:value-type="float">
            <text:p>295.6376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283.02" calcext:value-type="float">
            <text:p>283.02</text:p>
          </table:table-cell>
          <table:table-cell office:value-type="float" office:value="283.53" calcext:value-type="float">
            <text:p>283.53</text:p>
          </table:table-cell>
          <table:table-cell office:value-type="float" office:value="280.405" calcext:value-type="float">
            <text:p>280.405</text:p>
          </table:table-cell>
          <table:table-cell office:value-type="float" office:value="281.35" calcext:value-type="float">
            <text:p>281.35</text:p>
          </table:table-cell>
          <table:table-cell office:value-type="float" office:value="3660600" calcext:value-type="float">
            <text:p>3660600</text:p>
          </table:table-cell>
          <table:table-cell table:formula="of:=AVERAGE([.E217:.E266])" office:value-type="float" office:value="290.350502" calcext:value-type="float">
            <text:p>290.350502</text:p>
          </table:table-cell>
          <table:table-cell table:formula="of:=AVERAGE([.E247:.E266])" office:value-type="float" office:value="285.902305" calcext:value-type="float">
            <text:p>285.902305</text:p>
          </table:table-cell>
          <table:table-cell table:formula="of:=AVERAGE([.D217:.D266])" office:value-type="float" office:value="294.81414" calcext:value-type="float">
            <text:p>294.81414</text:p>
          </table:table-cell>
          <table:table-cell table:formula="of:=AVERAGE([.E217:.E266])" office:value-type="float" office:value="290.350502" calcext:value-type="float">
            <text:p>290.350502</text:p>
          </table:table-cell>
          <table:table-cell table:formula="of:=AVERAGE([.F167:.F266])" office:value-type="float" office:value="295.5547" calcext:value-type="float">
            <text:p>295.5547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280.75" calcext:value-type="float">
            <text:p>280.75</text:p>
          </table:table-cell>
          <table:table-cell office:value-type="float" office:value="285" calcext:value-type="float">
            <text:p>285</text:p>
          </table:table-cell>
          <table:table-cell office:value-type="float" office:value="280.6501" calcext:value-type="float">
            <text:p>280.6501</text:p>
          </table:table-cell>
          <table:table-cell office:value-type="float" office:value="284.43" calcext:value-type="float">
            <text:p>284.43</text:p>
          </table:table-cell>
          <table:table-cell office:value-type="float" office:value="2279408" calcext:value-type="float">
            <text:p>2279408</text:p>
          </table:table-cell>
          <table:table-cell table:formula="of:=AVERAGE([.E218:.E267])" office:value-type="float" office:value="290.087304" calcext:value-type="float">
            <text:p>290.087304</text:p>
          </table:table-cell>
          <table:table-cell table:formula="of:=AVERAGE([.E248:.E267])" office:value-type="float" office:value="285.469805" calcext:value-type="float">
            <text:p>285.469805</text:p>
          </table:table-cell>
          <table:table-cell table:formula="of:=AVERAGE([.D218:.D267])" office:value-type="float" office:value="294.58334" calcext:value-type="float">
            <text:p>294.58334</text:p>
          </table:table-cell>
          <table:table-cell table:formula="of:=AVERAGE([.E218:.E267])" office:value-type="float" office:value="290.087304" calcext:value-type="float">
            <text:p>290.087304</text:p>
          </table:table-cell>
          <table:table-cell table:formula="of:=AVERAGE([.F168:.F267])" office:value-type="float" office:value="295.5285" calcext:value-type="float">
            <text:p>295.5285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284.505" calcext:value-type="float">
            <text:p>284.505</text:p>
          </table:table-cell>
          <table:table-cell office:value-type="float" office:value="286.85" calcext:value-type="float">
            <text:p>286.85</text:p>
          </table:table-cell>
          <table:table-cell office:value-type="float" office:value="283.28" calcext:value-type="float">
            <text:p>283.28</text:p>
          </table:table-cell>
          <table:table-cell office:value-type="float" office:value="285.46" calcext:value-type="float">
            <text:p>285.46</text:p>
          </table:table-cell>
          <table:table-cell office:value-type="float" office:value="2523397" calcext:value-type="float">
            <text:p>2523397</text:p>
          </table:table-cell>
          <table:table-cell table:formula="of:=AVERAGE([.E219:.E268])" office:value-type="float" office:value="289.847904" calcext:value-type="float">
            <text:p>289.847904</text:p>
          </table:table-cell>
          <table:table-cell table:formula="of:=AVERAGE([.E249:.E268])" office:value-type="float" office:value="285.147305" calcext:value-type="float">
            <text:p>285.147305</text:p>
          </table:table-cell>
          <table:table-cell table:formula="of:=AVERAGE([.D219:.D268])" office:value-type="float" office:value="294.283698" calcext:value-type="float">
            <text:p>294.283698</text:p>
          </table:table-cell>
          <table:table-cell table:formula="of:=AVERAGE([.E219:.E268])" office:value-type="float" office:value="289.847904" calcext:value-type="float">
            <text:p>289.847904</text:p>
          </table:table-cell>
          <table:table-cell table:formula="of:=AVERAGE([.F169:.F268])" office:value-type="float" office:value="295.5045" calcext:value-type="float">
            <text:p>295.5045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7" calcext:value-type="date">
            <text:p>2025-01-27</text:p>
          </table:table-cell>
          <table:table-cell office:value-type="float" office:value="286.605" calcext:value-type="float">
            <text:p>286.605</text:p>
          </table:table-cell>
          <table:table-cell office:value-type="float" office:value="293.43" calcext:value-type="float">
            <text:p>293.43</text:p>
          </table:table-cell>
          <table:table-cell office:value-type="float" office:value="285.81" calcext:value-type="float">
            <text:p>285.81</text:p>
          </table:table-cell>
          <table:table-cell office:value-type="float" office:value="293.09" calcext:value-type="float">
            <text:p>293.09</text:p>
          </table:table-cell>
          <table:table-cell office:value-type="float" office:value="4343019" calcext:value-type="float">
            <text:p>4343019</text:p>
          </table:table-cell>
          <table:table-cell table:formula="of:=AVERAGE([.E220:.E269])" office:value-type="float" office:value="289.563704" calcext:value-type="float">
            <text:p>289.563704</text:p>
          </table:table-cell>
          <table:table-cell table:formula="of:=AVERAGE([.E250:.E269])" office:value-type="float" office:value="284.898255" calcext:value-type="float">
            <text:p>284.898255</text:p>
          </table:table-cell>
          <table:table-cell table:formula="of:=AVERAGE([.D220:.D269])" office:value-type="float" office:value="294.076098" calcext:value-type="float">
            <text:p>294.076098</text:p>
          </table:table-cell>
          <table:table-cell table:formula="of:=AVERAGE([.E220:.E269])" office:value-type="float" office:value="289.563704" calcext:value-type="float">
            <text:p>289.563704</text:p>
          </table:table-cell>
          <table:table-cell table:formula="of:=AVERAGE([.F170:.F269])" office:value-type="float" office:value="295.5488" calcext:value-type="float">
            <text:p>295.5488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292.56" calcext:value-type="float">
            <text:p>292.56</text:p>
          </table:table-cell>
          <table:table-cell office:value-type="float" office:value="294.49" calcext:value-type="float">
            <text:p>294.49</text:p>
          </table:table-cell>
          <table:table-cell office:value-type="float" office:value="290" calcext:value-type="float">
            <text:p>290</text:p>
          </table:table-cell>
          <table:table-cell office:value-type="float" office:value="291.15" calcext:value-type="float">
            <text:p>291.15</text:p>
          </table:table-cell>
          <table:table-cell office:value-type="float" office:value="3180370" calcext:value-type="float">
            <text:p>3180370</text:p>
          </table:table-cell>
          <table:table-cell table:formula="of:=AVERAGE([.E221:.E270])" office:value-type="float" office:value="289.413304" calcext:value-type="float">
            <text:p>289.413304</text:p>
          </table:table-cell>
          <table:table-cell table:formula="of:=AVERAGE([.E251:.E270])" office:value-type="float" office:value="284.768255" calcext:value-type="float">
            <text:p>284.768255</text:p>
          </table:table-cell>
          <table:table-cell table:formula="of:=AVERAGE([.D221:.D270])" office:value-type="float" office:value="293.937798" calcext:value-type="float">
            <text:p>293.937798</text:p>
          </table:table-cell>
          <table:table-cell table:formula="of:=AVERAGE([.E221:.E270])" office:value-type="float" office:value="289.413304" calcext:value-type="float">
            <text:p>289.413304</text:p>
          </table:table-cell>
          <table:table-cell table:formula="of:=AVERAGE([.F171:.F270])" office:value-type="float" office:value="295.6051" calcext:value-type="float">
            <text:p>295.6051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291.575" calcext:value-type="float">
            <text:p>291.575</text:p>
          </table:table-cell>
          <table:table-cell office:value-type="float" office:value="293.14" calcext:value-type="float">
            <text:p>293.14</text:p>
          </table:table-cell>
          <table:table-cell office:value-type="float" office:value="290" calcext:value-type="float">
            <text:p>290</text:p>
          </table:table-cell>
          <table:table-cell office:value-type="float" office:value="290.11" calcext:value-type="float">
            <text:p>290.11</text:p>
          </table:table-cell>
          <table:table-cell office:value-type="float" office:value="2358272" calcext:value-type="float">
            <text:p>2358272</text:p>
          </table:table-cell>
          <table:table-cell table:formula="of:=AVERAGE([.E222:.E271])" office:value-type="float" office:value="289.30896" calcext:value-type="float">
            <text:p>289.30896</text:p>
          </table:table-cell>
          <table:table-cell table:formula="of:=AVERAGE([.E252:.E271])" office:value-type="float" office:value="284.631255" calcext:value-type="float">
            <text:p>284.631255</text:p>
          </table:table-cell>
          <table:table-cell table:formula="of:=AVERAGE([.D222:.D271])" office:value-type="float" office:value="293.817998" calcext:value-type="float">
            <text:p>293.817998</text:p>
          </table:table-cell>
          <table:table-cell table:formula="of:=AVERAGE([.E222:.E271])" office:value-type="float" office:value="289.30896" calcext:value-type="float">
            <text:p>289.30896</text:p>
          </table:table-cell>
          <table:table-cell table:formula="of:=AVERAGE([.F172:.F271])" office:value-type="float" office:value="295.6259" calcext:value-type="float">
            <text:p>295.6259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291.025" calcext:value-type="float">
            <text:p>291.025</text:p>
          </table:table-cell>
          <table:table-cell office:value-type="float" office:value="292.08" calcext:value-type="float">
            <text:p>292.08</text:p>
          </table:table-cell>
          <table:table-cell office:value-type="float" office:value="289.36" calcext:value-type="float">
            <text:p>289.36</text:p>
          </table:table-cell>
          <table:table-cell office:value-type="float" office:value="290.32" calcext:value-type="float">
            <text:p>290.32</text:p>
          </table:table-cell>
          <table:table-cell office:value-type="float" office:value="2125150" calcext:value-type="float">
            <text:p>2125150</text:p>
          </table:table-cell>
          <table:table-cell table:formula="of:=AVERAGE([.E223:.E272])" office:value-type="float" office:value="289.164358" calcext:value-type="float">
            <text:p>289.164358</text:p>
          </table:table-cell>
          <table:table-cell table:formula="of:=AVERAGE([.E253:.E272])" office:value-type="float" office:value="284.649255" calcext:value-type="float">
            <text:p>284.649255</text:p>
          </table:table-cell>
          <table:table-cell table:formula="of:=AVERAGE([.D223:.D272])" office:value-type="float" office:value="293.657398" calcext:value-type="float">
            <text:p>293.657398</text:p>
          </table:table-cell>
          <table:table-cell table:formula="of:=AVERAGE([.E223:.E272])" office:value-type="float" office:value="289.164358" calcext:value-type="float">
            <text:p>289.164358</text:p>
          </table:table-cell>
          <table:table-cell table:formula="of:=AVERAGE([.F173:.F272])" office:value-type="float" office:value="295.6494" calcext:value-type="float">
            <text:p>295.6494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289.84" calcext:value-type="float">
            <text:p>289.84</text:p>
          </table:table-cell>
          <table:table-cell office:value-type="float" office:value="291.25" calcext:value-type="float">
            <text:p>291.25</text:p>
          </table:table-cell>
          <table:table-cell office:value-type="float" office:value="287.35" calcext:value-type="float">
            <text:p>287.35</text:p>
          </table:table-cell>
          <table:table-cell office:value-type="float" office:value="288.7" calcext:value-type="float">
            <text:p>288.7</text:p>
          </table:table-cell>
          <table:table-cell office:value-type="float" office:value="2557033" calcext:value-type="float">
            <text:p>2557033</text:p>
          </table:table-cell>
          <table:table-cell table:formula="of:=AVERAGE([.E224:.E273])" office:value-type="float" office:value="289.116958" calcext:value-type="float">
            <text:p>289.116958</text:p>
          </table:table-cell>
          <table:table-cell table:formula="of:=AVERAGE([.E254:.E273])" office:value-type="float" office:value="284.587755" calcext:value-type="float">
            <text:p>284.587755</text:p>
          </table:table-cell>
          <table:table-cell table:formula="of:=AVERAGE([.D224:.D273])" office:value-type="float" office:value="293.492498" calcext:value-type="float">
            <text:p>293.492498</text:p>
          </table:table-cell>
          <table:table-cell table:formula="of:=AVERAGE([.E224:.E273])" office:value-type="float" office:value="289.116958" calcext:value-type="float">
            <text:p>289.116958</text:p>
          </table:table-cell>
          <table:table-cell table:formula="of:=AVERAGE([.F174:.F273])" office:value-type="float" office:value="295.6413" calcext:value-type="float">
            <text:p>295.6413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3" calcext:value-type="date">
            <text:p>2025-02-03</text:p>
          </table:table-cell>
          <table:table-cell office:value-type="float" office:value="286.75" calcext:value-type="float">
            <text:p>286.75</text:p>
          </table:table-cell>
          <table:table-cell office:value-type="float" office:value="290.9" calcext:value-type="float">
            <text:p>290.9</text:p>
          </table:table-cell>
          <table:table-cell office:value-type="float" office:value="284.19" calcext:value-type="float">
            <text:p>284.19</text:p>
          </table:table-cell>
          <table:table-cell office:value-type="float" office:value="290.05" calcext:value-type="float">
            <text:p>290.05</text:p>
          </table:table-cell>
          <table:table-cell office:value-type="float" office:value="3049143" calcext:value-type="float">
            <text:p>3049143</text:p>
          </table:table-cell>
          <table:table-cell table:formula="of:=AVERAGE([.E225:.E274])" office:value-type="float" office:value="288.984986" calcext:value-type="float">
            <text:p>288.984986</text:p>
          </table:table-cell>
          <table:table-cell table:formula="of:=AVERAGE([.E255:.E274])" office:value-type="float" office:value="284.284755" calcext:value-type="float">
            <text:p>284.284755</text:p>
          </table:table-cell>
          <table:table-cell table:formula="of:=AVERAGE([.D225:.D274])" office:value-type="float" office:value="293.401698" calcext:value-type="float">
            <text:p>293.401698</text:p>
          </table:table-cell>
          <table:table-cell table:formula="of:=AVERAGE([.E225:.E274])" office:value-type="float" office:value="288.984986" calcext:value-type="float">
            <text:p>288.984986</text:p>
          </table:table-cell>
          <table:table-cell table:formula="of:=AVERAGE([.F175:.F274])" office:value-type="float" office:value="295.6289" calcext:value-type="float">
            <text:p>295.6289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289.5" calcext:value-type="float">
            <text:p>289.5</text:p>
          </table:table-cell>
          <table:table-cell office:value-type="float" office:value="290.64" calcext:value-type="float">
            <text:p>290.64</text:p>
          </table:table-cell>
          <table:table-cell office:value-type="float" office:value="288.37" calcext:value-type="float">
            <text:p>288.37</text:p>
          </table:table-cell>
          <table:table-cell office:value-type="float" office:value="289.77" calcext:value-type="float">
            <text:p>289.77</text:p>
          </table:table-cell>
          <table:table-cell office:value-type="float" office:value="2977102" calcext:value-type="float">
            <text:p>2977102</text:p>
          </table:table-cell>
          <table:table-cell table:formula="of:=AVERAGE([.E226:.E275])" office:value-type="float" office:value="289.000386" calcext:value-type="float">
            <text:p>289.000386</text:p>
          </table:table-cell>
          <table:table-cell table:formula="of:=AVERAGE([.E256:.E275])" office:value-type="float" office:value="284.168255" calcext:value-type="float">
            <text:p>284.168255</text:p>
          </table:table-cell>
          <table:table-cell table:formula="of:=AVERAGE([.D226:.D275])" office:value-type="float" office:value="293.373058" calcext:value-type="float">
            <text:p>293.373058</text:p>
          </table:table-cell>
          <table:table-cell table:formula="of:=AVERAGE([.E226:.E275])" office:value-type="float" office:value="289.000386" calcext:value-type="float">
            <text:p>289.000386</text:p>
          </table:table-cell>
          <table:table-cell table:formula="of:=AVERAGE([.F176:.F275])" office:value-type="float" office:value="295.6139" calcext:value-type="float">
            <text:p>295.6139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90" calcext:value-type="float">
            <text:p>290</text:p>
          </table:table-cell>
          <table:table-cell office:value-type="float" office:value="290.27" calcext:value-type="float">
            <text:p>290.27</text:p>
          </table:table-cell>
          <table:table-cell office:value-type="float" office:value="286.34" calcext:value-type="float">
            <text:p>286.34</text:p>
          </table:table-cell>
          <table:table-cell office:value-type="float" office:value="288.83" calcext:value-type="float">
            <text:p>288.83</text:p>
          </table:table-cell>
          <table:table-cell office:value-type="float" office:value="2363168" calcext:value-type="float">
            <text:p>2363168</text:p>
          </table:table-cell>
          <table:table-cell table:formula="of:=AVERAGE([.E227:.E276])" office:value-type="float" office:value="288.962086" calcext:value-type="float">
            <text:p>288.962086</text:p>
          </table:table-cell>
          <table:table-cell table:formula="of:=AVERAGE([.E257:.E276])" office:value-type="float" office:value="283.898255" calcext:value-type="float">
            <text:p>283.898255</text:p>
          </table:table-cell>
          <table:table-cell table:formula="of:=AVERAGE([.D227:.D276])" office:value-type="float" office:value="293.35206" calcext:value-type="float">
            <text:p>293.35206</text:p>
          </table:table-cell>
          <table:table-cell table:formula="of:=AVERAGE([.E227:.E276])" office:value-type="float" office:value="288.962086" calcext:value-type="float">
            <text:p>288.962086</text:p>
          </table:table-cell>
          <table:table-cell table:formula="of:=AVERAGE([.F177:.F276])" office:value-type="float" office:value="295.5999" calcext:value-type="float">
            <text:p>295.5999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291.59" calcext:value-type="float">
            <text:p>291.59</text:p>
          </table:table-cell>
          <table:table-cell office:value-type="float" office:value="297.15" calcext:value-type="float">
            <text:p>297.15</text:p>
          </table:table-cell>
          <table:table-cell office:value-type="float" office:value="290.3201" calcext:value-type="float">
            <text:p>290.3201</text:p>
          </table:table-cell>
          <table:table-cell office:value-type="float" office:value="294.36" calcext:value-type="float">
            <text:p>294.36</text:p>
          </table:table-cell>
          <table:table-cell office:value-type="float" office:value="3589988" calcext:value-type="float">
            <text:p>3589988</text:p>
          </table:table-cell>
          <table:table-cell table:formula="of:=AVERAGE([.E228:.E277])" office:value-type="float" office:value="289.099288" calcext:value-type="float">
            <text:p>289.099288</text:p>
          </table:table-cell>
          <table:table-cell table:formula="of:=AVERAGE([.E258:.E277])" office:value-type="float" office:value="284.00026" calcext:value-type="float">
            <text:p>284.00026</text:p>
          </table:table-cell>
          <table:table-cell table:formula="of:=AVERAGE([.D228:.D277])" office:value-type="float" office:value="293.52306" calcext:value-type="float">
            <text:p>293.52306</text:p>
          </table:table-cell>
          <table:table-cell table:formula="of:=AVERAGE([.E228:.E277])" office:value-type="float" office:value="289.099288" calcext:value-type="float">
            <text:p>289.099288</text:p>
          </table:table-cell>
          <table:table-cell table:formula="of:=AVERAGE([.F178:.F277])" office:value-type="float" office:value="295.62" calcext:value-type="float">
            <text:p>295.62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294.36" calcext:value-type="float">
            <text:p>294.36</text:p>
          </table:table-cell>
          <table:table-cell office:value-type="float" office:value="296.85" calcext:value-type="float">
            <text:p>296.85</text:p>
          </table:table-cell>
          <table:table-cell office:value-type="float" office:value="293.82" calcext:value-type="float">
            <text:p>293.82</text:p>
          </table:table-cell>
          <table:table-cell office:value-type="float" office:value="294.3" calcext:value-type="float">
            <text:p>294.3</text:p>
          </table:table-cell>
          <table:table-cell office:value-type="float" office:value="2858016" calcext:value-type="float">
            <text:p>2858016</text:p>
          </table:table-cell>
          <table:table-cell table:formula="of:=AVERAGE([.E229:.E278])" office:value-type="float" office:value="289.212888" calcext:value-type="float">
            <text:p>289.212888</text:p>
          </table:table-cell>
          <table:table-cell table:formula="of:=AVERAGE([.E259:.E278])" office:value-type="float" office:value="284.36376" calcext:value-type="float">
            <text:p>284.36376</text:p>
          </table:table-cell>
          <table:table-cell table:formula="of:=AVERAGE([.D229:.D278])" office:value-type="float" office:value="293.64806" calcext:value-type="float">
            <text:p>293.64806</text:p>
          </table:table-cell>
          <table:table-cell table:formula="of:=AVERAGE([.E229:.E278])" office:value-type="float" office:value="289.212888" calcext:value-type="float">
            <text:p>289.212888</text:p>
          </table:table-cell>
          <table:table-cell table:formula="of:=AVERAGE([.F179:.F278])" office:value-type="float" office:value="295.5977" calcext:value-type="float">
            <text:p>295.5977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0" calcext:value-type="date">
            <text:p>2025-02-10</text:p>
          </table:table-cell>
          <table:table-cell office:value-type="float" office:value="301.8" calcext:value-type="float">
            <text:p>301.8</text:p>
          </table:table-cell>
          <table:table-cell office:value-type="float" office:value="310.28" calcext:value-type="float">
            <text:p>310.28</text:p>
          </table:table-cell>
          <table:table-cell office:value-type="float" office:value="301.51" calcext:value-type="float">
            <text:p>301.51</text:p>
          </table:table-cell>
          <table:table-cell office:value-type="float" office:value="308.42" calcext:value-type="float">
            <text:p>308.42</text:p>
          </table:table-cell>
          <table:table-cell office:value-type="float" office:value="8051997" calcext:value-type="float">
            <text:p>8051997</text:p>
          </table:table-cell>
          <table:table-cell table:formula="of:=AVERAGE([.E230:.E279])" office:value-type="float" office:value="289.407788" calcext:value-type="float">
            <text:p>289.407788</text:p>
          </table:table-cell>
          <table:table-cell table:formula="of:=AVERAGE([.E260:.E279])" office:value-type="float" office:value="285.35026" calcext:value-type="float">
            <text:p>285.35026</text:p>
          </table:table-cell>
          <table:table-cell table:formula="of:=AVERAGE([.D230:.D279])" office:value-type="float" office:value="293.92146" calcext:value-type="float">
            <text:p>293.92146</text:p>
          </table:table-cell>
          <table:table-cell table:formula="of:=AVERAGE([.E230:.E279])" office:value-type="float" office:value="289.407788" calcext:value-type="float">
            <text:p>289.407788</text:p>
          </table:table-cell>
          <table:table-cell table:formula="of:=AVERAGE([.F180:.F279])" office:value-type="float" office:value="295.715" calcext:value-type="float">
            <text:p>295.715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1.59" calcext:value-type="float">
            <text:p>311.59</text:p>
          </table:table-cell>
          <table:table-cell office:value-type="float" office:value="306.17" calcext:value-type="float">
            <text:p>306.17</text:p>
          </table:table-cell>
          <table:table-cell office:value-type="float" office:value="310.21" calcext:value-type="float">
            <text:p>310.21</text:p>
          </table:table-cell>
          <table:table-cell office:value-type="float" office:value="4180762" calcext:value-type="float">
            <text:p>4180762</text:p>
          </table:table-cell>
          <table:table-cell table:formula="of:=AVERAGE([.E231:.E280])" office:value-type="float" office:value="289.634588" calcext:value-type="float">
            <text:p>289.634588</text:p>
          </table:table-cell>
          <table:table-cell table:formula="of:=AVERAGE([.E261:.E280])" office:value-type="float" office:value="286.64126" calcext:value-type="float">
            <text:p>286.64126</text:p>
          </table:table-cell>
          <table:table-cell table:formula="of:=AVERAGE([.D231:.D280])" office:value-type="float" office:value="294.20766" calcext:value-type="float">
            <text:p>294.20766</text:p>
          </table:table-cell>
          <table:table-cell table:formula="of:=AVERAGE([.E231:.E280])" office:value-type="float" office:value="289.634588" calcext:value-type="float">
            <text:p>289.634588</text:p>
          </table:table-cell>
          <table:table-cell table:formula="of:=AVERAGE([.F181:.F280])" office:value-type="float" office:value="295.8796" calcext:value-type="float">
            <text:p>295.8796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09.58" calcext:value-type="float">
            <text:p>309.58</text:p>
          </table:table-cell>
          <table:table-cell office:value-type="float" office:value="310.09" calcext:value-type="float">
            <text:p>310.09</text:p>
          </table:table-cell>
          <table:table-cell office:value-type="float" office:value="305.77" calcext:value-type="float">
            <text:p>305.77</text:p>
          </table:table-cell>
          <table:table-cell office:value-type="float" office:value="307.6" calcext:value-type="float">
            <text:p>307.6</text:p>
          </table:table-cell>
          <table:table-cell office:value-type="float" office:value="3110228" calcext:value-type="float">
            <text:p>3110228</text:p>
          </table:table-cell>
          <table:table-cell table:formula="of:=AVERAGE([.E232:.E281])" office:value-type="float" office:value="289.850388" calcext:value-type="float">
            <text:p>289.850388</text:p>
          </table:table-cell>
          <table:table-cell table:formula="of:=AVERAGE([.E262:.E281])" office:value-type="float" office:value="287.96076" calcext:value-type="float">
            <text:p>287.96076</text:p>
          </table:table-cell>
          <table:table-cell table:formula="of:=AVERAGE([.D232:.D281])" office:value-type="float" office:value="294.41946" calcext:value-type="float">
            <text:p>294.41946</text:p>
          </table:table-cell>
          <table:table-cell table:formula="of:=AVERAGE([.E232:.E281])" office:value-type="float" office:value="289.850388" calcext:value-type="float">
            <text:p>289.850388</text:p>
          </table:table-cell>
          <table:table-cell table:formula="of:=AVERAGE([.F182:.F281])" office:value-type="float" office:value="296.0353" calcext:value-type="float">
            <text:p>296.0353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307.5" calcext:value-type="float">
            <text:p>307.5</text:p>
          </table:table-cell>
          <table:table-cell office:value-type="float" office:value="311.53" calcext:value-type="float">
            <text:p>311.53</text:p>
          </table:table-cell>
          <table:table-cell office:value-type="float" office:value="305.63" calcext:value-type="float">
            <text:p>305.63</text:p>
          </table:table-cell>
          <table:table-cell office:value-type="float" office:value="310.02" calcext:value-type="float">
            <text:p>310.02</text:p>
          </table:table-cell>
          <table:table-cell office:value-type="float" office:value="3097175" calcext:value-type="float">
            <text:p>3097175</text:p>
          </table:table-cell>
          <table:table-cell table:formula="of:=AVERAGE([.E233:.E282])" office:value-type="float" office:value="290.082628" calcext:value-type="float">
            <text:p>290.082628</text:p>
          </table:table-cell>
          <table:table-cell table:formula="of:=AVERAGE([.E263:.E282])" office:value-type="float" office:value="289.21176" calcext:value-type="float">
            <text:p>289.21176</text:p>
          </table:table-cell>
          <table:table-cell table:formula="of:=AVERAGE([.D233:.D282])" office:value-type="float" office:value="294.70906" calcext:value-type="float">
            <text:p>294.70906</text:p>
          </table:table-cell>
          <table:table-cell table:formula="of:=AVERAGE([.E233:.E282])" office:value-type="float" office:value="290.082628" calcext:value-type="float">
            <text:p>290.082628</text:p>
          </table:table-cell>
          <table:table-cell table:formula="of:=AVERAGE([.F183:.F282])" office:value-type="float" office:value="296.197" calcext:value-type="float">
            <text:p>296.197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310.26" calcext:value-type="float">
            <text:p>310.26</text:p>
          </table:table-cell>
          <table:table-cell office:value-type="float" office:value="311" calcext:value-type="float">
            <text:p>311</text:p>
          </table:table-cell>
          <table:table-cell office:value-type="float" office:value="307.78" calcext:value-type="float">
            <text:p>307.78</text:p>
          </table:table-cell>
          <table:table-cell office:value-type="float" office:value="308.55" calcext:value-type="float">
            <text:p>308.55</text:p>
          </table:table-cell>
          <table:table-cell office:value-type="float" office:value="2674354" calcext:value-type="float">
            <text:p>2674354</text:p>
          </table:table-cell>
          <table:table-cell table:formula="of:=AVERAGE([.E234:.E283])" office:value-type="float" office:value="290.419428" calcext:value-type="float">
            <text:p>290.419428</text:p>
          </table:table-cell>
          <table:table-cell table:formula="of:=AVERAGE([.E264:.E283])" office:value-type="float" office:value="290.77426" calcext:value-type="float">
            <text:p>290.77426</text:p>
          </table:table-cell>
          <table:table-cell table:formula="of:=AVERAGE([.D234:.D283])" office:value-type="float" office:value="295.04446" calcext:value-type="float">
            <text:p>295.04446</text:p>
          </table:table-cell>
          <table:table-cell table:formula="of:=AVERAGE([.E234:.E283])" office:value-type="float" office:value="290.419428" calcext:value-type="float">
            <text:p>290.419428</text:p>
          </table:table-cell>
          <table:table-cell table:formula="of:=AVERAGE([.F184:.F283])" office:value-type="float" office:value="296.3142" calcext:value-type="float">
            <text:p>296.3142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307" calcext:value-type="float">
            <text:p>307</text:p>
          </table:table-cell>
          <table:table-cell office:value-type="float" office:value="307.35" calcext:value-type="float">
            <text:p>307.35</text:p>
          </table:table-cell>
          <table:table-cell office:value-type="float" office:value="303.54" calcext:value-type="float">
            <text:p>303.54</text:p>
          </table:table-cell>
          <table:table-cell office:value-type="float" office:value="304.83" calcext:value-type="float">
            <text:p>304.83</text:p>
          </table:table-cell>
          <table:table-cell office:value-type="float" office:value="3368090" calcext:value-type="float">
            <text:p>3368090</text:p>
          </table:table-cell>
          <table:table-cell table:formula="of:=AVERAGE([.E235:.E284])" office:value-type="float" office:value="290.684428" calcext:value-type="float">
            <text:p>290.684428</text:p>
          </table:table-cell>
          <table:table-cell table:formula="of:=AVERAGE([.E265:.E284])" office:value-type="float" office:value="291.95126" calcext:value-type="float">
            <text:p>291.95126</text:p>
          </table:table-cell>
          <table:table-cell table:formula="of:=AVERAGE([.D235:.D284])" office:value-type="float" office:value="295.29446" calcext:value-type="float">
            <text:p>295.29446</text:p>
          </table:table-cell>
          <table:table-cell table:formula="of:=AVERAGE([.E235:.E284])" office:value-type="float" office:value="290.684428" calcext:value-type="float">
            <text:p>290.684428</text:p>
          </table:table-cell>
          <table:table-cell table:formula="of:=AVERAGE([.F185:.F284])" office:value-type="float" office:value="296.3719" calcext:value-type="float">
            <text:p>296.3719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303.715" calcext:value-type="float">
            <text:p>303.715</text:p>
          </table:table-cell>
          <table:table-cell office:value-type="float" office:value="303.79" calcext:value-type="float">
            <text:p>303.79</text:p>
          </table:table-cell>
          <table:table-cell office:value-type="float" office:value="299.51" calcext:value-type="float">
            <text:p>299.51</text:p>
          </table:table-cell>
          <table:table-cell office:value-type="float" office:value="301.94" calcext:value-type="float">
            <text:p>301.94</text:p>
          </table:table-cell>
          <table:table-cell office:value-type="float" office:value="2990851" calcext:value-type="float">
            <text:p>2990851</text:p>
          </table:table-cell>
          <table:table-cell table:formula="of:=AVERAGE([.E236:.E285])" office:value-type="float" office:value="290.838228" calcext:value-type="float">
            <text:p>290.838228</text:p>
          </table:table-cell>
          <table:table-cell table:formula="of:=AVERAGE([.E266:.E285])" office:value-type="float" office:value="292.99026" calcext:value-type="float">
            <text:p>292.99026</text:p>
          </table:table-cell>
          <table:table-cell table:formula="of:=AVERAGE([.D236:.D285])" office:value-type="float" office:value="295.44946" calcext:value-type="float">
            <text:p>295.44946</text:p>
          </table:table-cell>
          <table:table-cell table:formula="of:=AVERAGE([.E236:.E285])" office:value-type="float" office:value="290.838228" calcext:value-type="float">
            <text:p>290.838228</text:p>
          </table:table-cell>
          <table:table-cell table:formula="of:=AVERAGE([.F186:.F285])" office:value-type="float" office:value="296.3886" calcext:value-type="float">
            <text:p>296.3886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300.5" calcext:value-type="float">
            <text:p>300.5</text:p>
          </table:table-cell>
          <table:table-cell office:value-type="float" office:value="303.13" calcext:value-type="float">
            <text:p>303.1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.05" calcext:value-type="float">
            <text:p>303.05</text:p>
          </table:table-cell>
          <table:table-cell office:value-type="float" office:value="3020024" calcext:value-type="float">
            <text:p>3020024</text:p>
          </table:table-cell>
          <table:table-cell table:formula="of:=AVERAGE([.E237:.E286])" office:value-type="float" office:value="290.902566" calcext:value-type="float">
            <text:p>290.902566</text:p>
          </table:table-cell>
          <table:table-cell table:formula="of:=AVERAGE([.E267:.E286])" office:value-type="float" office:value="293.87751" calcext:value-type="float">
            <text:p>293.87751</text:p>
          </table:table-cell>
          <table:table-cell table:formula="of:=AVERAGE([.D237:.D286])" office:value-type="float" office:value="295.51726" calcext:value-type="float">
            <text:p>295.51726</text:p>
          </table:table-cell>
          <table:table-cell table:formula="of:=AVERAGE([.E237:.E286])" office:value-type="float" office:value="290.902566" calcext:value-type="float">
            <text:p>290.902566</text:p>
          </table:table-cell>
          <table:table-cell table:formula="of:=AVERAGE([.F187:.F286])" office:value-type="float" office:value="296.4144" calcext:value-type="float">
            <text:p>296.4144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303.92" calcext:value-type="float">
            <text:p>303.92</text:p>
          </table:table-cell>
          <table:table-cell office:value-type="float" office:value="305.96" calcext:value-type="float">
            <text:p>305.96</text:p>
          </table:table-cell>
          <table:table-cell office:value-type="float" office:value="301.59" calcext:value-type="float">
            <text:p>301.59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36654" calcext:value-type="float">
            <text:p>3036654</text:p>
          </table:table-cell>
          <table:table-cell table:formula="of:=AVERAGE([.E238:.E287])" office:value-type="float" office:value="290.962266" calcext:value-type="float">
            <text:p>290.962266</text:p>
          </table:table-cell>
          <table:table-cell table:formula="of:=AVERAGE([.E268:.E287])" office:value-type="float" office:value="294.924505" calcext:value-type="float">
            <text:p>294.924505</text:p>
          </table:table-cell>
          <table:table-cell table:formula="of:=AVERAGE([.D238:.D287])" office:value-type="float" office:value="295.560518" calcext:value-type="float">
            <text:p>295.560518</text:p>
          </table:table-cell>
          <table:table-cell table:formula="of:=AVERAGE([.E238:.E287])" office:value-type="float" office:value="290.962266" calcext:value-type="float">
            <text:p>290.962266</text:p>
          </table:table-cell>
          <table:table-cell table:formula="of:=AVERAGE([.F188:.F287])" office:value-type="float" office:value="296.426" calcext:value-type="float">
            <text:p>296.426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4" calcext:value-type="date">
            <text:p>2025-02-24</text:p>
          </table:table-cell>
          <table:table-cell office:value-type="float" office:value="304.56" calcext:value-type="float">
            <text:p>304.56</text:p>
          </table:table-cell>
          <table:table-cell office:value-type="float" office:value="310.44" calcext:value-type="float">
            <text:p>310.44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7.57" calcext:value-type="float">
            <text:p>307.57</text:p>
          </table:table-cell>
          <table:table-cell office:value-type="float" office:value="3397553" calcext:value-type="float">
            <text:p>3397553</text:p>
          </table:table-cell>
          <table:table-cell table:formula="of:=AVERAGE([.E239:.E288])" office:value-type="float" office:value="291.102866" calcext:value-type="float">
            <text:p>291.102866</text:p>
          </table:table-cell>
          <table:table-cell table:formula="of:=AVERAGE([.E269:.E288])" office:value-type="float" office:value="295.966505" calcext:value-type="float">
            <text:p>295.966505</text:p>
          </table:table-cell>
          <table:table-cell table:formula="of:=AVERAGE([.D239:.D288])" office:value-type="float" office:value="295.716962" calcext:value-type="float">
            <text:p>295.716962</text:p>
          </table:table-cell>
          <table:table-cell table:formula="of:=AVERAGE([.E239:.E288])" office:value-type="float" office:value="291.102866" calcext:value-type="float">
            <text:p>291.102866</text:p>
          </table:table-cell>
          <table:table-cell table:formula="of:=AVERAGE([.F189:.F288])" office:value-type="float" office:value="296.4648" calcext:value-type="float">
            <text:p>296.4648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309" calcext:value-type="float">
            <text:p>309</text:p>
          </table:table-cell>
          <table:table-cell office:value-type="float" office:value="311.71" calcext:value-type="float">
            <text:p>311.71</text:p>
          </table:table-cell>
          <table:table-cell office:value-type="float" office:value="307.991" calcext:value-type="float">
            <text:p>307.991</text:p>
          </table:table-cell>
          <table:table-cell office:value-type="float" office:value="310.72" calcext:value-type="float">
            <text:p>310.72</text:p>
          </table:table-cell>
          <table:table-cell office:value-type="float" office:value="3891555" calcext:value-type="float">
            <text:p>3891555</text:p>
          </table:table-cell>
          <table:table-cell table:formula="of:=AVERAGE([.E240:.E289])" office:value-type="float" office:value="291.345886" calcext:value-type="float">
            <text:p>291.345886</text:p>
          </table:table-cell>
          <table:table-cell table:formula="of:=AVERAGE([.E270:.E289])" office:value-type="float" office:value="297.075555" calcext:value-type="float">
            <text:p>297.075555</text:p>
          </table:table-cell>
          <table:table-cell table:formula="of:=AVERAGE([.D240:.D289])" office:value-type="float" office:value="295.894762" calcext:value-type="float">
            <text:p>295.894762</text:p>
          </table:table-cell>
          <table:table-cell table:formula="of:=AVERAGE([.E240:.E289])" office:value-type="float" office:value="291.345886" calcext:value-type="float">
            <text:p>291.345886</text:p>
          </table:table-cell>
          <table:table-cell table:formula="of:=AVERAGE([.F190:.F289])" office:value-type="float" office:value="296.5269" calcext:value-type="float">
            <text:p>296.5269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310.85" calcext:value-type="float">
            <text:p>310.85</text:p>
          </table:table-cell>
          <table:table-cell office:value-type="float" office:value="314.55" calcext:value-type="float">
            <text:p>314.55</text:p>
          </table:table-cell>
          <table:table-cell office:value-type="float" office:value="303.68" calcext:value-type="float">
            <text:p>303.68</text:p>
          </table:table-cell>
          <table:table-cell office:value-type="float" office:value="304.27" calcext:value-type="float">
            <text:p>304.27</text:p>
          </table:table-cell>
          <table:table-cell office:value-type="float" office:value="4140908" calcext:value-type="float">
            <text:p>4140908</text:p>
          </table:table-cell>
          <table:table-cell table:formula="of:=AVERAGE([.E241:.E290])" office:value-type="float" office:value="291.500086" calcext:value-type="float">
            <text:p>291.500086</text:p>
          </table:table-cell>
          <table:table-cell table:formula="of:=AVERAGE([.E271:.E290])" office:value-type="float" office:value="297.759555" calcext:value-type="float">
            <text:p>297.759555</text:p>
          </table:table-cell>
          <table:table-cell table:formula="of:=AVERAGE([.D241:.D290])" office:value-type="float" office:value="296.147762" calcext:value-type="float">
            <text:p>296.147762</text:p>
          </table:table-cell>
          <table:table-cell table:formula="of:=AVERAGE([.E241:.E290])" office:value-type="float" office:value="291.500086" calcext:value-type="float">
            <text:p>291.500086</text:p>
          </table:table-cell>
          <table:table-cell table:formula="of:=AVERAGE([.F191:.F290])" office:value-type="float" office:value="296.5398" calcext:value-type="float">
            <text:p>296.5398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305" calcext:value-type="float">
            <text:p>305</text:p>
          </table:table-cell>
          <table:table-cell office:value-type="float" office:value="311.7799" calcext:value-type="float">
            <text:p>311.7799</text:p>
          </table:table-cell>
          <table:table-cell office:value-type="float" office:value="304.22" calcext:value-type="float">
            <text:p>304.22</text:p>
          </table:table-cell>
          <table:table-cell office:value-type="float" office:value="309.95" calcext:value-type="float">
            <text:p>309.95</text:p>
          </table:table-cell>
          <table:table-cell office:value-type="float" office:value="3350723" calcext:value-type="float">
            <text:p>3350723</text:p>
          </table:table-cell>
          <table:table-cell table:formula="of:=AVERAGE([.E242:.E291])" office:value-type="float" office:value="291.682686" calcext:value-type="float">
            <text:p>291.682686</text:p>
          </table:table-cell>
          <table:table-cell table:formula="of:=AVERAGE([.E272:.E291])" office:value-type="float" office:value="298.470555" calcext:value-type="float">
            <text:p>298.470555</text:p>
          </table:table-cell>
          <table:table-cell table:formula="of:=AVERAGE([.D242:.D291])" office:value-type="float" office:value="296.41236" calcext:value-type="float">
            <text:p>296.41236</text:p>
          </table:table-cell>
          <table:table-cell table:formula="of:=AVERAGE([.E242:.E291])" office:value-type="float" office:value="291.682686" calcext:value-type="float">
            <text:p>291.682686</text:p>
          </table:table-cell>
          <table:table-cell table:formula="of:=AVERAGE([.F192:.F291])" office:value-type="float" office:value="296.6017" calcext:value-type="float">
            <text:p>296.6017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307.605" calcext:value-type="float">
            <text:p>307.605</text:p>
          </table:table-cell>
          <table:table-cell office:value-type="float" office:value="308.52" calcext:value-type="float">
            <text:p>308.52</text:p>
          </table:table-cell>
          <table:table-cell office:value-type="float" office:value="303.88" calcext:value-type="float">
            <text:p>303.88</text:p>
          </table:table-cell>
          <table:table-cell office:value-type="float" office:value="308.33" calcext:value-type="float">
            <text:p>308.33</text:p>
          </table:table-cell>
          <table:table-cell office:value-type="float" office:value="4972872" calcext:value-type="float">
            <text:p>4972872</text:p>
          </table:table-cell>
          <table:table-cell table:formula="of:=AVERAGE([.E243:.E292])" office:value-type="float" office:value="291.851686" calcext:value-type="float">
            <text:p>291.851686</text:p>
          </table:table-cell>
          <table:table-cell table:formula="of:=AVERAGE([.E273:.E292])" office:value-type="float" office:value="299.196555" calcext:value-type="float">
            <text:p>299.196555</text:p>
          </table:table-cell>
          <table:table-cell table:formula="of:=AVERAGE([.D243:.D292])" office:value-type="float" office:value="296.59876" calcext:value-type="float">
            <text:p>296.59876</text:p>
          </table:table-cell>
          <table:table-cell table:formula="of:=AVERAGE([.E243:.E292])" office:value-type="float" office:value="291.851686" calcext:value-type="float">
            <text:p>291.851686</text:p>
          </table:table-cell>
          <table:table-cell table:formula="of:=AVERAGE([.F193:.F292])" office:value-type="float" office:value="296.6505" calcext:value-type="float">
            <text:p>296.6505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3" calcext:value-type="date">
            <text:p>2025-03-03</text:p>
          </table:table-cell>
          <table:table-cell office:value-type="float" office:value="307.3" calcext:value-type="float">
            <text:p>307.3</text:p>
          </table:table-cell>
          <table:table-cell office:value-type="float" office:value="309.49" calcext:value-type="float">
            <text:p>309.49</text:p>
          </table:table-cell>
          <table:table-cell office:value-type="float" office:value="302.43" calcext:value-type="float">
            <text:p>302.43</text:p>
          </table:table-cell>
          <table:table-cell office:value-type="float" office:value="304.29" calcext:value-type="float">
            <text:p>304.29</text:p>
          </table:table-cell>
          <table:table-cell office:value-type="float" office:value="4371634" calcext:value-type="float">
            <text:p>4371634</text:p>
          </table:table-cell>
          <table:table-cell table:formula="of:=AVERAGE([.E244:.E293])" office:value-type="float" office:value="291.956886" calcext:value-type="float">
            <text:p>291.956886</text:p>
          </table:table-cell>
          <table:table-cell table:formula="of:=AVERAGE([.E274:.E293])" office:value-type="float" office:value="299.950555" calcext:value-type="float">
            <text:p>299.950555</text:p>
          </table:table-cell>
          <table:table-cell table:formula="of:=AVERAGE([.D244:.D293])" office:value-type="float" office:value="296.74616" calcext:value-type="float">
            <text:p>296.74616</text:p>
          </table:table-cell>
          <table:table-cell table:formula="of:=AVERAGE([.E244:.E293])" office:value-type="float" office:value="291.956886" calcext:value-type="float">
            <text:p>291.956886</text:p>
          </table:table-cell>
          <table:table-cell table:formula="of:=AVERAGE([.F194:.F293])" office:value-type="float" office:value="296.6558" calcext:value-type="float">
            <text:p>296.6558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304.59" calcext:value-type="float">
            <text:p>304.59</text:p>
          </table:table-cell>
          <table:table-cell office:value-type="float" office:value="312.93" calcext:value-type="float">
            <text:p>312.93</text:p>
          </table:table-cell>
          <table:table-cell office:value-type="float" office:value="304.59" calcext:value-type="float">
            <text:p>304.59</text:p>
          </table:table-cell>
          <table:table-cell office:value-type="float" office:value="305.77" calcext:value-type="float">
            <text:p>305.77</text:p>
          </table:table-cell>
          <table:table-cell office:value-type="float" office:value="3954691" calcext:value-type="float">
            <text:p>3954691</text:p>
          </table:table-cell>
          <table:table-cell table:formula="of:=AVERAGE([.E245:.E294])" office:value-type="float" office:value="292.152286" calcext:value-type="float">
            <text:p>292.152286</text:p>
          </table:table-cell>
          <table:table-cell table:formula="of:=AVERAGE([.E275:.E294])" office:value-type="float" office:value="300.970555" calcext:value-type="float">
            <text:p>300.970555</text:p>
          </table:table-cell>
          <table:table-cell table:formula="of:=AVERAGE([.D245:.D294])" office:value-type="float" office:value="297.00476" calcext:value-type="float">
            <text:p>297.00476</text:p>
          </table:table-cell>
          <table:table-cell table:formula="of:=AVERAGE([.E245:.E294])" office:value-type="float" office:value="292.152286" calcext:value-type="float">
            <text:p>292.152286</text:p>
          </table:table-cell>
          <table:table-cell table:formula="of:=AVERAGE([.F195:.F294])" office:value-type="float" office:value="296.705" calcext:value-type="float">
            <text:p>296.705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304" calcext:value-type="float">
            <text:p>304</text:p>
          </table:table-cell>
          <table:table-cell office:value-type="float" office:value="308.46" calcext:value-type="float">
            <text:p>308.46</text:p>
          </table:table-cell>
          <table:table-cell office:value-type="float" office:value="303.37" calcext:value-type="float">
            <text:p>303.37</text:p>
          </table:table-cell>
          <table:table-cell office:value-type="float" office:value="307.45" calcext:value-type="float">
            <text:p>307.45</text:p>
          </table:table-cell>
          <table:table-cell office:value-type="float" office:value="2327472" calcext:value-type="float">
            <text:p>2327472</text:p>
          </table:table-cell>
          <table:table-cell table:formula="of:=AVERAGE([.E246:.E295])" office:value-type="float" office:value="292.406286" calcext:value-type="float">
            <text:p>292.406286</text:p>
          </table:table-cell>
          <table:table-cell table:formula="of:=AVERAGE([.E276:.E295])" office:value-type="float" office:value="301.720555" calcext:value-type="float">
            <text:p>301.720555</text:p>
          </table:table-cell>
          <table:table-cell table:formula="of:=AVERAGE([.D246:.D295])" office:value-type="float" office:value="297.194438" calcext:value-type="float">
            <text:p>297.194438</text:p>
          </table:table-cell>
          <table:table-cell table:formula="of:=AVERAGE([.E246:.E295])" office:value-type="float" office:value="292.406286" calcext:value-type="float">
            <text:p>292.406286</text:p>
          </table:table-cell>
          <table:table-cell table:formula="of:=AVERAGE([.F196:.F295])" office:value-type="float" office:value="296.7605" calcext:value-type="float">
            <text:p>296.7605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307.8" calcext:value-type="float">
            <text:p>307.8</text:p>
          </table:table-cell>
          <table:table-cell office:value-type="float" office:value="311.35" calcext:value-type="float">
            <text:p>311.35</text:p>
          </table:table-cell>
          <table:table-cell office:value-type="float" office:value="304.38" calcext:value-type="float">
            <text:p>304.38</text:p>
          </table:table-cell>
          <table:table-cell office:value-type="float" office:value="310.37" calcext:value-type="float">
            <text:p>310.37</text:p>
          </table:table-cell>
          <table:table-cell office:value-type="float" office:value="2954920" calcext:value-type="float">
            <text:p>2954920</text:p>
          </table:table-cell>
          <table:table-cell table:formula="of:=AVERAGE([.E247:.E296])" office:value-type="float" office:value="292.716946" calcext:value-type="float">
            <text:p>292.716946</text:p>
          </table:table-cell>
          <table:table-cell table:formula="of:=AVERAGE([.E277:.E296])" office:value-type="float" office:value="302.622555" calcext:value-type="float">
            <text:p>302.622555</text:p>
          </table:table-cell>
          <table:table-cell table:formula="of:=AVERAGE([.D247:.D296])" office:value-type="float" office:value="297.564238" calcext:value-type="float">
            <text:p>297.564238</text:p>
          </table:table-cell>
          <table:table-cell table:formula="of:=AVERAGE([.E247:.E296])" office:value-type="float" office:value="292.716946" calcext:value-type="float">
            <text:p>292.716946</text:p>
          </table:table-cell>
          <table:table-cell table:formula="of:=AVERAGE([.F197:.F296])" office:value-type="float" office:value="296.8259" calcext:value-type="float">
            <text:p>296.8259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310.615" calcext:value-type="float">
            <text:p>310.615</text:p>
          </table:table-cell>
          <table:table-cell office:value-type="float" office:value="323.17" calcext:value-type="float">
            <text:p>323.17</text:p>
          </table:table-cell>
          <table:table-cell office:value-type="float" office:value="310.35" calcext:value-type="float">
            <text:p>310.35</text:p>
          </table:table-cell>
          <table:table-cell office:value-type="float" office:value="321.29" calcext:value-type="float">
            <text:p>321.29</text:p>
          </table:table-cell>
          <table:table-cell office:value-type="float" office:value="7607616" calcext:value-type="float">
            <text:p>7607616</text:p>
          </table:table-cell>
          <table:table-cell table:formula="of:=AVERAGE([.E248:.E297])" office:value-type="float" office:value="293.137944" calcext:value-type="float">
            <text:p>293.137944</text:p>
          </table:table-cell>
          <table:table-cell table:formula="of:=AVERAGE([.E278:.E297])" office:value-type="float" office:value="303.62405" calcext:value-type="float">
            <text:p>303.62405</text:p>
          </table:table-cell>
          <table:table-cell table:formula="of:=AVERAGE([.D248:.D297])" office:value-type="float" office:value="298.105638" calcext:value-type="float">
            <text:p>298.105638</text:p>
          </table:table-cell>
          <table:table-cell table:formula="of:=AVERAGE([.E248:.E297])" office:value-type="float" office:value="293.137944" calcext:value-type="float">
            <text:p>293.137944</text:p>
          </table:table-cell>
          <table:table-cell table:formula="of:=AVERAGE([.F198:.F297])" office:value-type="float" office:value="296.9984" calcext:value-type="float">
            <text:p>296.9984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0" calcext:value-type="date">
            <text:p>2025-03-10</text:p>
          </table:table-cell>
          <table:table-cell office:value-type="float" office:value="320" calcext:value-type="float">
            <text:p>320</text:p>
          </table:table-cell>
          <table:table-cell office:value-type="float" office:value="326.32" calcext:value-type="float">
            <text:p>326.32</text:p>
          </table:table-cell>
          <table:table-cell office:value-type="float" office:value="315.74" calcext:value-type="float">
            <text:p>315.74</text:p>
          </table:table-cell>
          <table:table-cell office:value-type="float" office:value="317.25" calcext:value-type="float">
            <text:p>317.25</text:p>
          </table:table-cell>
          <table:table-cell office:value-type="float" office:value="4707592" calcext:value-type="float">
            <text:p>4707592</text:p>
          </table:table-cell>
          <table:table-cell table:formula="of:=AVERAGE([.E249:.E298])" office:value-type="float" office:value="293.658144" calcext:value-type="float">
            <text:p>293.658144</text:p>
          </table:table-cell>
          <table:table-cell table:formula="of:=AVERAGE([.E279:.E298])" office:value-type="float" office:value="304.72005" calcext:value-type="float">
            <text:p>304.72005</text:p>
          </table:table-cell>
          <table:table-cell table:formula="of:=AVERAGE([.D249:.D298])" office:value-type="float" office:value="298.770038" calcext:value-type="float">
            <text:p>298.770038</text:p>
          </table:table-cell>
          <table:table-cell table:formula="of:=AVERAGE([.E249:.E298])" office:value-type="float" office:value="293.658144" calcext:value-type="float">
            <text:p>293.658144</text:p>
          </table:table-cell>
          <table:table-cell table:formula="of:=AVERAGE([.F199:.F298])" office:value-type="float" office:value="297.1205" calcext:value-type="float">
            <text:p>297.1205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1" calcext:value-type="date">
            <text:p>2025-03-11</text:p>
          </table:table-cell>
          <table:table-cell office:value-type="float" office:value="317.445" calcext:value-type="float">
            <text:p>317.445</text:p>
          </table:table-cell>
          <table:table-cell office:value-type="float" office:value="317.7" calcext:value-type="float">
            <text:p>317.7</text:p>
          </table:table-cell>
          <table:table-cell office:value-type="float" office:value="306.31" calcext:value-type="float">
            <text:p>306.31</text:p>
          </table:table-cell>
          <table:table-cell office:value-type="float" office:value="306.76" calcext:value-type="float">
            <text:p>306.76</text:p>
          </table:table-cell>
          <table:table-cell office:value-type="float" office:value="4513135" calcext:value-type="float">
            <text:p>4513135</text:p>
          </table:table-cell>
          <table:table-cell table:formula="of:=AVERAGE([.E250:.E299])" office:value-type="float" office:value="293.968524" calcext:value-type="float">
            <text:p>293.968524</text:p>
          </table:table-cell>
          <table:table-cell table:formula="of:=AVERAGE([.E280:.E299])" office:value-type="float" office:value="304.96005" calcext:value-type="float">
            <text:p>304.96005</text:p>
          </table:table-cell>
          <table:table-cell table:formula="of:=AVERAGE([.D250:.D299])" office:value-type="float" office:value="299.238638" calcext:value-type="float">
            <text:p>299.238638</text:p>
          </table:table-cell>
          <table:table-cell table:formula="of:=AVERAGE([.E250:.E299])" office:value-type="float" office:value="293.968524" calcext:value-type="float">
            <text:p>293.968524</text:p>
          </table:table-cell>
          <table:table-cell table:formula="of:=AVERAGE([.F200:.F299])" office:value-type="float" office:value="297.0897" calcext:value-type="float">
            <text:p>297.0897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2" calcext:value-type="date">
            <text:p>2025-03-12</text:p>
          </table:table-cell>
          <table:table-cell office:value-type="float" office:value="299.4" calcext:value-type="float">
            <text:p>299.4</text:p>
          </table:table-cell>
          <table:table-cell office:value-type="float" office:value="306.43" calcext:value-type="float">
            <text:p>306.43</text:p>
          </table:table-cell>
          <table:table-cell office:value-type="float" office:value="296.35" calcext:value-type="float">
            <text:p>296.35</text:p>
          </table:table-cell>
          <table:table-cell office:value-type="float" office:value="299.4" calcext:value-type="float">
            <text:p>299.4</text:p>
          </table:table-cell>
          <table:table-cell office:value-type="float" office:value="4546240" calcext:value-type="float">
            <text:p>4546240</text:p>
          </table:table-cell>
          <table:table-cell table:formula="of:=AVERAGE([.E251:.E300])" office:value-type="float" office:value="294.043524" calcext:value-type="float">
            <text:p>294.043524</text:p>
          </table:table-cell>
          <table:table-cell table:formula="of:=AVERAGE([.E281:.E300])" office:value-type="float" office:value="304.46905" calcext:value-type="float">
            <text:p>304.46905</text:p>
          </table:table-cell>
          <table:table-cell table:formula="of:=AVERAGE([.D251:.D300])" office:value-type="float" office:value="299.458538" calcext:value-type="float">
            <text:p>299.458538</text:p>
          </table:table-cell>
          <table:table-cell table:formula="of:=AVERAGE([.E251:.E300])" office:value-type="float" office:value="294.043524" calcext:value-type="float">
            <text:p>294.043524</text:p>
          </table:table-cell>
          <table:table-cell table:formula="of:=AVERAGE([.F201:.F300])" office:value-type="float" office:value="296.9503" calcext:value-type="float">
            <text:p>296.9503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3" calcext:value-type="date">
            <text:p>2025-03-13</text:p>
          </table:table-cell>
          <table:table-cell office:value-type="float" office:value="300.59" calcext:value-type="float">
            <text:p>300.59</text:p>
          </table:table-cell>
          <table:table-cell office:value-type="float" office:value="303.465" calcext:value-type="float">
            <text:p>303.465</text:p>
          </table:table-cell>
          <table:table-cell office:value-type="float" office:value="297.27" calcext:value-type="float">
            <text:p>297.27</text:p>
          </table:table-cell>
          <table:table-cell office:value-type="float" office:value="297.5" calcext:value-type="float">
            <text:p>297.5</text:p>
          </table:table-cell>
          <table:table-cell office:value-type="float" office:value="4178882" calcext:value-type="float">
            <text:p>4178882</text:p>
          </table:table-cell>
          <table:table-cell table:formula="of:=AVERAGE([.E252:.E301])" office:value-type="float" office:value="294.134124" calcext:value-type="float">
            <text:p>294.134124</text:p>
          </table:table-cell>
          <table:table-cell table:formula="of:=AVERAGE([.E282:.E301])" office:value-type="float" office:value="304.04405" calcext:value-type="float">
            <text:p>304.04405</text:p>
          </table:table-cell>
          <table:table-cell table:formula="of:=AVERAGE([.D252:.D301])" office:value-type="float" office:value="299.598248" calcext:value-type="float">
            <text:p>299.598248</text:p>
          </table:table-cell>
          <table:table-cell table:formula="of:=AVERAGE([.E252:.E301])" office:value-type="float" office:value="294.134124" calcext:value-type="float">
            <text:p>294.134124</text:p>
          </table:table-cell>
          <table:table-cell table:formula="of:=AVERAGE([.F202:.F301])" office:value-type="float" office:value="296.7961" calcext:value-type="float">
            <text:p>296.7961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4" calcext:value-type="date">
            <text:p>2025-03-14</text:p>
          </table:table-cell>
          <table:table-cell office:value-type="float" office:value="297" calcext:value-type="float">
            <text:p>297</text:p>
          </table:table-cell>
          <table:table-cell office:value-type="float" office:value="300.67" calcext:value-type="float">
            <text:p>300.67</text:p>
          </table:table-cell>
          <table:table-cell office:value-type="float" office:value="295.71" calcext:value-type="float">
            <text:p>295.71</text:p>
          </table:table-cell>
          <table:table-cell office:value-type="float" office:value="299.83" calcext:value-type="float">
            <text:p>299.83</text:p>
          </table:table-cell>
          <table:table-cell office:value-type="float" office:value="2696979" calcext:value-type="float">
            <text:p>2696979</text:p>
          </table:table-cell>
          <table:table-cell table:formula="of:=AVERAGE([.E253:.E302])" office:value-type="float" office:value="294.268324" calcext:value-type="float">
            <text:p>294.268324</text:p>
          </table:table-cell>
          <table:table-cell table:formula="of:=AVERAGE([.E283:.E302])" office:value-type="float" office:value="303.54805" calcext:value-type="float">
            <text:p>303.54805</text:p>
          </table:table-cell>
          <table:table-cell table:formula="of:=AVERAGE([.D253:.D302])" office:value-type="float" office:value="299.782248" calcext:value-type="float">
            <text:p>299.782248</text:p>
          </table:table-cell>
          <table:table-cell table:formula="of:=AVERAGE([.E253:.E302])" office:value-type="float" office:value="294.268324" calcext:value-type="float">
            <text:p>294.268324</text:p>
          </table:table-cell>
          <table:table-cell table:formula="of:=AVERAGE([.F203:.F302])" office:value-type="float" office:value="296.6474" calcext:value-type="float">
            <text:p>296.6474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7" calcext:value-type="date">
            <text:p>2025-03-17</text:p>
          </table:table-cell>
          <table:table-cell office:value-type="float" office:value="302.04" calcext:value-type="float">
            <text:p>302.04</text:p>
          </table:table-cell>
          <table:table-cell office:value-type="float" office:value="305.23" calcext:value-type="float">
            <text:p>305.23</text:p>
          </table:table-cell>
          <table:table-cell office:value-type="float" office:value="300.03" calcext:value-type="float">
            <text:p>300.03</text:p>
          </table:table-cell>
          <table:table-cell office:value-type="float" office:value="303.97" calcext:value-type="float">
            <text:p>303.97</text:p>
          </table:table-cell>
          <table:table-cell office:value-type="float" office:value="2758628" calcext:value-type="float">
            <text:p>2758628</text:p>
          </table:table-cell>
          <table:table-cell table:formula="of:=AVERAGE([.E254:.E303])" office:value-type="float" office:value="294.497324" calcext:value-type="float">
            <text:p>294.497324</text:p>
          </table:table-cell>
          <table:table-cell table:formula="of:=AVERAGE([.E284:.E303])" office:value-type="float" office:value="303.16055" calcext:value-type="float">
            <text:p>303.16055</text:p>
          </table:table-cell>
          <table:table-cell table:formula="of:=AVERAGE([.D254:.D303])" office:value-type="float" office:value="300.062048" calcext:value-type="float">
            <text:p>300.062048</text:p>
          </table:table-cell>
          <table:table-cell table:formula="of:=AVERAGE([.E254:.E303])" office:value-type="float" office:value="294.497324" calcext:value-type="float">
            <text:p>294.497324</text:p>
          </table:table-cell>
          <table:table-cell table:formula="of:=AVERAGE([.F204:.F303])" office:value-type="float" office:value="296.5215" calcext:value-type="float">
            <text:p>296.5215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8" calcext:value-type="date">
            <text:p>2025-03-18</text:p>
          </table:table-cell>
          <table:table-cell office:value-type="float" office:value="303.465" calcext:value-type="float">
            <text:p>303.465</text:p>
          </table:table-cell>
          <table:table-cell office:value-type="float" office:value="304.97" calcext:value-type="float">
            <text:p>304.97</text:p>
          </table:table-cell>
          <table:table-cell office:value-type="float" office:value="302.27" calcext:value-type="float">
            <text:p>302.27</text:p>
          </table:table-cell>
          <table:table-cell office:value-type="float" office:value="303.6" calcext:value-type="float">
            <text:p>303.6</text:p>
          </table:table-cell>
          <table:table-cell office:value-type="float" office:value="2435418" calcext:value-type="float">
            <text:p>2435418</text:p>
          </table:table-cell>
          <table:table-cell table:formula="of:=AVERAGE([.E255:.E304])" office:value-type="float" office:value="294.737724" calcext:value-type="float">
            <text:p>294.737724</text:p>
          </table:table-cell>
          <table:table-cell table:formula="of:=AVERAGE([.E285:.E304])" office:value-type="float" office:value="303.09705" calcext:value-type="float">
            <text:p>303.09705</text:p>
          </table:table-cell>
          <table:table-cell table:formula="of:=AVERAGE([.D255:.D304])" office:value-type="float" office:value="300.246198" calcext:value-type="float">
            <text:p>300.246198</text:p>
          </table:table-cell>
          <table:table-cell table:formula="of:=AVERAGE([.E255:.E304])" office:value-type="float" office:value="294.737724" calcext:value-type="float">
            <text:p>294.737724</text:p>
          </table:table-cell>
          <table:table-cell table:formula="of:=AVERAGE([.F205:.F304])" office:value-type="float" office:value="296.4086" calcext:value-type="float">
            <text:p>296.4086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304.98" calcext:value-type="float">
            <text:p>304.98</text:p>
          </table:table-cell>
          <table:table-cell office:value-type="float" office:value="308.08" calcext:value-type="float">
            <text:p>308.08</text:p>
          </table:table-cell>
          <table:table-cell office:value-type="float" office:value="303.63" calcext:value-type="float">
            <text:p>303.63</text:p>
          </table:table-cell>
          <table:table-cell office:value-type="float" office:value="306.92" calcext:value-type="float">
            <text:p>306.92</text:p>
          </table:table-cell>
          <table:table-cell office:value-type="float" office:value="2812212" calcext:value-type="float">
            <text:p>2812212</text:p>
          </table:table-cell>
          <table:table-cell table:formula="of:=AVERAGE([.E256:.E305])" office:value-type="float" office:value="294.996324" calcext:value-type="float">
            <text:p>294.996324</text:p>
          </table:table-cell>
          <table:table-cell table:formula="of:=AVERAGE([.E286:.E305])" office:value-type="float" office:value="303.30305" calcext:value-type="float">
            <text:p>303.30305</text:p>
          </table:table-cell>
          <table:table-cell table:formula="of:=AVERAGE([.D256:.D305])" office:value-type="float" office:value="300.508598" calcext:value-type="float">
            <text:p>300.508598</text:p>
          </table:table-cell>
          <table:table-cell table:formula="of:=AVERAGE([.E256:.E305])" office:value-type="float" office:value="294.996324" calcext:value-type="float">
            <text:p>294.996324</text:p>
          </table:table-cell>
          <table:table-cell table:formula="of:=AVERAGE([.F206:.F305])" office:value-type="float" office:value="296.3309" calcext:value-type="float">
            <text:p>296.3309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0" calcext:value-type="date">
            <text:p>2025-03-20</text:p>
          </table:table-cell>
          <table:table-cell office:value-type="float" office:value="308.03" calcext:value-type="float">
            <text:p>308.03</text:p>
          </table:table-cell>
          <table:table-cell office:value-type="float" office:value="309.66" calcext:value-type="float">
            <text:p>309.66</text:p>
          </table:table-cell>
          <table:table-cell office:value-type="float" office:value="305.51" calcext:value-type="float">
            <text:p>305.51</text:p>
          </table:table-cell>
          <table:table-cell office:value-type="float" office:value="307" calcext:value-type="float">
            <text:p>307</text:p>
          </table:table-cell>
          <table:table-cell office:value-type="float" office:value="2723487" calcext:value-type="float">
            <text:p>2723487</text:p>
          </table:table-cell>
          <table:table-cell table:formula="of:=AVERAGE([.E257:.E306])" office:value-type="float" office:value="295.271724" calcext:value-type="float">
            <text:p>295.271724</text:p>
          </table:table-cell>
          <table:table-cell table:formula="of:=AVERAGE([.E287:.E306])" office:value-type="float" office:value="303.67105" calcext:value-type="float">
            <text:p>303.67105</text:p>
          </table:table-cell>
          <table:table-cell table:formula="of:=AVERAGE([.D257:.D306])" office:value-type="float" office:value="300.789798" calcext:value-type="float">
            <text:p>300.789798</text:p>
          </table:table-cell>
          <table:table-cell table:formula="of:=AVERAGE([.E257:.E306])" office:value-type="float" office:value="295.271724" calcext:value-type="float">
            <text:p>295.271724</text:p>
          </table:table-cell>
          <table:table-cell table:formula="of:=AVERAGE([.F207:.F306])" office:value-type="float" office:value="296.4152" calcext:value-type="float">
            <text:p>296.4152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1" calcext:value-type="date">
            <text:p>2025-03-21</text:p>
          </table:table-cell>
          <table:table-cell office:value-type="float" office:value="306.49" calcext:value-type="float">
            <text:p>306.49</text:p>
          </table:table-cell>
          <table:table-cell office:value-type="float" office:value="307" calcext:value-type="float">
            <text:p>307</text:p>
          </table:table-cell>
          <table:table-cell office:value-type="float" office:value="301.64" calcext:value-type="float">
            <text:p>301.64</text:p>
          </table:table-cell>
          <table:table-cell office:value-type="float" office:value="305.44" calcext:value-type="float">
            <text:p>305.44</text:p>
          </table:table-cell>
          <table:table-cell office:value-type="float" office:value="6016138" calcext:value-type="float">
            <text:p>6016138</text:p>
          </table:table-cell>
          <table:table-cell table:formula="of:=AVERAGE([.E258:.E307])" office:value-type="float" office:value="295.538924" calcext:value-type="float">
            <text:p>295.538924</text:p>
          </table:table-cell>
          <table:table-cell table:formula="of:=AVERAGE([.E288:.E307])" office:value-type="float" office:value="303.67355" calcext:value-type="float">
            <text:p>303.67355</text:p>
          </table:table-cell>
          <table:table-cell table:formula="of:=AVERAGE([.D258:.D307])" office:value-type="float" office:value="301.031198" calcext:value-type="float">
            <text:p>301.031198</text:p>
          </table:table-cell>
          <table:table-cell table:formula="of:=AVERAGE([.E258:.E307])" office:value-type="float" office:value="295.538924" calcext:value-type="float">
            <text:p>295.538924</text:p>
          </table:table-cell>
          <table:table-cell table:formula="of:=AVERAGE([.F208:.F307])" office:value-type="float" office:value="296.4538" calcext:value-type="float">
            <text:p>296.4538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4" calcext:value-type="date">
            <text:p>2025-03-24</text:p>
          </table:table-cell>
          <table:table-cell office:value-type="float" office:value="305.97" calcext:value-type="float">
            <text:p>305.97</text:p>
          </table:table-cell>
          <table:table-cell office:value-type="float" office:value="307.95" calcext:value-type="float">
            <text:p>307.95</text:p>
          </table:table-cell>
          <table:table-cell office:value-type="float" office:value="304.53" calcext:value-type="float">
            <text:p>304.53</text:p>
          </table:table-cell>
          <table:table-cell office:value-type="float" office:value="305.67" calcext:value-type="float">
            <text:p>305.67</text:p>
          </table:table-cell>
          <table:table-cell office:value-type="float" office:value="3443511" calcext:value-type="float">
            <text:p>3443511</text:p>
          </table:table-cell>
          <table:table-cell table:formula="of:=AVERAGE([.E259:.E308])" office:value-type="float" office:value="295.898524" calcext:value-type="float">
            <text:p>295.898524</text:p>
          </table:table-cell>
          <table:table-cell table:formula="of:=AVERAGE([.E289:.E308])" office:value-type="float" office:value="303.69405" calcext:value-type="float">
            <text:p>303.69405</text:p>
          </table:table-cell>
          <table:table-cell table:formula="of:=AVERAGE([.D259:.D308])" office:value-type="float" office:value="301.407398" calcext:value-type="float">
            <text:p>301.407398</text:p>
          </table:table-cell>
          <table:table-cell table:formula="of:=AVERAGE([.E259:.E308])" office:value-type="float" office:value="295.898524" calcext:value-type="float">
            <text:p>295.898524</text:p>
          </table:table-cell>
          <table:table-cell table:formula="of:=AVERAGE([.F209:.F308])" office:value-type="float" office:value="296.5844" calcext:value-type="float">
            <text:p>296.5844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5" calcext:value-type="date">
            <text:p>2025-03-25</text:p>
          </table:table-cell>
          <table:table-cell office:value-type="float" office:value="306.255" calcext:value-type="float">
            <text:p>306.255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4.03" calcext:value-type="float">
            <text:p>304.03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57170" calcext:value-type="float">
            <text:p>2657170</text:p>
          </table:table-cell>
          <table:table-cell table:formula="of:=AVERAGE([.E260:.E309])" office:value-type="float" office:value="296.343524" calcext:value-type="float">
            <text:p>296.343524</text:p>
          </table:table-cell>
          <table:table-cell table:formula="of:=AVERAGE([.E290:.E309])" office:value-type="float" office:value="303.496" calcext:value-type="float">
            <text:p>303.496</text:p>
          </table:table-cell>
          <table:table-cell table:formula="of:=AVERAGE([.D260:.D309])" office:value-type="float" office:value="301.825198" calcext:value-type="float">
            <text:p>301.825198</text:p>
          </table:table-cell>
          <table:table-cell table:formula="of:=AVERAGE([.E260:.E309])" office:value-type="float" office:value="296.343524" calcext:value-type="float">
            <text:p>296.343524</text:p>
          </table:table-cell>
          <table:table-cell table:formula="of:=AVERAGE([.F210:.F309])" office:value-type="float" office:value="296.6857" calcext:value-type="float">
            <text:p>296.6857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6" calcext:value-type="date">
            <text:p>2025-03-26</text:p>
          </table:table-cell>
          <table:table-cell office:value-type="float" office:value="307.985" calcext:value-type="float">
            <text:p>307.985</text:p>
          </table:table-cell>
          <table:table-cell office:value-type="float" office:value="314.06" calcext:value-type="float">
            <text:p>314.06</text:p>
          </table:table-cell>
          <table:table-cell office:value-type="float" office:value="307.79" calcext:value-type="float">
            <text:p>307.79</text:p>
          </table:table-cell>
          <table:table-cell office:value-type="float" office:value="313.58" calcext:value-type="float">
            <text:p>313.58</text:p>
          </table:table-cell>
          <table:table-cell office:value-type="float" office:value="2624998" calcext:value-type="float">
            <text:p>2624998</text:p>
          </table:table-cell>
          <table:table-cell table:formula="of:=AVERAGE([.E261:.E310])" office:value-type="float" office:value="296.892324" calcext:value-type="float">
            <text:p>296.892324</text:p>
          </table:table-cell>
          <table:table-cell table:formula="of:=AVERAGE([.E291:.E310])" office:value-type="float" office:value="303.7015" calcext:value-type="float">
            <text:p>303.7015</text:p>
          </table:table-cell>
          <table:table-cell table:formula="of:=AVERAGE([.D261:.D310])" office:value-type="float" office:value="302.416398" calcext:value-type="float">
            <text:p>302.416398</text:p>
          </table:table-cell>
          <table:table-cell table:formula="of:=AVERAGE([.E261:.E310])" office:value-type="float" office:value="296.892324" calcext:value-type="float">
            <text:p>296.892324</text:p>
          </table:table-cell>
          <table:table-cell table:formula="of:=AVERAGE([.F211:.F310])" office:value-type="float" office:value="296.8715" calcext:value-type="float">
            <text:p>296.8715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7" calcext:value-type="date">
            <text:p>2025-03-27</text:p>
          </table:table-cell>
          <table:table-cell office:value-type="float" office:value="315.25" calcext:value-type="float">
            <text:p>315.25</text:p>
          </table:table-cell>
          <table:table-cell office:value-type="float" office:value="316.64" calcext:value-type="float">
            <text:p>316.64</text:p>
          </table:table-cell>
          <table:table-cell office:value-type="float" office:value="310.68" calcext:value-type="float">
            <text:p>310.68</text:p>
          </table:table-cell>
          <table:table-cell office:value-type="float" office:value="312.69" calcext:value-type="float">
            <text:p>312.69</text:p>
          </table:table-cell>
          <table:table-cell office:value-type="float" office:value="3119455" calcext:value-type="float">
            <text:p>3119455</text:p>
          </table:table-cell>
          <table:table-cell table:formula="of:=AVERAGE([.E262:.E311])" office:value-type="float" office:value="297.518324" calcext:value-type="float">
            <text:p>297.518324</text:p>
          </table:table-cell>
          <table:table-cell table:formula="of:=AVERAGE([.E292:.E311])" office:value-type="float" office:value="304.0245" calcext:value-type="float">
            <text:p>304.0245</text:p>
          </table:table-cell>
          <table:table-cell table:formula="of:=AVERAGE([.D262:.D311])" office:value-type="float" office:value="303.042198" calcext:value-type="float">
            <text:p>303.042198</text:p>
          </table:table-cell>
          <table:table-cell table:formula="of:=AVERAGE([.E262:.E311])" office:value-type="float" office:value="297.518324" calcext:value-type="float">
            <text:p>297.518324</text:p>
          </table:table-cell>
          <table:table-cell table:formula="of:=AVERAGE([.F212:.F311])" office:value-type="float" office:value="297.0832" calcext:value-type="float">
            <text:p>297.0832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8" calcext:value-type="date">
            <text:p>2025-03-28</text:p>
          </table:table-cell>
          <table:table-cell office:value-type="float" office:value="309.12" calcext:value-type="float">
            <text:p>309.12</text:p>
          </table:table-cell>
          <table:table-cell office:value-type="float" office:value="310" calcext:value-type="float">
            <text:p>310</text:p>
          </table:table-cell>
          <table:table-cell office:value-type="float" office:value="305.985" calcext:value-type="float">
            <text:p>305.985</text:p>
          </table:table-cell>
          <table:table-cell office:value-type="float" office:value="307.09" calcext:value-type="float">
            <text:p>307.09</text:p>
          </table:table-cell>
          <table:table-cell office:value-type="float" office:value="3211862" calcext:value-type="float">
            <text:p>3211862</text:p>
          </table:table-cell>
          <table:table-cell table:formula="of:=AVERAGE([.E263:.E312])" office:value-type="float" office:value="298.025824" calcext:value-type="float">
            <text:p>298.025824</text:p>
          </table:table-cell>
          <table:table-cell table:formula="of:=AVERAGE([.E293:.E312])" office:value-type="float" office:value="304.12975" calcext:value-type="float">
            <text:p>304.12975</text:p>
          </table:table-cell>
          <table:table-cell table:formula="of:=AVERAGE([.D263:.D312])" office:value-type="float" office:value="303.549198" calcext:value-type="float">
            <text:p>303.549198</text:p>
          </table:table-cell>
          <table:table-cell table:formula="of:=AVERAGE([.E263:.E312])" office:value-type="float" office:value="298.025824" calcext:value-type="float">
            <text:p>298.025824</text:p>
          </table:table-cell>
          <table:table-cell table:formula="of:=AVERAGE([.F213:.F312])" office:value-type="float" office:value="297.233" calcext:value-type="float">
            <text:p>297.233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305" calcext:value-type="float">
            <text:p>305</text:p>
          </table:table-cell>
          <table:table-cell office:value-type="float" office:value="313.2" calcext:value-type="float">
            <text:p>313.2</text:p>
          </table:table-cell>
          <table:table-cell office:value-type="float" office:value="304.44" calcext:value-type="float">
            <text:p>304.44</text:p>
          </table:table-cell>
          <table:table-cell office:value-type="float" office:value="312.37" calcext:value-type="float">
            <text:p>312.37</text:p>
          </table:table-cell>
          <table:table-cell office:value-type="float" office:value="4418823" calcext:value-type="float">
            <text:p>4418823</text:p>
          </table:table-cell>
          <table:table-cell table:formula="of:=AVERAGE([.E264:.E313])" office:value-type="float" office:value="298.584024" calcext:value-type="float">
            <text:p>298.584024</text:p>
          </table:table-cell>
          <table:table-cell table:formula="of:=AVERAGE([.E294:.E313])" office:value-type="float" office:value="304.23025" calcext:value-type="float">
            <text:p>304.23025</text:p>
          </table:table-cell>
          <table:table-cell table:formula="of:=AVERAGE([.D264:.D313])" office:value-type="float" office:value="304.194298" calcext:value-type="float">
            <text:p>304.194298</text:p>
          </table:table-cell>
          <table:table-cell table:formula="of:=AVERAGE([.E264:.E313])" office:value-type="float" office:value="298.584024" calcext:value-type="float">
            <text:p>298.584024</text:p>
          </table:table-cell>
          <table:table-cell table:formula="of:=AVERAGE([.F214:.F313])" office:value-type="float" office:value="297.4046" calcext:value-type="float">
            <text:p>297.4046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313.34" calcext:value-type="float">
            <text:p>313.34</text:p>
          </table:table-cell>
          <table:table-cell office:value-type="float" office:value="314.78" calcext:value-type="float">
            <text:p>314.78</text:p>
          </table:table-cell>
          <table:table-cell office:value-type="float" office:value="310.95" calcext:value-type="float">
            <text:p>310.95</text:p>
          </table:table-cell>
          <table:table-cell office:value-type="float" office:value="313.63" calcext:value-type="float">
            <text:p>313.63</text:p>
          </table:table-cell>
          <table:table-cell office:value-type="float" office:value="2411454" calcext:value-type="float">
            <text:p>2411454</text:p>
          </table:table-cell>
          <table:table-cell table:formula="of:=AVERAGE([.E265:.E314])" office:value-type="float" office:value="299.203024" calcext:value-type="float">
            <text:p>299.203024</text:p>
          </table:table-cell>
          <table:table-cell table:formula="of:=AVERAGE([.E295:.E314])" office:value-type="float" office:value="304.54825" calcext:value-type="float">
            <text:p>304.54825</text:p>
          </table:table-cell>
          <table:table-cell table:formula="of:=AVERAGE([.D265:.D314])" office:value-type="float" office:value="304.808298" calcext:value-type="float">
            <text:p>304.808298</text:p>
          </table:table-cell>
          <table:table-cell table:formula="of:=AVERAGE([.E265:.E314])" office:value-type="float" office:value="299.203024" calcext:value-type="float">
            <text:p>299.203024</text:p>
          </table:table-cell>
          <table:table-cell table:formula="of:=AVERAGE([.F215:.F314])" office:value-type="float" office:value="297.6124" calcext:value-type="float">
            <text:p>297.6124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312.5" calcext:value-type="float">
            <text:p>312.5</text:p>
          </table:table-cell>
          <table:table-cell office:value-type="float" office:value="313.93" calcext:value-type="float">
            <text:p>313.93</text:p>
          </table:table-cell>
          <table:table-cell office:value-type="float" office:value="309.83" calcext:value-type="float">
            <text:p>309.83</text:p>
          </table:table-cell>
          <table:table-cell office:value-type="float" office:value="311.58" calcext:value-type="float">
            <text:p>311.58</text:p>
          </table:table-cell>
          <table:table-cell office:value-type="float" office:value="2776755" calcext:value-type="float">
            <text:p>2776755</text:p>
          </table:table-cell>
          <table:table-cell table:formula="of:=AVERAGE([.E266:.E315])" office:value-type="float" office:value="299.825024" calcext:value-type="float">
            <text:p>299.825024</text:p>
          </table:table-cell>
          <table:table-cell table:formula="of:=AVERAGE([.E296:.E315])" office:value-type="float" office:value="304.87125" calcext:value-type="float">
            <text:p>304.87125</text:p>
          </table:table-cell>
          <table:table-cell table:formula="of:=AVERAGE([.D266:.D315])" office:value-type="float" office:value="305.428898" calcext:value-type="float">
            <text:p>305.428898</text:p>
          </table:table-cell>
          <table:table-cell table:formula="of:=AVERAGE([.E266:.E315])" office:value-type="float" office:value="299.825024" calcext:value-type="float">
            <text:p>299.825024</text:p>
          </table:table-cell>
          <table:table-cell table:formula="of:=AVERAGE([.F216:.F315])" office:value-type="float" office:value="297.755" calcext:value-type="float">
            <text:p>297.755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3" calcext:value-type="date">
            <text:p>2025-04-03</text:p>
          </table:table-cell>
          <table:table-cell office:value-type="float" office:value="311.38" calcext:value-type="float">
            <text:p>311.38</text:p>
          </table:table-cell>
          <table:table-cell office:value-type="float" office:value="319.72" calcext:value-type="float">
            <text:p>319.72</text:p>
          </table:table-cell>
          <table:table-cell office:value-type="float" office:value="311.2975" calcext:value-type="float">
            <text:p>311.2975</text:p>
          </table:table-cell>
          <table:table-cell office:value-type="float" office:value="318.27" calcext:value-type="float">
            <text:p>318.27</text:p>
          </table:table-cell>
          <table:table-cell office:value-type="float" office:value="7023851" calcext:value-type="float">
            <text:p>7023851</text:p>
          </table:table-cell>
          <table:table-cell table:formula="of:=AVERAGE([.E267:.E316])" office:value-type="float" office:value="300.442874" calcext:value-type="float">
            <text:p>300.442874</text:p>
          </table:table-cell>
          <table:table-cell table:formula="of:=AVERAGE([.E297:.E316])" office:value-type="float" office:value="305.217125" calcext:value-type="float">
            <text:p>305.217125</text:p>
          </table:table-cell>
          <table:table-cell table:formula="of:=AVERAGE([.D267:.D316])" office:value-type="float" office:value="306.152698" calcext:value-type="float">
            <text:p>306.152698</text:p>
          </table:table-cell>
          <table:table-cell table:formula="of:=AVERAGE([.E267:.E316])" office:value-type="float" office:value="300.442874" calcext:value-type="float">
            <text:p>300.442874</text:p>
          </table:table-cell>
          <table:table-cell table:formula="of:=AVERAGE([.F217:.F316])" office:value-type="float" office:value="297.9977" calcext:value-type="float">
            <text:p>297.9977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4" calcext:value-type="date">
            <text:p>2025-04-04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4.96" calcext:value-type="float">
            <text:p>314.96</text:p>
          </table:table-cell>
          <table:table-cell office:value-type="float" office:value="299.3" calcext:value-type="float">
            <text:p>299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8831090" calcext:value-type="float">
            <text:p>8831090</text:p>
          </table:table-cell>
          <table:table-cell table:formula="of:=AVERAGE([.E268:.E317])" office:value-type="float" office:value="300.815872" calcext:value-type="float">
            <text:p>300.815872</text:p>
          </table:table-cell>
          <table:table-cell table:formula="of:=AVERAGE([.E298:.E317])" office:value-type="float" office:value="304.664625" calcext:value-type="float">
            <text:p>304.664625</text:p>
          </table:table-cell>
          <table:table-cell table:formula="of:=AVERAGE([.D268:.D317])" office:value-type="float" office:value="306.751898" calcext:value-type="float">
            <text:p>306.751898</text:p>
          </table:table-cell>
          <table:table-cell table:formula="of:=AVERAGE([.E268:.E317])" office:value-type="float" office:value="300.815872" calcext:value-type="float">
            <text:p>300.815872</text:p>
          </table:table-cell>
          <table:table-cell table:formula="of:=AVERAGE([.F218:.F317])" office:value-type="float" office:value="298.0522" calcext:value-type="float">
            <text:p>298.0522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7" calcext:value-type="date">
            <text:p>2025-04-07</text:p>
          </table:table-cell>
          <table:table-cell office:value-type="float" office:value="292.6" calcext:value-type="float">
            <text:p>292.6</text:p>
          </table:table-cell>
          <table:table-cell office:value-type="float" office:value="304.88" calcext:value-type="float">
            <text:p>304.88</text:p>
          </table:table-cell>
          <table:table-cell office:value-type="float" office:value="290.5" calcext:value-type="float">
            <text:p>290.5</text:p>
          </table:table-cell>
          <table:table-cell office:value-type="float" office:value="299.89" calcext:value-type="float">
            <text:p>299.89</text:p>
          </table:table-cell>
          <table:table-cell office:value-type="float" office:value="7725857" calcext:value-type="float">
            <text:p>7725857</text:p>
          </table:table-cell>
          <table:table-cell table:formula="of:=AVERAGE([.E269:.E318])" office:value-type="float" office:value="300.960272" calcext:value-type="float">
            <text:p>300.960272</text:p>
          </table:table-cell>
          <table:table-cell table:formula="of:=AVERAGE([.E299:.E318])" office:value-type="float" office:value="303.402625" calcext:value-type="float">
            <text:p>303.402625</text:p>
          </table:table-cell>
          <table:table-cell table:formula="of:=AVERAGE([.D269:.D318])" office:value-type="float" office:value="307.112498" calcext:value-type="float">
            <text:p>307.112498</text:p>
          </table:table-cell>
          <table:table-cell table:formula="of:=AVERAGE([.E269:.E318])" office:value-type="float" office:value="300.960272" calcext:value-type="float">
            <text:p>300.960272</text:p>
          </table:table-cell>
          <table:table-cell table:formula="of:=AVERAGE([.F219:.F318])" office:value-type="float" office:value="298.0614" calcext:value-type="float">
            <text:p>298.0614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303.675" calcext:value-type="float">
            <text:p>303.675</text:p>
          </table:table-cell>
          <table:table-cell office:value-type="float" office:value="308.25" calcext:value-type="float">
            <text:p>308.25</text:p>
          </table:table-cell>
          <table:table-cell office:value-type="float" office:value="294.92" calcext:value-type="float">
            <text:p>294.92</text:p>
          </table:table-cell>
          <table:table-cell office:value-type="float" office:value="299.83" calcext:value-type="float">
            <text:p>299.83</text:p>
          </table:table-cell>
          <table:table-cell office:value-type="float" office:value="5562462" calcext:value-type="float">
            <text:p>5562462</text:p>
          </table:table-cell>
          <table:table-cell table:formula="of:=AVERAGE([.E270:.E319])" office:value-type="float" office:value="301.142472" calcext:value-type="float">
            <text:p>301.142472</text:p>
          </table:table-cell>
          <table:table-cell table:formula="of:=AVERAGE([.E300:.E319])" office:value-type="float" office:value="302.833125" calcext:value-type="float">
            <text:p>302.833125</text:p>
          </table:table-cell>
          <table:table-cell table:formula="of:=AVERAGE([.D270:.D319])" office:value-type="float" office:value="307.408898" calcext:value-type="float">
            <text:p>307.408898</text:p>
          </table:table-cell>
          <table:table-cell table:formula="of:=AVERAGE([.E270:.E319])" office:value-type="float" office:value="301.142472" calcext:value-type="float">
            <text:p>301.142472</text:p>
          </table:table-cell>
          <table:table-cell table:formula="of:=AVERAGE([.F220:.F319])" office:value-type="float" office:value="298.0444" calcext:value-type="float">
            <text:p>298.0444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9" calcext:value-type="date">
            <text:p>2025-04-09</text:p>
          </table:table-cell>
          <table:table-cell office:value-type="float" office:value="297.5" calcext:value-type="float">
            <text:p>297.5</text:p>
          </table:table-cell>
          <table:table-cell office:value-type="float" office:value="311.65" calcext:value-type="float">
            <text:p>311.65</text:p>
          </table:table-cell>
          <table:table-cell office:value-type="float" office:value="296.715" calcext:value-type="float">
            <text:p>296.715</text:p>
          </table:table-cell>
          <table:table-cell office:value-type="float" office:value="303.96" calcext:value-type="float">
            <text:p>303.96</text:p>
          </table:table-cell>
          <table:table-cell office:value-type="float" office:value="8265701" calcext:value-type="float">
            <text:p>8265701</text:p>
          </table:table-cell>
          <table:table-cell table:formula="of:=AVERAGE([.E271:.E320])" office:value-type="float" office:value="301.276772" calcext:value-type="float">
            <text:p>301.276772</text:p>
          </table:table-cell>
          <table:table-cell table:formula="of:=AVERAGE([.E301:.E320])" office:value-type="float" office:value="302.851375" calcext:value-type="float">
            <text:p>302.851375</text:p>
          </table:table-cell>
          <table:table-cell table:formula="of:=AVERAGE([.D271:.D320])" office:value-type="float" office:value="307.752098" calcext:value-type="float">
            <text:p>307.752098</text:p>
          </table:table-cell>
          <table:table-cell table:formula="of:=AVERAGE([.E271:.E320])" office:value-type="float" office:value="301.276772" calcext:value-type="float">
            <text:p>301.276772</text:p>
          </table:table-cell>
          <table:table-cell table:formula="of:=AVERAGE([.F221:.F320])" office:value-type="float" office:value="298.0975" calcext:value-type="float">
            <text:p>298.0975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0" calcext:value-type="date">
            <text:p>2025-04-10</text:p>
          </table:table-cell>
          <table:table-cell office:value-type="float" office:value="301.985" calcext:value-type="float">
            <text:p>301.985</text:p>
          </table:table-cell>
          <table:table-cell office:value-type="float" office:value="307.63" calcext:value-type="float">
            <text:p>307.63</text:p>
          </table:table-cell>
          <table:table-cell office:value-type="float" office:value="296.915" calcext:value-type="float">
            <text:p>296.915</text:p>
          </table:table-cell>
          <table:table-cell office:value-type="float" office:value="306.78" calcext:value-type="float">
            <text:p>306.78</text:p>
          </table:table-cell>
          <table:table-cell office:value-type="float" office:value="6049543" calcext:value-type="float">
            <text:p>6049543</text:p>
          </table:table-cell>
          <table:table-cell table:formula="of:=AVERAGE([.E272:.E321])" office:value-type="float" office:value="301.415072" calcext:value-type="float">
            <text:p>301.415072</text:p>
          </table:table-cell>
          <table:table-cell table:formula="of:=AVERAGE([.E302:.E321])" office:value-type="float" office:value="302.833625" calcext:value-type="float">
            <text:p>302.833625</text:p>
          </table:table-cell>
          <table:table-cell table:formula="of:=AVERAGE([.D272:.D321])" office:value-type="float" office:value="308.041898" calcext:value-type="float">
            <text:p>308.041898</text:p>
          </table:table-cell>
          <table:table-cell table:formula="of:=AVERAGE([.E272:.E321])" office:value-type="float" office:value="301.415072" calcext:value-type="float">
            <text:p>301.415072</text:p>
          </table:table-cell>
          <table:table-cell table:formula="of:=AVERAGE([.F222:.F321])" office:value-type="float" office:value="298.1918" calcext:value-type="float">
            <text:p>298.1918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306.2" calcext:value-type="float">
            <text:p>306.2</text:p>
          </table:table-cell>
          <table:table-cell office:value-type="float" office:value="310.89" calcext:value-type="float">
            <text:p>310.89</text:p>
          </table:table-cell>
          <table:table-cell office:value-type="float" office:value="303.9601" calcext:value-type="float">
            <text:p>303.9601</text:p>
          </table:table-cell>
          <table:table-cell office:value-type="float" office:value="309.9" calcext:value-type="float">
            <text:p>309.9</text:p>
          </table:table-cell>
          <table:table-cell office:value-type="float" office:value="4440059" calcext:value-type="float">
            <text:p>4440059</text:p>
          </table:table-cell>
          <table:table-cell table:formula="of:=AVERAGE([.E273:.E322])" office:value-type="float" office:value="301.707074" calcext:value-type="float">
            <text:p>301.707074</text:p>
          </table:table-cell>
          <table:table-cell table:formula="of:=AVERAGE([.E303:.E322])" office:value-type="float" office:value="303.24613" calcext:value-type="float">
            <text:p>303.24613</text:p>
          </table:table-cell>
          <table:table-cell table:formula="of:=AVERAGE([.D273:.D322])" office:value-type="float" office:value="308.418098" calcext:value-type="float">
            <text:p>308.418098</text:p>
          </table:table-cell>
          <table:table-cell table:formula="of:=AVERAGE([.E273:.E322])" office:value-type="float" office:value="301.707074" calcext:value-type="float">
            <text:p>301.707074</text:p>
          </table:table-cell>
          <table:table-cell table:formula="of:=AVERAGE([.F223:.F322])" office:value-type="float" office:value="298.3052" calcext:value-type="float">
            <text:p>298.3052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311.45" calcext:value-type="float">
            <text:p>311.45</text:p>
          </table:table-cell>
          <table:table-cell office:value-type="float" office:value="318.2" calcext:value-type="float">
            <text:p>318.2</text:p>
          </table:table-cell>
          <table:table-cell office:value-type="float" office:value="311.13" calcext:value-type="float">
            <text:p>311.13</text:p>
          </table:table-cell>
          <table:table-cell office:value-type="float" office:value="316.07" calcext:value-type="float">
            <text:p>316.07</text:p>
          </table:table-cell>
          <table:table-cell office:value-type="float" office:value="4068713" calcext:value-type="float">
            <text:p>4068713</text:p>
          </table:table-cell>
          <table:table-cell table:formula="of:=AVERAGE([.E274:.E323])" office:value-type="float" office:value="302.182674" calcext:value-type="float">
            <text:p>302.182674</text:p>
          </table:table-cell>
          <table:table-cell table:formula="of:=AVERAGE([.E304:.E323])" office:value-type="float" office:value="303.80113" calcext:value-type="float">
            <text:p>303.80113</text:p>
          </table:table-cell>
          <table:table-cell table:formula="of:=AVERAGE([.D274:.D323])" office:value-type="float" office:value="308.957098" calcext:value-type="float">
            <text:p>308.957098</text:p>
          </table:table-cell>
          <table:table-cell table:formula="of:=AVERAGE([.E274:.E323])" office:value-type="float" office:value="302.182674" calcext:value-type="float">
            <text:p>302.182674</text:p>
          </table:table-cell>
          <table:table-cell table:formula="of:=AVERAGE([.F224:.F323])" office:value-type="float" office:value="298.5396" calcext:value-type="float">
            <text:p>298.5396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316.4" calcext:value-type="float">
            <text:p>316.4</text:p>
          </table:table-cell>
          <table:table-cell office:value-type="float" office:value="317.195" calcext:value-type="float">
            <text:p>317.195</text:p>
          </table:table-cell>
          <table:table-cell office:value-type="float" office:value="311.84" calcext:value-type="float">
            <text:p>311.84</text:p>
          </table:table-cell>
          <table:table-cell office:value-type="float" office:value="312.48" calcext:value-type="float">
            <text:p>312.48</text:p>
          </table:table-cell>
          <table:table-cell office:value-type="float" office:value="2901367" calcext:value-type="float">
            <text:p>2901367</text:p>
          </table:table-cell>
          <table:table-cell table:formula="of:=AVERAGE([.E275:.E324])" office:value-type="float" office:value="302.735674" calcext:value-type="float">
            <text:p>302.735674</text:p>
          </table:table-cell>
          <table:table-cell table:formula="of:=AVERAGE([.E305:.E324])" office:value-type="float" office:value="304.27963" calcext:value-type="float">
            <text:p>304.27963</text:p>
          </table:table-cell>
          <table:table-cell table:formula="of:=AVERAGE([.D275:.D324])" office:value-type="float" office:value="309.482998" calcext:value-type="float">
            <text:p>309.482998</text:p>
          </table:table-cell>
          <table:table-cell table:formula="of:=AVERAGE([.E275:.E324])" office:value-type="float" office:value="302.735674" calcext:value-type="float">
            <text:p>302.735674</text:p>
          </table:table-cell>
          <table:table-cell table:formula="of:=AVERAGE([.F225:.F324])" office:value-type="float" office:value="298.7534" calcext:value-type="float">
            <text:p>298.7534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313.24" calcext:value-type="float">
            <text:p>313.24</text:p>
          </table:table-cell>
          <table:table-cell office:value-type="float" office:value="314.29" calcext:value-type="float">
            <text:p>314.29</text:p>
          </table:table-cell>
          <table:table-cell office:value-type="float" office:value="307.37" calcext:value-type="float">
            <text:p>307.37</text:p>
          </table:table-cell>
          <table:table-cell office:value-type="float" office:value="309.1" calcext:value-type="float">
            <text:p>309.1</text:p>
          </table:table-cell>
          <table:table-cell office:value-type="float" office:value="3099078" calcext:value-type="float">
            <text:p>3099078</text:p>
          </table:table-cell>
          <table:table-cell table:formula="of:=AVERAGE([.E276:.E325])" office:value-type="float" office:value="303.115674" calcext:value-type="float">
            <text:p>303.115674</text:p>
          </table:table-cell>
          <table:table-cell table:formula="of:=AVERAGE([.E306:.E325])" office:value-type="float" office:value="304.46663" calcext:value-type="float">
            <text:p>304.46663</text:p>
          </table:table-cell>
          <table:table-cell table:formula="of:=AVERAGE([.D276:.D325])" office:value-type="float" office:value="309.955998" calcext:value-type="float">
            <text:p>309.955998</text:p>
          </table:table-cell>
          <table:table-cell table:formula="of:=AVERAGE([.E276:.E325])" office:value-type="float" office:value="303.115674" calcext:value-type="float">
            <text:p>303.115674</text:p>
          </table:table-cell>
          <table:table-cell table:formula="of:=AVERAGE([.F226:.F325])" office:value-type="float" office:value="298.9371" calcext:value-type="float">
            <text:p>298.9371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309.595" calcext:value-type="float">
            <text:p>309.595</text:p>
          </table:table-cell>
          <table:table-cell office:value-type="float" office:value="312.99" calcext:value-type="float">
            <text:p>312.99</text:p>
          </table:table-cell>
          <table:table-cell office:value-type="float" office:value="307.13" calcext:value-type="float">
            <text:p>307.13</text:p>
          </table:table-cell>
          <table:table-cell office:value-type="float" office:value="311.3" calcext:value-type="float">
            <text:p>311.3</text:p>
          </table:table-cell>
          <table:table-cell office:value-type="float" office:value="2728460" calcext:value-type="float">
            <text:p>2728460</text:p>
          </table:table-cell>
          <table:table-cell table:formula="of:=AVERAGE([.E277:.E326])" office:value-type="float" office:value="303.531474" calcext:value-type="float">
            <text:p>303.531474</text:p>
          </table:table-cell>
          <table:table-cell table:formula="of:=AVERAGE([.E307:.E326])" office:value-type="float" office:value="304.54763" calcext:value-type="float">
            <text:p>304.54763</text:p>
          </table:table-cell>
          <table:table-cell table:formula="of:=AVERAGE([.D277:.D326])" office:value-type="float" office:value="310.410398" calcext:value-type="float">
            <text:p>310.410398</text:p>
          </table:table-cell>
          <table:table-cell table:formula="of:=AVERAGE([.E277:.E326])" office:value-type="float" office:value="303.531474" calcext:value-type="float">
            <text:p>303.531474</text:p>
          </table:table-cell>
          <table:table-cell table:formula="of:=AVERAGE([.F227:.F326])" office:value-type="float" office:value="299.141" calcext:value-type="float">
            <text:p>299.141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1" calcext:value-type="date">
            <text:p>2025-04-21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1.28" calcext:value-type="float">
            <text:p>311.28</text:p>
          </table:table-cell>
          <table:table-cell office:value-type="float" office:value="305.115" calcext:value-type="float">
            <text:p>305.115</text:p>
          </table:table-cell>
          <table:table-cell office:value-type="float" office:value="308.72" calcext:value-type="float">
            <text:p>308.72</text:p>
          </table:table-cell>
          <table:table-cell office:value-type="float" office:value="2669905" calcext:value-type="float">
            <text:p>2669905</text:p>
          </table:table-cell>
          <table:table-cell table:formula="of:=AVERAGE([.E278:.E327])" office:value-type="float" office:value="303.827372" calcext:value-type="float">
            <text:p>303.827372</text:p>
          </table:table-cell>
          <table:table-cell table:formula="of:=AVERAGE([.E308:.E327])" office:value-type="float" office:value="304.72138" calcext:value-type="float">
            <text:p>304.72138</text:p>
          </table:table-cell>
          <table:table-cell table:formula="of:=AVERAGE([.D278:.D327])" office:value-type="float" office:value="310.692998" calcext:value-type="float">
            <text:p>310.692998</text:p>
          </table:table-cell>
          <table:table-cell table:formula="of:=AVERAGE([.E278:.E327])" office:value-type="float" office:value="303.827372" calcext:value-type="float">
            <text:p>303.827372</text:p>
          </table:table-cell>
          <table:table-cell table:formula="of:=AVERAGE([.F228:.F327])" office:value-type="float" office:value="299.3435" calcext:value-type="float">
            <text:p>299.3435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2" calcext:value-type="date">
            <text:p>2025-04-22</text:p>
          </table:table-cell>
          <table:table-cell office:value-type="float" office:value="311.5" calcext:value-type="float">
            <text:p>311.5</text:p>
          </table:table-cell>
          <table:table-cell office:value-type="float" office:value="320" calcext:value-type="float">
            <text:p>320</text:p>
          </table:table-cell>
          <table:table-cell office:value-type="float" office:value="311.19" calcext:value-type="float">
            <text:p>311.19</text:p>
          </table:table-cell>
          <table:table-cell office:value-type="float" office:value="319.08" calcext:value-type="float">
            <text:p>319.08</text:p>
          </table:table-cell>
          <table:table-cell office:value-type="float" office:value="4200708" calcext:value-type="float">
            <text:p>4200708</text:p>
          </table:table-cell>
          <table:table-cell table:formula="of:=AVERAGE([.E279:.E328])" office:value-type="float" office:value="304.174772" calcext:value-type="float">
            <text:p>304.174772</text:p>
          </table:table-cell>
          <table:table-cell table:formula="of:=AVERAGE([.E309:.E328])" office:value-type="float" office:value="305.05438" calcext:value-type="float">
            <text:p>305.05438</text:p>
          </table:table-cell>
          <table:table-cell table:formula="of:=AVERAGE([.D279:.D328])" office:value-type="float" office:value="311.155998" calcext:value-type="float">
            <text:p>311.155998</text:p>
          </table:table-cell>
          <table:table-cell table:formula="of:=AVERAGE([.E279:.E328])" office:value-type="float" office:value="304.174772" calcext:value-type="float">
            <text:p>304.174772</text:p>
          </table:table-cell>
          <table:table-cell table:formula="of:=AVERAGE([.F229:.F328])" office:value-type="float" office:value="299.6315" calcext:value-type="float">
            <text:p>299.6315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3" calcext:value-type="date">
            <text:p>2025-04-23</text:p>
          </table:table-cell>
          <table:table-cell office:value-type="float" office:value="318.615" calcext:value-type="float">
            <text:p>318.615</text:p>
          </table:table-cell>
          <table:table-cell office:value-type="float" office:value="319.895" calcext:value-type="float">
            <text:p>319.895</text:p>
          </table:table-cell>
          <table:table-cell office:value-type="float" office:value="314.79" calcext:value-type="float">
            <text:p>314.79</text:p>
          </table:table-cell>
          <table:table-cell office:value-type="float" office:value="318.48" calcext:value-type="float">
            <text:p>318.48</text:p>
          </table:table-cell>
          <table:table-cell office:value-type="float" office:value="3210134" calcext:value-type="float">
            <text:p>3210134</text:p>
          </table:table-cell>
          <table:table-cell table:formula="of:=AVERAGE([.E280:.E329])" office:value-type="float" office:value="304.440372" calcext:value-type="float">
            <text:p>304.440372</text:p>
          </table:table-cell>
          <table:table-cell table:formula="of:=AVERAGE([.E310:.E329])" office:value-type="float" office:value="305.59238" calcext:value-type="float">
            <text:p>305.59238</text:p>
          </table:table-cell>
          <table:table-cell table:formula="of:=AVERAGE([.D280:.D329])" office:value-type="float" office:value="311.348298" calcext:value-type="float">
            <text:p>311.348298</text:p>
          </table:table-cell>
          <table:table-cell table:formula="of:=AVERAGE([.E280:.E329])" office:value-type="float" office:value="304.440372" calcext:value-type="float">
            <text:p>304.440372</text:p>
          </table:table-cell>
          <table:table-cell table:formula="of:=AVERAGE([.F230:.F329])" office:value-type="float" office:value="299.8544" calcext:value-type="float">
            <text:p>299.8544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318.48" calcext:value-type="float">
            <text:p>318.48</text:p>
          </table:table-cell>
          <table:table-cell office:value-type="float" office:value="318.89" calcext:value-type="float">
            <text:p>318.89</text:p>
          </table:table-cell>
          <table:table-cell office:value-type="float" office:value="313.53" calcext:value-type="float">
            <text:p>313.53</text:p>
          </table:table-cell>
          <table:table-cell office:value-type="float" office:value="316.22" calcext:value-type="float">
            <text:p>316.22</text:p>
          </table:table-cell>
          <table:table-cell office:value-type="float" office:value="2479485" calcext:value-type="float">
            <text:p>2479485</text:p>
          </table:table-cell>
          <table:table-cell table:formula="of:=AVERAGE([.E281:.E330])" office:value-type="float" office:value="304.587572" calcext:value-type="float">
            <text:p>304.587572</text:p>
          </table:table-cell>
          <table:table-cell table:formula="of:=AVERAGE([.E311:.E330])" office:value-type="float" office:value="305.87938" calcext:value-type="float">
            <text:p>305.87938</text:p>
          </table:table-cell>
          <table:table-cell table:formula="of:=AVERAGE([.D281:.D330])" office:value-type="float" office:value="311.494298" calcext:value-type="float">
            <text:p>311.494298</text:p>
          </table:table-cell>
          <table:table-cell table:formula="of:=AVERAGE([.E281:.E330])" office:value-type="float" office:value="304.587572" calcext:value-type="float">
            <text:p>304.587572</text:p>
          </table:table-cell>
          <table:table-cell table:formula="of:=AVERAGE([.F231:.F330])" office:value-type="float" office:value="300.0533" calcext:value-type="float">
            <text:p>300.0533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317.24" calcext:value-type="float">
            <text:p>317.24</text:p>
          </table:table-cell>
          <table:table-cell office:value-type="float" office:value="321.78" calcext:value-type="float">
            <text:p>321.78</text:p>
          </table:table-cell>
          <table:table-cell office:value-type="float" office:value="315.03" calcext:value-type="float">
            <text:p>315.03</text:p>
          </table:table-cell>
          <table:table-cell office:value-type="float" office:value="316.74" calcext:value-type="float">
            <text:p>316.74</text:p>
          </table:table-cell>
          <table:table-cell office:value-type="float" office:value="2283147" calcext:value-type="float">
            <text:p>2283147</text:p>
          </table:table-cell>
          <table:table-cell table:formula="of:=AVERAGE([.E282:.E331])" office:value-type="float" office:value="304.772772" calcext:value-type="float">
            <text:p>304.772772</text:p>
          </table:table-cell>
          <table:table-cell table:formula="of:=AVERAGE([.E312:.E331])" office:value-type="float" office:value="306.09688" calcext:value-type="float">
            <text:p>306.09688</text:p>
          </table:table-cell>
          <table:table-cell table:formula="of:=AVERAGE([.D282:.D331])" office:value-type="float" office:value="311.728098" calcext:value-type="float">
            <text:p>311.728098</text:p>
          </table:table-cell>
          <table:table-cell table:formula="of:=AVERAGE([.E282:.E331])" office:value-type="float" office:value="304.772772" calcext:value-type="float">
            <text:p>304.772772</text:p>
          </table:table-cell>
          <table:table-cell table:formula="of:=AVERAGE([.F232:.F331])" office:value-type="float" office:value="300.2699" calcext:value-type="float">
            <text:p>300.2699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317.58" calcext:value-type="float">
            <text:p>317.58</text:p>
          </table:table-cell>
          <table:table-cell office:value-type="float" office:value="318.02" calcext:value-type="float">
            <text:p>318.02</text:p>
          </table:table-cell>
          <table:table-cell office:value-type="float" office:value="314.25" calcext:value-type="float">
            <text:p>314.25</text:p>
          </table:table-cell>
          <table:table-cell office:value-type="float" office:value="316.81" calcext:value-type="float">
            <text:p>316.81</text:p>
          </table:table-cell>
          <table:table-cell office:value-type="float" office:value="2578256" calcext:value-type="float">
            <text:p>2578256</text:p>
          </table:table-cell>
          <table:table-cell table:formula="of:=AVERAGE([.E283:.E332])" office:value-type="float" office:value="304.945172" calcext:value-type="float">
            <text:p>304.945172</text:p>
          </table:table-cell>
          <table:table-cell table:formula="of:=AVERAGE([.E313:.E332])" office:value-type="float" office:value="306.51013" calcext:value-type="float">
            <text:p>306.51013</text:p>
          </table:table-cell>
          <table:table-cell table:formula="of:=AVERAGE([.D283:.D332])" office:value-type="float" office:value="311.857898" calcext:value-type="float">
            <text:p>311.857898</text:p>
          </table:table-cell>
          <table:table-cell table:formula="of:=AVERAGE([.E283:.E332])" office:value-type="float" office:value="304.945172" calcext:value-type="float">
            <text:p>304.945172</text:p>
          </table:table-cell>
          <table:table-cell table:formula="of:=AVERAGE([.F233:.F332])" office:value-type="float" office:value="300.4779" calcext:value-type="float">
            <text:p>300.4779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29" calcext:value-type="date">
            <text:p>2025-04-29</text:p>
          </table:table-cell>
          <table:table-cell office:value-type="float" office:value="316" calcext:value-type="float">
            <text:p>316</text:p>
          </table:table-cell>
          <table:table-cell office:value-type="float" office:value="316.7277" calcext:value-type="float">
            <text:p>316.7277</text:p>
          </table:table-cell>
          <table:table-cell office:value-type="float" office:value="313" calcext:value-type="float">
            <text:p>313</text:p>
          </table:table-cell>
          <table:table-cell office:value-type="float" office:value="314.5" calcext:value-type="float">
            <text:p>314.5</text:p>
          </table:table-cell>
          <table:table-cell office:value-type="float" office:value="3164531" calcext:value-type="float">
            <text:p>3164531</text:p>
          </table:table-cell>
          <table:table-cell table:formula="of:=AVERAGE([.E284:.E333])" office:value-type="float" office:value="305.049572" calcext:value-type="float">
            <text:p>305.049572</text:p>
          </table:table-cell>
          <table:table-cell table:formula="of:=AVERAGE([.E314:.E333])" office:value-type="float" office:value="306.93813" calcext:value-type="float">
            <text:p>306.93813</text:p>
          </table:table-cell>
          <table:table-cell table:formula="of:=AVERAGE([.D284:.D333])" office:value-type="float" office:value="311.972452" calcext:value-type="float">
            <text:p>311.972452</text:p>
          </table:table-cell>
          <table:table-cell table:formula="of:=AVERAGE([.E284:.E333])" office:value-type="float" office:value="305.049572" calcext:value-type="float">
            <text:p>305.049572</text:p>
          </table:table-cell>
          <table:table-cell table:formula="of:=AVERAGE([.F234:.F333])" office:value-type="float" office:value="300.6985" calcext:value-type="float">
            <text:p>300.6985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315.9" calcext:value-type="float">
            <text:p>315.9</text:p>
          </table:table-cell>
          <table:table-cell office:value-type="float" office:value="321" calcext:value-type="float">
            <text:p>321</text:p>
          </table:table-cell>
          <table:table-cell office:value-type="float" office:value="313.1" calcext:value-type="float">
            <text:p>313.1</text:p>
          </table:table-cell>
          <table:table-cell office:value-type="float" office:value="319.65" calcext:value-type="float">
            <text:p>319.65</text:p>
          </table:table-cell>
          <table:table-cell office:value-type="float" office:value="5564594" calcext:value-type="float">
            <text:p>5564594</text:p>
          </table:table-cell>
          <table:table-cell table:formula="of:=AVERAGE([.E285:.E334])" office:value-type="float" office:value="305.240772" calcext:value-type="float">
            <text:p>305.240772</text:p>
          </table:table-cell>
          <table:table-cell table:formula="of:=AVERAGE([.E315:.E334])" office:value-type="float" office:value="307.04563" calcext:value-type="float">
            <text:p>307.04563</text:p>
          </table:table-cell>
          <table:table-cell table:formula="of:=AVERAGE([.D285:.D334])" office:value-type="float" office:value="312.245452" calcext:value-type="float">
            <text:p>312.245452</text:p>
          </table:table-cell>
          <table:table-cell table:formula="of:=AVERAGE([.E285:.E334])" office:value-type="float" office:value="305.240772" calcext:value-type="float">
            <text:p>305.240772</text:p>
          </table:table-cell>
          <table:table-cell table:formula="of:=AVERAGE([.F235:.F334])" office:value-type="float" office:value="300.95" calcext:value-type="float">
            <text:p>300.95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313.155" calcext:value-type="float">
            <text:p>313.155</text:p>
          </table:table-cell>
          <table:table-cell office:value-type="float" office:value="319.25" calcext:value-type="float">
            <text:p>319.25</text:p>
          </table:table-cell>
          <table:table-cell office:value-type="float" office:value="311.6" calcext:value-type="float">
            <text:p>311.6</text:p>
          </table:table-cell>
          <table:table-cell office:value-type="float" office:value="313.64" calcext:value-type="float">
            <text:p>313.64</text:p>
          </table:table-cell>
          <table:table-cell office:value-type="float" office:value="5186858" calcext:value-type="float">
            <text:p>5186858</text:p>
          </table:table-cell>
          <table:table-cell table:formula="of:=AVERAGE([.E286:.E335])" office:value-type="float" office:value="305.482572" calcext:value-type="float">
            <text:p>305.482572</text:p>
          </table:table-cell>
          <table:table-cell table:formula="of:=AVERAGE([.E316:.E335])" office:value-type="float" office:value="307.13413" calcext:value-type="float">
            <text:p>307.13413</text:p>
          </table:table-cell>
          <table:table-cell table:formula="of:=AVERAGE([.D286:.D335])" office:value-type="float" office:value="312.554652" calcext:value-type="float">
            <text:p>312.554652</text:p>
          </table:table-cell>
          <table:table-cell table:formula="of:=AVERAGE([.E286:.E335])" office:value-type="float" office:value="305.482572" calcext:value-type="float">
            <text:p>305.482572</text:p>
          </table:table-cell>
          <table:table-cell table:formula="of:=AVERAGE([.F236:.F335])" office:value-type="float" office:value="301.1355" calcext:value-type="float">
            <text:p>301.1355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314.17" calcext:value-type="float">
            <text:p>314.17</text:p>
          </table:table-cell>
          <table:table-cell office:value-type="float" office:value="315.97" calcext:value-type="float">
            <text:p>315.97</text:p>
          </table:table-cell>
          <table:table-cell office:value-type="float" office:value="310.68" calcext:value-type="float">
            <text:p>310.68</text:p>
          </table:table-cell>
          <table:table-cell office:value-type="float" office:value="311.96" calcext:value-type="float">
            <text:p>311.96</text:p>
          </table:table-cell>
          <table:table-cell office:value-type="float" office:value="3994578" calcext:value-type="float">
            <text:p>3994578</text:p>
          </table:table-cell>
          <table:table-cell table:formula="of:=AVERAGE([.E287:.E336])" office:value-type="float" office:value="305.733172" calcext:value-type="float">
            <text:p>305.733172</text:p>
          </table:table-cell>
          <table:table-cell table:formula="of:=AVERAGE([.E317:.E336])" office:value-type="float" office:value="307.103255" calcext:value-type="float">
            <text:p>307.103255</text:p>
          </table:table-cell>
          <table:table-cell table:formula="of:=AVERAGE([.D287:.D336])" office:value-type="float" office:value="312.811452" calcext:value-type="float">
            <text:p>312.811452</text:p>
          </table:table-cell>
          <table:table-cell table:formula="of:=AVERAGE([.E287:.E336])" office:value-type="float" office:value="305.733172" calcext:value-type="float">
            <text:p>305.733172</text:p>
          </table:table-cell>
          <table:table-cell table:formula="of:=AVERAGE([.F237:.F336])" office:value-type="float" office:value="301.2604" calcext:value-type="float">
            <text:p>301.2604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5" calcext:value-type="date">
            <text:p>2025-05-05</text:p>
          </table:table-cell>
          <table:table-cell office:value-type="float" office:value="312.5" calcext:value-type="float">
            <text:p>312.5</text:p>
          </table:table-cell>
          <table:table-cell office:value-type="float" office:value="317.4" calcext:value-type="float">
            <text:p>317.4</text:p>
          </table:table-cell>
          <table:table-cell office:value-type="float" office:value="310.7" calcext:value-type="float">
            <text:p>310.7</text:p>
          </table:table-cell>
          <table:table-cell office:value-type="float" office:value="315.72" calcext:value-type="float">
            <text:p>315.72</text:p>
          </table:table-cell>
          <table:table-cell office:value-type="float" office:value="3534301" calcext:value-type="float">
            <text:p>3534301</text:p>
          </table:table-cell>
          <table:table-cell table:formula="of:=AVERAGE([.E288:.E337])" office:value-type="float" office:value="305.915372" calcext:value-type="float">
            <text:p>305.915372</text:p>
          </table:table-cell>
          <table:table-cell table:formula="of:=AVERAGE([.E318:.E337])" office:value-type="float" office:value="307.673255" calcext:value-type="float">
            <text:p>307.673255</text:p>
          </table:table-cell>
          <table:table-cell table:formula="of:=AVERAGE([.D288:.D337])" office:value-type="float" office:value="313.040252" calcext:value-type="float">
            <text:p>313.040252</text:p>
          </table:table-cell>
          <table:table-cell table:formula="of:=AVERAGE([.E288:.E337])" office:value-type="float" office:value="305.915372" calcext:value-type="float">
            <text:p>305.915372</text:p>
          </table:table-cell>
          <table:table-cell table:formula="of:=AVERAGE([.F238:.F337])" office:value-type="float" office:value="301.4278" calcext:value-type="float">
            <text:p>301.4278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6" calcext:value-type="date">
            <text:p>2025-05-06</text:p>
          </table:table-cell>
          <table:table-cell office:value-type="float" office:value="314.15" calcext:value-type="float">
            <text:p>314.15</text:p>
          </table:table-cell>
          <table:table-cell office:value-type="float" office:value="317.24" calcext:value-type="float">
            <text:p>317.24</text:p>
          </table:table-cell>
          <table:table-cell office:value-type="float" office:value="312.87" calcext:value-type="float">
            <text:p>312.87</text:p>
          </table:table-cell>
          <table:table-cell office:value-type="float" office:value="316.79" calcext:value-type="float">
            <text:p>316.79</text:p>
          </table:table-cell>
          <table:table-cell office:value-type="float" office:value="2691660" calcext:value-type="float">
            <text:p>2691660</text:p>
          </table:table-cell>
          <table:table-cell table:formula="of:=AVERAGE([.E289:.E338])" office:value-type="float" office:value="306.090372" calcext:value-type="float">
            <text:p>306.090372</text:p>
          </table:table-cell>
          <table:table-cell table:formula="of:=AVERAGE([.E319:.E338])" office:value-type="float" office:value="308.791755" calcext:value-type="float">
            <text:p>308.791755</text:p>
          </table:table-cell>
          <table:table-cell table:formula="of:=AVERAGE([.D289:.D338])" office:value-type="float" office:value="313.176252" calcext:value-type="float">
            <text:p>313.176252</text:p>
          </table:table-cell>
          <table:table-cell table:formula="of:=AVERAGE([.E289:.E338])" office:value-type="float" office:value="306.090372" calcext:value-type="float">
            <text:p>306.090372</text:p>
          </table:table-cell>
          <table:table-cell table:formula="of:=AVERAGE([.F239:.F338])" office:value-type="float" office:value="301.582" calcext:value-type="float">
            <text:p>301.582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316.12" calcext:value-type="float">
            <text:p>316.12</text:p>
          </table:table-cell>
          <table:table-cell office:value-type="float" office:value="319.24" calcext:value-type="float">
            <text:p>319.24</text:p>
          </table:table-cell>
          <table:table-cell office:value-type="float" office:value="316.12" calcext:value-type="float">
            <text:p>316.12</text:p>
          </table:table-cell>
          <table:table-cell office:value-type="float" office:value="318.13" calcext:value-type="float">
            <text:p>318.13</text:p>
          </table:table-cell>
          <table:table-cell office:value-type="float" office:value="2726245" calcext:value-type="float">
            <text:p>2726245</text:p>
          </table:table-cell>
          <table:table-cell table:formula="of:=AVERAGE([.E290:.E339])" office:value-type="float" office:value="306.252952" calcext:value-type="float">
            <text:p>306.252952</text:p>
          </table:table-cell>
          <table:table-cell table:formula="of:=AVERAGE([.E320:.E339])" office:value-type="float" office:value="309.851755" calcext:value-type="float">
            <text:p>309.851755</text:p>
          </table:table-cell>
          <table:table-cell table:formula="of:=AVERAGE([.D290:.D339])" office:value-type="float" office:value="313.326852" calcext:value-type="float">
            <text:p>313.326852</text:p>
          </table:table-cell>
          <table:table-cell table:formula="of:=AVERAGE([.E290:.E339])" office:value-type="float" office:value="306.252952" calcext:value-type="float">
            <text:p>306.252952</text:p>
          </table:table-cell>
          <table:table-cell table:formula="of:=AVERAGE([.F240:.F339])" office:value-type="float" office:value="301.7562" calcext:value-type="float">
            <text:p>301.7562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8" calcext:value-type="date">
            <text:p>2025-05-08</text:p>
          </table:table-cell>
          <table:table-cell office:value-type="float" office:value="318.09" calcext:value-type="float">
            <text:p>318.09</text:p>
          </table:table-cell>
          <table:table-cell office:value-type="float" office:value="319.66" calcext:value-type="float">
            <text:p>319.66</text:p>
          </table:table-cell>
          <table:table-cell office:value-type="float" office:value="313.18" calcext:value-type="float">
            <text:p>313.18</text:p>
          </table:table-cell>
          <table:table-cell office:value-type="float" office:value="313.49" calcext:value-type="float">
            <text:p>313.49</text:p>
          </table:table-cell>
          <table:table-cell office:value-type="float" office:value="2131496" calcext:value-type="float">
            <text:p>2131496</text:p>
          </table:table-cell>
          <table:table-cell table:formula="of:=AVERAGE([.E291:.E340])" office:value-type="float" office:value="306.442952" calcext:value-type="float">
            <text:p>306.442952</text:p>
          </table:table-cell>
          <table:table-cell table:formula="of:=AVERAGE([.E321:.E340])" office:value-type="float" office:value="310.675005" calcext:value-type="float">
            <text:p>310.675005</text:p>
          </table:table-cell>
          <table:table-cell table:formula="of:=AVERAGE([.D291:.D340])" office:value-type="float" office:value="313.429052" calcext:value-type="float">
            <text:p>313.429052</text:p>
          </table:table-cell>
          <table:table-cell table:formula="of:=AVERAGE([.E291:.E340])" office:value-type="float" office:value="306.442952" calcext:value-type="float">
            <text:p>306.442952</text:p>
          </table:table-cell>
          <table:table-cell table:formula="of:=AVERAGE([.F241:.F340])" office:value-type="float" office:value="301.9301" calcext:value-type="float">
            <text:p>301.9301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9" calcext:value-type="date">
            <text:p>2025-05-09</text:p>
          </table:table-cell>
          <table:table-cell office:value-type="float" office:value="312.87" calcext:value-type="float">
            <text:p>312.87</text:p>
          </table:table-cell>
          <table:table-cell office:value-type="float" office:value="314.25" calcext:value-type="float">
            <text:p>314.25</text:p>
          </table:table-cell>
          <table:table-cell office:value-type="float" office:value="311.1675" calcext:value-type="float">
            <text:p>311.1675</text:p>
          </table:table-cell>
          <table:table-cell office:value-type="float" office:value="313.68" calcext:value-type="float">
            <text:p>313.68</text:p>
          </table:table-cell>
          <table:table-cell office:value-type="float" office:value="1917830" calcext:value-type="float">
            <text:p>1917830</text:p>
          </table:table-cell>
          <table:table-cell table:formula="of:=AVERAGE([.E292:.E341])" office:value-type="float" office:value="306.581902" calcext:value-type="float">
            <text:p>306.581902</text:p>
          </table:table-cell>
          <table:table-cell table:formula="of:=AVERAGE([.E322:.E341])" office:value-type="float" office:value="311.38763" calcext:value-type="float">
            <text:p>311.38763</text:p>
          </table:table-cell>
          <table:table-cell table:formula="of:=AVERAGE([.D292:.D341])" office:value-type="float" office:value="313.478454" calcext:value-type="float">
            <text:p>313.478454</text:p>
          </table:table-cell>
          <table:table-cell table:formula="of:=AVERAGE([.E292:.E341])" office:value-type="float" office:value="306.581902" calcext:value-type="float">
            <text:p>306.581902</text:p>
          </table:table-cell>
          <table:table-cell table:formula="of:=AVERAGE([.F242:.F341])" office:value-type="float" office:value="302.1006" calcext:value-type="float">
            <text:p>302.1006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2" calcext:value-type="date">
            <text:p>2025-05-12</text:p>
          </table:table-cell>
          <table:table-cell office:value-type="float" office:value="312.01" calcext:value-type="float">
            <text:p>312.01</text:p>
          </table:table-cell>
          <table:table-cell office:value-type="float" office:value="312.18" calcext:value-type="float">
            <text:p>312.18</text:p>
          </table:table-cell>
          <table:table-cell office:value-type="float" office:value="305.01" calcext:value-type="float">
            <text:p>305.01</text:p>
          </table:table-cell>
          <table:table-cell office:value-type="float" office:value="311.92" calcext:value-type="float">
            <text:p>311.92</text:p>
          </table:table-cell>
          <table:table-cell office:value-type="float" office:value="4137861" calcext:value-type="float">
            <text:p>4137861</text:p>
          </table:table-cell>
          <table:table-cell table:formula="of:=AVERAGE([.E293:.E342])" office:value-type="float" office:value="306.604502" calcext:value-type="float">
            <text:p>306.604502</text:p>
          </table:table-cell>
          <table:table-cell table:formula="of:=AVERAGE([.E323:.E342])" office:value-type="float" office:value="311.440125" calcext:value-type="float">
            <text:p>311.440125</text:p>
          </table:table-cell>
          <table:table-cell table:formula="of:=AVERAGE([.D293:.D342])" office:value-type="float" office:value="313.551654" calcext:value-type="float">
            <text:p>313.551654</text:p>
          </table:table-cell>
          <table:table-cell table:formula="of:=AVERAGE([.E293:.E342])" office:value-type="float" office:value="306.604502" calcext:value-type="float">
            <text:p>306.604502</text:p>
          </table:table-cell>
          <table:table-cell table:formula="of:=AVERAGE([.F243:.F342])" office:value-type="float" office:value="302.2538" calcext:value-type="float">
            <text:p>302.253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11.335" calcext:value-type="float">
            <text:p>311.335</text:p>
          </table:table-cell>
          <table:table-cell office:value-type="float" office:value="312.165" calcext:value-type="float">
            <text:p>312.165</text:p>
          </table:table-cell>
          <table:table-cell office:value-type="float" office:value="308.4499" calcext:value-type="float">
            <text:p>308.4499</text:p>
          </table:table-cell>
          <table:table-cell office:value-type="float" office:value="308.69" calcext:value-type="float">
            <text:p>308.69</text:p>
          </table:table-cell>
          <table:table-cell office:value-type="float" office:value="3018600" calcext:value-type="float">
            <text:p>3018600</text:p>
          </table:table-cell>
          <table:table-cell table:formula="of:=AVERAGE([.E294:.E343])" office:value-type="float" office:value="306.7249" calcext:value-type="float">
            <text:p>306.7249</text:p>
          </table:table-cell>
          <table:table-cell table:formula="of:=AVERAGE([.E324:.E343])" office:value-type="float" office:value="311.30612" calcext:value-type="float">
            <text:p>311.30612</text:p>
          </table:table-cell>
          <table:table-cell table:formula="of:=AVERAGE([.D294:.D343])" office:value-type="float" office:value="313.605154" calcext:value-type="float">
            <text:p>313.605154</text:p>
          </table:table-cell>
          <table:table-cell table:formula="of:=AVERAGE([.E294:.E343])" office:value-type="float" office:value="306.7249" calcext:value-type="float">
            <text:p>306.7249</text:p>
          </table:table-cell>
          <table:table-cell table:formula="of:=AVERAGE([.F244:.F343])" office:value-type="float" office:value="302.3636" calcext:value-type="float">
            <text:p>302.3636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307.995" calcext:value-type="float">
            <text:p>307.995</text:p>
          </table:table-cell>
          <table:table-cell office:value-type="float" office:value="308.9086" calcext:value-type="float">
            <text:p>308.9086</text:p>
          </table:table-cell>
          <table:table-cell office:value-type="float" office:value="305.69" calcext:value-type="float">
            <text:p>305.69</text:p>
          </table:table-cell>
          <table:table-cell office:value-type="float" office:value="307.5" calcext:value-type="float">
            <text:p>307.5</text:p>
          </table:table-cell>
          <table:table-cell office:value-type="float" office:value="2657043" calcext:value-type="float">
            <text:p>2657043</text:p>
          </table:table-cell>
          <table:table-cell table:formula="of:=AVERAGE([.E295:.E344])" office:value-type="float" office:value="306.7469" calcext:value-type="float">
            <text:p>306.7469</text:p>
          </table:table-cell>
          <table:table-cell table:formula="of:=AVERAGE([.E325:.E344])" office:value-type="float" office:value="310.99862" calcext:value-type="float">
            <text:p>310.99862</text:p>
          </table:table-cell>
          <table:table-cell table:formula="of:=AVERAGE([.D295:.D344])" office:value-type="float" office:value="313.524726" calcext:value-type="float">
            <text:p>313.524726</text:p>
          </table:table-cell>
          <table:table-cell table:formula="of:=AVERAGE([.E295:.E344])" office:value-type="float" office:value="306.7469" calcext:value-type="float">
            <text:p>306.7469</text:p>
          </table:table-cell>
          <table:table-cell table:formula="of:=AVERAGE([.F245:.F344])" office:value-type="float" office:value="302.4778" calcext:value-type="float">
            <text:p>302.477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5" calcext:value-type="date">
            <text:p>2025-05-15</text:p>
          </table:table-cell>
          <table:table-cell office:value-type="float" office:value="307.8" calcext:value-type="float">
            <text:p>307.8</text:p>
          </table:table-cell>
          <table:table-cell office:value-type="float" office:value="315.13" calcext:value-type="float">
            <text:p>315.13</text:p>
          </table:table-cell>
          <table:table-cell office:value-type="float" office:value="307.8" calcext:value-type="float">
            <text:p>307.8</text:p>
          </table:table-cell>
          <table:table-cell office:value-type="float" office:value="314.48" calcext:value-type="float">
            <text:p>314.48</text:p>
          </table:table-cell>
          <table:table-cell office:value-type="float" office:value="2928718" calcext:value-type="float">
            <text:p>2928718</text:p>
          </table:table-cell>
          <table:table-cell table:formula="of:=AVERAGE([.E296:.E345])" office:value-type="float" office:value="306.8355" calcext:value-type="float">
            <text:p>306.8355</text:p>
          </table:table-cell>
          <table:table-cell table:formula="of:=AVERAGE([.E326:.E345])" office:value-type="float" office:value="311.02012" calcext:value-type="float">
            <text:p>311.02012</text:p>
          </table:table-cell>
          <table:table-cell table:formula="of:=AVERAGE([.D296:.D345])" office:value-type="float" office:value="313.658126" calcext:value-type="float">
            <text:p>313.658126</text:p>
          </table:table-cell>
          <table:table-cell table:formula="of:=AVERAGE([.E296:.E345])" office:value-type="float" office:value="306.8355" calcext:value-type="float">
            <text:p>306.8355</text:p>
          </table:table-cell>
          <table:table-cell table:formula="of:=AVERAGE([.F246:.F345])" office:value-type="float" office:value="302.7138" calcext:value-type="float">
            <text:p>302.713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6" calcext:value-type="date">
            <text:p>2025-05-16</text:p>
          </table:table-cell>
          <table:table-cell office:value-type="float" office:value="314.17" calcext:value-type="float">
            <text:p>314.17</text:p>
          </table:table-cell>
          <table:table-cell office:value-type="float" office:value="318.66" calcext:value-type="float">
            <text:p>318.66</text:p>
          </table:table-cell>
          <table:table-cell office:value-type="float" office:value="313.37" calcext:value-type="float">
            <text:p>313.37</text:p>
          </table:table-cell>
          <table:table-cell office:value-type="float" office:value="318.61" calcext:value-type="float">
            <text:p>318.61</text:p>
          </table:table-cell>
          <table:table-cell office:value-type="float" office:value="2637287" calcext:value-type="float">
            <text:p>2637287</text:p>
          </table:table-cell>
          <table:table-cell table:formula="of:=AVERAGE([.E297:.E346])" office:value-type="float" office:value="307.0153" calcext:value-type="float">
            <text:p>307.0153</text:p>
          </table:table-cell>
          <table:table-cell table:formula="of:=AVERAGE([.E327:.E346])" office:value-type="float" office:value="311.33212" calcext:value-type="float">
            <text:p>311.33212</text:p>
          </table:table-cell>
          <table:table-cell table:formula="of:=AVERAGE([.D297:.D346])" office:value-type="float" office:value="313.804326" calcext:value-type="float">
            <text:p>313.804326</text:p>
          </table:table-cell>
          <table:table-cell table:formula="of:=AVERAGE([.E297:.E346])" office:value-type="float" office:value="307.0153" calcext:value-type="float">
            <text:p>307.0153</text:p>
          </table:table-cell>
          <table:table-cell table:formula="of:=AVERAGE([.F247:.F346])" office:value-type="float" office:value="302.9976" calcext:value-type="float">
            <text:p>302.9976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19" calcext:value-type="date">
            <text:p>2025-05-19</text:p>
          </table:table-cell>
          <table:table-cell office:value-type="float" office:value="318.2" calcext:value-type="float">
            <text:p>318.2</text:p>
          </table:table-cell>
          <table:table-cell office:value-type="float" office:value="321.61" calcext:value-type="float">
            <text:p>321.61</text:p>
          </table:table-cell>
          <table:table-cell office:value-type="float" office:value="318.03" calcext:value-type="float">
            <text:p>318.03</text:p>
          </table:table-cell>
          <table:table-cell office:value-type="float" office:value="321.23" calcext:value-type="float">
            <text:p>321.23</text:p>
          </table:table-cell>
          <table:table-cell office:value-type="float" office:value="2749002" calcext:value-type="float">
            <text:p>2749002</text:p>
          </table:table-cell>
          <table:table-cell table:formula="of:=AVERAGE([.E298:.E347])" office:value-type="float" office:value="307.1689" calcext:value-type="float">
            <text:p>307.1689</text:p>
          </table:table-cell>
          <table:table-cell table:formula="of:=AVERAGE([.E328:.E347])" office:value-type="float" office:value="311.97787" calcext:value-type="float">
            <text:p>311.97787</text:p>
          </table:table-cell>
          <table:table-cell table:formula="of:=AVERAGE([.D298:.D347])" office:value-type="float" office:value="313.773126" calcext:value-type="float">
            <text:p>313.773126</text:p>
          </table:table-cell>
          <table:table-cell table:formula="of:=AVERAGE([.E298:.E347])" office:value-type="float" office:value="307.1689" calcext:value-type="float">
            <text:p>307.1689</text:p>
          </table:table-cell>
          <table:table-cell table:formula="of:=AVERAGE([.F248:.F347])" office:value-type="float" office:value="303.2831" calcext:value-type="float">
            <text:p>303.2831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0" calcext:value-type="date">
            <text:p>2025-05-20</text:p>
          </table:table-cell>
          <table:table-cell office:value-type="float" office:value="320.86" calcext:value-type="float">
            <text:p>320.86</text:p>
          </table:table-cell>
          <table:table-cell office:value-type="float" office:value="321.72" calcext:value-type="float">
            <text:p>321.72</text:p>
          </table:table-cell>
          <table:table-cell office:value-type="float" office:value="318.85" calcext:value-type="float">
            <text:p>318.85</text:p>
          </table:table-cell>
          <table:table-cell office:value-type="float" office:value="319.8" calcext:value-type="float">
            <text:p>319.8</text:p>
          </table:table-cell>
          <table:table-cell office:value-type="float" office:value="2034967" calcext:value-type="float">
            <text:p>2034967</text:p>
          </table:table-cell>
          <table:table-cell table:formula="of:=AVERAGE([.E299:.E348])" office:value-type="float" office:value="307.2311" calcext:value-type="float">
            <text:p>307.2311</text:p>
          </table:table-cell>
          <table:table-cell table:formula="of:=AVERAGE([.E329:.E348])" office:value-type="float" office:value="312.36087" calcext:value-type="float">
            <text:p>312.36087</text:p>
          </table:table-cell>
          <table:table-cell table:formula="of:=AVERAGE([.D299:.D348])" office:value-type="float" office:value="313.681126" calcext:value-type="float">
            <text:p>313.681126</text:p>
          </table:table-cell>
          <table:table-cell table:formula="of:=AVERAGE([.E299:.E348])" office:value-type="float" office:value="307.2311" calcext:value-type="float">
            <text:p>307.2311</text:p>
          </table:table-cell>
          <table:table-cell table:formula="of:=AVERAGE([.F249:.F348])" office:value-type="float" office:value="303.5682" calcext:value-type="float">
            <text:p>303.5682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317.52" calcext:value-type="float">
            <text:p>317.52</text:p>
          </table:table-cell>
          <table:table-cell office:value-type="float" office:value="318.67" calcext:value-type="float">
            <text:p>318.67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6.44" calcext:value-type="float">
            <text:p>316.44</text:p>
          </table:table-cell>
          <table:table-cell office:value-type="float" office:value="2386740" calcext:value-type="float">
            <text:p>2386740</text:p>
          </table:table-cell>
          <table:table-cell table:formula="of:=AVERAGE([.E300:.E349])" office:value-type="float" office:value="307.4083" calcext:value-type="float">
            <text:p>307.4083</text:p>
          </table:table-cell>
          <table:table-cell table:formula="of:=AVERAGE([.E330:.E349])" office:value-type="float" office:value="312.37987" calcext:value-type="float">
            <text:p>312.37987</text:p>
          </table:table-cell>
          <table:table-cell table:formula="of:=AVERAGE([.D300:.D349])" office:value-type="float" office:value="313.700526" calcext:value-type="float">
            <text:p>313.700526</text:p>
          </table:table-cell>
          <table:table-cell table:formula="of:=AVERAGE([.E300:.E349])" office:value-type="float" office:value="307.4083" calcext:value-type="float">
            <text:p>307.4083</text:p>
          </table:table-cell>
          <table:table-cell table:formula="of:=AVERAGE([.F250:.F349])" office:value-type="float" office:value="303.7927" calcext:value-type="float">
            <text:p>303.7927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16.45" calcext:value-type="float">
            <text:p>316.45</text:p>
          </table:table-cell>
          <table:table-cell office:value-type="float" office:value="316.62" calcext:value-type="float">
            <text:p>316.62</text:p>
          </table:table-cell>
          <table:table-cell office:value-type="float" office:value="312.63" calcext:value-type="float">
            <text:p>312.63</text:p>
          </table:table-cell>
          <table:table-cell office:value-type="float" office:value="314.31" calcext:value-type="float">
            <text:p>314.31</text:p>
          </table:table-cell>
          <table:table-cell office:value-type="float" office:value="2642001" calcext:value-type="float">
            <text:p>2642001</text:p>
          </table:table-cell>
          <table:table-cell table:formula="of:=AVERAGE([.E301:.E350])" office:value-type="float" office:value="307.7339" calcext:value-type="float">
            <text:p>307.7339</text:p>
          </table:table-cell>
          <table:table-cell table:formula="of:=AVERAGE([.E331:.E350])" office:value-type="float" office:value="312.33487" calcext:value-type="float">
            <text:p>312.33487</text:p>
          </table:table-cell>
          <table:table-cell table:formula="of:=AVERAGE([.D301:.D350])" office:value-type="float" office:value="313.904326" calcext:value-type="float">
            <text:p>313.904326</text:p>
          </table:table-cell>
          <table:table-cell table:formula="of:=AVERAGE([.E301:.E350])" office:value-type="float" office:value="307.7339" calcext:value-type="float">
            <text:p>307.7339</text:p>
          </table:table-cell>
          <table:table-cell table:formula="of:=AVERAGE([.F251:.F350])" office:value-type="float" office:value="303.9878" calcext:value-type="float">
            <text:p>303.9878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313.79" calcext:value-type="float">
            <text:p>313.79</text:p>
          </table:table-cell>
          <table:table-cell office:value-type="float" office:value="315.65" calcext:value-type="float">
            <text:p>315.65</text:p>
          </table:table-cell>
          <table:table-cell office:value-type="float" office:value="313.03" calcext:value-type="float">
            <text:p>313.03</text:p>
          </table:table-cell>
          <table:table-cell office:value-type="float" office:value="314.57" calcext:value-type="float">
            <text:p>314.57</text:p>
          </table:table-cell>
          <table:table-cell office:value-type="float" office:value="2701615" calcext:value-type="float">
            <text:p>2701615</text:p>
          </table:table-cell>
          <table:table-cell table:formula="of:=AVERAGE([.E302:.E351])" office:value-type="float" office:value="308.0491" calcext:value-type="float">
            <text:p>308.0491</text:p>
          </table:table-cell>
          <table:table-cell table:formula="of:=AVERAGE([.E332:.E351])" office:value-type="float" office:value="312.23487" calcext:value-type="float">
            <text:p>312.23487</text:p>
          </table:table-cell>
          <table:table-cell table:formula="of:=AVERAGE([.D302:.D351])" office:value-type="float" office:value="314.148026" calcext:value-type="float">
            <text:p>314.148026</text:p>
          </table:table-cell>
          <table:table-cell table:formula="of:=AVERAGE([.E302:.E351])" office:value-type="float" office:value="308.0491" calcext:value-type="float">
            <text:p>308.0491</text:p>
          </table:table-cell>
          <table:table-cell table:formula="of:=AVERAGE([.F252:.F351])" office:value-type="float" office:value="304.1973" calcext:value-type="float">
            <text:p>304.1973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314.53" calcext:value-type="float">
            <text:p>314.53</text:p>
          </table:table-cell>
          <table:table-cell office:value-type="float" office:value="315.6165" calcext:value-type="float">
            <text:p>315.6165</text:p>
          </table:table-cell>
          <table:table-cell office:value-type="float" office:value="312.16" calcext:value-type="float">
            <text:p>312.16</text:p>
          </table:table-cell>
          <table:table-cell office:value-type="float" office:value="314.95" calcext:value-type="float">
            <text:p>314.95</text:p>
          </table:table-cell>
          <table:table-cell office:value-type="float" office:value="2527016" calcext:value-type="float">
            <text:p>2527016</text:p>
          </table:table-cell>
          <table:table-cell table:formula="of:=AVERAGE([.E303:.E352])" office:value-type="float" office:value="308.3781" calcext:value-type="float">
            <text:p>308.3781</text:p>
          </table:table-cell>
          <table:table-cell table:formula="of:=AVERAGE([.E333:.E352])" office:value-type="float" office:value="312.13037" calcext:value-type="float">
            <text:p>312.13037</text:p>
          </table:table-cell>
          <table:table-cell table:formula="of:=AVERAGE([.D303:.D352])" office:value-type="float" office:value="314.446956" calcext:value-type="float">
            <text:p>314.446956</text:p>
          </table:table-cell>
          <table:table-cell table:formula="of:=AVERAGE([.E303:.E352])" office:value-type="float" office:value="308.3781" calcext:value-type="float">
            <text:p>308.3781</text:p>
          </table:table-cell>
          <table:table-cell table:formula="of:=AVERAGE([.F253:.F352])" office:value-type="float" office:value="304.4508" calcext:value-type="float">
            <text:p>304.4508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8" calcext:value-type="date">
            <text:p>2025-05-28</text:p>
          </table:table-cell>
          <table:table-cell office:value-type="float" office:value="314.505" calcext:value-type="float">
            <text:p>314.505</text:p>
          </table:table-cell>
          <table:table-cell office:value-type="float" office:value="315.65" calcext:value-type="float">
            <text:p>315.65</text:p>
          </table:table-cell>
          <table:table-cell office:value-type="float" office:value="312.19" calcext:value-type="float">
            <text:p>312.19</text:p>
          </table:table-cell>
          <table:table-cell office:value-type="float" office:value="312.84" calcext:value-type="float">
            <text:p>312.84</text:p>
          </table:table-cell>
          <table:table-cell office:value-type="float" office:value="1935645" calcext:value-type="float">
            <text:p>1935645</text:p>
          </table:table-cell>
          <table:table-cell table:formula="of:=AVERAGE([.E304:.E353])" office:value-type="float" office:value="308.6213" calcext:value-type="float">
            <text:p>308.6213</text:p>
          </table:table-cell>
          <table:table-cell table:formula="of:=AVERAGE([.E334:.E353])" office:value-type="float" office:value="312.08987" calcext:value-type="float">
            <text:p>312.08987</text:p>
          </table:table-cell>
          <table:table-cell table:formula="of:=AVERAGE([.D304:.D353])" office:value-type="float" office:value="314.655356" calcext:value-type="float">
            <text:p>314.655356</text:p>
          </table:table-cell>
          <table:table-cell table:formula="of:=AVERAGE([.E304:.E353])" office:value-type="float" office:value="308.6213" calcext:value-type="float">
            <text:p>308.6213</text:p>
          </table:table-cell>
          <table:table-cell table:formula="of:=AVERAGE([.F254:.F353])" office:value-type="float" office:value="304.6803" calcext:value-type="float">
            <text:p>304.6803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9" calcext:value-type="date">
            <text:p>2025-05-29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4959" calcext:value-type="float">
            <text:p>313.4959</text:p>
          </table:table-cell>
          <table:table-cell office:value-type="float" office:value="310.04" calcext:value-type="float">
            <text:p>310.04</text:p>
          </table:table-cell>
          <table:table-cell office:value-type="float" office:value="311.86" calcext:value-type="float">
            <text:p>311.86</text:p>
          </table:table-cell>
          <table:table-cell office:value-type="float" office:value="2248937" calcext:value-type="float">
            <text:p>2248937</text:p>
          </table:table-cell>
          <table:table-cell table:formula="of:=AVERAGE([.E305:.E354])" office:value-type="float" office:value="308.7767" calcext:value-type="float">
            <text:p>308.7767</text:p>
          </table:table-cell>
          <table:table-cell table:formula="of:=AVERAGE([.E335:.E354])" office:value-type="float" office:value="311.93687" calcext:value-type="float">
            <text:p>311.93687</text:p>
          </table:table-cell>
          <table:table-cell table:formula="of:=AVERAGE([.D305:.D354])" office:value-type="float" office:value="314.825874" calcext:value-type="float">
            <text:p>314.825874</text:p>
          </table:table-cell>
          <table:table-cell table:formula="of:=AVERAGE([.E305:.E354])" office:value-type="float" office:value="308.7767" calcext:value-type="float">
            <text:p>308.7767</text:p>
          </table:table-cell>
          <table:table-cell table:formula="of:=AVERAGE([.F255:.F354])" office:value-type="float" office:value="304.8738" calcext:value-type="float">
            <text:p>304.8738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30" calcext:value-type="date">
            <text:p>2025-05-30</text:p>
          </table:table-cell>
          <table:table-cell office:value-type="float" office:value="312.095" calcext:value-type="float">
            <text:p>312.095</text:p>
          </table:table-cell>
          <table:table-cell office:value-type="float" office:value="315.29" calcext:value-type="float">
            <text:p>315.29</text:p>
          </table:table-cell>
          <table:table-cell office:value-type="float" office:value="310.58" calcext:value-type="float">
            <text:p>310.58</text:p>
          </table:table-cell>
          <table:table-cell office:value-type="float" office:value="313.85" calcext:value-type="float">
            <text:p>313.85</text:p>
          </table:table-cell>
          <table:table-cell office:value-type="float" office:value="4062917" calcext:value-type="float">
            <text:p>4062917</text:p>
          </table:table-cell>
          <table:table-cell table:formula="of:=AVERAGE([.E306:.E355])" office:value-type="float" office:value="308.9157" calcext:value-type="float">
            <text:p>308.9157</text:p>
          </table:table-cell>
          <table:table-cell table:formula="of:=AVERAGE([.E336:.E355])" office:value-type="float" office:value="311.88587" calcext:value-type="float">
            <text:p>311.88587</text:p>
          </table:table-cell>
          <table:table-cell table:formula="of:=AVERAGE([.D306:.D355])" office:value-type="float" office:value="314.970074" calcext:value-type="float">
            <text:p>314.970074</text:p>
          </table:table-cell>
          <table:table-cell table:formula="of:=AVERAGE([.E306:.E355])" office:value-type="float" office:value="308.9157" calcext:value-type="float">
            <text:p>308.9157</text:p>
          </table:table-cell>
          <table:table-cell table:formula="of:=AVERAGE([.F256:.F355])" office:value-type="float" office:value="305.0645" calcext:value-type="float">
            <text:p>305.0645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2" calcext:value-type="date">
            <text:p>2025-06-02</text:p>
          </table:table-cell>
          <table:table-cell office:value-type="float" office:value="310.89" calcext:value-type="float">
            <text:p>310.89</text:p>
          </table:table-cell>
          <table:table-cell office:value-type="float" office:value="313.245" calcext:value-type="float">
            <text:p>313.245</text:p>
          </table:table-cell>
          <table:table-cell office:value-type="float" office:value="309.3901" calcext:value-type="float">
            <text:p>309.3901</text:p>
          </table:table-cell>
          <table:table-cell office:value-type="float" office:value="312.68" calcext:value-type="float">
            <text:p>312.68</text:p>
          </table:table-cell>
          <table:table-cell office:value-type="float" office:value="2577048" calcext:value-type="float">
            <text:p>2577048</text:p>
          </table:table-cell>
          <table:table-cell table:formula="of:=AVERAGE([.E307:.E356])" office:value-type="float" office:value="308.993302" calcext:value-type="float">
            <text:p>308.993302</text:p>
          </table:table-cell>
          <table:table-cell table:formula="of:=AVERAGE([.E337:.E356])" office:value-type="float" office:value="311.821375" calcext:value-type="float">
            <text:p>311.821375</text:p>
          </table:table-cell>
          <table:table-cell table:formula="of:=AVERAGE([.D307:.D356])" office:value-type="float" office:value="315.041774" calcext:value-type="float">
            <text:p>315.041774</text:p>
          </table:table-cell>
          <table:table-cell table:formula="of:=AVERAGE([.E307:.E356])" office:value-type="float" office:value="308.993302" calcext:value-type="float">
            <text:p>308.993302</text:p>
          </table:table-cell>
          <table:table-cell table:formula="of:=AVERAGE([.F257:.F356])" office:value-type="float" office:value="305.2695" calcext:value-type="float">
            <text:p>305.2695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3" calcext:value-type="date">
            <text:p>2025-06-03</text:p>
          </table:table-cell>
          <table:table-cell office:value-type="float" office:value="311.55" calcext:value-type="float">
            <text:p>311.55</text:p>
          </table:table-cell>
          <table:table-cell office:value-type="float" office:value="314.39" calcext:value-type="float">
            <text:p>314.39</text:p>
          </table:table-cell>
          <table:table-cell office:value-type="float" office:value="309.15" calcext:value-type="float">
            <text:p>309.15</text:p>
          </table:table-cell>
          <table:table-cell office:value-type="float" office:value="312.39" calcext:value-type="float">
            <text:p>312.39</text:p>
          </table:table-cell>
          <table:table-cell office:value-type="float" office:value="3028181" calcext:value-type="float">
            <text:p>3028181</text:p>
          </table:table-cell>
          <table:table-cell table:formula="of:=AVERAGE([.E308:.E357])" office:value-type="float" office:value="309.143502" calcext:value-type="float">
            <text:p>309.143502</text:p>
          </table:table-cell>
          <table:table-cell table:formula="of:=AVERAGE([.E338:.E357])" office:value-type="float" office:value="311.743875" calcext:value-type="float">
            <text:p>311.743875</text:p>
          </table:table-cell>
          <table:table-cell table:formula="of:=AVERAGE([.D308:.D357])" office:value-type="float" office:value="315.189574" calcext:value-type="float">
            <text:p>315.189574</text:p>
          </table:table-cell>
          <table:table-cell table:formula="of:=AVERAGE([.E308:.E357])" office:value-type="float" office:value="309.143502" calcext:value-type="float">
            <text:p>309.143502</text:p>
          </table:table-cell>
          <table:table-cell table:formula="of:=AVERAGE([.F258:.F357])" office:value-type="float" office:value="305.5" calcext:value-type="float">
            <text:p>305.5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312.545" calcext:value-type="float">
            <text:p>312.545</text:p>
          </table:table-cell>
          <table:table-cell office:value-type="float" office:value="314.2499" calcext:value-type="float">
            <text:p>314.2499</text:p>
          </table:table-cell>
          <table:table-cell office:value-type="float" office:value="309.48" calcext:value-type="float">
            <text:p>309.48</text:p>
          </table:table-cell>
          <table:table-cell office:value-type="float" office:value="311.57" calcext:value-type="float">
            <text:p>311.57</text:p>
          </table:table-cell>
          <table:table-cell office:value-type="float" office:value="2069546" calcext:value-type="float">
            <text:p>2069546</text:p>
          </table:table-cell>
          <table:table-cell table:formula="of:=AVERAGE([.E309:.E358])" office:value-type="float" office:value="309.242502" calcext:value-type="float">
            <text:p>309.242502</text:p>
          </table:table-cell>
          <table:table-cell table:formula="of:=AVERAGE([.E339:.E358])" office:value-type="float" office:value="311.574375" calcext:value-type="float">
            <text:p>311.574375</text:p>
          </table:table-cell>
          <table:table-cell table:formula="of:=AVERAGE([.D309:.D358])" office:value-type="float" office:value="315.315572" calcext:value-type="float">
            <text:p>315.315572</text:p>
          </table:table-cell>
          <table:table-cell table:formula="of:=AVERAGE([.E309:.E358])" office:value-type="float" office:value="309.242502" calcext:value-type="float">
            <text:p>309.242502</text:p>
          </table:table-cell>
          <table:table-cell table:formula="of:=AVERAGE([.F259:.F358])" office:value-type="float" office:value="305.7467" calcext:value-type="float">
            <text:p>305.7467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5" calcext:value-type="date">
            <text:p>2025-06-05</text:p>
          </table:table-cell>
          <table:table-cell office:value-type="float" office:value="311.7" calcext:value-type="float">
            <text:p>311.7</text:p>
          </table:table-cell>
          <table:table-cell office:value-type="float" office:value="312" calcext:value-type="float">
            <text:p>312</text:p>
          </table:table-cell>
          <table:table-cell office:value-type="float" office:value="307.77" calcext:value-type="float">
            <text:p>307.77</text:p>
          </table:table-cell>
          <table:table-cell office:value-type="float" office:value="308.98" calcext:value-type="float">
            <text:p>308.98</text:p>
          </table:table-cell>
          <table:table-cell office:value-type="float" office:value="3817236" calcext:value-type="float">
            <text:p>3817236</text:p>
          </table:table-cell>
          <table:table-cell table:formula="of:=AVERAGE([.E310:.E359])" office:value-type="float" office:value="309.317302" calcext:value-type="float">
            <text:p>309.317302</text:p>
          </table:table-cell>
          <table:table-cell table:formula="of:=AVERAGE([.E340:.E359])" office:value-type="float" office:value="311.156875" calcext:value-type="float">
            <text:p>311.156875</text:p>
          </table:table-cell>
          <table:table-cell table:formula="of:=AVERAGE([.D310:.D359])" office:value-type="float" office:value="315.382372" calcext:value-type="float">
            <text:p>315.382372</text:p>
          </table:table-cell>
          <table:table-cell table:formula="of:=AVERAGE([.E310:.E359])" office:value-type="float" office:value="309.317302" calcext:value-type="float">
            <text:p>309.317302</text:p>
          </table:table-cell>
          <table:table-cell table:formula="of:=AVERAGE([.F260:.F359])" office:value-type="float" office:value="306.0134" calcext:value-type="float">
            <text:p>306.0134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6" calcext:value-type="date">
            <text:p>2025-06-06</text:p>
          </table:table-cell>
          <table:table-cell office:value-type="float" office:value="307.33" calcext:value-type="float">
            <text:p>307.33</text:p>
          </table:table-cell>
          <table:table-cell office:value-type="float" office:value="309.86" calcext:value-type="float">
            <text:p>309.86</text:p>
          </table:table-cell>
          <table:table-cell office:value-type="float" office:value="306.81" calcext:value-type="float">
            <text:p>306.81</text:p>
          </table:table-cell>
          <table:table-cell office:value-type="float" office:value="307.36" calcext:value-type="float">
            <text:p>307.36</text:p>
          </table:table-cell>
          <table:table-cell office:value-type="float" office:value="2622767" calcext:value-type="float">
            <text:p>2622767</text:p>
          </table:table-cell>
          <table:table-cell table:formula="of:=AVERAGE([.E311:.E360])" office:value-type="float" office:value="309.297702" calcext:value-type="float">
            <text:p>309.297702</text:p>
          </table:table-cell>
          <table:table-cell table:formula="of:=AVERAGE([.E341:.E360])" office:value-type="float" office:value="310.838375" calcext:value-type="float">
            <text:p>310.838375</text:p>
          </table:table-cell>
          <table:table-cell table:formula="of:=AVERAGE([.D311:.D360])" office:value-type="float" office:value="315.298372" calcext:value-type="float">
            <text:p>315.298372</text:p>
          </table:table-cell>
          <table:table-cell table:formula="of:=AVERAGE([.E311:.E360])" office:value-type="float" office:value="309.297702" calcext:value-type="float">
            <text:p>309.297702</text:p>
          </table:table-cell>
          <table:table-cell table:formula="of:=AVERAGE([.F261:.F360])" office:value-type="float" office:value="306.2507" calcext:value-type="float">
            <text:p>306.2507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09" calcext:value-type="date">
            <text:p>2025-06-09</text:p>
          </table:table-cell>
          <table:table-cell office:value-type="float" office:value="303.8395" calcext:value-type="float">
            <text:p>303.8395</text:p>
          </table:table-cell>
          <table:table-cell office:value-type="float" office:value="305.23" calcext:value-type="float">
            <text:p>305.23</text:p>
          </table:table-cell>
          <table:table-cell office:value-type="float" office:value="299.8464" calcext:value-type="float">
            <text:p>299.8464</text:p>
          </table:table-cell>
          <table:table-cell office:value-type="float" office:value="304.78" calcext:value-type="float">
            <text:p>304.78</text:p>
          </table:table-cell>
          <table:table-cell office:value-type="float" office:value="4059771" calcext:value-type="float">
            <text:p>4059771</text:p>
          </table:table-cell>
          <table:table-cell table:formula="of:=AVERAGE([.E312:.E361])" office:value-type="float" office:value="309.08103" calcext:value-type="float">
            <text:p>309.08103</text:p>
          </table:table-cell>
          <table:table-cell table:formula="of:=AVERAGE([.E342:.E361])" office:value-type="float" office:value="310.27232" calcext:value-type="float">
            <text:p>310.27232</text:p>
          </table:table-cell>
          <table:table-cell table:formula="of:=AVERAGE([.D312:.D361])" office:value-type="float" office:value="315.070172" calcext:value-type="float">
            <text:p>315.070172</text:p>
          </table:table-cell>
          <table:table-cell table:formula="of:=AVERAGE([.E312:.E361])" office:value-type="float" office:value="309.08103" calcext:value-type="float">
            <text:p>309.08103</text:p>
          </table:table-cell>
          <table:table-cell table:formula="of:=AVERAGE([.F262:.F361])" office:value-type="float" office:value="306.4827" calcext:value-type="float">
            <text:p>306.4827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300.5" calcext:value-type="float">
            <text:p>300.5</text:p>
          </table:table-cell>
          <table:table-cell office:value-type="float" office:value="302.409" calcext:value-type="float">
            <text:p>302.409</text:p>
          </table:table-cell>
          <table:table-cell office:value-type="float" office:value="299.45" calcext:value-type="float">
            <text:p>299.45</text:p>
          </table:table-cell>
          <table:table-cell office:value-type="float" office:value="300.43" calcext:value-type="float">
            <text:p>300.43</text:p>
          </table:table-cell>
          <table:table-cell office:value-type="float" office:value="4698701" calcext:value-type="float">
            <text:p>4698701</text:p>
          </table:table-cell>
          <table:table-cell table:formula="of:=AVERAGE([.E313:.E362])" office:value-type="float" office:value="308.95033" calcext:value-type="float">
            <text:p>308.95033</text:p>
          </table:table-cell>
          <table:table-cell table:formula="of:=AVERAGE([.E343:.E362])" office:value-type="float" office:value="309.99432" calcext:value-type="float">
            <text:p>309.99432</text:p>
          </table:table-cell>
          <table:table-cell table:formula="of:=AVERAGE([.D313:.D362])" office:value-type="float" office:value="314.918352" calcext:value-type="float">
            <text:p>314.918352</text:p>
          </table:table-cell>
          <table:table-cell table:formula="of:=AVERAGE([.E313:.E362])" office:value-type="float" office:value="308.95033" calcext:value-type="float">
            <text:p>308.95033</text:p>
          </table:table-cell>
          <table:table-cell table:formula="of:=AVERAGE([.F263:.F362])" office:value-type="float" office:value="306.664" calcext:value-type="float">
            <text:p>306.664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1" calcext:value-type="date">
            <text:p>2025-06-11</text:p>
          </table:table-cell>
          <table:table-cell office:value-type="float" office:value="300.11" calcext:value-type="float">
            <text:p>300.11</text:p>
          </table:table-cell>
          <table:table-cell office:value-type="float" office:value="303.2" calcext:value-type="float">
            <text:p>303.2</text:p>
          </table:table-cell>
          <table:table-cell office:value-type="float" office:value="297.19" calcext:value-type="float">
            <text:p>297.19</text:p>
          </table:table-cell>
          <table:table-cell office:value-type="float" office:value="301.72" calcext:value-type="float">
            <text:p>301.72</text:p>
          </table:table-cell>
          <table:table-cell office:value-type="float" office:value="3312510" calcext:value-type="float">
            <text:p>3312510</text:p>
          </table:table-cell>
          <table:table-cell table:formula="of:=AVERAGE([.E314:.E363])" office:value-type="float" office:value="308.80533" calcext:value-type="float">
            <text:p>308.80533</text:p>
          </table:table-cell>
          <table:table-cell table:formula="of:=AVERAGE([.E344:.E363])" office:value-type="float" office:value="309.431325" calcext:value-type="float">
            <text:p>309.431325</text:p>
          </table:table-cell>
          <table:table-cell table:formula="of:=AVERAGE([.D314:.D363])" office:value-type="float" office:value="314.718352" calcext:value-type="float">
            <text:p>314.718352</text:p>
          </table:table-cell>
          <table:table-cell table:formula="of:=AVERAGE([.E314:.E363])" office:value-type="float" office:value="308.80533" calcext:value-type="float">
            <text:p>308.80533</text:p>
          </table:table-cell>
          <table:table-cell table:formula="of:=AVERAGE([.F264:.F363])" office:value-type="float" office:value="306.8838" calcext:value-type="float">
            <text:p>306.8838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2" calcext:value-type="date">
            <text:p>2025-06-12</text:p>
          </table:table-cell>
          <table:table-cell office:value-type="float" office:value="301.67" calcext:value-type="float">
            <text:p>301.67</text:p>
          </table:table-cell>
          <table:table-cell office:value-type="float" office:value="303.18" calcext:value-type="float">
            <text:p>303.18</text:p>
          </table:table-cell>
          <table:table-cell office:value-type="float" office:value="300.066" calcext:value-type="float">
            <text:p>300.066</text:p>
          </table:table-cell>
          <table:table-cell office:value-type="float" office:value="303.16" calcext:value-type="float">
            <text:p>303.16</text:p>
          </table:table-cell>
          <table:table-cell office:value-type="float" office:value="2584667" calcext:value-type="float">
            <text:p>2584667</text:p>
          </table:table-cell>
          <table:table-cell table:formula="of:=AVERAGE([.E315:.E364])" office:value-type="float" office:value="308.58765" calcext:value-type="float">
            <text:p>308.58765</text:p>
          </table:table-cell>
          <table:table-cell table:formula="of:=AVERAGE([.E345:.E364])" office:value-type="float" office:value="309.150125" calcext:value-type="float">
            <text:p>309.150125</text:p>
          </table:table-cell>
          <table:table-cell table:formula="of:=AVERAGE([.D315:.D364])" office:value-type="float" office:value="314.486352" calcext:value-type="float">
            <text:p>314.486352</text:p>
          </table:table-cell>
          <table:table-cell table:formula="of:=AVERAGE([.E315:.E364])" office:value-type="float" office:value="308.58765" calcext:value-type="float">
            <text:p>308.58765</text:p>
          </table:table-cell>
          <table:table-cell table:formula="of:=AVERAGE([.F265:.F364])" office:value-type="float" office:value="307.1059" calcext:value-type="float">
            <text:p>307.1059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3" calcext:value-type="date">
            <text:p>2025-06-13</text:p>
          </table:table-cell>
          <table:table-cell office:value-type="float" office:value="301.81" calcext:value-type="float">
            <text:p>301.81</text:p>
          </table:table-cell>
          <table:table-cell office:value-type="float" office:value="305.11" calcext:value-type="float">
            <text:p>305.11</text:p>
          </table:table-cell>
          <table:table-cell office:value-type="float" office:value="301.15" calcext:value-type="float">
            <text:p>301.15</text:p>
          </table:table-cell>
          <table:table-cell office:value-type="float" office:value="301.91" calcext:value-type="float">
            <text:p>301.91</text:p>
          </table:table-cell>
          <table:table-cell office:value-type="float" office:value="2435628" calcext:value-type="float">
            <text:p>2435628</text:p>
          </table:table-cell>
          <table:table-cell table:formula="of:=AVERAGE([.E316:.E365])" office:value-type="float" office:value="308.41405" calcext:value-type="float">
            <text:p>308.41405</text:p>
          </table:table-cell>
          <table:table-cell table:formula="of:=AVERAGE([.E346:.E365])" office:value-type="float" office:value="308.817625" calcext:value-type="float">
            <text:p>308.817625</text:p>
          </table:table-cell>
          <table:table-cell table:formula="of:=AVERAGE([.D316:.D365])" office:value-type="float" office:value="314.309952" calcext:value-type="float">
            <text:p>314.309952</text:p>
          </table:table-cell>
          <table:table-cell table:formula="of:=AVERAGE([.E316:.E365])" office:value-type="float" office:value="308.41405" calcext:value-type="float">
            <text:p>308.41405</text:p>
          </table:table-cell>
          <table:table-cell table:formula="of:=AVERAGE([.F266:.F365])" office:value-type="float" office:value="307.2989" calcext:value-type="float">
            <text:p>307.2989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6" calcext:value-type="date">
            <text:p>2025-06-16</text:p>
          </table:table-cell>
          <table:table-cell office:value-type="float" office:value="303.55" calcext:value-type="float">
            <text:p>303.55</text:p>
          </table:table-cell>
          <table:table-cell office:value-type="float" office:value="304" calcext:value-type="float">
            <text:p>304</text:p>
          </table:table-cell>
          <table:table-cell office:value-type="float" office:value="295.75" calcext:value-type="float">
            <text:p>295.75</text:p>
          </table:table-cell>
          <table:table-cell office:value-type="float" office:value="296.29" calcext:value-type="float">
            <text:p>296.29</text:p>
          </table:table-cell>
          <table:table-cell office:value-type="float" office:value="4045666" calcext:value-type="float">
            <text:p>4045666</text:p>
          </table:table-cell>
          <table:table-cell table:formula="of:=AVERAGE([.E317:.E366])" office:value-type="float" office:value="308.1031" calcext:value-type="float">
            <text:p>308.1031</text:p>
          </table:table-cell>
          <table:table-cell table:formula="of:=AVERAGE([.E347:.E366])" office:value-type="float" office:value="307.936625" calcext:value-type="float">
            <text:p>307.936625</text:p>
          </table:table-cell>
          <table:table-cell table:formula="of:=AVERAGE([.D317:.D366])" office:value-type="float" office:value="313.995552" calcext:value-type="float">
            <text:p>313.995552</text:p>
          </table:table-cell>
          <table:table-cell table:formula="of:=AVERAGE([.E317:.E366])" office:value-type="float" office:value="308.1031" calcext:value-type="float">
            <text:p>308.1031</text:p>
          </table:table-cell>
          <table:table-cell table:formula="of:=AVERAGE([.F267:.F366])" office:value-type="float" office:value="307.4483" calcext:value-type="float">
            <text:p>307.4483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7" calcext:value-type="date">
            <text:p>2025-06-17</text:p>
          </table:table-cell>
          <table:table-cell office:value-type="float" office:value="295.825" calcext:value-type="float">
            <text:p>295.825</text:p>
          </table:table-cell>
          <table:table-cell office:value-type="float" office:value="296.01" calcext:value-type="float">
            <text:p>296.01</text:p>
          </table:table-cell>
          <table:table-cell office:value-type="float" office:value="291.79" calcext:value-type="float">
            <text:p>291.79</text:p>
          </table:table-cell>
          <table:table-cell office:value-type="float" office:value="292.31" calcext:value-type="float">
            <text:p>292.31</text:p>
          </table:table-cell>
          <table:table-cell office:value-type="float" office:value="3378975" calcext:value-type="float">
            <text:p>3378975</text:p>
          </table:table-cell>
          <table:table-cell table:formula="of:=AVERAGE([.E318:.E367])" office:value-type="float" office:value="307.9529" calcext:value-type="float">
            <text:p>307.9529</text:p>
          </table:table-cell>
          <table:table-cell table:formula="of:=AVERAGE([.E348:.E367])" office:value-type="float" office:value="306.624625" calcext:value-type="float">
            <text:p>306.624625</text:p>
          </table:table-cell>
          <table:table-cell table:formula="of:=AVERAGE([.D318:.D367])" office:value-type="float" office:value="313.616552" calcext:value-type="float">
            <text:p>313.616552</text:p>
          </table:table-cell>
          <table:table-cell table:formula="of:=AVERAGE([.E318:.E367])" office:value-type="float" office:value="307.9529" calcext:value-type="float">
            <text:p>307.9529</text:p>
          </table:table-cell>
          <table:table-cell table:formula="of:=AVERAGE([.F268:.F367])" office:value-type="float" office:value="307.5271" calcext:value-type="float">
            <text:p>307.5271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8" calcext:value-type="date">
            <text:p>2025-06-18</text:p>
          </table:table-cell>
          <table:table-cell office:value-type="float" office:value="292.9" calcext:value-type="float">
            <text:p>292.9</text:p>
          </table:table-cell>
          <table:table-cell office:value-type="float" office:value="293.11" calcext:value-type="float">
            <text:p>293.11</text:p>
          </table:table-cell>
          <table:table-cell office:value-type="float" office:value="288.6" calcext:value-type="float">
            <text:p>288.6</text:p>
          </table:table-cell>
          <table:table-cell office:value-type="float" office:value="289.63" calcext:value-type="float">
            <text:p>289.63</text:p>
          </table:table-cell>
          <table:table-cell office:value-type="float" office:value="4008675" calcext:value-type="float">
            <text:p>4008675</text:p>
          </table:table-cell>
          <table:table-cell table:formula="of:=AVERAGE([.E319:.E368])" office:value-type="float" office:value="307.9149" calcext:value-type="float">
            <text:p>307.9149</text:p>
          </table:table-cell>
          <table:table-cell table:formula="of:=AVERAGE([.E349:.E368])" office:value-type="float" office:value="305.112125" calcext:value-type="float">
            <text:p>305.112125</text:p>
          </table:table-cell>
          <table:table-cell table:formula="of:=AVERAGE([.D319:.D368])" office:value-type="float" office:value="313.381152" calcext:value-type="float">
            <text:p>313.381152</text:p>
          </table:table-cell>
          <table:table-cell table:formula="of:=AVERAGE([.E319:.E368])" office:value-type="float" office:value="307.9149" calcext:value-type="float">
            <text:p>307.9149</text:p>
          </table:table-cell>
          <table:table-cell table:formula="of:=AVERAGE([.F269:.F368])" office:value-type="float" office:value="307.5688" calcext:value-type="float">
            <text:p>307.5688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20" calcext:value-type="date">
            <text:p>2025-06-20</text:p>
          </table:table-cell>
          <table:table-cell office:value-type="float" office:value="289.76" calcext:value-type="float">
            <text:p>289.76</text:p>
          </table:table-cell>
          <table:table-cell office:value-type="float" office:value="290.61" calcext:value-type="float">
            <text:p>290.61</text:p>
          </table:table-cell>
          <table:table-cell office:value-type="float" office:value="285.57" calcext:value-type="float">
            <text:p>285.57</text:p>
          </table:table-cell>
          <table:table-cell office:value-type="float" office:value="287.46" calcext:value-type="float">
            <text:p>287.46</text:p>
          </table:table-cell>
          <table:table-cell office:value-type="float" office:value="7084966" calcext:value-type="float">
            <text:p>7084966</text:p>
          </table:table-cell>
          <table:table-cell table:formula="of:=AVERAGE([.E320:.E369])" office:value-type="float" office:value="307.7279" calcext:value-type="float">
            <text:p>307.7279</text:p>
          </table:table-cell>
          <table:table-cell table:formula="of:=AVERAGE([.E350:.E369])" office:value-type="float" office:value="303.632125" calcext:value-type="float">
            <text:p>303.632125</text:p>
          </table:table-cell>
          <table:table-cell table:formula="of:=AVERAGE([.D320:.D369])" office:value-type="float" office:value="313.028352" calcext:value-type="float">
            <text:p>313.028352</text:p>
          </table:table-cell>
          <table:table-cell table:formula="of:=AVERAGE([.E320:.E369])" office:value-type="float" office:value="307.7279" calcext:value-type="float">
            <text:p>307.7279</text:p>
          </table:table-cell>
          <table:table-cell table:formula="of:=AVERAGE([.F270:.F369])" office:value-type="float" office:value="307.5125" calcext:value-type="float">
            <text:p>307.5125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3" calcext:value-type="date">
            <text:p>2025-06-23</text:p>
          </table:table-cell>
          <table:table-cell office:value-type="float" office:value="288.51" calcext:value-type="float">
            <text:p>288.51</text:p>
          </table:table-cell>
          <table:table-cell office:value-type="float" office:value="289.52" calcext:value-type="float">
            <text:p>289.52</text:p>
          </table:table-cell>
          <table:table-cell office:value-type="float" office:value="285.87" calcext:value-type="float">
            <text:p>285.87</text:p>
          </table:table-cell>
          <table:table-cell office:value-type="float" office:value="289.52" calcext:value-type="float">
            <text:p>289.52</text:p>
          </table:table-cell>
          <table:table-cell office:value-type="float" office:value="5172494" calcext:value-type="float">
            <text:p>5172494</text:p>
          </table:table-cell>
          <table:table-cell table:formula="of:=AVERAGE([.E321:.E370])" office:value-type="float" office:value="307.511" calcext:value-type="float">
            <text:p>307.511</text:p>
          </table:table-cell>
          <table:table-cell table:formula="of:=AVERAGE([.E351:.E370])" office:value-type="float" office:value="302.294125" calcext:value-type="float">
            <text:p>302.294125</text:p>
          </table:table-cell>
          <table:table-cell table:formula="of:=AVERAGE([.D321:.D370])" office:value-type="float" office:value="312.585752" calcext:value-type="float">
            <text:p>312.585752</text:p>
          </table:table-cell>
          <table:table-cell table:formula="of:=AVERAGE([.E321:.E370])" office:value-type="float" office:value="307.511" calcext:value-type="float">
            <text:p>307.511</text:p>
          </table:table-cell>
          <table:table-cell table:formula="of:=AVERAGE([.F271:.F370])" office:value-type="float" office:value="307.4962" calcext:value-type="float">
            <text:p>307.4962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4" calcext:value-type="date">
            <text:p>2025-06-24</text:p>
          </table:table-cell>
          <table:table-cell office:value-type="float" office:value="290.04" calcext:value-type="float">
            <text:p>290.04</text:p>
          </table:table-cell>
          <table:table-cell office:value-type="float" office:value="292.1" calcext:value-type="float">
            <text:p>292.1</text:p>
          </table:table-cell>
          <table:table-cell office:value-type="float" office:value="288.5818" calcext:value-type="float">
            <text:p>288.5818</text:p>
          </table:table-cell>
          <table:table-cell office:value-type="float" office:value="291.47" calcext:value-type="float">
            <text:p>291.47</text:p>
          </table:table-cell>
          <table:table-cell office:value-type="float" office:value="4461222" calcext:value-type="float">
            <text:p>4461222</text:p>
          </table:table-cell>
          <table:table-cell table:formula="of:=AVERAGE([.E322:.E371])" office:value-type="float" office:value="307.344336" calcext:value-type="float">
            <text:p>307.344336</text:p>
          </table:table-cell>
          <table:table-cell table:formula="of:=AVERAGE([.E352:.E371])" office:value-type="float" office:value="301.071715" calcext:value-type="float">
            <text:p>301.071715</text:p>
          </table:table-cell>
          <table:table-cell table:formula="of:=AVERAGE([.D322:.D371])" office:value-type="float" office:value="312.275152" calcext:value-type="float">
            <text:p>312.275152</text:p>
          </table:table-cell>
          <table:table-cell table:formula="of:=AVERAGE([.E322:.E371])" office:value-type="float" office:value="307.344336" calcext:value-type="float">
            <text:p>307.344336</text:p>
          </table:table-cell>
          <table:table-cell table:formula="of:=AVERAGE([.F272:.F371])" office:value-type="float" office:value="307.5098" calcext:value-type="float">
            <text:p>307.5098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5" calcext:value-type="date">
            <text:p>2025-06-25</text:p>
          </table:table-cell>
          <table:table-cell office:value-type="float" office:value="290.945" calcext:value-type="float">
            <text:p>290.945</text:p>
          </table:table-cell>
          <table:table-cell office:value-type="float" office:value="291.0757" calcext:value-type="float">
            <text:p>291.0757</text:p>
          </table:table-cell>
          <table:table-cell office:value-type="float" office:value="284.305" calcext:value-type="float">
            <text:p>284.305</text:p>
          </table:table-cell>
          <table:table-cell office:value-type="float" office:value="285.55" calcext:value-type="float">
            <text:p>285.55</text:p>
          </table:table-cell>
          <table:table-cell office:value-type="float" office:value="4259763" calcext:value-type="float">
            <text:p>4259763</text:p>
          </table:table-cell>
          <table:table-cell table:formula="of:=AVERAGE([.E323:.E372])" office:value-type="float" office:value="306.951234" calcext:value-type="float">
            <text:p>306.951234</text:p>
          </table:table-cell>
          <table:table-cell table:formula="of:=AVERAGE([.E353:.E372])" office:value-type="float" office:value="299.678965" calcext:value-type="float">
            <text:p>299.678965</text:p>
          </table:table-cell>
          <table:table-cell table:formula="of:=AVERAGE([.D323:.D372])" office:value-type="float" office:value="311.878866" calcext:value-type="float">
            <text:p>311.878866</text:p>
          </table:table-cell>
          <table:table-cell table:formula="of:=AVERAGE([.E323:.E372])" office:value-type="float" office:value="306.951234" calcext:value-type="float">
            <text:p>306.951234</text:p>
          </table:table-cell>
          <table:table-cell table:formula="of:=AVERAGE([.F273:.F372])" office:value-type="float" office:value="307.4621" calcext:value-type="float">
            <text:p>307.4621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286" calcext:value-type="float">
            <text:p>286</text:p>
          </table:table-cell>
          <table:table-cell office:value-type="float" office:value="286.79" calcext:value-type="float">
            <text:p>286.79</text:p>
          </table:table-cell>
          <table:table-cell office:value-type="float" office:value="283.47" calcext:value-type="float">
            <text:p>283.47</text:p>
          </table:table-cell>
          <table:table-cell office:value-type="float" office:value="285.63" calcext:value-type="float">
            <text:p>285.63</text:p>
          </table:table-cell>
          <table:table-cell office:value-type="float" office:value="5354904" calcext:value-type="float">
            <text:p>5354904</text:p>
          </table:table-cell>
          <table:table-cell table:formula="of:=AVERAGE([.E324:.E373])" office:value-type="float" office:value="306.398034" calcext:value-type="float">
            <text:p>306.398034</text:p>
          </table:table-cell>
          <table:table-cell table:formula="of:=AVERAGE([.E354:.E373])" office:value-type="float" office:value="298.242965" calcext:value-type="float">
            <text:p>298.242965</text:p>
          </table:table-cell>
          <table:table-cell table:formula="of:=AVERAGE([.D324:.D373])" office:value-type="float" office:value="311.250666" calcext:value-type="float">
            <text:p>311.250666</text:p>
          </table:table-cell>
          <table:table-cell table:formula="of:=AVERAGE([.E324:.E373])" office:value-type="float" office:value="306.398034" calcext:value-type="float">
            <text:p>306.398034</text:p>
          </table:table-cell>
          <table:table-cell table:formula="of:=AVERAGE([.F274:.F373])" office:value-type="float" office:value="307.4314" calcext:value-type="float">
            <text:p>307.4314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286" calcext:value-type="float">
            <text:p>286</text:p>
          </table:table-cell>
          <table:table-cell office:value-type="float" office:value="292.19" calcext:value-type="float">
            <text:p>292.19</text:p>
          </table:table-cell>
          <table:table-cell office:value-type="float" office:value="285.24" calcext:value-type="float">
            <text:p>285.24</text:p>
          </table:table-cell>
          <table:table-cell office:value-type="float" office:value="291.55" calcext:value-type="float">
            <text:p>291.55</text:p>
          </table:table-cell>
          <table:table-cell office:value-type="float" office:value="7422178" calcext:value-type="float">
            <text:p>7422178</text:p>
          </table:table-cell>
          <table:table-cell table:formula="of:=AVERAGE([.E325:.E374])" office:value-type="float" office:value="305.866034" calcext:value-type="float">
            <text:p>305.866034</text:p>
          </table:table-cell>
          <table:table-cell table:formula="of:=AVERAGE([.E355:.E374])" office:value-type="float" office:value="297.002965" calcext:value-type="float">
            <text:p>297.002965</text:p>
          </table:table-cell>
          <table:table-cell table:formula="of:=AVERAGE([.D325:.D374])" office:value-type="float" office:value="310.750566" calcext:value-type="float">
            <text:p>310.750566</text:p>
          </table:table-cell>
          <table:table-cell table:formula="of:=AVERAGE([.E325:.E374])" office:value-type="float" office:value="305.866034" calcext:value-type="float">
            <text:p>305.866034</text:p>
          </table:table-cell>
          <table:table-cell table:formula="of:=AVERAGE([.F275:.F374])" office:value-type="float" office:value="307.4464" calcext:value-type="float">
            <text:p>307.4464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291.51" calcext:value-type="float">
            <text:p>291.51</text:p>
          </table:table-cell>
          <table:table-cell office:value-type="float" office:value="293.575" calcext:value-type="float">
            <text:p>293.575</text:p>
          </table:table-cell>
          <table:table-cell office:value-type="float" office:value="290.88" calcext:value-type="float">
            <text:p>290.88</text:p>
          </table:table-cell>
          <table:table-cell office:value-type="float" office:value="292.17" calcext:value-type="float">
            <text:p>292.17</text:p>
          </table:table-cell>
          <table:table-cell office:value-type="float" office:value="5054752" calcext:value-type="float">
            <text:p>5054752</text:p>
          </table:table-cell>
          <table:table-cell table:formula="of:=AVERAGE([.E326:.E375])" office:value-type="float" office:value="305.536234" calcext:value-type="float">
            <text:p>305.536234</text:p>
          </table:table-cell>
          <table:table-cell table:formula="of:=AVERAGE([.E356:.E375])" office:value-type="float" office:value="296.017965" calcext:value-type="float">
            <text:p>296.017965</text:p>
          </table:table-cell>
          <table:table-cell table:formula="of:=AVERAGE([.D326:.D375])" office:value-type="float" office:value="310.336266" calcext:value-type="float">
            <text:p>310.336266</text:p>
          </table:table-cell>
          <table:table-cell table:formula="of:=AVERAGE([.E326:.E375])" office:value-type="float" office:value="305.536234" calcext:value-type="float">
            <text:p>305.536234</text:p>
          </table:table-cell>
          <table:table-cell table:formula="of:=AVERAGE([.F276:.F375])" office:value-type="float" office:value="307.4704" calcext:value-type="float">
            <text:p>307.4704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292.545" calcext:value-type="float">
            <text:p>292.545</text:p>
          </table:table-cell>
          <table:table-cell office:value-type="float" office:value="299.65" calcext:value-type="float">
            <text:p>299.65</text:p>
          </table:table-cell>
          <table:table-cell office:value-type="float" office:value="292.35" calcext:value-type="float">
            <text:p>292.35</text:p>
          </table:table-cell>
          <table:table-cell office:value-type="float" office:value="297.49" calcext:value-type="float">
            <text:p>297.49</text:p>
          </table:table-cell>
          <table:table-cell office:value-type="float" office:value="5121903" calcext:value-type="float">
            <text:p>5121903</text:p>
          </table:table-cell>
          <table:table-cell table:formula="of:=AVERAGE([.E327:.E376])" office:value-type="float" office:value="305.240634" calcext:value-type="float">
            <text:p>305.240634</text:p>
          </table:table-cell>
          <table:table-cell table:formula="of:=AVERAGE([.E357:.E376])" office:value-type="float" office:value="295.16596" calcext:value-type="float">
            <text:p>295.16596</text:p>
          </table:table-cell>
          <table:table-cell table:formula="of:=AVERAGE([.D327:.D376])" office:value-type="float" office:value="310.069466" calcext:value-type="float">
            <text:p>310.069466</text:p>
          </table:table-cell>
          <table:table-cell table:formula="of:=AVERAGE([.E327:.E376])" office:value-type="float" office:value="305.240634" calcext:value-type="float">
            <text:p>305.240634</text:p>
          </table:table-cell>
          <table:table-cell table:formula="of:=AVERAGE([.F277:.F376])" office:value-type="float" office:value="307.557" calcext:value-type="float">
            <text:p>307.557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2" calcext:value-type="date">
            <text:p>2025-07-02</text:p>
          </table:table-cell>
          <table:table-cell table:number-columns-repeated="2" office:value-type="float" office:value="298.08" calcext:value-type="float">
            <text:p>298.08</text:p>
          </table:table-cell>
          <table:table-cell office:value-type="float" office:value="292.6" calcext:value-type="float">
            <text:p>292.6</text:p>
          </table:table-cell>
          <table:table-cell office:value-type="float" office:value="294.63" calcext:value-type="float">
            <text:p>294.63</text:p>
          </table:table-cell>
          <table:table-cell office:value-type="float" office:value="4021460" calcext:value-type="float">
            <text:p>4021460</text:p>
          </table:table-cell>
          <table:table-cell table:formula="of:=AVERAGE([.E328:.E377])" office:value-type="float" office:value="304.990334" calcext:value-type="float">
            <text:p>304.990334</text:p>
          </table:table-cell>
          <table:table-cell table:formula="of:=AVERAGE([.E358:.E377])" office:value-type="float" office:value="294.33846" calcext:value-type="float">
            <text:p>294.33846</text:p>
          </table:table-cell>
          <table:table-cell table:formula="of:=AVERAGE([.D328:.D377])" office:value-type="float" office:value="309.805466" calcext:value-type="float">
            <text:p>309.805466</text:p>
          </table:table-cell>
          <table:table-cell table:formula="of:=AVERAGE([.E328:.E377])" office:value-type="float" office:value="304.990334" calcext:value-type="float">
            <text:p>304.990334</text:p>
          </table:table-cell>
          <table:table-cell table:formula="of:=AVERAGE([.F278:.F377])" office:value-type="float" office:value="307.5597" calcext:value-type="float">
            <text:p>307.5597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3" calcext:value-type="date">
            <text:p>2025-07-03</text:p>
          </table:table-cell>
          <table:table-cell office:value-type="float" office:value="294.67" calcext:value-type="float">
            <text:p>294.67</text:p>
          </table:table-cell>
          <table:table-cell office:value-type="float" office:value="294.83" calcext:value-type="float">
            <text:p>294.83</text:p>
          </table:table-cell>
          <table:table-cell office:value-type="float" office:value="292.605" calcext:value-type="float">
            <text:p>292.605</text:p>
          </table:table-cell>
          <table:table-cell office:value-type="float" office:value="294.08" calcext:value-type="float">
            <text:p>294.08</text:p>
          </table:table-cell>
          <table:table-cell office:value-type="float" office:value="1678645" calcext:value-type="float">
            <text:p>1678645</text:p>
          </table:table-cell>
          <table:table-cell table:formula="of:=AVERAGE([.E329:.E378])" office:value-type="float" office:value="304.618634" calcext:value-type="float">
            <text:p>304.618634</text:p>
          </table:table-cell>
          <table:table-cell table:formula="of:=AVERAGE([.E359:.E378])" office:value-type="float" office:value="293.49471" calcext:value-type="float">
            <text:p>293.49471</text:p>
          </table:table-cell>
          <table:table-cell table:formula="of:=AVERAGE([.D329:.D378])" office:value-type="float" office:value="309.302066" calcext:value-type="float">
            <text:p>309.302066</text:p>
          </table:table-cell>
          <table:table-cell table:formula="of:=AVERAGE([.E329:.E378])" office:value-type="float" office:value="304.618634" calcext:value-type="float">
            <text:p>304.618634</text:p>
          </table:table-cell>
          <table:table-cell table:formula="of:=AVERAGE([.F279:.F378])" office:value-type="float" office:value="307.5575" calcext:value-type="float">
            <text:p>307.5575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294.115" calcext:value-type="float">
            <text:p>294.115</text:p>
          </table:table-cell>
          <table:table-cell office:value-type="float" office:value="295.68" calcext:value-type="float">
            <text:p>295.68</text:p>
          </table:table-cell>
          <table:table-cell office:value-type="float" office:value="292.485" calcext:value-type="float">
            <text:p>292.485</text:p>
          </table:table-cell>
          <table:table-cell office:value-type="float" office:value="293.53" calcext:value-type="float">
            <text:p>293.53</text:p>
          </table:table-cell>
          <table:table-cell office:value-type="float" office:value="3404279" calcext:value-type="float">
            <text:p>3404279</text:p>
          </table:table-cell>
          <table:table-cell table:formula="of:=AVERAGE([.E330:.E379])" office:value-type="float" office:value="304.172534" calcext:value-type="float">
            <text:p>304.172534</text:p>
          </table:table-cell>
          <table:table-cell table:formula="of:=AVERAGE([.E360:.E379])" office:value-type="float" office:value="292.73046" calcext:value-type="float">
            <text:p>292.73046</text:p>
          </table:table-cell>
          <table:table-cell table:formula="of:=AVERAGE([.D330:.D379])" office:value-type="float" office:value="308.817766" calcext:value-type="float">
            <text:p>308.817766</text:p>
          </table:table-cell>
          <table:table-cell table:formula="of:=AVERAGE([.E330:.E379])" office:value-type="float" office:value="304.172534" calcext:value-type="float">
            <text:p>304.172534</text:p>
          </table:table-cell>
          <table:table-cell table:formula="of:=AVERAGE([.F280:.F379])" office:value-type="float" office:value="307.4086" calcext:value-type="float">
            <text:p>307.4086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8" calcext:value-type="date">
            <text:p>2025-07-08</text:p>
          </table:table-cell>
          <table:table-cell office:value-type="float" office:value="293.01" calcext:value-type="float">
            <text:p>293.01</text:p>
          </table:table-cell>
          <table:table-cell office:value-type="float" office:value="293.02" calcext:value-type="float">
            <text:p>293.02</text:p>
          </table:table-cell>
          <table:table-cell office:value-type="float" office:value="290.26" calcext:value-type="float">
            <text:p>290.26</text:p>
          </table:table-cell>
          <table:table-cell office:value-type="float" office:value="291.67" calcext:value-type="float">
            <text:p>291.67</text:p>
          </table:table-cell>
          <table:table-cell office:value-type="float" office:value="3123607" calcext:value-type="float">
            <text:p>3123607</text:p>
          </table:table-cell>
          <table:table-cell table:formula="of:=AVERAGE([.E331:.E380])" office:value-type="float" office:value="303.707134" calcext:value-type="float">
            <text:p>303.707134</text:p>
          </table:table-cell>
          <table:table-cell table:formula="of:=AVERAGE([.E361:.E380])" office:value-type="float" office:value="291.90296" calcext:value-type="float">
            <text:p>291.90296</text:p>
          </table:table-cell>
          <table:table-cell table:formula="of:=AVERAGE([.D331:.D380])" office:value-type="float" office:value="308.300366" calcext:value-type="float">
            <text:p>308.300366</text:p>
          </table:table-cell>
          <table:table-cell table:formula="of:=AVERAGE([.E331:.E380])" office:value-type="float" office:value="303.707134" calcext:value-type="float">
            <text:p>303.707134</text:p>
          </table:table-cell>
          <table:table-cell table:formula="of:=AVERAGE([.F281:.F380])" office:value-type="float" office:value="307.2232" calcext:value-type="float">
            <text:p>307.2232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9" calcext:value-type="date">
            <text:p>2025-07-09</text:p>
          </table:table-cell>
          <table:table-cell office:value-type="float" office:value="292.41" calcext:value-type="float">
            <text:p>292.41</text:p>
          </table:table-cell>
          <table:table-cell office:value-type="float" office:value="293.82" calcext:value-type="float">
            <text:p>293.82</text:p>
          </table:table-cell>
          <table:table-cell office:value-type="float" office:value="291.34" calcext:value-type="float">
            <text:p>291.34</text:p>
          </table:table-cell>
          <table:table-cell office:value-type="float" office:value="293.02" calcext:value-type="float">
            <text:p>293.02</text:p>
          </table:table-cell>
          <table:table-cell office:value-type="float" office:value="3266050" calcext:value-type="float">
            <text:p>3266050</text:p>
          </table:table-cell>
          <table:table-cell table:formula="of:=AVERAGE([.E332:.E381])" office:value-type="float" office:value="303.233334" calcext:value-type="float">
            <text:p>303.233334</text:p>
          </table:table-cell>
          <table:table-cell table:formula="of:=AVERAGE([.E362:.E381])" office:value-type="float" office:value="291.47764" calcext:value-type="float">
            <text:p>291.47764</text:p>
          </table:table-cell>
          <table:table-cell table:formula="of:=AVERAGE([.D332:.D381])" office:value-type="float" office:value="307.741166" calcext:value-type="float">
            <text:p>307.741166</text:p>
          </table:table-cell>
          <table:table-cell table:formula="of:=AVERAGE([.E332:.E381])" office:value-type="float" office:value="303.233334" calcext:value-type="float">
            <text:p>303.233334</text:p>
          </table:table-cell>
          <table:table-cell table:formula="of:=AVERAGE([.F282:.F381])" office:value-type="float" office:value="307.0774" calcext:value-type="float">
            <text:p>307.0774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296.745" calcext:value-type="float">
            <text:p>296.745</text:p>
          </table:table-cell>
          <table:table-cell office:value-type="float" office:value="300.78" calcext:value-type="float">
            <text:p>300.78</text:p>
          </table:table-cell>
          <table:table-cell office:value-type="float" office:value="295.025" calcext:value-type="float">
            <text:p>295.025</text:p>
          </table:table-cell>
          <table:table-cell office:value-type="float" office:value="298.39" calcext:value-type="float">
            <text:p>298.39</text:p>
          </table:table-cell>
          <table:table-cell office:value-type="float" office:value="5368072" calcext:value-type="float">
            <text:p>5368072</text:p>
          </table:table-cell>
          <table:table-cell table:formula="of:=AVERAGE([.E333:.E382])" office:value-type="float" office:value="302.848834" calcext:value-type="float">
            <text:p>302.848834</text:p>
          </table:table-cell>
          <table:table-cell table:formula="of:=AVERAGE([.E363:.E382])" office:value-type="float" office:value="291.25639" calcext:value-type="float">
            <text:p>291.25639</text:p>
          </table:table-cell>
          <table:table-cell table:formula="of:=AVERAGE([.D333:.D382])" office:value-type="float" office:value="307.396366" calcext:value-type="float">
            <text:p>307.396366</text:p>
          </table:table-cell>
          <table:table-cell table:formula="of:=AVERAGE([.E333:.E382])" office:value-type="float" office:value="302.848834" calcext:value-type="float">
            <text:p>302.848834</text:p>
          </table:table-cell>
          <table:table-cell table:formula="of:=AVERAGE([.F283:.F382])" office:value-type="float" office:value="306.9611" calcext:value-type="float">
            <text:p>306.9611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298.14" calcext:value-type="float">
            <text:p>298.14</text:p>
          </table:table-cell>
          <table:table-cell office:value-type="float" office:value="302.74" calcext:value-type="float">
            <text:p>302.74</text:p>
          </table:table-cell>
          <table:table-cell office:value-type="float" office:value="297.2901" calcext:value-type="float">
            <text:p>297.2901</text:p>
          </table:table-cell>
          <table:table-cell office:value-type="float" office:value="299.91" calcext:value-type="float">
            <text:p>299.91</text:p>
          </table:table-cell>
          <table:table-cell office:value-type="float" office:value="4524080" calcext:value-type="float">
            <text:p>4524080</text:p>
          </table:table-cell>
          <table:table-cell table:formula="of:=AVERAGE([.E334:.E383])" office:value-type="float" office:value="302.534636" calcext:value-type="float">
            <text:p>302.534636</text:p>
          </table:table-cell>
          <table:table-cell table:formula="of:=AVERAGE([.E364:.E383])" office:value-type="float" office:value="291.261395" calcext:value-type="float">
            <text:p>291.261395</text:p>
          </table:table-cell>
          <table:table-cell table:formula="of:=AVERAGE([.D334:.D383])" office:value-type="float" office:value="307.116612" calcext:value-type="float">
            <text:p>307.116612</text:p>
          </table:table-cell>
          <table:table-cell table:formula="of:=AVERAGE([.E334:.E383])" office:value-type="float" office:value="302.534636" calcext:value-type="float">
            <text:p>302.534636</text:p>
          </table:table-cell>
          <table:table-cell table:formula="of:=AVERAGE([.F284:.F383])" office:value-type="float" office:value="306.8747" calcext:value-type="float">
            <text:p>306.8747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4" calcext:value-type="date">
            <text:p>2025-07-14</text:p>
          </table:table-cell>
          <table:table-cell office:value-type="float" office:value="299.09" calcext:value-type="float">
            <text:p>299.09</text:p>
          </table:table-cell>
          <table:table-cell office:value-type="float" office:value="302.07" calcext:value-type="float">
            <text:p>302.07</text:p>
          </table:table-cell>
          <table:table-cell office:value-type="float" office:value="294.83" calcext:value-type="float">
            <text:p>294.83</text:p>
          </table:table-cell>
          <table:table-cell office:value-type="float" office:value="301.88" calcext:value-type="float">
            <text:p>301.88</text:p>
          </table:table-cell>
          <table:table-cell office:value-type="float" office:value="5707576" calcext:value-type="float">
            <text:p>5707576</text:p>
          </table:table-cell>
          <table:table-cell table:formula="of:=AVERAGE([.E335:.E384])" office:value-type="float" office:value="302.169236" calcext:value-type="float">
            <text:p>302.169236</text:p>
          </table:table-cell>
          <table:table-cell table:formula="of:=AVERAGE([.E365:.E384])" office:value-type="float" office:value="290.999595" calcext:value-type="float">
            <text:p>290.999595</text:p>
          </table:table-cell>
          <table:table-cell table:formula="of:=AVERAGE([.D335:.D384])" office:value-type="float" office:value="306.738012" calcext:value-type="float">
            <text:p>306.738012</text:p>
          </table:table-cell>
          <table:table-cell table:formula="of:=AVERAGE([.E335:.E384])" office:value-type="float" office:value="302.169236" calcext:value-type="float">
            <text:p>302.169236</text:p>
          </table:table-cell>
          <table:table-cell table:formula="of:=AVERAGE([.F285:.F384])" office:value-type="float" office:value="306.8452" calcext:value-type="float">
            <text:p>306.8452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5" calcext:value-type="date">
            <text:p>2025-07-15</text:p>
          </table:table-cell>
          <table:table-cell office:value-type="float" office:value="301.335" calcext:value-type="float">
            <text:p>301.335</text:p>
          </table:table-cell>
          <table:table-cell office:value-type="float" office:value="302.79" calcext:value-type="float">
            <text:p>302.79</text:p>
          </table:table-cell>
          <table:table-cell office:value-type="float" office:value="299.24" calcext:value-type="float">
            <text:p>299.24</text:p>
          </table:table-cell>
          <table:table-cell office:value-type="float" office:value="299.62" calcext:value-type="float">
            <text:p>299.62</text:p>
          </table:table-cell>
          <table:table-cell office:value-type="float" office:value="2937595" calcext:value-type="float">
            <text:p>2937595</text:p>
          </table:table-cell>
          <table:table-cell table:formula="of:=AVERAGE([.E336:.E385])" office:value-type="float" office:value="301.922036" calcext:value-type="float">
            <text:p>301.922036</text:p>
          </table:table-cell>
          <table:table-cell table:formula="of:=AVERAGE([.E366:.E385])" office:value-type="float" office:value="290.904095" calcext:value-type="float">
            <text:p>290.904095</text:p>
          </table:table-cell>
          <table:table-cell table:formula="of:=AVERAGE([.D336:.D385])" office:value-type="float" office:value="306.408812" calcext:value-type="float">
            <text:p>306.408812</text:p>
          </table:table-cell>
          <table:table-cell table:formula="of:=AVERAGE([.E336:.E385])" office:value-type="float" office:value="301.922036" calcext:value-type="float">
            <text:p>301.922036</text:p>
          </table:table-cell>
          <table:table-cell table:formula="of:=AVERAGE([.F286:.F385])" office:value-type="float" office:value="306.822" calcext:value-type="float">
            <text:p>306.822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299.735" calcext:value-type="float">
            <text:p>299.735</text:p>
          </table:table-cell>
          <table:table-cell office:value-type="float" office:value="300.48" calcext:value-type="float">
            <text:p>300.48</text:p>
          </table:table-cell>
          <table:table-cell office:value-type="float" office:value="296.21" calcext:value-type="float">
            <text:p>296.21</text:p>
          </table:table-cell>
          <table:table-cell office:value-type="float" office:value="298.9" calcext:value-type="float">
            <text:p>298.9</text:p>
          </table:table-cell>
          <table:table-cell office:value-type="float" office:value="2804844" calcext:value-type="float">
            <text:p>2804844</text:p>
          </table:table-cell>
          <table:table-cell table:formula="of:=AVERAGE([.E337:.E386])" office:value-type="float" office:value="301.632636" calcext:value-type="float">
            <text:p>301.632636</text:p>
          </table:table-cell>
          <table:table-cell table:formula="of:=AVERAGE([.E367:.E386])" office:value-type="float" office:value="290.927095" calcext:value-type="float">
            <text:p>290.927095</text:p>
          </table:table-cell>
          <table:table-cell table:formula="of:=AVERAGE([.D337:.D386])" office:value-type="float" office:value="306.099012" calcext:value-type="float">
            <text:p>306.099012</text:p>
          </table:table-cell>
          <table:table-cell table:formula="of:=AVERAGE([.E337:.E386])" office:value-type="float" office:value="301.632636" calcext:value-type="float">
            <text:p>301.632636</text:p>
          </table:table-cell>
          <table:table-cell table:formula="of:=AVERAGE([.F287:.F386])" office:value-type="float" office:value="306.7805" calcext:value-type="float">
            <text:p>306.7805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7" calcext:value-type="date">
            <text:p>2025-07-17</text:p>
          </table:table-cell>
          <table:table-cell office:value-type="float" office:value="299.77" calcext:value-type="float">
            <text:p>299.77</text:p>
          </table:table-cell>
          <table:table-cell office:value-type="float" office:value="302.45" calcext:value-type="float">
            <text:p>302.45</text:p>
          </table:table-cell>
          <table:table-cell office:value-type="float" office:value="298.42" calcext:value-type="float">
            <text:p>298.42</text:p>
          </table:table-cell>
          <table:table-cell office:value-type="float" office:value="300.37" calcext:value-type="float">
            <text:p>300.37</text:p>
          </table:table-cell>
          <table:table-cell office:value-type="float" office:value="3134529" calcext:value-type="float">
            <text:p>3134529</text:p>
          </table:table-cell>
          <table:table-cell table:formula="of:=AVERAGE([.E338:.E387])" office:value-type="float" office:value="301.387036" calcext:value-type="float">
            <text:p>301.387036</text:p>
          </table:table-cell>
          <table:table-cell table:formula="of:=AVERAGE([.E368:.E387])" office:value-type="float" office:value="291.258595" calcext:value-type="float">
            <text:p>291.258595</text:p>
          </table:table-cell>
          <table:table-cell table:formula="of:=AVERAGE([.D338:.D387])" office:value-type="float" office:value="305.800012" calcext:value-type="float">
            <text:p>305.800012</text:p>
          </table:table-cell>
          <table:table-cell table:formula="of:=AVERAGE([.E338:.E387])" office:value-type="float" office:value="301.387036" calcext:value-type="float">
            <text:p>301.387036</text:p>
          </table:table-cell>
          <table:table-cell table:formula="of:=AVERAGE([.F288:.F387])" office:value-type="float" office:value="306.7361" calcext:value-type="float">
            <text:p>306.7361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8" calcext:value-type="date">
            <text:p>2025-07-18</text:p>
          </table:table-cell>
          <table:table-cell office:value-type="float" office:value="299.9" calcext:value-type="float">
            <text:p>299.9</text:p>
          </table:table-cell>
          <table:table-cell office:value-type="float" office:value="300.395" calcext:value-type="float">
            <text:p>300.39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97.07" calcext:value-type="float">
            <text:p>297.07</text:p>
          </table:table-cell>
          <table:table-cell office:value-type="float" office:value="3481263" calcext:value-type="float">
            <text:p>3481263</text:p>
          </table:table-cell>
          <table:table-cell table:formula="of:=AVERAGE([.E339:.E388])" office:value-type="float" office:value="301.058236" calcext:value-type="float">
            <text:p>301.058236</text:p>
          </table:table-cell>
          <table:table-cell table:formula="of:=AVERAGE([.E369:.E388])" office:value-type="float" office:value="291.650095" calcext:value-type="float">
            <text:p>291.650095</text:p>
          </table:table-cell>
          <table:table-cell table:formula="of:=AVERAGE([.D339:.D388])" office:value-type="float" office:value="305.463112" calcext:value-type="float">
            <text:p>305.463112</text:p>
          </table:table-cell>
          <table:table-cell table:formula="of:=AVERAGE([.E339:.E388])" office:value-type="float" office:value="301.058236" calcext:value-type="float">
            <text:p>301.058236</text:p>
          </table:table-cell>
          <table:table-cell table:formula="of:=AVERAGE([.F289:.F388])" office:value-type="float" office:value="306.6311" calcext:value-type="float">
            <text:p>306.6311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298.125" calcext:value-type="float">
            <text:p>298.125</text:p>
          </table:table-cell>
          <table:table-cell office:value-type="float" office:value="298.8" calcext:value-type="float">
            <text:p>298.8</text:p>
          </table:table-cell>
          <table:table-cell office:value-type="float" office:value="295.28" calcext:value-type="float">
            <text:p>295.28</text:p>
          </table:table-cell>
          <table:table-cell office:value-type="float" office:value="295.74" calcext:value-type="float">
            <text:p>295.74</text:p>
          </table:table-cell>
          <table:table-cell office:value-type="float" office:value="3037506" calcext:value-type="float">
            <text:p>3037506</text:p>
          </table:table-cell>
          <table:table-cell table:formula="of:=AVERAGE([.E340:.E389])" office:value-type="float" office:value="300.641436" calcext:value-type="float">
            <text:p>300.641436</text:p>
          </table:table-cell>
          <table:table-cell table:formula="of:=AVERAGE([.E370:.E389])" office:value-type="float" office:value="292.135595" calcext:value-type="float">
            <text:p>292.135595</text:p>
          </table:table-cell>
          <table:table-cell table:formula="of:=AVERAGE([.D340:.D389])" office:value-type="float" office:value="305.054312" calcext:value-type="float">
            <text:p>305.054312</text:p>
          </table:table-cell>
          <table:table-cell table:formula="of:=AVERAGE([.E340:.E389])" office:value-type="float" office:value="300.641436" calcext:value-type="float">
            <text:p>300.641436</text:p>
          </table:table-cell>
          <table:table-cell table:formula="of:=AVERAGE([.F290:.F389])" office:value-type="float" office:value="306.4813" calcext:value-type="float">
            <text:p>306.4813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2" calcext:value-type="date">
            <text:p>2025-07-22</text:p>
          </table:table-cell>
          <table:table-cell office:value-type="float" office:value="295.85" calcext:value-type="float">
            <text:p>295.85</text:p>
          </table:table-cell>
          <table:table-cell office:value-type="float" office:value="300.1" calcext:value-type="float">
            <text:p>300.1</text:p>
          </table:table-cell>
          <table:table-cell office:value-type="float" office:value="295.05" calcext:value-type="float">
            <text:p>295.05</text:p>
          </table:table-cell>
          <table:table-cell office:value-type="float" office:value="299.17" calcext:value-type="float">
            <text:p>299.17</text:p>
          </table:table-cell>
          <table:table-cell office:value-type="float" office:value="2672021" calcext:value-type="float">
            <text:p>2672021</text:p>
          </table:table-cell>
          <table:table-cell table:formula="of:=AVERAGE([.E341:.E390])" office:value-type="float" office:value="300.278836" calcext:value-type="float">
            <text:p>300.278836</text:p>
          </table:table-cell>
          <table:table-cell table:formula="of:=AVERAGE([.E371:.E390])" office:value-type="float" office:value="292.594595" calcext:value-type="float">
            <text:p>292.594595</text:p>
          </table:table-cell>
          <table:table-cell table:formula="of:=AVERAGE([.D341:.D390])" office:value-type="float" office:value="304.663112" calcext:value-type="float">
            <text:p>304.663112</text:p>
          </table:table-cell>
          <table:table-cell table:formula="of:=AVERAGE([.E341:.E390])" office:value-type="float" office:value="300.278836" calcext:value-type="float">
            <text:p>300.278836</text:p>
          </table:table-cell>
          <table:table-cell table:formula="of:=AVERAGE([.F291:.F390])" office:value-type="float" office:value="306.4303" calcext:value-type="float">
            <text:p>306.4303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3" calcext:value-type="date">
            <text:p>2025-07-23</text:p>
          </table:table-cell>
          <table:table-cell office:value-type="float" office:value="299.25" calcext:value-type="float">
            <text:p>299.25</text:p>
          </table:table-cell>
          <table:table-cell office:value-type="float" office:value="299.88" calcext:value-type="float">
            <text:p>299.88</text:p>
          </table:table-cell>
          <table:table-cell office:value-type="float" office:value="296.92" calcext:value-type="float">
            <text:p>296.92</text:p>
          </table:table-cell>
          <table:table-cell office:value-type="float" office:value="298.12" calcext:value-type="float">
            <text:p>298.12</text:p>
          </table:table-cell>
          <table:table-cell office:value-type="float" office:value="2467609" calcext:value-type="float">
            <text:p>2467609</text:p>
          </table:table-cell>
          <table:table-cell table:formula="of:=AVERAGE([.E342:.E391])" office:value-type="float" office:value="299.993886" calcext:value-type="float">
            <text:p>299.993886</text:p>
          </table:table-cell>
          <table:table-cell table:formula="of:=AVERAGE([.E372:.E391])" office:value-type="float" office:value="293.011505" calcext:value-type="float">
            <text:p>293.011505</text:p>
          </table:table-cell>
          <table:table-cell table:formula="of:=AVERAGE([.D342:.D391])" office:value-type="float" office:value="304.375712" calcext:value-type="float">
            <text:p>304.375712</text:p>
          </table:table-cell>
          <table:table-cell table:formula="of:=AVERAGE([.E342:.E391])" office:value-type="float" office:value="299.993886" calcext:value-type="float">
            <text:p>299.993886</text:p>
          </table:table-cell>
          <table:table-cell table:formula="of:=AVERAGE([.F292:.F391])" office:value-type="float" office:value="306.312" calcext:value-type="float">
            <text:p>306.312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4" calcext:value-type="date">
            <text:p>2025-07-24</text:p>
          </table:table-cell>
          <table:table-cell office:value-type="float" office:value="296.91" calcext:value-type="float">
            <text:p>296.91</text:p>
          </table:table-cell>
          <table:table-cell office:value-type="float" office:value="297.4599" calcext:value-type="float">
            <text:p>297.4599</text:p>
          </table:table-cell>
          <table:table-cell office:value-type="float" office:value="294.41" calcext:value-type="float">
            <text:p>294.41</text:p>
          </table:table-cell>
          <table:table-cell office:value-type="float" office:value="294.48" calcext:value-type="float">
            <text:p>294.48</text:p>
          </table:table-cell>
          <table:table-cell office:value-type="float" office:value="4426029" calcext:value-type="float">
            <text:p>4426029</text:p>
          </table:table-cell>
          <table:table-cell table:formula="of:=AVERAGE([.E343:.E392])" office:value-type="float" office:value="299.781886" calcext:value-type="float">
            <text:p>299.781886</text:p>
          </table:table-cell>
          <table:table-cell table:formula="of:=AVERAGE([.E373:.E392])" office:value-type="float" office:value="293.516755" calcext:value-type="float">
            <text:p>293.516755</text:p>
          </table:table-cell>
          <table:table-cell table:formula="of:=AVERAGE([.D343:.D392])" office:value-type="float" office:value="304.08131" calcext:value-type="float">
            <text:p>304.08131</text:p>
          </table:table-cell>
          <table:table-cell table:formula="of:=AVERAGE([.E343:.E392])" office:value-type="float" office:value="299.781886" calcext:value-type="float">
            <text:p>299.781886</text:p>
          </table:table-cell>
          <table:table-cell table:formula="of:=AVERAGE([.F293:.F392])" office:value-type="float" office:value="306.1735" calcext:value-type="float">
            <text:p>306.1735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296.26" calcext:value-type="float">
            <text:p>296.26</text:p>
          </table:table-cell>
          <table:table-cell office:value-type="float" office:value="298.64" calcext:value-type="float">
            <text:p>298.64</text:p>
          </table:table-cell>
          <table:table-cell office:value-type="float" office:value="294.9" calcext:value-type="float">
            <text:p>294.9</text:p>
          </table:table-cell>
          <table:table-cell office:value-type="float" office:value="298.47" calcext:value-type="float">
            <text:p>298.47</text:p>
          </table:table-cell>
          <table:table-cell office:value-type="float" office:value="3401033" calcext:value-type="float">
            <text:p>3401033</text:p>
          </table:table-cell>
          <table:table-cell table:formula="of:=AVERAGE([.E344:.E393])" office:value-type="float" office:value="299.510888" calcext:value-type="float">
            <text:p>299.510888</text:p>
          </table:table-cell>
          <table:table-cell table:formula="of:=AVERAGE([.E374:.E393])" office:value-type="float" office:value="294.088255" calcext:value-type="float">
            <text:p>294.088255</text:p>
          </table:table-cell>
          <table:table-cell table:formula="of:=AVERAGE([.D344:.D393])" office:value-type="float" office:value="303.81081" calcext:value-type="float">
            <text:p>303.81081</text:p>
          </table:table-cell>
          <table:table-cell table:formula="of:=AVERAGE([.E344:.E393])" office:value-type="float" office:value="299.510888" calcext:value-type="float">
            <text:p>299.510888</text:p>
          </table:table-cell>
          <table:table-cell table:formula="of:=AVERAGE([.F294:.F393])" office:value-type="float" office:value="306.1153" calcext:value-type="float">
            <text:p>306.1153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28" calcext:value-type="date">
            <text:p>2025-07-28</text:p>
          </table:table-cell>
          <table:table-cell office:value-type="float" office:value="297.61" calcext:value-type="float">
            <text:p>297.61</text:p>
          </table:table-cell>
          <table:table-cell office:value-type="float" office:value="299.91" calcext:value-type="float">
            <text:p>299.91</text:p>
          </table:table-cell>
          <table:table-cell office:value-type="float" office:value="294.99" calcext:value-type="float">
            <text:p>294.99</text:p>
          </table:table-cell>
          <table:table-cell office:value-type="float" office:value="299.22" calcext:value-type="float">
            <text:p>299.22</text:p>
          </table:table-cell>
          <table:table-cell office:value-type="float" office:value="3070470" calcext:value-type="float">
            <text:p>3070470</text:p>
          </table:table-cell>
          <table:table-cell table:formula="of:=AVERAGE([.E345:.E394])" office:value-type="float" office:value="299.296888" calcext:value-type="float">
            <text:p>299.296888</text:p>
          </table:table-cell>
          <table:table-cell table:formula="of:=AVERAGE([.E375:.E394])" office:value-type="float" office:value="294.575755" calcext:value-type="float">
            <text:p>294.575755</text:p>
          </table:table-cell>
          <table:table-cell table:formula="of:=AVERAGE([.D345:.D394])" office:value-type="float" office:value="303.630838" calcext:value-type="float">
            <text:p>303.630838</text:p>
          </table:table-cell>
          <table:table-cell table:formula="of:=AVERAGE([.E345:.E394])" office:value-type="float" office:value="299.296888" calcext:value-type="float">
            <text:p>299.296888</text:p>
          </table:table-cell>
          <table:table-cell table:formula="of:=AVERAGE([.F295:.F394])" office:value-type="float" office:value="306.0498" calcext:value-type="float">
            <text:p>306.0498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298.8" calcext:value-type="float">
            <text:p>298.8</text:p>
          </table:table-cell>
          <table:table-cell office:value-type="float" office:value="302.83" calcext:value-type="float">
            <text:p>302.83</text:p>
          </table:table-cell>
          <table:table-cell office:value-type="float" office:value="298.3" calcext:value-type="float">
            <text:p>298.3</text:p>
          </table:table-cell>
          <table:table-cell office:value-type="float" office:value="302.67" calcext:value-type="float">
            <text:p>302.67</text:p>
          </table:table-cell>
          <table:table-cell office:value-type="float" office:value="3148084" calcext:value-type="float">
            <text:p>3148084</text:p>
          </table:table-cell>
          <table:table-cell table:formula="of:=AVERAGE([.E346:.E395])" office:value-type="float" office:value="299.106888" calcext:value-type="float">
            <text:p>299.106888</text:p>
          </table:table-cell>
          <table:table-cell table:formula="of:=AVERAGE([.E376:.E395])" office:value-type="float" office:value="294.946755" calcext:value-type="float">
            <text:p>294.946755</text:p>
          </table:table-cell>
          <table:table-cell table:formula="of:=AVERAGE([.D346:.D395])" office:value-type="float" office:value="303.384838" calcext:value-type="float">
            <text:p>303.384838</text:p>
          </table:table-cell>
          <table:table-cell table:formula="of:=AVERAGE([.E346:.E395])" office:value-type="float" office:value="299.106888" calcext:value-type="float">
            <text:p>299.106888</text:p>
          </table:table-cell>
          <table:table-cell table:formula="of:=AVERAGE([.F296:.F395])" office:value-type="float" office:value="306.002" calcext:value-type="float">
            <text:p>306.002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0" calcext:value-type="date">
            <text:p>2025-07-30</text:p>
          </table:table-cell>
          <table:table-cell office:value-type="float" office:value="302.125" calcext:value-type="float">
            <text:p>302.125</text:p>
          </table:table-cell>
          <table:table-cell office:value-type="float" office:value="305.4308" calcext:value-type="float">
            <text:p>305.4308</text:p>
          </table:table-cell>
          <table:table-cell office:value-type="float" office:value="301.08" calcext:value-type="float">
            <text:p>301.08</text:p>
          </table:table-cell>
          <table:table-cell office:value-type="float" office:value="303.61" calcext:value-type="float">
            <text:p>303.61</text:p>
          </table:table-cell>
          <table:table-cell office:value-type="float" office:value="2805919" calcext:value-type="float">
            <text:p>2805919</text:p>
          </table:table-cell>
          <table:table-cell table:formula="of:=AVERAGE([.E347:.E396])" office:value-type="float" office:value="298.861088" calcext:value-type="float">
            <text:p>298.861088</text:p>
          </table:table-cell>
          <table:table-cell table:formula="of:=AVERAGE([.E377:.E396])" office:value-type="float" office:value="295.383255" calcext:value-type="float">
            <text:p>295.383255</text:p>
          </table:table-cell>
          <table:table-cell table:formula="of:=AVERAGE([.D347:.D396])" office:value-type="float" office:value="303.120254" calcext:value-type="float">
            <text:p>303.120254</text:p>
          </table:table-cell>
          <table:table-cell table:formula="of:=AVERAGE([.E347:.E396])" office:value-type="float" office:value="298.861088" calcext:value-type="float">
            <text:p>298.861088</text:p>
          </table:table-cell>
          <table:table-cell table:formula="of:=AVERAGE([.F297:.F396])" office:value-type="float" office:value="305.9344" calcext:value-type="float">
            <text:p>305.9344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301.025" calcext:value-type="float">
            <text:p>301.025</text:p>
          </table:table-cell>
          <table:table-cell office:value-type="float" office:value="303.47" calcext:value-type="float">
            <text:p>303.47</text:p>
          </table:table-cell>
          <table:table-cell office:value-type="float" office:value="300" calcext:value-type="float">
            <text:p>300</text:p>
          </table:table-cell>
          <table:table-cell office:value-type="float" office:value="300.07" calcext:value-type="float">
            <text:p>300.07</text:p>
          </table:table-cell>
          <table:table-cell office:value-type="float" office:value="3639588" calcext:value-type="float">
            <text:p>3639588</text:p>
          </table:table-cell>
          <table:table-cell table:formula="of:=AVERAGE([.E348:.E397])" office:value-type="float" office:value="298.500488" calcext:value-type="float">
            <text:p>298.500488</text:p>
          </table:table-cell>
          <table:table-cell table:formula="of:=AVERAGE([.E378:.E397])" office:value-type="float" office:value="295.753255" calcext:value-type="float">
            <text:p>295.753255</text:p>
          </table:table-cell>
          <table:table-cell table:formula="of:=AVERAGE([.D348:.D397])" office:value-type="float" office:value="302.757454" calcext:value-type="float">
            <text:p>302.757454</text:p>
          </table:table-cell>
          <table:table-cell table:formula="of:=AVERAGE([.E348:.E397])" office:value-type="float" office:value="298.500488" calcext:value-type="float">
            <text:p>298.500488</text:p>
          </table:table-cell>
          <table:table-cell table:formula="of:=AVERAGE([.F298:.F397])" office:value-type="float" office:value="305.7222" calcext:value-type="float">
            <text:p>305.7222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303.5" calcext:value-type="float">
            <text:p>303.5</text:p>
          </table:table-cell>
          <table:table-cell office:value-type="float" office:value="303.7" calcext:value-type="float">
            <text:p>303.7</text:p>
          </table:table-cell>
          <table:table-cell office:value-type="float" office:value="301.38" calcext:value-type="float">
            <text:p>301.38</text:p>
          </table:table-cell>
          <table:table-cell office:value-type="float" office:value="302.89" calcext:value-type="float">
            <text:p>302.89</text:p>
          </table:table-cell>
          <table:table-cell office:value-type="float" office:value="3344793" calcext:value-type="float">
            <text:p>3344793</text:p>
          </table:table-cell>
          <table:table-cell table:formula="of:=AVERAGE([.E349:.E398])" office:value-type="float" office:value="298.151088" calcext:value-type="float">
            <text:p>298.151088</text:p>
          </table:table-cell>
          <table:table-cell table:formula="of:=AVERAGE([.E379:.E398])" office:value-type="float" office:value="296.192005" calcext:value-type="float">
            <text:p>296.192005</text:p>
          </table:table-cell>
          <table:table-cell table:formula="of:=AVERAGE([.D349:.D398])" office:value-type="float" office:value="302.397054" calcext:value-type="float">
            <text:p>302.397054</text:p>
          </table:table-cell>
          <table:table-cell table:formula="of:=AVERAGE([.E349:.E398])" office:value-type="float" office:value="298.151088" calcext:value-type="float">
            <text:p>298.151088</text:p>
          </table:table-cell>
          <table:table-cell table:formula="of:=AVERAGE([.F299:.F398])" office:value-type="float" office:value="305.5786" calcext:value-type="float">
            <text:p>305.5786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4" calcext:value-type="date">
            <text:p>2025-08-04</text:p>
          </table:table-cell>
          <table:table-cell office:value-type="float" office:value="300.69" calcext:value-type="float">
            <text:p>300.69</text:p>
          </table:table-cell>
          <table:table-cell office:value-type="float" office:value="306.345" calcext:value-type="float">
            <text:p>306.345</text:p>
          </table:table-cell>
          <table:table-cell office:value-type="float" office:value="300.53" calcext:value-type="float">
            <text:p>300.53</text:p>
          </table:table-cell>
          <table:table-cell office:value-type="float" office:value="304.23" calcext:value-type="float">
            <text:p>304.23</text:p>
          </table:table-cell>
          <table:table-cell office:value-type="float" office:value="4734465" calcext:value-type="float">
            <text:p>4734465</text:p>
          </table:table-cell>
          <table:table-cell table:formula="of:=AVERAGE([.E350:.E399])" office:value-type="float" office:value="297.858288" calcext:value-type="float">
            <text:p>297.858288</text:p>
          </table:table-cell>
          <table:table-cell table:formula="of:=AVERAGE([.E380:.E399])" office:value-type="float" office:value="296.594255" calcext:value-type="float">
            <text:p>296.594255</text:p>
          </table:table-cell>
          <table:table-cell table:formula="of:=AVERAGE([.D350:.D399])" office:value-type="float" office:value="302.150554" calcext:value-type="float">
            <text:p>302.150554</text:p>
          </table:table-cell>
          <table:table-cell table:formula="of:=AVERAGE([.E350:.E399])" office:value-type="float" office:value="297.858288" calcext:value-type="float">
            <text:p>297.858288</text:p>
          </table:table-cell>
          <table:table-cell table:formula="of:=AVERAGE([.F300:.F399])" office:value-type="float" office:value="305.5533" calcext:value-type="float">
            <text:p>305.5533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5" calcext:value-type="date">
            <text:p>2025-08-05</text:p>
          </table:table-cell>
          <table:table-cell office:value-type="float" office:value="303.55" calcext:value-type="float">
            <text:p>303.55</text:p>
          </table:table-cell>
          <table:table-cell office:value-type="float" office:value="304.6" calcext:value-type="float">
            <text:p>304.6</text:p>
          </table:table-cell>
          <table:table-cell office:value-type="float" office:value="298.37" calcext:value-type="float">
            <text:p>298.37</text:p>
          </table:table-cell>
          <table:table-cell office:value-type="float" office:value="298.77" calcext:value-type="float">
            <text:p>298.77</text:p>
          </table:table-cell>
          <table:table-cell office:value-type="float" office:value="4222907" calcext:value-type="float">
            <text:p>4222907</text:p>
          </table:table-cell>
          <table:table-cell table:formula="of:=AVERAGE([.E351:.E400])" office:value-type="float" office:value="297.573088" calcext:value-type="float">
            <text:p>297.573088</text:p>
          </table:table-cell>
          <table:table-cell table:formula="of:=AVERAGE([.E381:.E400])" office:value-type="float" office:value="296.999755" calcext:value-type="float">
            <text:p>296.999755</text:p>
          </table:table-cell>
          <table:table-cell table:formula="of:=AVERAGE([.D351:.D400])" office:value-type="float" office:value="301.910154" calcext:value-type="float">
            <text:p>301.910154</text:p>
          </table:table-cell>
          <table:table-cell table:formula="of:=AVERAGE([.E351:.E400])" office:value-type="float" office:value="297.573088" calcext:value-type="float">
            <text:p>297.573088</text:p>
          </table:table-cell>
          <table:table-cell table:formula="of:=AVERAGE([.F301:.F400])" office:value-type="float" office:value="305.547" calcext:value-type="float">
            <text:p>305.547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6" calcext:value-type="date">
            <text:p>2025-08-06</text:p>
          </table:table-cell>
          <table:table-cell office:value-type="float" office:value="307" calcext:value-type="float">
            <text:p>307</text:p>
          </table:table-cell>
          <table:table-cell office:value-type="float" office:value="310.395" calcext:value-type="float">
            <text:p>310.395</text:p>
          </table:table-cell>
          <table:table-cell office:value-type="float" office:value="301.74" calcext:value-type="float">
            <text:p>301.74</text:p>
          </table:table-cell>
          <table:table-cell office:value-type="float" office:value="307.66" calcext:value-type="float">
            <text:p>307.66</text:p>
          </table:table-cell>
          <table:table-cell office:value-type="float" office:value="6474304" calcext:value-type="float">
            <text:p>6474304</text:p>
          </table:table-cell>
          <table:table-cell table:formula="of:=AVERAGE([.E352:.E401])" office:value-type="float" office:value="297.347288" calcext:value-type="float">
            <text:p>297.347288</text:p>
          </table:table-cell>
          <table:table-cell table:formula="of:=AVERAGE([.E382:.E401])" office:value-type="float" office:value="297.519755" calcext:value-type="float">
            <text:p>297.519755</text:p>
          </table:table-cell>
          <table:table-cell table:formula="of:=AVERAGE([.D352:.D401])" office:value-type="float" office:value="301.805054" calcext:value-type="float">
            <text:p>301.805054</text:p>
          </table:table-cell>
          <table:table-cell table:formula="of:=AVERAGE([.E352:.E401])" office:value-type="float" office:value="297.347288" calcext:value-type="float">
            <text:p>297.347288</text:p>
          </table:table-cell>
          <table:table-cell table:formula="of:=AVERAGE([.F302:.F401])" office:value-type="float" office:value="305.6486" calcext:value-type="float">
            <text:p>305.6486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7" calcext:value-type="date">
            <text:p>2025-08-07</text:p>
          </table:table-cell>
          <table:table-cell office:value-type="float" office:value="308.25" calcext:value-type="float">
            <text:p>308.25</text:p>
          </table:table-cell>
          <table:table-cell office:value-type="float" office:value="310.165" calcext:value-type="float">
            <text:p>310.165</text:p>
          </table:table-cell>
          <table:table-cell office:value-type="float" office:value="304.35" calcext:value-type="float">
            <text:p>304.35</text:p>
          </table:table-cell>
          <table:table-cell office:value-type="float" office:value="307.91" calcext:value-type="float">
            <text:p>307.91</text:p>
          </table:table-cell>
          <table:table-cell office:value-type="float" office:value="3603475" calcext:value-type="float">
            <text:p>3603475</text:p>
          </table:table-cell>
          <table:table-cell table:formula="of:=AVERAGE([.E353:.E402])" office:value-type="float" office:value="297.191088" calcext:value-type="float">
            <text:p>297.191088</text:p>
          </table:table-cell>
          <table:table-cell table:formula="of:=AVERAGE([.E383:.E402])" office:value-type="float" office:value="297.986005" calcext:value-type="float">
            <text:p>297.986005</text:p>
          </table:table-cell>
          <table:table-cell table:formula="of:=AVERAGE([.D353:.D402])" office:value-type="float" office:value="301.696024" calcext:value-type="float">
            <text:p>301.696024</text:p>
          </table:table-cell>
          <table:table-cell table:formula="of:=AVERAGE([.E353:.E402])" office:value-type="float" office:value="297.191088" calcext:value-type="float">
            <text:p>297.191088</text:p>
          </table:table-cell>
          <table:table-cell table:formula="of:=AVERAGE([.F303:.F402])" office:value-type="float" office:value="305.7294" calcext:value-type="float">
            <text:p>305.7294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8" calcext:value-type="date">
            <text:p>2025-08-08</text:p>
          </table:table-cell>
          <table:table-cell office:value-type="float" office:value="307.02" calcext:value-type="float">
            <text:p>307.02</text:p>
          </table:table-cell>
          <table:table-cell office:value-type="float" office:value="308.55" calcext:value-type="float">
            <text:p>308.55</text:p>
          </table:table-cell>
          <table:table-cell office:value-type="float" office:value="303.89" calcext:value-type="float">
            <text:p>303.89</text:p>
          </table:table-cell>
          <table:table-cell office:value-type="float" office:value="305.45" calcext:value-type="float">
            <text:p>305.45</text:p>
          </table:table-cell>
          <table:table-cell office:value-type="float" office:value="2622369" calcext:value-type="float">
            <text:p>2622369</text:p>
          </table:table-cell>
          <table:table-cell table:formula="of:=AVERAGE([.E354:.E403])" office:value-type="float" office:value="297.025088" calcext:value-type="float">
            <text:p>297.025088</text:p>
          </table:table-cell>
          <table:table-cell table:formula="of:=AVERAGE([.E384:.E403])" office:value-type="float" office:value="298.316" calcext:value-type="float">
            <text:p>298.316</text:p>
          </table:table-cell>
          <table:table-cell table:formula="of:=AVERAGE([.D354:.D403])" office:value-type="float" office:value="301.554024" calcext:value-type="float">
            <text:p>301.554024</text:p>
          </table:table-cell>
          <table:table-cell table:formula="of:=AVERAGE([.E354:.E403])" office:value-type="float" office:value="297.025088" calcext:value-type="float">
            <text:p>297.025088</text:p>
          </table:table-cell>
          <table:table-cell table:formula="of:=AVERAGE([.F304:.F403])" office:value-type="float" office:value="305.7442" calcext:value-type="float">
            <text:p>305.7442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1" calcext:value-type="date">
            <text:p>2025-08-11</text:p>
          </table:table-cell>
          <table:table-cell office:value-type="float" office:value="305.555" calcext:value-type="float">
            <text:p>305.555</text:p>
          </table:table-cell>
          <table:table-cell office:value-type="float" office:value="307.295" calcext:value-type="float">
            <text:p>307.295</text:p>
          </table:table-cell>
          <table:table-cell office:value-type="float" office:value="303.78" calcext:value-type="float">
            <text:p>303.78</text:p>
          </table:table-cell>
          <table:table-cell office:value-type="float" office:value="304.36" calcext:value-type="float">
            <text:p>304.36</text:p>
          </table:table-cell>
          <table:table-cell office:value-type="float" office:value="2648956" calcext:value-type="float">
            <text:p>2648956</text:p>
          </table:table-cell>
          <table:table-cell table:formula="of:=AVERAGE([.E355:.E404])" office:value-type="float" office:value="296.899888" calcext:value-type="float">
            <text:p>296.899888</text:p>
          </table:table-cell>
          <table:table-cell table:formula="of:=AVERAGE([.E385:.E404])" office:value-type="float" office:value="298.7635" calcext:value-type="float">
            <text:p>298.7635</text:p>
          </table:table-cell>
          <table:table-cell table:formula="of:=AVERAGE([.D355:.D404])" office:value-type="float" office:value="301.430006" calcext:value-type="float">
            <text:p>301.430006</text:p>
          </table:table-cell>
          <table:table-cell table:formula="of:=AVERAGE([.E355:.E404])" office:value-type="float" office:value="296.899888" calcext:value-type="float">
            <text:p>296.899888</text:p>
          </table:table-cell>
          <table:table-cell table:formula="of:=AVERAGE([.F305:.F404])" office:value-type="float" office:value="305.7518" calcext:value-type="float">
            <text:p>305.7518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2" calcext:value-type="date">
            <text:p>2025-08-12</text:p>
          </table:table-cell>
          <table:table-cell office:value-type="float" office:value="305.17" calcext:value-type="float">
            <text:p>305.17</text:p>
          </table:table-cell>
          <table:table-cell office:value-type="float" office:value="305.5" calcext:value-type="float">
            <text:p>305.5</text:p>
          </table:table-cell>
          <table:table-cell office:value-type="float" office:value="299.8875" calcext:value-type="float">
            <text:p>299.8875</text:p>
          </table:table-cell>
          <table:table-cell office:value-type="float" office:value="301.64" calcext:value-type="float">
            <text:p>301.64</text:p>
          </table:table-cell>
          <table:table-cell office:value-type="float" office:value="3440070" calcext:value-type="float">
            <text:p>3440070</text:p>
          </table:table-cell>
          <table:table-cell table:formula="of:=AVERAGE([.E356:.E405])" office:value-type="float" office:value="296.686038" calcext:value-type="float">
            <text:p>296.686038</text:p>
          </table:table-cell>
          <table:table-cell table:formula="of:=AVERAGE([.E386:.E405])" office:value-type="float" office:value="298.795875" calcext:value-type="float">
            <text:p>298.795875</text:p>
          </table:table-cell>
          <table:table-cell table:formula="of:=AVERAGE([.D356:.D405])" office:value-type="float" office:value="301.234206" calcext:value-type="float">
            <text:p>301.234206</text:p>
          </table:table-cell>
          <table:table-cell table:formula="of:=AVERAGE([.E356:.E405])" office:value-type="float" office:value="296.686038" calcext:value-type="float">
            <text:p>296.686038</text:p>
          </table:table-cell>
          <table:table-cell table:formula="of:=AVERAGE([.F306:.F405])" office:value-type="float" office:value="305.699" calcext:value-type="float">
            <text:p>305.699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3" calcext:value-type="date">
            <text:p>2025-08-13</text:p>
          </table:table-cell>
          <table:table-cell office:value-type="float" office:value="301.395" calcext:value-type="float">
            <text:p>301.395</text:p>
          </table:table-cell>
          <table:table-cell office:value-type="float" office:value="305.31" calcext:value-type="float">
            <text:p>305.31</text:p>
          </table:table-cell>
          <table:table-cell office:value-type="float" office:value="301.395" calcext:value-type="float">
            <text:p>301.395</text:p>
          </table:table-cell>
          <table:table-cell office:value-type="float" office:value="305.07" calcext:value-type="float">
            <text:p>305.07</text:p>
          </table:table-cell>
          <table:table-cell office:value-type="float" office:value="2999334" calcext:value-type="float">
            <text:p>2999334</text:p>
          </table:table-cell>
          <table:table-cell table:formula="of:=AVERAGE([.E357:.E406])" office:value-type="float" office:value="296.526136" calcext:value-type="float">
            <text:p>296.526136</text:p>
          </table:table-cell>
          <table:table-cell table:formula="of:=AVERAGE([.E387:.E406])" office:value-type="float" office:value="299.055125" calcext:value-type="float">
            <text:p>299.055125</text:p>
          </table:table-cell>
          <table:table-cell table:formula="of:=AVERAGE([.D357:.D406])" office:value-type="float" office:value="301.075506" calcext:value-type="float">
            <text:p>301.075506</text:p>
          </table:table-cell>
          <table:table-cell table:formula="of:=AVERAGE([.E357:.E406])" office:value-type="float" office:value="296.526136" calcext:value-type="float">
            <text:p>296.526136</text:p>
          </table:table-cell>
          <table:table-cell table:formula="of:=AVERAGE([.F307:.F406])" office:value-type="float" office:value="305.6797" calcext:value-type="float">
            <text:p>305.6797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4" calcext:value-type="date">
            <text:p>2025-08-14</text:p>
          </table:table-cell>
          <table:table-cell office:value-type="float" office:value="304.975" calcext:value-type="float">
            <text:p>304.975</text:p>
          </table:table-cell>
          <table:table-cell office:value-type="float" office:value="309.29" calcext:value-type="float">
            <text:p>309.29</text:p>
          </table:table-cell>
          <table:table-cell office:value-type="float" office:value="302.7" calcext:value-type="float">
            <text:p>302.7</text:p>
          </table:table-cell>
          <table:table-cell office:value-type="float" office:value="308.95" calcext:value-type="float">
            <text:p>308.95</text:p>
          </table:table-cell>
          <table:table-cell office:value-type="float" office:value="4699435" calcext:value-type="float">
            <text:p>4699435</text:p>
          </table:table-cell>
          <table:table-cell table:formula="of:=AVERAGE([.E358:.E407])" office:value-type="float" office:value="296.397136" calcext:value-type="float">
            <text:p>296.397136</text:p>
          </table:table-cell>
          <table:table-cell table:formula="of:=AVERAGE([.E388:.E407])" office:value-type="float" office:value="299.269125" calcext:value-type="float">
            <text:p>299.269125</text:p>
          </table:table-cell>
          <table:table-cell table:formula="of:=AVERAGE([.D358:.D407])" office:value-type="float" office:value="300.973506" calcext:value-type="float">
            <text:p>300.973506</text:p>
          </table:table-cell>
          <table:table-cell table:formula="of:=AVERAGE([.E358:.E407])" office:value-type="float" office:value="296.397136" calcext:value-type="float">
            <text:p>296.397136</text:p>
          </table:table-cell>
          <table:table-cell table:formula="of:=AVERAGE([.F308:.F407])" office:value-type="float" office:value="305.7148" calcext:value-type="float">
            <text:p>305.7148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5" calcext:value-type="date">
            <text:p>2025-08-15</text:p>
          </table:table-cell>
          <table:table-cell table:number-columns-repeated="2" office:value-type="float" office:value="310.16" calcext:value-type="float">
            <text:p>310.16</text:p>
          </table:table-cell>
          <table:table-cell office:value-type="float" office:value="306.5" calcext:value-type="float">
            <text:p>306.5</text:p>
          </table:table-cell>
          <table:table-cell office:value-type="float" office:value="308.93" calcext:value-type="float">
            <text:p>308.93</text:p>
          </table:table-cell>
          <table:table-cell office:value-type="float" office:value="3416604" calcext:value-type="float">
            <text:p>3416604</text:p>
          </table:table-cell>
          <table:table-cell table:formula="of:=AVERAGE([.E359:.E408])" office:value-type="float" office:value="296.337536" calcext:value-type="float">
            <text:p>296.337536</text:p>
          </table:table-cell>
          <table:table-cell table:formula="of:=AVERAGE([.E389:.E408])" office:value-type="float" office:value="299.772625" calcext:value-type="float">
            <text:p>299.772625</text:p>
          </table:table-cell>
          <table:table-cell table:formula="of:=AVERAGE([.D359:.D408])" office:value-type="float" office:value="300.891708" calcext:value-type="float">
            <text:p>300.891708</text:p>
          </table:table-cell>
          <table:table-cell table:formula="of:=AVERAGE([.E359:.E408])" office:value-type="float" office:value="296.337536" calcext:value-type="float">
            <text:p>296.337536</text:p>
          </table:table-cell>
          <table:table-cell table:formula="of:=AVERAGE([.F309:.F408])" office:value-type="float" office:value="305.7474" calcext:value-type="float">
            <text:p>305.7474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18" calcext:value-type="date">
            <text:p>2025-08-18</text:p>
          </table:table-cell>
          <table:table-cell office:value-type="float" office:value="308.275" calcext:value-type="float">
            <text:p>308.275</text:p>
          </table:table-cell>
          <table:table-cell office:value-type="float" office:value="309.98" calcext:value-type="float">
            <text:p>309.98</text:p>
          </table:table-cell>
          <table:table-cell office:value-type="float" office:value="306.56" calcext:value-type="float">
            <text:p>306.56</text:p>
          </table:table-cell>
          <table:table-cell office:value-type="float" office:value="308.7" calcext:value-type="float">
            <text:p>308.7</text:p>
          </table:table-cell>
          <table:table-cell office:value-type="float" office:value="3272917" calcext:value-type="float">
            <text:p>3272917</text:p>
          </table:table-cell>
          <table:table-cell table:formula="of:=AVERAGE([.E360:.E409])" office:value-type="float" office:value="296.313336" calcext:value-type="float">
            <text:p>296.313336</text:p>
          </table:table-cell>
          <table:table-cell table:formula="of:=AVERAGE([.E390:.E409])" office:value-type="float" office:value="300.336625" calcext:value-type="float">
            <text:p>300.336625</text:p>
          </table:table-cell>
          <table:table-cell table:formula="of:=AVERAGE([.D360:.D409])" office:value-type="float" office:value="300.851308" calcext:value-type="float">
            <text:p>300.851308</text:p>
          </table:table-cell>
          <table:table-cell table:formula="of:=AVERAGE([.E360:.E409])" office:value-type="float" office:value="296.313336" calcext:value-type="float">
            <text:p>296.313336</text:p>
          </table:table-cell>
          <table:table-cell table:formula="of:=AVERAGE([.F310:.F409])" office:value-type="float" office:value="305.7652" calcext:value-type="float">
            <text:p>305.7652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19" calcext:value-type="date">
            <text:p>2025-08-19</text:p>
          </table:table-cell>
          <table:table-cell office:value-type="float" office:value="309.145" calcext:value-type="float">
            <text:p>309.145</text:p>
          </table:table-cell>
          <table:table-cell office:value-type="float" office:value="314.22" calcext:value-type="float">
            <text:p>314.22</text:p>
          </table:table-cell>
          <table:table-cell office:value-type="float" office:value="308.45" calcext:value-type="float">
            <text:p>308.45</text:p>
          </table:table-cell>
          <table:table-cell office:value-type="float" office:value="310.93" calcext:value-type="float">
            <text:p>310.93</text:p>
          </table:table-cell>
          <table:table-cell office:value-type="float" office:value="2893574" calcext:value-type="float">
            <text:p>2893574</text:p>
          </table:table-cell>
          <table:table-cell table:formula="of:=AVERAGE([.E361:.E410])" office:value-type="float" office:value="296.346136" calcext:value-type="float">
            <text:p>296.346136</text:p>
          </table:table-cell>
          <table:table-cell table:formula="of:=AVERAGE([.E391:.E410])" office:value-type="float" office:value="301.006625" calcext:value-type="float">
            <text:p>301.006625</text:p>
          </table:table-cell>
          <table:table-cell table:formula="of:=AVERAGE([.D361:.D410])" office:value-type="float" office:value="300.938508" calcext:value-type="float">
            <text:p>300.938508</text:p>
          </table:table-cell>
          <table:table-cell table:formula="of:=AVERAGE([.E361:.E410])" office:value-type="float" office:value="296.346136" calcext:value-type="float">
            <text:p>296.346136</text:p>
          </table:table-cell>
          <table:table-cell table:formula="of:=AVERAGE([.F311:.F410])" office:value-type="float" office:value="305.7387" calcext:value-type="float">
            <text:p>305.7387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0" calcext:value-type="date">
            <text:p>2025-08-20</text:p>
          </table:table-cell>
          <table:table-cell office:value-type="float" office:value="313.67" calcext:value-type="float">
            <text:p>313.67</text:p>
          </table:table-cell>
          <table:table-cell office:value-type="float" office:value="316.155" calcext:value-type="float">
            <text:p>316.155</text:p>
          </table:table-cell>
          <table:table-cell office:value-type="float" office:value="312.3875" calcext:value-type="float">
            <text:p>312.3875</text:p>
          </table:table-cell>
          <table:table-cell office:value-type="float" office:value="313.08" calcext:value-type="float">
            <text:p>313.08</text:p>
          </table:table-cell>
          <table:table-cell office:value-type="float" office:value="3880218" calcext:value-type="float">
            <text:p>3880218</text:p>
          </table:table-cell>
          <table:table-cell table:formula="of:=AVERAGE([.E362:.E411])" office:value-type="float" office:value="296.596958" calcext:value-type="float">
            <text:p>296.596958</text:p>
          </table:table-cell>
          <table:table-cell table:formula="of:=AVERAGE([.E392:.E411])" office:value-type="float" office:value="301.78" calcext:value-type="float">
            <text:p>301.78</text:p>
          </table:table-cell>
          <table:table-cell table:formula="of:=AVERAGE([.D362:.D411])" office:value-type="float" office:value="301.157008" calcext:value-type="float">
            <text:p>301.157008</text:p>
          </table:table-cell>
          <table:table-cell table:formula="of:=AVERAGE([.E362:.E411])" office:value-type="float" office:value="296.596958" calcext:value-type="float">
            <text:p>296.596958</text:p>
          </table:table-cell>
          <table:table-cell table:formula="of:=AVERAGE([.F312:.F411])" office:value-type="float" office:value="305.7426" calcext:value-type="float">
            <text:p>305.7426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1" calcext:value-type="date">
            <text:p>2025-08-21</text:p>
          </table:table-cell>
          <table:table-cell office:value-type="float" office:value="311.84" calcext:value-type="float">
            <text:p>311.84</text:p>
          </table:table-cell>
          <table:table-cell office:value-type="float" office:value="313.595" calcext:value-type="float">
            <text:p>313.595</text:p>
          </table:table-cell>
          <table:table-cell office:value-type="float" office:value="311.17" calcext:value-type="float">
            <text:p>311.17</text:p>
          </table:table-cell>
          <table:table-cell office:value-type="float" office:value="313.22" calcext:value-type="float">
            <text:p>313.22</text:p>
          </table:table-cell>
          <table:table-cell office:value-type="float" office:value="2282444" calcext:value-type="float">
            <text:p>2282444</text:p>
          </table:table-cell>
          <table:table-cell table:formula="of:=AVERAGE([.E363:.E412])" office:value-type="float" office:value="296.831358" calcext:value-type="float">
            <text:p>296.831358</text:p>
          </table:table-cell>
          <table:table-cell table:formula="of:=AVERAGE([.E393:.E412])" office:value-type="float" office:value="302.618" calcext:value-type="float">
            <text:p>302.618</text:p>
          </table:table-cell>
          <table:table-cell table:formula="of:=AVERAGE([.D363:.D412])" office:value-type="float" office:value="301.380728" calcext:value-type="float">
            <text:p>301.380728</text:p>
          </table:table-cell>
          <table:table-cell table:formula="of:=AVERAGE([.E363:.E412])" office:value-type="float" office:value="296.831358" calcext:value-type="float">
            <text:p>296.831358</text:p>
          </table:table-cell>
          <table:table-cell table:formula="of:=AVERAGE([.F313:.F412])" office:value-type="float" office:value="305.8039" calcext:value-type="float">
            <text:p>305.8039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2" calcext:value-type="date">
            <text:p>2025-08-22</text:p>
          </table:table-cell>
          <table:table-cell office:value-type="float" office:value="314.015" calcext:value-type="float">
            <text:p>314.015</text:p>
          </table:table-cell>
          <table:table-cell office:value-type="float" office:value="316.8" calcext:value-type="float">
            <text:p>316.8</text:p>
          </table:table-cell>
          <table:table-cell office:value-type="float" office:value="313.155" calcext:value-type="float">
            <text:p>313.155</text:p>
          </table:table-cell>
          <table:table-cell office:value-type="float" office:value="314.07" calcext:value-type="float">
            <text:p>314.07</text:p>
          </table:table-cell>
          <table:table-cell office:value-type="float" office:value="2796930" calcext:value-type="float">
            <text:p>2796930</text:p>
          </table:table-cell>
          <table:table-cell table:formula="of:=AVERAGE([.E364:.E413])" office:value-type="float" office:value="297.150658" calcext:value-type="float">
            <text:p>297.150658</text:p>
          </table:table-cell>
          <table:table-cell table:formula="of:=AVERAGE([.E394:.E413])" office:value-type="float" office:value="303.53075" calcext:value-type="float">
            <text:p>303.53075</text:p>
          </table:table-cell>
          <table:table-cell table:formula="of:=AVERAGE([.D364:.D413])" office:value-type="float" office:value="301.652728" calcext:value-type="float">
            <text:p>301.652728</text:p>
          </table:table-cell>
          <table:table-cell table:formula="of:=AVERAGE([.E364:.E413])" office:value-type="float" office:value="297.150658" calcext:value-type="float">
            <text:p>297.150658</text:p>
          </table:table-cell>
          <table:table-cell table:formula="of:=AVERAGE([.F314:.F413])" office:value-type="float" office:value="305.8209" calcext:value-type="float">
            <text:p>305.8209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5" calcext:value-type="date">
            <text:p>2025-08-25</text:p>
          </table:table-cell>
          <table:table-cell office:value-type="float" office:value="313.79" calcext:value-type="float">
            <text:p>313.79</text:p>
          </table:table-cell>
          <table:table-cell office:value-type="float" office:value="315.55" calcext:value-type="float">
            <text:p>315.55</text:p>
          </table:table-cell>
          <table:table-cell office:value-type="float" office:value="311.95" calcext:value-type="float">
            <text:p>311.95</text:p>
          </table:table-cell>
          <table:table-cell office:value-type="float" office:value="313.44" calcext:value-type="float">
            <text:p>313.44</text:p>
          </table:table-cell>
          <table:table-cell office:value-type="float" office:value="2944405" calcext:value-type="float">
            <text:p>2944405</text:p>
          </table:table-cell>
          <table:table-cell table:formula="of:=AVERAGE([.E365:.E414])" office:value-type="float" office:value="297.388338" calcext:value-type="float">
            <text:p>297.388338</text:p>
          </table:table-cell>
          <table:table-cell table:formula="of:=AVERAGE([.E395:.E414])" office:value-type="float" office:value="304.37875" calcext:value-type="float">
            <text:p>304.37875</text:p>
          </table:table-cell>
          <table:table-cell table:formula="of:=AVERAGE([.D365:.D414])" office:value-type="float" office:value="301.900128" calcext:value-type="float">
            <text:p>301.900128</text:p>
          </table:table-cell>
          <table:table-cell table:formula="of:=AVERAGE([.E365:.E414])" office:value-type="float" office:value="297.388338" calcext:value-type="float">
            <text:p>297.388338</text:p>
          </table:table-cell>
          <table:table-cell table:formula="of:=AVERAGE([.F315:.F414])" office:value-type="float" office:value="305.819" calcext:value-type="float">
            <text:p>305.819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6" calcext:value-type="date">
            <text:p>2025-08-26</text:p>
          </table:table-cell>
          <table:table-cell office:value-type="float" office:value="313.43" calcext:value-type="float">
            <text:p>313.43</text:p>
          </table:table-cell>
          <table:table-cell office:value-type="float" office:value="315.12" calcext:value-type="float">
            <text:p>315.12</text:p>
          </table:table-cell>
          <table:table-cell office:value-type="float" office:value="312.3" calcext:value-type="float">
            <text:p>312.3</text:p>
          </table:table-cell>
          <table:table-cell office:value-type="float" office:value="312.94" calcext:value-type="float">
            <text:p>312.94</text:p>
          </table:table-cell>
          <table:table-cell office:value-type="float" office:value="2807730" calcext:value-type="float">
            <text:p>2807730</text:p>
          </table:table-cell>
          <table:table-cell table:formula="of:=AVERAGE([.E366:.E415])" office:value-type="float" office:value="297.611338" calcext:value-type="float">
            <text:p>297.611338</text:p>
          </table:table-cell>
          <table:table-cell table:formula="of:=AVERAGE([.E396:.E415])" office:value-type="float" office:value="305.07875" calcext:value-type="float">
            <text:p>305.07875</text:p>
          </table:table-cell>
          <table:table-cell table:formula="of:=AVERAGE([.D366:.D415])" office:value-type="float" office:value="302.100328" calcext:value-type="float">
            <text:p>302.100328</text:p>
          </table:table-cell>
          <table:table-cell table:formula="of:=AVERAGE([.E366:.E415])" office:value-type="float" office:value="297.611338" calcext:value-type="float">
            <text:p>297.611338</text:p>
          </table:table-cell>
          <table:table-cell table:formula="of:=AVERAGE([.F316:.F415])" office:value-type="float" office:value="305.8326" calcext:value-type="float">
            <text:p>305.8326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7" calcext:value-type="date">
            <text:p>2025-08-27</text:p>
          </table:table-cell>
          <table:table-cell office:value-type="float" office:value="313.36" calcext:value-type="float">
            <text:p>313.36</text:p>
          </table:table-cell>
          <table:table-cell office:value-type="float" office:value="315.72" calcext:value-type="float">
            <text:p>315.72</text:p>
          </table:table-cell>
          <table:table-cell office:value-type="float" office:value="311.34" calcext:value-type="float">
            <text:p>311.34</text:p>
          </table:table-cell>
          <table:table-cell office:value-type="float" office:value="311.43" calcext:value-type="float">
            <text:p>311.43</text:p>
          </table:table-cell>
          <table:table-cell office:value-type="float" office:value="3234836" calcext:value-type="float">
            <text:p>3234836</text:p>
          </table:table-cell>
          <table:table-cell table:formula="of:=AVERAGE([.E367:.E416])" office:value-type="float" office:value="297.923138" calcext:value-type="float">
            <text:p>297.923138</text:p>
          </table:table-cell>
          <table:table-cell table:formula="of:=AVERAGE([.E397:.E416])" office:value-type="float" office:value="305.59175" calcext:value-type="float">
            <text:p>305.59175</text:p>
          </table:table-cell>
          <table:table-cell table:formula="of:=AVERAGE([.D367:.D416])" office:value-type="float" office:value="302.334728" calcext:value-type="float">
            <text:p>302.334728</text:p>
          </table:table-cell>
          <table:table-cell table:formula="of:=AVERAGE([.E367:.E416])" office:value-type="float" office:value="297.923138" calcext:value-type="float">
            <text:p>297.923138</text:p>
          </table:table-cell>
          <table:table-cell table:formula="of:=AVERAGE([.F317:.F416])" office:value-type="float" office:value="305.7642" calcext:value-type="float">
            <text:p>305.7642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311.01" calcext:value-type="float">
            <text:p>311.01</text:p>
          </table:table-cell>
          <table:table-cell office:value-type="float" office:value="312.52" calcext:value-type="float">
            <text:p>312.52</text:p>
          </table:table-cell>
          <table:table-cell office:value-type="float" office:value="309.3473" calcext:value-type="float">
            <text:p>309.3473</text:p>
          </table:table-cell>
          <table:table-cell office:value-type="float" office:value="312.22" calcext:value-type="float">
            <text:p>312.22</text:p>
          </table:table-cell>
          <table:table-cell office:value-type="float" office:value="3471683" calcext:value-type="float">
            <text:p>3471683</text:p>
          </table:table-cell>
          <table:table-cell table:formula="of:=AVERAGE([.E368:.E417])" office:value-type="float" office:value="298.274284" calcext:value-type="float">
            <text:p>298.274284</text:p>
          </table:table-cell>
          <table:table-cell table:formula="of:=AVERAGE([.E398:.E417])" office:value-type="float" office:value="306.059115" calcext:value-type="float">
            <text:p>306.059115</text:p>
          </table:table-cell>
          <table:table-cell table:formula="of:=AVERAGE([.D368:.D417])" office:value-type="float" office:value="302.664928" calcext:value-type="float">
            <text:p>302.664928</text:p>
          </table:table-cell>
          <table:table-cell table:formula="of:=AVERAGE([.E368:.E417])" office:value-type="float" office:value="298.274284" calcext:value-type="float">
            <text:p>298.274284</text:p>
          </table:table-cell>
          <table:table-cell table:formula="of:=AVERAGE([.F318:.F417])" office:value-type="float" office:value="305.8853" calcext:value-type="float">
            <text:p>305.8853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9" calcext:value-type="date">
            <text:p>2025-08-29</text:p>
          </table:table-cell>
          <table:table-cell office:value-type="float" office:value="312.36" calcext:value-type="float">
            <text:p>312.36</text:p>
          </table:table-cell>
          <table:table-cell office:value-type="float" office:value="313.9" calcext:value-type="float">
            <text:p>313.9</text:p>
          </table:table-cell>
          <table:table-cell office:value-type="float" office:value="311.43" calcext:value-type="float">
            <text:p>311.43</text:p>
          </table:table-cell>
          <table:table-cell office:value-type="float" office:value="313.54" calcext:value-type="float">
            <text:p>313.54</text:p>
          </table:table-cell>
          <table:table-cell office:value-type="float" office:value="2492471" calcext:value-type="float">
            <text:p>2492471</text:p>
          </table:table-cell>
          <table:table-cell table:formula="of:=AVERAGE([.E369:.E418])" office:value-type="float" office:value="298.730884" calcext:value-type="float">
            <text:p>298.730884</text:p>
          </table:table-cell>
          <table:table-cell table:formula="of:=AVERAGE([.E399:.E418])" office:value-type="float" office:value="306.561615" calcext:value-type="float">
            <text:p>306.561615</text:p>
          </table:table-cell>
          <table:table-cell table:formula="of:=AVERAGE([.D369:.D418])" office:value-type="float" office:value="303.080728" calcext:value-type="float">
            <text:p>303.080728</text:p>
          </table:table-cell>
          <table:table-cell table:formula="of:=AVERAGE([.E369:.E418])" office:value-type="float" office:value="298.730884" calcext:value-type="float">
            <text:p>298.730884</text:p>
          </table:table-cell>
          <table:table-cell table:formula="of:=AVERAGE([.F319:.F418])" office:value-type="float" office:value="306.0218" calcext:value-type="float">
            <text:p>306.0218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2" calcext:value-type="date">
            <text:p>2025-09-02</text:p>
          </table:table-cell>
          <table:table-cell office:value-type="float" office:value="313.075" calcext:value-type="float">
            <text:p>313.075</text:p>
          </table:table-cell>
          <table:table-cell office:value-type="float" office:value="316.13" calcext:value-type="float">
            <text:p>316.13</text:p>
          </table:table-cell>
          <table:table-cell office:value-type="float" office:value="312.325" calcext:value-type="float">
            <text:p>312.325</text:p>
          </table:table-cell>
          <table:table-cell office:value-type="float" office:value="315.76" calcext:value-type="float">
            <text:p>315.76</text:p>
          </table:table-cell>
          <table:table-cell office:value-type="float" office:value="3228651" calcext:value-type="float">
            <text:p>3228651</text:p>
          </table:table-cell>
          <table:table-cell table:formula="of:=AVERAGE([.E370:.E419])" office:value-type="float" office:value="299.265984" calcext:value-type="float">
            <text:p>299.265984</text:p>
          </table:table-cell>
          <table:table-cell table:formula="of:=AVERAGE([.E400:.E419])" office:value-type="float" office:value="307.151365" calcext:value-type="float">
            <text:p>307.151365</text:p>
          </table:table-cell>
          <table:table-cell table:formula="of:=AVERAGE([.D370:.D419])" office:value-type="float" office:value="303.591128" calcext:value-type="float">
            <text:p>303.591128</text:p>
          </table:table-cell>
          <table:table-cell table:formula="of:=AVERAGE([.E370:.E419])" office:value-type="float" office:value="299.265984" calcext:value-type="float">
            <text:p>299.265984</text:p>
          </table:table-cell>
          <table:table-cell table:formula="of:=AVERAGE([.F320:.F419])" office:value-type="float" office:value="306.1811" calcext:value-type="float">
            <text:p>306.1811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3" calcext:value-type="date">
            <text:p>2025-09-03</text:p>
          </table:table-cell>
          <table:table-cell office:value-type="float" office:value="315" calcext:value-type="float">
            <text:p>315</text:p>
          </table:table-cell>
          <table:table-cell office:value-type="float" office:value="316.87" calcext:value-type="float">
            <text:p>316.87</text:p>
          </table:table-cell>
          <table:table-cell office:value-type="float" office:value="312.98" calcext:value-type="float">
            <text:p>312.98</text:p>
          </table:table-cell>
          <table:table-cell office:value-type="float" office:value="316.39" calcext:value-type="float">
            <text:p>316.39</text:p>
          </table:table-cell>
          <table:table-cell office:value-type="float" office:value="3219733" calcext:value-type="float">
            <text:p>3219733</text:p>
          </table:table-cell>
          <table:table-cell table:formula="of:=AVERAGE([.E371:.E420])" office:value-type="float" office:value="299.808184" calcext:value-type="float">
            <text:p>299.808184</text:p>
          </table:table-cell>
          <table:table-cell table:formula="of:=AVERAGE([.E401:.E420])" office:value-type="float" office:value="307.881865" calcext:value-type="float">
            <text:p>307.881865</text:p>
          </table:table-cell>
          <table:table-cell table:formula="of:=AVERAGE([.D371:.D420])" office:value-type="float" office:value="304.138128" calcext:value-type="float">
            <text:p>304.138128</text:p>
          </table:table-cell>
          <table:table-cell table:formula="of:=AVERAGE([.E371:.E420])" office:value-type="float" office:value="299.808184" calcext:value-type="float">
            <text:p>299.808184</text:p>
          </table:table-cell>
          <table:table-cell table:formula="of:=AVERAGE([.F321:.F420])" office:value-type="float" office:value="306.3054" calcext:value-type="float">
            <text:p>306.3054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4" calcext:value-type="date">
            <text:p>2025-09-04</text:p>
          </table:table-cell>
          <table:table-cell office:value-type="float" office:value="317.82" calcext:value-type="float">
            <text:p>317.82</text:p>
          </table:table-cell>
          <table:table-cell office:value-type="float" office:value="319.425" calcext:value-type="float">
            <text:p>319.425</text:p>
          </table:table-cell>
          <table:table-cell office:value-type="float" office:value="316.48" calcext:value-type="float">
            <text:p>316.48</text:p>
          </table:table-cell>
          <table:table-cell office:value-type="float" office:value="316.99" calcext:value-type="float">
            <text:p>316.99</text:p>
          </table:table-cell>
          <table:table-cell office:value-type="float" office:value="2881528" calcext:value-type="float">
            <text:p>2881528</text:p>
          </table:table-cell>
          <table:table-cell table:formula="of:=AVERAGE([.E372:.E421])" office:value-type="float" office:value="300.366148" calcext:value-type="float">
            <text:p>300.366148</text:p>
          </table:table-cell>
          <table:table-cell table:formula="of:=AVERAGE([.E402:.E421])" office:value-type="float" office:value="308.618865" calcext:value-type="float">
            <text:p>308.618865</text:p>
          </table:table-cell>
          <table:table-cell table:formula="of:=AVERAGE([.D372:.D421])" office:value-type="float" office:value="304.684628" calcext:value-type="float">
            <text:p>304.684628</text:p>
          </table:table-cell>
          <table:table-cell table:formula="of:=AVERAGE([.E372:.E421])" office:value-type="float" office:value="300.366148" calcext:value-type="float">
            <text:p>300.366148</text:p>
          </table:table-cell>
          <table:table-cell table:formula="of:=AVERAGE([.F322:.F421])" office:value-type="float" office:value="306.4075" calcext:value-type="float">
            <text:p>306.4075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5" calcext:value-type="date">
            <text:p>2025-09-05</text:p>
          </table:table-cell>
          <table:table-cell office:value-type="float" office:value="316.675" calcext:value-type="float">
            <text:p>316.675</text:p>
          </table:table-cell>
          <table:table-cell office:value-type="float" office:value="318.04" calcext:value-type="float">
            <text:p>318.04</text:p>
          </table:table-cell>
          <table:table-cell office:value-type="float" office:value="313.27" calcext:value-type="float">
            <text:p>313.27</text:p>
          </table:table-cell>
          <table:table-cell office:value-type="float" office:value="314.38" calcext:value-type="float">
            <text:p>314.38</text:p>
          </table:table-cell>
          <table:table-cell office:value-type="float" office:value="2533259" calcext:value-type="float">
            <text:p>2533259</text:p>
          </table:table-cell>
          <table:table-cell table:formula="of:=AVERAGE([.E373:.E422])" office:value-type="float" office:value="300.945448" calcext:value-type="float">
            <text:p>300.945448</text:p>
          </table:table-cell>
          <table:table-cell table:formula="of:=AVERAGE([.E403:.E422])" office:value-type="float" office:value="309.064865" calcext:value-type="float">
            <text:p>309.064865</text:p>
          </table:table-cell>
          <table:table-cell table:formula="of:=AVERAGE([.D373:.D422])" office:value-type="float" office:value="305.223914" calcext:value-type="float">
            <text:p>305.223914</text:p>
          </table:table-cell>
          <table:table-cell table:formula="of:=AVERAGE([.E373:.E422])" office:value-type="float" office:value="300.945448" calcext:value-type="float">
            <text:p>300.945448</text:p>
          </table:table-cell>
          <table:table-cell table:formula="of:=AVERAGE([.F323:.F422])" office:value-type="float" office:value="306.4523" calcext:value-type="float">
            <text:p>306.4523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312.82" calcext:value-type="float">
            <text:p>312.82</text:p>
          </table:table-cell>
          <table:table-cell office:value-type="float" office:value="313.08" calcext:value-type="float">
            <text:p>313.08</text:p>
          </table:table-cell>
          <table:table-cell office:value-type="float" office:value="309.76" calcext:value-type="float">
            <text:p>309.76</text:p>
          </table:table-cell>
          <table:table-cell office:value-type="float" office:value="312.8" calcext:value-type="float">
            <text:p>312.8</text:p>
          </table:table-cell>
          <table:table-cell office:value-type="float" office:value="2873797" calcext:value-type="float">
            <text:p>2873797</text:p>
          </table:table-cell>
          <table:table-cell table:formula="of:=AVERAGE([.E374:.E423])" office:value-type="float" office:value="301.471248" calcext:value-type="float">
            <text:p>301.471248</text:p>
          </table:table-cell>
          <table:table-cell table:formula="of:=AVERAGE([.E404:.E423])" office:value-type="float" office:value="309.358365" calcext:value-type="float">
            <text:p>309.358365</text:p>
          </table:table-cell>
          <table:table-cell table:formula="of:=AVERAGE([.D374:.D423])" office:value-type="float" office:value="305.749714" calcext:value-type="float">
            <text:p>305.749714</text:p>
          </table:table-cell>
          <table:table-cell table:formula="of:=AVERAGE([.E374:.E423])" office:value-type="float" office:value="301.471248" calcext:value-type="float">
            <text:p>301.471248</text:p>
          </table:table-cell>
          <table:table-cell table:formula="of:=AVERAGE([.F324:.F423])" office:value-type="float" office:value="306.4196" calcext:value-type="float">
            <text:p>306.4196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09" calcext:value-type="date">
            <text:p>2025-09-09</text:p>
          </table:table-cell>
          <table:table-cell office:value-type="float" office:value="311.425" calcext:value-type="float">
            <text:p>311.425</text:p>
          </table:table-cell>
          <table:table-cell office:value-type="float" office:value="313.7" calcext:value-type="float">
            <text:p>313.7</text:p>
          </table:table-cell>
          <table:table-cell office:value-type="float" office:value="310.725" calcext:value-type="float">
            <text:p>310.725</text:p>
          </table:table-cell>
          <table:table-cell office:value-type="float" office:value="312.52" calcext:value-type="float">
            <text:p>312.52</text:p>
          </table:table-cell>
          <table:table-cell office:value-type="float" office:value="2310842" calcext:value-type="float">
            <text:p>2310842</text:p>
          </table:table-cell>
          <table:table-cell table:formula="of:=AVERAGE([.E375:.E424])" office:value-type="float" office:value="301.980948" calcext:value-type="float">
            <text:p>301.980948</text:p>
          </table:table-cell>
          <table:table-cell table:formula="of:=AVERAGE([.E405:.E424])" office:value-type="float" office:value="309.705615" calcext:value-type="float">
            <text:p>309.705615</text:p>
          </table:table-cell>
          <table:table-cell table:formula="of:=AVERAGE([.D375:.D424])" office:value-type="float" office:value="306.179914" calcext:value-type="float">
            <text:p>306.179914</text:p>
          </table:table-cell>
          <table:table-cell table:formula="of:=AVERAGE([.E375:.E424])" office:value-type="float" office:value="301.980948" calcext:value-type="float">
            <text:p>301.980948</text:p>
          </table:table-cell>
          <table:table-cell table:formula="of:=AVERAGE([.F325:.F424])" office:value-type="float" office:value="306.42" calcext:value-type="float">
            <text:p>306.42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0" calcext:value-type="date">
            <text:p>2025-09-10</text:p>
          </table:table-cell>
          <table:table-cell office:value-type="float" office:value="311.72" calcext:value-type="float">
            <text:p>311.72</text:p>
          </table:table-cell>
          <table:table-cell office:value-type="float" office:value="312.09" calcext:value-type="float">
            <text:p>312.09</text:p>
          </table:table-cell>
          <table:table-cell office:value-type="float" office:value="304.61" calcext:value-type="float">
            <text:p>304.61</text:p>
          </table:table-cell>
          <table:table-cell office:value-type="float" office:value="305.94" calcext:value-type="float">
            <text:p>305.94</text:p>
          </table:table-cell>
          <table:table-cell office:value-type="float" office:value="3479927" calcext:value-type="float">
            <text:p>3479927</text:p>
          </table:table-cell>
          <table:table-cell table:formula="of:=AVERAGE([.E376:.E425])" office:value-type="float" office:value="302.255548" calcext:value-type="float">
            <text:p>302.255548</text:p>
          </table:table-cell>
          <table:table-cell table:formula="of:=AVERAGE([.E406:.E425])" office:value-type="float" office:value="309.94174" calcext:value-type="float">
            <text:p>309.94174</text:p>
          </table:table-cell>
          <table:table-cell table:formula="of:=AVERAGE([.D376:.D425])" office:value-type="float" office:value="306.550214" calcext:value-type="float">
            <text:p>306.550214</text:p>
          </table:table-cell>
          <table:table-cell table:formula="of:=AVERAGE([.E376:.E425])" office:value-type="float" office:value="302.255548" calcext:value-type="float">
            <text:p>302.255548</text:p>
          </table:table-cell>
          <table:table-cell table:formula="of:=AVERAGE([.F326:.F425])" office:value-type="float" office:value="306.3884" calcext:value-type="float">
            <text:p>306.3884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306.21" calcext:value-type="float">
            <text:p>306.21</text:p>
          </table:table-cell>
          <table:table-cell office:value-type="float" office:value="308.94" calcext:value-type="float">
            <text:p>308.94</text:p>
          </table:table-cell>
          <table:table-cell office:value-type="float" office:value="305.25" calcext:value-type="float">
            <text:p>305.25</text:p>
          </table:table-cell>
          <table:table-cell office:value-type="float" office:value="308.43" calcext:value-type="float">
            <text:p>308.43</text:p>
          </table:table-cell>
          <table:table-cell office:value-type="float" office:value="2761496" calcext:value-type="float">
            <text:p>2761496</text:p>
          </table:table-cell>
          <table:table-cell table:formula="of:=AVERAGE([.E377:.E426])" office:value-type="float" office:value="302.513548" calcext:value-type="float">
            <text:p>302.513548</text:p>
          </table:table-cell>
          <table:table-cell table:formula="of:=AVERAGE([.E407:.E426])" office:value-type="float" office:value="310.13449" calcext:value-type="float">
            <text:p>310.13449</text:p>
          </table:table-cell>
          <table:table-cell table:formula="of:=AVERAGE([.D377:.D426])" office:value-type="float" office:value="306.736014" calcext:value-type="float">
            <text:p>306.736014</text:p>
          </table:table-cell>
          <table:table-cell table:formula="of:=AVERAGE([.E377:.E426])" office:value-type="float" office:value="302.513548" calcext:value-type="float">
            <text:p>302.513548</text:p>
          </table:table-cell>
          <table:table-cell table:formula="of:=AVERAGE([.F327:.F426])" office:value-type="float" office:value="306.3597" calcext:value-type="float">
            <text:p>306.3597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2" calcext:value-type="date">
            <text:p>2025-09-12</text:p>
          </table:table-cell>
          <table:table-cell office:value-type="float" office:value="306.96" calcext:value-type="float">
            <text:p>306.96</text:p>
          </table:table-cell>
          <table:table-cell office:value-type="float" office:value="308.5099" calcext:value-type="float">
            <text:p>308.5099</text:p>
          </table:table-cell>
          <table:table-cell office:value-type="float" office:value="305.25" calcext:value-type="float">
            <text:p>305.25</text:p>
          </table:table-cell>
          <table:table-cell office:value-type="float" office:value="305.4" calcext:value-type="float">
            <text:p>305.4</text:p>
          </table:table-cell>
          <table:table-cell office:value-type="float" office:value="2072848" calcext:value-type="float">
            <text:p>2072848</text:p>
          </table:table-cell>
          <table:table-cell table:formula="of:=AVERAGE([.E378:.E427])" office:value-type="float" office:value="302.766548" calcext:value-type="float">
            <text:p>302.766548</text:p>
          </table:table-cell>
          <table:table-cell table:formula="of:=AVERAGE([.E408:.E427])" office:value-type="float" office:value="310.26199" calcext:value-type="float">
            <text:p>310.26199</text:p>
          </table:table-cell>
          <table:table-cell table:formula="of:=AVERAGE([.D378:.D427])" office:value-type="float" office:value="306.944612" calcext:value-type="float">
            <text:p>306.944612</text:p>
          </table:table-cell>
          <table:table-cell table:formula="of:=AVERAGE([.E378:.E427])" office:value-type="float" office:value="302.766548" calcext:value-type="float">
            <text:p>302.766548</text:p>
          </table:table-cell>
          <table:table-cell table:formula="of:=AVERAGE([.F328:.F427])" office:value-type="float" office:value="306.3265" calcext:value-type="float">
            <text:p>306.326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5" calcext:value-type="date">
            <text:p>2025-09-15</text:p>
          </table:table-cell>
          <table:table-cell office:value-type="float" office:value="305.09" calcext:value-type="float">
            <text:p>305.09</text:p>
          </table:table-cell>
          <table:table-cell office:value-type="float" office:value="305.71" calcext:value-type="float">
            <text:p>305.71</text:p>
          </table:table-cell>
          <table:table-cell office:value-type="float" office:value="300.5114" calcext:value-type="float">
            <text:p>300.5114</text:p>
          </table:table-cell>
          <table:table-cell office:value-type="float" office:value="302.07" calcext:value-type="float">
            <text:p>302.07</text:p>
          </table:table-cell>
          <table:table-cell office:value-type="float" office:value="3584545" calcext:value-type="float">
            <text:p>3584545</text:p>
          </table:table-cell>
          <table:table-cell table:formula="of:=AVERAGE([.E379:.E428])" office:value-type="float" office:value="302.924676" calcext:value-type="float">
            <text:p>302.924676</text:p>
          </table:table-cell>
          <table:table-cell table:formula="of:=AVERAGE([.E409:.E428])" office:value-type="float" office:value="309.96256" calcext:value-type="float">
            <text:p>309.96256</text:p>
          </table:table-cell>
          <table:table-cell table:formula="of:=AVERAGE([.D379:.D428])" office:value-type="float" office:value="307.162212" calcext:value-type="float">
            <text:p>307.162212</text:p>
          </table:table-cell>
          <table:table-cell table:formula="of:=AVERAGE([.E379:.E428])" office:value-type="float" office:value="302.924676" calcext:value-type="float">
            <text:p>302.924676</text:p>
          </table:table-cell>
          <table:table-cell table:formula="of:=AVERAGE([.F329:.F428])" office:value-type="float" office:value="306.1564" calcext:value-type="float">
            <text:p>306.1564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6" calcext:value-type="date">
            <text:p>2025-09-16</text:p>
          </table:table-cell>
          <table:table-cell office:value-type="float" office:value="303.66" calcext:value-type="float">
            <text:p>303.66</text:p>
          </table:table-cell>
          <table:table-cell office:value-type="float" office:value="305.9999" calcext:value-type="float">
            <text:p>305.9999</text:p>
          </table:table-cell>
          <table:table-cell office:value-type="float" office:value="302.7" calcext:value-type="float">
            <text:p>302.7</text:p>
          </table:table-cell>
          <table:table-cell office:value-type="float" office:value="303.29" calcext:value-type="float">
            <text:p>303.29</text:p>
          </table:table-cell>
          <table:table-cell office:value-type="float" office:value="3578515" calcext:value-type="float">
            <text:p>3578515</text:p>
          </table:table-cell>
          <table:table-cell table:formula="of:=AVERAGE([.E380:.E429])" office:value-type="float" office:value="303.128976" calcext:value-type="float">
            <text:p>303.128976</text:p>
          </table:table-cell>
          <table:table-cell table:formula="of:=AVERAGE([.E410:.E429])" office:value-type="float" office:value="309.76956" calcext:value-type="float">
            <text:p>309.76956</text:p>
          </table:table-cell>
          <table:table-cell table:formula="of:=AVERAGE([.D380:.D429])" office:value-type="float" office:value="307.36861" calcext:value-type="float">
            <text:p>307.36861</text:p>
          </table:table-cell>
          <table:table-cell table:formula="of:=AVERAGE([.E380:.E429])" office:value-type="float" office:value="303.128976" calcext:value-type="float">
            <text:p>303.128976</text:p>
          </table:table-cell>
          <table:table-cell table:formula="of:=AVERAGE([.F330:.F429])" office:value-type="float" office:value="306.0045" calcext:value-type="float">
            <text:p>306.004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7" calcext:value-type="date">
            <text:p>2025-09-17</text:p>
          </table:table-cell>
          <table:table-cell office:value-type="float" office:value="304.735" calcext:value-type="float">
            <text:p>304.735</text:p>
          </table:table-cell>
          <table:table-cell office:value-type="float" office:value="306.58" calcext:value-type="float">
            <text:p>306.58</text:p>
          </table:table-cell>
          <table:table-cell office:value-type="float" office:value="303.91" calcext:value-type="float">
            <text:p>303.91</text:p>
          </table:table-cell>
          <table:table-cell office:value-type="float" office:value="304.97" calcext:value-type="float">
            <text:p>304.97</text:p>
          </table:table-cell>
          <table:table-cell office:value-type="float" office:value="2681606" calcext:value-type="float">
            <text:p>2681606</text:p>
          </table:table-cell>
          <table:table-cell table:formula="of:=AVERAGE([.E381:.E430])" office:value-type="float" office:value="303.401976" calcext:value-type="float">
            <text:p>303.401976</text:p>
          </table:table-cell>
          <table:table-cell table:formula="of:=AVERAGE([.E411:.E430])" office:value-type="float" office:value="309.54256" calcext:value-type="float">
            <text:p>309.54256</text:p>
          </table:table-cell>
          <table:table-cell table:formula="of:=AVERAGE([.D381:.D430])" office:value-type="float" office:value="307.63981" calcext:value-type="float">
            <text:p>307.63981</text:p>
          </table:table-cell>
          <table:table-cell table:formula="of:=AVERAGE([.E381:.E430])" office:value-type="float" office:value="303.401976" calcext:value-type="float">
            <text:p>303.401976</text:p>
          </table:table-cell>
          <table:table-cell table:formula="of:=AVERAGE([.F331:.F430])" office:value-type="float" office:value="305.892" calcext:value-type="float">
            <text:p>305.892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8" calcext:value-type="date">
            <text:p>2025-09-18</text:p>
          </table:table-cell>
          <table:table-cell office:value-type="float" office:value="302.02" calcext:value-type="float">
            <text:p>302.02</text:p>
          </table:table-cell>
          <table:table-cell office:value-type="float" office:value="302.6886" calcext:value-type="float">
            <text:p>302.6886</text:p>
          </table:table-cell>
          <table:table-cell office:value-type="float" office:value="297.88" calcext:value-type="float">
            <text:p>297.88</text:p>
          </table:table-cell>
          <table:table-cell office:value-type="float" office:value="301.14" calcext:value-type="float">
            <text:p>301.14</text:p>
          </table:table-cell>
          <table:table-cell office:value-type="float" office:value="4654057" calcext:value-type="float">
            <text:p>4654057</text:p>
          </table:table-cell>
          <table:table-cell table:formula="of:=AVERAGE([.E382:.E431])" office:value-type="float" office:value="303.532776" calcext:value-type="float">
            <text:p>303.532776</text:p>
          </table:table-cell>
          <table:table-cell table:formula="of:=AVERAGE([.E412:.E431])" office:value-type="float" office:value="308.817185" calcext:value-type="float">
            <text:p>308.817185</text:p>
          </table:table-cell>
          <table:table-cell table:formula="of:=AVERAGE([.D382:.D431])" office:value-type="float" office:value="307.817182" calcext:value-type="float">
            <text:p>307.817182</text:p>
          </table:table-cell>
          <table:table-cell table:formula="of:=AVERAGE([.E382:.E431])" office:value-type="float" office:value="303.532776" calcext:value-type="float">
            <text:p>303.532776</text:p>
          </table:table-cell>
          <table:table-cell table:formula="of:=AVERAGE([.F332:.F431])" office:value-type="float" office:value="305.736" calcext:value-type="float">
            <text:p>305.736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301.97" calcext:value-type="float">
            <text:p>301.97</text:p>
          </table:table-cell>
          <table:table-cell office:value-type="float" office:value="304.8" calcext:value-type="float">
            <text:p>304.8</text:p>
          </table:table-cell>
          <table:table-cell office:value-type="float" office:value="300.75" calcext:value-type="float">
            <text:p>300.75</text:p>
          </table:table-cell>
          <table:table-cell office:value-type="float" office:value="302.38" calcext:value-type="float">
            <text:p>302.38</text:p>
          </table:table-cell>
          <table:table-cell office:value-type="float" office:value="5696853" calcext:value-type="float">
            <text:p>5696853</text:p>
          </table:table-cell>
          <table:table-cell table:formula="of:=AVERAGE([.E383:.E432])" office:value-type="float" office:value="303.647276" calcext:value-type="float">
            <text:p>303.647276</text:p>
          </table:table-cell>
          <table:table-cell table:formula="of:=AVERAGE([.E413:.E432])" office:value-type="float" office:value="308.296185" calcext:value-type="float">
            <text:p>308.296185</text:p>
          </table:table-cell>
          <table:table-cell table:formula="of:=AVERAGE([.D383:.D432])" office:value-type="float" office:value="307.897582" calcext:value-type="float">
            <text:p>307.897582</text:p>
          </table:table-cell>
          <table:table-cell table:formula="of:=AVERAGE([.E383:.E432])" office:value-type="float" office:value="303.647276" calcext:value-type="float">
            <text:p>303.647276</text:p>
          </table:table-cell>
          <table:table-cell table:formula="of:=AVERAGE([.F333:.F432])" office:value-type="float" office:value="305.5917" calcext:value-type="float">
            <text:p>305.5917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2" calcext:value-type="date">
            <text:p>2025-09-22</text:p>
          </table:table-cell>
          <table:table-cell office:value-type="float" office:value="302.185" calcext:value-type="float">
            <text:p>302.185</text:p>
          </table:table-cell>
          <table:table-cell office:value-type="float" office:value="304.25" calcext:value-type="float">
            <text:p>304.25</text:p>
          </table:table-cell>
          <table:table-cell office:value-type="float" office:value="300.42" calcext:value-type="float">
            <text:p>300.42</text:p>
          </table:table-cell>
          <table:table-cell office:value-type="float" office:value="302.99" calcext:value-type="float">
            <text:p>302.99</text:p>
          </table:table-cell>
          <table:table-cell office:value-type="float" office:value="3657877" calcext:value-type="float">
            <text:p>3657877</text:p>
          </table:table-cell>
          <table:table-cell table:formula="of:=AVERAGE([.E384:.E433])" office:value-type="float" office:value="303.709874" calcext:value-type="float">
            <text:p>303.709874</text:p>
          </table:table-cell>
          <table:table-cell table:formula="of:=AVERAGE([.E414:.E433])" office:value-type="float" office:value="307.659435" calcext:value-type="float">
            <text:p>307.659435</text:p>
          </table:table-cell>
          <table:table-cell table:formula="of:=AVERAGE([.D384:.D433])" office:value-type="float" office:value="307.927782" calcext:value-type="float">
            <text:p>307.927782</text:p>
          </table:table-cell>
          <table:table-cell table:formula="of:=AVERAGE([.E384:.E433])" office:value-type="float" office:value="303.709874" calcext:value-type="float">
            <text:p>303.709874</text:p>
          </table:table-cell>
          <table:table-cell table:formula="of:=AVERAGE([.F334:.F433])" office:value-type="float" office:value="305.4766" calcext:value-type="float">
            <text:p>305.4766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303.74" calcext:value-type="float">
            <text:p>303.74</text:p>
          </table:table-cell>
          <table:table-cell office:value-type="float" office:value="304.45" calcext:value-type="float">
            <text:p>304.45</text:p>
          </table:table-cell>
          <table:table-cell office:value-type="float" office:value="300.315" calcext:value-type="float">
            <text:p>300.315</text:p>
          </table:table-cell>
          <table:table-cell office:value-type="float" office:value="303.19" calcext:value-type="float">
            <text:p>303.19</text:p>
          </table:table-cell>
          <table:table-cell office:value-type="float" office:value="2976905" calcext:value-type="float">
            <text:p>2976905</text:p>
          </table:table-cell>
          <table:table-cell table:formula="of:=AVERAGE([.E385:.E434])" office:value-type="float" office:value="303.819574" calcext:value-type="float">
            <text:p>303.819574</text:p>
          </table:table-cell>
          <table:table-cell table:formula="of:=AVERAGE([.E415:.E434])" office:value-type="float" office:value="307.077685" calcext:value-type="float">
            <text:p>307.077685</text:p>
          </table:table-cell>
          <table:table-cell table:formula="of:=AVERAGE([.D385:.D434])" office:value-type="float" office:value="307.975382" calcext:value-type="float">
            <text:p>307.975382</text:p>
          </table:table-cell>
          <table:table-cell table:formula="of:=AVERAGE([.E385:.E434])" office:value-type="float" office:value="303.819574" calcext:value-type="float">
            <text:p>303.819574</text:p>
          </table:table-cell>
          <table:table-cell table:formula="of:=AVERAGE([.F335:.F434])" office:value-type="float" office:value="305.312" calcext:value-type="float">
            <text:p>305.312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4" calcext:value-type="date">
            <text:p>2025-09-24</text:p>
          </table:table-cell>
          <table:table-cell office:value-type="float" office:value="302.49" calcext:value-type="float">
            <text:p>302.49</text:p>
          </table:table-cell>
          <table:table-cell office:value-type="float" office:value="305.98" calcext:value-type="float">
            <text:p>305.98</text:p>
          </table:table-cell>
          <table:table-cell office:value-type="float" office:value="302.01" calcext:value-type="float">
            <text:p>302.01</text:p>
          </table:table-cell>
          <table:table-cell office:value-type="float" office:value="304.33" calcext:value-type="float">
            <text:p>304.33</text:p>
          </table:table-cell>
          <table:table-cell office:value-type="float" office:value="2427617" calcext:value-type="float">
            <text:p>2427617</text:p>
          </table:table-cell>
          <table:table-cell table:formula="of:=AVERAGE([.E386:.E435])" office:value-type="float" office:value="303.874974" calcext:value-type="float">
            <text:p>303.874974</text:p>
          </table:table-cell>
          <table:table-cell table:formula="of:=AVERAGE([.E416:.E435])" office:value-type="float" office:value="306.563185" calcext:value-type="float">
            <text:p>306.563185</text:p>
          </table:table-cell>
          <table:table-cell table:formula="of:=AVERAGE([.D386:.D435])" office:value-type="float" office:value="308.039182" calcext:value-type="float">
            <text:p>308.039182</text:p>
          </table:table-cell>
          <table:table-cell table:formula="of:=AVERAGE([.E386:.E435])" office:value-type="float" office:value="303.874974" calcext:value-type="float">
            <text:p>303.874974</text:p>
          </table:table-cell>
          <table:table-cell table:formula="of:=AVERAGE([.F336:.F435])" office:value-type="float" office:value="305.2189" calcext:value-type="float">
            <text:p>305.2189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5" calcext:value-type="date">
            <text:p>2025-09-25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6.33" calcext:value-type="float">
            <text:p>306.33</text:p>
          </table:table-cell>
          <table:table-cell office:value-type="float" office:value="301.95" calcext:value-type="float">
            <text:p>301.95</text:p>
          </table:table-cell>
          <table:table-cell office:value-type="float" office:value="302.3" calcext:value-type="float">
            <text:p>302.3</text:p>
          </table:table-cell>
          <table:table-cell office:value-type="float" office:value="2558353" calcext:value-type="float">
            <text:p>2558353</text:p>
          </table:table-cell>
          <table:table-cell table:formula="of:=AVERAGE([.E387:.E436])" office:value-type="float" office:value="303.989774" calcext:value-type="float">
            <text:p>303.989774</text:p>
          </table:table-cell>
          <table:table-cell table:formula="of:=AVERAGE([.E417:.E436])" office:value-type="float" office:value="306.093685" calcext:value-type="float">
            <text:p>306.093685</text:p>
          </table:table-cell>
          <table:table-cell table:formula="of:=AVERAGE([.D387:.D436])" office:value-type="float" office:value="308.156182" calcext:value-type="float">
            <text:p>308.156182</text:p>
          </table:table-cell>
          <table:table-cell table:formula="of:=AVERAGE([.E387:.E436])" office:value-type="float" office:value="303.989774" calcext:value-type="float">
            <text:p>303.989774</text:p>
          </table:table-cell>
          <table:table-cell table:formula="of:=AVERAGE([.F337:.F436])" office:value-type="float" office:value="305.1223" calcext:value-type="float">
            <text:p>305.1223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6" calcext:value-type="date">
            <text:p>2025-09-26</text:p>
          </table:table-cell>
          <table:table-cell office:value-type="float" office:value="303.37" calcext:value-type="float">
            <text:p>303.37</text:p>
          </table:table-cell>
          <table:table-cell office:value-type="float" office:value="305.78" calcext:value-type="float">
            <text:p>305.78</text:p>
          </table:table-cell>
          <table:table-cell office:value-type="float" office:value="302.01" calcext:value-type="float">
            <text:p>302.01</text:p>
          </table:table-cell>
          <table:table-cell office:value-type="float" office:value="305.24" calcext:value-type="float">
            <text:p>305.24</text:p>
          </table:table-cell>
          <table:table-cell office:value-type="float" office:value="2284795" calcext:value-type="float">
            <text:p>2284795</text:p>
          </table:table-cell>
          <table:table-cell table:formula="of:=AVERAGE([.E388:.E437])" office:value-type="float" office:value="304.061574" calcext:value-type="float">
            <text:p>304.061574</text:p>
          </table:table-cell>
          <table:table-cell table:formula="of:=AVERAGE([.E418:.E437])" office:value-type="float" office:value="305.72682" calcext:value-type="float">
            <text:p>305.72682</text:p>
          </table:table-cell>
          <table:table-cell table:formula="of:=AVERAGE([.D388:.D437])" office:value-type="float" office:value="308.222782" calcext:value-type="float">
            <text:p>308.222782</text:p>
          </table:table-cell>
          <table:table-cell table:formula="of:=AVERAGE([.E388:.E437])" office:value-type="float" office:value="304.061574" calcext:value-type="float">
            <text:p>304.061574</text:p>
          </table:table-cell>
          <table:table-cell table:formula="of:=AVERAGE([.F338:.F437])" office:value-type="float" office:value="305.0175" calcext:value-type="float">
            <text:p>305.0175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09-29" calcext:value-type="date">
            <text:p>2025-09-29</text:p>
          </table:table-cell>
          <table:table-cell office:value-type="float" office:value="305.89" calcext:value-type="float">
            <text:p>305.89</text:p>
          </table:table-cell>
          <table:table-cell office:value-type="float" office:value="306.105" calcext:value-type="float">
            <text:p>306.105</text:p>
          </table:table-cell>
          <table:table-cell office:value-type="float" office:value="301.85" calcext:value-type="float">
            <text:p>301.85</text:p>
          </table:table-cell>
          <table:table-cell office:value-type="float" office:value="302.99" calcext:value-type="float">
            <text:p>302.99</text:p>
          </table:table-cell>
          <table:table-cell office:value-type="float" office:value="3073835" calcext:value-type="float">
            <text:p>3073835</text:p>
          </table:table-cell>
          <table:table-cell table:formula="of:=AVERAGE([.E389:.E438])" office:value-type="float" office:value="304.169974" calcext:value-type="float">
            <text:p>304.169974</text:p>
          </table:table-cell>
          <table:table-cell table:formula="of:=AVERAGE([.E419:.E438])" office:value-type="float" office:value="305.24782" calcext:value-type="float">
            <text:p>305.24782</text:p>
          </table:table-cell>
          <table:table-cell table:formula="of:=AVERAGE([.D389:.D438])" office:value-type="float" office:value="308.336982" calcext:value-type="float">
            <text:p>308.336982</text:p>
          </table:table-cell>
          <table:table-cell table:formula="of:=AVERAGE([.E389:.E438])" office:value-type="float" office:value="304.169974" calcext:value-type="float">
            <text:p>304.169974</text:p>
          </table:table-cell>
          <table:table-cell table:formula="of:=AVERAGE([.F339:.F438])" office:value-type="float" office:value="304.8795" calcext:value-type="float">
            <text:p>304.8795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302.75" calcext:value-type="float">
            <text:p>302.75</text:p>
          </table:table-cell>
          <table:table-cell office:value-type="float" office:value="304.48" calcext:value-type="float">
            <text:p>304.48</text:p>
          </table:table-cell>
          <table:table-cell office:value-type="float" office:value="302" calcext:value-type="float">
            <text:p>302</text:p>
          </table:table-cell>
          <table:table-cell office:value-type="float" office:value="303.89" calcext:value-type="float">
            <text:p>303.89</text:p>
          </table:table-cell>
          <table:table-cell office:value-type="float" office:value="2640436" calcext:value-type="float">
            <text:p>2640436</text:p>
          </table:table-cell>
          <table:table-cell table:formula="of:=AVERAGE([.E390:.E439])" office:value-type="float" office:value="304.304374" calcext:value-type="float">
            <text:p>304.304374</text:p>
          </table:table-cell>
          <table:table-cell table:formula="of:=AVERAGE([.E420:.E439])" office:value-type="float" office:value="304.73157" calcext:value-type="float">
            <text:p>304.73157</text:p>
          </table:table-cell>
          <table:table-cell table:formula="of:=AVERAGE([.D390:.D439])" office:value-type="float" office:value="308.450582" calcext:value-type="float">
            <text:p>308.450582</text:p>
          </table:table-cell>
          <table:table-cell table:formula="of:=AVERAGE([.E390:.E439])" office:value-type="float" office:value="304.304374" calcext:value-type="float">
            <text:p>304.304374</text:p>
          </table:table-cell>
          <table:table-cell table:formula="of:=AVERAGE([.F340:.F439])" office:value-type="float" office:value="304.7371" calcext:value-type="float">
            <text:p>304.7371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303.83" calcext:value-type="float">
            <text:p>303.83</text:p>
          </table:table-cell>
          <table:table-cell office:value-type="float" office:value="304.77" calcext:value-type="float">
            <text:p>304.77</text:p>
          </table:table-cell>
          <table:table-cell office:value-type="float" office:value="298.3" calcext:value-type="float">
            <text:p>298.3</text:p>
          </table:table-cell>
          <table:table-cell office:value-type="float" office:value="300.52" calcext:value-type="float">
            <text:p>300.52</text:p>
          </table:table-cell>
          <table:table-cell office:value-type="float" office:value="3055347" calcext:value-type="float">
            <text:p>3055347</text:p>
          </table:table-cell>
          <table:table-cell table:formula="of:=AVERAGE([.E391:.E440])" office:value-type="float" office:value="304.369374" calcext:value-type="float">
            <text:p>304.369374</text:p>
          </table:table-cell>
          <table:table-cell table:formula="of:=AVERAGE([.E421:.E440])" office:value-type="float" office:value="303.99757" calcext:value-type="float">
            <text:p>303.99757</text:p>
          </table:table-cell>
          <table:table-cell table:formula="of:=AVERAGE([.D391:.D440])" office:value-type="float" office:value="308.543982" calcext:value-type="float">
            <text:p>308.543982</text:p>
          </table:table-cell>
          <table:table-cell table:formula="of:=AVERAGE([.E391:.E440])" office:value-type="float" office:value="304.369374" calcext:value-type="float">
            <text:p>304.369374</text:p>
          </table:table-cell>
          <table:table-cell table:formula="of:=AVERAGE([.F341:.F440])" office:value-type="float" office:value="304.6074" calcext:value-type="float">
            <text:p>304.6074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2" calcext:value-type="date">
            <text:p>2025-10-02</text:p>
          </table:table-cell>
          <table:table-cell office:value-type="float" office:value="299.6" calcext:value-type="float">
            <text:p>299.6</text:p>
          </table:table-cell>
          <table:table-cell office:value-type="float" office:value="302.38" calcext:value-type="float">
            <text:p>302.38</text:p>
          </table:table-cell>
          <table:table-cell office:value-type="float" office:value="298.95" calcext:value-type="float">
            <text:p>298.95</text:p>
          </table:table-cell>
          <table:table-cell office:value-type="float" office:value="299.88" calcext:value-type="float">
            <text:p>299.88</text:p>
          </table:table-cell>
          <table:table-cell office:value-type="float" office:value="2690402" calcext:value-type="float">
            <text:p>2690402</text:p>
          </table:table-cell>
          <table:table-cell table:formula="of:=AVERAGE([.E392:.E441])" office:value-type="float" office:value="304.409974" calcext:value-type="float">
            <text:p>304.409974</text:p>
          </table:table-cell>
          <table:table-cell table:formula="of:=AVERAGE([.E422:.E441])" office:value-type="float" office:value="303.12107" calcext:value-type="float">
            <text:p>303.12107</text:p>
          </table:table-cell>
          <table:table-cell table:formula="of:=AVERAGE([.D392:.D441])" office:value-type="float" office:value="308.593982" calcext:value-type="float">
            <text:p>308.593982</text:p>
          </table:table-cell>
          <table:table-cell table:formula="of:=AVERAGE([.E392:.E441])" office:value-type="float" office:value="304.409974" calcext:value-type="float">
            <text:p>304.409974</text:p>
          </table:table-cell>
          <table:table-cell table:formula="of:=AVERAGE([.F342:.F441])" office:value-type="float" office:value="304.4694" calcext:value-type="float">
            <text:p>304.4694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3" calcext:value-type="date">
            <text:p>2025-10-03</text:p>
          </table:table-cell>
          <table:table-cell office:value-type="float" office:value="298.9495" calcext:value-type="float">
            <text:p>298.9495</text:p>
          </table:table-cell>
          <table:table-cell office:value-type="float" office:value="301.39" calcext:value-type="float">
            <text:p>301.39</text:p>
          </table:table-cell>
          <table:table-cell office:value-type="float" office:value="298.663" calcext:value-type="float">
            <text:p>298.663</text:p>
          </table:table-cell>
          <table:table-cell office:value-type="float" office:value="300.98" calcext:value-type="float">
            <text:p>300.98</text:p>
          </table:table-cell>
          <table:table-cell office:value-type="float" office:value="2599053" calcext:value-type="float">
            <text:p>2599053</text:p>
          </table:table-cell>
          <table:table-cell table:formula="of:=AVERAGE([.E393:.E442])" office:value-type="float" office:value="304.495034" calcext:value-type="float">
            <text:p>304.495034</text:p>
          </table:table-cell>
          <table:table-cell table:formula="of:=AVERAGE([.E423:.E442])" office:value-type="float" office:value="302.39072" calcext:value-type="float">
            <text:p>302.39072</text:p>
          </table:table-cell>
          <table:table-cell table:formula="of:=AVERAGE([.D393:.D442])" office:value-type="float" office:value="308.672584" calcext:value-type="float">
            <text:p>308.672584</text:p>
          </table:table-cell>
          <table:table-cell table:formula="of:=AVERAGE([.E393:.E442])" office:value-type="float" office:value="304.495034" calcext:value-type="float">
            <text:p>304.495034</text:p>
          </table:table-cell>
          <table:table-cell table:formula="of:=AVERAGE([.F343:.F442])" office:value-type="float" office:value="304.36" calcext:value-type="float">
            <text:p>304.3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6" calcext:value-type="date">
            <text:p>2025-10-06</text:p>
          </table:table-cell>
          <table:table-cell office:value-type="float" office:value="299.5" calcext:value-type="float">
            <text:p>299.5</text:p>
          </table:table-cell>
          <table:table-cell office:value-type="float" office:value="299.645" calcext:value-type="float">
            <text:p>299.645</text:p>
          </table:table-cell>
          <table:table-cell office:value-type="float" office:value="294.91" calcext:value-type="float">
            <text:p>294.91</text:p>
          </table:table-cell>
          <table:table-cell office:value-type="float" office:value="296.04" calcext:value-type="float">
            <text:p>296.04</text:p>
          </table:table-cell>
          <table:table-cell office:value-type="float" office:value="3814151" calcext:value-type="float">
            <text:p>3814151</text:p>
          </table:table-cell>
          <table:table-cell table:formula="of:=AVERAGE([.E394:.E443])" office:value-type="float" office:value="304.495234" calcext:value-type="float">
            <text:p>304.495234</text:p>
          </table:table-cell>
          <table:table-cell table:formula="of:=AVERAGE([.E424:.E443])" office:value-type="float" office:value="301.64822" calcext:value-type="float">
            <text:p>301.64822</text:p>
          </table:table-cell>
          <table:table-cell table:formula="of:=AVERAGE([.D394:.D443])" office:value-type="float" office:value="308.692684" calcext:value-type="float">
            <text:p>308.692684</text:p>
          </table:table-cell>
          <table:table-cell table:formula="of:=AVERAGE([.E394:.E443])" office:value-type="float" office:value="304.495234" calcext:value-type="float">
            <text:p>304.495234</text:p>
          </table:table-cell>
          <table:table-cell table:formula="of:=AVERAGE([.F344:.F443])" office:value-type="float" office:value="304.2335" calcext:value-type="float">
            <text:p>304.2335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7" calcext:value-type="date">
            <text:p>2025-10-07</text:p>
          </table:table-cell>
          <table:table-cell office:value-type="float" office:value="295" calcext:value-type="float">
            <text:p>295</text:p>
          </table:table-cell>
          <table:table-cell office:value-type="float" office:value="298.065" calcext:value-type="float">
            <text:p>298.065</text:p>
          </table:table-cell>
          <table:table-cell office:value-type="float" office:value="294.1337" calcext:value-type="float">
            <text:p>294.1337</text:p>
          </table:table-cell>
          <table:table-cell office:value-type="float" office:value="296.32" calcext:value-type="float">
            <text:p>296.32</text:p>
          </table:table-cell>
          <table:table-cell office:value-type="float" office:value="2516057" calcext:value-type="float">
            <text:p>2516057</text:p>
          </table:table-cell>
          <table:table-cell table:formula="of:=AVERAGE([.E395:.E444])" office:value-type="float" office:value="304.478108" calcext:value-type="float">
            <text:p>304.478108</text:p>
          </table:table-cell>
          <table:table-cell table:formula="of:=AVERAGE([.E425:.E444])" office:value-type="float" office:value="300.818655" calcext:value-type="float">
            <text:p>300.818655</text:p>
          </table:table-cell>
          <table:table-cell table:formula="of:=AVERAGE([.D395:.D444])" office:value-type="float" office:value="308.655784" calcext:value-type="float">
            <text:p>308.655784</text:p>
          </table:table-cell>
          <table:table-cell table:formula="of:=AVERAGE([.E395:.E444])" office:value-type="float" office:value="304.478108" calcext:value-type="float">
            <text:p>304.478108</text:p>
          </table:table-cell>
          <table:table-cell table:formula="of:=AVERAGE([.F345:.F444])" office:value-type="float" office:value="304.1217" calcext:value-type="float">
            <text:p>304.1217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8" calcext:value-type="date">
            <text:p>2025-10-08</text:p>
          </table:table-cell>
          <table:table-cell table:number-columns-repeated="2" office:value-type="float" office:value="296.66" calcext:value-type="float">
            <text:p>296.66</text:p>
          </table:table-cell>
          <table:table-cell office:value-type="float" office:value="293.43" calcext:value-type="float">
            <text:p>293.43</text:p>
          </table:table-cell>
          <table:table-cell office:value-type="float" office:value="294.4" calcext:value-type="float">
            <text:p>294.4</text:p>
          </table:table-cell>
          <table:table-cell office:value-type="float" office:value="2464566" calcext:value-type="float">
            <text:p>2464566</text:p>
          </table:table-cell>
          <table:table-cell table:formula="of:=AVERAGE([.E396:.E445])" office:value-type="float" office:value="304.380708" calcext:value-type="float">
            <text:p>304.380708</text:p>
          </table:table-cell>
          <table:table-cell table:formula="of:=AVERAGE([.E426:.E445])" office:value-type="float" office:value="300.259655" calcext:value-type="float">
            <text:p>300.259655</text:p>
          </table:table-cell>
          <table:table-cell table:formula="of:=AVERAGE([.D396:.D445])" office:value-type="float" office:value="308.532384" calcext:value-type="float">
            <text:p>308.532384</text:p>
          </table:table-cell>
          <table:table-cell table:formula="of:=AVERAGE([.E396:.E445])" office:value-type="float" office:value="304.380708" calcext:value-type="float">
            <text:p>304.380708</text:p>
          </table:table-cell>
          <table:table-cell table:formula="of:=AVERAGE([.F346:.F445])" office:value-type="float" office:value="303.9209" calcext:value-type="float">
            <text:p>303.9209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9" calcext:value-type="date">
            <text:p>2025-10-09</text:p>
          </table:table-cell>
          <table:table-cell office:value-type="float" office:value="294.2" calcext:value-type="float">
            <text:p>294.2</text:p>
          </table:table-cell>
          <table:table-cell office:value-type="float" office:value="295.12" calcext:value-type="float">
            <text:p>295.12</text:p>
          </table:table-cell>
          <table:table-cell office:value-type="float" office:value="292.04" calcext:value-type="float">
            <text:p>292.04</text:p>
          </table:table-cell>
          <table:table-cell office:value-type="float" office:value="293.81" calcext:value-type="float">
            <text:p>293.81</text:p>
          </table:table-cell>
          <table:table-cell office:value-type="float" office:value="2802739" calcext:value-type="float">
            <text:p>2802739</text:p>
          </table:table-cell>
          <table:table-cell table:formula="of:=AVERAGE([.E397:.E446])" office:value-type="float" office:value="304.199908" calcext:value-type="float">
            <text:p>304.199908</text:p>
          </table:table-cell>
          <table:table-cell table:formula="of:=AVERAGE([.E427:.E446])" office:value-type="float" office:value="299.599155" calcext:value-type="float">
            <text:p>299.599155</text:p>
          </table:table-cell>
          <table:table-cell table:formula="of:=AVERAGE([.D397:.D446])" office:value-type="float" office:value="308.326168" calcext:value-type="float">
            <text:p>308.326168</text:p>
          </table:table-cell>
          <table:table-cell table:formula="of:=AVERAGE([.E397:.E446])" office:value-type="float" office:value="304.199908" calcext:value-type="float">
            <text:p>304.199908</text:p>
          </table:table-cell>
          <table:table-cell table:formula="of:=AVERAGE([.F347:.F446])" office:value-type="float" office:value="303.6729" calcext:value-type="float">
            <text:p>303.6729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10" calcext:value-type="date">
            <text:p>2025-10-10</text:p>
          </table:table-cell>
          <table:table-cell office:value-type="float" office:value="294.365" calcext:value-type="float">
            <text:p>294.365</text:p>
          </table:table-cell>
          <table:table-cell office:value-type="float" office:value="297.9483" calcext:value-type="float">
            <text:p>297.9483</text:p>
          </table:table-cell>
          <table:table-cell office:value-type="float" office:value="292.89" calcext:value-type="float">
            <text:p>292.89</text:p>
          </table:table-cell>
          <table:table-cell office:value-type="float" office:value="297.01" calcext:value-type="float">
            <text:p>297.01</text:p>
          </table:table-cell>
          <table:table-cell office:value-type="float" office:value="4016226" calcext:value-type="float">
            <text:p>4016226</text:p>
          </table:table-cell>
          <table:table-cell table:formula="of:=AVERAGE([.E398:.E447])" office:value-type="float" office:value="304.057708" calcext:value-type="float">
            <text:p>304.057708</text:p>
          </table:table-cell>
          <table:table-cell table:formula="of:=AVERAGE([.E428:.E447])" office:value-type="float" office:value="298.981155" calcext:value-type="float">
            <text:p>298.981155</text:p>
          </table:table-cell>
          <table:table-cell table:formula="of:=AVERAGE([.D398:.D447])" office:value-type="float" office:value="308.215734" calcext:value-type="float">
            <text:p>308.215734</text:p>
          </table:table-cell>
          <table:table-cell table:formula="of:=AVERAGE([.E398:.E447])" office:value-type="float" office:value="304.057708" calcext:value-type="float">
            <text:p>304.057708</text:p>
          </table:table-cell>
          <table:table-cell table:formula="of:=AVERAGE([.F348:.F447])" office:value-type="float" office:value="303.4307" calcext:value-type="float">
            <text:p>303.4307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3" calcext:value-type="date">
            <text:p>2025-10-13</text:p>
          </table:table-cell>
          <table:table-cell office:value-type="float" office:value="295.095" calcext:value-type="float">
            <text:p>295.095</text:p>
          </table:table-cell>
          <table:table-cell office:value-type="float" office:value="300.42" calcext:value-type="float">
            <text:p>300.42</text:p>
          </table:table-cell>
          <table:table-cell office:value-type="float" office:value="294" calcext:value-type="float">
            <text:p>294</text:p>
          </table:table-cell>
          <table:table-cell office:value-type="float" office:value="300.11" calcext:value-type="float">
            <text:p>300.11</text:p>
          </table:table-cell>
          <table:table-cell office:value-type="float" office:value="3369584" calcext:value-type="float">
            <text:p>3369584</text:p>
          </table:table-cell>
          <table:table-cell table:formula="of:=AVERAGE([.E399:.E448])" office:value-type="float" office:value="303.910108" calcext:value-type="float">
            <text:p>303.910108</text:p>
          </table:table-cell>
          <table:table-cell table:formula="of:=AVERAGE([.E429:.E448])" office:value-type="float" office:value="298.655585" calcext:value-type="float">
            <text:p>298.655585</text:p>
          </table:table-cell>
          <table:table-cell table:formula="of:=AVERAGE([.D399:.D448])" office:value-type="float" office:value="308.150134" calcext:value-type="float">
            <text:p>308.150134</text:p>
          </table:table-cell>
          <table:table-cell table:formula="of:=AVERAGE([.E399:.E448])" office:value-type="float" office:value="303.910108" calcext:value-type="float">
            <text:p>303.910108</text:p>
          </table:table-cell>
          <table:table-cell table:formula="of:=AVERAGE([.F349:.F448])" office:value-type="float" office:value="303.2338" calcext:value-type="float">
            <text:p>303.2338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4" calcext:value-type="date">
            <text:p>2025-10-14</text:p>
          </table:table-cell>
          <table:table-cell office:value-type="float" office:value="300.185" calcext:value-type="float">
            <text:p>300.185</text:p>
          </table:table-cell>
          <table:table-cell office:value-type="float" office:value="305.52" calcext:value-type="float">
            <text:p>305.52</text:p>
          </table:table-cell>
          <table:table-cell office:value-type="float" office:value="300.1101" calcext:value-type="float">
            <text:p>300.1101</text:p>
          </table:table-cell>
          <table:table-cell office:value-type="float" office:value="304.56" calcext:value-type="float">
            <text:p>304.56</text:p>
          </table:table-cell>
          <table:table-cell office:value-type="float" office:value="2992849" calcext:value-type="float">
            <text:p>2992849</text:p>
          </table:table-cell>
          <table:table-cell table:formula="of:=AVERAGE([.E400:.E449])" office:value-type="float" office:value="303.90171" calcext:value-type="float">
            <text:p>303.90171</text:p>
          </table:table-cell>
          <table:table-cell table:formula="of:=AVERAGE([.E430:.E449])" office:value-type="float" office:value="298.52609" calcext:value-type="float">
            <text:p>298.52609</text:p>
          </table:table-cell>
          <table:table-cell table:formula="of:=AVERAGE([.D400:.D449])" office:value-type="float" office:value="308.133634" calcext:value-type="float">
            <text:p>308.133634</text:p>
          </table:table-cell>
          <table:table-cell table:formula="of:=AVERAGE([.E400:.E449])" office:value-type="float" office:value="303.90171" calcext:value-type="float">
            <text:p>303.90171</text:p>
          </table:table-cell>
          <table:table-cell table:formula="of:=AVERAGE([.F350:.F449])" office:value-type="float" office:value="303.115" calcext:value-type="float">
            <text:p>303.115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5" calcext:value-type="date">
            <text:p>2025-10-15</text:p>
          </table:table-cell>
          <table:table-cell office:value-type="float" office:value="303.755" calcext:value-type="float">
            <text:p>303.755</text:p>
          </table:table-cell>
          <table:table-cell office:value-type="float" office:value="309.1" calcext:value-type="float">
            <text:p>309.1</text:p>
          </table:table-cell>
          <table:table-cell office:value-type="float" office:value="303.63" calcext:value-type="float">
            <text:p>303.63</text:p>
          </table:table-cell>
          <table:table-cell office:value-type="float" office:value="305.25" calcext:value-type="float">
            <text:p>305.25</text:p>
          </table:table-cell>
          <table:table-cell office:value-type="float" office:value="2522103" calcext:value-type="float">
            <text:p>2522103</text:p>
          </table:table-cell>
          <table:table-cell table:formula="of:=AVERAGE([.E401:.E450])" office:value-type="float" office:value="304.00691" calcext:value-type="float">
            <text:p>304.00691</text:p>
          </table:table-cell>
          <table:table-cell table:formula="of:=AVERAGE([.E431:.E450])" office:value-type="float" office:value="298.51209" calcext:value-type="float">
            <text:p>298.51209</text:p>
          </table:table-cell>
          <table:table-cell table:formula="of:=AVERAGE([.D401:.D450])" office:value-type="float" office:value="308.223634" calcext:value-type="float">
            <text:p>308.223634</text:p>
          </table:table-cell>
          <table:table-cell table:formula="of:=AVERAGE([.E401:.E450])" office:value-type="float" office:value="304.00691" calcext:value-type="float">
            <text:p>304.00691</text:p>
          </table:table-cell>
          <table:table-cell table:formula="of:=AVERAGE([.F351:.F450])" office:value-type="float" office:value="303.0244" calcext:value-type="float">
            <text:p>303.0244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6" calcext:value-type="date">
            <text:p>2025-10-16</text:p>
          </table:table-cell>
          <table:table-cell office:value-type="float" office:value="305.5" calcext:value-type="float">
            <text:p>305.5</text:p>
          </table:table-cell>
          <table:table-cell office:value-type="float" office:value="307.28" calcext:value-type="float">
            <text:p>307.28</text:p>
          </table:table-cell>
          <table:table-cell office:value-type="float" office:value="304.715" calcext:value-type="float">
            <text:p>304.715</text:p>
          </table:table-cell>
          <table:table-cell office:value-type="float" office:value="305.33" calcext:value-type="float">
            <text:p>305.33</text:p>
          </table:table-cell>
          <table:table-cell office:value-type="float" office:value="2021608" calcext:value-type="float">
            <text:p>2021608</text:p>
          </table:table-cell>
          <table:table-cell table:formula="of:=AVERAGE([.E402:.E451])" office:value-type="float" office:value="304.06641" calcext:value-type="float">
            <text:p>304.06641</text:p>
          </table:table-cell>
          <table:table-cell table:formula="of:=AVERAGE([.E432:.E451])" office:value-type="float" office:value="298.85384" calcext:value-type="float">
            <text:p>298.85384</text:p>
          </table:table-cell>
          <table:table-cell table:formula="of:=AVERAGE([.D402:.D451])" office:value-type="float" office:value="308.161334" calcext:value-type="float">
            <text:p>308.161334</text:p>
          </table:table-cell>
          <table:table-cell table:formula="of:=AVERAGE([.E402:.E451])" office:value-type="float" office:value="304.06641" calcext:value-type="float">
            <text:p>304.06641</text:p>
          </table:table-cell>
          <table:table-cell table:formula="of:=AVERAGE([.F352:.F451])" office:value-type="float" office:value="302.932" calcext:value-type="float">
            <text:p>302.932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7" calcext:value-type="date">
            <text:p>2025-10-17</text:p>
          </table:table-cell>
          <table:table-cell office:value-type="float" office:value="307" calcext:value-type="float">
            <text:p>307</text:p>
          </table:table-cell>
          <table:table-cell office:value-type="float" office:value="308.33" calcext:value-type="float">
            <text:p>308.33</text:p>
          </table:table-cell>
          <table:table-cell office:value-type="float" office:value="306.3075" calcext:value-type="float">
            <text:p>306.3075</text:p>
          </table:table-cell>
          <table:table-cell office:value-type="float" office:value="308.09" calcext:value-type="float">
            <text:p>308.09</text:p>
          </table:table-cell>
          <table:table-cell office:value-type="float" office:value="2194185" calcext:value-type="float">
            <text:p>2194185</text:p>
          </table:table-cell>
          <table:table-cell table:formula="of:=AVERAGE([.E403:.E452])" office:value-type="float" office:value="304.10556" calcext:value-type="float">
            <text:p>304.10556</text:p>
          </table:table-cell>
          <table:table-cell table:formula="of:=AVERAGE([.E433:.E452])" office:value-type="float" office:value="299.131715" calcext:value-type="float">
            <text:p>299.131715</text:p>
          </table:table-cell>
          <table:table-cell table:formula="of:=AVERAGE([.D403:.D452])" office:value-type="float" office:value="308.124634" calcext:value-type="float">
            <text:p>308.124634</text:p>
          </table:table-cell>
          <table:table-cell table:formula="of:=AVERAGE([.E403:.E452])" office:value-type="float" office:value="304.10556" calcext:value-type="float">
            <text:p>304.10556</text:p>
          </table:table-cell>
          <table:table-cell table:formula="of:=AVERAGE([.F353:.F452])" office:value-type="float" office:value="302.8634" calcext:value-type="float">
            <text:p>302.8634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0" calcext:value-type="date">
            <text:p>2025-10-20</text:p>
          </table:table-cell>
          <table:table-cell office:value-type="float" office:value="307.08" calcext:value-type="float">
            <text:p>307.08</text:p>
          </table:table-cell>
          <table:table-cell office:value-type="float" office:value="308.6999" calcext:value-type="float">
            <text:p>308.6999</text:p>
          </table:table-cell>
          <table:table-cell office:value-type="float" office:value="305.84" calcext:value-type="float">
            <text:p>305.84</text:p>
          </table:table-cell>
          <table:table-cell office:value-type="float" office:value="307.77" calcext:value-type="float">
            <text:p>307.77</text:p>
          </table:table-cell>
          <table:table-cell office:value-type="float" office:value="2329755" calcext:value-type="float">
            <text:p>2329755</text:p>
          </table:table-cell>
          <table:table-cell table:formula="of:=AVERAGE([.E404:.E453])" office:value-type="float" office:value="304.14456" calcext:value-type="float">
            <text:p>304.14456</text:p>
          </table:table-cell>
          <table:table-cell table:formula="of:=AVERAGE([.E434:.E453])" office:value-type="float" office:value="299.402715" calcext:value-type="float">
            <text:p>299.402715</text:p>
          </table:table-cell>
          <table:table-cell table:formula="of:=AVERAGE([.D404:.D453])" office:value-type="float" office:value="308.127632" calcext:value-type="float">
            <text:p>308.127632</text:p>
          </table:table-cell>
          <table:table-cell table:formula="of:=AVERAGE([.E404:.E453])" office:value-type="float" office:value="304.14456" calcext:value-type="float">
            <text:p>304.14456</text:p>
          </table:table-cell>
          <table:table-cell table:formula="of:=AVERAGE([.F354:.F453])" office:value-type="float" office:value="302.8127" calcext:value-type="float">
            <text:p>302.8127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1" calcext:value-type="date">
            <text:p>2025-10-21</text:p>
          </table:table-cell>
          <table:table-cell office:value-type="float" office:value="308.085" calcext:value-type="float">
            <text:p>308.085</text:p>
          </table:table-cell>
          <table:table-cell office:value-type="float" office:value="308.55" calcext:value-type="float">
            <text:p>308.55</text:p>
          </table:table-cell>
          <table:table-cell office:value-type="float" office:value="306.39" calcext:value-type="float">
            <text:p>306.39</text:p>
          </table:table-cell>
          <table:table-cell office:value-type="float" office:value="307.48" calcext:value-type="float">
            <text:p>307.48</text:p>
          </table:table-cell>
          <table:table-cell office:value-type="float" office:value="2461407" calcext:value-type="float">
            <text:p>2461407</text:p>
          </table:table-cell>
          <table:table-cell table:formula="of:=AVERAGE([.E405:.E454])" office:value-type="float" office:value="304.19676" calcext:value-type="float">
            <text:p>304.19676</text:p>
          </table:table-cell>
          <table:table-cell table:formula="of:=AVERAGE([.E435:.E454])" office:value-type="float" office:value="299.706465" calcext:value-type="float">
            <text:p>299.706465</text:p>
          </table:table-cell>
          <table:table-cell table:formula="of:=AVERAGE([.D405:.D454])" office:value-type="float" office:value="308.152732" calcext:value-type="float">
            <text:p>308.152732</text:p>
          </table:table-cell>
          <table:table-cell table:formula="of:=AVERAGE([.E405:.E454])" office:value-type="float" office:value="304.19676" calcext:value-type="float">
            <text:p>304.19676</text:p>
          </table:table-cell>
          <table:table-cell table:formula="of:=AVERAGE([.F355:.F454])" office:value-type="float" office:value="302.7689" calcext:value-type="float">
            <text:p>302.7689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2" calcext:value-type="date">
            <text:p>2025-10-22</text:p>
          </table:table-cell>
          <table:table-cell office:value-type="float" office:value="308.22" calcext:value-type="float">
            <text:p>308.22</text:p>
          </table:table-cell>
          <table:table-cell office:value-type="float" office:value="312.79" calcext:value-type="float">
            <text:p>312.79</text:p>
          </table:table-cell>
          <table:table-cell office:value-type="float" office:value="307.145" calcext:value-type="float">
            <text:p>307.145</text:p>
          </table:table-cell>
          <table:table-cell office:value-type="float" office:value="310.11" calcext:value-type="float">
            <text:p>310.11</text:p>
          </table:table-cell>
          <table:table-cell office:value-type="float" office:value="2735723" calcext:value-type="float">
            <text:p>2735723</text:p>
          </table:table-cell>
          <table:table-cell table:formula="of:=AVERAGE([.E406:.E455])" office:value-type="float" office:value="304.34191" calcext:value-type="float">
            <text:p>304.34191</text:p>
          </table:table-cell>
          <table:table-cell table:formula="of:=AVERAGE([.E436:.E455])" office:value-type="float" office:value="299.963215" calcext:value-type="float">
            <text:p>299.963215</text:p>
          </table:table-cell>
          <table:table-cell table:formula="of:=AVERAGE([.D406:.D455])" office:value-type="float" office:value="308.298532" calcext:value-type="float">
            <text:p>308.298532</text:p>
          </table:table-cell>
          <table:table-cell table:formula="of:=AVERAGE([.E406:.E455])" office:value-type="float" office:value="304.34191" calcext:value-type="float">
            <text:p>304.34191</text:p>
          </table:table-cell>
          <table:table-cell table:formula="of:=AVERAGE([.F356:.F455])" office:value-type="float" office:value="302.7315" calcext:value-type="float">
            <text:p>302.7315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3" calcext:value-type="date">
            <text:p>2025-10-23</text:p>
          </table:table-cell>
          <table:table-cell office:value-type="float" office:value="311.91" calcext:value-type="float">
            <text:p>311.91</text:p>
          </table:table-cell>
          <table:table-cell office:value-type="float" office:value="311.97" calcext:value-type="float">
            <text:p>311.97</text:p>
          </table:table-cell>
          <table:table-cell office:value-type="float" office:value="306.22" calcext:value-type="float">
            <text:p>306.22</text:p>
          </table:table-cell>
          <table:table-cell office:value-type="float" office:value="306.97" calcext:value-type="float">
            <text:p>306.97</text:p>
          </table:table-cell>
          <table:table-cell office:value-type="float" office:value="2081527" calcext:value-type="float">
            <text:p>2081527</text:p>
          </table:table-cell>
          <table:table-cell table:formula="of:=AVERAGE([.E407:.E456])" office:value-type="float" office:value="304.43841" calcext:value-type="float">
            <text:p>304.43841</text:p>
          </table:table-cell>
          <table:table-cell table:formula="of:=AVERAGE([.E437:.E456])" office:value-type="float" office:value="300.176715" calcext:value-type="float">
            <text:p>300.176715</text:p>
          </table:table-cell>
          <table:table-cell table:formula="of:=AVERAGE([.D407:.D456])" office:value-type="float" office:value="308.431732" calcext:value-type="float">
            <text:p>308.431732</text:p>
          </table:table-cell>
          <table:table-cell table:formula="of:=AVERAGE([.E407:.E456])" office:value-type="float" office:value="304.43841" calcext:value-type="float">
            <text:p>304.43841</text:p>
          </table:table-cell>
          <table:table-cell table:formula="of:=AVERAGE([.F357:.F456])" office:value-type="float" office:value="302.6744" calcext:value-type="float">
            <text:p>302.6744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307.41" calcext:value-type="float">
            <text:p>307.41</text:p>
          </table:table-cell>
          <table:table-cell office:value-type="float" office:value="307.7" calcext:value-type="float">
            <text:p>307.7</text:p>
          </table:table-cell>
          <table:table-cell office:value-type="float" office:value="305.0152" calcext:value-type="float">
            <text:p>305.0152</text:p>
          </table:table-cell>
          <table:table-cell office:value-type="float" office:value="305.79" calcext:value-type="float">
            <text:p>305.79</text:p>
          </table:table-cell>
          <table:table-cell office:value-type="float" office:value="1994545" calcext:value-type="float">
            <text:p>1994545</text:p>
          </table:table-cell>
          <table:table-cell table:formula="of:=AVERAGE([.E408:.E457])" office:value-type="float" office:value="304.484714" calcext:value-type="float">
            <text:p>304.484714</text:p>
          </table:table-cell>
          <table:table-cell table:formula="of:=AVERAGE([.E438:.E457])" office:value-type="float" office:value="300.326975" calcext:value-type="float">
            <text:p>300.326975</text:p>
          </table:table-cell>
          <table:table-cell table:formula="of:=AVERAGE([.D408:.D457])" office:value-type="float" office:value="308.399932" calcext:value-type="float">
            <text:p>308.399932</text:p>
          </table:table-cell>
          <table:table-cell table:formula="of:=AVERAGE([.E408:.E457])" office:value-type="float" office:value="304.484714" calcext:value-type="float">
            <text:p>304.484714</text:p>
          </table:table-cell>
          <table:table-cell table:formula="of:=AVERAGE([.F358:.F457])" office:value-type="float" office:value="302.6084" calcext:value-type="float">
            <text:p>302.6084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7" calcext:value-type="date">
            <text:p>2025-10-27</text:p>
          </table:table-cell>
          <table:table-cell office:value-type="float" office:value="305.9" calcext:value-type="float">
            <text:p>305.9</text:p>
          </table:table-cell>
          <table:table-cell office:value-type="float" office:value="310.09" calcext:value-type="float">
            <text:p>310.09</text:p>
          </table:table-cell>
          <table:table-cell office:value-type="float" office:value="305.34" calcext:value-type="float">
            <text:p>305.34</text:p>
          </table:table-cell>
          <table:table-cell office:value-type="float" office:value="310" calcext:value-type="float">
            <text:p>310</text:p>
          </table:table-cell>
          <table:table-cell office:value-type="float" office:value="2139674" calcext:value-type="float">
            <text:p>2139674</text:p>
          </table:table-cell>
          <table:table-cell table:formula="of:=AVERAGE([.E409:.E458])" office:value-type="float" office:value="304.461514" calcext:value-type="float">
            <text:p>304.461514</text:p>
          </table:table-cell>
          <table:table-cell table:formula="of:=AVERAGE([.E439:.E458])" office:value-type="float" office:value="300.501475" calcext:value-type="float">
            <text:p>300.501475</text:p>
          </table:table-cell>
          <table:table-cell table:formula="of:=AVERAGE([.D409:.D458])" office:value-type="float" office:value="308.398532" calcext:value-type="float">
            <text:p>308.398532</text:p>
          </table:table-cell>
          <table:table-cell table:formula="of:=AVERAGE([.E409:.E458])" office:value-type="float" office:value="304.461514" calcext:value-type="float">
            <text:p>304.461514</text:p>
          </table:table-cell>
          <table:table-cell table:formula="of:=AVERAGE([.F359:.F458])" office:value-type="float" office:value="302.5927" calcext:value-type="float">
            <text:p>302.5927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8" calcext:value-type="date">
            <text:p>2025-10-28</text:p>
          </table:table-cell>
          <table:table-cell office:value-type="float" office:value="308.55" calcext:value-type="float">
            <text:p>308.55</text:p>
          </table:table-cell>
          <table:table-cell office:value-type="float" office:value="310.58" calcext:value-type="float">
            <text:p>310.58</text:p>
          </table:table-cell>
          <table:table-cell office:value-type="float" office:value="306.325" calcext:value-type="float">
            <text:p>306.325</text:p>
          </table:table-cell>
          <table:table-cell office:value-type="float" office:value="306.4" calcext:value-type="float">
            <text:p>306.4</text:p>
          </table:table-cell>
          <table:table-cell office:value-type="float" office:value="2336495" calcext:value-type="float">
            <text:p>2336495</text:p>
          </table:table-cell>
          <table:table-cell table:formula="of:=AVERAGE([.E410:.E459])" office:value-type="float" office:value="304.456814" calcext:value-type="float">
            <text:p>304.456814</text:p>
          </table:table-cell>
          <table:table-cell table:formula="of:=AVERAGE([.E440:.E459])" office:value-type="float" office:value="300.717725" calcext:value-type="float">
            <text:p>300.717725</text:p>
          </table:table-cell>
          <table:table-cell table:formula="of:=AVERAGE([.D410:.D459])" office:value-type="float" office:value="308.410532" calcext:value-type="float">
            <text:p>308.410532</text:p>
          </table:table-cell>
          <table:table-cell table:formula="of:=AVERAGE([.E410:.E459])" office:value-type="float" office:value="304.456814" calcext:value-type="float">
            <text:p>304.456814</text:p>
          </table:table-cell>
          <table:table-cell table:formula="of:=AVERAGE([.F360:.F459])" office:value-type="float" office:value="302.5669" calcext:value-type="float">
            <text:p>302.5669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9" calcext:value-type="date">
            <text:p>2025-10-29</text:p>
          </table:table-cell>
          <table:table-cell office:value-type="float" office:value="304.7" calcext:value-type="float">
            <text:p>304.7</text:p>
          </table:table-cell>
          <table:table-cell office:value-type="float" office:value="304.78" calcext:value-type="float">
            <text:p>304.78</text:p>
          </table:table-cell>
          <table:table-cell office:value-type="float" office:value="301.215" calcext:value-type="float">
            <text:p>301.215</text:p>
          </table:table-cell>
          <table:table-cell office:value-type="float" office:value="302.35" calcext:value-type="float">
            <text:p>302.35</text:p>
          </table:table-cell>
          <table:table-cell office:value-type="float" office:value="2502261" calcext:value-type="float">
            <text:p>2502261</text:p>
          </table:table-cell>
          <table:table-cell table:formula="of:=AVERAGE([.E411:.E460])" office:value-type="float" office:value="304.312114" calcext:value-type="float">
            <text:p>304.312114</text:p>
          </table:table-cell>
          <table:table-cell table:formula="of:=AVERAGE([.E441:.E460])" office:value-type="float" office:value="300.863475" calcext:value-type="float">
            <text:p>300.863475</text:p>
          </table:table-cell>
          <table:table-cell table:formula="of:=AVERAGE([.D411:.D460])" office:value-type="float" office:value="308.221732" calcext:value-type="float">
            <text:p>308.221732</text:p>
          </table:table-cell>
          <table:table-cell table:formula="of:=AVERAGE([.E411:.E460])" office:value-type="float" office:value="304.312114" calcext:value-type="float">
            <text:p>304.312114</text:p>
          </table:table-cell>
          <table:table-cell table:formula="of:=AVERAGE([.F361:.F460])" office:value-type="float" office:value="302.5168" calcext:value-type="float">
            <text:p>302.5168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0" calcext:value-type="date">
            <text:p>2025-10-30</text:p>
          </table:table-cell>
          <table:table-cell office:value-type="float" office:value="300.5" calcext:value-type="float">
            <text:p>300.5</text:p>
          </table:table-cell>
          <table:table-cell office:value-type="float" office:value="304.39" calcext:value-type="float">
            <text:p>304.39</text:p>
          </table:table-cell>
          <table:table-cell office:value-type="float" office:value="300.1042" calcext:value-type="float">
            <text:p>300.1042</text:p>
          </table:table-cell>
          <table:table-cell office:value-type="float" office:value="302.43" calcext:value-type="float">
            <text:p>302.43</text:p>
          </table:table-cell>
          <table:table-cell office:value-type="float" office:value="3128398" calcext:value-type="float">
            <text:p>3128398</text:p>
          </table:table-cell>
          <table:table-cell table:formula="of:=AVERAGE([.E412:.E461])" office:value-type="float" office:value="304.066448" calcext:value-type="float">
            <text:p>304.066448</text:p>
          </table:table-cell>
          <table:table-cell table:formula="of:=AVERAGE([.E442:.E461])" office:value-type="float" office:value="300.921185" calcext:value-type="float">
            <text:p>300.921185</text:p>
          </table:table-cell>
          <table:table-cell table:formula="of:=AVERAGE([.D412:.D461])" office:value-type="float" office:value="307.986432" calcext:value-type="float">
            <text:p>307.986432</text:p>
          </table:table-cell>
          <table:table-cell table:formula="of:=AVERAGE([.E412:.E461])" office:value-type="float" office:value="304.066448" calcext:value-type="float">
            <text:p>304.066448</text:p>
          </table:table-cell>
          <table:table-cell table:formula="of:=AVERAGE([.F362:.F461])" office:value-type="float" office:value="302.4933" calcext:value-type="float">
            <text:p>302.4933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300.59" calcext:value-type="float">
            <text:p>300.59</text:p>
          </table:table-cell>
          <table:table-cell office:value-type="float" office:value="300.71" calcext:value-type="float">
            <text:p>300.71</text:p>
          </table:table-cell>
          <table:table-cell office:value-type="float" office:value="297" calcext:value-type="float">
            <text:p>297</text:p>
          </table:table-cell>
          <table:table-cell office:value-type="float" office:value="298.43" calcext:value-type="float">
            <text:p>298.43</text:p>
          </table:table-cell>
          <table:table-cell office:value-type="float" office:value="3582719" calcext:value-type="float">
            <text:p>3582719</text:p>
          </table:table-cell>
          <table:table-cell table:formula="of:=AVERAGE([.E413:.E462])" office:value-type="float" office:value="303.783048" calcext:value-type="float">
            <text:p>303.783048</text:p>
          </table:table-cell>
          <table:table-cell table:formula="of:=AVERAGE([.E443:.E462])" office:value-type="float" office:value="300.838035" calcext:value-type="float">
            <text:p>300.838035</text:p>
          </table:table-cell>
          <table:table-cell table:formula="of:=AVERAGE([.D413:.D462])" office:value-type="float" office:value="307.728732" calcext:value-type="float">
            <text:p>307.728732</text:p>
          </table:table-cell>
          <table:table-cell table:formula="of:=AVERAGE([.E413:.E462])" office:value-type="float" office:value="303.783048" calcext:value-type="float">
            <text:p>303.783048</text:p>
          </table:table-cell>
          <table:table-cell table:formula="of:=AVERAGE([.F363:.F462])" office:value-type="float" office:value="302.4733" calcext:value-type="float">
            <text:p>302.4733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3" calcext:value-type="date">
            <text:p>2025-11-03</text:p>
          </table:table-cell>
          <table:table-cell table:number-columns-repeated="2" office:value-type="float" office:value="297.92" calcext:value-type="float">
            <text:p>297.92</text:p>
          </table:table-cell>
          <table:table-cell office:value-type="float" office:value="294.435" calcext:value-type="float">
            <text:p>294.435</text:p>
          </table:table-cell>
          <table:table-cell office:value-type="float" office:value="296.37" calcext:value-type="float">
            <text:p>296.37</text:p>
          </table:table-cell>
          <table:table-cell office:value-type="float" office:value="3899313" calcext:value-type="float">
            <text:p>3899313</text:p>
          </table:table-cell>
          <table:table-cell table:formula="of:=AVERAGE([.E414:.E463])" office:value-type="float" office:value="303.408648" calcext:value-type="float">
            <text:p>303.408648</text:p>
          </table:table-cell>
          <table:table-cell table:formula="of:=AVERAGE([.E444:.E463])" office:value-type="float" office:value="300.814285" calcext:value-type="float">
            <text:p>300.814285</text:p>
          </table:table-cell>
          <table:table-cell table:formula="of:=AVERAGE([.D414:.D463])" office:value-type="float" office:value="307.351132" calcext:value-type="float">
            <text:p>307.351132</text:p>
          </table:table-cell>
          <table:table-cell table:formula="of:=AVERAGE([.E414:.E463])" office:value-type="float" office:value="303.408648" calcext:value-type="float">
            <text:p>303.408648</text:p>
          </table:table-cell>
          <table:table-cell table:formula="of:=AVERAGE([.F364:.F463])" office:value-type="float" office:value="302.4198" calcext:value-type="float">
            <text:p>302.4198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4" calcext:value-type="date">
            <text:p>2025-11-04</text:p>
          </table:table-cell>
          <table:table-cell office:value-type="float" office:value="297.935" calcext:value-type="float">
            <text:p>297.935</text:p>
          </table:table-cell>
          <table:table-cell office:value-type="float" office:value="299.75" calcext:value-type="float">
            <text:p>299.75</text:p>
          </table:table-cell>
          <table:table-cell office:value-type="float" office:value="296.42" calcext:value-type="float">
            <text:p>296.42</text:p>
          </table:table-cell>
          <table:table-cell office:value-type="float" office:value="299.21" calcext:value-type="float">
            <text:p>299.21</text:p>
          </table:table-cell>
          <table:table-cell office:value-type="float" office:value="4151259" calcext:value-type="float">
            <text:p>4151259</text:p>
          </table:table-cell>
          <table:table-cell table:formula="of:=AVERAGE([.E415:.E464])" office:value-type="float" office:value="303.098048" calcext:value-type="float">
            <text:p>303.098048</text:p>
          </table:table-cell>
          <table:table-cell table:formula="of:=AVERAGE([.E445:.E464])" office:value-type="float" office:value="300.9286" calcext:value-type="float">
            <text:p>300.9286</text:p>
          </table:table-cell>
          <table:table-cell table:formula="of:=AVERAGE([.D415:.D464])" office:value-type="float" office:value="307.035132" calcext:value-type="float">
            <text:p>307.035132</text:p>
          </table:table-cell>
          <table:table-cell table:formula="of:=AVERAGE([.E415:.E464])" office:value-type="float" office:value="303.098048" calcext:value-type="float">
            <text:p>303.098048</text:p>
          </table:table-cell>
          <table:table-cell table:formula="of:=AVERAGE([.F365:.F464])" office:value-type="float" office:value="302.3803" calcext:value-type="float">
            <text:p>302.3803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5" calcext:value-type="date">
            <text:p>2025-11-05</text:p>
          </table:table-cell>
          <table:table-cell office:value-type="float" office:value="299.555" calcext:value-type="float">
            <text:p>299.555</text:p>
          </table:table-cell>
          <table:table-cell office:value-type="float" office:value="310.17" calcext:value-type="float">
            <text:p>310.17</text:p>
          </table:table-cell>
          <table:table-cell office:value-type="float" office:value="299.21" calcext:value-type="float">
            <text:p>299.21</text:p>
          </table:table-cell>
          <table:table-cell office:value-type="float" office:value="305.67" calcext:value-type="float">
            <text:p>305.67</text:p>
          </table:table-cell>
          <table:table-cell office:value-type="float" office:value="6070334" calcext:value-type="float">
            <text:p>6070334</text:p>
          </table:table-cell>
          <table:table-cell table:formula="of:=AVERAGE([.E416:.E465])" office:value-type="float" office:value="302.836248" calcext:value-type="float">
            <text:p>302.836248</text:p>
          </table:table-cell>
          <table:table-cell table:formula="of:=AVERAGE([.E446:.E465])" office:value-type="float" office:value="301.2176" calcext:value-type="float">
            <text:p>301.2176</text:p>
          </table:table-cell>
          <table:table-cell table:formula="of:=AVERAGE([.D416:.D465])" office:value-type="float" office:value="306.936132" calcext:value-type="float">
            <text:p>306.936132</text:p>
          </table:table-cell>
          <table:table-cell table:formula="of:=AVERAGE([.E416:.E465])" office:value-type="float" office:value="302.836248" calcext:value-type="float">
            <text:p>302.836248</text:p>
          </table:table-cell>
          <table:table-cell table:formula="of:=AVERAGE([.F366:.F465])" office:value-type="float" office:value="302.4179" calcext:value-type="float">
            <text:p>302.4179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6" calcext:value-type="date">
            <text:p>2025-11-06</text:p>
          </table:table-cell>
          <table:table-cell office:value-type="float" office:value="304.46" calcext:value-type="float">
            <text:p>304.46</text:p>
          </table:table-cell>
          <table:table-cell office:value-type="float" office:value="306.41" calcext:value-type="float">
            <text:p>306.41</text:p>
          </table:table-cell>
          <table:table-cell office:value-type="float" office:value="297.51" calcext:value-type="float">
            <text:p>297.51</text:p>
          </table:table-cell>
          <table:table-cell office:value-type="float" office:value="298.41" calcext:value-type="float">
            <text:p>298.41</text:p>
          </table:table-cell>
          <table:table-cell office:value-type="float" office:value="3544869" calcext:value-type="float">
            <text:p>3544869</text:p>
          </table:table-cell>
          <table:table-cell table:formula="of:=AVERAGE([.E417:.E466])" office:value-type="float" office:value="302.559648" calcext:value-type="float">
            <text:p>302.559648</text:p>
          </table:table-cell>
          <table:table-cell table:formula="of:=AVERAGE([.E447:.E466])" office:value-type="float" office:value="301.4911" calcext:value-type="float">
            <text:p>301.4911</text:p>
          </table:table-cell>
          <table:table-cell table:formula="of:=AVERAGE([.D417:.D466])" office:value-type="float" office:value="306.749932" calcext:value-type="float">
            <text:p>306.749932</text:p>
          </table:table-cell>
          <table:table-cell table:formula="of:=AVERAGE([.E417:.E466])" office:value-type="float" office:value="302.559648" calcext:value-type="float">
            <text:p>302.559648</text:p>
          </table:table-cell>
          <table:table-cell table:formula="of:=AVERAGE([.F367:.F466])" office:value-type="float" office:value="302.4391" calcext:value-type="float">
            <text:p>302.4391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7" calcext:value-type="date">
            <text:p>2025-11-07</text:p>
          </table:table-cell>
          <table:table-cell office:value-type="float" office:value="300.39" calcext:value-type="float">
            <text:p>300.39</text:p>
          </table:table-cell>
          <table:table-cell office:value-type="float" office:value="302.55" calcext:value-type="float">
            <text:p>302.55</text:p>
          </table:table-cell>
          <table:table-cell office:value-type="float" office:value="298.33" calcext:value-type="float">
            <text:p>298.33</text:p>
          </table:table-cell>
          <table:table-cell office:value-type="float" office:value="299.66" calcext:value-type="float">
            <text:p>299.66</text:p>
          </table:table-cell>
          <table:table-cell office:value-type="float" office:value="3250197" calcext:value-type="float">
            <text:p>3250197</text:p>
          </table:table-cell>
          <table:table-cell table:formula="of:=AVERAGE([.E418:.E467])" office:value-type="float" office:value="302.339302" calcext:value-type="float">
            <text:p>302.339302</text:p>
          </table:table-cell>
          <table:table-cell table:formula="of:=AVERAGE([.E448:.E467])" office:value-type="float" office:value="301.7631" calcext:value-type="float">
            <text:p>301.7631</text:p>
          </table:table-cell>
          <table:table-cell table:formula="of:=AVERAGE([.D418:.D467])" office:value-type="float" office:value="306.550532" calcext:value-type="float">
            <text:p>306.550532</text:p>
          </table:table-cell>
          <table:table-cell table:formula="of:=AVERAGE([.E418:.E467])" office:value-type="float" office:value="302.339302" calcext:value-type="float">
            <text:p>302.339302</text:p>
          </table:table-cell>
          <table:table-cell table:formula="of:=AVERAGE([.F368:.F467])" office:value-type="float" office:value="302.5126" calcext:value-type="float">
            <text:p>302.5126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0" calcext:value-type="date">
            <text:p>2025-11-10</text:p>
          </table:table-cell>
          <table:table-cell office:value-type="float" office:value="299.33" calcext:value-type="float">
            <text:p>299.33</text:p>
          </table:table-cell>
          <table:table-cell office:value-type="float" office:value="300.02" calcext:value-type="float">
            <text:p>300.02</text:p>
          </table:table-cell>
          <table:table-cell office:value-type="float" office:value="296.04" calcext:value-type="float">
            <text:p>296.04</text:p>
          </table:table-cell>
          <table:table-cell office:value-type="float" office:value="299.1" calcext:value-type="float">
            <text:p>299.1</text:p>
          </table:table-cell>
          <table:table-cell office:value-type="float" office:value="3824334" calcext:value-type="float">
            <text:p>3824334</text:p>
          </table:table-cell>
          <table:table-cell table:formula="of:=AVERAGE([.E419:.E468])" office:value-type="float" office:value="302.031502" calcext:value-type="float">
            <text:p>302.031502</text:p>
          </table:table-cell>
          <table:table-cell table:formula="of:=AVERAGE([.E449:.E468])" office:value-type="float" office:value="301.8651" calcext:value-type="float">
            <text:p>301.8651</text:p>
          </table:table-cell>
          <table:table-cell table:formula="of:=AVERAGE([.D419:.D468])" office:value-type="float" office:value="306.272932" calcext:value-type="float">
            <text:p>306.272932</text:p>
          </table:table-cell>
          <table:table-cell table:formula="of:=AVERAGE([.E419:.E468])" office:value-type="float" office:value="302.031502" calcext:value-type="float">
            <text:p>302.031502</text:p>
          </table:table-cell>
          <table:table-cell table:formula="of:=AVERAGE([.F369:.F468])" office:value-type="float" office:value="302.6073" calcext:value-type="float">
            <text:p>302.607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1" calcext:value-type="date">
            <text:p>2025-11-11</text:p>
          </table:table-cell>
          <table:table-cell office:value-type="float" office:value="300.845" calcext:value-type="float">
            <text:p>300.845</text:p>
          </table:table-cell>
          <table:table-cell office:value-type="float" office:value="307.285" calcext:value-type="float">
            <text:p>307.285</text:p>
          </table:table-cell>
          <table:table-cell office:value-type="float" office:value="300.845" calcext:value-type="float">
            <text:p>300.845</text:p>
          </table:table-cell>
          <table:table-cell office:value-type="float" office:value="306.83" calcext:value-type="float">
            <text:p>306.83</text:p>
          </table:table-cell>
          <table:table-cell office:value-type="float" office:value="2755799" calcext:value-type="float">
            <text:p>2755799</text:p>
          </table:table-cell>
          <table:table-cell table:formula="of:=AVERAGE([.E420:.E469])" office:value-type="float" office:value="301.801902" calcext:value-type="float">
            <text:p>301.801902</text:p>
          </table:table-cell>
          <table:table-cell table:formula="of:=AVERAGE([.E450:.E469])" office:value-type="float" office:value="301.901845" calcext:value-type="float">
            <text:p>301.901845</text:p>
          </table:table-cell>
          <table:table-cell table:formula="of:=AVERAGE([.D420:.D469])" office:value-type="float" office:value="306.096032" calcext:value-type="float">
            <text:p>306.096032</text:p>
          </table:table-cell>
          <table:table-cell table:formula="of:=AVERAGE([.E420:.E469])" office:value-type="float" office:value="301.801902" calcext:value-type="float">
            <text:p>301.801902</text:p>
          </table:table-cell>
          <table:table-cell table:formula="of:=AVERAGE([.F370:.F469])" office:value-type="float" office:value="302.801" calcext:value-type="float">
            <text:p>302.80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2" calcext:value-type="date">
            <text:p>2025-11-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9.09" calcext:value-type="float">
            <text:p>309.09</text:p>
          </table:table-cell>
          <table:table-cell office:value-type="float" office:value="305.78" calcext:value-type="float">
            <text:p>305.78</text:p>
          </table:table-cell>
          <table:table-cell office:value-type="float" office:value="306.94" calcext:value-type="float">
            <text:p>306.94</text:p>
          </table:table-cell>
          <table:table-cell office:value-type="float" office:value="2818642" calcext:value-type="float">
            <text:p>2818642</text:p>
          </table:table-cell>
          <table:table-cell table:formula="of:=AVERAGE([.E421:.E470])" office:value-type="float" office:value="301.657902" calcext:value-type="float">
            <text:p>301.657902</text:p>
          </table:table-cell>
          <table:table-cell table:formula="of:=AVERAGE([.E451:.E470])" office:value-type="float" office:value="302.009345" calcext:value-type="float">
            <text:p>302.009345</text:p>
          </table:table-cell>
          <table:table-cell table:formula="of:=AVERAGE([.D421:.D470])" office:value-type="float" office:value="305.940432" calcext:value-type="float">
            <text:p>305.940432</text:p>
          </table:table-cell>
          <table:table-cell table:formula="of:=AVERAGE([.E421:.E470])" office:value-type="float" office:value="301.657902" calcext:value-type="float">
            <text:p>301.657902</text:p>
          </table:table-cell>
          <table:table-cell table:formula="of:=AVERAGE([.F371:.F470])" office:value-type="float" office:value="302.9752" calcext:value-type="float">
            <text:p>302.9752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3" calcext:value-type="date">
            <text:p>2025-11-13</text:p>
          </table:table-cell>
          <table:table-cell office:value-type="float" office:value="307.42" calcext:value-type="float">
            <text:p>307.42</text:p>
          </table:table-cell>
          <table:table-cell office:value-type="float" office:value="310.1" calcext:value-type="float">
            <text:p>310.1</text:p>
          </table:table-cell>
          <table:table-cell office:value-type="float" office:value="306.5" calcext:value-type="float">
            <text:p>306.5</text:p>
          </table:table-cell>
          <table:table-cell office:value-type="float" office:value="307.58" calcext:value-type="float">
            <text:p>307.58</text:p>
          </table:table-cell>
          <table:table-cell office:value-type="float" office:value="2294288" calcext:value-type="float">
            <text:p>2294288</text:p>
          </table:table-cell>
          <table:table-cell table:formula="of:=AVERAGE([.E422:.E471])" office:value-type="float" office:value="301.458302" calcext:value-type="float">
            <text:p>301.458302</text:p>
          </table:table-cell>
          <table:table-cell table:formula="of:=AVERAGE([.E452:.E471])" office:value-type="float" office:value="302.098595" calcext:value-type="float">
            <text:p>302.098595</text:p>
          </table:table-cell>
          <table:table-cell table:formula="of:=AVERAGE([.D422:.D471])" office:value-type="float" office:value="305.753932" calcext:value-type="float">
            <text:p>305.753932</text:p>
          </table:table-cell>
          <table:table-cell table:formula="of:=AVERAGE([.E422:.E471])" office:value-type="float" office:value="301.458302" calcext:value-type="float">
            <text:p>301.458302</text:p>
          </table:table-cell>
          <table:table-cell table:formula="of:=AVERAGE([.F372:.F471])" office:value-type="float" office:value="303.1363" calcext:value-type="float">
            <text:p>303.136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4" calcext:value-type="date">
            <text:p>2025-11-14</text:p>
          </table:table-cell>
          <table:table-cell office:value-type="float" office:value="308.45" calcext:value-type="float">
            <text:p>308.45</text:p>
          </table:table-cell>
          <table:table-cell office:value-type="float" office:value="310.75" calcext:value-type="float">
            <text:p>310.75</text:p>
          </table:table-cell>
          <table:table-cell office:value-type="float" office:value="303.33" calcext:value-type="float">
            <text:p>303.33</text:p>
          </table:table-cell>
          <table:table-cell office:value-type="float" office:value="307.03" calcext:value-type="float">
            <text:p>307.03</text:p>
          </table:table-cell>
          <table:table-cell office:value-type="float" office:value="3112574" calcext:value-type="float">
            <text:p>3112574</text:p>
          </table:table-cell>
          <table:table-cell table:formula="of:=AVERAGE([.E423:.E472])" office:value-type="float" office:value="301.259502" calcext:value-type="float">
            <text:p>301.259502</text:p>
          </table:table-cell>
          <table:table-cell table:formula="of:=AVERAGE([.E453:.E472])" office:value-type="float" office:value="301.94972" calcext:value-type="float">
            <text:p>301.94972</text:p>
          </table:table-cell>
          <table:table-cell table:formula="of:=AVERAGE([.D423:.D472])" office:value-type="float" office:value="305.608132" calcext:value-type="float">
            <text:p>305.608132</text:p>
          </table:table-cell>
          <table:table-cell table:formula="of:=AVERAGE([.E423:.E472])" office:value-type="float" office:value="301.259502" calcext:value-type="float">
            <text:p>301.259502</text:p>
          </table:table-cell>
          <table:table-cell table:formula="of:=AVERAGE([.F373:.F472])" office:value-type="float" office:value="303.3511" calcext:value-type="float">
            <text:p>303.3511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7" calcext:value-type="date">
            <text:p>2025-11-17</text:p>
          </table:table-cell>
          <table:table-cell office:value-type="float" office:value="307.17" calcext:value-type="float">
            <text:p>307.17</text:p>
          </table:table-cell>
          <table:table-cell office:value-type="float" office:value="307.7" calcext:value-type="float">
            <text:p>307.7</text:p>
          </table:table-cell>
          <table:table-cell office:value-type="float" office:value="304.1" calcext:value-type="float">
            <text:p>304.1</text:p>
          </table:table-cell>
          <table:table-cell office:value-type="float" office:value="304.9" calcext:value-type="float">
            <text:p>304.9</text:p>
          </table:table-cell>
          <table:table-cell office:value-type="float" office:value="2435713" calcext:value-type="float">
            <text:p>2435713</text:p>
          </table:table-cell>
          <table:table-cell table:formula="of:=AVERAGE([.E424:.E473])" office:value-type="float" office:value="301.146302" calcext:value-type="float">
            <text:p>301.146302</text:p>
          </table:table-cell>
          <table:table-cell table:formula="of:=AVERAGE([.E454:.E473])" office:value-type="float" office:value="301.86272" calcext:value-type="float">
            <text:p>301.86272</text:p>
          </table:table-cell>
          <table:table-cell table:formula="of:=AVERAGE([.D424:.D473])" office:value-type="float" office:value="305.500532" calcext:value-type="float">
            <text:p>305.500532</text:p>
          </table:table-cell>
          <table:table-cell table:formula="of:=AVERAGE([.E424:.E473])" office:value-type="float" office:value="301.146302" calcext:value-type="float">
            <text:p>301.146302</text:p>
          </table:table-cell>
          <table:table-cell table:formula="of:=AVERAGE([.F374:.F473])" office:value-type="float" office:value="303.5438" calcext:value-type="float">
            <text:p>303.5438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8" calcext:value-type="date">
            <text:p>2025-11-18</text:p>
          </table:table-cell>
          <table:table-cell office:value-type="float" office:value="305.68" calcext:value-type="float">
            <text:p>305.68</text:p>
          </table:table-cell>
          <table:table-cell office:value-type="float" office:value="308.44" calcext:value-type="float">
            <text:p>308.44</text:p>
          </table:table-cell>
          <table:table-cell office:value-type="float" office:value="304.16" calcext:value-type="float">
            <text:p>304.16</text:p>
          </table:table-cell>
          <table:table-cell office:value-type="float" office:value="304.59" calcext:value-type="float">
            <text:p>304.59</text:p>
          </table:table-cell>
          <table:table-cell office:value-type="float" office:value="2774197" calcext:value-type="float">
            <text:p>2774197</text:p>
          </table:table-cell>
          <table:table-cell table:formula="of:=AVERAGE([.E425:.E474])" office:value-type="float" office:value="301.015002" calcext:value-type="float">
            <text:p>301.015002</text:p>
          </table:table-cell>
          <table:table-cell table:formula="of:=AVERAGE([.E455:.E474])" office:value-type="float" office:value="301.75122" calcext:value-type="float">
            <text:p>301.75122</text:p>
          </table:table-cell>
          <table:table-cell table:formula="of:=AVERAGE([.D425:.D474])" office:value-type="float" office:value="305.395332" calcext:value-type="float">
            <text:p>305.395332</text:p>
          </table:table-cell>
          <table:table-cell table:formula="of:=AVERAGE([.E425:.E474])" office:value-type="float" office:value="301.015002" calcext:value-type="float">
            <text:p>301.015002</text:p>
          </table:table-cell>
          <table:table-cell table:formula="of:=AVERAGE([.F375:.F474])" office:value-type="float" office:value="303.6742" calcext:value-type="float">
            <text:p>303.6742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9" calcext:value-type="date">
            <text:p>2025-11-19</text:p>
          </table:table-cell>
          <table:table-cell office:value-type="float" office:value="304.59" calcext:value-type="float">
            <text:p>304.59</text:p>
          </table:table-cell>
          <table:table-cell office:value-type="float" office:value="304.8399" calcext:value-type="float">
            <text:p>304.8399</text:p>
          </table:table-cell>
          <table:table-cell office:value-type="float" office:value="302.04" calcext:value-type="float">
            <text:p>302.04</text:p>
          </table:table-cell>
          <table:table-cell office:value-type="float" office:value="302.74" calcext:value-type="float">
            <text:p>302.74</text:p>
          </table:table-cell>
          <table:table-cell office:value-type="float" office:value="2008521" calcext:value-type="float">
            <text:p>2008521</text:p>
          </table:table-cell>
          <table:table-cell table:formula="of:=AVERAGE([.E426:.E475])" office:value-type="float" office:value="300.963602" calcext:value-type="float">
            <text:p>300.963602</text:p>
          </table:table-cell>
          <table:table-cell table:formula="of:=AVERAGE([.E456:.E475])" office:value-type="float" office:value="301.49597" calcext:value-type="float">
            <text:p>301.49597</text:p>
          </table:table-cell>
          <table:table-cell table:formula="of:=AVERAGE([.D426:.D475])" office:value-type="float" office:value="305.25033" calcext:value-type="float">
            <text:p>305.25033</text:p>
          </table:table-cell>
          <table:table-cell table:formula="of:=AVERAGE([.E426:.E475])" office:value-type="float" office:value="300.963602" calcext:value-type="float">
            <text:p>300.963602</text:p>
          </table:table-cell>
          <table:table-cell table:formula="of:=AVERAGE([.F376:.F475])" office:value-type="float" office:value="303.7799" calcext:value-type="float">
            <text:p>303.7799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0" calcext:value-type="date">
            <text:p>2025-11-20</text:p>
          </table:table-cell>
          <table:table-cell office:value-type="float" office:value="302.445" calcext:value-type="float">
            <text:p>302.445</text:p>
          </table:table-cell>
          <table:table-cell office:value-type="float" office:value="305.64" calcext:value-type="float">
            <text:p>305.64</text:p>
          </table:table-cell>
          <table:table-cell office:value-type="float" office:value="301.87" calcext:value-type="float">
            <text:p>301.87</text:p>
          </table:table-cell>
          <table:table-cell office:value-type="float" office:value="304.16" calcext:value-type="float">
            <text:p>304.16</text:p>
          </table:table-cell>
          <table:table-cell office:value-type="float" office:value="4205133" calcext:value-type="float">
            <text:p>4205133</text:p>
          </table:table-cell>
          <table:table-cell table:formula="of:=AVERAGE([.E427:.E476])" office:value-type="float" office:value="300.896002" calcext:value-type="float">
            <text:p>300.896002</text:p>
          </table:table-cell>
          <table:table-cell table:formula="of:=AVERAGE([.E457:.E476])" office:value-type="float" office:value="301.27847" calcext:value-type="float">
            <text:p>301.27847</text:p>
          </table:table-cell>
          <table:table-cell table:formula="of:=AVERAGE([.D427:.D476])" office:value-type="float" office:value="305.18433" calcext:value-type="float">
            <text:p>305.18433</text:p>
          </table:table-cell>
          <table:table-cell table:formula="of:=AVERAGE([.E427:.E476])" office:value-type="float" office:value="300.896002" calcext:value-type="float">
            <text:p>300.896002</text:p>
          </table:table-cell>
          <table:table-cell table:formula="of:=AVERAGE([.F377:.F476])" office:value-type="float" office:value="303.8466" calcext:value-type="float">
            <text:p>303.8466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1" calcext:value-type="date">
            <text:p>2025-11-21</text:p>
          </table:table-cell>
          <table:table-cell office:value-type="float" office:value="306.27" calcext:value-type="float">
            <text:p>306.27</text:p>
          </table:table-cell>
          <table:table-cell office:value-type="float" office:value="310.535" calcext:value-type="float">
            <text:p>310.535</text:p>
          </table:table-cell>
          <table:table-cell office:value-type="float" office:value="306.155" calcext:value-type="float">
            <text:p>306.155</text:p>
          </table:table-cell>
          <table:table-cell office:value-type="float" office:value="309.35" calcext:value-type="float">
            <text:p>309.35</text:p>
          </table:table-cell>
          <table:table-cell office:value-type="float" office:value="3348908" calcext:value-type="float">
            <text:p>3348908</text:p>
          </table:table-cell>
          <table:table-cell table:formula="of:=AVERAGE([.E428:.E477])" office:value-type="float" office:value="300.914102" calcext:value-type="float">
            <text:p>300.914102</text:p>
          </table:table-cell>
          <table:table-cell table:formula="of:=AVERAGE([.E458:.E477])" office:value-type="float" office:value="301.33546" calcext:value-type="float">
            <text:p>301.33546</text:p>
          </table:table-cell>
          <table:table-cell table:formula="of:=AVERAGE([.D428:.D477])" office:value-type="float" office:value="305.224832" calcext:value-type="float">
            <text:p>305.224832</text:p>
          </table:table-cell>
          <table:table-cell table:formula="of:=AVERAGE([.E428:.E477])" office:value-type="float" office:value="300.914102" calcext:value-type="float">
            <text:p>300.914102</text:p>
          </table:table-cell>
          <table:table-cell table:formula="of:=AVERAGE([.F378:.F477])" office:value-type="float" office:value="303.9938" calcext:value-type="float">
            <text:p>303.9938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4" calcext:value-type="date">
            <text:p>2025-11-24</text:p>
          </table:table-cell>
          <table:table-cell office:value-type="float" office:value="308.99" calcext:value-type="float">
            <text:p>308.99</text:p>
          </table:table-cell>
          <table:table-cell office:value-type="float" office:value="310.34" calcext:value-type="float">
            <text:p>310.34</text:p>
          </table:table-cell>
          <table:table-cell office:value-type="float" office:value="304.03" calcext:value-type="float">
            <text:p>304.03</text:p>
          </table:table-cell>
          <table:table-cell office:value-type="float" office:value="304.9" calcext:value-type="float">
            <text:p>304.9</text:p>
          </table:table-cell>
          <table:table-cell office:value-type="float" office:value="3687330" calcext:value-type="float">
            <text:p>3687330</text:p>
          </table:table-cell>
          <table:table-cell table:formula="of:=AVERAGE([.E429:.E478])" office:value-type="float" office:value="300.984474" calcext:value-type="float">
            <text:p>300.984474</text:p>
          </table:table-cell>
          <table:table-cell table:formula="of:=AVERAGE([.E459:.E478])" office:value-type="float" office:value="301.26996" calcext:value-type="float">
            <text:p>301.26996</text:p>
          </table:table-cell>
          <table:table-cell table:formula="of:=AVERAGE([.D429:.D478])" office:value-type="float" office:value="305.317432" calcext:value-type="float">
            <text:p>305.317432</text:p>
          </table:table-cell>
          <table:table-cell table:formula="of:=AVERAGE([.E429:.E478])" office:value-type="float" office:value="300.984474" calcext:value-type="float">
            <text:p>300.984474</text:p>
          </table:table-cell>
          <table:table-cell table:formula="of:=AVERAGE([.F379:.F478])" office:value-type="float" office:value="304.102" calcext:value-type="float">
            <text:p>304.102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5" calcext:value-type="date">
            <text:p>2025-11-25</text:p>
          </table:table-cell>
          <table:table-cell office:value-type="float" office:value="307" calcext:value-type="float">
            <text:p>307</text:p>
          </table:table-cell>
          <table:table-cell office:value-type="float" office:value="311.4589" calcext:value-type="float">
            <text:p>311.4589</text:p>
          </table:table-cell>
          <table:table-cell office:value-type="float" office:value="306.75" calcext:value-type="float">
            <text:p>306.75</text:p>
          </table:table-cell>
          <table:table-cell office:value-type="float" office:value="310.45" calcext:value-type="float">
            <text:p>310.45</text:p>
          </table:table-cell>
          <table:table-cell office:value-type="float" office:value="4189915" calcext:value-type="float">
            <text:p>4189915</text:p>
          </table:table-cell>
          <table:table-cell table:formula="of:=AVERAGE([.E430:.E479])" office:value-type="float" office:value="301.065474" calcext:value-type="float">
            <text:p>301.065474</text:p>
          </table:table-cell>
          <table:table-cell table:formula="of:=AVERAGE([.E460:.E479])" office:value-type="float" office:value="301.29121" calcext:value-type="float">
            <text:p>301.29121</text:p>
          </table:table-cell>
          <table:table-cell table:formula="of:=AVERAGE([.D430:.D479])" office:value-type="float" office:value="305.426612" calcext:value-type="float">
            <text:p>305.426612</text:p>
          </table:table-cell>
          <table:table-cell table:formula="of:=AVERAGE([.E430:.E479])" office:value-type="float" office:value="301.065474" calcext:value-type="float">
            <text:p>301.065474</text:p>
          </table:table-cell>
          <table:table-cell table:formula="of:=AVERAGE([.F380:.F479])" office:value-type="float" office:value="304.2712" calcext:value-type="float">
            <text:p>304.2712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6" calcext:value-type="date">
            <text:p>2025-11-26</text:p>
          </table:table-cell>
          <table:table-cell office:value-type="float" office:value="311.47" calcext:value-type="float">
            <text:p>311.47</text:p>
          </table:table-cell>
          <table:table-cell office:value-type="float" office:value="312.87" calcext:value-type="float">
            <text:p>312.87</text:p>
          </table:table-cell>
          <table:table-cell office:value-type="float" office:value="309.7246" calcext:value-type="float">
            <text:p>309.7246</text:p>
          </table:table-cell>
          <table:table-cell office:value-type="float" office:value="312.4" calcext:value-type="float">
            <text:p>312.4</text:p>
          </table:table-cell>
          <table:table-cell office:value-type="float" office:value="2786843" calcext:value-type="float">
            <text:p>2786843</text:p>
          </table:table-cell>
          <table:table-cell table:formula="of:=AVERAGE([.E431:.E480])" office:value-type="float" office:value="301.181766" calcext:value-type="float">
            <text:p>301.181766</text:p>
          </table:table-cell>
          <table:table-cell table:formula="of:=AVERAGE([.E461:.E480])" office:value-type="float" office:value="301.71669" calcext:value-type="float">
            <text:p>301.71669</text:p>
          </table:table-cell>
          <table:table-cell table:formula="of:=AVERAGE([.D431:.D480])" office:value-type="float" office:value="305.552412" calcext:value-type="float">
            <text:p>305.552412</text:p>
          </table:table-cell>
          <table:table-cell table:formula="of:=AVERAGE([.E431:.E480])" office:value-type="float" office:value="301.181766" calcext:value-type="float">
            <text:p>301.181766</text:p>
          </table:table-cell>
          <table:table-cell table:formula="of:=AVERAGE([.F381:.F480])" office:value-type="float" office:value="304.4785" calcext:value-type="float">
            <text:p>304.4785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312.4" calcext:value-type="float">
            <text:p>312.4</text:p>
          </table:table-cell>
          <table:table-cell office:value-type="float" office:value="313.3" calcext:value-type="float">
            <text:p>313.3</text:p>
          </table:table-cell>
          <table:table-cell office:value-type="float" office:value="310.69" calcext:value-type="float">
            <text:p>310.69</text:p>
          </table:table-cell>
          <table:table-cell office:value-type="float" office:value="311.82" calcext:value-type="float">
            <text:p>311.82</text:p>
          </table:table-cell>
          <table:table-cell office:value-type="float" office:value="1850687" calcext:value-type="float">
            <text:p>1850687</text:p>
          </table:table-cell>
          <table:table-cell table:formula="of:=AVERAGE([.E432:.E481])" office:value-type="float" office:value="301.437966" calcext:value-type="float">
            <text:p>301.437966</text:p>
          </table:table-cell>
          <table:table-cell table:formula="of:=AVERAGE([.E462:.E481])" office:value-type="float" office:value="302.24598" calcext:value-type="float">
            <text:p>302.24598</text:p>
          </table:table-cell>
          <table:table-cell table:formula="of:=AVERAGE([.D432:.D481])" office:value-type="float" office:value="305.76464" calcext:value-type="float">
            <text:p>305.76464</text:p>
          </table:table-cell>
          <table:table-cell table:formula="of:=AVERAGE([.E432:.E481])" office:value-type="float" office:value="301.437966" calcext:value-type="float">
            <text:p>301.437966</text:p>
          </table:table-cell>
          <table:table-cell table:formula="of:=AVERAGE([.F382:.F481])" office:value-type="float" office:value="304.6665" calcext:value-type="float">
            <text:p>304.6665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1" calcext:value-type="date">
            <text:p>2025-12-01</text:p>
          </table:table-cell>
          <table:table-cell table:number-columns-repeated="2" office:value-type="float" office:value="309.5" calcext:value-type="float">
            <text:p>309.5</text:p>
          </table:table-cell>
          <table:table-cell office:value-type="float" office:value="303.37" calcext:value-type="float">
            <text:p>303.37</text:p>
          </table:table-cell>
          <table:table-cell office:value-type="float" office:value="303.57" calcext:value-type="float">
            <text:p>303.57</text:p>
          </table:table-cell>
          <table:table-cell office:value-type="float" office:value="3354081" calcext:value-type="float">
            <text:p>3354081</text:p>
          </table:table-cell>
          <table:table-cell table:formula="of:=AVERAGE([.E433:.E482])" office:value-type="float" office:value="301.490366" calcext:value-type="float">
            <text:p>301.490366</text:p>
          </table:table-cell>
          <table:table-cell table:formula="of:=AVERAGE([.E463:.E482])" office:value-type="float" office:value="302.56448" calcext:value-type="float">
            <text:p>302.56448</text:p>
          </table:table-cell>
          <table:table-cell table:formula="of:=AVERAGE([.D433:.D482])" office:value-type="float" office:value="305.85864" calcext:value-type="float">
            <text:p>305.85864</text:p>
          </table:table-cell>
          <table:table-cell table:formula="of:=AVERAGE([.E433:.E482])" office:value-type="float" office:value="301.490366" calcext:value-type="float">
            <text:p>301.490366</text:p>
          </table:table-cell>
          <table:table-cell table:formula="of:=AVERAGE([.F383:.F482])" office:value-type="float" office:value="304.7183" calcext:value-type="float">
            <text:p>304.7183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2" calcext:value-type="date">
            <text:p>2025-12-02</text:p>
          </table:table-cell>
          <table:table-cell office:value-type="float" office:value="303.63" calcext:value-type="float">
            <text:p>303.63</text:p>
          </table:table-cell>
          <table:table-cell office:value-type="float" office:value="303.82" calcext:value-type="float">
            <text:p>303.82</text:p>
          </table:table-cell>
          <table:table-cell office:value-type="float" office:value="299.59" calcext:value-type="float">
            <text:p>299.59</text:p>
          </table:table-cell>
          <table:table-cell office:value-type="float" office:value="300.72" calcext:value-type="float">
            <text:p>300.72</text:p>
          </table:table-cell>
          <table:table-cell office:value-type="float" office:value="3947816" calcext:value-type="float">
            <text:p>3947816</text:p>
          </table:table-cell>
          <table:table-cell table:formula="of:=AVERAGE([.E434:.E483])" office:value-type="float" office:value="301.473766" calcext:value-type="float">
            <text:p>301.473766</text:p>
          </table:table-cell>
          <table:table-cell table:formula="of:=AVERAGE([.E464:.E483])" office:value-type="float" office:value="302.82223" calcext:value-type="float">
            <text:p>302.82223</text:p>
          </table:table-cell>
          <table:table-cell table:formula="of:=AVERAGE([.D434:.D483])" office:value-type="float" office:value="305.85004" calcext:value-type="float">
            <text:p>305.85004</text:p>
          </table:table-cell>
          <table:table-cell table:formula="of:=AVERAGE([.E434:.E483])" office:value-type="float" office:value="301.473766" calcext:value-type="float">
            <text:p>301.473766</text:p>
          </table:table-cell>
          <table:table-cell table:formula="of:=AVERAGE([.F384:.F483])" office:value-type="float" office:value="304.7264" calcext:value-type="float">
            <text:p>304.726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3" calcext:value-type="date">
            <text:p>2025-12-03</text:p>
          </table:table-cell>
          <table:table-cell office:value-type="float" office:value="302.39" calcext:value-type="float">
            <text:p>302.39</text:p>
          </table:table-cell>
          <table:table-cell office:value-type="float" office:value="308.7499" calcext:value-type="float">
            <text:p>308.7499</text:p>
          </table:table-cell>
          <table:table-cell office:value-type="float" office:value="302.06" calcext:value-type="float">
            <text:p>302.06</text:p>
          </table:table-cell>
          <table:table-cell office:value-type="float" office:value="307.71" calcext:value-type="float">
            <text:p>307.71</text:p>
          </table:table-cell>
          <table:table-cell office:value-type="float" office:value="4986897" calcext:value-type="float">
            <text:p>4986897</text:p>
          </table:table-cell>
          <table:table-cell table:formula="of:=AVERAGE([.E435:.E484])" office:value-type="float" office:value="301.508666" calcext:value-type="float">
            <text:p>301.508666</text:p>
          </table:table-cell>
          <table:table-cell table:formula="of:=AVERAGE([.E465:.E484])" office:value-type="float" office:value="303.10423" calcext:value-type="float">
            <text:p>303.10423</text:p>
          </table:table-cell>
          <table:table-cell table:formula="of:=AVERAGE([.D435:.D484])" office:value-type="float" office:value="305.936038" calcext:value-type="float">
            <text:p>305.936038</text:p>
          </table:table-cell>
          <table:table-cell table:formula="of:=AVERAGE([.E435:.E484])" office:value-type="float" office:value="301.508666" calcext:value-type="float">
            <text:p>301.508666</text:p>
          </table:table-cell>
          <table:table-cell table:formula="of:=AVERAGE([.F385:.F484])" office:value-type="float" office:value="304.7847" calcext:value-type="float">
            <text:p>304.7847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4" calcext:value-type="date">
            <text:p>2025-12-04</text:p>
          </table:table-cell>
          <table:table-cell office:value-type="float" office:value="308.525" calcext:value-type="float">
            <text:p>308.525</text:p>
          </table:table-cell>
          <table:table-cell office:value-type="float" office:value="313.8" calcext:value-type="float">
            <text:p>313.8</text:p>
          </table:table-cell>
          <table:table-cell office:value-type="float" office:value="307.32" calcext:value-type="float">
            <text:p>307.32</text:p>
          </table:table-cell>
          <table:table-cell office:value-type="float" office:value="308.54" calcext:value-type="float">
            <text:p>308.54</text:p>
          </table:table-cell>
          <table:table-cell office:value-type="float" office:value="4632369" calcext:value-type="float">
            <text:p>4632369</text:p>
          </table:table-cell>
          <table:table-cell table:formula="of:=AVERAGE([.E436:.E485])" office:value-type="float" office:value="301.614866" calcext:value-type="float">
            <text:p>301.614866</text:p>
          </table:table-cell>
          <table:table-cell table:formula="of:=AVERAGE([.E466:.E485])" office:value-type="float" office:value="303.50973" calcext:value-type="float">
            <text:p>303.50973</text:p>
          </table:table-cell>
          <table:table-cell table:formula="of:=AVERAGE([.D436:.D485])" office:value-type="float" office:value="306.092438" calcext:value-type="float">
            <text:p>306.092438</text:p>
          </table:table-cell>
          <table:table-cell table:formula="of:=AVERAGE([.E436:.E485])" office:value-type="float" office:value="301.614866" calcext:value-type="float">
            <text:p>301.614866</text:p>
          </table:table-cell>
          <table:table-cell table:formula="of:=AVERAGE([.F386:.F485])" office:value-type="float" office:value="304.8739" calcext:value-type="float">
            <text:p>304.8739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5" calcext:value-type="date">
            <text:p>2025-12-05</text:p>
          </table:table-cell>
          <table:table-cell office:value-type="float" office:value="308.68" calcext:value-type="float">
            <text:p>308.68</text:p>
          </table:table-cell>
          <table:table-cell office:value-type="float" office:value="312.05" calcext:value-type="float">
            <text:p>312.05</text:p>
          </table:table-cell>
          <table:table-cell office:value-type="float" office:value="308.2" calcext:value-type="float">
            <text:p>308.2</text:p>
          </table:table-cell>
          <table:table-cell office:value-type="float" office:value="311.23" calcext:value-type="float">
            <text:p>311.23</text:p>
          </table:table-cell>
          <table:table-cell office:value-type="float" office:value="3147587" calcext:value-type="float">
            <text:p>3147587</text:p>
          </table:table-cell>
          <table:table-cell table:formula="of:=AVERAGE([.E437:.E486])" office:value-type="float" office:value="301.739866" calcext:value-type="float">
            <text:p>301.739866</text:p>
          </table:table-cell>
          <table:table-cell table:formula="of:=AVERAGE([.E467:.E486])" office:value-type="float" office:value="304.04423" calcext:value-type="float">
            <text:p>304.04423</text:p>
          </table:table-cell>
          <table:table-cell table:formula="of:=AVERAGE([.D437:.D486])" office:value-type="float" office:value="306.206838" calcext:value-type="float">
            <text:p>306.206838</text:p>
          </table:table-cell>
          <table:table-cell table:formula="of:=AVERAGE([.E437:.E486])" office:value-type="float" office:value="301.739866" calcext:value-type="float">
            <text:p>301.739866</text:p>
          </table:table-cell>
          <table:table-cell table:formula="of:=AVERAGE([.F387:.F486])" office:value-type="float" office:value="304.9972" calcext:value-type="float">
            <text:p>304.9972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08" calcext:value-type="date">
            <text:p>2025-12-08</text:p>
          </table:table-cell>
          <table:table-cell office:value-type="float" office:value="311.72" calcext:value-type="float">
            <text:p>311.72</text:p>
          </table:table-cell>
          <table:table-cell office:value-type="float" office:value="313.75" calcext:value-type="float">
            <text:p>313.75</text:p>
          </table:table-cell>
          <table:table-cell office:value-type="float" office:value="309.05" calcext:value-type="float">
            <text:p>309.05</text:p>
          </table:table-cell>
          <table:table-cell office:value-type="float" office:value="309.79" calcext:value-type="float">
            <text:p>309.79</text:p>
          </table:table-cell>
          <table:table-cell office:value-type="float" office:value="3575017" calcext:value-type="float">
            <text:p>3575017</text:p>
          </table:table-cell>
          <table:table-cell table:formula="of:=AVERAGE([.E438:.E487])" office:value-type="float" office:value="301.880666" calcext:value-type="float">
            <text:p>301.880666</text:p>
          </table:table-cell>
          <table:table-cell table:formula="of:=AVERAGE([.E468:.E487])" office:value-type="float" office:value="304.58023" calcext:value-type="float">
            <text:p>304.58023</text:p>
          </table:table-cell>
          <table:table-cell table:formula="of:=AVERAGE([.D438:.D487])" office:value-type="float" office:value="306.366238" calcext:value-type="float">
            <text:p>306.366238</text:p>
          </table:table-cell>
          <table:table-cell table:formula="of:=AVERAGE([.E438:.E487])" office:value-type="float" office:value="301.880666" calcext:value-type="float">
            <text:p>301.880666</text:p>
          </table:table-cell>
          <table:table-cell table:formula="of:=AVERAGE([.F388:.F487])" office:value-type="float" office:value="305.0914" calcext:value-type="float">
            <text:p>305.0914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09" calcext:value-type="date">
            <text:p>2025-12-09</text:p>
          </table:table-cell>
          <table:table-cell office:value-type="float" office:value="310.685" calcext:value-type="float">
            <text:p>310.685</text:p>
          </table:table-cell>
          <table:table-cell office:value-type="float" office:value="312.7" calcext:value-type="float">
            <text:p>312.7</text:p>
          </table:table-cell>
          <table:table-cell office:value-type="float" office:value="308.42" calcext:value-type="float">
            <text:p>308.42</text:p>
          </table:table-cell>
          <table:table-cell office:value-type="float" office:value="310.79" calcext:value-type="float">
            <text:p>310.79</text:p>
          </table:table-cell>
          <table:table-cell office:value-type="float" office:value="2355256" calcext:value-type="float">
            <text:p>2355256</text:p>
          </table:table-cell>
          <table:table-cell table:formula="of:=AVERAGE([.E439:.E488])" office:value-type="float" office:value="302.012066" calcext:value-type="float">
            <text:p>302.012066</text:p>
          </table:table-cell>
          <table:table-cell table:formula="of:=AVERAGE([.E469:.E488])" office:value-type="float" office:value="305.19923" calcext:value-type="float">
            <text:p>305.19923</text:p>
          </table:table-cell>
          <table:table-cell table:formula="of:=AVERAGE([.D439:.D488])" office:value-type="float" office:value="306.498138" calcext:value-type="float">
            <text:p>306.498138</text:p>
          </table:table-cell>
          <table:table-cell table:formula="of:=AVERAGE([.E439:.E488])" office:value-type="float" office:value="302.012066" calcext:value-type="float">
            <text:p>302.012066</text:p>
          </table:table-cell>
          <table:table-cell table:formula="of:=AVERAGE([.F389:.F488])" office:value-type="float" office:value="305.2286" calcext:value-type="float">
            <text:p>305.2286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0" calcext:value-type="date">
            <text:p>2025-12-10</text:p>
          </table:table-cell>
          <table:table-cell office:value-type="float" office:value="309.68" calcext:value-type="float">
            <text:p>309.68</text:p>
          </table:table-cell>
          <table:table-cell office:value-type="float" office:value="311.32" calcext:value-type="float">
            <text:p>311.32</text:p>
          </table:table-cell>
          <table:table-cell office:value-type="float" office:value="306.01" calcext:value-type="float">
            <text:p>306.01</text:p>
          </table:table-cell>
          <table:table-cell office:value-type="float" office:value="310.53" calcext:value-type="float">
            <text:p>310.53</text:p>
          </table:table-cell>
          <table:table-cell office:value-type="float" office:value="4104201" calcext:value-type="float">
            <text:p>4104201</text:p>
          </table:table-cell>
          <table:table-cell table:formula="of:=AVERAGE([.E440:.E489])" office:value-type="float" office:value="302.092266" calcext:value-type="float">
            <text:p>302.092266</text:p>
          </table:table-cell>
          <table:table-cell table:formula="of:=AVERAGE([.E470:.E489])" office:value-type="float" office:value="305.45748" calcext:value-type="float">
            <text:p>305.45748</text:p>
          </table:table-cell>
          <table:table-cell table:formula="of:=AVERAGE([.D440:.D489])" office:value-type="float" office:value="306.634938" calcext:value-type="float">
            <text:p>306.634938</text:p>
          </table:table-cell>
          <table:table-cell table:formula="of:=AVERAGE([.E440:.E489])" office:value-type="float" office:value="302.092266" calcext:value-type="float">
            <text:p>302.092266</text:p>
          </table:table-cell>
          <table:table-cell table:formula="of:=AVERAGE([.F390:.F489])" office:value-type="float" office:value="305.3765" calcext:value-type="float">
            <text:p>305.3765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1" calcext:value-type="date">
            <text:p>2025-12-11</text:p>
          </table:table-cell>
          <table:table-cell office:value-type="float" office:value="311.5" calcext:value-type="float">
            <text:p>311.5</text:p>
          </table:table-cell>
          <table:table-cell office:value-type="float" office:value="312.98" calcext:value-type="float">
            <text:p>312.98</text:p>
          </table:table-cell>
          <table:table-cell office:value-type="float" office:value="309.06" calcext:value-type="float">
            <text:p>309.06</text:p>
          </table:table-cell>
          <table:table-cell office:value-type="float" office:value="309.71" calcext:value-type="float">
            <text:p>309.71</text:p>
          </table:table-cell>
          <table:table-cell office:value-type="float" office:value="4844183" calcext:value-type="float">
            <text:p>4844183</text:p>
          </table:table-cell>
          <table:table-cell table:formula="of:=AVERAGE([.E441:.E490])" office:value-type="float" office:value="302.307466" calcext:value-type="float">
            <text:p>302.307466</text:p>
          </table:table-cell>
          <table:table-cell table:formula="of:=AVERAGE([.E471:.E490])" office:value-type="float" office:value="305.62148" calcext:value-type="float">
            <text:p>305.62148</text:p>
          </table:table-cell>
          <table:table-cell table:formula="of:=AVERAGE([.D441:.D490])" office:value-type="float" office:value="306.799138" calcext:value-type="float">
            <text:p>306.799138</text:p>
          </table:table-cell>
          <table:table-cell table:formula="of:=AVERAGE([.E441:.E490])" office:value-type="float" office:value="302.307466" calcext:value-type="float">
            <text:p>302.307466</text:p>
          </table:table-cell>
          <table:table-cell table:formula="of:=AVERAGE([.F391:.F490])" office:value-type="float" office:value="305.4819" calcext:value-type="float">
            <text:p>305.4819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2" calcext:value-type="date">
            <text:p>2025-12-12</text:p>
          </table:table-cell>
          <table:table-cell office:value-type="float" office:value="310.8" calcext:value-type="float">
            <text:p>310.8</text:p>
          </table:table-cell>
          <table:table-cell office:value-type="float" office:value="317.79" calcext:value-type="float">
            <text:p>317.79</text:p>
          </table:table-cell>
          <table:table-cell office:value-type="float" office:value="310.3667" calcext:value-type="float">
            <text:p>310.3667</text:p>
          </table:table-cell>
          <table:table-cell office:value-type="float" office:value="316.72" calcext:value-type="float">
            <text:p>316.72</text:p>
          </table:table-cell>
          <table:table-cell office:value-type="float" office:value="3771935" calcext:value-type="float">
            <text:p>3771935</text:p>
          </table:table-cell>
          <table:table-cell table:formula="of:=AVERAGE([.E442:.E491])" office:value-type="float" office:value="302.5358" calcext:value-type="float">
            <text:p>302.5358</text:p>
          </table:table-cell>
          <table:table-cell table:formula="of:=AVERAGE([.E472:.E491])" office:value-type="float" office:value="305.814815" calcext:value-type="float">
            <text:p>305.814815</text:p>
          </table:table-cell>
          <table:table-cell table:formula="of:=AVERAGE([.D442:.D491])" office:value-type="float" office:value="307.107338" calcext:value-type="float">
            <text:p>307.107338</text:p>
          </table:table-cell>
          <table:table-cell table:formula="of:=AVERAGE([.E442:.E491])" office:value-type="float" office:value="302.5358" calcext:value-type="float">
            <text:p>302.5358</text:p>
          </table:table-cell>
          <table:table-cell table:formula="of:=AVERAGE([.F392:.F491])" office:value-type="float" office:value="305.6679" calcext:value-type="float">
            <text:p>305.6679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5" calcext:value-type="date">
            <text:p>2025-12-15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9.6599" calcext:value-type="float">
            <text:p>319.6599</text:p>
          </table:table-cell>
          <table:table-cell office:value-type="float" office:value="315.8" calcext:value-type="float">
            <text:p>315.8</text:p>
          </table:table-cell>
          <table:table-cell office:value-type="float" office:value="318.73" calcext:value-type="float">
            <text:p>318.73</text:p>
          </table:table-cell>
          <table:table-cell office:value-type="float" office:value="3814860" calcext:value-type="float">
            <text:p>3814860</text:p>
          </table:table-cell>
          <table:table-cell table:formula="of:=AVERAGE([.E443:.E492])" office:value-type="float" office:value="302.87854" calcext:value-type="float">
            <text:p>302.87854</text:p>
          </table:table-cell>
          <table:table-cell table:formula="of:=AVERAGE([.E473:.E492])" office:value-type="float" office:value="306.438315" calcext:value-type="float">
            <text:p>306.438315</text:p>
          </table:table-cell>
          <table:table-cell table:formula="of:=AVERAGE([.D443:.D492])" office:value-type="float" office:value="307.472736" calcext:value-type="float">
            <text:p>307.472736</text:p>
          </table:table-cell>
          <table:table-cell table:formula="of:=AVERAGE([.E443:.E492])" office:value-type="float" office:value="302.87854" calcext:value-type="float">
            <text:p>302.87854</text:p>
          </table:table-cell>
          <table:table-cell table:formula="of:=AVERAGE([.F393:.F492])" office:value-type="float" office:value="305.9104" calcext:value-type="float">
            <text:p>305.9104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6" calcext:value-type="date">
            <text:p>2025-12-16</text:p>
          </table:table-cell>
          <table:table-cell office:value-type="float" office:value="319.11" calcext:value-type="float">
            <text:p>319.11</text:p>
          </table:table-cell>
          <table:table-cell office:value-type="float" office:value="320.58" calcext:value-type="float">
            <text:p>320.58</text:p>
          </table:table-cell>
          <table:table-cell office:value-type="float" office:value="314.31" calcext:value-type="float">
            <text:p>314.31</text:p>
          </table:table-cell>
          <table:table-cell office:value-type="float" office:value="314.5" calcext:value-type="float">
            <text:p>314.5</text:p>
          </table:table-cell>
          <table:table-cell office:value-type="float" office:value="2972523" calcext:value-type="float">
            <text:p>2972523</text:p>
          </table:table-cell>
          <table:table-cell table:formula="of:=AVERAGE([.E444:.E493])" office:value-type="float" office:value="303.26654" calcext:value-type="float">
            <text:p>303.26654</text:p>
          </table:table-cell>
          <table:table-cell table:formula="of:=AVERAGE([.E474:.E493])" office:value-type="float" office:value="306.948815" calcext:value-type="float">
            <text:p>306.948815</text:p>
          </table:table-cell>
          <table:table-cell table:formula="of:=AVERAGE([.D444:.D493])" office:value-type="float" office:value="307.891436" calcext:value-type="float">
            <text:p>307.891436</text:p>
          </table:table-cell>
          <table:table-cell table:formula="of:=AVERAGE([.E444:.E493])" office:value-type="float" office:value="303.26654" calcext:value-type="float">
            <text:p>303.26654</text:p>
          </table:table-cell>
          <table:table-cell table:formula="of:=AVERAGE([.F394:.F493])" office:value-type="float" office:value="306.0707" calcext:value-type="float">
            <text:p>306.0707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7" calcext:value-type="date">
            <text:p>2025-12-17</text:p>
          </table:table-cell>
          <table:table-cell office:value-type="float" office:value="315.58" calcext:value-type="float">
            <text:p>315.58</text:p>
          </table:table-cell>
          <table:table-cell office:value-type="float" office:value="319.2" calcext:value-type="float">
            <text:p>319.2</text:p>
          </table:table-cell>
          <table:table-cell office:value-type="float" office:value="315" calcext:value-type="float">
            <text:p>315</text:p>
          </table:table-cell>
          <table:table-cell office:value-type="float" office:value="318.69" calcext:value-type="float">
            <text:p>318.69</text:p>
          </table:table-cell>
          <table:table-cell office:value-type="float" office:value="3329002" calcext:value-type="float">
            <text:p>3329002</text:p>
          </table:table-cell>
          <table:table-cell table:formula="of:=AVERAGE([.E445:.E494])" office:value-type="float" office:value="303.683866" calcext:value-type="float">
            <text:p>303.683866</text:p>
          </table:table-cell>
          <table:table-cell table:formula="of:=AVERAGE([.E475:.E494])" office:value-type="float" office:value="307.490815" calcext:value-type="float">
            <text:p>307.490815</text:p>
          </table:table-cell>
          <table:table-cell table:formula="of:=AVERAGE([.D445:.D494])" office:value-type="float" office:value="308.314136" calcext:value-type="float">
            <text:p>308.314136</text:p>
          </table:table-cell>
          <table:table-cell table:formula="of:=AVERAGE([.E445:.E494])" office:value-type="float" office:value="303.683866" calcext:value-type="float">
            <text:p>303.683866</text:p>
          </table:table-cell>
          <table:table-cell table:formula="of:=AVERAGE([.F395:.F494])" office:value-type="float" office:value="306.2654" calcext:value-type="float">
            <text:p>306.2654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8" calcext:value-type="date">
            <text:p>2025-12-18</text:p>
          </table:table-cell>
          <table:table-cell office:value-type="float" office:value="319.375" calcext:value-type="float">
            <text:p>319.375</text:p>
          </table:table-cell>
          <table:table-cell office:value-type="float" office:value="321.79" calcext:value-type="float">
            <text:p>321.79</text:p>
          </table:table-cell>
          <table:table-cell office:value-type="float" office:value="318.35" calcext:value-type="float">
            <text:p>318.35</text:p>
          </table:table-cell>
          <table:table-cell office:value-type="float" office:value="319.65" calcext:value-type="float">
            <text:p>319.65</text:p>
          </table:table-cell>
          <table:table-cell office:value-type="float" office:value="3335221" calcext:value-type="float">
            <text:p>3335221</text:p>
          </table:table-cell>
          <table:table-cell table:formula="of:=AVERAGE([.E446:.E495])" office:value-type="float" office:value="304.182266" calcext:value-type="float">
            <text:p>304.182266</text:p>
          </table:table-cell>
          <table:table-cell table:formula="of:=AVERAGE([.E476:.E495])" office:value-type="float" office:value="308.306315" calcext:value-type="float">
            <text:p>308.306315</text:p>
          </table:table-cell>
          <table:table-cell table:formula="of:=AVERAGE([.D446:.D495])" office:value-type="float" office:value="308.816736" calcext:value-type="float">
            <text:p>308.816736</text:p>
          </table:table-cell>
          <table:table-cell table:formula="of:=AVERAGE([.E446:.E495])" office:value-type="float" office:value="304.182266" calcext:value-type="float">
            <text:p>304.182266</text:p>
          </table:table-cell>
          <table:table-cell table:formula="of:=AVERAGE([.F396:.F495])" office:value-type="float" office:value="306.4352" calcext:value-type="float">
            <text:p>306.4352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9" calcext:value-type="date">
            <text:p>2025-12-19</text:p>
          </table:table-cell>
          <table:table-cell office:value-type="float" office:value="318.94" calcext:value-type="float">
            <text:p>318.94</text:p>
          </table:table-cell>
          <table:table-cell office:value-type="float" office:value="319.33" calcext:value-type="float">
            <text:p>319.33</text:p>
          </table:table-cell>
          <table:table-cell office:value-type="float" office:value="315.75" calcext:value-type="float">
            <text:p>315.75</text:p>
          </table:table-cell>
          <table:table-cell office:value-type="float" office:value="315.84" calcext:value-type="float">
            <text:p>315.84</text:p>
          </table:table-cell>
          <table:table-cell office:value-type="float" office:value="7128705" calcext:value-type="float">
            <text:p>7128705</text:p>
          </table:table-cell>
          <table:table-cell table:formula="of:=AVERAGE([.E447:.E496])" office:value-type="float" office:value="304.656466" calcext:value-type="float">
            <text:p>304.656466</text:p>
          </table:table-cell>
          <table:table-cell table:formula="of:=AVERAGE([.E477:.E496])" office:value-type="float" office:value="309.000315" calcext:value-type="float">
            <text:p>309.000315</text:p>
          </table:table-cell>
          <table:table-cell table:formula="of:=AVERAGE([.D447:.D496])" office:value-type="float" office:value="309.300936" calcext:value-type="float">
            <text:p>309.300936</text:p>
          </table:table-cell>
          <table:table-cell table:formula="of:=AVERAGE([.E447:.E496])" office:value-type="float" office:value="304.656466" calcext:value-type="float">
            <text:p>304.656466</text:p>
          </table:table-cell>
          <table:table-cell table:formula="of:=AVERAGE([.F397:.F496])" office:value-type="float" office:value="306.5575" calcext:value-type="float">
            <text:p>306.5575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2" calcext:value-type="date">
            <text:p>2025-12-22</text:p>
          </table:table-cell>
          <table:table-cell office:value-type="float" office:value="315.01" calcext:value-type="float">
            <text:p>315.01</text:p>
          </table:table-cell>
          <table:table-cell office:value-type="float" office:value="318.27" calcext:value-type="float">
            <text:p>318.27</text:p>
          </table:table-cell>
          <table:table-cell office:value-type="float" office:value="314.47" calcext:value-type="float">
            <text:p>314.47</text:p>
          </table:table-cell>
          <table:table-cell office:value-type="float" office:value="316.22" calcext:value-type="float">
            <text:p>316.22</text:p>
          </table:table-cell>
          <table:table-cell office:value-type="float" office:value="2514579" calcext:value-type="float">
            <text:p>2514579</text:p>
          </table:table-cell>
          <table:table-cell table:formula="of:=AVERAGE([.E448:.E497])" office:value-type="float" office:value="305.088066" calcext:value-type="float">
            <text:p>305.088066</text:p>
          </table:table-cell>
          <table:table-cell table:formula="of:=AVERAGE([.E478:.E497])" office:value-type="float" office:value="309.416065" calcext:value-type="float">
            <text:p>309.416065</text:p>
          </table:table-cell>
          <table:table-cell table:formula="of:=AVERAGE([.D448:.D497])" office:value-type="float" office:value="309.70737" calcext:value-type="float">
            <text:p>309.70737</text:p>
          </table:table-cell>
          <table:table-cell table:formula="of:=AVERAGE([.E448:.E497])" office:value-type="float" office:value="305.088066" calcext:value-type="float">
            <text:p>305.088066</text:p>
          </table:table-cell>
          <table:table-cell table:formula="of:=AVERAGE([.F398:.F497])" office:value-type="float" office:value="306.719" calcext:value-type="float">
            <text:p>306.719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3" calcext:value-type="date">
            <text:p>2025-12-23</text:p>
          </table:table-cell>
          <table:table-cell office:value-type="float" office:value="312.3" calcext:value-type="float">
            <text:p>312.3</text:p>
          </table:table-cell>
          <table:table-cell office:value-type="float" office:value="314.12" calcext:value-type="float">
            <text:p>314.12</text:p>
          </table:table-cell>
          <table:table-cell office:value-type="float" office:value="310.63" calcext:value-type="float">
            <text:p>310.63</text:p>
          </table:table-cell>
          <table:table-cell office:value-type="float" office:value="310.84" calcext:value-type="float">
            <text:p>310.84</text:p>
          </table:table-cell>
          <table:table-cell office:value-type="float" office:value="2922808" calcext:value-type="float">
            <text:p>2922808</text:p>
          </table:table-cell>
          <table:table-cell table:formula="of:=AVERAGE([.E449:.E498])" office:value-type="float" office:value="305.420666" calcext:value-type="float">
            <text:p>305.420666</text:p>
          </table:table-cell>
          <table:table-cell table:formula="of:=AVERAGE([.E479:.E498])" office:value-type="float" office:value="309.746065" calcext:value-type="float">
            <text:p>309.746065</text:p>
          </table:table-cell>
          <table:table-cell table:formula="of:=AVERAGE([.D449:.D498])" office:value-type="float" office:value="309.98137" calcext:value-type="float">
            <text:p>309.98137</text:p>
          </table:table-cell>
          <table:table-cell table:formula="of:=AVERAGE([.E449:.E498])" office:value-type="float" office:value="305.420666" calcext:value-type="float">
            <text:p>305.420666</text:p>
          </table:table-cell>
          <table:table-cell table:formula="of:=AVERAGE([.F399:.F498])" office:value-type="float" office:value="306.7985" calcext:value-type="float">
            <text:p>306.7985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4" calcext:value-type="date">
            <text:p>2025-12-24</text:p>
          </table:table-cell>
          <table:table-cell office:value-type="float" office:value="310.65" calcext:value-type="float">
            <text:p>310.65</text:p>
          </table:table-cell>
          <table:table-cell office:value-type="float" office:value="313.4" calcext:value-type="float">
            <text:p>313.4</text:p>
          </table:table-cell>
          <table:table-cell office:value-type="float" office:value="310.28" calcext:value-type="float">
            <text:p>310.28</text:p>
          </table:table-cell>
          <table:table-cell office:value-type="float" office:value="313.33" calcext:value-type="float">
            <text:p>313.33</text:p>
          </table:table-cell>
          <table:table-cell office:value-type="float" office:value="1011483" calcext:value-type="float">
            <text:p>1011483</text:p>
          </table:table-cell>
          <table:table-cell table:formula="of:=AVERAGE([.E450:.E499])" office:value-type="float" office:value="305.624064" calcext:value-type="float">
            <text:p>305.624064</text:p>
          </table:table-cell>
          <table:table-cell table:formula="of:=AVERAGE([.E480:.E499])" office:value-type="float" office:value="309.922565" calcext:value-type="float">
            <text:p>309.922565</text:p>
          </table:table-cell>
          <table:table-cell table:formula="of:=AVERAGE([.D450:.D499])" office:value-type="float" office:value="310.13897" calcext:value-type="float">
            <text:p>310.13897</text:p>
          </table:table-cell>
          <table:table-cell table:formula="of:=AVERAGE([.E450:.E499])" office:value-type="float" office:value="305.624064" calcext:value-type="float">
            <text:p>305.624064</text:p>
          </table:table-cell>
          <table:table-cell table:formula="of:=AVERAGE([.F400:.F499])" office:value-type="float" office:value="306.8895" calcext:value-type="float">
            <text:p>306.8895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6" calcext:value-type="date">
            <text:p>2025-12-26</text:p>
          </table:table-cell>
          <table:table-cell office:value-type="float" office:value="312.765" calcext:value-type="float">
            <text:p>312.765</text:p>
          </table:table-cell>
          <table:table-cell office:value-type="float" office:value="313.26" calcext:value-type="float">
            <text:p>313.26</text:p>
          </table:table-cell>
          <table:table-cell office:value-type="float" office:value="309.87" calcext:value-type="float">
            <text:p>309.87</text:p>
          </table:table-cell>
          <table:table-cell office:value-type="float" office:value="310.68" calcext:value-type="float">
            <text:p>310.68</text:p>
          </table:table-cell>
          <table:table-cell office:value-type="float" office:value="1308854" calcext:value-type="float">
            <text:p>1308854</text:p>
          </table:table-cell>
          <table:table-cell table:formula="of:=AVERAGE([.E451:.E500])" office:value-type="float" office:value="305.748864" calcext:value-type="float">
            <text:p>305.748864</text:p>
          </table:table-cell>
          <table:table-cell table:formula="of:=AVERAGE([.E481:.E500])" office:value-type="float" office:value="309.929835" calcext:value-type="float">
            <text:p>309.929835</text:p>
          </table:table-cell>
          <table:table-cell table:formula="of:=AVERAGE([.D451:.D500])" office:value-type="float" office:value="310.22217" calcext:value-type="float">
            <text:p>310.22217</text:p>
          </table:table-cell>
          <table:table-cell table:formula="of:=AVERAGE([.E451:.E500])" office:value-type="float" office:value="305.748864" calcext:value-type="float">
            <text:p>305.748864</text:p>
          </table:table-cell>
          <table:table-cell table:formula="of:=AVERAGE([.F401:.F500])" office:value-type="float" office:value="307.0086" calcext:value-type="float">
            <text:p>307.0086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29" calcext:value-type="date">
            <text:p>2025-12-29</text:p>
          </table:table-cell>
          <table:table-cell office:value-type="float" office:value="310.625" calcext:value-type="float">
            <text:p>310.625</text:p>
          </table:table-cell>
          <table:table-cell office:value-type="float" office:value="311.1" calcext:value-type="float">
            <text:p>311.1</text:p>
          </table:table-cell>
          <table:table-cell office:value-type="float" office:value="308.22" calcext:value-type="float">
            <text:p>308.22</text:p>
          </table:table-cell>
          <table:table-cell office:value-type="float" office:value="308.53" calcext:value-type="float">
            <text:p>308.53</text:p>
          </table:table-cell>
          <table:table-cell office:value-type="float" office:value="2148502" calcext:value-type="float">
            <text:p>2148502</text:p>
          </table:table-cell>
          <table:table-cell table:formula="of:=AVERAGE([.E452:.E501])" office:value-type="float" office:value="305.818964" calcext:value-type="float">
            <text:p>305.818964</text:p>
          </table:table-cell>
          <table:table-cell table:formula="of:=AVERAGE([.E482:.E501])" office:value-type="float" office:value="309.806335" calcext:value-type="float">
            <text:p>309.806335</text:p>
          </table:table-cell>
          <table:table-cell table:formula="of:=AVERAGE([.D452:.D501])" office:value-type="float" office:value="310.29857" calcext:value-type="float">
            <text:p>310.29857</text:p>
          </table:table-cell>
          <table:table-cell table:formula="of:=AVERAGE([.E452:.E501])" office:value-type="float" office:value="305.818964" calcext:value-type="float">
            <text:p>305.818964</text:p>
          </table:table-cell>
          <table:table-cell table:formula="of:=AVERAGE([.F402:.F501])" office:value-type="float" office:value="307.0173" calcext:value-type="float">
            <text:p>307.0173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307.75" calcext:value-type="float">
            <text:p>307.75</text:p>
          </table:table-cell>
          <table:table-cell office:value-type="float" office:value="308.64" calcext:value-type="float">
            <text:p>308.64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8.03" calcext:value-type="float">
            <text:p>308.03</text:p>
          </table:table-cell>
          <table:table-cell office:value-type="float" office:value="1678742" calcext:value-type="float">
            <text:p>1678742</text:p>
          </table:table-cell>
          <table:table-cell table:formula="of:=AVERAGE([.E453:.E502])" office:value-type="float" office:value="305.828214" calcext:value-type="float">
            <text:p>305.828214</text:p>
          </table:table-cell>
          <table:table-cell table:formula="of:=AVERAGE([.E483:.E502])" office:value-type="float" office:value="309.976335" calcext:value-type="float">
            <text:p>309.976335</text:p>
          </table:table-cell>
          <table:table-cell table:formula="of:=AVERAGE([.D453:.D502])" office:value-type="float" office:value="310.30477" calcext:value-type="float">
            <text:p>310.30477</text:p>
          </table:table-cell>
          <table:table-cell table:formula="of:=AVERAGE([.E453:.E502])" office:value-type="float" office:value="305.828214" calcext:value-type="float">
            <text:p>305.828214</text:p>
          </table:table-cell>
          <table:table-cell table:formula="of:=AVERAGE([.F403:.F502])" office:value-type="float" office:value="307.0185" calcext:value-type="float">
            <text:p>307.0185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307.59" calcext:value-type="float">
            <text:p>307.59</text:p>
          </table:table-cell>
          <table:table-cell office:value-type="float" office:value="308.21" calcext:value-type="float">
            <text:p>308.21</text:p>
          </table:table-cell>
          <table:table-cell office:value-type="float" office:value="305.35" calcext:value-type="float">
            <text:p>305.35</text:p>
          </table:table-cell>
          <table:table-cell office:value-type="float" office:value="305.63" calcext:value-type="float">
            <text:p>305.63</text:p>
          </table:table-cell>
          <table:table-cell office:value-type="float" office:value="1903701" calcext:value-type="float">
            <text:p>1903701</text:p>
          </table:table-cell>
          <table:table-cell table:formula="of:=AVERAGE([.E454:.E503])" office:value-type="float" office:value="305.818414" calcext:value-type="float">
            <text:p>305.818414</text:p>
          </table:table-cell>
          <table:table-cell table:formula="of:=AVERAGE([.E484:.E503])" office:value-type="float" office:value="310.264335" calcext:value-type="float">
            <text:p>310.264335</text:p>
          </table:table-cell>
          <table:table-cell table:formula="of:=AVERAGE([.D454:.D503])" office:value-type="float" office:value="310.294972" calcext:value-type="float">
            <text:p>310.294972</text:p>
          </table:table-cell>
          <table:table-cell table:formula="of:=AVERAGE([.E454:.E503])" office:value-type="float" office:value="305.818414" calcext:value-type="float">
            <text:p>305.818414</text:p>
          </table:table-cell>
          <table:table-cell table:formula="of:=AVERAGE([.F404:.F503])" office:value-type="float" office:value="307.0203" calcext:value-type="float">
            <text:p>307.0203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6-01-02" calcext:value-type="date">
            <text:p>2026-01-02</text:p>
          </table:table-cell>
          <table:table-cell office:value-type="float" office:value="305.5" calcext:value-type="float">
            <text:p>305.5</text:p>
          </table:table-cell>
          <table:table-cell office:value-type="float" office:value="305.55" calcext:value-type="float">
            <text:p>305.55</text:p>
          </table:table-cell>
          <table:table-cell office:value-type="float" office:value="300.2919" calcext:value-type="float">
            <text:p>300.2919</text:p>
          </table:table-cell>
          <table:table-cell office:value-type="float" office:value="303.26" calcext:value-type="float">
            <text:p>303.26</text:p>
          </table:table-cell>
          <table:table-cell office:value-type="float" office:value="3124487" calcext:value-type="float">
            <text:p>3124487</text:p>
          </table:table-cell>
          <table:table-cell table:formula="of:=AVERAGE([.E455:.E504])" office:value-type="float" office:value="305.696452" calcext:value-type="float">
            <text:p>305.696452</text:p>
          </table:table-cell>
          <table:table-cell table:formula="of:=AVERAGE([.E485:.E504])" office:value-type="float" office:value="310.17593" calcext:value-type="float">
            <text:p>310.17593</text:p>
          </table:table-cell>
          <table:table-cell table:formula="of:=AVERAGE([.D455:.D504])" office:value-type="float" office:value="310.234972" calcext:value-type="float">
            <text:p>310.234972</text:p>
          </table:table-cell>
          <table:table-cell table:formula="of:=AVERAGE([.E455:.E504])" office:value-type="float" office:value="305.696452" calcext:value-type="float">
            <text:p>305.696452</text:p>
          </table:table-cell>
          <table:table-cell table:formula="of:=AVERAGE([.F405:.F504])" office:value-type="float" office:value="307.0093" calcext:value-type="float">
            <text:p>307.0093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5" calcext:value-type="date">
            <text:p>2026-01-05</text:p>
          </table:table-cell>
          <table:table-cell office:value-type="float" office:value="301.25" calcext:value-type="float">
            <text:p>301.25</text:p>
          </table:table-cell>
          <table:table-cell office:value-type="float" office:value="302.325" calcext:value-type="float">
            <text:p>302.325</text:p>
          </table:table-cell>
          <table:table-cell office:value-type="float" office:value="299.615" calcext:value-type="float">
            <text:p>299.615</text:p>
          </table:table-cell>
          <table:table-cell office:value-type="float" office:value="299.86" calcext:value-type="float">
            <text:p>299.86</text:p>
          </table:table-cell>
          <table:table-cell office:value-type="float" office:value="4573300" calcext:value-type="float">
            <text:p>4573300</text:p>
          </table:table-cell>
          <table:table-cell table:formula="of:=AVERAGE([.E456:.E505])" office:value-type="float" office:value="305.545852" calcext:value-type="float">
            <text:p>305.545852</text:p>
          </table:table-cell>
          <table:table-cell table:formula="of:=AVERAGE([.E486:.E505])" office:value-type="float" office:value="309.79068" calcext:value-type="float">
            <text:p>309.79068</text:p>
          </table:table-cell>
          <table:table-cell table:formula="of:=AVERAGE([.D456:.D505])" office:value-type="float" office:value="310.025672" calcext:value-type="float">
            <text:p>310.025672</text:p>
          </table:table-cell>
          <table:table-cell table:formula="of:=AVERAGE([.E456:.E505])" office:value-type="float" office:value="305.545852" calcext:value-type="float">
            <text:p>305.545852</text:p>
          </table:table-cell>
          <table:table-cell table:formula="of:=AVERAGE([.F406:.F505])" office:value-type="float" office:value="306.9915" calcext:value-type="float">
            <text:p>306.9915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6" calcext:value-type="date">
            <text:p>2026-01-06</text:p>
          </table:table-cell>
          <table:table-cell office:value-type="float" office:value="299" calcext:value-type="float">
            <text:p>299</text:p>
          </table:table-cell>
          <table:table-cell office:value-type="float" office:value="304.22" calcext:value-type="float">
            <text:p>304.22</text:p>
          </table:table-cell>
          <table:table-cell office:value-type="float" office:value="298.33" calcext:value-type="float">
            <text:p>298.33</text:p>
          </table:table-cell>
          <table:table-cell office:value-type="float" office:value="302.77" calcext:value-type="float">
            <text:p>302.77</text:p>
          </table:table-cell>
          <table:table-cell office:value-type="float" office:value="3769102" calcext:value-type="float">
            <text:p>3769102</text:p>
          </table:table-cell>
          <table:table-cell table:formula="of:=AVERAGE([.E457:.E506])" office:value-type="float" office:value="305.388052" calcext:value-type="float">
            <text:p>305.388052</text:p>
          </table:table-cell>
          <table:table-cell table:formula="of:=AVERAGE([.E487:.E506])" office:value-type="float" office:value="309.29718" calcext:value-type="float">
            <text:p>309.29718</text:p>
          </table:table-cell>
          <table:table-cell table:formula="of:=AVERAGE([.D457:.D506])" office:value-type="float" office:value="309.870672" calcext:value-type="float">
            <text:p>309.870672</text:p>
          </table:table-cell>
          <table:table-cell table:formula="of:=AVERAGE([.E457:.E506])" office:value-type="float" office:value="305.388052" calcext:value-type="float">
            <text:p>305.388052</text:p>
          </table:table-cell>
          <table:table-cell table:formula="of:=AVERAGE([.F407:.F506])" office:value-type="float" office:value="306.9685" calcext:value-type="float">
            <text:p>306.9685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7" calcext:value-type="date">
            <text:p>2026-01-07</text:p>
          </table:table-cell>
          <table:table-cell office:value-type="float" office:value="305.325" calcext:value-type="float">
            <text:p>305.325</text:p>
          </table:table-cell>
          <table:table-cell office:value-type="float" office:value="307" calcext:value-type="float">
            <text:p>307</text:p>
          </table:table-cell>
          <table:table-cell office:value-type="float" office:value="303.31" calcext:value-type="float">
            <text:p>303.31</text:p>
          </table:table-cell>
          <table:table-cell office:value-type="float" office:value="304.16" calcext:value-type="float">
            <text:p>304.16</text:p>
          </table:table-cell>
          <table:table-cell office:value-type="float" office:value="4100536" calcext:value-type="float">
            <text:p>4100536</text:p>
          </table:table-cell>
          <table:table-cell table:formula="of:=AVERAGE([.E458:.E507])" office:value-type="float" office:value="305.353948" calcext:value-type="float">
            <text:p>305.353948</text:p>
          </table:table-cell>
          <table:table-cell table:formula="of:=AVERAGE([.E488:.E507])" office:value-type="float" office:value="309.01018" calcext:value-type="float">
            <text:p>309.01018</text:p>
          </table:table-cell>
          <table:table-cell table:formula="of:=AVERAGE([.D458:.D507])" office:value-type="float" office:value="309.856672" calcext:value-type="float">
            <text:p>309.856672</text:p>
          </table:table-cell>
          <table:table-cell table:formula="of:=AVERAGE([.E458:.E507])" office:value-type="float" office:value="305.353948" calcext:value-type="float">
            <text:p>305.353948</text:p>
          </table:table-cell>
          <table:table-cell table:formula="of:=AVERAGE([.F408:.F507])" office:value-type="float" office:value="306.9206" calcext:value-type="float">
            <text:p>306.9206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8" calcext:value-type="date">
            <text:p>2026-01-08</text:p>
          </table:table-cell>
          <table:table-cell office:value-type="float" office:value="302.655" calcext:value-type="float">
            <text:p>302.655</text:p>
          </table:table-cell>
          <table:table-cell office:value-type="float" office:value="309" calcext:value-type="float">
            <text:p>309</text:p>
          </table:table-cell>
          <table:table-cell office:value-type="float" office:value="302.63" calcext:value-type="float">
            <text:p>302.63</text:p>
          </table:table-cell>
          <table:table-cell office:value-type="float" office:value="308.88" calcext:value-type="float">
            <text:p>308.88</text:p>
          </table:table-cell>
          <table:table-cell office:value-type="float" office:value="3268280" calcext:value-type="float">
            <text:p>3268280</text:p>
          </table:table-cell>
          <table:table-cell table:formula="of:=AVERAGE([.E459:.E508])" office:value-type="float" office:value="305.299748" calcext:value-type="float">
            <text:p>305.299748</text:p>
          </table:table-cell>
          <table:table-cell table:formula="of:=AVERAGE([.E489:.E508])" office:value-type="float" office:value="308.72068" calcext:value-type="float">
            <text:p>308.72068</text:p>
          </table:table-cell>
          <table:table-cell table:formula="of:=AVERAGE([.D459:.D508])" office:value-type="float" office:value="309.834872" calcext:value-type="float">
            <text:p>309.834872</text:p>
          </table:table-cell>
          <table:table-cell table:formula="of:=AVERAGE([.E459:.E508])" office:value-type="float" office:value="305.299748" calcext:value-type="float">
            <text:p>305.299748</text:p>
          </table:table-cell>
          <table:table-cell table:formula="of:=AVERAGE([.F409:.F508])" office:value-type="float" office:value="306.9201" calcext:value-type="float">
            <text:p>306.9201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9" calcext:value-type="date">
            <text:p>2026-01-09</text:p>
          </table:table-cell>
          <table:table-cell office:value-type="float" office:value="309.04" calcext:value-type="float">
            <text:p>309.04</text:p>
          </table:table-cell>
          <table:table-cell office:value-type="float" office:value="309.52" calcext:value-type="float">
            <text:p>309.52</text:p>
          </table:table-cell>
          <table:table-cell office:value-type="float" office:value="304.6" calcext:value-type="float">
            <text:p>304.6</text:p>
          </table:table-cell>
          <table:table-cell office:value-type="float" office:value="307.32" calcext:value-type="float">
            <text:p>307.32</text:p>
          </table:table-cell>
          <table:table-cell office:value-type="float" office:value="2971973" calcext:value-type="float">
            <text:p>2971973</text:p>
          </table:table-cell>
          <table:table-cell table:formula="of:=AVERAGE([.E460:.E509])" office:value-type="float" office:value="305.265248" calcext:value-type="float">
            <text:p>305.265248</text:p>
          </table:table-cell>
          <table:table-cell table:formula="of:=AVERAGE([.E490:.E509])" office:value-type="float" office:value="308.65018" calcext:value-type="float">
            <text:p>308.65018</text:p>
          </table:table-cell>
          <table:table-cell table:formula="of:=AVERAGE([.D460:.D509])" office:value-type="float" office:value="309.813672" calcext:value-type="float">
            <text:p>309.813672</text:p>
          </table:table-cell>
          <table:table-cell table:formula="of:=AVERAGE([.E460:.E509])" office:value-type="float" office:value="305.265248" calcext:value-type="float">
            <text:p>305.265248</text:p>
          </table:table-cell>
          <table:table-cell table:formula="of:=AVERAGE([.F410:.F509])" office:value-type="float" office:value="306.9063" calcext:value-type="float">
            <text:p>306.906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2" calcext:value-type="date">
            <text:p>2026-01-12</text:p>
          </table:table-cell>
          <table:table-cell office:value-type="float" office:value="307.44" calcext:value-type="float">
            <text:p>307.44</text:p>
          </table:table-cell>
          <table:table-cell office:value-type="float" office:value="307.48" calcext:value-type="float">
            <text:p>307.48</text:p>
          </table:table-cell>
          <table:table-cell office:value-type="float" office:value="304.17" calcext:value-type="float">
            <text:p>304.17</text:p>
          </table:table-cell>
          <table:table-cell office:value-type="float" office:value="306.75" calcext:value-type="float">
            <text:p>306.75</text:p>
          </table:table-cell>
          <table:table-cell office:value-type="float" office:value="3206608" calcext:value-type="float">
            <text:p>3206608</text:p>
          </table:table-cell>
          <table:table-cell table:formula="of:=AVERAGE([.E461:.E510])" office:value-type="float" office:value="305.324348" calcext:value-type="float">
            <text:p>305.324348</text:p>
          </table:table-cell>
          <table:table-cell table:formula="of:=AVERAGE([.E491:.E510])" office:value-type="float" office:value="308.40568" calcext:value-type="float">
            <text:p>308.40568</text:p>
          </table:table-cell>
          <table:table-cell table:formula="of:=AVERAGE([.D461:.D510])" office:value-type="float" office:value="309.867672" calcext:value-type="float">
            <text:p>309.867672</text:p>
          </table:table-cell>
          <table:table-cell table:formula="of:=AVERAGE([.E461:.E510])" office:value-type="float" office:value="305.324348" calcext:value-type="float">
            <text:p>305.324348</text:p>
          </table:table-cell>
          <table:table-cell table:formula="of:=AVERAGE([.F411:.F510])" office:value-type="float" office:value="306.8645" calcext:value-type="float">
            <text:p>306.864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3" calcext:value-type="date">
            <text:p>2026-01-13</text:p>
          </table:table-cell>
          <table:table-cell office:value-type="float" office:value="305.45" calcext:value-type="float">
            <text:p>305.45</text:p>
          </table:table-cell>
          <table:table-cell office:value-type="float" office:value="309.66" calcext:value-type="float">
            <text:p>309.66</text:p>
          </table:table-cell>
          <table:table-cell office:value-type="float" office:value="305.2" calcext:value-type="float">
            <text:p>305.2</text:p>
          </table:table-cell>
          <table:table-cell office:value-type="float" office:value="309.44" calcext:value-type="float">
            <text:p>309.44</text:p>
          </table:table-cell>
          <table:table-cell office:value-type="float" office:value="2967887" calcext:value-type="float">
            <text:p>2967887</text:p>
          </table:table-cell>
          <table:table-cell table:formula="of:=AVERAGE([.E462:.E511])" office:value-type="float" office:value="305.426264" calcext:value-type="float">
            <text:p>305.426264</text:p>
          </table:table-cell>
          <table:table-cell table:formula="of:=AVERAGE([.E492:.E511])" office:value-type="float" office:value="308.147345" calcext:value-type="float">
            <text:p>308.147345</text:p>
          </table:table-cell>
          <table:table-cell table:formula="of:=AVERAGE([.D462:.D511])" office:value-type="float" office:value="309.973072" calcext:value-type="float">
            <text:p>309.973072</text:p>
          </table:table-cell>
          <table:table-cell table:formula="of:=AVERAGE([.E462:.E511])" office:value-type="float" office:value="305.426264" calcext:value-type="float">
            <text:p>305.426264</text:p>
          </table:table-cell>
          <table:table-cell table:formula="of:=AVERAGE([.F412:.F511])" office:value-type="float" office:value="306.8281" calcext:value-type="float">
            <text:p>306.828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309.45" calcext:value-type="float">
            <text:p>309.45</text:p>
          </table:table-cell>
          <table:table-cell office:value-type="float" office:value="311.18" calcext:value-type="float">
            <text:p>311.18</text:p>
          </table:table-cell>
          <table:table-cell office:value-type="float" office:value="305.93" calcext:value-type="float">
            <text:p>305.93</text:p>
          </table:table-cell>
          <table:table-cell office:value-type="float" office:value="308.13" calcext:value-type="float">
            <text:p>308.13</text:p>
          </table:table-cell>
          <table:table-cell office:value-type="float" office:value="2949126" calcext:value-type="float">
            <text:p>2949126</text:p>
          </table:table-cell>
          <table:table-cell table:formula="of:=AVERAGE([.E463:.E512])" office:value-type="float" office:value="305.604864" calcext:value-type="float">
            <text:p>305.604864</text:p>
          </table:table-cell>
          <table:table-cell table:formula="of:=AVERAGE([.E493:.E512])" office:value-type="float" office:value="307.653845" calcext:value-type="float">
            <text:p>307.653845</text:p>
          </table:table-cell>
          <table:table-cell table:formula="of:=AVERAGE([.D463:.D512])" office:value-type="float" office:value="310.182472" calcext:value-type="float">
            <text:p>310.182472</text:p>
          </table:table-cell>
          <table:table-cell table:formula="of:=AVERAGE([.E463:.E512])" office:value-type="float" office:value="305.604864" calcext:value-type="float">
            <text:p>305.604864</text:p>
          </table:table-cell>
          <table:table-cell table:formula="of:=AVERAGE([.F413:.F512])" office:value-type="float" office:value="306.7772" calcext:value-type="float">
            <text:p>306.777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5" calcext:value-type="date">
            <text:p>2026-01-15</text:p>
          </table:table-cell>
          <table:table-cell office:value-type="float" office:value="307.18" calcext:value-type="float">
            <text:p>307.18</text:p>
          </table:table-cell>
          <table:table-cell office:value-type="float" office:value="308.93" calcext:value-type="float">
            <text:p>308.93</text:p>
          </table:table-cell>
          <table:table-cell office:value-type="float" office:value="303.8" calcext:value-type="float">
            <text:p>303.8</text:p>
          </table:table-cell>
          <table:table-cell office:value-type="float" office:value="308.62" calcext:value-type="float">
            <text:p>308.62</text:p>
          </table:table-cell>
          <table:table-cell office:value-type="float" office:value="3189620" calcext:value-type="float">
            <text:p>3189620</text:p>
          </table:table-cell>
          <table:table-cell table:formula="of:=AVERAGE([.E464:.E513])" office:value-type="float" office:value="305.792164" calcext:value-type="float">
            <text:p>305.792164</text:p>
          </table:table-cell>
          <table:table-cell table:formula="of:=AVERAGE([.E494:.E513])" office:value-type="float" office:value="307.128345" calcext:value-type="float">
            <text:p>307.128345</text:p>
          </table:table-cell>
          <table:table-cell table:formula="of:=AVERAGE([.D464:.D513])" office:value-type="float" office:value="310.402672" calcext:value-type="float">
            <text:p>310.402672</text:p>
          </table:table-cell>
          <table:table-cell table:formula="of:=AVERAGE([.E464:.E513])" office:value-type="float" office:value="305.792164" calcext:value-type="float">
            <text:p>305.792164</text:p>
          </table:table-cell>
          <table:table-cell table:formula="of:=AVERAGE([.F414:.F513])" office:value-type="float" office:value="306.7227" calcext:value-type="float">
            <text:p>306.722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306.89" calcext:value-type="float">
            <text:p>306.89</text:p>
          </table:table-cell>
          <table:table-cell office:value-type="float" office:value="308.525" calcext:value-type="float">
            <text:p>308.525</text:p>
          </table:table-cell>
          <table:table-cell office:value-type="float" office:value="305.84" calcext:value-type="float">
            <text:p>305.84</text:p>
          </table:table-cell>
          <table:table-cell office:value-type="float" office:value="307.43" calcext:value-type="float">
            <text:p>307.43</text:p>
          </table:table-cell>
          <table:table-cell office:value-type="float" office:value="2590593" calcext:value-type="float">
            <text:p>2590593</text:p>
          </table:table-cell>
          <table:table-cell table:formula="of:=AVERAGE([.E465:.E514])" office:value-type="float" office:value="305.980564" calcext:value-type="float">
            <text:p>305.980564</text:p>
          </table:table-cell>
          <table:table-cell table:formula="of:=AVERAGE([.E495:.E514])" office:value-type="float" office:value="306.670345" calcext:value-type="float">
            <text:p>306.670345</text:p>
          </table:table-cell>
          <table:table-cell table:formula="of:=AVERAGE([.D465:.D514])" office:value-type="float" office:value="310.578172" calcext:value-type="float">
            <text:p>310.578172</text:p>
          </table:table-cell>
          <table:table-cell table:formula="of:=AVERAGE([.E465:.E514])" office:value-type="float" office:value="305.980564" calcext:value-type="float">
            <text:p>305.980564</text:p>
          </table:table-cell>
          <table:table-cell table:formula="of:=AVERAGE([.F415:.F514])" office:value-type="float" office:value="306.6626" calcext:value-type="float">
            <text:p>306.6626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0" calcext:value-type="date">
            <text:p>2026-01-20</text:p>
          </table:table-cell>
          <table:table-cell office:value-type="float" office:value="306.36" calcext:value-type="float">
            <text:p>306.36</text:p>
          </table:table-cell>
          <table:table-cell office:value-type="float" office:value="306.55" calcext:value-type="float">
            <text:p>306.55</text:p>
          </table:table-cell>
          <table:table-cell office:value-type="float" office:value="302.45" calcext:value-type="float">
            <text:p>302.45</text:p>
          </table:table-cell>
          <table:table-cell office:value-type="float" office:value="302.84" calcext:value-type="float">
            <text:p>302.84</text:p>
          </table:table-cell>
          <table:table-cell office:value-type="float" office:value="3017998" calcext:value-type="float">
            <text:p>3017998</text:p>
          </table:table-cell>
          <table:table-cell table:formula="of:=AVERAGE([.E466:.E515])" office:value-type="float" office:value="306.045364" calcext:value-type="float">
            <text:p>306.045364</text:p>
          </table:table-cell>
          <table:table-cell table:formula="of:=AVERAGE([.E496:.E515])" office:value-type="float" office:value="305.875345" calcext:value-type="float">
            <text:p>305.875345</text:p>
          </table:table-cell>
          <table:table-cell table:formula="of:=AVERAGE([.D466:.D515])" office:value-type="float" office:value="310.505772" calcext:value-type="float">
            <text:p>310.505772</text:p>
          </table:table-cell>
          <table:table-cell table:formula="of:=AVERAGE([.E466:.E515])" office:value-type="float" office:value="306.045364" calcext:value-type="float">
            <text:p>306.045364</text:p>
          </table:table-cell>
          <table:table-cell table:formula="of:=AVERAGE([.F416:.F515])" office:value-type="float" office:value="306.5616" calcext:value-type="float">
            <text:p>306.5616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1" calcext:value-type="date">
            <text:p>2026-01-21</text:p>
          </table:table-cell>
          <table:table-cell office:value-type="float" office:value="303.38" calcext:value-type="float">
            <text:p>303.38</text:p>
          </table:table-cell>
          <table:table-cell office:value-type="float" office:value="305.71" calcext:value-type="float">
            <text:p>305.71</text:p>
          </table:table-cell>
          <table:table-cell office:value-type="float" office:value="303.14" calcext:value-type="float">
            <text:p>303.14</text:p>
          </table:table-cell>
          <table:table-cell office:value-type="float" office:value="305.69" calcext:value-type="float">
            <text:p>305.69</text:p>
          </table:table-cell>
          <table:table-cell office:value-type="float" office:value="3630850" calcext:value-type="float">
            <text:p>3630850</text:p>
          </table:table-cell>
          <table:table-cell table:formula="of:=AVERAGE([.E467:.E516])" office:value-type="float" office:value="306.157964" calcext:value-type="float">
            <text:p>306.157964</text:p>
          </table:table-cell>
          <table:table-cell table:formula="of:=AVERAGE([.E497:.E516])" office:value-type="float" office:value="305.244845" calcext:value-type="float">
            <text:p>305.244845</text:p>
          </table:table-cell>
          <table:table-cell table:formula="of:=AVERAGE([.D467:.D516])" office:value-type="float" office:value="310.491772" calcext:value-type="float">
            <text:p>310.491772</text:p>
          </table:table-cell>
          <table:table-cell table:formula="of:=AVERAGE([.E467:.E516])" office:value-type="float" office:value="306.157964" calcext:value-type="float">
            <text:p>306.157964</text:p>
          </table:table-cell>
          <table:table-cell table:formula="of:=AVERAGE([.F417:.F516])" office:value-type="float" office:value="306.5042" calcext:value-type="float">
            <text:p>306.5042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2" calcext:value-type="date">
            <text:p>2026-01-22</text:p>
          </table:table-cell>
          <table:table-cell office:value-type="float" office:value="306" calcext:value-type="float">
            <text:p>306</text:p>
          </table:table-cell>
          <table:table-cell office:value-type="float" office:value="307.63" calcext:value-type="float">
            <text:p>307.63</text:p>
          </table:table-cell>
          <table:table-cell office:value-type="float" office:value="304.95" calcext:value-type="float">
            <text:p>304.95</text:p>
          </table:table-cell>
          <table:table-cell office:value-type="float" office:value="306.03" calcext:value-type="float">
            <text:p>306.03</text:p>
          </table:table-cell>
          <table:table-cell office:value-type="float" office:value="2809356" calcext:value-type="float">
            <text:p>2809356</text:p>
          </table:table-cell>
          <table:table-cell table:formula="of:=AVERAGE([.E468:.E517])" office:value-type="float" office:value="306.290364" calcext:value-type="float">
            <text:p>306.290364</text:p>
          </table:table-cell>
          <table:table-cell table:formula="of:=AVERAGE([.E498:.E517])" office:value-type="float" office:value="304.768845" calcext:value-type="float">
            <text:p>304.768845</text:p>
          </table:table-cell>
          <table:table-cell table:formula="of:=AVERAGE([.D468:.D517])" office:value-type="float" office:value="310.593372" calcext:value-type="float">
            <text:p>310.593372</text:p>
          </table:table-cell>
          <table:table-cell table:formula="of:=AVERAGE([.E468:.E517])" office:value-type="float" office:value="306.290364" calcext:value-type="float">
            <text:p>306.290364</text:p>
          </table:table-cell>
          <table:table-cell table:formula="of:=AVERAGE([.F418:.F517])" office:value-type="float" office:value="306.4423" calcext:value-type="float">
            <text:p>306.4423</text:p>
          </table:table-cell>
        </table:table-row>
        <table:table-row table:style-name="ro1">
          <table:table-cell table:style-name="Default"/>
          <table:table-cell office:value-type="date" office:date-value="2026-01-23" calcext:value-type="date">
            <text:p>2026-01-23</text:p>
          </table:table-cell>
          <table:table-cell office:value-type="float" office:value="306" calcext:value-type="float">
            <text:p>306</text:p>
          </table:table-cell>
          <table:table-cell office:value-type="float" office:value="309.51" calcext:value-type="float">
            <text:p>309.51</text:p>
          </table:table-cell>
          <table:table-cell office:value-type="float" office:value="305.36" calcext:value-type="float">
            <text:p>305.36</text:p>
          </table:table-cell>
          <table:table-cell office:value-type="float" office:value="309.25" calcext:value-type="float">
            <text:p>309.25</text:p>
          </table:table-cell>
          <table:table-cell office:value-type="float" office:value="2350223" calcext:value-type="float">
            <text:p>2350223</text:p>
          </table:table-cell>
          <table:table-cell table:formula="of:=AVERAGE([.E469:.E518])" office:value-type="float" office:value="306.476764" calcext:value-type="float">
            <text:p>306.476764</text:p>
          </table:table-cell>
          <table:table-cell table:formula="of:=AVERAGE([.E499:.E518])" office:value-type="float" office:value="304.505345" calcext:value-type="float">
            <text:p>304.505345</text:p>
          </table:table-cell>
          <table:table-cell table:formula="of:=AVERAGE([.D469:.D518])" office:value-type="float" office:value="310.783172" calcext:value-type="float">
            <text:p>310.783172</text:p>
          </table:table-cell>
          <table:table-cell table:formula="of:=AVERAGE([.E469:.E518])" office:value-type="float" office:value="306.476764" calcext:value-type="float">
            <text:p>306.476764</text:p>
          </table:table-cell>
          <table:table-cell table:formula="of:=AVERAGE([.F419:.F518])" office:value-type="float" office:value="306.3994" calcext:value-type="float">
            <text:p>306.3994</text:p>
          </table:table-cell>
        </table:table-row>
      </table:table>
      <table:table table:name="Pivot Table_MCD_1" table:style-name="ta1">
        <table:table-column table:style-name="co1" table:default-cell-style-name="ce9"/>
        <table:table-column table:style-name="co3" table:default-cell-style-name="ce22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Week Start</text:p>
          </table:table-cell>
          <table:table-cell table:style-name="ce20" office:value-type="string" calcext:value-type="string">
            <text:p>Average - Clos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3"/>
        </table:table-row>
        <table:table-row table:style-name="ro1">
          <table:table-cell table:style-name="ce8" office:value-type="date" office:date-value="2024-01-01" calcext:value-type="date">
            <text:p>2024-01-01</text:p>
          </table:table-cell>
          <table:table-cell table:style-name="ce21" office:value-type="float" office:value="293.04" calcext:value-type="float">
            <text:p>293.04</text:p>
          </table:table-cell>
          <table:table-cell table:number-columns-repeated="4"/>
          <table:table-cell table:style-name="ce27" office:value-type="string" calcext:value-type="string">
            <text:p>Type</text:p>
          </table:table-cell>
          <table:table-cell table:style-name="ce29" office:value-type="string" calcext:value-type="string">
            <text:p>Statistics </text:p>
          </table:table-cell>
          <table:table-cell table:style-name="ce31" office:value-type="string" calcext:value-type="string">
            <text:p>Value</text:p>
          </table:table-cell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292.896" calcext:value-type="float">
            <text:p>292.896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lpha</text:p>
          </table:table-cell>
          <table:table-cell table:style-name="ce32" table:formula="of:=COM.MICROSOFT.FORECAST.ETS.STAT([.B$2:.B$109];[.A$2:.A$109];[.G3];1;1;1)" office:value-type="float" office:value="0.9482421875" calcext:value-type="float">
            <text:p>0.9482421875</text:p>
          </table:table-cell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294.285" calcext:value-type="float">
            <text:p>294.285</text:p>
          </table:table-cell>
          <table:table-cell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Gamma</text:p>
          </table:table-cell>
          <table:table-cell table:style-name="ce32" table:formula="of:=COM.MICROSOFT.FORECAST.ETS.STAT([.B$2:.B$109];[.A$2:.A$109];[.G4];1;1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297.674" calcext:value-type="float">
            <text:p>297.674</text:p>
          </table:table-cell>
          <table:table-cell table:number-columns-repeated="4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Beta</text:p>
          </table:table-cell>
          <table:table-cell table:style-name="ce32" table:formula="of:=COM.MICROSOFT.FORECAST.ETS.STAT([.B$2:.B$109];[.A$2:.A$109];[.G5];1;1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294.962" calcext:value-type="float">
            <text:p>294.962</text:p>
          </table:table-cell>
          <table:table-cell table:number-columns-repeated="4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ASE</text:p>
          </table:table-cell>
          <table:table-cell table:style-name="ce32" table:formula="of:=COM.MICROSOFT.FORECAST.ETS.STAT([.B$2:.B$109];[.A$2:.A$109];[.G6];1;1;1)" office:value-type="float" office:value="0.76345064446338" calcext:value-type="float">
            <text:p>0.76345064446338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287.87" calcext:value-type="float">
            <text:p>287.87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MAPE</text:p>
          </table:table-cell>
          <table:table-cell table:style-name="ce32" table:formula="of:=COM.MICROSOFT.FORECAST.ETS.STAT([.B$2:.B$109];[.A$2:.A$109];[.G7];1;1;1)" office:value-type="float" office:value="0.0109669172565253" calcext:value-type="float">
            <text:p>0.0109669172565253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289.72" calcext:value-type="float">
            <text:p>289.72</text:p>
          </table:table-cell>
          <table:table-cell table:number-columns-repeated="4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MAE</text:p>
          </table:table-cell>
          <table:table-cell table:style-name="ce32" table:formula="of:=COM.MICROSOFT.FORECAST.ETS.STAT([.B$2:.B$109];[.A$2:.A$109];[.G8];1;1;1)" office:value-type="float" office:value="3.32601354600395" calcext:value-type="float">
            <text:p>3.32601354600395</text:p>
          </table:table-cell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float" office:value="295.0575" calcext:value-type="float">
            <text:p>295.0575</text:p>
          </table:table-cell>
          <table:table-cell table:number-columns-repeated="4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RMSE</text:p>
          </table:table-cell>
          <table:table-cell table:style-name="ce32" table:formula="of:=COM.MICROSOFT.FORECAST.ETS.STAT([.B$2:.B$109];[.A$2:.A$109];[.G9];1;1;1)" office:value-type="float" office:value="6.04846451651294" calcext:value-type="float">
            <text:p>6.04846451651294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293.816" calcext:value-type="float">
            <text:p>293.816</text:p>
          </table:table-cell>
          <table:table-cell table:number-columns-repeated="4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stepsize</text:p>
          </table:table-cell>
          <table:table-cell table:style-name="ce32" table:formula="of:=COM.MICROSOFT.FORECAST.ETS.STAT([.B$2:.B$109];[.A$2:.A$109];[.G10];1;1;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292.014" calcext:value-type="float">
            <text:p>292.014</text:p>
          </table:table-cell>
          <table:table-cell table:number-columns-repeated="4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samples in period</text:p>
          </table:table-cell>
          <table:table-cell table:style-name="ce32" table:formula="of:=COM.MICROSOFT.FORECAST.ETS.STAT([.B$2:.B$109];[.A$2:.A$109];[.G11];1;1;1)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286.572" calcext:value-type="float">
            <text:p>286.572</text:p>
          </table:table-cell>
          <table:table-cell table:number-columns-repeated="7"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282.412" calcext:value-type="float">
            <text:p>282.412</text:p>
          </table:table-cell>
          <table:table-cell table:number-columns-repeated="7"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280.3025" calcext:value-type="float">
            <text:p>280.3025</text:p>
          </table:table-cell>
          <table:table-cell table:number-columns-repeated="7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74.056" calcext:value-type="float">
            <text:p>274.056</text:p>
          </table:table-cell>
          <table:table-cell table:number-columns-repeated="7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68.336" calcext:value-type="float">
            <text:p>268.336</text:p>
          </table:table-cell>
          <table:table-cell table:number-columns-repeated="7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68.9" calcext:value-type="float">
            <text:p>268.9</text:p>
          </table:table-cell>
          <table:table-cell table:number-columns-repeated="7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75.58" calcext:value-type="float">
            <text:p>275.58</text:p>
          </table:table-cell>
          <table:table-cell table:number-columns-repeated="7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72.924" calcext:value-type="float">
            <text:p>272.924</text:p>
          </table:table-cell>
          <table:table-cell table:number-columns-repeated="7"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269.648" calcext:value-type="float">
            <text:p>269.648</text:p>
          </table:table-cell>
          <table:table-cell table:number-columns-repeated="7"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272.348" calcext:value-type="float">
            <text:p>272.348</text:p>
          </table:table-cell>
          <table:table-cell table:number-columns-repeated="7"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263.11" calcext:value-type="float">
            <text:p>263.11</text:p>
          </table:table-cell>
          <table:table-cell table:number-columns-repeated="7"/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float" office:value="253.4675" calcext:value-type="float">
            <text:p>253.4675</text:p>
          </table:table-cell>
          <table:table-cell table:number-columns-repeated="7"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259.878" calcext:value-type="float">
            <text:p>259.878</text:p>
          </table:table-cell>
          <table:table-cell table:number-columns-repeated="7"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253.97" calcext:value-type="float">
            <text:p>253.97</text:p>
          </table:table-cell>
          <table:table-cell table:number-columns-repeated="7"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254.3725" calcext:value-type="float">
            <text:p>254.3725</text:p>
          </table:table-cell>
          <table:table-cell table:number-columns-repeated="7"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257.72" calcext:value-type="float">
            <text:p>257.72</text:p>
          </table:table-cell>
          <table:table-cell table:number-columns-repeated="7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249.7175" calcext:value-type="float">
            <text:p>249.7175</text:p>
          </table:table-cell>
          <table:table-cell table:number-columns-repeated="7"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250.572" calcext:value-type="float">
            <text:p>250.572</text:p>
          </table:table-cell>
          <table:table-cell table:number-columns-repeated="7"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257.32" calcext:value-type="float">
            <text:p>257.32</text:p>
          </table:table-cell>
          <table:table-cell table:number-columns-repeated="7"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254.084" calcext:value-type="float">
            <text:p>254.084</text:p>
          </table:table-cell>
          <table:table-cell table:number-columns-repeated="7"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267.74" calcext:value-type="float">
            <text:p>267.74</text:p>
          </table:table-cell>
          <table:table-cell table:number-columns-repeated="7"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269.396" calcext:value-type="float">
            <text:p>269.396</text:p>
          </table:table-cell>
          <table:table-cell table:number-columns-repeated="7"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272.856" calcext:value-type="float">
            <text:p>272.856</text:p>
          </table:table-cell>
          <table:table-cell table:number-columns-repeated="7"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288.324" calcext:value-type="float">
            <text:p>288.324</text:p>
          </table:table-cell>
          <table:table-cell table:number-columns-repeated="7"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288.378" calcext:value-type="float">
            <text:p>288.378</text:p>
          </table:table-cell>
          <table:table-cell table:number-columns-repeated="7"/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float" office:value="287.7575" calcext:value-type="float">
            <text:p>287.7575</text:p>
          </table:table-cell>
          <table:table-cell table:number-columns-repeated="7"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292.334" calcext:value-type="float">
            <text:p>292.334</text:p>
          </table:table-cell>
          <table:table-cell table:number-columns-repeated="7"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294.63" calcext:value-type="float">
            <text:p>294.63</text:p>
          </table:table-cell>
          <table:table-cell table:number-columns-repeated="7"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301.428" calcext:value-type="float">
            <text:p>301.428</text:p>
          </table:table-cell>
          <table:table-cell table:number-columns-repeated="7"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303.692" calcext:value-type="float">
            <text:p>303.692</text:p>
          </table:table-cell>
          <table:table-cell table:number-columns-repeated="7"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303.132" calcext:value-type="float">
            <text:p>303.132</text:p>
          </table:table-cell>
          <table:table-cell table:number-columns-repeated="7"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313.472" calcext:value-type="float">
            <text:p>313.472</text:p>
          </table:table-cell>
          <table:table-cell table:number-columns-repeated="7"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304.468" calcext:value-type="float">
            <text:p>304.468</text:p>
          </table:table-cell>
          <table:table-cell table:number-columns-repeated="7"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294.126" calcext:value-type="float">
            <text:p>294.126</text:p>
          </table:table-cell>
          <table:table-cell table:number-columns-repeated="7"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295.56" calcext:value-type="float">
            <text:p>295.56</text:p>
          </table:table-cell>
          <table:table-cell table:number-columns-repeated="7"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297.744" calcext:value-type="float">
            <text:p>297.744</text:p>
          </table:table-cell>
          <table:table-cell table:number-columns-repeated="7"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290.298" calcext:value-type="float">
            <text:p>290.298</text:p>
          </table:table-cell>
          <table:table-cell table:number-columns-repeated="7"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295.9025" calcext:value-type="float">
            <text:p>295.9025</text:p>
          </table:table-cell>
          <table:table-cell table:number-columns-repeated="7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296.096" calcext:value-type="float">
            <text:p>296.096</text:p>
          </table:table-cell>
          <table:table-cell table:number-columns-repeated="7"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298.282" calcext:value-type="float">
            <text:p>298.282</text:p>
          </table:table-cell>
          <table:table-cell table:number-columns-repeated="7"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293.516" calcext:value-type="float">
            <text:p>293.516</text:p>
          </table:table-cell>
          <table:table-cell table:number-columns-repeated="7"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293.425" calcext:value-type="float">
            <text:p>293.425</text:p>
          </table:table-cell>
          <table:table-cell table:number-columns-repeated="7"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291.695" calcext:value-type="float">
            <text:p>291.695</text:p>
          </table:table-cell>
          <table:table-cell table:number-columns-repeated="7"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287.6825" calcext:value-type="float">
            <text:p>287.6825</text:p>
          </table:table-cell>
          <table:table-cell table:number-columns-repeated="7"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281.64" calcext:value-type="float">
            <text:p>281.64</text:p>
          </table:table-cell>
          <table:table-cell table:number-columns-repeated="7"/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283.4625" calcext:value-type="float">
            <text:p>283.4625</text:p>
          </table:table-cell>
          <table:table-cell table:number-columns-repeated="7"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290.674" calcext:value-type="float">
            <text:p>290.674</text:p>
          </table:table-cell>
          <table:table-cell table:number-columns-repeated="7"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291.462" calcext:value-type="float">
            <text:p>291.462</text:p>
          </table:table-cell>
          <table:table-cell table:number-columns-repeated="7"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308.96" calcext:value-type="float">
            <text:p>308.96</text:p>
          </table:table-cell>
          <table:table-cell table:number-columns-repeated="7"/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303.6575" calcext:value-type="float">
            <text:p>303.6575</text:p>
          </table:table-cell>
          <table:table-cell table:number-columns-repeated="7"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308.168" calcext:value-type="float">
            <text:p>308.168</text:p>
          </table:table-cell>
          <table:table-cell table:number-columns-repeated="7"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309.834" calcext:value-type="float">
            <text:p>309.834</text:p>
          </table:table-cell>
          <table:table-cell table:number-columns-repeated="7"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304.148" calcext:value-type="float">
            <text:p>304.148</text:p>
          </table:table-cell>
          <table:table-cell table:number-columns-repeated="7"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305.386" calcext:value-type="float">
            <text:p>305.386</text:p>
          </table:table-cell>
          <table:table-cell table:number-columns-repeated="7"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309.19" calcext:value-type="float">
            <text:p>309.19</text:p>
          </table:table-cell>
          <table:table-cell table:number-columns-repeated="7"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311.192" calcext:value-type="float">
            <text:p>311.192</text:p>
          </table:table-cell>
          <table:table-cell table:number-columns-repeated="7"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304.072" calcext:value-type="float">
            <text:p>304.072</text:p>
          </table:table-cell>
          <table:table-cell table:number-columns-repeated="7"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312.2375" calcext:value-type="float">
            <text:p>312.2375</text:p>
          </table:table-cell>
          <table:table-cell table:number-columns-repeated="7"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315.848" calcext:value-type="float">
            <text:p>315.848</text:p>
          </table:table-cell>
          <table:table-cell table:number-columns-repeated="7"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315.312" calcext:value-type="float">
            <text:p>315.312</text:p>
          </table:table-cell>
          <table:table-cell table:number-columns-repeated="7"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315.562" calcext:value-type="float">
            <text:p>315.562</text:p>
          </table:table-cell>
          <table:table-cell table:number-columns-repeated="7"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312.24" calcext:value-type="float">
            <text:p>312.24</text:p>
          </table:table-cell>
          <table:table-cell table:number-columns-repeated="7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317.27" calcext:value-type="float">
            <text:p>317.27</text:p>
          </table:table-cell>
          <table:table-cell table:number-columns-repeated="7"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313.375" calcext:value-type="float">
            <text:p>313.375</text:p>
          </table:table-cell>
          <table:table-cell table:number-columns-repeated="7"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310.596" calcext:value-type="float">
            <text:p>310.596</text:p>
          </table:table-cell>
          <table:table-cell table:number-columns-repeated="7"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302.4" calcext:value-type="float">
            <text:p>302.4</text:p>
          </table:table-cell>
          <table:table-cell table:number-columns-repeated="7"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291.4225" calcext:value-type="float">
            <text:p>291.4225</text:p>
          </table:table-cell>
          <table:table-cell table:number-columns-repeated="7"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288.744" calcext:value-type="float">
            <text:p>288.744</text:p>
          </table:table-cell>
          <table:table-cell table:number-columns-repeated="7"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294.5925" calcext:value-type="float">
            <text:p>294.5925</text:p>
          </table:table-cell>
          <table:table-cell table:number-columns-repeated="7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295.304" calcext:value-type="float">
            <text:p>295.304</text:p>
          </table:table-cell>
          <table:table-cell table:number-columns-repeated="7"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299.568" calcext:value-type="float">
            <text:p>299.568</text:p>
          </table:table-cell>
          <table:table-cell table:number-columns-repeated="7"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297.196" calcext:value-type="float">
            <text:p>297.196</text:p>
          </table:table-cell>
          <table:table-cell table:number-columns-repeated="7"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301.692" calcext:value-type="float">
            <text:p>301.692</text:p>
          </table:table-cell>
          <table:table-cell table:number-columns-repeated="7"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304.804" calcext:value-type="float">
            <text:p>304.804</text:p>
          </table:table-cell>
          <table:table-cell table:number-columns-repeated="7"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305.79" calcext:value-type="float">
            <text:p>305.79</text:p>
          </table:table-cell>
          <table:table-cell table:number-columns-repeated="7"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312.714" calcext:value-type="float">
            <text:p>312.714</text:p>
          </table:table-cell>
          <table:table-cell table:number-columns-repeated="7"/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float" office:value="315.88" calcext:value-type="float">
            <text:p>315.88</text:p>
          </table:table-cell>
          <table:table-cell table:number-columns-repeated="7"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309.018" calcext:value-type="float">
            <text:p>309.018</text:p>
          </table:table-cell>
          <table:table-cell table:number-columns-repeated="7"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302.77" calcext:value-type="float">
            <text:p>302.77</text:p>
          </table:table-cell>
          <table:table-cell table:number-columns-repeated="7"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303.61" calcext:value-type="float">
            <text:p>303.61</text:p>
          </table:table-cell>
          <table:table-cell table:number-columns-repeated="7"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301.652" calcext:value-type="float">
            <text:p>301.652</text:p>
          </table:table-cell>
          <table:table-cell table:number-columns-repeated="7"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295.516" calcext:value-type="float">
            <text:p>295.516</text:p>
          </table:table-cell>
          <table:table-cell table:number-columns-repeated="7"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304.668" calcext:value-type="float">
            <text:p>304.668</text:p>
          </table:table-cell>
          <table:table-cell table:number-columns-repeated="7"/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float" office:value="307.624" calcext:value-type="float">
            <text:p>307.624</text:p>
          </table:table-cell>
          <table:table-cell table:number-columns-repeated="7"/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float" office:value="303.922" calcext:value-type="float">
            <text:p>303.922</text:p>
          </table:table-cell>
          <table:table-cell table:number-columns-repeated="7"/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float" office:value="299.864" calcext:value-type="float">
            <text:p>299.864</text:p>
          </table:table-cell>
          <table:table-cell table:number-columns-repeated="7"/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float" office:value="305.496" calcext:value-type="float">
            <text:p>305.496</text:p>
          </table:table-cell>
          <table:table-cell table:number-columns-repeated="7"/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float" office:value="305.148" calcext:value-type="float">
            <text:p>305.148</text:p>
          </table:table-cell>
          <table:table-cell table:number-columns-repeated="7"/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float" office:value="309.8925" calcext:value-type="float">
            <text:p>309.8925</text:p>
          </table:table-cell>
          <table:table-cell table:number-columns-repeated="7"/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float" office:value="306.354" calcext:value-type="float">
            <text:p>306.354</text:p>
          </table:table-cell>
          <table:table-cell table:number-columns-repeated="7"/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float" office:value="311.508" calcext:value-type="float">
            <text:p>311.508</text:p>
          </table:table-cell>
          <table:table-cell table:number-columns-repeated="7"/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float" office:value="317.482" calcext:value-type="float">
            <text:p>317.482</text:p>
          </table:table-cell>
          <table:table-cell table:number-columns-repeated="7"/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float" office:value="312.7675" calcext:value-type="float">
            <text:p>312.7675</text:p>
          </table:table-cell>
          <table:table-cell table:number-columns-repeated="7"/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float" office:value="306.3625" calcext:value-type="float">
            <text:p>306.3625</text:p>
          </table:table-cell>
          <table:table-cell table:number-columns-repeated="7"/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float" office:value="304.598" calcext:value-type="float">
            <text:p>304.598</text:p>
          </table:table-cell>
          <table:table-cell table:number-columns-repeated="7"/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float" office:value="308.074" calcext:value-type="float">
            <text:p>308.074</text:p>
          </table:table-cell>
          <table:table-cell table:number-columns-repeated="7"/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float" office:value="304.853333333333" calcext:value-type="float">
            <text:p>304.853333333333</text:p>
          </table:table-cell>
          <table:table-cell table:number-columns-repeated="7"/>
        </table:table-row>
        <table:table-row table:style-name="ro1">
          <table:table-cell table:style-name="ce10"/>
          <table:table-cell table:style-name="ce23"/>
          <table:table-cell table:number-columns-repeated="7"/>
        </table:table-row>
        <table:table-row table:style-name="ro1">
          <table:table-cell table:style-name="ce18" office:value-type="date" office:date-value="2026-01-26" calcext:value-type="date">
            <text:p>2026-01-26</text:p>
          </table:table-cell>
          <table:table-cell table:style-name="Default"/>
          <table:table-cell table:style-name="ce26" table:formula="of:=COM.MICROSOFT.FORECAST.ETS([.A111];[.B$2:.B$109];[.A$2:.A$109];1;1;1)" office:value-type="float" office:value="310.961364946682" calcext:value-type="float">
            <text:p>310.961364946682</text:p>
          </table:table-cell>
          <table:table-cell table:style-name="ce26" table:formula="of:=COM.MICROSOFT.FORECAST.ETS.CONFINT([.A111];[.B$2:.B$109];[.A$2:.A$109];0.95;1;1;1)" office:value-type="float" office:value="8.82453516971629" calcext:value-type="float">
            <text:p>8.82453516971629</text:p>
          </table:table-cell>
          <table:table-cell table:style-name="ce26" table:formula="of:=[.C111]-[.D111]" office:value-type="float" office:value="302.136829776965" calcext:value-type="float">
            <text:p>302.136829776965</text:p>
          </table:table-cell>
          <table:table-cell table:style-name="ce26" table:formula="of:=[.C111]+[.D111]" office:value-type="float" office:value="319.785900116398" calcext:value-type="float">
            <text:p>319.785900116398</text:p>
          </table:table-cell>
          <table:table-cell table:number-columns-repeated="3"/>
        </table:table-row>
        <table:table-row table:style-name="ro1">
          <table:table-cell table:style-name="ce19" office:value-type="date" office:date-value="2026-02-02" calcext:value-type="date">
            <text:p>2026-02-02</text:p>
          </table:table-cell>
          <table:table-cell table:style-name="Default"/>
          <table:table-cell table:style-name="ce26" table:formula="of:=COM.MICROSOFT.FORECAST.ETS([.A112];[.B$2:.B$109];[.A$2:.A$109];1;1;1)" office:value-type="float" office:value="309.109662237371" calcext:value-type="float">
            <text:p>309.109662237371</text:p>
          </table:table-cell>
          <table:table-cell table:style-name="ce26" table:formula="of:=COM.MICROSOFT.FORECAST.ETS.CONFINT([.A112];[.B$2:.B$109];[.A$2:.A$109];0.95;1;1;1)" office:value-type="float" office:value="12.5730656630217" calcext:value-type="float">
            <text:p>12.5730656630217</text:p>
          </table:table-cell>
          <table:table-cell table:style-name="ce26" table:formula="of:=[.C112]-[.D112]" office:value-type="float" office:value="296.536596574349" calcext:value-type="float">
            <text:p>296.536596574349</text:p>
          </table:table-cell>
          <table:table-cell table:style-name="ce26" table:formula="of:=[.C112]+[.D112]" office:value-type="float" office:value="321.682727900393" calcext:value-type="float">
            <text:p>321.682727900393</text:p>
          </table:table-cell>
          <table:table-cell table:number-columns-repeated="3"/>
        </table:table-row>
        <table:table-row table:style-name="ro1">
          <table:table-cell table:style-name="ce18" office:value-type="date" office:date-value="2026-02-09" calcext:value-type="date">
            <text:p>2026-02-09</text:p>
          </table:table-cell>
          <table:table-cell table:style-name="Default"/>
          <table:table-cell table:style-name="ce26" table:formula="of:=COM.MICROSOFT.FORECAST.ETS([.A113];[.B$2:.B$109];[.A$2:.A$109];1;1;1)" office:value-type="float" office:value="306.040191296362" calcext:value-type="float">
            <text:p>306.040191296362</text:p>
          </table:table-cell>
          <table:table-cell table:style-name="ce26" table:formula="of:=COM.MICROSOFT.FORECAST.ETS.CONFINT([.A113];[.B$2:.B$109];[.A$2:.A$109];0.95;1;1;1)" office:value-type="float" office:value="13.1746808217299" calcext:value-type="float">
            <text:p>13.1746808217299</text:p>
          </table:table-cell>
          <table:table-cell table:style-name="ce26" table:formula="of:=[.C113]-[.D113]" office:value-type="float" office:value="292.865510474632" calcext:value-type="float">
            <text:p>292.865510474632</text:p>
          </table:table-cell>
          <table:table-cell table:style-name="ce26" table:formula="of:=[.C113]+[.D113]" office:value-type="float" office:value="319.214872118092" calcext:value-type="float">
            <text:p>319.214872118092</text:p>
          </table:table-cell>
          <table:table-cell table:number-columns-repeated="3"/>
        </table:table-row>
        <table:table-row table:style-name="ro1">
          <table:table-cell table:style-name="ce19" office:value-type="date" office:date-value="2026-02-16" calcext:value-type="date">
            <text:p>2026-02-16</text:p>
          </table:table-cell>
          <table:table-cell table:style-name="Default"/>
          <table:table-cell table:style-name="ce26" table:formula="of:=COM.MICROSOFT.FORECAST.ETS([.A114];[.B$2:.B$109];[.A$2:.A$109];1;1;1)" office:value-type="float" office:value="308.348308523048" calcext:value-type="float">
            <text:p>308.348308523048</text:p>
          </table:table-cell>
          <table:table-cell table:style-name="ce26" table:formula="of:=COM.MICROSOFT.FORECAST.ETS.CONFINT([.A114];[.B$2:.B$109];[.A$2:.A$109];0.95;1;1;1)" office:value-type="float" office:value="15.7313518647016" calcext:value-type="float">
            <text:p>15.7313518647016</text:p>
          </table:table-cell>
          <table:table-cell table:style-name="ce26" table:formula="of:=[.C114]-[.D114]" office:value-type="float" office:value="292.616956658346" calcext:value-type="float">
            <text:p>292.616956658346</text:p>
          </table:table-cell>
          <table:table-cell table:style-name="ce26" table:formula="of:=[.C114]+[.D114]" office:value-type="float" office:value="324.079660387749" calcext:value-type="float">
            <text:p>324.079660387749</text:p>
          </table:table-cell>
          <table:table-cell table:number-columns-repeated="3"/>
        </table:table-row>
        <table:table-row table:style-name="ro1">
          <table:table-cell table:style-name="ce18" office:value-type="date" office:date-value="2026-02-23" calcext:value-type="date">
            <text:p>2026-02-23</text:p>
          </table:table-cell>
          <table:table-cell table:style-name="Default"/>
          <table:table-cell table:style-name="ce26" table:formula="of:=COM.MICROSOFT.FORECAST.ETS([.A115];[.B$2:.B$109];[.A$2:.A$109];1;1;1)" office:value-type="float" office:value="299.235775527945" calcext:value-type="float">
            <text:p>299.235775527945</text:p>
          </table:table-cell>
          <table:table-cell table:style-name="ce26" table:formula="of:=COM.MICROSOFT.FORECAST.ETS.CONFINT([.A115];[.B$2:.B$109];[.A$2:.A$109];0.95;1;1;1)" office:value-type="float" office:value="16.3531566737407" calcext:value-type="float">
            <text:p>16.3531566737407</text:p>
          </table:table-cell>
          <table:table-cell table:style-name="ce26" table:formula="of:=[.C115]-[.D115]" office:value-type="float" office:value="282.882618854204" calcext:value-type="float">
            <text:p>282.882618854204</text:p>
          </table:table-cell>
          <table:table-cell table:style-name="ce26" table:formula="of:=[.C115]+[.D115]" office:value-type="float" office:value="315.588932201685" calcext:value-type="float">
            <text:p>315.588932201685</text:p>
          </table:table-cell>
          <table:table-cell table:number-columns-repeated="3"/>
        </table:table-row>
        <table:table-row table:style-name="ro1">
          <table:table-cell table:style-name="ce19" office:value-type="date" office:date-value="2026-03-02" calcext:value-type="date">
            <text:p>2026-03-02</text:p>
          </table:table-cell>
          <table:table-cell table:style-name="Default"/>
          <table:table-cell table:style-name="ce26" table:formula="of:=COM.MICROSOFT.FORECAST.ETS([.A116];[.B$2:.B$109];[.A$2:.A$109];1;1;1)" office:value-type="float" office:value="290.411849503784" calcext:value-type="float">
            <text:p>290.411849503784</text:p>
          </table:table-cell>
          <table:table-cell table:style-name="ce26" table:formula="of:=COM.MICROSOFT.FORECAST.ETS.CONFINT([.A116];[.B$2:.B$109];[.A$2:.A$109];0.95;1;1;1)" office:value-type="float" office:value="19.4996652299964" calcext:value-type="float">
            <text:p>19.4996652299964</text:p>
          </table:table-cell>
          <table:table-cell table:style-name="ce26" table:formula="of:=[.C116]-[.D116]" office:value-type="float" office:value="270.912184273788" calcext:value-type="float">
            <text:p>270.912184273788</text:p>
          </table:table-cell>
          <table:table-cell table:style-name="ce26" table:formula="of:=[.C116]+[.D116]" office:value-type="float" office:value="309.91151473378" calcext:value-type="float">
            <text:p>309.91151473378</text:p>
          </table:table-cell>
          <table:table-cell table:number-columns-repeated="3"/>
        </table:table-row>
        <table:table-row table:style-name="ro1">
          <table:table-cell table:style-name="ce18" office:value-type="date" office:date-value="2026-03-09" calcext:value-type="date">
            <text:p>2026-03-09</text:p>
          </table:table-cell>
          <table:table-cell table:style-name="Default"/>
          <table:table-cell table:style-name="ce26" table:formula="of:=COM.MICROSOFT.FORECAST.ETS([.A117];[.B$2:.B$109];[.A$2:.A$109];1;1;1)" office:value-type="float" office:value="295.798092102143" calcext:value-type="float">
            <text:p>295.798092102143</text:p>
          </table:table-cell>
          <table:table-cell table:style-name="ce26" table:formula="of:=COM.MICROSOFT.FORECAST.ETS.CONFINT([.A117];[.B$2:.B$109];[.A$2:.A$109];0.95;1;1;1)" office:value-type="float" office:value="19.8623721238832" calcext:value-type="float">
            <text:p>19.8623721238832</text:p>
          </table:table-cell>
          <table:table-cell table:style-name="ce26" table:formula="of:=[.C117]-[.D117]" office:value-type="float" office:value="275.93571997826" calcext:value-type="float">
            <text:p>275.93571997826</text:p>
          </table:table-cell>
          <table:table-cell table:style-name="ce26" table:formula="of:=[.C117]+[.D117]" office:value-type="float" office:value="315.660464226026" calcext:value-type="float">
            <text:p>315.660464226026</text:p>
          </table:table-cell>
          <table:table-cell table:number-columns-repeated="3"/>
        </table:table-row>
        <table:table-row table:style-name="ro1">
          <table:table-cell table:style-name="ce19" office:value-type="date" office:date-value="2026-03-16" calcext:value-type="date">
            <text:p>2026-03-16</text:p>
          </table:table-cell>
          <table:table-cell table:style-name="Default"/>
          <table:table-cell table:style-name="ce26" table:formula="of:=COM.MICROSOFT.FORECAST.ETS([.A118];[.B$2:.B$109];[.A$2:.A$109];1;1;1)" office:value-type="float" office:value="290.260043623347" calcext:value-type="float">
            <text:p>290.260043623347</text:p>
          </table:table-cell>
          <table:table-cell table:style-name="ce26" table:formula="of:=COM.MICROSOFT.FORECAST.ETS.CONFINT([.A118];[.B$2:.B$109];[.A$2:.A$109];0.95;1;1;1)" office:value-type="float" office:value="20.6943626055233" calcext:value-type="float">
            <text:p>20.6943626055233</text:p>
          </table:table-cell>
          <table:table-cell table:style-name="ce26" table:formula="of:=[.C118]-[.D118]" office:value-type="float" office:value="269.565681017824" calcext:value-type="float">
            <text:p>269.565681017824</text:p>
          </table:table-cell>
          <table:table-cell table:style-name="ce26" table:formula="of:=[.C118]+[.D118]" office:value-type="float" office:value="310.95440622887" calcext:value-type="float">
            <text:p>310.95440622887</text:p>
          </table:table-cell>
          <table:table-cell table:number-columns-repeated="3"/>
        </table:table-row>
        <table:table-row table:style-name="ro1">
          <table:table-cell table:style-name="ce18" office:value-type="date" office:date-value="2026-03-23" calcext:value-type="date">
            <text:p>2026-03-23</text:p>
          </table:table-cell>
          <table:table-cell table:style-name="Default"/>
          <table:table-cell table:style-name="ce26" table:formula="of:=COM.MICROSOFT.FORECAST.ETS([.A119];[.B$2:.B$109];[.A$2:.A$109];1;1;1)" office:value-type="float" office:value="290.395755469659" calcext:value-type="float">
            <text:p>290.395755469659</text:p>
          </table:table-cell>
          <table:table-cell table:style-name="ce26" table:formula="of:=COM.MICROSOFT.FORECAST.ETS.CONFINT([.A119];[.B$2:.B$109];[.A$2:.A$109];0.95;1;1;1)" office:value-type="float" office:value="22.0290782472908" calcext:value-type="float">
            <text:p>22.0290782472908</text:p>
          </table:table-cell>
          <table:table-cell table:style-name="ce26" table:formula="of:=[.C119]-[.D119]" office:value-type="float" office:value="268.366677222369" calcext:value-type="float">
            <text:p>268.366677222369</text:p>
          </table:table-cell>
          <table:table-cell table:style-name="ce26" table:formula="of:=[.C119]+[.D119]" office:value-type="float" office:value="312.42483371695" calcext:value-type="float">
            <text:p>312.42483371695</text:p>
          </table:table-cell>
          <table:table-cell table:number-columns-repeated="3"/>
        </table:table-row>
        <table:table-row table:style-name="ro1">
          <table:table-cell table:style-name="ce19" office:value-type="date" office:date-value="2026-03-30" calcext:value-type="date">
            <text:p>2026-03-30</text:p>
          </table:table-cell>
          <table:table-cell table:style-name="Default"/>
          <table:table-cell table:style-name="ce26" table:formula="of:=COM.MICROSOFT.FORECAST.ETS([.A120];[.B$2:.B$109];[.A$2:.A$109];1;1;1)" office:value-type="float" office:value="293.392141434361" calcext:value-type="float">
            <text:p>293.392141434361</text:p>
          </table:table-cell>
          <table:table-cell table:style-name="ce26" table:formula="of:=COM.MICROSOFT.FORECAST.ETS.CONFINT([.A120];[.B$2:.B$109];[.A$2:.A$109];0.95;1;1;1)" office:value-type="float" office:value="22.8307122941504" calcext:value-type="float">
            <text:p>22.8307122941504</text:p>
          </table:table-cell>
          <table:table-cell table:style-name="ce26" table:formula="of:=[.C120]-[.D120]" office:value-type="float" office:value="270.561429140211" calcext:value-type="float">
            <text:p>270.561429140211</text:p>
          </table:table-cell>
          <table:table-cell table:style-name="ce26" table:formula="of:=[.C120]+[.D120]" office:value-type="float" office:value="316.222853728511" calcext:value-type="float">
            <text:p>316.222853728511</text:p>
          </table:table-cell>
          <table:table-cell table:number-columns-repeated="3"/>
        </table:table-row>
        <table:table-row table:style-name="ro1">
          <table:table-cell table:style-name="ce18" office:value-type="date" office:date-value="2026-04-06" calcext:value-type="date">
            <text:p>2026-04-06</text:p>
          </table:table-cell>
          <table:table-cell table:style-name="Default"/>
          <table:table-cell table:style-name="ce26" table:formula="of:=COM.MICROSOFT.FORECAST.ETS([.A121];[.B$2:.B$109];[.A$2:.A$109];1;1;1)" office:value-type="float" office:value="286.391200961831" calcext:value-type="float">
            <text:p>286.391200961831</text:p>
          </table:table-cell>
          <table:table-cell table:style-name="ce26" table:formula="of:=COM.MICROSOFT.FORECAST.ETS.CONFINT([.A121];[.B$2:.B$109];[.A$2:.A$109];0.95;1;1;1)" office:value-type="float" office:value="23.0353219944204" calcext:value-type="float">
            <text:p>23.0353219944204</text:p>
          </table:table-cell>
          <table:table-cell table:style-name="ce26" table:formula="of:=[.C121]-[.D121]" office:value-type="float" office:value="263.355878967411" calcext:value-type="float">
            <text:p>263.355878967411</text:p>
          </table:table-cell>
          <table:table-cell table:style-name="ce26" table:formula="of:=[.C121]+[.D121]" office:value-type="float" office:value="309.426522956251" calcext:value-type="float">
            <text:p>309.426522956251</text:p>
          </table:table-cell>
          <table:table-cell table:number-columns-repeated="3"/>
        </table:table-row>
      </table:table>
      <table:table table:name="Forecast A" table:style-name="ta1"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Foreca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number-columns-repeated="3"/>
          <table:table-cell table:style-name="ce27" office:value-type="string" calcext:value-type="string">
            <text:p>Type</text:p>
          </table:table-cell>
          <table:table-cell table:style-name="ce29" office:value-type="string" calcext:value-type="string">
            <text:p>Statistics </text:p>
          </table:table-cell>
          <table:table-cell table:style-name="ce31" office:value-type="string" calcext:value-type="string">
            <text:p>Value</text:p>
          </table:table-cell>
        </table:table-row>
        <table:table-row table:style-name="ro1">
          <table:table-cell table:number-columns-repeated="3"/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lpha</text:p>
          </table:table-cell>
          <table:table-cell table:style-name="ce32" table:formula="of:=COM.MICROSOFT.FORECAST.ETS.STAT([.B$2:.B$109];[.A$2:.A$109];[.D24];1;1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Gamma</text:p>
          </table:table-cell>
          <table:table-cell table:style-name="ce32" table:formula="of:=COM.MICROSOFT.FORECAST.ETS.STAT([.B$2:.B$109];[.A$2:.A$109];[.D25];1;1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Beta</text:p>
          </table:table-cell>
          <table:table-cell table:style-name="ce32" table:formula="of:=COM.MICROSOFT.FORECAST.ETS.STAT([.B$2:.B$109];[.A$2:.A$109];[.D26];1;1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ASE</text:p>
          </table:table-cell>
          <table:table-cell table:style-name="ce32" table:formula="of:=COM.MICROSOFT.FORECAST.ETS.STAT([.B$2:.B$109];[.A$2:.A$109];[.D27];1;1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MAPE</text:p>
          </table:table-cell>
          <table:table-cell table:style-name="ce32" table:formula="of:=COM.MICROSOFT.FORECAST.ETS.STAT([.B$2:.B$109];[.A$2:.A$109];[.D28];1;1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MAE</text:p>
          </table:table-cell>
          <table:table-cell table:style-name="ce32" table:formula="of:=COM.MICROSOFT.FORECAST.ETS.STAT([.B$2:.B$109];[.A$2:.A$109];[.D29];1;1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RMSE</text:p>
          </table:table-cell>
          <table:table-cell table:style-name="ce32" table:formula="of:=COM.MICROSOFT.FORECAST.ETS.STAT([.B$2:.B$109];[.A$2:.A$109];[.D30];1;1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stepsize</text:p>
          </table:table-cell>
          <table:table-cell table:style-name="ce32" table:formula="of:=COM.MICROSOFT.FORECAST.ETS.STAT([.B$2:.B$109];[.A$2:.A$109];[.D31];1;1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samples in period</text:p>
          </table:table-cell>
          <table:table-cell table:style-name="ce32" table:formula="of:=COM.MICROSOFT.FORECAST.ETS.STAT([.B$2:.B$109];[.A$2:.A$109];[.D32];1;1;1)" office:value-type="string" office:string-value="" calcext:value-type="error">
            <text:p>Err:502</text:p>
          </table:table-cell>
        </table:table-row>
        <table:table-row table:style-name="ro1" table:number-rows-repeated="77">
          <table:table-cell table:number-columns-repeated="6"/>
        </table:table-row>
        <table:table-row table:style-name="ro1">
          <table:table-cell table:style-name="ce9" office:value-type="date" office:date-value="2026-01-26" calcext:value-type="date">
            <text:p>2026-01-26</text:p>
          </table:table-cell>
          <table:table-cell/>
          <table:table-cell table:style-name="ce26" table:formula="of:=COM.MICROSOFT.FORECAST.ETS([.A110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0];[.B$2:.B$109];[.A$2:.A$109];0.95;1;1;1)" office:value-type="string" office:string-value="" calcext:value-type="error">
            <text:p>Err:502</text:p>
          </table:table-cell>
          <table:table-cell table:style-name="ce26" table:formula="of:=[.C110]-[.D110]" office:value-type="string" office:string-value="" calcext:value-type="error">
            <text:p>Err:502</text:p>
          </table:table-cell>
          <table:table-cell table:style-name="ce26" table:formula="of:=[.C110]+[.D110]" office:value-type="string" office:string-value="" calcext:value-type="error">
            <text:p>Err:502</text:p>
          </table:table-cell>
        </table:table-row>
        <table:table-row table:style-name="ro1">
          <table:table-cell table:style-name="ce10" office:value-type="date" office:date-value="2026-02-02" calcext:value-type="date">
            <text:p>2026-02-02</text:p>
          </table:table-cell>
          <table:table-cell/>
          <table:table-cell table:style-name="ce26" table:formula="of:=COM.MICROSOFT.FORECAST.ETS([.A111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1];[.B$2:.B$109];[.A$2:.A$109];0.95;1;1;1)" office:value-type="string" office:string-value="" calcext:value-type="error">
            <text:p>Err:502</text:p>
          </table:table-cell>
          <table:table-cell table:style-name="ce26" table:formula="of:=[.C111]-[.D111]" office:value-type="string" office:string-value="" calcext:value-type="error">
            <text:p>Err:502</text:p>
          </table:table-cell>
          <table:table-cell table:style-name="ce26" table:formula="of:=[.C111]+[.D111]" office:value-type="string" office:string-value="" calcext:value-type="error">
            <text:p>Err:502</text:p>
          </table:table-cell>
        </table:table-row>
        <table:table-row table:style-name="ro1">
          <table:table-cell table:style-name="ce9" office:value-type="date" office:date-value="2026-02-09" calcext:value-type="date">
            <text:p>2026-02-09</text:p>
          </table:table-cell>
          <table:table-cell/>
          <table:table-cell table:style-name="ce26" table:formula="of:=COM.MICROSOFT.FORECAST.ETS([.A112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2];[.B$2:.B$109];[.A$2:.A$109];0.95;1;1;1)" office:value-type="string" office:string-value="" calcext:value-type="error">
            <text:p>Err:502</text:p>
          </table:table-cell>
          <table:table-cell table:style-name="ce26" table:formula="of:=[.C112]-[.D112]" office:value-type="string" office:string-value="" calcext:value-type="error">
            <text:p>Err:502</text:p>
          </table:table-cell>
          <table:table-cell table:style-name="ce26" table:formula="of:=[.C112]+[.D112]" office:value-type="string" office:string-value="" calcext:value-type="error">
            <text:p>Err:502</text:p>
          </table:table-cell>
        </table:table-row>
        <table:table-row table:style-name="ro1">
          <table:table-cell table:style-name="ce10" office:value-type="date" office:date-value="2026-02-16" calcext:value-type="date">
            <text:p>2026-02-16</text:p>
          </table:table-cell>
          <table:table-cell/>
          <table:table-cell table:style-name="ce26" table:formula="of:=COM.MICROSOFT.FORECAST.ETS([.A113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3];[.B$2:.B$109];[.A$2:.A$109];0.95;1;1;1)" office:value-type="string" office:string-value="" calcext:value-type="error">
            <text:p>Err:502</text:p>
          </table:table-cell>
          <table:table-cell table:style-name="ce26" table:formula="of:=[.C113]-[.D113]" office:value-type="string" office:string-value="" calcext:value-type="error">
            <text:p>Err:502</text:p>
          </table:table-cell>
          <table:table-cell table:style-name="ce26" table:formula="of:=[.C113]+[.D113]" office:value-type="string" office:string-value="" calcext:value-type="error">
            <text:p>Err:502</text:p>
          </table:table-cell>
        </table:table-row>
        <table:table-row table:style-name="ro1">
          <table:table-cell table:style-name="ce9" office:value-type="date" office:date-value="2026-02-23" calcext:value-type="date">
            <text:p>2026-02-23</text:p>
          </table:table-cell>
          <table:table-cell/>
          <table:table-cell table:style-name="ce26" table:formula="of:=COM.MICROSOFT.FORECAST.ETS([.A114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4];[.B$2:.B$109];[.A$2:.A$109];0.95;1;1;1)" office:value-type="string" office:string-value="" calcext:value-type="error">
            <text:p>Err:502</text:p>
          </table:table-cell>
          <table:table-cell table:style-name="ce26" table:formula="of:=[.C114]-[.D114]" office:value-type="string" office:string-value="" calcext:value-type="error">
            <text:p>Err:502</text:p>
          </table:table-cell>
          <table:table-cell table:style-name="ce26" table:formula="of:=[.C114]+[.D114]" office:value-type="string" office:string-value="" calcext:value-type="error">
            <text:p>Err:502</text:p>
          </table:table-cell>
        </table:table-row>
        <table:table-row table:style-name="ro1">
          <table:table-cell table:style-name="ce10" office:value-type="date" office:date-value="2026-03-02" calcext:value-type="date">
            <text:p>2026-03-02</text:p>
          </table:table-cell>
          <table:table-cell/>
          <table:table-cell table:style-name="ce26" table:formula="of:=COM.MICROSOFT.FORECAST.ETS([.A115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5];[.B$2:.B$109];[.A$2:.A$109];0.95;1;1;1)" office:value-type="string" office:string-value="" calcext:value-type="error">
            <text:p>Err:502</text:p>
          </table:table-cell>
          <table:table-cell table:style-name="ce26" table:formula="of:=[.C115]-[.D115]" office:value-type="string" office:string-value="" calcext:value-type="error">
            <text:p>Err:502</text:p>
          </table:table-cell>
          <table:table-cell table:style-name="ce26" table:formula="of:=[.C115]+[.D115]" office:value-type="string" office:string-value="" calcext:value-type="error">
            <text:p>Err:502</text:p>
          </table:table-cell>
        </table:table-row>
        <table:table-row table:style-name="ro1">
          <table:table-cell table:style-name="ce9" office:value-type="date" office:date-value="2026-03-09" calcext:value-type="date">
            <text:p>2026-03-09</text:p>
          </table:table-cell>
          <table:table-cell/>
          <table:table-cell table:style-name="ce26" table:formula="of:=COM.MICROSOFT.FORECAST.ETS([.A116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6];[.B$2:.B$109];[.A$2:.A$109];0.95;1;1;1)" office:value-type="string" office:string-value="" calcext:value-type="error">
            <text:p>Err:502</text:p>
          </table:table-cell>
          <table:table-cell table:style-name="ce26" table:formula="of:=[.C116]-[.D116]" office:value-type="string" office:string-value="" calcext:value-type="error">
            <text:p>Err:502</text:p>
          </table:table-cell>
          <table:table-cell table:style-name="ce26" table:formula="of:=[.C116]+[.D116]" office:value-type="string" office:string-value="" calcext:value-type="error">
            <text:p>Err:502</text:p>
          </table:table-cell>
        </table:table-row>
        <table:table-row table:style-name="ro1">
          <table:table-cell table:style-name="ce10" office:value-type="date" office:date-value="2026-03-16" calcext:value-type="date">
            <text:p>2026-03-16</text:p>
          </table:table-cell>
          <table:table-cell/>
          <table:table-cell table:style-name="ce26" table:formula="of:=COM.MICROSOFT.FORECAST.ETS([.A117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7];[.B$2:.B$109];[.A$2:.A$109];0.95;1;1;1)" office:value-type="string" office:string-value="" calcext:value-type="error">
            <text:p>Err:502</text:p>
          </table:table-cell>
          <table:table-cell table:style-name="ce26" table:formula="of:=[.C117]-[.D117]" office:value-type="string" office:string-value="" calcext:value-type="error">
            <text:p>Err:502</text:p>
          </table:table-cell>
          <table:table-cell table:style-name="ce26" table:formula="of:=[.C117]+[.D117]" office:value-type="string" office:string-value="" calcext:value-type="error">
            <text:p>Err:502</text:p>
          </table:table-cell>
        </table:table-row>
        <table:table-row table:style-name="ro1">
          <table:table-cell table:style-name="ce9" office:value-type="date" office:date-value="2026-03-23" calcext:value-type="date">
            <text:p>2026-03-23</text:p>
          </table:table-cell>
          <table:table-cell/>
          <table:table-cell table:style-name="ce26" table:formula="of:=COM.MICROSOFT.FORECAST.ETS([.A118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8];[.B$2:.B$109];[.A$2:.A$109];0.95;1;1;1)" office:value-type="string" office:string-value="" calcext:value-type="error">
            <text:p>Err:502</text:p>
          </table:table-cell>
          <table:table-cell table:style-name="ce26" table:formula="of:=[.C118]-[.D118]" office:value-type="string" office:string-value="" calcext:value-type="error">
            <text:p>Err:502</text:p>
          </table:table-cell>
          <table:table-cell table:style-name="ce26" table:formula="of:=[.C118]+[.D118]" office:value-type="string" office:string-value="" calcext:value-type="error">
            <text:p>Err:502</text:p>
          </table:table-cell>
        </table:table-row>
        <table:table-row table:style-name="ro1">
          <table:table-cell table:style-name="ce10" office:value-type="date" office:date-value="2026-03-30" calcext:value-type="date">
            <text:p>2026-03-30</text:p>
          </table:table-cell>
          <table:table-cell/>
          <table:table-cell table:style-name="ce26" table:formula="of:=COM.MICROSOFT.FORECAST.ETS([.A119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19];[.B$2:.B$109];[.A$2:.A$109];0.95;1;1;1)" office:value-type="string" office:string-value="" calcext:value-type="error">
            <text:p>Err:502</text:p>
          </table:table-cell>
          <table:table-cell table:style-name="ce26" table:formula="of:=[.C119]-[.D119]" office:value-type="string" office:string-value="" calcext:value-type="error">
            <text:p>Err:502</text:p>
          </table:table-cell>
          <table:table-cell table:style-name="ce26" table:formula="of:=[.C119]+[.D119]" office:value-type="string" office:string-value="" calcext:value-type="error">
            <text:p>Err:502</text:p>
          </table:table-cell>
        </table:table-row>
        <table:table-row table:style-name="ro1">
          <table:table-cell table:style-name="ce9" office:value-type="date" office:date-value="2026-04-06" calcext:value-type="date">
            <text:p>2026-04-06</text:p>
          </table:table-cell>
          <table:table-cell/>
          <table:table-cell table:style-name="ce26" table:formula="of:=COM.MICROSOFT.FORECAST.ETS([.A120];[.B$2:.B$109];[.A$2:.A$109];1;1;1)" office:value-type="string" office:string-value="" calcext:value-type="error">
            <text:p>Err:502</text:p>
          </table:table-cell>
          <table:table-cell table:style-name="ce26" table:formula="of:=COM.MICROSOFT.FORECAST.ETS.CONFINT([.A120];[.B$2:.B$109];[.A$2:.A$109];0.95;1;1;1)" office:value-type="string" office:string-value="" calcext:value-type="error">
            <text:p>Err:502</text:p>
          </table:table-cell>
          <table:table-cell table:style-name="ce26" table:formula="of:=[.C120]-[.D120]" office:value-type="string" office:string-value="" calcext:value-type="error">
            <text:p>Err:502</text:p>
          </table:table-cell>
          <table:table-cell table:style-name="ce26" table:formula="of:=[.C120]+[.D120]" office:value-type="string" office:string-value="" calcext:value-type="error">
            <text:p>Err:502</text:p>
          </table:table-cell>
        </table:table-row>
      </table:table>
      <table:table table:name="Dashbaord" table:style-name="ta1">
        <table:table-column table:style-name="co1" table:number-columns-repeated="8" table:default-cell-style-name="ce25"/>
        <table:table-column table:style-name="co6" table:default-cell-style-name="ce25"/>
        <table:table-column table:style-name="co7" table:default-cell-style-name="ce25"/>
        <table:table-column table:style-name="co1" table:default-cell-style-name="ce25"/>
        <table:table-column table:style-name="co1" table:number-columns-repeated="16373"/>
        <table:table-row table:style-name="ro1">
          <table:table-cell/>
          <table:table-cell>
            <draw:frame draw:z-index="0" draw:style-name="gr1" draw:text-style-name="P1" svg:width="5.0445in" svg:height="3.1996in" svg:x="0.072in" svg:y="0.1661in">
              <draw:object draw:notify-on-update-of-ranges="MCD.B2:MCD.B518 MCD.F1:MCD.F1 MCD.F2:MCD.F518 MCD.H1:MCD.H1 MCD.H2:MCD.H518 MCD.I1:MCD.I1 MCD.I2:MCD.I5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Mean</text:p>
          </table:table-cell>
          <table:table-cell table:style-name="Default" table:formula="of:=AVERAGE([MCD.$F$2:.$F$518])" office:value-type="float" office:value="293.829497098646" calcext:value-type="float">
            <text:p>293.829497098646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First QUARTILE</text:p>
          </table:table-cell>
          <table:table-cell table:style-name="Default" table:formula="of:=COM.MICROSOFT.QUARTILE.INC([MCD.$F$2:.$F$518];1)" office:value-type="float" office:value="287.46" calcext:value-type="float">
            <text:p>287.46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Median</text:p>
          </table:table-cell>
          <table:table-cell table:style-name="Default" table:formula="of:=MEDIAN([MCD.$F$2:.$F$518])" office:value-type="float" office:value="297.12" calcext:value-type="float">
            <text:p>297.12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Third QUARTILE</text:p>
          </table:table-cell>
          <table:table-cell table:style-name="Default" table:formula="of:=COM.MICROSOFT.QUARTILE.INC([MCD.$F$2:.$F$518];3)" office:value-type="float" office:value="306.83" calcext:value-type="float">
            <text:p>306.83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IQR</text:p>
          </table:table-cell>
          <table:table-cell table:style-name="Default" table:formula="of:=[.J5]-[.J3]" office:value-type="float" office:value="19.37" calcext:value-type="float">
            <text:p>19.37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Variance</text:p>
          </table:table-cell>
          <table:table-cell table:style-name="Default" table:formula="of:=VAR([MCD.$F$2:.$F$518])" office:value-type="float" office:value="301.579559436523" calcext:value-type="float">
            <text:p>301.579559436523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Standard Deviation</text:p>
          </table:table-cell>
          <table:table-cell table:style-name="Default" table:formula="of:=COM.MICROSOFT.STDEV.S([MCD.$F$2:.$F$518])" office:value-type="float" office:value="17.3660461659102" calcext:value-type="float">
            <text:p>17.3660461659102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Kurtosis</text:p>
          </table:table-cell>
          <table:table-cell table:style-name="Default" table:formula="of:=KURT([MCD.$F$2:.$F$518])" office:value-type="float" office:value="0.106305255728897" calcext:value-type="float">
            <text:p>0.106305255728897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Skewness</text:p>
          </table:table-cell>
          <table:table-cell table:style-name="Default" table:formula="of:=SKEW([MCD.$F$2:.$F$518])" office:value-type="float" office:value="-0.908613723077683" calcext:value-type="float">
            <text:p>-0.908613723077683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Range</text:p>
          </table:table-cell>
          <table:table-cell table:style-name="Default" table:formula="of:=[.J13]-[.J12]" office:value-type="float" office:value="75.47" calcext:value-type="float">
            <text:p>75.47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Minimum</text:p>
          </table:table-cell>
          <table:table-cell table:style-name="Default" table:formula="of:=MIN([MCD.$F$2:.$F$518])" office:value-type="float" office:value="245.82" calcext:value-type="float">
            <text:p>245.82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Maximum</text:p>
          </table:table-cell>
          <table:table-cell table:style-name="Default" table:formula="of:=MAX([MCD.$F$2:.$F$518])" office:value-type="float" office:value="321.29" calcext:value-type="float">
            <text:p>321.29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8"/>
          <table:table-cell table:style-name="Default" office:value-type="string" calcext:value-type="string">
            <text:p>Count</text:p>
          </table:table-cell>
          <table:table-cell table:style-name="Default" table:formula="of:=COUNT([MCD.$F$2:.$F$518])" office:value-type="float" office:value="517" calcext:value-type="float">
            <text:p>517</text:p>
          </table:table-cell>
          <table:table-cell/>
          <table:table-cell table:style-name="ce25" table:number-columns-repeated="16373"/>
        </table:table-row>
        <table:table-row table:style-name="ro1">
          <table:table-cell table:number-columns-repeated="11"/>
          <table:table-cell table:style-name="ce25" table:number-columns-repeated="16373"/>
        </table:table-row>
        <table:table-row table:style-name="ro1" table:number-rows-repeated="4">
          <table:table-cell table:number-columns-repeated="10"/>
          <table:table-cell table:style-name="Default"/>
          <table:table-cell table:style-name="ce25" table:number-columns-repeated="16373"/>
        </table:table-row>
        <table:table-row table:style-name="ro1">
          <table:table-cell/>
          <table:table-cell>
            <draw:frame draw:z-index="1" draw:style-name="gr1" draw:text-style-name="P1" svg:width="5.0185in" svg:height="3.5441in" svg:x="0.0835in" svg:y="0.1539in">
              <draw:object draw:notify-on-update-of-ranges="MCD.B2:MCD.B518 MCD.F1:MCD.F1 MCD.F2:MCD.F518 MCD.J1:MCD.J1 MCD.J2:MCD.J518 MCD.K1:MCD.K1 MCD.K2:MCD.K5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table:style-name="Default"/>
          <table:table-cell table:style-name="ce25" table:number-columns-repeated="16373"/>
        </table:table-row>
        <table:table-row table:style-name="ro1" table:number-rows-repeated="5">
          <table:table-cell table:number-columns-repeated="10"/>
          <table:table-cell table:style-name="Default"/>
          <table:table-cell table:style-name="ce25" table:number-columns-repeated="16373"/>
        </table:table-row>
        <table:table-row table:style-name="ro1" table:number-rows-repeated="17">
          <table:table-cell table:number-columns-repeated="11"/>
          <table:table-cell table:style-name="ce25" table:number-columns-repeated="16373"/>
        </table:table-row>
        <table:table-row table:style-name="ro1">
          <table:table-cell/>
          <table:table-cell>
            <draw:frame draw:z-index="3" draw:style-name="gr1" draw:text-style-name="P1" svg:width="5.0783in" svg:height="3.5441in" svg:x="0.0594in" svg:y="0.0953in">
              <draw:object draw:notify-on-update-of-ranges="MCD.B2:MCD.B518 MCD.F1:MCD.F1 MCD.F2:MCD.F518 MCD.L1:MCD.L1 MCD.L2:MCD.L51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style-name="ce25" table:number-columns-repeated="16373"/>
        </table:table-row>
        <table:table-row table:style-name="ro1" table:number-rows-repeated="19">
          <table:table-cell table:number-columns-repeated="11"/>
          <table:table-cell table:style-name="ce25" table:number-columns-repeated="16373"/>
        </table:table-row>
        <table:table-row table:style-name="ro1">
          <table:table-cell/>
          <table:table-cell>
            <draw:frame draw:z-index="2" draw:style-name="gr1" draw:text-style-name="P1" svg:width="5.1142in" svg:height="3.5413in" draw:transform="skewX (-0.00383972435438753) rotate (-0.00383972435438753) translate (0.0744094488188976in 0.154724409448819in)">
              <draw:object draw:notify-on-update-of-ranges="Sheet4.A2:Sheet4.A9 Sheet4.B1:Sheet4.B1 Sheet4.B2:Sheet4.B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 table:style-name="ce25" table:number-columns-repeated="16373"/>
        </table:table-row>
        <table:table-row table:style-name="ro1" table:number-rows-repeated="21">
          <table:table-cell table:number-columns-repeated="11"/>
          <table:table-cell table:style-name="ce25" table:number-columns-repeated="16373"/>
        </table:table-row>
        <table:table-row table:style-name="ro1">
          <table:table-cell>
            <draw:frame draw:z-index="4" draw:style-name="gr1" draw:text-style-name="P1" svg:width="5.237in" svg:height="3.5437in" svg:x="0.8768in" svg:y="0.0484in">
              <draw:object draw:notify-on-update-of-ranges="'Pivot Table_MCD_1'.A2:'Pivot Table_MCD_1'.A121 'Pivot Table_MCD_1'.B1:'Pivot Table_MCD_1'.B1 'Pivot Table_MCD_1'.B2:'Pivot Table_MCD_1'.B121 'Pivot Table_MCD_1'.C1:'Pivot Table_MCD_1'.C1 'Pivot Table_MCD_1'.C2:'Pivot Table_MCD_1'.C121 'Pivot Table_MCD_1'.E1:'Pivot Table_MCD_1'.E1 'Pivot Table_MCD_1'.E2:'Pivot Table_MCD_1'.E121 'Pivot Table_MCD_1'.F1:'Pivot Table_MCD_1'.F1 'Pivot Table_MCD_1'.F2:'Pivot Table_MCD_1'.F12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 table:style-name="ce25" table:number-columns-repeated="16373"/>
        </table:table-row>
        <table:table-row table:style-name="ro1" table:number-rows-repeated="1048490">
          <table:table-cell table:number-columns-repeated="11"/>
          <table:table-cell table:style-name="ce25" table:number-columns-repeated="16373"/>
        </table:table-row>
        <table:table-row table:style-name="ro1">
          <table:table-cell table:number-columns-repeated="11"/>
          <table:table-cell table:style-name="ce25" table:number-columns-repeated="16373"/>
        </table:table-row>
      </table:table>
      <table:table table:name="Sheet4" table:style-name="ta1">
        <table:table-column table:style-name="co8" table:default-cell-style-name="ce34"/>
        <table:table-column table:style-name="co9" table:default-cell-style-name="ce35"/>
        <table:table-column table:style-name="co1" table:default-cell-style-name="ce36"/>
        <table:table-row table:style-name="ro2">
          <table:table-cell table:style-name="ce33" office:value-type="string" calcext:value-type="string">
            <text:p>Year</text:p>
          </table:table-cell>
          <table:table-cell table:style-name="ce33" office:value-type="string" calcext:value-type="string">
            <text:p>Approx Quarterly Dividend</text:p>
          </table:table-cell>
          <table:table-cell table:style-name="ce33" office:value-type="string" calcext:value-type="string">
            <text:p>Notes</text:p>
          </table:table-cell>
        </table:table-row>
        <table:table-row table:style-name="ro2">
          <table:table-cell office:value-type="date" office:date-value="2025-12-31" calcext:value-type="date">
            <text:p>2025-12-31</text:p>
          </table:table-cell>
          <table:table-cell office:value-type="currency" office:currency="USD" office:value="1.86" calcext:value-type="currency">
            <text:p>$1.86</text:p>
          </table:table-cell>
          <table:table-cell office:value-type="string" calcext:value-type="string">
            <text:p>Growth vs prior year</text:p>
          </table:table-cell>
        </table:table-row>
        <table:table-row table:style-name="ro2">
          <table:table-cell office:value-type="date" office:date-value="2024-12-31" calcext:value-type="date">
            <text:p>2024-12-31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string" calcext:value-type="string">
            <text:p>Stable across year</text:p>
          </table:table-cell>
        </table:table-row>
        <table:table-row table:style-name="ro2">
          <table:table-cell office:value-type="date" office:date-value="2023-12-31" calcext:value-type="date">
            <text:p>2023-12-31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string" calcext:value-type="string">
            <text:p>Increase mid-year</text:p>
          </table:table-cell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office:value-type="currency" office:currency="USD" office:value="1.52" calcext:value-type="currency">
            <text:p>$1.52</text:p>
          </table:table-cell>
          <table:table-cell office:value-type="string" calcext:value-type="string">
            <text:p>Earlier payouts</text:p>
          </table:table-cell>
        </table:table-row>
        <table:table-row table:style-name="ro3">
          <table:table-cell office:value-type="date" office:date-value="2021-12-31" calcext:value-type="date">
            <text:p>2021-12-31</text:p>
          </table:table-cell>
          <table:table-cell office:value-type="currency" office:currency="USD" office:value="1.38" calcext:value-type="currency">
            <text:p>$1.38</text:p>
          </table:table-cell>
          <table:table-cell office:value-type="string" calcext:value-type="string">
            <text:p>Stable payout</text:p>
          </table:table-cell>
        </table:table-row>
        <table:table-row table:style-name="ro3">
          <table:table-cell office:value-type="date" office:date-value="2020-12-31" calcext:value-type="date">
            <text:p>2020-12-31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string" calcext:value-type="string">
            <text:p>Mid-pandemic</text:p>
          </table:table-cell>
        </table:table-row>
        <table:table-row table:style-name="ro2">
          <table:table-cell office:value-type="date" office:date-value="2019-12-31" calcext:value-type="date">
            <text:p>2019-12-31</text:p>
          </table:table-cell>
          <table:table-cell office:value-type="currency" office:currency="USD" office:value="1.16" calcext:value-type="currency">
            <text:p>$1.16</text:p>
          </table:table-cell>
          <table:table-cell office:value-type="string" calcext:value-type="string">
            <text:p>Growth from prior</text:p>
          </table:table-cell>
        </table:table-row>
        <table:table-row table:style-name="ro3">
          <table:table-cell office:value-type="date" office:date-value="2018-12-31" calcext:value-type="date">
            <text:p>2018-12-31</text:p>
          </table:table-cell>
          <table:table-cell office:value-type="currency" office:currency="USD" office:value="1.16" calcext:value-type="currency">
            <text:p>$1.16</text:p>
          </table:table-cell>
          <table:table-cell office:value-type="string" calcext:value-type="string">
            <text:p>Growing trend</text:p>
          </table:table-cell>
        </table:table-row>
      </table:table>
      <table:named-expressions/>
      <table:database-ranges>
        <table:database-range table:name="__Anonymous_Sheet_DB__0" table:target-range-address="MCD.A1:MCD.L518"/>
        <table:database-range table:name="__Anonymous_Sheet_DB__2" table:target-range-address="'Forecast A'.A110:'Forecast A'.A120" table:contains-header="false"/>
      </table:database-ranges>
      <table:data-pilot-tables>
        <table:data-pilot-table table:name="DataPilot1" table:application-data="" table:target-range-address="'Pivot Table_MCD_1'.A1:'Pivot Table_MCD_1'.B110" table:buttons="'Pivot Table_MCD_1'.A1" table:grand-total="column" table:show-filter-button="false" table:drill-down-on-double-click="false">
          <table:source-cell-range table:cell-range-address="MCD.A1:MCD.L51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Start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  <table:data-pilot-member table:name="2026-01-12" table:display="true" table:show-details="true"/>
                <table:data-pilot-member table:name="2026-01-1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245.82" table:display="true" table:show-details="true"/>
                <table:data-pilot-member table:name="247.79" table:display="true" table:show-details="true"/>
                <table:data-pilot-member table:name="247.85" table:display="true" table:show-details="true"/>
                <table:data-pilot-member table:name="249.37" table:display="true" table:show-details="true"/>
                <table:data-pilot-member table:name="249.99" table:display="true" table:show-details="true"/>
                <table:data-pilot-member table:name="250" table:display="true" table:show-details="true"/>
                <table:data-pilot-member table:name="250.49" table:display="true" table:show-details="true"/>
                <table:data-pilot-member table:name="250.79" table:display="true" table:show-details="true"/>
                <table:data-pilot-member table:name="251.09" table:display="true" table:show-details="true"/>
                <table:data-pilot-member table:name="251.46" table:display="true" table:show-details="true"/>
                <table:data-pilot-member table:name="251.53" table:display="true" table:show-details="true"/>
                <table:data-pilot-member table:name="252" table:display="true" table:show-details="true"/>
                <table:data-pilot-member table:name="252.07" table:display="true" table:show-details="true"/>
                <table:data-pilot-member table:name="253.37" table:display="true" table:show-details="true"/>
                <table:data-pilot-member table:name="253.51" table:display="true" table:show-details="true"/>
                <table:data-pilot-member table:name="253.54" table:display="true" table:show-details="true"/>
                <table:data-pilot-member table:name="253.58" table:display="true" table:show-details="true"/>
                <table:data-pilot-member table:name="253.7" table:display="true" table:show-details="true"/>
                <table:data-pilot-member table:name="253.8" table:display="true" table:show-details="true"/>
                <table:data-pilot-member table:name="253.81" table:display="true" table:show-details="true"/>
                <table:data-pilot-member table:name="253.9" table:display="true" table:show-details="true"/>
                <table:data-pilot-member table:name="254.05" table:display="true" table:show-details="true"/>
                <table:data-pilot-member table:name="254.28" table:display="true" table:show-details="true"/>
                <table:data-pilot-member table:name="254.48" table:display="true" table:show-details="true"/>
                <table:data-pilot-member table:name="254.8" table:display="true" table:show-details="true"/>
                <table:data-pilot-member table:name="254.84" table:display="true" table:show-details="true"/>
                <table:data-pilot-member table:name="256.21" table:display="true" table:show-details="true"/>
                <table:data-pilot-member table:name="257.27" table:display="true" table:show-details="true"/>
                <table:data-pilot-member table:name="257.28" table:display="true" table:show-details="true"/>
                <table:data-pilot-member table:name="257.38" table:display="true" table:show-details="true"/>
                <table:data-pilot-member table:name="257.83" table:display="true" table:show-details="true"/>
                <table:data-pilot-member table:name="257.93" table:display="true" table:show-details="true"/>
                <table:data-pilot-member table:name="258.11" table:display="true" table:show-details="true"/>
                <table:data-pilot-member table:name="258.17" table:display="true" table:show-details="true"/>
                <table:data-pilot-member table:name="258.89" table:display="true" table:show-details="true"/>
                <table:data-pilot-member table:name="259.39" table:display="true" table:show-details="true"/>
                <table:data-pilot-member table:name="259.52" table:display="true" table:show-details="true"/>
                <table:data-pilot-member table:name="259.54" table:display="true" table:show-details="true"/>
                <table:data-pilot-member table:name="259.75" table:display="true" table:show-details="true"/>
                <table:data-pilot-member table:name="259.99" table:display="true" table:show-details="true"/>
                <table:data-pilot-member table:name="260.38" table:display="true" table:show-details="true"/>
                <table:data-pilot-member table:name="260.72" table:display="true" table:show-details="true"/>
                <table:data-pilot-member table:name="261" table:display="true" table:show-details="true"/>
                <table:data-pilot-member table:name="261.42" table:display="true" table:show-details="true"/>
                <table:data-pilot-member table:name="262.72" table:display="true" table:show-details="true"/>
                <table:data-pilot-member table:name="265.4" table:display="true" table:show-details="true"/>
                <table:data-pilot-member table:name="265.43" table:display="true" table:show-details="true"/>
                <table:data-pilot-member table:name="265.77" table:display="true" table:show-details="true"/>
                <table:data-pilot-member table:name="265.87" table:display="true" table:show-details="true"/>
                <table:data-pilot-member table:name="266.23" table:display="true" table:show-details="true"/>
                <table:data-pilot-member table:name="266.44" table:display="true" table:show-details="true"/>
                <table:data-pilot-member table:name="266.69" table:display="true" table:show-details="true"/>
                <table:data-pilot-member table:name="267.39" table:display="true" table:show-details="true"/>
                <table:data-pilot-member table:name="267.5" table:display="true" table:show-details="true"/>
                <table:data-pilot-member table:name="267.56" table:display="true" table:show-details="true"/>
                <table:data-pilot-member table:name="267.87" table:display="true" table:show-details="true"/>
                <table:data-pilot-member table:name="267.91" table:display="true" table:show-details="true"/>
                <table:data-pilot-member table:name="267.95" table:display="true" table:show-details="true"/>
                <table:data-pilot-member table:name="268.45" table:display="true" table:show-details="true"/>
                <table:data-pilot-member table:name="268.49" table:display="true" table:show-details="true"/>
                <table:data-pilot-member table:name="268.62" table:display="true" table:show-details="true"/>
                <table:data-pilot-member table:name="268.67" table:display="true" table:show-details="true"/>
                <table:data-pilot-member table:name="268.75" table:display="true" table:show-details="true"/>
                <table:data-pilot-member table:name="269.3" table:display="true" table:show-details="true"/>
                <table:data-pilot-member table:name="269.37" table:display="true" table:show-details="true"/>
                <table:data-pilot-member table:name="269.44" table:display="true" table:show-details="true"/>
                <table:data-pilot-member table:name="269.46" table:display="true" table:show-details="true"/>
                <table:data-pilot-member table:name="269.95" table:display="true" table:show-details="true"/>
                <table:data-pilot-member table:name="270.06" table:display="true" table:show-details="true"/>
                <table:data-pilot-member table:name="270.09" table:display="true" table:show-details="true"/>
                <table:data-pilot-member table:name="270.31" table:display="true" table:show-details="true"/>
                <table:data-pilot-member table:name="270.32" table:display="true" table:show-details="true"/>
                <table:data-pilot-member table:name="270.66" table:display="true" table:show-details="true"/>
                <table:data-pilot-member table:name="270.98" table:display="true" table:show-details="true"/>
                <table:data-pilot-member table:name="271.15" table:display="true" table:show-details="true"/>
                <table:data-pilot-member table:name="271.19" table:display="true" table:show-details="true"/>
                <table:data-pilot-member table:name="271.32" table:display="true" table:show-details="true"/>
                <table:data-pilot-member table:name="271.91" table:display="true" table:show-details="true"/>
                <table:data-pilot-member table:name="272.38" table:display="true" table:show-details="true"/>
                <table:data-pilot-member table:name="273.04" table:display="true" table:show-details="true"/>
                <table:data-pilot-member table:name="273.09" table:display="true" table:show-details="true"/>
                <table:data-pilot-member table:name="273.28" table:display="true" table:show-details="true"/>
                <table:data-pilot-member table:name="273.51" table:display="true" table:show-details="true"/>
                <table:data-pilot-member table:name="273.55" table:display="true" table:show-details="true"/>
                <table:data-pilot-member table:name="273.87" table:display="true" table:show-details="true"/>
                <table:data-pilot-member table:name="274.43" table:display="true" table:show-details="true"/>
                <table:data-pilot-member table:name="274.87" table:display="true" table:show-details="true"/>
                <table:data-pilot-member table:name="275" table:display="true" table:show-details="true"/>
                <table:data-pilot-member table:name="275.54" table:display="true" table:show-details="true"/>
                <table:data-pilot-member table:name="275.58" table:display="true" table:show-details="true"/>
                <table:data-pilot-member table:name="275.6" table:display="true" table:show-details="true"/>
                <table:data-pilot-member table:name="276.69" table:display="true" table:show-details="true"/>
                <table:data-pilot-member table:name="276.75" table:display="true" table:show-details="true"/>
                <table:data-pilot-member table:name="276.88" table:display="true" table:show-details="true"/>
                <table:data-pilot-member table:name="277.74" table:display="true" table:show-details="true"/>
                <table:data-pilot-member table:name="278.49" table:display="true" table:show-details="true"/>
                <table:data-pilot-member table:name="278.58" table:display="true" table:show-details="true"/>
                <table:data-pilot-member table:name="278.62" table:display="true" table:show-details="true"/>
                <table:data-pilot-member table:name="279.14" table:display="true" table:show-details="true"/>
                <table:data-pilot-member table:name="279.74" table:display="true" table:show-details="true"/>
                <table:data-pilot-member table:name="280.22" table:display="true" table:show-details="true"/>
                <table:data-pilot-member table:name="280.95" table:display="true" table:show-details="true"/>
                <table:data-pilot-member table:name="281.35" table:display="true" table:show-details="true"/>
                <table:data-pilot-member table:name="281.58" table:display="true" table:show-details="true"/>
                <table:data-pilot-member table:name="281.73" table:display="true" table:show-details="true"/>
                <table:data-pilot-member table:name="281.95" table:display="true" table:show-details="true"/>
                <table:data-pilot-member table:name="282.02" table:display="true" table:show-details="true"/>
                <table:data-pilot-member table:name="282.3" table:display="true" table:show-details="true"/>
                <table:data-pilot-member table:name="282.31" table:display="true" table:show-details="true"/>
                <table:data-pilot-member table:name="282.61" table:display="true" table:show-details="true"/>
                <table:data-pilot-member table:name="282.63" table:display="true" table:show-details="true"/>
                <table:data-pilot-member table:name="282.86" table:display="true" table:show-details="true"/>
                <table:data-pilot-member table:name="282.87" table:display="true" table:show-details="true"/>
                <table:data-pilot-member table:name="283.53" table:display="true" table:show-details="true"/>
                <table:data-pilot-member table:name="283.63" table:display="true" table:show-details="true"/>
                <table:data-pilot-member table:name="284.43" table:display="true" table:show-details="true"/>
                <table:data-pilot-member table:name="284.45" table:display="true" table:show-details="true"/>
                <table:data-pilot-member table:name="284.65" table:display="true" table:show-details="true"/>
                <table:data-pilot-member table:name="285.46" table:display="true" table:show-details="true"/>
                <table:data-pilot-member table:name="285.52" table:display="true" table:show-details="true"/>
                <table:data-pilot-member table:name="285.55" table:display="true" table:show-details="true"/>
                <table:data-pilot-member table:name="285.63" table:display="true" table:show-details="true"/>
                <table:data-pilot-member table:name="285.97" table:display="true" table:show-details="true"/>
                <table:data-pilot-member table:name="286.9" table:display="true" table:show-details="true"/>
                <table:data-pilot-member table:name="287.05" table:display="true" table:show-details="true"/>
                <table:data-pilot-member table:name="287.11" table:display="true" table:show-details="true"/>
                <table:data-pilot-member table:name="287.33" table:display="true" table:show-details="true"/>
                <table:data-pilot-member table:name="287.46" table:display="true" table:show-details="true"/>
                <table:data-pilot-member table:name="287.55" table:display="true" table:show-details="true"/>
                <table:data-pilot-member table:name="287.86" table:display="true" table:show-details="true"/>
                <table:data-pilot-member table:name="287.97" table:display="true" table:show-details="true"/>
                <table:data-pilot-member table:name="288.03" table:display="true" table:show-details="true"/>
                <table:data-pilot-member table:name="288.17" table:display="true" table:show-details="true"/>
                <table:data-pilot-member table:name="288.47" table:display="true" table:show-details="true"/>
                <table:data-pilot-member table:name="288.66" table:display="true" table:show-details="true"/>
                <table:data-pilot-member table:name="288.68" table:display="true" table:show-details="true"/>
                <table:data-pilot-member table:name="288.7" table:display="true" table:show-details="true"/>
                <table:data-pilot-member table:name="288.83" table:display="true" table:show-details="true"/>
                <table:data-pilot-member table:name="288.99" table:display="true" table:show-details="true"/>
                <table:data-pilot-member table:name="289.21" table:display="true" table:show-details="true"/>
                <table:data-pilot-member table:name="289.34" table:display="true" table:show-details="true"/>
                <table:data-pilot-member table:name="289.44" table:display="true" table:show-details="true"/>
                <table:data-pilot-member table:name="289.47" table:display="true" table:show-details="true"/>
                <table:data-pilot-member table:name="289.51" table:display="true" table:show-details="true"/>
                <table:data-pilot-member table:name="289.52" table:display="true" table:show-details="true"/>
                <table:data-pilot-member table:name="289.6" table:display="true" table:show-details="true"/>
                <table:data-pilot-member table:name="289.63" table:display="true" table:show-details="true"/>
                <table:data-pilot-member table:name="289.64" table:display="true" table:show-details="true"/>
                <table:data-pilot-member table:name="289.71" table:display="true" table:show-details="true"/>
                <table:data-pilot-member table:name="289.77" table:display="true" table:show-details="true"/>
                <table:data-pilot-member table:name="289.89" table:display="true" table:show-details="true"/>
                <table:data-pilot-member table:name="290.05" table:display="true" table:show-details="true"/>
                <table:data-pilot-member table:name="290.11" table:display="true" table:show-details="true"/>
                <table:data-pilot-member table:name="290.23" table:display="true" table:show-details="true"/>
                <table:data-pilot-member table:name="290.28" table:display="true" table:show-details="true"/>
                <table:data-pilot-member table:name="290.32" table:display="true" table:show-details="true"/>
                <table:data-pilot-member table:name="290.73" table:display="true" table:show-details="true"/>
                <table:data-pilot-member table:name="290.87" table:display="true" table:show-details="true"/>
                <table:data-pilot-member table:name="290.88" table:display="true" table:show-details="true"/>
                <table:data-pilot-member table:name="290.91" table:display="true" table:show-details="true"/>
                <table:data-pilot-member table:name="290.94" table:display="true" table:show-details="true"/>
                <table:data-pilot-member table:name="291.09" table:display="true" table:show-details="true"/>
                <table:data-pilot-member table:name="291.1" table:display="true" table:show-details="true"/>
                <table:data-pilot-member table:name="291.11" table:display="true" table:show-details="true"/>
                <table:data-pilot-member table:name="291.15" table:display="true" table:show-details="true"/>
                <table:data-pilot-member table:name="291.16" table:display="true" table:show-details="true"/>
                <table:data-pilot-member table:name="291.27" table:display="true" table:show-details="true"/>
                <table:data-pilot-member table:name="291.29" table:display="true" table:show-details="true"/>
                <table:data-pilot-member table:name="291.47" table:display="true" table:show-details="true"/>
                <table:data-pilot-member table:name="291.52" table:display="true" table:show-details="true"/>
                <table:data-pilot-member table:name="291.55" table:display="true" table:show-details="true"/>
                <table:data-pilot-member table:name="291.67" table:display="true" table:show-details="true"/>
                <table:data-pilot-member table:name="291.74" table:display="true" table:show-details="true"/>
                <table:data-pilot-member table:name="291.86" table:display="true" table:show-details="true"/>
                <table:data-pilot-member table:name="291.9" table:display="true" table:show-details="true"/>
                <table:data-pilot-member table:name="291.93" table:display="true" table:show-details="true"/>
                <table:data-pilot-member table:name="292.02" table:display="true" table:show-details="true"/>
                <table:data-pilot-member table:name="292.03" table:display="true" table:show-details="true"/>
                <table:data-pilot-member table:name="292.11" table:display="true" table:show-details="true"/>
                <table:data-pilot-member table:name="292.17" table:display="true" table:show-details="true"/>
                <table:data-pilot-member table:name="292.18" table:display="true" table:show-details="true"/>
                <table:data-pilot-member table:name="292.26" table:display="true" table:show-details="true"/>
                <table:data-pilot-member table:name="292.28" table:display="true" table:show-details="true"/>
                <table:data-pilot-member table:name="292.31" table:display="true" table:show-details="true"/>
                <table:data-pilot-member table:name="292.35" table:display="true" table:show-details="true"/>
                <table:data-pilot-member table:name="292.44" table:display="true" table:show-details="true"/>
                <table:data-pilot-member table:name="292.51" table:display="true" table:show-details="true"/>
                <table:data-pilot-member table:name="292.54" table:display="true" table:show-details="true"/>
                <table:data-pilot-member table:name="292.55" table:display="true" table:show-details="true"/>
                <table:data-pilot-member table:name="292.61" table:display="true" table:show-details="true"/>
                <table:data-pilot-member table:name="292.63" table:display="true" table:show-details="true"/>
                <table:data-pilot-member table:name="292.65" table:display="true" table:show-details="true"/>
                <table:data-pilot-member table:name="292.68" table:display="true" table:show-details="true"/>
                <table:data-pilot-member table:name="292.72" table:display="true" table:show-details="true"/>
                <table:data-pilot-member table:name="292.85" table:display="true" table:show-details="true"/>
                <table:data-pilot-member table:name="292.93" table:display="true" table:show-details="true"/>
                <table:data-pilot-member table:name="293.02" table:display="true" table:show-details="true"/>
                <table:data-pilot-member table:name="293.09" table:display="true" table:show-details="true"/>
                <table:data-pilot-member table:name="293.47" table:display="true" table:show-details="true"/>
                <table:data-pilot-member table:name="293.53" table:display="true" table:show-details="true"/>
                <table:data-pilot-member table:name="293.62" table:display="true" table:show-details="true"/>
                <table:data-pilot-member table:name="293.75" table:display="true" table:show-details="true"/>
                <table:data-pilot-member table:name="293.76" table:display="true" table:show-details="true"/>
                <table:data-pilot-member table:name="293.81" table:display="true" table:show-details="true"/>
                <table:data-pilot-member table:name="293.85" table:display="true" table:show-details="true"/>
                <table:data-pilot-member table:name="293.91" table:display="true" table:show-details="true"/>
                <table:data-pilot-member table:name="293.99" table:display="true" table:show-details="true"/>
                <table:data-pilot-member table:name="294" table:display="true" table:show-details="true"/>
                <table:data-pilot-member table:name="294.08" table:display="true" table:show-details="true"/>
                <table:data-pilot-member table:name="294.09" table:display="true" table:show-details="true"/>
                <table:data-pilot-member table:name="294.15" table:display="true" table:show-details="true"/>
                <table:data-pilot-member table:name="294.3" table:display="true" table:show-details="true"/>
                <table:data-pilot-member table:name="294.31" table:display="true" table:show-details="true"/>
                <table:data-pilot-member table:name="294.36" table:display="true" table:show-details="true"/>
                <table:data-pilot-member table:name="294.39" table:display="true" table:show-details="true"/>
                <table:data-pilot-member table:name="294.4" table:display="true" table:show-details="true"/>
                <table:data-pilot-member table:name="294.48" table:display="true" table:show-details="true"/>
                <table:data-pilot-member table:name="294.5" table:display="true" table:show-details="true"/>
                <table:data-pilot-member table:name="294.63" table:display="true" table:show-details="true"/>
                <table:data-pilot-member table:name="294.65" table:display="true" table:show-details="true"/>
                <table:data-pilot-member table:name="294.66" table:display="true" table:show-details="true"/>
                <table:data-pilot-member table:name="294.78" table:display="true" table:show-details="true"/>
                <table:data-pilot-member table:name="294.8" table:display="true" table:show-details="true"/>
                <table:data-pilot-member table:name="294.82" table:display="true" table:show-details="true"/>
                <table:data-pilot-member table:name="295" table:display="true" table:show-details="true"/>
                <table:data-pilot-member table:name="295.08" table:display="true" table:show-details="true"/>
                <table:data-pilot-member table:name="295.09" table:display="true" table:show-details="true"/>
                <table:data-pilot-member table:name="295.19" table:display="true" table:show-details="true"/>
                <table:data-pilot-member table:name="295.21" table:display="true" table:show-details="true"/>
                <table:data-pilot-member table:name="295.74" table:display="true" table:show-details="true"/>
                <table:data-pilot-member table:name="295.92" table:display="true" table:show-details="true"/>
                <table:data-pilot-member table:name="296.01" table:display="true" table:show-details="true"/>
                <table:data-pilot-member table:name="296.04" table:display="true" table:show-details="true"/>
                <table:data-pilot-member table:name="296.08" table:display="true" table:show-details="true"/>
                <table:data-pilot-member table:name="296.1" table:display="true" table:show-details="true"/>
                <table:data-pilot-member table:name="296.19" table:display="true" table:show-details="true"/>
                <table:data-pilot-member table:name="296.29" table:display="true" table:show-details="true"/>
                <table:data-pilot-member table:name="296.32" table:display="true" table:show-details="true"/>
                <table:data-pilot-member table:name="296.33" table:display="true" table:show-details="true"/>
                <table:data-pilot-member table:name="296.37" table:display="true" table:show-details="true"/>
                <table:data-pilot-member table:name="296.53" table:display="true" table:show-details="true"/>
                <table:data-pilot-member table:name="296.6" table:display="true" table:show-details="true"/>
                <table:data-pilot-member table:name="296.63" table:display="true" table:show-details="true"/>
                <table:data-pilot-member table:name="296.69" table:display="true" table:show-details="true"/>
                <table:data-pilot-member table:name="296.79" table:display="true" table:show-details="true"/>
                <table:data-pilot-member table:name="296.83" table:display="true" table:show-details="true"/>
                <table:data-pilot-member table:name="297.01" table:display="true" table:show-details="true"/>
                <table:data-pilot-member table:name="297.04" table:display="true" table:show-details="true"/>
                <table:data-pilot-member table:name="297.05" table:display="true" table:show-details="true"/>
                <table:data-pilot-member table:name="297.07" table:display="true" table:show-details="true"/>
                <table:data-pilot-member table:name="297.12" table:display="true" table:show-details="true"/>
                <table:data-pilot-member table:name="297.21" table:display="true" table:show-details="true"/>
                <table:data-pilot-member table:name="297.32" table:display="true" table:show-details="true"/>
                <table:data-pilot-member table:name="297.35" table:display="true" table:show-details="true"/>
                <table:data-pilot-member table:name="297.49" table:display="true" table:show-details="true"/>
                <table:data-pilot-member table:name="297.5" table:display="true" table:show-details="true"/>
                <table:data-pilot-member table:name="297.71" table:display="true" table:show-details="true"/>
                <table:data-pilot-member table:name="297.75" table:display="true" table:show-details="true"/>
                <table:data-pilot-member table:name="298.08" table:display="true" table:show-details="true"/>
                <table:data-pilot-member table:name="298.12" table:display="true" table:show-details="true"/>
                <table:data-pilot-member table:name="298.39" table:display="true" table:show-details="true"/>
                <table:data-pilot-member table:name="298.41" table:display="true" table:show-details="true"/>
                <table:data-pilot-member table:name="298.43" table:display="true" table:show-details="true"/>
                <table:data-pilot-member table:name="298.47" table:display="true" table:show-details="true"/>
                <table:data-pilot-member table:name="298.56" table:display="true" table:show-details="true"/>
                <table:data-pilot-member table:name="298.57" table:display="true" table:show-details="true"/>
                <table:data-pilot-member table:name="298.65" table:display="true" table:show-details="true"/>
                <table:data-pilot-member table:name="298.77" table:display="true" table:show-details="true"/>
                <table:data-pilot-member table:name="298.9" table:display="true" table:show-details="true"/>
                <table:data-pilot-member table:name="298.97" table:display="true" table:show-details="true"/>
                <table:data-pilot-member table:name="298.98" table:display="true" table:show-details="true"/>
                <table:data-pilot-member table:name="299.06" table:display="true" table:show-details="true"/>
                <table:data-pilot-member table:name="299.1" table:display="true" table:show-details="true"/>
                <table:data-pilot-member table:name="299.17" table:display="true" table:show-details="true"/>
                <table:data-pilot-member table:name="299.21" table:display="true" table:show-details="true"/>
                <table:data-pilot-member table:name="299.22" table:display="true" table:show-details="true"/>
                <table:data-pilot-member table:name="299.4" table:display="true" table:show-details="true"/>
                <table:data-pilot-member table:name="299.47" table:display="true" table:show-details="true"/>
                <table:data-pilot-member table:name="299.62" table:display="true" table:show-details="true"/>
                <table:data-pilot-member table:name="299.66" table:display="true" table:show-details="true"/>
                <table:data-pilot-member table:name="299.83" table:display="true" table:show-details="true"/>
                <table:data-pilot-member table:name="299.86" table:display="true" table:show-details="true"/>
                <table:data-pilot-member table:name="299.88" table:display="true" table:show-details="true"/>
                <table:data-pilot-member table:name="299.89" table:display="true" table:show-details="true"/>
                <table:data-pilot-member table:name="299.91" table:display="true" table:show-details="true"/>
                <table:data-pilot-member table:name="300.05" table:display="true" table:show-details="true"/>
                <table:data-pilot-member table:name="300.07" table:display="true" table:show-details="true"/>
                <table:data-pilot-member table:name="300.11" table:display="true" table:show-details="true"/>
                <table:data-pilot-member table:name="300.27" table:display="true" table:show-details="true"/>
                <table:data-pilot-member table:name="300.37" table:display="true" table:show-details="true"/>
                <table:data-pilot-member table:name="300.43" table:display="true" table:show-details="true"/>
                <table:data-pilot-member table:name="300.44" table:display="true" table:show-details="true"/>
                <table:data-pilot-member table:name="300.47" table:display="true" table:show-details="true"/>
                <table:data-pilot-member table:name="300.52" table:display="true" table:show-details="true"/>
                <table:data-pilot-member table:name="300.53" table:display="true" table:show-details="true"/>
                <table:data-pilot-member table:name="300.71" table:display="true" table:show-details="true"/>
                <table:data-pilot-member table:name="300.72" table:display="true" table:show-details="true"/>
                <table:data-pilot-member table:name="300.85" table:display="true" table:show-details="true"/>
                <table:data-pilot-member table:name="300.98" table:display="true" table:show-details="true"/>
                <table:data-pilot-member table:name="301.14" table:display="true" table:show-details="true"/>
                <table:data-pilot-member table:name="301.37" table:display="true" table:show-details="true"/>
                <table:data-pilot-member table:name="301.53" table:display="true" table:show-details="true"/>
                <table:data-pilot-member table:name="301.58" table:display="true" table:show-details="true"/>
                <table:data-pilot-member table:name="301.64" table:display="true" table:show-details="true"/>
                <table:data-pilot-member table:name="301.72" table:display="true" table:show-details="true"/>
                <table:data-pilot-member table:name="301.88" table:display="true" table:show-details="true"/>
                <table:data-pilot-member table:name="301.9" table:display="true" table:show-details="true"/>
                <table:data-pilot-member table:name="301.91" table:display="true" table:show-details="true"/>
                <table:data-pilot-member table:name="301.94" table:display="true" table:show-details="true"/>
                <table:data-pilot-member table:name="302.07" table:display="true" table:show-details="true"/>
                <table:data-pilot-member table:name="302.3" table:display="true" table:show-details="true"/>
                <table:data-pilot-member table:name="302.35" table:display="true" table:show-details="true"/>
                <table:data-pilot-member table:name="302.38" table:display="true" table:show-details="true"/>
                <table:data-pilot-member table:name="302.43" table:display="true" table:show-details="true"/>
                <table:data-pilot-member table:name="302.67" table:display="true" table:show-details="true"/>
                <table:data-pilot-member table:name="302.74" table:display="true" table:show-details="true"/>
                <table:data-pilot-member table:name="302.77" table:display="true" table:show-details="true"/>
                <table:data-pilot-member table:name="302.84" table:display="true" table:show-details="true"/>
                <table:data-pilot-member table:name="302.89" table:display="true" table:show-details="true"/>
                <table:data-pilot-member table:name="302.98" table:display="true" table:show-details="true"/>
                <table:data-pilot-member table:name="302.99" table:display="true" table:show-details="true"/>
                <table:data-pilot-member table:name="303.05" table:display="true" table:show-details="true"/>
                <table:data-pilot-member table:name="303.16" table:display="true" table:show-details="true"/>
                <table:data-pilot-member table:name="303.19" table:display="true" table:show-details="true"/>
                <table:data-pilot-member table:name="303.26" table:display="true" table:show-details="true"/>
                <table:data-pilot-member table:name="303.29" table:display="true" table:show-details="true"/>
                <table:data-pilot-member table:name="303.45" table:display="true" table:show-details="true"/>
                <table:data-pilot-member table:name="303.57" table:display="true" table:show-details="true"/>
                <table:data-pilot-member table:name="303.6" table:display="true" table:show-details="true"/>
                <table:data-pilot-member table:name="303.61" table:display="true" table:show-details="true"/>
                <table:data-pilot-member table:name="303.65" table:display="true" table:show-details="true"/>
                <table:data-pilot-member table:name="303.69" table:display="true" table:show-details="true"/>
                <table:data-pilot-member table:name="303.76" table:display="true" table:show-details="true"/>
                <table:data-pilot-member table:name="303.83" table:display="true" table:show-details="true"/>
                <table:data-pilot-member table:name="303.89" table:display="true" table:show-details="true"/>
                <table:data-pilot-member table:name="303.96" table:display="true" table:show-details="true"/>
                <table:data-pilot-member table:name="303.97" table:display="true" table:show-details="true"/>
                <table:data-pilot-member table:name="304.04" table:display="true" table:show-details="true"/>
                <table:data-pilot-member table:name="304.16" table:display="true" table:show-details="true"/>
                <table:data-pilot-member table:name="304.23" table:display="true" table:show-details="true"/>
                <table:data-pilot-member table:name="304.27" table:display="true" table:show-details="true"/>
                <table:data-pilot-member table:name="304.29" table:display="true" table:show-details="true"/>
                <table:data-pilot-member table:name="304.33" table:display="true" table:show-details="true"/>
                <table:data-pilot-member table:name="304.36" table:display="true" table:show-details="true"/>
                <table:data-pilot-member table:name="304.51" table:display="true" table:show-details="true"/>
                <table:data-pilot-member table:name="304.56" table:display="true" table:show-details="true"/>
                <table:data-pilot-member table:name="304.59" table:display="true" table:show-details="true"/>
                <table:data-pilot-member table:name="304.78" table:display="true" table:show-details="true"/>
                <table:data-pilot-member table:name="304.81" table:display="true" table:show-details="true"/>
                <table:data-pilot-member table:name="304.83" table:display="true" table:show-details="true"/>
                <table:data-pilot-member table:name="304.9" table:display="true" table:show-details="true"/>
                <table:data-pilot-member table:name="304.97" table:display="true" table:show-details="true"/>
                <table:data-pilot-member table:name="305.04" table:display="true" table:show-details="true"/>
                <table:data-pilot-member table:name="305.07" table:display="true" table:show-details="true"/>
                <table:data-pilot-member table:name="305.24" table:display="true" table:show-details="true"/>
                <table:data-pilot-member table:name="305.25" table:display="true" table:show-details="true"/>
                <table:data-pilot-member table:name="305.33" table:display="true" table:show-details="true"/>
                <table:data-pilot-member table:name="305.4" table:display="true" table:show-details="true"/>
                <table:data-pilot-member table:name="305.44" table:display="true" table:show-details="true"/>
                <table:data-pilot-member table:name="305.45" table:display="true" table:show-details="true"/>
                <table:data-pilot-member table:name="305.63" table:display="true" table:show-details="true"/>
                <table:data-pilot-member table:name="305.67" table:display="true" table:show-details="true"/>
                <table:data-pilot-member table:name="305.69" table:display="true" table:show-details="true"/>
                <table:data-pilot-member table:name="305.77" table:display="true" table:show-details="true"/>
                <table:data-pilot-member table:name="305.79" table:display="true" table:show-details="true"/>
                <table:data-pilot-member table:name="305.94" table:display="true" table:show-details="true"/>
                <table:data-pilot-member table:name="306.03" table:display="true" table:show-details="true"/>
                <table:data-pilot-member table:name="306.4" table:display="true" table:show-details="true"/>
                <table:data-pilot-member table:name="306.75" table:display="true" table:show-details="true"/>
                <table:data-pilot-member table:name="306.76" table:display="true" table:show-details="true"/>
                <table:data-pilot-member table:name="306.78" table:display="true" table:show-details="true"/>
                <table:data-pilot-member table:name="306.83" table:display="true" table:show-details="true"/>
                <table:data-pilot-member table:name="306.92" table:display="true" table:show-details="true"/>
                <table:data-pilot-member table:name="306.94" table:display="true" table:show-details="true"/>
                <table:data-pilot-member table:name="306.97" table:display="true" table:show-details="true"/>
                <table:data-pilot-member table:name="307" table:display="true" table:show-details="true"/>
                <table:data-pilot-member table:name="307.03" table:display="true" table:show-details="true"/>
                <table:data-pilot-member table:name="307.09" table:display="true" table:show-details="true"/>
                <table:data-pilot-member table:name="307.32" table:display="true" table:show-details="true"/>
                <table:data-pilot-member table:name="307.36" table:display="true" table:show-details="true"/>
                <table:data-pilot-member table:name="307.43" table:display="true" table:show-details="true"/>
                <table:data-pilot-member table:name="307.45" table:display="true" table:show-details="true"/>
                <table:data-pilot-member table:name="307.48" table:display="true" table:show-details="true"/>
                <table:data-pilot-member table:name="307.5" table:display="true" table:show-details="true"/>
                <table:data-pilot-member table:name="307.57" table:display="true" table:show-details="true"/>
                <table:data-pilot-member table:name="307.58" table:display="true" table:show-details="true"/>
                <table:data-pilot-member table:name="307.6" table:display="true" table:show-details="true"/>
                <table:data-pilot-member table:name="307.66" table:display="true" table:show-details="true"/>
                <table:data-pilot-member table:name="307.71" table:display="true" table:show-details="true"/>
                <table:data-pilot-member table:name="307.77" table:display="true" table:show-details="true"/>
                <table:data-pilot-member table:name="307.91" table:display="true" table:show-details="true"/>
                <table:data-pilot-member table:name="308.03" table:display="true" table:show-details="true"/>
                <table:data-pilot-member table:name="308.09" table:display="true" table:show-details="true"/>
                <table:data-pilot-member table:name="308.13" table:display="true" table:show-details="true"/>
                <table:data-pilot-member table:name="308.33" table:display="true" table:show-details="true"/>
                <table:data-pilot-member table:name="308.42" table:display="true" table:show-details="true"/>
                <table:data-pilot-member table:name="308.43" table:display="true" table:show-details="true"/>
                <table:data-pilot-member table:name="308.53" table:display="true" table:show-details="true"/>
                <table:data-pilot-member table:name="308.54" table:display="true" table:show-details="true"/>
                <table:data-pilot-member table:name="308.55" table:display="true" table:show-details="true"/>
                <table:data-pilot-member table:name="308.62" table:display="true" table:show-details="true"/>
                <table:data-pilot-member table:name="308.69" table:display="true" table:show-details="true"/>
                <table:data-pilot-member table:name="308.7" table:display="true" table:show-details="true"/>
                <table:data-pilot-member table:name="308.72" table:display="true" table:show-details="true"/>
                <table:data-pilot-member table:name="308.88" table:display="true" table:show-details="true"/>
                <table:data-pilot-member table:name="308.93" table:display="true" table:show-details="true"/>
                <table:data-pilot-member table:name="308.95" table:display="true" table:show-details="true"/>
                <table:data-pilot-member table:name="308.98" table:display="true" table:show-details="true"/>
                <table:data-pilot-member table:name="309.1" table:display="true" table:show-details="true"/>
                <table:data-pilot-member table:name="309.25" table:display="true" table:show-details="true"/>
                <table:data-pilot-member table:name="309.35" table:display="true" table:show-details="true"/>
                <table:data-pilot-member table:name="309.44" table:display="true" table:show-details="true"/>
                <table:data-pilot-member table:name="309.71" table:display="true" table:show-details="true"/>
                <table:data-pilot-member table:name="309.79" table:display="true" table:show-details="true"/>
                <table:data-pilot-member table:name="309.84" table:display="true" table:show-details="true"/>
                <table:data-pilot-member table:name="309.9" table:display="true" table:show-details="true"/>
                <table:data-pilot-member table:name="309.95" table:display="true" table:show-details="true"/>
                <table:data-pilot-member table:name="310" table:display="true" table:show-details="true"/>
                <table:data-pilot-member table:name="310.02" table:display="true" table:show-details="true"/>
                <table:data-pilot-member table:name="310.11" table:display="true" table:show-details="true"/>
                <table:data-pilot-member table:name="310.21" table:display="true" table:show-details="true"/>
                <table:data-pilot-member table:name="310.37" table:display="true" table:show-details="true"/>
                <table:data-pilot-member table:name="310.45" table:display="true" table:show-details="true"/>
                <table:data-pilot-member table:name="310.53" table:display="true" table:show-details="true"/>
                <table:data-pilot-member table:name="310.68" table:display="true" table:show-details="true"/>
                <table:data-pilot-member table:name="310.72" table:display="true" table:show-details="true"/>
                <table:data-pilot-member table:name="310.79" table:display="true" table:show-details="true"/>
                <table:data-pilot-member table:name="310.84" table:display="true" table:show-details="true"/>
                <table:data-pilot-member table:name="310.93" table:display="true" table:show-details="true"/>
                <table:data-pilot-member table:name="311.23" table:display="true" table:show-details="true"/>
                <table:data-pilot-member table:name="311.3" table:display="true" table:show-details="true"/>
                <table:data-pilot-member table:name="311.43" table:display="true" table:show-details="true"/>
                <table:data-pilot-member table:name="311.57" table:display="true" table:show-details="true"/>
                <table:data-pilot-member table:name="311.58" table:display="true" table:show-details="true"/>
                <table:data-pilot-member table:name="311.82" table:display="true" table:show-details="true"/>
                <table:data-pilot-member table:name="311.86" table:display="true" table:show-details="true"/>
                <table:data-pilot-member table:name="311.92" table:display="true" table:show-details="true"/>
                <table:data-pilot-member table:name="311.96" table:display="true" table:show-details="true"/>
                <table:data-pilot-member table:name="312.22" table:display="true" table:show-details="true"/>
                <table:data-pilot-member table:name="312.37" table:display="true" table:show-details="true"/>
                <table:data-pilot-member table:name="312.39" table:display="true" table:show-details="true"/>
                <table:data-pilot-member table:name="312.4" table:display="true" table:show-details="true"/>
                <table:data-pilot-member table:name="312.48" table:display="true" table:show-details="true"/>
                <table:data-pilot-member table:name="312.52" table:display="true" table:show-details="true"/>
                <table:data-pilot-member table:name="312.68" table:display="true" table:show-details="true"/>
                <table:data-pilot-member table:name="312.69" table:display="true" table:show-details="true"/>
                <table:data-pilot-member table:name="312.8" table:display="true" table:show-details="true"/>
                <table:data-pilot-member table:name="312.84" table:display="true" table:show-details="true"/>
                <table:data-pilot-member table:name="312.92" table:display="true" table:show-details="true"/>
                <table:data-pilot-member table:name="312.94" table:display="true" table:show-details="true"/>
                <table:data-pilot-member table:name="313.08" table:display="true" table:show-details="true"/>
                <table:data-pilot-member table:name="313.22" table:display="true" table:show-details="true"/>
                <table:data-pilot-member table:name="313.33" table:display="true" table:show-details="true"/>
                <table:data-pilot-member table:name="313.34" table:display="true" table:show-details="true"/>
                <table:data-pilot-member table:name="313.44" table:display="true" table:show-details="true"/>
                <table:data-pilot-member table:name="313.49" table:display="true" table:show-details="true"/>
                <table:data-pilot-member table:name="313.54" table:display="true" table:show-details="true"/>
                <table:data-pilot-member table:name="313.58" table:display="true" table:show-details="true"/>
                <table:data-pilot-member table:name="313.63" table:display="true" table:show-details="true"/>
                <table:data-pilot-member table:name="313.64" table:display="true" table:show-details="true"/>
                <table:data-pilot-member table:name="313.68" table:display="true" table:show-details="true"/>
                <table:data-pilot-member table:name="313.85" table:display="true" table:show-details="true"/>
                <table:data-pilot-member table:name="314.07" table:display="true" table:show-details="true"/>
                <table:data-pilot-member table:name="314.31" table:display="true" table:show-details="true"/>
                <table:data-pilot-member table:name="314.38" table:display="true" table:show-details="true"/>
                <table:data-pilot-member table:name="314.48" table:display="true" table:show-details="true"/>
                <table:data-pilot-member table:name="314.5" table:display="true" table:show-details="true"/>
                <table:data-pilot-member table:name="314.57" table:display="true" table:show-details="true"/>
                <table:data-pilot-member table:name="314.69" table:display="true" table:show-details="true"/>
                <table:data-pilot-member table:name="314.7" table:display="true" table:show-details="true"/>
                <table:data-pilot-member table:name="314.89" table:display="true" table:show-details="true"/>
                <table:data-pilot-member table:name="314.95" table:display="true" table:show-details="true"/>
                <table:data-pilot-member table:name="315.72" table:display="true" table:show-details="true"/>
                <table:data-pilot-member table:name="315.76" table:display="true" table:show-details="true"/>
                <table:data-pilot-member table:name="315.84" table:display="true" table:show-details="true"/>
                <table:data-pilot-member table:name="316.07" table:display="true" table:show-details="true"/>
                <table:data-pilot-member table:name="316.22" table:display="true" table:show-details="true"/>
                <table:data-pilot-member table:name="316.39" table:display="true" table:show-details="true"/>
                <table:data-pilot-member table:name="316.44" table:display="true" table:show-details="true"/>
                <table:data-pilot-member table:name="316.56" table:display="true" table:show-details="true"/>
                <table:data-pilot-member table:name="316.72" table:display="true" table:show-details="true"/>
                <table:data-pilot-member table:name="316.74" table:display="true" table:show-details="true"/>
                <table:data-pilot-member table:name="316.79" table:display="true" table:show-details="true"/>
                <table:data-pilot-member table:name="316.81" table:display="true" table:show-details="true"/>
                <table:data-pilot-member table:name="316.99" table:display="true" table:show-details="true"/>
                <table:data-pilot-member table:name="317.25" table:display="true" table:show-details="true"/>
                <table:data-pilot-member table:name="318.13" table:display="true" table:show-details="true"/>
                <table:data-pilot-member table:name="318.27" table:display="true" table:show-details="true"/>
                <table:data-pilot-member table:name="318.48" table:display="true" table:show-details="true"/>
                <table:data-pilot-member table:name="318.61" table:display="true" table:show-details="true"/>
                <table:data-pilot-member table:name="318.69" table:display="true" table:show-details="true"/>
                <table:data-pilot-member table:name="318.73" table:display="true" table:show-details="true"/>
                <table:data-pilot-member table:name="319.08" table:display="true" table:show-details="true"/>
                <table:data-pilot-member table:name="319.65" table:display="true" table:show-details="true"/>
                <table:data-pilot-member table:name="319.8" table:display="true" table:show-details="true"/>
                <table:data-pilot-member table:name="321.23" table:display="true" table:show-details="true"/>
                <table:data-pilot-member table:name="321.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21:34:05.58394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12:20:35.096447800</meta:creation-date>
    <meta:generator>LibreOffice/25.8.4.2$Windows_X86_64 LibreOffice_project/290daaa01b999472f0c7a3890eb6a550fd74c6df</meta:generator>
    <dc:date>2026-01-23T21:40:35.835827900</dc:date>
    <meta:editing-duration>PT1H13M26S</meta:editing-duration>
    <meta:editing-cycles>16</meta:editing-cycles>
    <meta:document-statistic meta:table-count="5" meta:cell-count="6399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810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8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14cm" svg:height="8.128cm" xlink:href=".." xlink:type="simple" chart:class="chart:line" chart:style-name="ch1">
        <chart:legend chart:legend-position="bottom" svg:x="2.851cm" svg:y="7.529cm" style:legend-expansion="wide" chart:style-name="ch2"/>
        <chart:plot-area chart:style-name="ch3" svg:x="0.256cm" svg:y="0.162cm" svg:width="12.302cm" svg:height="7.021cm">
          <chart:coordinate-region svg:x="1.642cm" svg:y="0.361cm" svg:width="10.822cm" svg:height="5.048cm"/>
          <chart:axis chart:dimension="x" chart:name="primary-x" chart:style-name="ch4" chartooo:axis-type="date">
            <chartooo:date-scale/>
            <chart:categories table:cell-range-address="MCD.B2:MCD.B5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CD.F2:MCD.F518" chart:label-cell-address="MCD.F1:MCD.F1" chart:class="chart:line">
            <chart:data-point chart:repeated="517"/>
          </chart:series>
          <chart:series chart:style-name="ch8" chart:values-cell-range-address="MCD.H2:MCD.H518" chart:label-cell-address="MCD.H1:MCD.H1" chart:class="chart:line">
            <chart:data-point chart:repeated="517"/>
          </chart:series>
          <chart:series chart:style-name="ch9" chart:values-cell-range-address="MCD.I2:MCD.I518" chart:label-cell-address="MCD.I1:MCD.I1" chart:class="chart:line">
            <chart:data-point chart:repeated="5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MCD.F1:MCD.F1</svg:desc>
                </draw:g>
              </table:table-cell>
              <table:table-cell office:value-type="string">
                <text:p>50d SMA</text:p>
                <draw:g>
                  <svg:desc>MCD.H1:MCD.H1</svg:desc>
                </draw:g>
              </table:table-cell>
              <table:table-cell office:value-type="string">
                <text:p>20d SMA</text:p>
                <draw:g>
                  <svg:desc>MCD.I1:MCD.I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MCD.B2:MCD.B518</svg:desc>
                </draw:g>
              </table:table-cell>
              <table:table-cell office:value-type="float" office:value="297.04">
                <text:p>297.04</text:p>
                <draw:g>
                  <svg:desc>MCD.F2:MCD.F518</svg:desc>
                </draw:g>
              </table:table-cell>
              <table:table-cell office:value-type="float" office:value="NaN">
                <text:p>NaN</text:p>
                <draw:g>
                  <svg:desc>MCD.H2:MCD.H518</svg:desc>
                </draw:g>
              </table:table-cell>
              <table:table-cell office:value-type="float" office:value="NaN">
                <text:p>NaN</text:p>
                <draw:g>
                  <svg:desc>MCD.I2:MCD.I518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294.39">
                <text:p>294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291.74">
                <text:p>29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288.99">
                <text:p>28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291.9">
                <text:p>29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290.87">
                <text:p>29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294.09">
                <text:p>29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294.15">
                <text:p>294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293.47">
                <text:p>29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291.09">
                <text:p>29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291.16">
                <text:p>29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294.36">
                <text:p>29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300.53">
                <text:p>30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298.41">
                <text:p>298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300.05">
                <text:p>30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300.44">
                <text:p>30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297.21">
                <text:p>297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292.26">
                <text:p>292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292.31">
                <text:p>29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294.65">
                <text:p>294.65</text:p>
              </table:table-cell>
              <table:table-cell office:value-type="float" office:value="NaN">
                <text:p>NaN</text:p>
              </table:table-cell>
              <table:table-cell office:value-type="float" office:value="292.261625">
                <text:p>292.261625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292.72">
                <text:p>292.72</text:p>
              </table:table-cell>
              <table:table-cell office:value-type="float" office:value="NaN">
                <text:p>NaN</text:p>
              </table:table-cell>
              <table:table-cell office:value-type="float" office:value="292.091875">
                <text:p>292.091875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298.08">
                <text:p>298.08</text:p>
              </table:table-cell>
              <table:table-cell office:value-type="float" office:value="NaN">
                <text:p>NaN</text:p>
              </table:table-cell>
              <table:table-cell office:value-type="float" office:value="291.893375">
                <text:p>291.89337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297.05">
                <text:p>297.05</text:p>
              </table:table-cell>
              <table:table-cell office:value-type="float" office:value="NaN">
                <text:p>NaN</text:p>
              </table:table-cell>
              <table:table-cell office:value-type="float" office:value="292.014875">
                <text:p>292.014875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285.97">
                <text:p>285.97</text:p>
              </table:table-cell>
              <table:table-cell office:value-type="float" office:value="NaN">
                <text:p>NaN</text:p>
              </table:table-cell>
              <table:table-cell office:value-type="float" office:value="291.821375">
                <text:p>291.821375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284.65">
                <text:p>284.65</text:p>
              </table:table-cell>
              <table:table-cell office:value-type="float" office:value="NaN">
                <text:p>NaN</text:p>
              </table:table-cell>
              <table:table-cell office:value-type="float" office:value="291.522375">
                <text:p>291.522375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287.33">
                <text:p>287.33</text:p>
              </table:table-cell>
              <table:table-cell office:value-type="float" office:value="NaN">
                <text:p>NaN</text:p>
              </table:table-cell>
              <table:table-cell office:value-type="float" office:value="291.351875">
                <text:p>291.351875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291.93">
                <text:p>291.93</text:p>
              </table:table-cell>
              <table:table-cell office:value-type="float" office:value="NaN">
                <text:p>NaN</text:p>
              </table:table-cell>
              <table:table-cell office:value-type="float" office:value="291.018375">
                <text:p>291.018375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289.47">
                <text:p>289.47</text:p>
              </table:table-cell>
              <table:table-cell office:value-type="float" office:value="NaN">
                <text:p>NaN</text:p>
              </table:table-cell>
              <table:table-cell office:value-type="float" office:value="290.931875">
                <text:p>290.931875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289.44">
                <text:p>289.44</text:p>
              </table:table-cell>
              <table:table-cell office:value-type="float" office:value="NaN">
                <text:p>NaN</text:p>
              </table:table-cell>
              <table:table-cell office:value-type="float" office:value="290.727875">
                <text:p>290.727875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287.11">
                <text:p>287.11</text:p>
              </table:table-cell>
              <table:table-cell office:value-type="float" office:value="NaN">
                <text:p>NaN</text:p>
              </table:table-cell>
              <table:table-cell office:value-type="float" office:value="290.512375">
                <text:p>290.512375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288.17">
                <text:p>288.17</text:p>
              </table:table-cell>
              <table:table-cell office:value-type="float" office:value="NaN">
                <text:p>NaN</text:p>
              </table:table-cell>
              <table:table-cell office:value-type="float" office:value="290.335625">
                <text:p>290.335625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291.86">
                <text:p>291.86</text:p>
              </table:table-cell>
              <table:table-cell office:value-type="float" office:value="NaN">
                <text:p>NaN</text:p>
              </table:table-cell>
              <table:table-cell office:value-type="float" office:value="290.134125">
                <text:p>290.134125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292.02">
                <text:p>292.02</text:p>
              </table:table-cell>
              <table:table-cell office:value-type="float" office:value="NaN">
                <text:p>NaN</text:p>
              </table:table-cell>
              <table:table-cell office:value-type="float" office:value="289.770875">
                <text:p>289.770875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292.65">
                <text:p>292.65</text:p>
              </table:table-cell>
              <table:table-cell office:value-type="float" office:value="NaN">
                <text:p>NaN</text:p>
              </table:table-cell>
              <table:table-cell office:value-type="float" office:value="289.476">
                <text:p>289.476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293.91">
                <text:p>293.91</text:p>
              </table:table-cell>
              <table:table-cell office:value-type="float" office:value="NaN">
                <text:p>NaN</text:p>
              </table:table-cell>
              <table:table-cell office:value-type="float" office:value="289.23225">
                <text:p>289.23225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295.92">
                <text:p>295.92</text:p>
              </table:table-cell>
              <table:table-cell office:value-type="float" office:value="NaN">
                <text:p>NaN</text:p>
              </table:table-cell>
              <table:table-cell office:value-type="float" office:value="288.929">
                <text:p>288.929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297.75">
                <text:p>297.75</text:p>
              </table:table-cell>
              <table:table-cell office:value-type="float" office:value="NaN">
                <text:p>NaN</text:p>
              </table:table-cell>
              <table:table-cell office:value-type="float" office:value="288.878">
                <text:p>288.878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97.12">
                <text:p>297.12</text:p>
              </table:table-cell>
              <table:table-cell office:value-type="float" office:value="NaN">
                <text:p>NaN</text:p>
              </table:table-cell>
              <table:table-cell office:value-type="float" office:value="289.113">
                <text:p>289.113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93.76">
                <text:p>293.76</text:p>
              </table:table-cell>
              <table:table-cell office:value-type="float" office:value="NaN">
                <text:p>NaN</text:p>
              </table:table-cell>
              <table:table-cell office:value-type="float" office:value="289.3635">
                <text:p>289.3635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295.19">
                <text:p>295.19</text:p>
              </table:table-cell>
              <table:table-cell office:value-type="float" office:value="NaN">
                <text:p>NaN</text:p>
              </table:table-cell>
              <table:table-cell office:value-type="float" office:value="289.4895">
                <text:p>289.4895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292.28">
                <text:p>292.28</text:p>
              </table:table-cell>
              <table:table-cell office:value-type="float" office:value="NaN">
                <text:p>NaN</text:p>
              </table:table-cell>
              <table:table-cell office:value-type="float" office:value="289.49225">
                <text:p>289.49225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290.73">
                <text:p>290.73</text:p>
              </table:table-cell>
              <table:table-cell office:value-type="float" office:value="NaN">
                <text:p>NaN</text:p>
              </table:table-cell>
              <table:table-cell office:value-type="float" office:value="289.45475">
                <text:p>289.45475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290.94">
                <text:p>290.94</text:p>
              </table:table-cell>
              <table:table-cell office:value-type="float" office:value="NaN">
                <text:p>NaN</text:p>
              </table:table-cell>
              <table:table-cell office:value-type="float" office:value="289.21225">
                <text:p>289.21225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292.54">
                <text:p>292.54</text:p>
              </table:table-cell>
              <table:table-cell office:value-type="float" office:value="NaN">
                <text:p>NaN</text:p>
              </table:table-cell>
              <table:table-cell office:value-type="float" office:value="289.49175">
                <text:p>289.49175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292.93">
                <text:p>292.93</text:p>
              </table:table-cell>
              <table:table-cell office:value-type="float" office:value="NaN">
                <text:p>NaN</text:p>
              </table:table-cell>
              <table:table-cell office:value-type="float" office:value="290.02225">
                <text:p>290.0222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291.11">
                <text:p>291.11</text:p>
              </table:table-cell>
              <table:table-cell office:value-type="float" office:value="NaN">
                <text:p>NaN</text:p>
              </table:table-cell>
              <table:table-cell office:value-type="float" office:value="290.36825">
                <text:p>290.3682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292.55">
                <text:p>292.55</text:p>
              </table:table-cell>
              <table:table-cell office:value-type="float" office:value="NaN">
                <text:p>NaN</text:p>
              </table:table-cell>
              <table:table-cell office:value-type="float" office:value="290.59975">
                <text:p>290.59975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294.82">
                <text:p>294.82</text:p>
              </table:table-cell>
              <table:table-cell office:value-type="float" office:value="NaN">
                <text:p>NaN</text:p>
              </table:table-cell>
              <table:table-cell office:value-type="float" office:value="290.74725">
                <text:p>290.74725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294.31">
                <text:p>294.31</text:p>
              </table:table-cell>
              <table:table-cell office:value-type="float" office:value="NaN">
                <text:p>NaN</text:p>
              </table:table-cell>
              <table:table-cell office:value-type="float" office:value="290.98625">
                <text:p>290.98625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282.86">
                <text:p>282.86</text:p>
              </table:table-cell>
              <table:table-cell office:value-type="float" office:value="290.67405">
                <text:p>290.67405</text:p>
              </table:table-cell>
              <table:table-cell office:value-type="float" office:value="290.83275">
                <text:p>290.83275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281.73">
                <text:p>281.73</text:p>
              </table:table-cell>
              <table:table-cell office:value-type="float" office:value="290.32963">
                <text:p>290.32963</text:p>
              </table:table-cell>
              <table:table-cell office:value-type="float" office:value="290.3947">
                <text:p>290.3947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279.14">
                <text:p>279.14</text:p>
              </table:table-cell>
              <table:table-cell office:value-type="float" office:value="290.01223">
                <text:p>290.01223</text:p>
              </table:table-cell>
              <table:table-cell office:value-type="float" office:value="289.9497">
                <text:p>289.9497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278.58">
                <text:p>278.58</text:p>
              </table:table-cell>
              <table:table-cell office:value-type="float" office:value="289.75523">
                <text:p>289.75523</text:p>
              </table:table-cell>
              <table:table-cell office:value-type="float" office:value="289.3902">
                <text:p>289.3902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282.87">
                <text:p>282.87</text:p>
              </table:table-cell>
              <table:table-cell office:value-type="float" office:value="289.58293">
                <text:p>289.58293</text:p>
              </table:table-cell>
              <table:table-cell office:value-type="float" office:value="288.72745">
                <text:p>288.72745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284.45">
                <text:p>284.45</text:p>
              </table:table-cell>
              <table:table-cell office:value-type="float" office:value="289.45993">
                <text:p>289.45993</text:p>
              </table:table-cell>
              <table:table-cell office:value-type="float" office:value="288.18345">
                <text:p>288.18345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283.53">
                <text:p>283.53</text:p>
              </table:table-cell>
              <table:table-cell office:value-type="float" office:value="289.36233">
                <text:p>289.36233</text:p>
              </table:table-cell>
              <table:table-cell office:value-type="float" office:value="287.6532">
                <text:p>287.6532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282.63">
                <text:p>282.63</text:p>
              </table:table-cell>
              <table:table-cell office:value-type="float" office:value="289.18733">
                <text:p>289.18733</text:p>
              </table:table-cell>
              <table:table-cell office:value-type="float" office:value="287.0057">
                <text:p>287.0057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278.62">
                <text:p>278.62</text:p>
              </table:table-cell>
              <table:table-cell office:value-type="float" office:value="288.92713">
                <text:p>288.92713</text:p>
              </table:table-cell>
              <table:table-cell office:value-type="float" office:value="286.0677">
                <text:p>286.067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278.62">
                <text:p>278.62</text:p>
              </table:table-cell>
              <table:table-cell office:value-type="float" office:value="288.61373">
                <text:p>288.61373</text:p>
              </table:table-cell>
              <table:table-cell office:value-type="float" office:value="285.2602">
                <text:p>285.2602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282.02">
                <text:p>282.02</text:p>
              </table:table-cell>
              <table:table-cell office:value-type="float" office:value="288.37613">
                <text:p>288.37613</text:p>
              </table:table-cell>
              <table:table-cell office:value-type="float" office:value="284.5292">
                <text:p>284.5292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281.95">
                <text:p>281.95</text:p>
              </table:table-cell>
              <table:table-cell office:value-type="float" office:value="288.19868">
                <text:p>288.19868</text:p>
              </table:table-cell>
              <table:table-cell office:value-type="float" office:value="284.006325">
                <text:p>284.00632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80.22">
                <text:p>280.22</text:p>
              </table:table-cell>
              <table:table-cell office:value-type="float" office:value="287.94528">
                <text:p>287.94528</text:p>
              </table:table-cell>
              <table:table-cell office:value-type="float" office:value="283.461825">
                <text:p>283.461825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77.74">
                <text:p>277.74</text:p>
              </table:table-cell>
              <table:table-cell office:value-type="float" office:value="287.56378">
                <text:p>287.56378</text:p>
              </table:table-cell>
              <table:table-cell office:value-type="float" office:value="282.909325">
                <text:p>282.909325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275.54">
                <text:p>275.54</text:p>
              </table:table-cell>
              <table:table-cell office:value-type="float" office:value="287.11203">
                <text:p>287.11203</text:p>
              </table:table-cell>
              <table:table-cell office:value-type="float" office:value="282.220825">
                <text:p>282.220825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270.09">
                <text:p>270.09</text:p>
              </table:table-cell>
              <table:table-cell office:value-type="float" office:value="286.56793">
                <text:p>286.56793</text:p>
              </table:table-cell>
              <table:table-cell office:value-type="float" office:value="281.109325">
                <text:p>281.109325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66.69">
                <text:p>266.69</text:p>
              </table:table-cell>
              <table:table-cell office:value-type="float" office:value="285.90893">
                <text:p>285.90893</text:p>
              </table:table-cell>
              <table:table-cell office:value-type="float" office:value="279.875825">
                <text:p>279.87582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267.56">
                <text:p>267.56</text:p>
              </table:table-cell>
              <table:table-cell office:value-type="float" office:value="285.30453">
                <text:p>285.30453</text:p>
              </table:table-cell>
              <table:table-cell office:value-type="float" office:value="278.727825">
                <text:p>278.727825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269.44">
                <text:p>269.44</text:p>
              </table:table-cell>
              <table:table-cell office:value-type="float" office:value="284.78053">
                <text:p>284.78053</text:p>
              </table:table-cell>
              <table:table-cell office:value-type="float" office:value="277.409325">
                <text:p>277.409325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68.67">
                <text:p>268.67</text:p>
              </table:table-cell>
              <table:table-cell office:value-type="float" office:value="284.31653">
                <text:p>284.31653</text:p>
              </table:table-cell>
              <table:table-cell office:value-type="float" office:value="275.987825">
                <text:p>275.987825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68.62">
                <text:p>268.62</text:p>
              </table:table-cell>
              <table:table-cell office:value-type="float" office:value="283.85553">
                <text:p>283.85553</text:p>
              </table:table-cell>
              <table:table-cell office:value-type="float" office:value="275.215325">
                <text:p>275.215325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67.39">
                <text:p>267.39</text:p>
              </table:table-cell>
              <table:table-cell office:value-type="float" office:value="283.35403">
                <text:p>283.35403</text:p>
              </table:table-cell>
              <table:table-cell office:value-type="float" office:value="274.652875">
                <text:p>274.652875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66.23">
                <text:p>266.23</text:p>
              </table:table-cell>
              <table:table-cell office:value-type="float" office:value="282.86943">
                <text:p>282.86943</text:p>
              </table:table-cell>
              <table:table-cell office:value-type="float" office:value="274.036375">
                <text:p>274.036375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265.43">
                <text:p>265.43</text:p>
              </table:table-cell>
              <table:table-cell office:value-type="float" office:value="282.30543">
                <text:p>282.30543</text:p>
              </table:table-cell>
              <table:table-cell office:value-type="float" office:value="273.390375">
                <text:p>273.390375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269.95">
                <text:p>269.95</text:p>
              </table:table-cell>
              <table:table-cell office:value-type="float" office:value="281.94923">
                <text:p>281.94923</text:p>
              </table:table-cell>
              <table:table-cell office:value-type="float" office:value="272.737125">
                <text:p>272.737125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270.98">
                <text:p>270.98</text:p>
              </table:table-cell>
              <table:table-cell office:value-type="float" office:value="281.69533">
                <text:p>281.69533</text:p>
              </table:table-cell>
              <table:table-cell office:value-type="float" office:value="272.110875">
                <text:p>272.110875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271.91">
                <text:p>271.91</text:p>
              </table:table-cell>
              <table:table-cell office:value-type="float" office:value="281.42273">
                <text:p>281.42273</text:p>
              </table:table-cell>
              <table:table-cell office:value-type="float" office:value="271.502875">
                <text:p>271.502875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75.58">
                <text:p>275.58</text:p>
              </table:table-cell>
              <table:table-cell office:value-type="float" office:value="281.18513">
                <text:p>281.18513</text:p>
              </table:table-cell>
              <table:table-cell office:value-type="float" office:value="271.012875">
                <text:p>271.012875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76.88">
                <text:p>276.88</text:p>
              </table:table-cell>
              <table:table-cell office:value-type="float" office:value="280.89153">
                <text:p>280.89153</text:p>
              </table:table-cell>
              <table:table-cell office:value-type="float" office:value="270.842875">
                <text:p>270.842875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276.75">
                <text:p>276.75</text:p>
              </table:table-cell>
              <table:table-cell office:value-type="float" office:value="280.57413">
                <text:p>280.57413</text:p>
              </table:table-cell>
              <table:table-cell office:value-type="float" office:value="270.628875">
                <text:p>270.628875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75.6">
                <text:p>275.6</text:p>
              </table:table-cell>
              <table:table-cell office:value-type="float" office:value="280.35513">
                <text:p>280.35513</text:p>
              </table:table-cell>
              <table:table-cell office:value-type="float" office:value="270.459875">
                <text:p>270.459875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273.09">
                <text:p>273.09</text:p>
              </table:table-cell>
              <table:table-cell office:value-type="float" office:value="280.030732">
                <text:p>280.030732</text:p>
              </table:table-cell>
              <table:table-cell office:value-type="float" office:value="269.915755">
                <text:p>269.915755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273.55">
                <text:p>273.55</text:p>
              </table:table-cell>
              <table:table-cell office:value-type="float" office:value="279.737032">
                <text:p>279.737032</text:p>
              </table:table-cell>
              <table:table-cell office:value-type="float" office:value="269.613505">
                <text:p>269.613505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273.04">
                <text:p>273.04</text:p>
              </table:table-cell>
              <table:table-cell office:value-type="float" office:value="279.204432">
                <text:p>279.204432</text:p>
              </table:table-cell>
              <table:table-cell office:value-type="float" office:value="268.872505">
                <text:p>268.872505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274.43">
                <text:p>274.43</text:p>
              </table:table-cell>
              <table:table-cell office:value-type="float" office:value="278.768632">
                <text:p>278.768632</text:p>
              </table:table-cell>
              <table:table-cell office:value-type="float" office:value="268.617505">
                <text:p>268.617505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273.28">
                <text:p>273.28</text:p>
              </table:table-cell>
              <table:table-cell office:value-type="float" office:value="278.377832">
                <text:p>278.377832</text:p>
              </table:table-cell>
              <table:table-cell office:value-type="float" office:value="268.757005">
                <text:p>268.757005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270.32">
                <text:p>270.32</text:p>
              </table:table-cell>
              <table:table-cell office:value-type="float" office:value="277.890732">
                <text:p>277.890732</text:p>
              </table:table-cell>
              <table:table-cell office:value-type="float" office:value="268.883505">
                <text:p>268.883505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269.3">
                <text:p>269.3</text:p>
              </table:table-cell>
              <table:table-cell office:value-type="float" office:value="277.370132">
                <text:p>277.370132</text:p>
              </table:table-cell>
              <table:table-cell office:value-type="float" office:value="269.042005">
                <text:p>269.042005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267.5">
                <text:p>267.5</text:p>
              </table:table-cell>
              <table:table-cell office:value-type="float" office:value="276.781932">
                <text:p>276.781932</text:p>
              </table:table-cell>
              <table:table-cell office:value-type="float" office:value="269.116505">
                <text:p>269.116505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268.49">
                <text:p>268.49</text:p>
              </table:table-cell>
              <table:table-cell office:value-type="float" office:value="276.236732">
                <text:p>276.236732</text:p>
              </table:table-cell>
              <table:table-cell office:value-type="float" office:value="269.164005">
                <text:p>269.164005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267.95">
                <text:p>267.95</text:p>
              </table:table-cell>
              <table:table-cell office:value-type="float" office:value="275.722732">
                <text:p>275.722732</text:p>
              </table:table-cell>
              <table:table-cell office:value-type="float" office:value="269.157505">
                <text:p>269.157505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275">
                <text:p>275</text:p>
              </table:table-cell>
              <table:table-cell office:value-type="float" office:value="275.245332">
                <text:p>275.245332</text:p>
              </table:table-cell>
              <table:table-cell office:value-type="float" office:value="269.220505">
                <text:p>269.220505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271.32">
                <text:p>271.32</text:p>
              </table:table-cell>
              <table:table-cell office:value-type="float" office:value="274.877532">
                <text:p>274.877532</text:p>
              </table:table-cell>
              <table:table-cell office:value-type="float" office:value="269.475005">
                <text:p>269.475005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270.66">
                <text:p>270.66</text:p>
              </table:table-cell>
              <table:table-cell office:value-type="float" office:value="274.48178">
                <text:p>274.48178</text:p>
              </table:table-cell>
              <table:table-cell office:value-type="float" office:value="269.653125">
                <text:p>269.653125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273.87">
                <text:p>273.87</text:p>
              </table:table-cell>
              <table:table-cell office:value-type="float" office:value="274.108">
                <text:p>274.108</text:p>
              </table:table-cell>
              <table:table-cell office:value-type="float" office:value="269.888675">
                <text:p>269.888675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273.51">
                <text:p>273.51</text:p>
              </table:table-cell>
              <table:table-cell office:value-type="float" office:value="273.7234">
                <text:p>273.7234</text:p>
              </table:table-cell>
              <table:table-cell office:value-type="float" office:value="270.092425">
                <text:p>270.092425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272.38">
                <text:p>272.38</text:p>
              </table:table-cell>
              <table:table-cell office:value-type="float" office:value="273.3212">
                <text:p>273.3212</text:p>
              </table:table-cell>
              <table:table-cell office:value-type="float" office:value="270.114425">
                <text:p>270.114425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267.87">
                <text:p>267.87</text:p>
              </table:table-cell>
              <table:table-cell office:value-type="float" office:value="272.8902">
                <text:p>272.8902</text:p>
              </table:table-cell>
              <table:table-cell office:value-type="float" office:value="269.862425">
                <text:p>269.862425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265.87">
                <text:p>265.87</text:p>
              </table:table-cell>
              <table:table-cell office:value-type="float" office:value="272.3616">
                <text:p>272.3616</text:p>
              </table:table-cell>
              <table:table-cell office:value-type="float" office:value="269.422425">
                <text:p>269.422425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265.77">
                <text:p>265.77</text:p>
              </table:table-cell>
              <table:table-cell office:value-type="float" office:value="271.7818">
                <text:p>271.7818</text:p>
              </table:table-cell>
              <table:table-cell office:value-type="float" office:value="269.005425">
                <text:p>269.005425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257.93">
                <text:p>257.93</text:p>
              </table:table-cell>
              <table:table-cell office:value-type="float" office:value="271.2818">
                <text:p>271.2818</text:p>
              </table:table-cell>
              <table:table-cell office:value-type="float" office:value="268.149425">
                <text:p>268.149425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258.11">
                <text:p>258.11</text:p>
              </table:table-cell>
              <table:table-cell office:value-type="float" office:value="270.87562">
                <text:p>270.87562</text:p>
              </table:table-cell>
              <table:table-cell office:value-type="float" office:value="267.50692">
                <text:p>267.5069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253.54">
                <text:p>253.54</text:p>
              </table:table-cell>
              <table:table-cell office:value-type="float" office:value="270.36092">
                <text:p>270.36092</text:p>
              </table:table-cell>
              <table:table-cell office:value-type="float" office:value="266.50942">
                <text:p>266.50942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249.37">
                <text:p>249.37</text:p>
              </table:table-cell>
              <table:table-cell office:value-type="float" office:value="269.78272">
                <text:p>269.78272</text:p>
              </table:table-cell>
              <table:table-cell office:value-type="float" office:value="265.83592">
                <text:p>265.83592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252.07">
                <text:p>252.07</text:p>
              </table:table-cell>
              <table:table-cell office:value-type="float" office:value="269.21297">
                <text:p>269.21297</text:p>
              </table:table-cell>
              <table:table-cell office:value-type="float" office:value="264.838295">
                <text:p>264.838295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258.89">
                <text:p>258.89</text:p>
              </table:table-cell>
              <table:table-cell office:value-type="float" office:value="268.65567">
                <text:p>268.65567</text:p>
              </table:table-cell>
              <table:table-cell office:value-type="float" office:value="263.878045">
                <text:p>263.878045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259.75">
                <text:p>259.75</text:p>
              </table:table-cell>
              <table:table-cell office:value-type="float" office:value="268.11487">
                <text:p>268.11487</text:p>
              </table:table-cell>
              <table:table-cell office:value-type="float" office:value="263.213545">
                <text:p>263.213545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262.72">
                <text:p>262.72</text:p>
              </table:table-cell>
              <table:table-cell office:value-type="float" office:value="267.65747">
                <text:p>267.65747</text:p>
              </table:table-cell>
              <table:table-cell office:value-type="float" office:value="262.724045">
                <text:p>262.724045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259.99">
                <text:p>259.99</text:p>
              </table:table-cell>
              <table:table-cell office:value-type="float" office:value="267.27787">
                <text:p>267.27787</text:p>
              </table:table-cell>
              <table:table-cell office:value-type="float" office:value="262.307545">
                <text:p>262.307545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260.72">
                <text:p>260.72</text:p>
              </table:table-cell>
              <table:table-cell office:value-type="float" office:value="266.91307">
                <text:p>266.91307</text:p>
              </table:table-cell>
              <table:table-cell office:value-type="float" office:value="261.951045">
                <text:p>261.951045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256.21">
                <text:p>256.21</text:p>
              </table:table-cell>
              <table:table-cell office:value-type="float" office:value="266.45787">
                <text:p>266.45787</text:p>
              </table:table-cell>
              <table:table-cell office:value-type="float" office:value="261.367045">
                <text:p>261.367045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253.81">
                <text:p>253.81</text:p>
              </table:table-cell>
              <table:table-cell office:value-type="float" office:value="265.89582">
                <text:p>265.89582</text:p>
              </table:table-cell>
              <table:table-cell office:value-type="float" office:value="260.632545">
                <text:p>260.632545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254.28">
                <text:p>254.28</text:p>
              </table:table-cell>
              <table:table-cell office:value-type="float" office:value="265.36502">
                <text:p>265.36502</text:p>
              </table:table-cell>
              <table:table-cell office:value-type="float" office:value="259.680545">
                <text:p>259.680545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254.48">
                <text:p>254.48</text:p>
              </table:table-cell>
              <table:table-cell office:value-type="float" office:value="264.88422">
                <text:p>264.88422</text:p>
              </table:table-cell>
              <table:table-cell office:value-type="float" office:value="258.915425">
                <text:p>258.915425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253.7">
                <text:p>253.7</text:p>
              </table:table-cell>
              <table:table-cell office:value-type="float" office:value="264.40482">
                <text:p>264.40482</text:p>
              </table:table-cell>
              <table:table-cell office:value-type="float" office:value="257.962875">
                <text:p>257.962875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253.58">
                <text:p>253.58</text:p>
              </table:table-cell>
              <table:table-cell office:value-type="float" office:value="264.0187">
                <text:p>264.0187</text:p>
              </table:table-cell>
              <table:table-cell office:value-type="float" office:value="256.847575">
                <text:p>256.847575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253.51">
                <text:p>253.51</text:p>
              </table:table-cell>
              <table:table-cell office:value-type="float" office:value="263.7291">
                <text:p>263.7291</text:p>
              </table:table-cell>
              <table:table-cell office:value-type="float" office:value="255.895575">
                <text:p>255.895575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250.79">
                <text:p>250.79</text:p>
              </table:table-cell>
              <table:table-cell office:value-type="float" office:value="263.3987">
                <text:p>263.3987</text:p>
              </table:table-cell>
              <table:table-cell office:value-type="float" office:value="254.999075">
                <text:p>254.999075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253.8">
                <text:p>253.8</text:p>
              </table:table-cell>
              <table:table-cell office:value-type="float" office:value="263.07892">
                <text:p>263.07892</text:p>
              </table:table-cell>
              <table:table-cell office:value-type="float" office:value="254.202625">
                <text:p>254.202625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259.39">
                <text:p>259.39</text:p>
              </table:table-cell>
              <table:table-cell office:value-type="float" office:value="262.88892">
                <text:p>262.88892</text:p>
              </table:table-cell>
              <table:table-cell office:value-type="float" office:value="253.755625">
                <text:p>253.755625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260.38">
                <text:p>260.38</text:p>
              </table:table-cell>
              <table:table-cell office:value-type="float" office:value="262.70192">
                <text:p>262.70192</text:p>
              </table:table-cell>
              <table:table-cell office:value-type="float" office:value="253.765625">
                <text:p>253.765625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257.38">
                <text:p>257.38</text:p>
              </table:table-cell>
              <table:table-cell office:value-type="float" office:value="262.48212">
                <text:p>262.48212</text:p>
              </table:table-cell>
              <table:table-cell office:value-type="float" office:value="253.669125">
                <text:p>253.669125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257.83">
                <text:p>257.83</text:p>
              </table:table-cell>
              <table:table-cell office:value-type="float" office:value="262.25472">
                <text:p>262.25472</text:p>
              </table:table-cell>
              <table:table-cell office:value-type="float" office:value="253.770875">
                <text:p>253.770875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258.17">
                <text:p>258.17</text:p>
              </table:table-cell>
              <table:table-cell office:value-type="float" office:value="262.09112">
                <text:p>262.09112</text:p>
              </table:table-cell>
              <table:table-cell office:value-type="float" office:value="254.161375">
                <text:p>254.161375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254.84">
                <text:p>254.84</text:p>
              </table:table-cell>
              <table:table-cell office:value-type="float" office:value="261.83792">
                <text:p>261.83792</text:p>
              </table:table-cell>
              <table:table-cell office:value-type="float" office:value="254.2995">
                <text:p>254.299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49.99">
                <text:p>249.99</text:p>
              </table:table-cell>
              <table:table-cell office:value-type="float" office:value="261.45542">
                <text:p>261.45542</text:p>
              </table:table-cell>
              <table:table-cell office:value-type="float" office:value="254.11025">
                <text:p>254.11025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247.79">
                <text:p>247.79</text:p>
              </table:table-cell>
              <table:table-cell office:value-type="float" office:value="260.99402">
                <text:p>260.99402</text:p>
              </table:table-cell>
              <table:table-cell office:value-type="float" office:value="253.70075">
                <text:p>253.70075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250">
                <text:p>250</text:p>
              </table:table-cell>
              <table:table-cell office:value-type="float" office:value="260.51122">
                <text:p>260.51122</text:p>
              </table:table-cell>
              <table:table-cell office:value-type="float" office:value="253.14725">
                <text:p>253.14725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251.09">
                <text:p>251.09</text:p>
              </table:table-cell>
              <table:table-cell office:value-type="float" office:value="260.00262">
                <text:p>260.00262</text:p>
              </table:table-cell>
              <table:table-cell office:value-type="float" office:value="252.65475">
                <text:p>252.65475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247.85">
                <text:p>247.85</text:p>
              </table:table-cell>
              <table:table-cell office:value-type="float" office:value="259.48602">
                <text:p>259.48602</text:p>
              </table:table-cell>
              <table:table-cell office:value-type="float" office:value="252.06125">
                <text:p>252.06125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245.82">
                <text:p>245.82</text:p>
              </table:table-cell>
              <table:table-cell office:value-type="float" office:value="258.86222">
                <text:p>258.86222</text:p>
              </table:table-cell>
              <table:table-cell office:value-type="float" office:value="251.47075">
                <text:p>251.47075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250.49">
                <text:p>250.49</text:p>
              </table:table-cell>
              <table:table-cell office:value-type="float" office:value="258.372818">
                <text:p>258.372818</text:p>
              </table:table-cell>
              <table:table-cell office:value-type="float" office:value="251.10825">
                <text:p>251.10825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254.8">
                <text:p>254.8</text:p>
              </table:table-cell>
              <table:table-cell office:value-type="float" office:value="257.918318">
                <text:p>257.918318</text:p>
              </table:table-cell>
              <table:table-cell office:value-type="float" office:value="250.99675">
                <text:p>250.99675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253.9">
                <text:p>253.9</text:p>
              </table:table-cell>
              <table:table-cell office:value-type="float" office:value="257.701918">
                <text:p>257.701918</text:p>
              </table:table-cell>
              <table:table-cell office:value-type="float" office:value="250.91675">
                <text:p>250.91675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251.53">
                <text:p>251.53</text:p>
              </table:table-cell>
              <table:table-cell office:value-type="float" office:value="257.324718">
                <text:p>257.324718</text:p>
              </table:table-cell>
              <table:table-cell office:value-type="float" office:value="250.91725">
                <text:p>250.91725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257.27">
                <text:p>257.27</text:p>
              </table:table-cell>
              <table:table-cell office:value-type="float" office:value="256.872518">
                <text:p>256.872518</text:p>
              </table:table-cell>
              <table:table-cell office:value-type="float" office:value="250.89155">
                <text:p>250.89155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261">
                <text:p>261</text:p>
              </table:table-cell>
              <table:table-cell office:value-type="float" office:value="256.651892">
                <text:p>256.651892</text:p>
              </table:table-cell>
              <table:table-cell office:value-type="float" office:value="251.190485">
                <text:p>251.19048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259.52">
                <text:p>259.52</text:p>
              </table:table-cell>
              <table:table-cell office:value-type="float" office:value="256.423098">
                <text:p>256.423098</text:p>
              </table:table-cell>
              <table:table-cell office:value-type="float" office:value="251.603">
                <text:p>251.603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257.28">
                <text:p>257.28</text:p>
              </table:table-cell>
              <table:table-cell office:value-type="float" office:value="256.183898">
                <text:p>256.183898</text:p>
              </table:table-cell>
              <table:table-cell office:value-type="float" office:value="251.87895">
                <text:p>251.87895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259.54">
                <text:p>259.54</text:p>
              </table:table-cell>
              <table:table-cell office:value-type="float" office:value="255.990698">
                <text:p>255.990698</text:p>
              </table:table-cell>
              <table:table-cell office:value-type="float" office:value="251.91845">
                <text:p>251.91845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254.05">
                <text:p>254.05</text:p>
              </table:table-cell>
              <table:table-cell office:value-type="float" office:value="255.72049">
                <text:p>255.72049</text:p>
              </table:table-cell>
              <table:table-cell office:value-type="float" office:value="251.70393">
                <text:p>251.70393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253.37">
                <text:p>253.37</text:p>
              </table:table-cell>
              <table:table-cell office:value-type="float" office:value="255.28609">
                <text:p>255.28609</text:p>
              </table:table-cell>
              <table:table-cell office:value-type="float" office:value="251.23043">
                <text:p>251.23043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251.46">
                <text:p>251.46</text:p>
              </table:table-cell>
              <table:table-cell office:value-type="float" office:value="254.88529">
                <text:p>254.88529</text:p>
              </table:table-cell>
              <table:table-cell office:value-type="float" office:value="251.05143">
                <text:p>251.05143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252">
                <text:p>252</text:p>
              </table:table-cell>
              <table:table-cell office:value-type="float" office:value="254.526042">
                <text:p>254.526042</text:p>
              </table:table-cell>
              <table:table-cell office:value-type="float" office:value="250.74043">
                <text:p>250.74043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261.42">
                <text:p>261.42</text:p>
              </table:table-cell>
              <table:table-cell office:value-type="float" office:value="254.126022">
                <text:p>254.126022</text:p>
              </table:table-cell>
              <table:table-cell office:value-type="float" office:value="250.60893">
                <text:p>250.60893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266.44">
                <text:p>266.44</text:p>
              </table:table-cell>
              <table:table-cell office:value-type="float" office:value="253.873822">
                <text:p>253.873822</text:p>
              </table:table-cell>
              <table:table-cell office:value-type="float" office:value="251.13843">
                <text:p>251.13843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265.4">
                <text:p>265.4</text:p>
              </table:table-cell>
              <table:table-cell office:value-type="float" office:value="253.719422">
                <text:p>253.719422</text:p>
              </table:table-cell>
              <table:table-cell office:value-type="float" office:value="251.92793">
                <text:p>251.92793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68.75">
                <text:p>268.75</text:p>
              </table:table-cell>
              <table:table-cell office:value-type="float" office:value="253.621822">
                <text:p>253.621822</text:p>
              </table:table-cell>
              <table:table-cell office:value-type="float" office:value="252.63893">
                <text:p>252.63893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276.69">
                <text:p>276.69</text:p>
              </table:table-cell>
              <table:table-cell office:value-type="float" office:value="253.689022">
                <text:p>253.689022</text:p>
              </table:table-cell>
              <table:table-cell office:value-type="float" office:value="253.63843">
                <text:p>253.63843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268.45">
                <text:p>268.45</text:p>
              </table:table-cell>
              <table:table-cell office:value-type="float" office:value="253.751614">
                <text:p>253.751614</text:p>
              </table:table-cell>
              <table:table-cell office:value-type="float" office:value="254.66941">
                <text:p>254.66941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270.06">
                <text:p>270.06</text:p>
              </table:table-cell>
              <table:table-cell office:value-type="float" office:value="253.961214">
                <text:p>253.961214</text:p>
              </table:table-cell>
              <table:table-cell office:value-type="float" office:value="255.89691">
                <text:p>255.89691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269.37">
                <text:p>269.37</text:p>
              </table:table-cell>
              <table:table-cell office:value-type="float" office:value="254.182414">
                <text:p>254.182414</text:p>
              </table:table-cell>
              <table:table-cell office:value-type="float" office:value="257.03091">
                <text:p>257.03091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271.19">
                <text:p>271.19</text:p>
              </table:table-cell>
              <table:table-cell office:value-type="float" office:value="254.491114">
                <text:p>254.491114</text:p>
              </table:table-cell>
              <table:table-cell office:value-type="float" office:value="257.94141">
                <text:p>257.94141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267.91">
                <text:p>267.91</text:p>
              </table:table-cell>
              <table:table-cell office:value-type="float" office:value="254.847114">
                <text:p>254.847114</text:p>
              </table:table-cell>
              <table:table-cell office:value-type="float" office:value="258.69891">
                <text:p>258.69891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269.46">
                <text:p>269.46</text:p>
              </table:table-cell>
              <table:table-cell office:value-type="float" office:value="255.151764">
                <text:p>255.151764</text:p>
              </table:table-cell>
              <table:table-cell office:value-type="float" office:value="259.40591">
                <text:p>259.40591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270.31">
                <text:p>270.31</text:p>
              </table:table-cell>
              <table:table-cell office:value-type="float" office:value="255.432464">
                <text:p>255.432464</text:p>
              </table:table-cell>
              <table:table-cell office:value-type="float" office:value="260.27791">
                <text:p>260.27791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271.15">
                <text:p>271.15</text:p>
              </table:table-cell>
              <table:table-cell office:value-type="float" office:value="255.690464">
                <text:p>255.690464</text:p>
              </table:table-cell>
              <table:table-cell office:value-type="float" office:value="260.809975">
                <text:p>260.809975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274.87">
                <text:p>274.87</text:p>
              </table:table-cell>
              <table:table-cell office:value-type="float" office:value="255.942464">
                <text:p>255.942464</text:p>
              </table:table-cell>
              <table:table-cell office:value-type="float" office:value="261.52246">
                <text:p>261.52246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278.49">
                <text:p>278.49</text:p>
              </table:table-cell>
              <table:table-cell office:value-type="float" office:value="256.263264">
                <text:p>256.263264</text:p>
              </table:table-cell>
              <table:table-cell office:value-type="float" office:value="262.50596">
                <text:p>262.50596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287.55">
                <text:p>287.55</text:p>
              </table:table-cell>
              <table:table-cell office:value-type="float" office:value="256.719064">
                <text:p>256.719064</text:p>
              </table:table-cell>
              <table:table-cell office:value-type="float" office:value="263.77196">
                <text:p>263.77196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285.63">
                <text:p>285.63</text:p>
              </table:table-cell>
              <table:table-cell office:value-type="float" office:value="257.316464">
                <text:p>257.316464</text:p>
              </table:table-cell>
              <table:table-cell office:value-type="float" office:value="265.35698">
                <text:p>265.35698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289.71">
                <text:p>289.71</text:p>
              </table:table-cell>
              <table:table-cell office:value-type="float" office:value="257.978764">
                <text:p>257.978764</text:p>
              </table:table-cell>
              <table:table-cell office:value-type="float" office:value="267.36423">
                <text:p>267.36423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289.21">
                <text:p>289.21</text:p>
              </table:table-cell>
              <table:table-cell office:value-type="float" office:value="258.687764">
                <text:p>258.687764</text:p>
              </table:table-cell>
              <table:table-cell office:value-type="float" office:value="269.18673">
                <text:p>269.18673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289.52">
                <text:p>289.52</text:p>
              </table:table-cell>
              <table:table-cell office:value-type="float" office:value="259.362164">
                <text:p>259.362164</text:p>
              </table:table-cell>
              <table:table-cell office:value-type="float" office:value="271.00573">
                <text:p>271.00573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88.68">
                <text:p>288.68</text:p>
              </table:table-cell>
              <table:table-cell office:value-type="float" office:value="260.095964">
                <text:p>260.095964</text:p>
              </table:table-cell>
              <table:table-cell office:value-type="float" office:value="272.88773">
                <text:p>272.88773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289.64">
                <text:p>289.64</text:p>
              </table:table-cell>
              <table:table-cell office:value-type="float" office:value="260.844884">
                <text:p>260.844884</text:p>
              </table:table-cell>
              <table:table-cell office:value-type="float" office:value="274.27523">
                <text:p>274.27523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287.05">
                <text:p>287.05</text:p>
              </table:table-cell>
              <table:table-cell office:value-type="float" office:value="261.512484">
                <text:p>261.512484</text:p>
              </table:table-cell>
              <table:table-cell office:value-type="float" office:value="275.37823">
                <text:p>275.37823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287.86">
                <text:p>287.86</text:p>
              </table:table-cell>
              <table:table-cell office:value-type="float" office:value="262.221084">
                <text:p>262.221084</text:p>
              </table:table-cell>
              <table:table-cell office:value-type="float" office:value="276.49723">
                <text:p>276.49723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88.66">
                <text:p>288.66</text:p>
              </table:table-cell>
              <table:table-cell office:value-type="float" office:value="262.956664">
                <text:p>262.956664</text:p>
              </table:table-cell>
              <table:table-cell office:value-type="float" office:value="277.37173">
                <text:p>277.37173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85.52">
                <text:p>285.52</text:p>
              </table:table-cell>
              <table:table-cell office:value-type="float" office:value="263.518664">
                <text:p>263.518664</text:p>
              </table:table-cell>
              <table:table-cell office:value-type="float" office:value="278.17325">
                <text:p>278.17325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88.03">
                <text:p>288.03</text:p>
              </table:table-cell>
              <table:table-cell office:value-type="float" office:value="264.082464">
                <text:p>264.082464</text:p>
              </table:table-cell>
              <table:table-cell office:value-type="float" office:value="279.06875">
                <text:p>279.06875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87.97">
                <text:p>287.97</text:p>
              </table:table-cell>
              <table:table-cell office:value-type="float" office:value="264.695464">
                <text:p>264.695464</text:p>
              </table:table-cell>
              <table:table-cell office:value-type="float" office:value="279.95175">
                <text:p>279.95175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89.51">
                <text:p>289.51</text:p>
              </table:table-cell>
              <table:table-cell office:value-type="float" office:value="265.353248">
                <text:p>265.353248</text:p>
              </table:table-cell>
              <table:table-cell office:value-type="float" office:value="280.92621">
                <text:p>280.92621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291.29">
                <text:p>291.29</text:p>
              </table:table-cell>
              <table:table-cell office:value-type="float" office:value="265.969848">
                <text:p>265.969848</text:p>
              </table:table-cell>
              <table:table-cell office:value-type="float" office:value="281.96821">
                <text:p>281.96821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291.27">
                <text:p>291.27</text:p>
              </table:table-cell>
              <table:table-cell office:value-type="float" office:value="266.733448">
                <text:p>266.733448</text:p>
              </table:table-cell>
              <table:table-cell office:value-type="float" office:value="283.25371">
                <text:p>283.25371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290.23">
                <text:p>290.23</text:p>
              </table:table-cell>
              <table:table-cell office:value-type="float" office:value="267.455648">
                <text:p>267.455648</text:p>
              </table:table-cell>
              <table:table-cell office:value-type="float" office:value="284.16821">
                <text:p>284.16821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292.35">
                <text:p>292.35</text:p>
              </table:table-cell>
              <table:table-cell office:value-type="float" office:value="268.272648">
                <text:p>268.272648</text:p>
              </table:table-cell>
              <table:table-cell office:value-type="float" office:value="285.15621">
                <text:p>285.15621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296.53">
                <text:p>296.53</text:p>
              </table:table-cell>
              <table:table-cell office:value-type="float" office:value="269.161448">
                <text:p>269.161448</text:p>
              </table:table-cell>
              <table:table-cell office:value-type="float" office:value="286.19471">
                <text:p>286.19471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296.69">
                <text:p>296.69</text:p>
              </table:table-cell>
              <table:table-cell office:value-type="float" office:value="270.086048">
                <text:p>270.086048</text:p>
              </table:table-cell>
              <table:table-cell office:value-type="float" office:value="287.21171">
                <text:p>287.21171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293.75">
                <text:p>293.75</text:p>
              </table:table-cell>
              <table:table-cell office:value-type="float" office:value="270.988248">
                <text:p>270.988248</text:p>
              </table:table-cell>
              <table:table-cell office:value-type="float" office:value="287.73421">
                <text:p>287.73421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292.03">
                <text:p>292.03</text:p>
              </table:table-cell>
              <table:table-cell office:value-type="float" office:value="271.925048">
                <text:p>271.925048</text:p>
              </table:table-cell>
              <table:table-cell office:value-type="float" office:value="287.99221">
                <text:p>287.99221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293.85">
                <text:p>293.85</text:p>
              </table:table-cell>
              <table:table-cell office:value-type="float" office:value="272.825048">
                <text:p>272.825048</text:p>
              </table:table-cell>
              <table:table-cell office:value-type="float" office:value="288.22396">
                <text:p>288.22396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296.83">
                <text:p>296.83</text:p>
              </table:table-cell>
              <table:table-cell office:value-type="float" office:value="273.684348">
                <text:p>273.684348</text:p>
              </table:table-cell>
              <table:table-cell office:value-type="float" office:value="288.48821">
                <text:p>288.48821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299.06">
                <text:p>299.06</text:p>
              </table:table-cell>
              <table:table-cell office:value-type="float" office:value="274.585948">
                <text:p>274.585948</text:p>
              </table:table-cell>
              <table:table-cell office:value-type="float" office:value="288.97621">
                <text:p>288.97621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300.27">
                <text:p>300.27</text:p>
              </table:table-cell>
              <table:table-cell office:value-type="float" office:value="275.516148">
                <text:p>275.516148</text:p>
              </table:table-cell>
              <table:table-cell office:value-type="float" office:value="289.46771">
                <text:p>289.46771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300.47">
                <text:p>300.47</text:p>
              </table:table-cell>
              <table:table-cell office:value-type="float" office:value="276.482148">
                <text:p>276.482148</text:p>
              </table:table-cell>
              <table:table-cell office:value-type="float" office:value="289.98471">
                <text:p>289.98471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303.65">
                <text:p>303.65</text:p>
              </table:table-cell>
              <table:table-cell office:value-type="float" office:value="277.339674">
                <text:p>277.339674</text:p>
              </table:table-cell>
              <table:table-cell office:value-type="float" office:value="290.75846">
                <text:p>290.75846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303.69">
                <text:p>303.69</text:p>
              </table:table-cell>
              <table:table-cell office:value-type="float" office:value="278.258068">
                <text:p>278.258068</text:p>
              </table:table-cell>
              <table:table-cell office:value-type="float" office:value="291.69546">
                <text:p>291.69546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304.51">
                <text:p>304.51</text:p>
              </table:table-cell>
              <table:table-cell office:value-type="float" office:value="279.199468">
                <text:p>279.199468</text:p>
              </table:table-cell>
              <table:table-cell office:value-type="float" office:value="292.48596">
                <text:p>292.48596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302.98">
                <text:p>302.98</text:p>
              </table:table-cell>
              <table:table-cell office:value-type="float" office:value="280.116468">
                <text:p>280.116468</text:p>
              </table:table-cell>
              <table:table-cell office:value-type="float" office:value="293.41296">
                <text:p>293.4129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303.76">
                <text:p>303.76</text:p>
              </table:table-cell>
              <table:table-cell office:value-type="float" office:value="281.037878">
                <text:p>281.037878</text:p>
              </table:table-cell>
              <table:table-cell office:value-type="float" office:value="294.092465">
                <text:p>294.092465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303.45">
                <text:p>303.45</text:p>
              </table:table-cell>
              <table:table-cell office:value-type="float" office:value="282.140678">
                <text:p>282.140678</text:p>
              </table:table-cell>
              <table:table-cell office:value-type="float" office:value="294.843465">
                <text:p>294.843465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303.76">
                <text:p>303.76</text:p>
              </table:table-cell>
              <table:table-cell office:value-type="float" office:value="283.146278">
                <text:p>283.146278</text:p>
              </table:table-cell>
              <table:table-cell office:value-type="float" office:value="295.534005">
                <text:p>295.534005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300.85">
                <text:p>300.85</text:p>
              </table:table-cell>
              <table:table-cell office:value-type="float" office:value="284.131278">
                <text:p>284.131278</text:p>
              </table:table-cell>
              <table:table-cell office:value-type="float" office:value="296.144005">
                <text:p>296.144005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301.9">
                <text:p>301.9</text:p>
              </table:table-cell>
              <table:table-cell office:value-type="float" office:value="285.133878">
                <text:p>285.133878</text:p>
              </table:table-cell>
              <table:table-cell office:value-type="float" office:value="296.610005">
                <text:p>296.610005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303.83">
                <text:p>303.83</text:p>
              </table:table-cell>
              <table:table-cell office:value-type="float" office:value="285.966978">
                <text:p>285.966978</text:p>
              </table:table-cell>
              <table:table-cell office:value-type="float" office:value="297.416755">
                <text:p>297.416755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304.04">
                <text:p>304.04</text:p>
              </table:table-cell>
              <table:table-cell office:value-type="float" office:value="286.761578">
                <text:p>286.761578</text:p>
              </table:table-cell>
              <table:table-cell office:value-type="float" office:value="298.150255">
                <text:p>298.150255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305.04">
                <text:p>305.04</text:p>
              </table:table-cell>
              <table:table-cell office:value-type="float" office:value="287.572978">
                <text:p>287.572978</text:p>
              </table:table-cell>
              <table:table-cell office:value-type="float" office:value="298.667755">
                <text:p>298.667755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309.84">
                <text:p>309.84</text:p>
              </table:table-cell>
              <table:table-cell office:value-type="float" office:value="288.286978">
                <text:p>288.286978</text:p>
              </table:table-cell>
              <table:table-cell office:value-type="float" office:value="299.140755">
                <text:p>299.140755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313.34">
                <text:p>313.34</text:p>
              </table:table-cell>
              <table:table-cell office:value-type="float" office:value="289.153586">
                <text:p>289.153586</text:p>
              </table:table-cell>
              <table:table-cell office:value-type="float" office:value="300.082755">
                <text:p>300.082755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312.92">
                <text:p>312.92</text:p>
              </table:table-cell>
              <table:table-cell office:value-type="float" office:value="289.994186">
                <text:p>289.994186</text:p>
              </table:table-cell>
              <table:table-cell office:value-type="float" office:value="301.069755">
                <text:p>301.069755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314.7">
                <text:p>314.7</text:p>
              </table:table-cell>
              <table:table-cell office:value-type="float" office:value="290.872186">
                <text:p>290.872186</text:p>
              </table:table-cell>
              <table:table-cell office:value-type="float" office:value="302.148755">
                <text:p>302.148755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316.56">
                <text:p>316.56</text:p>
              </table:table-cell>
              <table:table-cell office:value-type="float" office:value="291.795184">
                <text:p>291.795184</text:p>
              </table:table-cell>
              <table:table-cell office:value-type="float" office:value="303.2185">
                <text:p>303.2185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314.89">
                <text:p>314.89</text:p>
              </table:table-cell>
              <table:table-cell office:value-type="float" office:value="292.744184">
                <text:p>292.744184</text:p>
              </table:table-cell>
              <table:table-cell office:value-type="float" office:value="304.0945">
                <text:p>304.0945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314.69">
                <text:p>314.69</text:p>
              </table:table-cell>
              <table:table-cell office:value-type="float" office:value="293.703584">
                <text:p>293.703584</text:p>
              </table:table-cell>
              <table:table-cell office:value-type="float" office:value="304.8745">
                <text:p>304.8745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298.57">
                <text:p>298.57</text:p>
              </table:table-cell>
              <table:table-cell office:value-type="float" office:value="294.169384">
                <text:p>294.169384</text:p>
              </table:table-cell>
              <table:table-cell office:value-type="float" office:value="304.496">
                <text:p>304.496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301.58">
                <text:p>301.58</text:p>
              </table:table-cell>
              <table:table-cell office:value-type="float" office:value="294.764984">
                <text:p>294.764984</text:p>
              </table:table-cell>
              <table:table-cell office:value-type="float" office:value="304.37325">
                <text:p>304.37325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292.61">
                <text:p>292.61</text:p>
              </table:table-cell>
              <table:table-cell office:value-type="float" office:value="295.171984">
                <text:p>295.171984</text:p>
              </table:table-cell>
              <table:table-cell office:value-type="float" office:value="303.80725">
                <text:p>303.80725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296.79">
                <text:p>296.79</text:p>
              </table:table-cell>
              <table:table-cell office:value-type="float" office:value="295.60872">
                <text:p>295.60872</text:p>
              </table:table-cell>
              <table:table-cell office:value-type="float" office:value="303.52909">
                <text:p>303.52909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295">
                <text:p>295</text:p>
              </table:table-cell>
              <table:table-cell office:value-type="float" office:value="295.87432">
                <text:p>295.87432</text:p>
              </table:table-cell>
              <table:table-cell office:value-type="float" office:value="303.16659">
                <text:p>303.16659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291.52">
                <text:p>291.52</text:p>
              </table:table-cell>
              <table:table-cell office:value-type="float" office:value="295.96692">
                <text:p>295.96692</text:p>
              </table:table-cell>
              <table:table-cell office:value-type="float" office:value="302.679585">
                <text:p>302.679585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292.11">
                <text:p>292.11</text:p>
              </table:table-cell>
              <table:table-cell office:value-type="float" office:value="296.06502">
                <text:p>296.06502</text:p>
              </table:table-cell>
              <table:table-cell office:value-type="float" office:value="302.175085">
                <text:p>302.175085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295.21">
                <text:p>295.21</text:p>
              </table:table-cell>
              <table:table-cell office:value-type="float" office:value="296.17962">
                <text:p>296.17962</text:p>
              </table:table-cell>
              <table:table-cell office:value-type="float" office:value="301.770085">
                <text:p>301.770085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92.85">
                <text:p>292.85</text:p>
              </table:table-cell>
              <table:table-cell office:value-type="float" office:value="296.27304">
                <text:p>296.27304</text:p>
              </table:table-cell>
              <table:table-cell office:value-type="float" office:value="301.360135">
                <text:p>301.360135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97.32">
                <text:p>297.32</text:p>
              </table:table-cell>
              <table:table-cell office:value-type="float" office:value="296.36684">
                <text:p>296.36684</text:p>
              </table:table-cell>
              <table:table-cell office:value-type="float" office:value="300.970135">
                <text:p>300.97013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294">
                <text:p>294</text:p>
              </table:table-cell>
              <table:table-cell office:value-type="float" office:value="296.46004">
                <text:p>296.46004</text:p>
              </table:table-cell>
              <table:table-cell office:value-type="float" office:value="300.507885">
                <text:p>300.507885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294.66">
                <text:p>294.66</text:p>
              </table:table-cell>
              <table:table-cell office:value-type="float" office:value="296.63104">
                <text:p>296.63104</text:p>
              </table:table-cell>
              <table:table-cell office:value-type="float" office:value="300.051885">
                <text:p>300.051885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298.97">
                <text:p>298.97</text:p>
              </table:table-cell>
              <table:table-cell office:value-type="float" office:value="296.84044">
                <text:p>296.84044</text:p>
              </table:table-cell>
              <table:table-cell office:value-type="float" office:value="299.665885">
                <text:p>299.665885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301.53">
                <text:p>301.53</text:p>
              </table:table-cell>
              <table:table-cell office:value-type="float" office:value="297.11504">
                <text:p>297.11504</text:p>
              </table:table-cell>
              <table:table-cell office:value-type="float" office:value="299.441885">
                <text:p>299.441885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298.65">
                <text:p>298.65</text:p>
              </table:table-cell>
              <table:table-cell office:value-type="float" office:value="297.39124">
                <text:p>297.39124</text:p>
              </table:table-cell>
              <table:table-cell office:value-type="float" office:value="298.767385">
                <text:p>298.767385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297.35">
                <text:p>297.35</text:p>
              </table:table-cell>
              <table:table-cell office:value-type="float" office:value="297.575784">
                <text:p>297.575784</text:p>
              </table:table-cell>
              <table:table-cell office:value-type="float" office:value="298.022745">
                <text:p>298.022745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298.56">
                <text:p>298.56</text:p>
              </table:table-cell>
              <table:table-cell office:value-type="float" office:value="297.782786">
                <text:p>297.782786</text:p>
              </table:table-cell>
              <table:table-cell office:value-type="float" office:value="297.22825">
                <text:p>297.22825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292.63">
                <text:p>292.63</text:p>
              </table:table-cell>
              <table:table-cell office:value-type="float" office:value="297.825802">
                <text:p>297.825802</text:p>
              </table:table-cell>
              <table:table-cell office:value-type="float" office:value="296.002755">
                <text:p>296.002755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91.1">
                <text:p>291.1</text:p>
              </table:table-cell>
              <table:table-cell office:value-type="float" office:value="297.885574">
                <text:p>297.885574</text:p>
              </table:table-cell>
              <table:table-cell office:value-type="float" office:value="294.821685">
                <text:p>294.821685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290.73">
                <text:p>290.73</text:p>
              </table:table-cell>
              <table:table-cell office:value-type="float" office:value="297.816774">
                <text:p>297.816774</text:p>
              </table:table-cell>
              <table:table-cell office:value-type="float" office:value="293.536685">
                <text:p>293.536685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290.91">
                <text:p>290.91</text:p>
              </table:table-cell>
              <table:table-cell office:value-type="float" office:value="297.865274">
                <text:p>297.865274</text:p>
              </table:table-cell>
              <table:table-cell office:value-type="float" office:value="293.407935">
                <text:p>293.407935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288.47">
                <text:p>288.47</text:p>
              </table:table-cell>
              <table:table-cell office:value-type="float" office:value="297.769274">
                <text:p>297.769274</text:p>
              </table:table-cell>
              <table:table-cell office:value-type="float" office:value="292.666935">
                <text:p>292.666935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290.28">
                <text:p>290.28</text:p>
              </table:table-cell>
              <table:table-cell office:value-type="float" office:value="297.679674">
                <text:p>297.679674</text:p>
              </table:table-cell>
              <table:table-cell office:value-type="float" office:value="292.463935">
                <text:p>292.463935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296.19">
                <text:p>296.19</text:p>
              </table:table-cell>
              <table:table-cell office:value-type="float" office:value="297.614174">
                <text:p>297.614174</text:p>
              </table:table-cell>
              <table:table-cell office:value-type="float" office:value="292.225345">
                <text:p>292.225345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296.33">
                <text:p>296.33</text:p>
              </table:table-cell>
              <table:table-cell office:value-type="float" office:value="297.667374">
                <text:p>297.667374</text:p>
              </table:table-cell>
              <table:table-cell office:value-type="float" office:value="292.216845">
                <text:p>292.216845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295.08">
                <text:p>295.08</text:p>
              </table:table-cell>
              <table:table-cell office:value-type="float" office:value="297.759574">
                <text:p>297.759574</text:p>
              </table:table-cell>
              <table:table-cell office:value-type="float" office:value="292.473845">
                <text:p>292.473845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296.01">
                <text:p>296.01</text:p>
              </table:table-cell>
              <table:table-cell office:value-type="float" office:value="297.821934">
                <text:p>297.821934</text:p>
              </table:table-cell>
              <table:table-cell office:value-type="float" office:value="292.616245">
                <text:p>292.616245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292.44">
                <text:p>292.44</text:p>
              </table:table-cell>
              <table:table-cell office:value-type="float" office:value="297.784034">
                <text:p>297.784034</text:p>
              </table:table-cell>
              <table:table-cell office:value-type="float" office:value="292.499245">
                <text:p>292.499245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294.5">
                <text:p>294.5</text:p>
              </table:table-cell>
              <table:table-cell office:value-type="float" office:value="297.652034">
                <text:p>297.652034</text:p>
              </table:table-cell>
              <table:table-cell office:value-type="float" office:value="292.423695">
                <text:p>292.423695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295.09">
                <text:p>295.09</text:p>
              </table:table-cell>
              <table:table-cell office:value-type="float" office:value="297.534434">
                <text:p>297.534434</text:p>
              </table:table-cell>
              <table:table-cell office:value-type="float" office:value="292.386695">
                <text:p>292.386695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299.47">
                <text:p>299.47</text:p>
              </table:table-cell>
              <table:table-cell office:value-type="float" office:value="297.465096">
                <text:p>297.465096</text:p>
              </table:table-cell>
              <table:table-cell office:value-type="float" office:value="292.49735">
                <text:p>292.49735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298.98">
                <text:p>298.98</text:p>
              </table:table-cell>
              <table:table-cell office:value-type="float" office:value="297.422496">
                <text:p>297.422496</text:p>
              </table:table-cell>
              <table:table-cell office:value-type="float" office:value="292.7371">
                <text:p>292.7371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301.37">
                <text:p>301.37</text:p>
              </table:table-cell>
              <table:table-cell office:value-type="float" office:value="297.293896">
                <text:p>297.293896</text:p>
              </table:table-cell>
              <table:table-cell office:value-type="float" office:value="292.8291">
                <text:p>292.8291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300.71">
                <text:p>300.71</text:p>
              </table:table-cell>
              <table:table-cell office:value-type="float" office:value="297.168696">
                <text:p>297.168696</text:p>
              </table:table-cell>
              <table:table-cell office:value-type="float" office:value="292.6201">
                <text:p>292.6201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296.1">
                <text:p>296.1</text:p>
              </table:table-cell>
              <table:table-cell office:value-type="float" office:value="297.043096">
                <text:p>297.043096</text:p>
              </table:table-cell>
              <table:table-cell office:value-type="float" office:value="292.5426">
                <text:p>292.5426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296.63">
                <text:p>296.63</text:p>
              </table:table-cell>
              <table:table-cell office:value-type="float" office:value="296.953294">
                <text:p>296.953294</text:p>
              </table:table-cell>
              <table:table-cell office:value-type="float" office:value="292.53624">
                <text:p>292.53624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296.6">
                <text:p>296.6</text:p>
              </table:table-cell>
              <table:table-cell office:value-type="float" office:value="296.836694">
                <text:p>296.836694</text:p>
              </table:table-cell>
              <table:table-cell office:value-type="float" office:value="292.478235">
                <text:p>292.478235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297.71">
                <text:p>297.71</text:p>
              </table:table-cell>
              <table:table-cell office:value-type="float" office:value="296.752494">
                <text:p>296.752494</text:p>
              </table:table-cell>
              <table:table-cell office:value-type="float" office:value="292.850735">
                <text:p>292.850735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296.08">
                <text:p>296.08</text:p>
              </table:table-cell>
              <table:table-cell office:value-type="float" office:value="296.648894">
                <text:p>296.648894</text:p>
              </table:table-cell>
              <table:table-cell office:value-type="float" office:value="293.052305">
                <text:p>293.052305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290.88">
                <text:p>290.88</text:p>
              </table:table-cell>
              <table:table-cell office:value-type="float" office:value="296.455094">
                <text:p>296.455094</text:p>
              </table:table-cell>
              <table:table-cell office:value-type="float" office:value="293.205805">
                <text:p>293.205805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290.23">
                <text:p>290.23</text:p>
              </table:table-cell>
              <table:table-cell office:value-type="float" office:value="296.192734">
                <text:p>296.192734</text:p>
              </table:table-cell>
              <table:table-cell office:value-type="float" office:value="293.235405">
                <text:p>293.235405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292.68">
                <text:p>292.68</text:p>
              </table:table-cell>
              <table:table-cell office:value-type="float" office:value="295.920136">
                <text:p>295.920136</text:p>
              </table:table-cell>
              <table:table-cell office:value-type="float" office:value="293.52741">
                <text:p>293.52741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291.29">
                <text:p>291.29</text:p>
              </table:table-cell>
              <table:table-cell office:value-type="float" office:value="295.655336">
                <text:p>295.655336</text:p>
              </table:table-cell>
              <table:table-cell office:value-type="float" office:value="293.60691">
                <text:p>293.60691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293.99">
                <text:p>293.99</text:p>
              </table:table-cell>
              <table:table-cell office:value-type="float" office:value="295.381156">
                <text:p>295.381156</text:p>
              </table:table-cell>
              <table:table-cell office:value-type="float" office:value="293.55821">
                <text:p>293.55821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294.8">
                <text:p>294.8</text:p>
              </table:table-cell>
              <table:table-cell office:value-type="float" office:value="295.012956">
                <text:p>295.012956</text:p>
              </table:table-cell>
              <table:table-cell office:value-type="float" office:value="293.44671">
                <text:p>293.44671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293.62">
                <text:p>293.62</text:p>
              </table:table-cell>
              <table:table-cell office:value-type="float" office:value="294.665556">
                <text:p>294.665556</text:p>
              </table:table-cell>
              <table:table-cell office:value-type="float" office:value="293.33471">
                <text:p>293.33471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289.6">
                <text:p>289.6</text:p>
              </table:table-cell>
              <table:table-cell office:value-type="float" office:value="294.195956">
                <text:p>294.195956</text:p>
              </table:table-cell>
              <table:table-cell office:value-type="float" office:value="293.08381">
                <text:p>293.08381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289.89">
                <text:p>289.89</text:p>
              </table:table-cell>
              <table:table-cell office:value-type="float" office:value="293.682958">
                <text:p>293.682958</text:p>
              </table:table-cell>
              <table:table-cell office:value-type="float" office:value="292.96581">
                <text:p>292.96581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292.51">
                <text:p>292.51</text:p>
              </table:table-cell>
              <table:table-cell office:value-type="float" office:value="293.199758">
                <text:p>293.199758</text:p>
              </table:table-cell>
              <table:table-cell office:value-type="float" office:value="292.96381">
                <text:p>292.96381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294.78">
                <text:p>294.78</text:p>
              </table:table-cell>
              <table:table-cell office:value-type="float" office:value="292.747758">
                <text:p>292.747758</text:p>
              </table:table-cell>
              <table:table-cell office:value-type="float" office:value="292.90781">
                <text:p>292.90781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292.18">
                <text:p>292.18</text:p>
              </table:table-cell>
              <table:table-cell office:value-type="float" office:value="292.765958">
                <text:p>292.765958</text:p>
              </table:table-cell>
              <table:table-cell office:value-type="float" office:value="292.748155">
                <text:p>292.748155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289.34">
                <text:p>289.34</text:p>
              </table:table-cell>
              <table:table-cell office:value-type="float" office:value="292.565958">
                <text:p>292.565958</text:p>
              </table:table-cell>
              <table:table-cell office:value-type="float" office:value="292.231905">
                <text:p>292.231905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286.9">
                <text:p>286.9</text:p>
              </table:table-cell>
              <table:table-cell office:value-type="float" office:value="292.452958">
                <text:p>292.452958</text:p>
              </table:table-cell>
              <table:table-cell office:value-type="float" office:value="291.704905">
                <text:p>291.704905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282.31">
                <text:p>282.31</text:p>
              </table:table-cell>
              <table:table-cell office:value-type="float" office:value="292.157822">
                <text:p>292.157822</text:p>
              </table:table-cell>
              <table:table-cell office:value-type="float" office:value="291.001905">
                <text:p>291.001905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283.63">
                <text:p>283.63</text:p>
              </table:table-cell>
              <table:table-cell office:value-type="float" office:value="291.864822">
                <text:p>291.864822</text:p>
              </table:table-cell>
              <table:table-cell office:value-type="float" office:value="290.220905">
                <text:p>290.220905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281.58">
                <text:p>281.58</text:p>
              </table:table-cell>
              <table:table-cell office:value-type="float" office:value="291.655622">
                <text:p>291.655622</text:p>
              </table:table-cell>
              <table:table-cell office:value-type="float" office:value="289.435405">
                <text:p>289.435405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282.3">
                <text:p>282.3</text:p>
              </table:table-cell>
              <table:table-cell office:value-type="float" office:value="291.444422">
                <text:p>291.444422</text:p>
              </table:table-cell>
              <table:table-cell office:value-type="float" office:value="288.694405">
                <text:p>288.694405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279.74">
                <text:p>279.74</text:p>
              </table:table-cell>
              <table:table-cell office:value-type="float" office:value="291.109422">
                <text:p>291.109422</text:p>
              </table:table-cell>
              <table:table-cell office:value-type="float" office:value="287.662405">
                <text:p>287.662405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280.95">
                <text:p>280.95</text:p>
              </table:table-cell>
              <table:table-cell office:value-type="float" office:value="290.873402">
                <text:p>290.873402</text:p>
              </table:table-cell>
              <table:table-cell office:value-type="float" office:value="286.921405">
                <text:p>286.921405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282.61">
                <text:p>282.61</text:p>
              </table:table-cell>
              <table:table-cell office:value-type="float" office:value="290.596802">
                <text:p>290.596802</text:p>
              </table:table-cell>
              <table:table-cell office:value-type="float" office:value="286.324405">
                <text:p>286.324405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281.35">
                <text:p>281.35</text:p>
              </table:table-cell>
              <table:table-cell office:value-type="float" office:value="290.350502">
                <text:p>290.350502</text:p>
              </table:table-cell>
              <table:table-cell office:value-type="float" office:value="285.902305">
                <text:p>285.902305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284.43">
                <text:p>284.43</text:p>
              </table:table-cell>
              <table:table-cell office:value-type="float" office:value="290.087304">
                <text:p>290.087304</text:p>
              </table:table-cell>
              <table:table-cell office:value-type="float" office:value="285.469805">
                <text:p>285.469805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285.46">
                <text:p>285.46</text:p>
              </table:table-cell>
              <table:table-cell office:value-type="float" office:value="289.847904">
                <text:p>289.847904</text:p>
              </table:table-cell>
              <table:table-cell office:value-type="float" office:value="285.147305">
                <text:p>285.147305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293.09">
                <text:p>293.09</text:p>
              </table:table-cell>
              <table:table-cell office:value-type="float" office:value="289.563704">
                <text:p>289.563704</text:p>
              </table:table-cell>
              <table:table-cell office:value-type="float" office:value="284.898255">
                <text:p>284.898255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291.15">
                <text:p>291.15</text:p>
              </table:table-cell>
              <table:table-cell office:value-type="float" office:value="289.413304">
                <text:p>289.413304</text:p>
              </table:table-cell>
              <table:table-cell office:value-type="float" office:value="284.768255">
                <text:p>284.768255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290.11">
                <text:p>290.11</text:p>
              </table:table-cell>
              <table:table-cell office:value-type="float" office:value="289.30896">
                <text:p>289.30896</text:p>
              </table:table-cell>
              <table:table-cell office:value-type="float" office:value="284.631255">
                <text:p>284.631255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290.32">
                <text:p>290.32</text:p>
              </table:table-cell>
              <table:table-cell office:value-type="float" office:value="289.164358">
                <text:p>289.164358</text:p>
              </table:table-cell>
              <table:table-cell office:value-type="float" office:value="284.649255">
                <text:p>284.649255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288.7">
                <text:p>288.7</text:p>
              </table:table-cell>
              <table:table-cell office:value-type="float" office:value="289.116958">
                <text:p>289.116958</text:p>
              </table:table-cell>
              <table:table-cell office:value-type="float" office:value="284.587755">
                <text:p>284.587755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290.05">
                <text:p>290.05</text:p>
              </table:table-cell>
              <table:table-cell office:value-type="float" office:value="288.984986">
                <text:p>288.984986</text:p>
              </table:table-cell>
              <table:table-cell office:value-type="float" office:value="284.284755">
                <text:p>284.284755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289.77">
                <text:p>289.77</text:p>
              </table:table-cell>
              <table:table-cell office:value-type="float" office:value="289.000386">
                <text:p>289.000386</text:p>
              </table:table-cell>
              <table:table-cell office:value-type="float" office:value="284.168255">
                <text:p>284.168255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288.83">
                <text:p>288.83</text:p>
              </table:table-cell>
              <table:table-cell office:value-type="float" office:value="288.962086">
                <text:p>288.962086</text:p>
              </table:table-cell>
              <table:table-cell office:value-type="float" office:value="283.898255">
                <text:p>283.898255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294.36">
                <text:p>294.36</text:p>
              </table:table-cell>
              <table:table-cell office:value-type="float" office:value="289.099288">
                <text:p>289.099288</text:p>
              </table:table-cell>
              <table:table-cell office:value-type="float" office:value="284.00026">
                <text:p>284.00026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294.3">
                <text:p>294.3</text:p>
              </table:table-cell>
              <table:table-cell office:value-type="float" office:value="289.212888">
                <text:p>289.212888</text:p>
              </table:table-cell>
              <table:table-cell office:value-type="float" office:value="284.36376">
                <text:p>284.36376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308.42">
                <text:p>308.42</text:p>
              </table:table-cell>
              <table:table-cell office:value-type="float" office:value="289.407788">
                <text:p>289.407788</text:p>
              </table:table-cell>
              <table:table-cell office:value-type="float" office:value="285.35026">
                <text:p>285.35026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310.21">
                <text:p>310.21</text:p>
              </table:table-cell>
              <table:table-cell office:value-type="float" office:value="289.634588">
                <text:p>289.634588</text:p>
              </table:table-cell>
              <table:table-cell office:value-type="float" office:value="286.64126">
                <text:p>286.64126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307.6">
                <text:p>307.6</text:p>
              </table:table-cell>
              <table:table-cell office:value-type="float" office:value="289.850388">
                <text:p>289.850388</text:p>
              </table:table-cell>
              <table:table-cell office:value-type="float" office:value="287.96076">
                <text:p>287.9607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310.02">
                <text:p>310.02</text:p>
              </table:table-cell>
              <table:table-cell office:value-type="float" office:value="290.082628">
                <text:p>290.082628</text:p>
              </table:table-cell>
              <table:table-cell office:value-type="float" office:value="289.21176">
                <text:p>289.21176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308.55">
                <text:p>308.55</text:p>
              </table:table-cell>
              <table:table-cell office:value-type="float" office:value="290.419428">
                <text:p>290.419428</text:p>
              </table:table-cell>
              <table:table-cell office:value-type="float" office:value="290.77426">
                <text:p>290.77426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304.83">
                <text:p>304.83</text:p>
              </table:table-cell>
              <table:table-cell office:value-type="float" office:value="290.684428">
                <text:p>290.684428</text:p>
              </table:table-cell>
              <table:table-cell office:value-type="float" office:value="291.95126">
                <text:p>291.95126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301.94">
                <text:p>301.94</text:p>
              </table:table-cell>
              <table:table-cell office:value-type="float" office:value="290.838228">
                <text:p>290.838228</text:p>
              </table:table-cell>
              <table:table-cell office:value-type="float" office:value="292.99026">
                <text:p>292.99026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303.05">
                <text:p>303.05</text:p>
              </table:table-cell>
              <table:table-cell office:value-type="float" office:value="290.902566">
                <text:p>290.902566</text:p>
              </table:table-cell>
              <table:table-cell office:value-type="float" office:value="293.87751">
                <text:p>293.87751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304.81">
                <text:p>304.81</text:p>
              </table:table-cell>
              <table:table-cell office:value-type="float" office:value="290.962266">
                <text:p>290.962266</text:p>
              </table:table-cell>
              <table:table-cell office:value-type="float" office:value="294.924505">
                <text:p>294.924505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307.57">
                <text:p>307.57</text:p>
              </table:table-cell>
              <table:table-cell office:value-type="float" office:value="291.102866">
                <text:p>291.102866</text:p>
              </table:table-cell>
              <table:table-cell office:value-type="float" office:value="295.966505">
                <text:p>295.966505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310.72">
                <text:p>310.72</text:p>
              </table:table-cell>
              <table:table-cell office:value-type="float" office:value="291.345886">
                <text:p>291.345886</text:p>
              </table:table-cell>
              <table:table-cell office:value-type="float" office:value="297.075555">
                <text:p>297.075555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304.27">
                <text:p>304.27</text:p>
              </table:table-cell>
              <table:table-cell office:value-type="float" office:value="291.500086">
                <text:p>291.500086</text:p>
              </table:table-cell>
              <table:table-cell office:value-type="float" office:value="297.759555">
                <text:p>297.759555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309.95">
                <text:p>309.95</text:p>
              </table:table-cell>
              <table:table-cell office:value-type="float" office:value="291.682686">
                <text:p>291.682686</text:p>
              </table:table-cell>
              <table:table-cell office:value-type="float" office:value="298.470555">
                <text:p>298.470555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308.33">
                <text:p>308.33</text:p>
              </table:table-cell>
              <table:table-cell office:value-type="float" office:value="291.851686">
                <text:p>291.851686</text:p>
              </table:table-cell>
              <table:table-cell office:value-type="float" office:value="299.196555">
                <text:p>299.196555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304.29">
                <text:p>304.29</text:p>
              </table:table-cell>
              <table:table-cell office:value-type="float" office:value="291.956886">
                <text:p>291.956886</text:p>
              </table:table-cell>
              <table:table-cell office:value-type="float" office:value="299.950555">
                <text:p>299.950555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305.77">
                <text:p>305.77</text:p>
              </table:table-cell>
              <table:table-cell office:value-type="float" office:value="292.152286">
                <text:p>292.152286</text:p>
              </table:table-cell>
              <table:table-cell office:value-type="float" office:value="300.970555">
                <text:p>300.970555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307.45">
                <text:p>307.45</text:p>
              </table:table-cell>
              <table:table-cell office:value-type="float" office:value="292.406286">
                <text:p>292.406286</text:p>
              </table:table-cell>
              <table:table-cell office:value-type="float" office:value="301.720555">
                <text:p>301.720555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310.37">
                <text:p>310.37</text:p>
              </table:table-cell>
              <table:table-cell office:value-type="float" office:value="292.716946">
                <text:p>292.716946</text:p>
              </table:table-cell>
              <table:table-cell office:value-type="float" office:value="302.622555">
                <text:p>302.622555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321.29">
                <text:p>321.29</text:p>
              </table:table-cell>
              <table:table-cell office:value-type="float" office:value="293.137944">
                <text:p>293.137944</text:p>
              </table:table-cell>
              <table:table-cell office:value-type="float" office:value="303.62405">
                <text:p>303.62405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317.25">
                <text:p>317.25</text:p>
              </table:table-cell>
              <table:table-cell office:value-type="float" office:value="293.658144">
                <text:p>293.658144</text:p>
              </table:table-cell>
              <table:table-cell office:value-type="float" office:value="304.72005">
                <text:p>304.72005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306.76">
                <text:p>306.76</text:p>
              </table:table-cell>
              <table:table-cell office:value-type="float" office:value="293.968524">
                <text:p>293.968524</text:p>
              </table:table-cell>
              <table:table-cell office:value-type="float" office:value="304.96005">
                <text:p>304.96005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299.4">
                <text:p>299.4</text:p>
              </table:table-cell>
              <table:table-cell office:value-type="float" office:value="294.043524">
                <text:p>294.043524</text:p>
              </table:table-cell>
              <table:table-cell office:value-type="float" office:value="304.46905">
                <text:p>304.46905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297.5">
                <text:p>297.5</text:p>
              </table:table-cell>
              <table:table-cell office:value-type="float" office:value="294.134124">
                <text:p>294.134124</text:p>
              </table:table-cell>
              <table:table-cell office:value-type="float" office:value="304.04405">
                <text:p>304.04405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299.83">
                <text:p>299.83</text:p>
              </table:table-cell>
              <table:table-cell office:value-type="float" office:value="294.268324">
                <text:p>294.268324</text:p>
              </table:table-cell>
              <table:table-cell office:value-type="float" office:value="303.54805">
                <text:p>303.54805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303.97">
                <text:p>303.97</text:p>
              </table:table-cell>
              <table:table-cell office:value-type="float" office:value="294.497324">
                <text:p>294.497324</text:p>
              </table:table-cell>
              <table:table-cell office:value-type="float" office:value="303.16055">
                <text:p>303.16055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303.6">
                <text:p>303.6</text:p>
              </table:table-cell>
              <table:table-cell office:value-type="float" office:value="294.737724">
                <text:p>294.737724</text:p>
              </table:table-cell>
              <table:table-cell office:value-type="float" office:value="303.09705">
                <text:p>303.09705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306.92">
                <text:p>306.92</text:p>
              </table:table-cell>
              <table:table-cell office:value-type="float" office:value="294.996324">
                <text:p>294.996324</text:p>
              </table:table-cell>
              <table:table-cell office:value-type="float" office:value="303.30305">
                <text:p>303.30305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307">
                <text:p>307</text:p>
              </table:table-cell>
              <table:table-cell office:value-type="float" office:value="295.271724">
                <text:p>295.271724</text:p>
              </table:table-cell>
              <table:table-cell office:value-type="float" office:value="303.67105">
                <text:p>303.67105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305.44">
                <text:p>305.44</text:p>
              </table:table-cell>
              <table:table-cell office:value-type="float" office:value="295.538924">
                <text:p>295.538924</text:p>
              </table:table-cell>
              <table:table-cell office:value-type="float" office:value="303.67355">
                <text:p>303.67355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305.67">
                <text:p>305.67</text:p>
              </table:table-cell>
              <table:table-cell office:value-type="float" office:value="295.898524">
                <text:p>295.898524</text:p>
              </table:table-cell>
              <table:table-cell office:value-type="float" office:value="303.69405">
                <text:p>303.69405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306.92">
                <text:p>306.92</text:p>
              </table:table-cell>
              <table:table-cell office:value-type="float" office:value="296.343524">
                <text:p>296.343524</text:p>
              </table:table-cell>
              <table:table-cell office:value-type="float" office:value="303.496">
                <text:p>303.496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313.58">
                <text:p>313.58</text:p>
              </table:table-cell>
              <table:table-cell office:value-type="float" office:value="296.892324">
                <text:p>296.892324</text:p>
              </table:table-cell>
              <table:table-cell office:value-type="float" office:value="303.7015">
                <text:p>303.7015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312.69">
                <text:p>312.69</text:p>
              </table:table-cell>
              <table:table-cell office:value-type="float" office:value="297.518324">
                <text:p>297.518324</text:p>
              </table:table-cell>
              <table:table-cell office:value-type="float" office:value="304.0245">
                <text:p>304.0245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307.09">
                <text:p>307.09</text:p>
              </table:table-cell>
              <table:table-cell office:value-type="float" office:value="298.025824">
                <text:p>298.025824</text:p>
              </table:table-cell>
              <table:table-cell office:value-type="float" office:value="304.12975">
                <text:p>304.12975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312.37">
                <text:p>312.37</text:p>
              </table:table-cell>
              <table:table-cell office:value-type="float" office:value="298.584024">
                <text:p>298.584024</text:p>
              </table:table-cell>
              <table:table-cell office:value-type="float" office:value="304.23025">
                <text:p>304.23025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313.63">
                <text:p>313.63</text:p>
              </table:table-cell>
              <table:table-cell office:value-type="float" office:value="299.203024">
                <text:p>299.203024</text:p>
              </table:table-cell>
              <table:table-cell office:value-type="float" office:value="304.54825">
                <text:p>304.54825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311.58">
                <text:p>311.58</text:p>
              </table:table-cell>
              <table:table-cell office:value-type="float" office:value="299.825024">
                <text:p>299.825024</text:p>
              </table:table-cell>
              <table:table-cell office:value-type="float" office:value="304.87125">
                <text:p>304.87125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318.27">
                <text:p>318.27</text:p>
              </table:table-cell>
              <table:table-cell office:value-type="float" office:value="300.442874">
                <text:p>300.442874</text:p>
              </table:table-cell>
              <table:table-cell office:value-type="float" office:value="305.217125">
                <text:p>305.217125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300.11">
                <text:p>300.11</text:p>
              </table:table-cell>
              <table:table-cell office:value-type="float" office:value="300.815872">
                <text:p>300.815872</text:p>
              </table:table-cell>
              <table:table-cell office:value-type="float" office:value="304.664625">
                <text:p>304.664625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99.89">
                <text:p>299.89</text:p>
              </table:table-cell>
              <table:table-cell office:value-type="float" office:value="300.960272">
                <text:p>300.960272</text:p>
              </table:table-cell>
              <table:table-cell office:value-type="float" office:value="303.402625">
                <text:p>303.402625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299.83">
                <text:p>299.83</text:p>
              </table:table-cell>
              <table:table-cell office:value-type="float" office:value="301.142472">
                <text:p>301.142472</text:p>
              </table:table-cell>
              <table:table-cell office:value-type="float" office:value="302.833125">
                <text:p>302.833125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303.96">
                <text:p>303.96</text:p>
              </table:table-cell>
              <table:table-cell office:value-type="float" office:value="301.276772">
                <text:p>301.276772</text:p>
              </table:table-cell>
              <table:table-cell office:value-type="float" office:value="302.851375">
                <text:p>302.851375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306.78">
                <text:p>306.78</text:p>
              </table:table-cell>
              <table:table-cell office:value-type="float" office:value="301.415072">
                <text:p>301.415072</text:p>
              </table:table-cell>
              <table:table-cell office:value-type="float" office:value="302.833625">
                <text:p>302.833625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309.9">
                <text:p>309.9</text:p>
              </table:table-cell>
              <table:table-cell office:value-type="float" office:value="301.707074">
                <text:p>301.707074</text:p>
              </table:table-cell>
              <table:table-cell office:value-type="float" office:value="303.24613">
                <text:p>303.24613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316.07">
                <text:p>316.07</text:p>
              </table:table-cell>
              <table:table-cell office:value-type="float" office:value="302.182674">
                <text:p>302.182674</text:p>
              </table:table-cell>
              <table:table-cell office:value-type="float" office:value="303.80113">
                <text:p>303.80113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312.48">
                <text:p>312.48</text:p>
              </table:table-cell>
              <table:table-cell office:value-type="float" office:value="302.735674">
                <text:p>302.735674</text:p>
              </table:table-cell>
              <table:table-cell office:value-type="float" office:value="304.27963">
                <text:p>304.27963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309.1">
                <text:p>309.1</text:p>
              </table:table-cell>
              <table:table-cell office:value-type="float" office:value="303.115674">
                <text:p>303.115674</text:p>
              </table:table-cell>
              <table:table-cell office:value-type="float" office:value="304.46663">
                <text:p>304.46663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311.3">
                <text:p>311.3</text:p>
              </table:table-cell>
              <table:table-cell office:value-type="float" office:value="303.531474">
                <text:p>303.531474</text:p>
              </table:table-cell>
              <table:table-cell office:value-type="float" office:value="304.54763">
                <text:p>304.54763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308.72">
                <text:p>308.72</text:p>
              </table:table-cell>
              <table:table-cell office:value-type="float" office:value="303.827372">
                <text:p>303.827372</text:p>
              </table:table-cell>
              <table:table-cell office:value-type="float" office:value="304.72138">
                <text:p>304.72138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319.08">
                <text:p>319.08</text:p>
              </table:table-cell>
              <table:table-cell office:value-type="float" office:value="304.174772">
                <text:p>304.174772</text:p>
              </table:table-cell>
              <table:table-cell office:value-type="float" office:value="305.05438">
                <text:p>305.05438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318.48">
                <text:p>318.48</text:p>
              </table:table-cell>
              <table:table-cell office:value-type="float" office:value="304.440372">
                <text:p>304.440372</text:p>
              </table:table-cell>
              <table:table-cell office:value-type="float" office:value="305.59238">
                <text:p>305.59238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316.22">
                <text:p>316.22</text:p>
              </table:table-cell>
              <table:table-cell office:value-type="float" office:value="304.587572">
                <text:p>304.587572</text:p>
              </table:table-cell>
              <table:table-cell office:value-type="float" office:value="305.87938">
                <text:p>305.87938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316.74">
                <text:p>316.74</text:p>
              </table:table-cell>
              <table:table-cell office:value-type="float" office:value="304.772772">
                <text:p>304.772772</text:p>
              </table:table-cell>
              <table:table-cell office:value-type="float" office:value="306.09688">
                <text:p>306.09688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316.81">
                <text:p>316.81</text:p>
              </table:table-cell>
              <table:table-cell office:value-type="float" office:value="304.945172">
                <text:p>304.945172</text:p>
              </table:table-cell>
              <table:table-cell office:value-type="float" office:value="306.51013">
                <text:p>306.51013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314.5">
                <text:p>314.5</text:p>
              </table:table-cell>
              <table:table-cell office:value-type="float" office:value="305.049572">
                <text:p>305.049572</text:p>
              </table:table-cell>
              <table:table-cell office:value-type="float" office:value="306.93813">
                <text:p>306.93813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319.65">
                <text:p>319.65</text:p>
              </table:table-cell>
              <table:table-cell office:value-type="float" office:value="305.240772">
                <text:p>305.240772</text:p>
              </table:table-cell>
              <table:table-cell office:value-type="float" office:value="307.04563">
                <text:p>307.04563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313.64">
                <text:p>313.64</text:p>
              </table:table-cell>
              <table:table-cell office:value-type="float" office:value="305.482572">
                <text:p>305.482572</text:p>
              </table:table-cell>
              <table:table-cell office:value-type="float" office:value="307.13413">
                <text:p>307.13413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311.96">
                <text:p>311.96</text:p>
              </table:table-cell>
              <table:table-cell office:value-type="float" office:value="305.733172">
                <text:p>305.733172</text:p>
              </table:table-cell>
              <table:table-cell office:value-type="float" office:value="307.103255">
                <text:p>307.103255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315.72">
                <text:p>315.72</text:p>
              </table:table-cell>
              <table:table-cell office:value-type="float" office:value="305.915372">
                <text:p>305.915372</text:p>
              </table:table-cell>
              <table:table-cell office:value-type="float" office:value="307.673255">
                <text:p>307.673255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316.79">
                <text:p>316.79</text:p>
              </table:table-cell>
              <table:table-cell office:value-type="float" office:value="306.090372">
                <text:p>306.090372</text:p>
              </table:table-cell>
              <table:table-cell office:value-type="float" office:value="308.791755">
                <text:p>308.791755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318.13">
                <text:p>318.13</text:p>
              </table:table-cell>
              <table:table-cell office:value-type="float" office:value="306.252952">
                <text:p>306.252952</text:p>
              </table:table-cell>
              <table:table-cell office:value-type="float" office:value="309.851755">
                <text:p>309.851755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313.49">
                <text:p>313.49</text:p>
              </table:table-cell>
              <table:table-cell office:value-type="float" office:value="306.442952">
                <text:p>306.442952</text:p>
              </table:table-cell>
              <table:table-cell office:value-type="float" office:value="310.675005">
                <text:p>310.675005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313.68">
                <text:p>313.68</text:p>
              </table:table-cell>
              <table:table-cell office:value-type="float" office:value="306.581902">
                <text:p>306.581902</text:p>
              </table:table-cell>
              <table:table-cell office:value-type="float" office:value="311.38763">
                <text:p>311.38763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311.92">
                <text:p>311.92</text:p>
              </table:table-cell>
              <table:table-cell office:value-type="float" office:value="306.604502">
                <text:p>306.604502</text:p>
              </table:table-cell>
              <table:table-cell office:value-type="float" office:value="311.440125">
                <text:p>311.440125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308.69">
                <text:p>308.69</text:p>
              </table:table-cell>
              <table:table-cell office:value-type="float" office:value="306.7249">
                <text:p>306.7249</text:p>
              </table:table-cell>
              <table:table-cell office:value-type="float" office:value="311.30612">
                <text:p>311.30612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307.5">
                <text:p>307.5</text:p>
              </table:table-cell>
              <table:table-cell office:value-type="float" office:value="306.7469">
                <text:p>306.7469</text:p>
              </table:table-cell>
              <table:table-cell office:value-type="float" office:value="310.99862">
                <text:p>310.99862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314.48">
                <text:p>314.48</text:p>
              </table:table-cell>
              <table:table-cell office:value-type="float" office:value="306.8355">
                <text:p>306.8355</text:p>
              </table:table-cell>
              <table:table-cell office:value-type="float" office:value="311.02012">
                <text:p>311.02012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318.61">
                <text:p>318.61</text:p>
              </table:table-cell>
              <table:table-cell office:value-type="float" office:value="307.0153">
                <text:p>307.0153</text:p>
              </table:table-cell>
              <table:table-cell office:value-type="float" office:value="311.33212">
                <text:p>311.33212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321.23">
                <text:p>321.23</text:p>
              </table:table-cell>
              <table:table-cell office:value-type="float" office:value="307.1689">
                <text:p>307.1689</text:p>
              </table:table-cell>
              <table:table-cell office:value-type="float" office:value="311.97787">
                <text:p>311.97787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319.8">
                <text:p>319.8</text:p>
              </table:table-cell>
              <table:table-cell office:value-type="float" office:value="307.2311">
                <text:p>307.2311</text:p>
              </table:table-cell>
              <table:table-cell office:value-type="float" office:value="312.36087">
                <text:p>312.36087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316.44">
                <text:p>316.44</text:p>
              </table:table-cell>
              <table:table-cell office:value-type="float" office:value="307.4083">
                <text:p>307.4083</text:p>
              </table:table-cell>
              <table:table-cell office:value-type="float" office:value="312.37987">
                <text:p>312.37987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314.31">
                <text:p>314.31</text:p>
              </table:table-cell>
              <table:table-cell office:value-type="float" office:value="307.7339">
                <text:p>307.7339</text:p>
              </table:table-cell>
              <table:table-cell office:value-type="float" office:value="312.33487">
                <text:p>312.33487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314.57">
                <text:p>314.57</text:p>
              </table:table-cell>
              <table:table-cell office:value-type="float" office:value="308.0491">
                <text:p>308.0491</text:p>
              </table:table-cell>
              <table:table-cell office:value-type="float" office:value="312.23487">
                <text:p>312.23487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314.95">
                <text:p>314.95</text:p>
              </table:table-cell>
              <table:table-cell office:value-type="float" office:value="308.3781">
                <text:p>308.3781</text:p>
              </table:table-cell>
              <table:table-cell office:value-type="float" office:value="312.13037">
                <text:p>312.13037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312.84">
                <text:p>312.84</text:p>
              </table:table-cell>
              <table:table-cell office:value-type="float" office:value="308.6213">
                <text:p>308.6213</text:p>
              </table:table-cell>
              <table:table-cell office:value-type="float" office:value="312.08987">
                <text:p>312.08987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311.86">
                <text:p>311.86</text:p>
              </table:table-cell>
              <table:table-cell office:value-type="float" office:value="308.7767">
                <text:p>308.7767</text:p>
              </table:table-cell>
              <table:table-cell office:value-type="float" office:value="311.93687">
                <text:p>311.93687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313.85">
                <text:p>313.85</text:p>
              </table:table-cell>
              <table:table-cell office:value-type="float" office:value="308.9157">
                <text:p>308.9157</text:p>
              </table:table-cell>
              <table:table-cell office:value-type="float" office:value="311.88587">
                <text:p>311.88587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312.68">
                <text:p>312.68</text:p>
              </table:table-cell>
              <table:table-cell office:value-type="float" office:value="308.993302">
                <text:p>308.993302</text:p>
              </table:table-cell>
              <table:table-cell office:value-type="float" office:value="311.821375">
                <text:p>311.821375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312.39">
                <text:p>312.39</text:p>
              </table:table-cell>
              <table:table-cell office:value-type="float" office:value="309.143502">
                <text:p>309.143502</text:p>
              </table:table-cell>
              <table:table-cell office:value-type="float" office:value="311.743875">
                <text:p>311.743875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311.57">
                <text:p>311.57</text:p>
              </table:table-cell>
              <table:table-cell office:value-type="float" office:value="309.242502">
                <text:p>309.242502</text:p>
              </table:table-cell>
              <table:table-cell office:value-type="float" office:value="311.574375">
                <text:p>311.574375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308.98">
                <text:p>308.98</text:p>
              </table:table-cell>
              <table:table-cell office:value-type="float" office:value="309.317302">
                <text:p>309.317302</text:p>
              </table:table-cell>
              <table:table-cell office:value-type="float" office:value="311.156875">
                <text:p>311.156875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307.36">
                <text:p>307.36</text:p>
              </table:table-cell>
              <table:table-cell office:value-type="float" office:value="309.297702">
                <text:p>309.297702</text:p>
              </table:table-cell>
              <table:table-cell office:value-type="float" office:value="310.838375">
                <text:p>310.838375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304.78">
                <text:p>304.78</text:p>
              </table:table-cell>
              <table:table-cell office:value-type="float" office:value="309.08103">
                <text:p>309.08103</text:p>
              </table:table-cell>
              <table:table-cell office:value-type="float" office:value="310.27232">
                <text:p>310.27232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300.43">
                <text:p>300.43</text:p>
              </table:table-cell>
              <table:table-cell office:value-type="float" office:value="308.95033">
                <text:p>308.95033</text:p>
              </table:table-cell>
              <table:table-cell office:value-type="float" office:value="309.99432">
                <text:p>309.99432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301.72">
                <text:p>301.72</text:p>
              </table:table-cell>
              <table:table-cell office:value-type="float" office:value="308.80533">
                <text:p>308.80533</text:p>
              </table:table-cell>
              <table:table-cell office:value-type="float" office:value="309.431325">
                <text:p>309.431325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303.16">
                <text:p>303.16</text:p>
              </table:table-cell>
              <table:table-cell office:value-type="float" office:value="308.58765">
                <text:p>308.58765</text:p>
              </table:table-cell>
              <table:table-cell office:value-type="float" office:value="309.150125">
                <text:p>309.150125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301.91">
                <text:p>301.91</text:p>
              </table:table-cell>
              <table:table-cell office:value-type="float" office:value="308.41405">
                <text:p>308.41405</text:p>
              </table:table-cell>
              <table:table-cell office:value-type="float" office:value="308.817625">
                <text:p>308.817625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296.29">
                <text:p>296.29</text:p>
              </table:table-cell>
              <table:table-cell office:value-type="float" office:value="308.1031">
                <text:p>308.1031</text:p>
              </table:table-cell>
              <table:table-cell office:value-type="float" office:value="307.936625">
                <text:p>307.936625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292.31">
                <text:p>292.31</text:p>
              </table:table-cell>
              <table:table-cell office:value-type="float" office:value="307.9529">
                <text:p>307.9529</text:p>
              </table:table-cell>
              <table:table-cell office:value-type="float" office:value="306.624625">
                <text:p>306.624625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289.63">
                <text:p>289.63</text:p>
              </table:table-cell>
              <table:table-cell office:value-type="float" office:value="307.9149">
                <text:p>307.9149</text:p>
              </table:table-cell>
              <table:table-cell office:value-type="float" office:value="305.112125">
                <text:p>305.112125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287.46">
                <text:p>287.46</text:p>
              </table:table-cell>
              <table:table-cell office:value-type="float" office:value="307.7279">
                <text:p>307.7279</text:p>
              </table:table-cell>
              <table:table-cell office:value-type="float" office:value="303.632125">
                <text:p>303.632125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289.52">
                <text:p>289.52</text:p>
              </table:table-cell>
              <table:table-cell office:value-type="float" office:value="307.511">
                <text:p>307.511</text:p>
              </table:table-cell>
              <table:table-cell office:value-type="float" office:value="302.294125">
                <text:p>302.294125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291.47">
                <text:p>291.47</text:p>
              </table:table-cell>
              <table:table-cell office:value-type="float" office:value="307.344336">
                <text:p>307.344336</text:p>
              </table:table-cell>
              <table:table-cell office:value-type="float" office:value="301.071715">
                <text:p>301.071715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285.55">
                <text:p>285.55</text:p>
              </table:table-cell>
              <table:table-cell office:value-type="float" office:value="306.951234">
                <text:p>306.951234</text:p>
              </table:table-cell>
              <table:table-cell office:value-type="float" office:value="299.678965">
                <text:p>299.678965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285.63">
                <text:p>285.63</text:p>
              </table:table-cell>
              <table:table-cell office:value-type="float" office:value="306.398034">
                <text:p>306.398034</text:p>
              </table:table-cell>
              <table:table-cell office:value-type="float" office:value="298.242965">
                <text:p>298.242965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291.55">
                <text:p>291.55</text:p>
              </table:table-cell>
              <table:table-cell office:value-type="float" office:value="305.866034">
                <text:p>305.866034</text:p>
              </table:table-cell>
              <table:table-cell office:value-type="float" office:value="297.002965">
                <text:p>297.002965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292.17">
                <text:p>292.17</text:p>
              </table:table-cell>
              <table:table-cell office:value-type="float" office:value="305.536234">
                <text:p>305.536234</text:p>
              </table:table-cell>
              <table:table-cell office:value-type="float" office:value="296.017965">
                <text:p>296.017965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297.49">
                <text:p>297.49</text:p>
              </table:table-cell>
              <table:table-cell office:value-type="float" office:value="305.240634">
                <text:p>305.240634</text:p>
              </table:table-cell>
              <table:table-cell office:value-type="float" office:value="295.16596">
                <text:p>295.16596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294.63">
                <text:p>294.63</text:p>
              </table:table-cell>
              <table:table-cell office:value-type="float" office:value="304.990334">
                <text:p>304.990334</text:p>
              </table:table-cell>
              <table:table-cell office:value-type="float" office:value="294.33846">
                <text:p>294.33846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294.08">
                <text:p>294.08</text:p>
              </table:table-cell>
              <table:table-cell office:value-type="float" office:value="304.618634">
                <text:p>304.618634</text:p>
              </table:table-cell>
              <table:table-cell office:value-type="float" office:value="293.49471">
                <text:p>293.49471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293.53">
                <text:p>293.53</text:p>
              </table:table-cell>
              <table:table-cell office:value-type="float" office:value="304.172534">
                <text:p>304.172534</text:p>
              </table:table-cell>
              <table:table-cell office:value-type="float" office:value="292.73046">
                <text:p>292.73046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291.67">
                <text:p>291.67</text:p>
              </table:table-cell>
              <table:table-cell office:value-type="float" office:value="303.707134">
                <text:p>303.707134</text:p>
              </table:table-cell>
              <table:table-cell office:value-type="float" office:value="291.90296">
                <text:p>291.90296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293.02">
                <text:p>293.02</text:p>
              </table:table-cell>
              <table:table-cell office:value-type="float" office:value="303.233334">
                <text:p>303.233334</text:p>
              </table:table-cell>
              <table:table-cell office:value-type="float" office:value="291.47764">
                <text:p>291.47764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298.39">
                <text:p>298.39</text:p>
              </table:table-cell>
              <table:table-cell office:value-type="float" office:value="302.848834">
                <text:p>302.848834</text:p>
              </table:table-cell>
              <table:table-cell office:value-type="float" office:value="291.25639">
                <text:p>291.25639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299.91">
                <text:p>299.91</text:p>
              </table:table-cell>
              <table:table-cell office:value-type="float" office:value="302.534636">
                <text:p>302.534636</text:p>
              </table:table-cell>
              <table:table-cell office:value-type="float" office:value="291.261395">
                <text:p>291.261395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301.88">
                <text:p>301.88</text:p>
              </table:table-cell>
              <table:table-cell office:value-type="float" office:value="302.169236">
                <text:p>302.169236</text:p>
              </table:table-cell>
              <table:table-cell office:value-type="float" office:value="290.999595">
                <text:p>290.999595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299.62">
                <text:p>299.62</text:p>
              </table:table-cell>
              <table:table-cell office:value-type="float" office:value="301.922036">
                <text:p>301.922036</text:p>
              </table:table-cell>
              <table:table-cell office:value-type="float" office:value="290.904095">
                <text:p>290.904095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298.9">
                <text:p>298.9</text:p>
              </table:table-cell>
              <table:table-cell office:value-type="float" office:value="301.632636">
                <text:p>301.632636</text:p>
              </table:table-cell>
              <table:table-cell office:value-type="float" office:value="290.927095">
                <text:p>290.927095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300.37">
                <text:p>300.37</text:p>
              </table:table-cell>
              <table:table-cell office:value-type="float" office:value="301.387036">
                <text:p>301.387036</text:p>
              </table:table-cell>
              <table:table-cell office:value-type="float" office:value="291.258595">
                <text:p>291.258595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297.07">
                <text:p>297.07</text:p>
              </table:table-cell>
              <table:table-cell office:value-type="float" office:value="301.058236">
                <text:p>301.058236</text:p>
              </table:table-cell>
              <table:table-cell office:value-type="float" office:value="291.650095">
                <text:p>291.650095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295.74">
                <text:p>295.74</text:p>
              </table:table-cell>
              <table:table-cell office:value-type="float" office:value="300.641436">
                <text:p>300.641436</text:p>
              </table:table-cell>
              <table:table-cell office:value-type="float" office:value="292.135595">
                <text:p>292.135595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299.17">
                <text:p>299.17</text:p>
              </table:table-cell>
              <table:table-cell office:value-type="float" office:value="300.278836">
                <text:p>300.278836</text:p>
              </table:table-cell>
              <table:table-cell office:value-type="float" office:value="292.594595">
                <text:p>292.594595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298.12">
                <text:p>298.12</text:p>
              </table:table-cell>
              <table:table-cell office:value-type="float" office:value="299.993886">
                <text:p>299.993886</text:p>
              </table:table-cell>
              <table:table-cell office:value-type="float" office:value="293.011505">
                <text:p>293.011505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294.48">
                <text:p>294.48</text:p>
              </table:table-cell>
              <table:table-cell office:value-type="float" office:value="299.781886">
                <text:p>299.781886</text:p>
              </table:table-cell>
              <table:table-cell office:value-type="float" office:value="293.516755">
                <text:p>293.516755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298.47">
                <text:p>298.47</text:p>
              </table:table-cell>
              <table:table-cell office:value-type="float" office:value="299.510888">
                <text:p>299.510888</text:p>
              </table:table-cell>
              <table:table-cell office:value-type="float" office:value="294.088255">
                <text:p>294.088255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299.22">
                <text:p>299.22</text:p>
              </table:table-cell>
              <table:table-cell office:value-type="float" office:value="299.296888">
                <text:p>299.296888</text:p>
              </table:table-cell>
              <table:table-cell office:value-type="float" office:value="294.575755">
                <text:p>294.575755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302.67">
                <text:p>302.67</text:p>
              </table:table-cell>
              <table:table-cell office:value-type="float" office:value="299.106888">
                <text:p>299.106888</text:p>
              </table:table-cell>
              <table:table-cell office:value-type="float" office:value="294.946755">
                <text:p>294.946755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303.61">
                <text:p>303.61</text:p>
              </table:table-cell>
              <table:table-cell office:value-type="float" office:value="298.861088">
                <text:p>298.861088</text:p>
              </table:table-cell>
              <table:table-cell office:value-type="float" office:value="295.383255">
                <text:p>295.383255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300.07">
                <text:p>300.07</text:p>
              </table:table-cell>
              <table:table-cell office:value-type="float" office:value="298.500488">
                <text:p>298.500488</text:p>
              </table:table-cell>
              <table:table-cell office:value-type="float" office:value="295.753255">
                <text:p>295.753255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302.89">
                <text:p>302.89</text:p>
              </table:table-cell>
              <table:table-cell office:value-type="float" office:value="298.151088">
                <text:p>298.151088</text:p>
              </table:table-cell>
              <table:table-cell office:value-type="float" office:value="296.192005">
                <text:p>296.192005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304.23">
                <text:p>304.23</text:p>
              </table:table-cell>
              <table:table-cell office:value-type="float" office:value="297.858288">
                <text:p>297.858288</text:p>
              </table:table-cell>
              <table:table-cell office:value-type="float" office:value="296.594255">
                <text:p>296.594255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298.77">
                <text:p>298.77</text:p>
              </table:table-cell>
              <table:table-cell office:value-type="float" office:value="297.573088">
                <text:p>297.573088</text:p>
              </table:table-cell>
              <table:table-cell office:value-type="float" office:value="296.999755">
                <text:p>296.999755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307.66">
                <text:p>307.66</text:p>
              </table:table-cell>
              <table:table-cell office:value-type="float" office:value="297.347288">
                <text:p>297.347288</text:p>
              </table:table-cell>
              <table:table-cell office:value-type="float" office:value="297.519755">
                <text:p>297.519755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307.91">
                <text:p>307.91</text:p>
              </table:table-cell>
              <table:table-cell office:value-type="float" office:value="297.191088">
                <text:p>297.191088</text:p>
              </table:table-cell>
              <table:table-cell office:value-type="float" office:value="297.986005">
                <text:p>297.986005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305.45">
                <text:p>305.45</text:p>
              </table:table-cell>
              <table:table-cell office:value-type="float" office:value="297.025088">
                <text:p>297.025088</text:p>
              </table:table-cell>
              <table:table-cell office:value-type="float" office:value="298.316">
                <text:p>298.316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304.36">
                <text:p>304.36</text:p>
              </table:table-cell>
              <table:table-cell office:value-type="float" office:value="296.899888">
                <text:p>296.899888</text:p>
              </table:table-cell>
              <table:table-cell office:value-type="float" office:value="298.7635">
                <text:p>298.7635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301.64">
                <text:p>301.64</text:p>
              </table:table-cell>
              <table:table-cell office:value-type="float" office:value="296.686038">
                <text:p>296.686038</text:p>
              </table:table-cell>
              <table:table-cell office:value-type="float" office:value="298.795875">
                <text:p>298.795875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305.07">
                <text:p>305.07</text:p>
              </table:table-cell>
              <table:table-cell office:value-type="float" office:value="296.526136">
                <text:p>296.526136</text:p>
              </table:table-cell>
              <table:table-cell office:value-type="float" office:value="299.055125">
                <text:p>299.055125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308.95">
                <text:p>308.95</text:p>
              </table:table-cell>
              <table:table-cell office:value-type="float" office:value="296.397136">
                <text:p>296.397136</text:p>
              </table:table-cell>
              <table:table-cell office:value-type="float" office:value="299.269125">
                <text:p>299.269125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308.93">
                <text:p>308.93</text:p>
              </table:table-cell>
              <table:table-cell office:value-type="float" office:value="296.337536">
                <text:p>296.337536</text:p>
              </table:table-cell>
              <table:table-cell office:value-type="float" office:value="299.772625">
                <text:p>299.772625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308.7">
                <text:p>308.7</text:p>
              </table:table-cell>
              <table:table-cell office:value-type="float" office:value="296.313336">
                <text:p>296.313336</text:p>
              </table:table-cell>
              <table:table-cell office:value-type="float" office:value="300.336625">
                <text:p>300.336625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310.93">
                <text:p>310.93</text:p>
              </table:table-cell>
              <table:table-cell office:value-type="float" office:value="296.346136">
                <text:p>296.346136</text:p>
              </table:table-cell>
              <table:table-cell office:value-type="float" office:value="301.006625">
                <text:p>301.006625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313.08">
                <text:p>313.08</text:p>
              </table:table-cell>
              <table:table-cell office:value-type="float" office:value="296.596958">
                <text:p>296.596958</text:p>
              </table:table-cell>
              <table:table-cell office:value-type="float" office:value="301.78">
                <text:p>301.78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313.22">
                <text:p>313.22</text:p>
              </table:table-cell>
              <table:table-cell office:value-type="float" office:value="296.831358">
                <text:p>296.831358</text:p>
              </table:table-cell>
              <table:table-cell office:value-type="float" office:value="302.618">
                <text:p>302.618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314.07">
                <text:p>314.07</text:p>
              </table:table-cell>
              <table:table-cell office:value-type="float" office:value="297.150658">
                <text:p>297.150658</text:p>
              </table:table-cell>
              <table:table-cell office:value-type="float" office:value="303.53075">
                <text:p>303.53075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313.44">
                <text:p>313.44</text:p>
              </table:table-cell>
              <table:table-cell office:value-type="float" office:value="297.388338">
                <text:p>297.388338</text:p>
              </table:table-cell>
              <table:table-cell office:value-type="float" office:value="304.37875">
                <text:p>304.37875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312.94">
                <text:p>312.94</text:p>
              </table:table-cell>
              <table:table-cell office:value-type="float" office:value="297.611338">
                <text:p>297.611338</text:p>
              </table:table-cell>
              <table:table-cell office:value-type="float" office:value="305.07875">
                <text:p>305.07875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311.43">
                <text:p>311.43</text:p>
              </table:table-cell>
              <table:table-cell office:value-type="float" office:value="297.923138">
                <text:p>297.923138</text:p>
              </table:table-cell>
              <table:table-cell office:value-type="float" office:value="305.59175">
                <text:p>305.59175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312.22">
                <text:p>312.22</text:p>
              </table:table-cell>
              <table:table-cell office:value-type="float" office:value="298.274284">
                <text:p>298.274284</text:p>
              </table:table-cell>
              <table:table-cell office:value-type="float" office:value="306.059115">
                <text:p>306.059115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313.54">
                <text:p>313.54</text:p>
              </table:table-cell>
              <table:table-cell office:value-type="float" office:value="298.730884">
                <text:p>298.730884</text:p>
              </table:table-cell>
              <table:table-cell office:value-type="float" office:value="306.561615">
                <text:p>306.561615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315.76">
                <text:p>315.76</text:p>
              </table:table-cell>
              <table:table-cell office:value-type="float" office:value="299.265984">
                <text:p>299.265984</text:p>
              </table:table-cell>
              <table:table-cell office:value-type="float" office:value="307.151365">
                <text:p>307.151365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316.39">
                <text:p>316.39</text:p>
              </table:table-cell>
              <table:table-cell office:value-type="float" office:value="299.808184">
                <text:p>299.808184</text:p>
              </table:table-cell>
              <table:table-cell office:value-type="float" office:value="307.881865">
                <text:p>307.881865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316.99">
                <text:p>316.99</text:p>
              </table:table-cell>
              <table:table-cell office:value-type="float" office:value="300.366148">
                <text:p>300.366148</text:p>
              </table:table-cell>
              <table:table-cell office:value-type="float" office:value="308.618865">
                <text:p>308.618865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314.38">
                <text:p>314.38</text:p>
              </table:table-cell>
              <table:table-cell office:value-type="float" office:value="300.945448">
                <text:p>300.945448</text:p>
              </table:table-cell>
              <table:table-cell office:value-type="float" office:value="309.064865">
                <text:p>309.064865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312.8">
                <text:p>312.8</text:p>
              </table:table-cell>
              <table:table-cell office:value-type="float" office:value="301.471248">
                <text:p>301.471248</text:p>
              </table:table-cell>
              <table:table-cell office:value-type="float" office:value="309.358365">
                <text:p>309.358365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312.52">
                <text:p>312.52</text:p>
              </table:table-cell>
              <table:table-cell office:value-type="float" office:value="301.980948">
                <text:p>301.980948</text:p>
              </table:table-cell>
              <table:table-cell office:value-type="float" office:value="309.705615">
                <text:p>309.705615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305.94">
                <text:p>305.94</text:p>
              </table:table-cell>
              <table:table-cell office:value-type="float" office:value="302.255548">
                <text:p>302.255548</text:p>
              </table:table-cell>
              <table:table-cell office:value-type="float" office:value="309.94174">
                <text:p>309.94174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308.43">
                <text:p>308.43</text:p>
              </table:table-cell>
              <table:table-cell office:value-type="float" office:value="302.513548">
                <text:p>302.513548</text:p>
              </table:table-cell>
              <table:table-cell office:value-type="float" office:value="310.13449">
                <text:p>310.13449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305.4">
                <text:p>305.4</text:p>
              </table:table-cell>
              <table:table-cell office:value-type="float" office:value="302.766548">
                <text:p>302.766548</text:p>
              </table:table-cell>
              <table:table-cell office:value-type="float" office:value="310.26199">
                <text:p>310.26199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302.07">
                <text:p>302.07</text:p>
              </table:table-cell>
              <table:table-cell office:value-type="float" office:value="302.924676">
                <text:p>302.924676</text:p>
              </table:table-cell>
              <table:table-cell office:value-type="float" office:value="309.96256">
                <text:p>309.96256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303.29">
                <text:p>303.29</text:p>
              </table:table-cell>
              <table:table-cell office:value-type="float" office:value="303.128976">
                <text:p>303.128976</text:p>
              </table:table-cell>
              <table:table-cell office:value-type="float" office:value="309.76956">
                <text:p>309.76956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304.97">
                <text:p>304.97</text:p>
              </table:table-cell>
              <table:table-cell office:value-type="float" office:value="303.401976">
                <text:p>303.401976</text:p>
              </table:table-cell>
              <table:table-cell office:value-type="float" office:value="309.54256">
                <text:p>309.54256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301.14">
                <text:p>301.14</text:p>
              </table:table-cell>
              <table:table-cell office:value-type="float" office:value="303.532776">
                <text:p>303.532776</text:p>
              </table:table-cell>
              <table:table-cell office:value-type="float" office:value="308.817185">
                <text:p>308.817185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302.38">
                <text:p>302.38</text:p>
              </table:table-cell>
              <table:table-cell office:value-type="float" office:value="303.647276">
                <text:p>303.647276</text:p>
              </table:table-cell>
              <table:table-cell office:value-type="float" office:value="308.296185">
                <text:p>308.296185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302.99">
                <text:p>302.99</text:p>
              </table:table-cell>
              <table:table-cell office:value-type="float" office:value="303.709874">
                <text:p>303.709874</text:p>
              </table:table-cell>
              <table:table-cell office:value-type="float" office:value="307.659435">
                <text:p>307.659435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303.19">
                <text:p>303.19</text:p>
              </table:table-cell>
              <table:table-cell office:value-type="float" office:value="303.819574">
                <text:p>303.819574</text:p>
              </table:table-cell>
              <table:table-cell office:value-type="float" office:value="307.077685">
                <text:p>307.077685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304.33">
                <text:p>304.33</text:p>
              </table:table-cell>
              <table:table-cell office:value-type="float" office:value="303.874974">
                <text:p>303.874974</text:p>
              </table:table-cell>
              <table:table-cell office:value-type="float" office:value="306.563185">
                <text:p>306.563185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302.3">
                <text:p>302.3</text:p>
              </table:table-cell>
              <table:table-cell office:value-type="float" office:value="303.989774">
                <text:p>303.989774</text:p>
              </table:table-cell>
              <table:table-cell office:value-type="float" office:value="306.093685">
                <text:p>306.093685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305.24">
                <text:p>305.24</text:p>
              </table:table-cell>
              <table:table-cell office:value-type="float" office:value="304.061574">
                <text:p>304.061574</text:p>
              </table:table-cell>
              <table:table-cell office:value-type="float" office:value="305.72682">
                <text:p>305.72682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302.99">
                <text:p>302.99</text:p>
              </table:table-cell>
              <table:table-cell office:value-type="float" office:value="304.169974">
                <text:p>304.169974</text:p>
              </table:table-cell>
              <table:table-cell office:value-type="float" office:value="305.24782">
                <text:p>305.24782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303.89">
                <text:p>303.89</text:p>
              </table:table-cell>
              <table:table-cell office:value-type="float" office:value="304.304374">
                <text:p>304.304374</text:p>
              </table:table-cell>
              <table:table-cell office:value-type="float" office:value="304.73157">
                <text:p>304.73157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300.52">
                <text:p>300.52</text:p>
              </table:table-cell>
              <table:table-cell office:value-type="float" office:value="304.369374">
                <text:p>304.369374</text:p>
              </table:table-cell>
              <table:table-cell office:value-type="float" office:value="303.99757">
                <text:p>303.99757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299.88">
                <text:p>299.88</text:p>
              </table:table-cell>
              <table:table-cell office:value-type="float" office:value="304.409974">
                <text:p>304.409974</text:p>
              </table:table-cell>
              <table:table-cell office:value-type="float" office:value="303.12107">
                <text:p>303.12107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300.98">
                <text:p>300.98</text:p>
              </table:table-cell>
              <table:table-cell office:value-type="float" office:value="304.495034">
                <text:p>304.495034</text:p>
              </table:table-cell>
              <table:table-cell office:value-type="float" office:value="302.39072">
                <text:p>302.39072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296.04">
                <text:p>296.04</text:p>
              </table:table-cell>
              <table:table-cell office:value-type="float" office:value="304.495234">
                <text:p>304.495234</text:p>
              </table:table-cell>
              <table:table-cell office:value-type="float" office:value="301.64822">
                <text:p>301.64822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296.32">
                <text:p>296.32</text:p>
              </table:table-cell>
              <table:table-cell office:value-type="float" office:value="304.478108">
                <text:p>304.478108</text:p>
              </table:table-cell>
              <table:table-cell office:value-type="float" office:value="300.818655">
                <text:p>300.818655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294.4">
                <text:p>294.4</text:p>
              </table:table-cell>
              <table:table-cell office:value-type="float" office:value="304.380708">
                <text:p>304.380708</text:p>
              </table:table-cell>
              <table:table-cell office:value-type="float" office:value="300.259655">
                <text:p>300.259655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293.81">
                <text:p>293.81</text:p>
              </table:table-cell>
              <table:table-cell office:value-type="float" office:value="304.199908">
                <text:p>304.199908</text:p>
              </table:table-cell>
              <table:table-cell office:value-type="float" office:value="299.599155">
                <text:p>299.599155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297.01">
                <text:p>297.01</text:p>
              </table:table-cell>
              <table:table-cell office:value-type="float" office:value="304.057708">
                <text:p>304.057708</text:p>
              </table:table-cell>
              <table:table-cell office:value-type="float" office:value="298.981155">
                <text:p>298.981155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300.11">
                <text:p>300.11</text:p>
              </table:table-cell>
              <table:table-cell office:value-type="float" office:value="303.910108">
                <text:p>303.910108</text:p>
              </table:table-cell>
              <table:table-cell office:value-type="float" office:value="298.655585">
                <text:p>298.655585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304.56">
                <text:p>304.56</text:p>
              </table:table-cell>
              <table:table-cell office:value-type="float" office:value="303.90171">
                <text:p>303.90171</text:p>
              </table:table-cell>
              <table:table-cell office:value-type="float" office:value="298.52609">
                <text:p>298.52609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305.25">
                <text:p>305.25</text:p>
              </table:table-cell>
              <table:table-cell office:value-type="float" office:value="304.00691">
                <text:p>304.00691</text:p>
              </table:table-cell>
              <table:table-cell office:value-type="float" office:value="298.51209">
                <text:p>298.51209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305.33">
                <text:p>305.33</text:p>
              </table:table-cell>
              <table:table-cell office:value-type="float" office:value="304.06641">
                <text:p>304.06641</text:p>
              </table:table-cell>
              <table:table-cell office:value-type="float" office:value="298.85384">
                <text:p>298.85384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308.09">
                <text:p>308.09</text:p>
              </table:table-cell>
              <table:table-cell office:value-type="float" office:value="304.10556">
                <text:p>304.10556</text:p>
              </table:table-cell>
              <table:table-cell office:value-type="float" office:value="299.131715">
                <text:p>299.131715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307.77">
                <text:p>307.77</text:p>
              </table:table-cell>
              <table:table-cell office:value-type="float" office:value="304.14456">
                <text:p>304.14456</text:p>
              </table:table-cell>
              <table:table-cell office:value-type="float" office:value="299.402715">
                <text:p>299.402715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307.48">
                <text:p>307.48</text:p>
              </table:table-cell>
              <table:table-cell office:value-type="float" office:value="304.19676">
                <text:p>304.19676</text:p>
              </table:table-cell>
              <table:table-cell office:value-type="float" office:value="299.706465">
                <text:p>299.706465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310.11">
                <text:p>310.11</text:p>
              </table:table-cell>
              <table:table-cell office:value-type="float" office:value="304.34191">
                <text:p>304.34191</text:p>
              </table:table-cell>
              <table:table-cell office:value-type="float" office:value="299.963215">
                <text:p>299.963215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306.97">
                <text:p>306.97</text:p>
              </table:table-cell>
              <table:table-cell office:value-type="float" office:value="304.43841">
                <text:p>304.43841</text:p>
              </table:table-cell>
              <table:table-cell office:value-type="float" office:value="300.176715">
                <text:p>300.176715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305.79">
                <text:p>305.79</text:p>
              </table:table-cell>
              <table:table-cell office:value-type="float" office:value="304.484714">
                <text:p>304.484714</text:p>
              </table:table-cell>
              <table:table-cell office:value-type="float" office:value="300.326975">
                <text:p>300.326975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10">
                <text:p>310</text:p>
              </table:table-cell>
              <table:table-cell office:value-type="float" office:value="304.461514">
                <text:p>304.461514</text:p>
              </table:table-cell>
              <table:table-cell office:value-type="float" office:value="300.501475">
                <text:p>300.501475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306.4">
                <text:p>306.4</text:p>
              </table:table-cell>
              <table:table-cell office:value-type="float" office:value="304.456814">
                <text:p>304.456814</text:p>
              </table:table-cell>
              <table:table-cell office:value-type="float" office:value="300.717725">
                <text:p>300.717725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302.35">
                <text:p>302.35</text:p>
              </table:table-cell>
              <table:table-cell office:value-type="float" office:value="304.312114">
                <text:p>304.312114</text:p>
              </table:table-cell>
              <table:table-cell office:value-type="float" office:value="300.863475">
                <text:p>300.863475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302.43">
                <text:p>302.43</text:p>
              </table:table-cell>
              <table:table-cell office:value-type="float" office:value="304.066448">
                <text:p>304.066448</text:p>
              </table:table-cell>
              <table:table-cell office:value-type="float" office:value="300.921185">
                <text:p>300.921185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298.43">
                <text:p>298.43</text:p>
              </table:table-cell>
              <table:table-cell office:value-type="float" office:value="303.783048">
                <text:p>303.783048</text:p>
              </table:table-cell>
              <table:table-cell office:value-type="float" office:value="300.838035">
                <text:p>300.838035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296.37">
                <text:p>296.37</text:p>
              </table:table-cell>
              <table:table-cell office:value-type="float" office:value="303.408648">
                <text:p>303.408648</text:p>
              </table:table-cell>
              <table:table-cell office:value-type="float" office:value="300.814285">
                <text:p>300.814285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299.21">
                <text:p>299.21</text:p>
              </table:table-cell>
              <table:table-cell office:value-type="float" office:value="303.098048">
                <text:p>303.098048</text:p>
              </table:table-cell>
              <table:table-cell office:value-type="float" office:value="300.9286">
                <text:p>300.9286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305.67">
                <text:p>305.67</text:p>
              </table:table-cell>
              <table:table-cell office:value-type="float" office:value="302.836248">
                <text:p>302.836248</text:p>
              </table:table-cell>
              <table:table-cell office:value-type="float" office:value="301.2176">
                <text:p>301.2176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298.41">
                <text:p>298.41</text:p>
              </table:table-cell>
              <table:table-cell office:value-type="float" office:value="302.559648">
                <text:p>302.559648</text:p>
              </table:table-cell>
              <table:table-cell office:value-type="float" office:value="301.4911">
                <text:p>301.4911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299.66">
                <text:p>299.66</text:p>
              </table:table-cell>
              <table:table-cell office:value-type="float" office:value="302.339302">
                <text:p>302.339302</text:p>
              </table:table-cell>
              <table:table-cell office:value-type="float" office:value="301.7631">
                <text:p>301.7631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299.1">
                <text:p>299.1</text:p>
              </table:table-cell>
              <table:table-cell office:value-type="float" office:value="302.031502">
                <text:p>302.031502</text:p>
              </table:table-cell>
              <table:table-cell office:value-type="float" office:value="301.8651">
                <text:p>301.8651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306.83">
                <text:p>306.83</text:p>
              </table:table-cell>
              <table:table-cell office:value-type="float" office:value="301.801902">
                <text:p>301.801902</text:p>
              </table:table-cell>
              <table:table-cell office:value-type="float" office:value="301.901845">
                <text:p>301.901845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306.94">
                <text:p>306.94</text:p>
              </table:table-cell>
              <table:table-cell office:value-type="float" office:value="301.657902">
                <text:p>301.657902</text:p>
              </table:table-cell>
              <table:table-cell office:value-type="float" office:value="302.009345">
                <text:p>302.009345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307.58">
                <text:p>307.58</text:p>
              </table:table-cell>
              <table:table-cell office:value-type="float" office:value="301.458302">
                <text:p>301.458302</text:p>
              </table:table-cell>
              <table:table-cell office:value-type="float" office:value="302.098595">
                <text:p>302.098595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307.03">
                <text:p>307.03</text:p>
              </table:table-cell>
              <table:table-cell office:value-type="float" office:value="301.259502">
                <text:p>301.259502</text:p>
              </table:table-cell>
              <table:table-cell office:value-type="float" office:value="301.94972">
                <text:p>301.94972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304.9">
                <text:p>304.9</text:p>
              </table:table-cell>
              <table:table-cell office:value-type="float" office:value="301.146302">
                <text:p>301.146302</text:p>
              </table:table-cell>
              <table:table-cell office:value-type="float" office:value="301.86272">
                <text:p>301.86272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304.59">
                <text:p>304.59</text:p>
              </table:table-cell>
              <table:table-cell office:value-type="float" office:value="301.015002">
                <text:p>301.015002</text:p>
              </table:table-cell>
              <table:table-cell office:value-type="float" office:value="301.75122">
                <text:p>301.75122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302.74">
                <text:p>302.74</text:p>
              </table:table-cell>
              <table:table-cell office:value-type="float" office:value="300.963602">
                <text:p>300.963602</text:p>
              </table:table-cell>
              <table:table-cell office:value-type="float" office:value="301.49597">
                <text:p>301.49597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304.16">
                <text:p>304.16</text:p>
              </table:table-cell>
              <table:table-cell office:value-type="float" office:value="300.896002">
                <text:p>300.896002</text:p>
              </table:table-cell>
              <table:table-cell office:value-type="float" office:value="301.27847">
                <text:p>301.27847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309.35">
                <text:p>309.35</text:p>
              </table:table-cell>
              <table:table-cell office:value-type="float" office:value="300.914102">
                <text:p>300.914102</text:p>
              </table:table-cell>
              <table:table-cell office:value-type="float" office:value="301.33546">
                <text:p>301.33546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304.9">
                <text:p>304.9</text:p>
              </table:table-cell>
              <table:table-cell office:value-type="float" office:value="300.984474">
                <text:p>300.984474</text:p>
              </table:table-cell>
              <table:table-cell office:value-type="float" office:value="301.26996">
                <text:p>301.26996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310.45">
                <text:p>310.45</text:p>
              </table:table-cell>
              <table:table-cell office:value-type="float" office:value="301.065474">
                <text:p>301.065474</text:p>
              </table:table-cell>
              <table:table-cell office:value-type="float" office:value="301.29121">
                <text:p>301.29121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312.4">
                <text:p>312.4</text:p>
              </table:table-cell>
              <table:table-cell office:value-type="float" office:value="301.181766">
                <text:p>301.181766</text:p>
              </table:table-cell>
              <table:table-cell office:value-type="float" office:value="301.71669">
                <text:p>301.71669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311.82">
                <text:p>311.82</text:p>
              </table:table-cell>
              <table:table-cell office:value-type="float" office:value="301.437966">
                <text:p>301.437966</text:p>
              </table:table-cell>
              <table:table-cell office:value-type="float" office:value="302.24598">
                <text:p>302.24598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303.57">
                <text:p>303.57</text:p>
              </table:table-cell>
              <table:table-cell office:value-type="float" office:value="301.490366">
                <text:p>301.490366</text:p>
              </table:table-cell>
              <table:table-cell office:value-type="float" office:value="302.56448">
                <text:p>302.56448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300.72">
                <text:p>300.72</text:p>
              </table:table-cell>
              <table:table-cell office:value-type="float" office:value="301.473766">
                <text:p>301.473766</text:p>
              </table:table-cell>
              <table:table-cell office:value-type="float" office:value="302.82223">
                <text:p>302.82223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307.71">
                <text:p>307.71</text:p>
              </table:table-cell>
              <table:table-cell office:value-type="float" office:value="301.508666">
                <text:p>301.508666</text:p>
              </table:table-cell>
              <table:table-cell office:value-type="float" office:value="303.10423">
                <text:p>303.10423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308.54">
                <text:p>308.54</text:p>
              </table:table-cell>
              <table:table-cell office:value-type="float" office:value="301.614866">
                <text:p>301.614866</text:p>
              </table:table-cell>
              <table:table-cell office:value-type="float" office:value="303.50973">
                <text:p>303.50973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311.23">
                <text:p>311.23</text:p>
              </table:table-cell>
              <table:table-cell office:value-type="float" office:value="301.739866">
                <text:p>301.739866</text:p>
              </table:table-cell>
              <table:table-cell office:value-type="float" office:value="304.04423">
                <text:p>304.04423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309.79">
                <text:p>309.79</text:p>
              </table:table-cell>
              <table:table-cell office:value-type="float" office:value="301.880666">
                <text:p>301.880666</text:p>
              </table:table-cell>
              <table:table-cell office:value-type="float" office:value="304.58023">
                <text:p>304.5802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10.79">
                <text:p>310.79</text:p>
              </table:table-cell>
              <table:table-cell office:value-type="float" office:value="302.012066">
                <text:p>302.012066</text:p>
              </table:table-cell>
              <table:table-cell office:value-type="float" office:value="305.19923">
                <text:p>305.19923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310.53">
                <text:p>310.53</text:p>
              </table:table-cell>
              <table:table-cell office:value-type="float" office:value="302.092266">
                <text:p>302.092266</text:p>
              </table:table-cell>
              <table:table-cell office:value-type="float" office:value="305.45748">
                <text:p>305.45748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309.71">
                <text:p>309.71</text:p>
              </table:table-cell>
              <table:table-cell office:value-type="float" office:value="302.307466">
                <text:p>302.307466</text:p>
              </table:table-cell>
              <table:table-cell office:value-type="float" office:value="305.62148">
                <text:p>305.62148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316.72">
                <text:p>316.72</text:p>
              </table:table-cell>
              <table:table-cell office:value-type="float" office:value="302.5358">
                <text:p>302.5358</text:p>
              </table:table-cell>
              <table:table-cell office:value-type="float" office:value="305.814815">
                <text:p>305.814815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318.73">
                <text:p>318.73</text:p>
              </table:table-cell>
              <table:table-cell office:value-type="float" office:value="302.87854">
                <text:p>302.87854</text:p>
              </table:table-cell>
              <table:table-cell office:value-type="float" office:value="306.438315">
                <text:p>306.438315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314.5">
                <text:p>314.5</text:p>
              </table:table-cell>
              <table:table-cell office:value-type="float" office:value="303.26654">
                <text:p>303.26654</text:p>
              </table:table-cell>
              <table:table-cell office:value-type="float" office:value="306.948815">
                <text:p>306.948815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318.69">
                <text:p>318.69</text:p>
              </table:table-cell>
              <table:table-cell office:value-type="float" office:value="303.683866">
                <text:p>303.683866</text:p>
              </table:table-cell>
              <table:table-cell office:value-type="float" office:value="307.490815">
                <text:p>307.490815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319.65">
                <text:p>319.65</text:p>
              </table:table-cell>
              <table:table-cell office:value-type="float" office:value="304.182266">
                <text:p>304.182266</text:p>
              </table:table-cell>
              <table:table-cell office:value-type="float" office:value="308.306315">
                <text:p>308.306315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315.84">
                <text:p>315.84</text:p>
              </table:table-cell>
              <table:table-cell office:value-type="float" office:value="304.656466">
                <text:p>304.656466</text:p>
              </table:table-cell>
              <table:table-cell office:value-type="float" office:value="309.000315">
                <text:p>309.000315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316.22">
                <text:p>316.22</text:p>
              </table:table-cell>
              <table:table-cell office:value-type="float" office:value="305.088066">
                <text:p>305.088066</text:p>
              </table:table-cell>
              <table:table-cell office:value-type="float" office:value="309.416065">
                <text:p>309.416065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310.84">
                <text:p>310.84</text:p>
              </table:table-cell>
              <table:table-cell office:value-type="float" office:value="305.420666">
                <text:p>305.420666</text:p>
              </table:table-cell>
              <table:table-cell office:value-type="float" office:value="309.746065">
                <text:p>309.746065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313.33">
                <text:p>313.33</text:p>
              </table:table-cell>
              <table:table-cell office:value-type="float" office:value="305.624064">
                <text:p>305.624064</text:p>
              </table:table-cell>
              <table:table-cell office:value-type="float" office:value="309.922565">
                <text:p>309.922565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310.68">
                <text:p>310.68</text:p>
              </table:table-cell>
              <table:table-cell office:value-type="float" office:value="305.748864">
                <text:p>305.748864</text:p>
              </table:table-cell>
              <table:table-cell office:value-type="float" office:value="309.929835">
                <text:p>309.929835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08.53">
                <text:p>308.53</text:p>
              </table:table-cell>
              <table:table-cell office:value-type="float" office:value="305.818964">
                <text:p>305.818964</text:p>
              </table:table-cell>
              <table:table-cell office:value-type="float" office:value="309.806335">
                <text:p>309.806335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308.03">
                <text:p>308.03</text:p>
              </table:table-cell>
              <table:table-cell office:value-type="float" office:value="305.828214">
                <text:p>305.828214</text:p>
              </table:table-cell>
              <table:table-cell office:value-type="float" office:value="309.976335">
                <text:p>309.976335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305.63">
                <text:p>305.63</text:p>
              </table:table-cell>
              <table:table-cell office:value-type="float" office:value="305.818414">
                <text:p>305.818414</text:p>
              </table:table-cell>
              <table:table-cell office:value-type="float" office:value="310.264335">
                <text:p>310.264335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303.26">
                <text:p>303.26</text:p>
              </table:table-cell>
              <table:table-cell office:value-type="float" office:value="305.696452">
                <text:p>305.696452</text:p>
              </table:table-cell>
              <table:table-cell office:value-type="float" office:value="310.17593">
                <text:p>310.17593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299.86">
                <text:p>299.86</text:p>
              </table:table-cell>
              <table:table-cell office:value-type="float" office:value="305.545852">
                <text:p>305.545852</text:p>
              </table:table-cell>
              <table:table-cell office:value-type="float" office:value="309.79068">
                <text:p>309.79068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302.77">
                <text:p>302.77</text:p>
              </table:table-cell>
              <table:table-cell office:value-type="float" office:value="305.388052">
                <text:p>305.388052</text:p>
              </table:table-cell>
              <table:table-cell office:value-type="float" office:value="309.29718">
                <text:p>309.29718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04.16">
                <text:p>304.16</text:p>
              </table:table-cell>
              <table:table-cell office:value-type="float" office:value="305.353948">
                <text:p>305.353948</text:p>
              </table:table-cell>
              <table:table-cell office:value-type="float" office:value="309.01018">
                <text:p>309.01018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08.88">
                <text:p>308.88</text:p>
              </table:table-cell>
              <table:table-cell office:value-type="float" office:value="305.299748">
                <text:p>305.299748</text:p>
              </table:table-cell>
              <table:table-cell office:value-type="float" office:value="308.72068">
                <text:p>308.72068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07.32">
                <text:p>307.32</text:p>
              </table:table-cell>
              <table:table-cell office:value-type="float" office:value="305.265248">
                <text:p>305.265248</text:p>
              </table:table-cell>
              <table:table-cell office:value-type="float" office:value="308.65018">
                <text:p>308.65018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06.75">
                <text:p>306.75</text:p>
              </table:table-cell>
              <table:table-cell office:value-type="float" office:value="305.324348">
                <text:p>305.324348</text:p>
              </table:table-cell>
              <table:table-cell office:value-type="float" office:value="308.40568">
                <text:p>308.40568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09.44">
                <text:p>309.44</text:p>
              </table:table-cell>
              <table:table-cell office:value-type="float" office:value="305.426264">
                <text:p>305.426264</text:p>
              </table:table-cell>
              <table:table-cell office:value-type="float" office:value="308.147345">
                <text:p>308.14734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08.13">
                <text:p>308.13</text:p>
              </table:table-cell>
              <table:table-cell office:value-type="float" office:value="305.604864">
                <text:p>305.604864</text:p>
              </table:table-cell>
              <table:table-cell office:value-type="float" office:value="307.653845">
                <text:p>307.653845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308.62">
                <text:p>308.62</text:p>
              </table:table-cell>
              <table:table-cell office:value-type="float" office:value="305.792164">
                <text:p>305.792164</text:p>
              </table:table-cell>
              <table:table-cell office:value-type="float" office:value="307.128345">
                <text:p>307.12834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307.43">
                <text:p>307.43</text:p>
              </table:table-cell>
              <table:table-cell office:value-type="float" office:value="305.980564">
                <text:p>305.980564</text:p>
              </table:table-cell>
              <table:table-cell office:value-type="float" office:value="306.670345">
                <text:p>306.670345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302.84">
                <text:p>302.84</text:p>
              </table:table-cell>
              <table:table-cell office:value-type="float" office:value="306.045364">
                <text:p>306.045364</text:p>
              </table:table-cell>
              <table:table-cell office:value-type="float" office:value="305.875345">
                <text:p>305.875345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305.69">
                <text:p>305.69</text:p>
              </table:table-cell>
              <table:table-cell office:value-type="float" office:value="306.157964">
                <text:p>306.157964</text:p>
              </table:table-cell>
              <table:table-cell office:value-type="float" office:value="305.244845">
                <text:p>305.244845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306.03">
                <text:p>306.03</text:p>
              </table:table-cell>
              <table:table-cell office:value-type="float" office:value="306.290364">
                <text:p>306.290364</text:p>
              </table:table-cell>
              <table:table-cell office:value-type="float" office:value="304.768845">
                <text:p>304.768845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309.25">
                <text:p>309.25</text:p>
              </table:table-cell>
              <table:table-cell office:value-type="float" office:value="306.476764">
                <text:p>306.476764</text:p>
              </table:table-cell>
              <table:table-cell office:value-type="float" office:value="304.505345">
                <text:p>304.505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659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75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48cm" svg:height="9.003cm" xlink:href=".." xlink:type="simple" chart:class="chart:line" chart:style-name="ch1">
        <chart:legend chart:legend-position="top" svg:x="2.895cm" svg:y="0.185cm" style:legend-expansion="wide" chart:style-name="ch2"/>
        <chart:plot-area chart:style-name="ch3" svg:x="0.254cm" svg:y="0.963cm" svg:width="12.24cm" svg:height="7.86cm">
          <chart:coordinate-region svg:x="1.64cm" svg:y="0.963cm" svg:width="10.854cm" svg:height="6.086cm"/>
          <chart:axis chart:dimension="x" chart:name="primary-x" chart:style-name="ch4" chartooo:axis-type="date">
            <chartooo:date-scale/>
            <chart:categories table:cell-range-address="MCD.B2:MCD.B5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CD.F2:MCD.F518" chart:label-cell-address="MCD.F1:MCD.F1" chart:class="chart:line">
            <chart:data-point chart:repeated="517"/>
          </chart:series>
          <chart:series chart:style-name="ch8" chart:values-cell-range-address="MCD.J2:MCD.J518" chart:label-cell-address="MCD.J1:MCD.J1" chart:class="chart:line">
            <chart:data-point chart:repeated="517"/>
          </chart:series>
          <chart:series chart:style-name="ch9" chart:values-cell-range-address="MCD.K2:MCD.K518" chart:label-cell-address="MCD.K1:MCD.K1" chart:class="chart:line">
            <chart:data-point chart:repeated="5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MCD.F1:MCD.F1</svg:desc>
                </draw:g>
              </table:table-cell>
              <table:table-cell office:value-type="string">
                <text:p>50d High</text:p>
                <draw:g>
                  <svg:desc>MCD.J1:MCD.J1</svg:desc>
                </draw:g>
              </table:table-cell>
              <table:table-cell office:value-type="string">
                <text:p>50d Low</text:p>
                <draw:g>
                  <svg:desc>MCD.K1:MCD.K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MCD.B2:MCD.B518</svg:desc>
                </draw:g>
              </table:table-cell>
              <table:table-cell office:value-type="float" office:value="297.04">
                <text:p>297.04</text:p>
                <draw:g>
                  <svg:desc>MCD.F2:MCD.F518</svg:desc>
                </draw:g>
              </table:table-cell>
              <table:table-cell office:value-type="float" office:value="NaN">
                <text:p>NaN</text:p>
                <draw:g>
                  <svg:desc>MCD.J2:MCD.J518</svg:desc>
                </draw:g>
              </table:table-cell>
              <table:table-cell office:value-type="float" office:value="NaN">
                <text:p>NaN</text:p>
                <draw:g>
                  <svg:desc>MCD.K2:MCD.K518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294.39">
                <text:p>294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291.74">
                <text:p>29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288.99">
                <text:p>28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291.9">
                <text:p>29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290.87">
                <text:p>29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294.09">
                <text:p>29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294.15">
                <text:p>294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293.47">
                <text:p>29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291.09">
                <text:p>29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291.16">
                <text:p>29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294.36">
                <text:p>29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300.53">
                <text:p>30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298.41">
                <text:p>298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300.05">
                <text:p>30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300.44">
                <text:p>30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297.21">
                <text:p>297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292.26">
                <text:p>292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292.31">
                <text:p>29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294.65">
                <text:p>29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292.72">
                <text:p>292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298.08">
                <text:p>298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297.05">
                <text:p>29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285.97">
                <text:p>285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284.65">
                <text:p>28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287.33">
                <text:p>287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291.93">
                <text:p>291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289.47">
                <text:p>28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289.44">
                <text:p>28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287.11">
                <text:p>287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288.17">
                <text:p>288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291.86">
                <text:p>29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292.02">
                <text:p>29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292.65">
                <text:p>292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293.91">
                <text:p>29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295.92">
                <text:p>29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297.75">
                <text:p>29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97.12">
                <text:p>29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93.76">
                <text:p>29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295.19">
                <text:p>29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292.28">
                <text:p>29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290.73">
                <text:p>29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290.94">
                <text:p>29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292.54">
                <text:p>29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292.93">
                <text:p>292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291.11">
                <text:p>29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292.55">
                <text:p>29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294.82">
                <text:p>294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294.31">
                <text:p>294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282.86">
                <text:p>282.86</text:p>
              </table:table-cell>
              <table:table-cell office:value-type="float" office:value="294.850298">
                <text:p>294.850298</text:p>
              </table:table-cell>
              <table:table-cell office:value-type="float" office:value="290.67405">
                <text:p>290.67405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281.73">
                <text:p>281.73</text:p>
              </table:table-cell>
              <table:table-cell office:value-type="float" office:value="294.555098">
                <text:p>294.555098</text:p>
              </table:table-cell>
              <table:table-cell office:value-type="float" office:value="290.32963">
                <text:p>290.32963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279.14">
                <text:p>279.14</text:p>
              </table:table-cell>
              <table:table-cell office:value-type="float" office:value="294.279898">
                <text:p>294.279898</text:p>
              </table:table-cell>
              <table:table-cell office:value-type="float" office:value="290.01223">
                <text:p>290.01223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278.58">
                <text:p>278.58</text:p>
              </table:table-cell>
              <table:table-cell office:value-type="float" office:value="293.940498">
                <text:p>293.940498</text:p>
              </table:table-cell>
              <table:table-cell office:value-type="float" office:value="289.75523">
                <text:p>289.75523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282.87">
                <text:p>282.87</text:p>
              </table:table-cell>
              <table:table-cell office:value-type="float" office:value="293.821898">
                <text:p>293.821898</text:p>
              </table:table-cell>
              <table:table-cell office:value-type="float" office:value="289.58293">
                <text:p>289.58293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284.45">
                <text:p>284.45</text:p>
              </table:table-cell>
              <table:table-cell office:value-type="float" office:value="293.673898">
                <text:p>293.673898</text:p>
              </table:table-cell>
              <table:table-cell office:value-type="float" office:value="289.45993">
                <text:p>289.45993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283.53">
                <text:p>283.53</text:p>
              </table:table-cell>
              <table:table-cell office:value-type="float" office:value="293.568098">
                <text:p>293.568098</text:p>
              </table:table-cell>
              <table:table-cell office:value-type="float" office:value="289.36233">
                <text:p>289.36233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282.63">
                <text:p>282.63</text:p>
              </table:table-cell>
              <table:table-cell office:value-type="float" office:value="293.367998">
                <text:p>293.367998</text:p>
              </table:table-cell>
              <table:table-cell office:value-type="float" office:value="289.18733">
                <text:p>289.18733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278.62">
                <text:p>278.62</text:p>
              </table:table-cell>
              <table:table-cell office:value-type="float" office:value="293.080598">
                <text:p>293.080598</text:p>
              </table:table-cell>
              <table:table-cell office:value-type="float" office:value="288.92713">
                <text:p>288.92713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278.62">
                <text:p>278.62</text:p>
              </table:table-cell>
              <table:table-cell office:value-type="float" office:value="292.754598">
                <text:p>292.754598</text:p>
              </table:table-cell>
              <table:table-cell office:value-type="float" office:value="288.61373">
                <text:p>288.61373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282.02">
                <text:p>282.02</text:p>
              </table:table-cell>
              <table:table-cell office:value-type="float" office:value="292.515598">
                <text:p>292.515598</text:p>
              </table:table-cell>
              <table:table-cell office:value-type="float" office:value="288.37613">
                <text:p>288.37613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281.95">
                <text:p>281.95</text:p>
              </table:table-cell>
              <table:table-cell office:value-type="float" office:value="292.336396">
                <text:p>292.336396</text:p>
              </table:table-cell>
              <table:table-cell office:value-type="float" office:value="288.19868">
                <text:p>288.19868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80.22">
                <text:p>280.22</text:p>
              </table:table-cell>
              <table:table-cell office:value-type="float" office:value="292.077796">
                <text:p>292.077796</text:p>
              </table:table-cell>
              <table:table-cell office:value-type="float" office:value="287.94528">
                <text:p>287.94528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77.74">
                <text:p>277.74</text:p>
              </table:table-cell>
              <table:table-cell office:value-type="float" office:value="291.665796">
                <text:p>291.665796</text:p>
              </table:table-cell>
              <table:table-cell office:value-type="float" office:value="287.56378">
                <text:p>287.56378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275.54">
                <text:p>275.54</text:p>
              </table:table-cell>
              <table:table-cell office:value-type="float" office:value="291.177196">
                <text:p>291.177196</text:p>
              </table:table-cell>
              <table:table-cell office:value-type="float" office:value="287.11203">
                <text:p>287.11203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270.09">
                <text:p>270.09</text:p>
              </table:table-cell>
              <table:table-cell office:value-type="float" office:value="290.697796">
                <text:p>290.697796</text:p>
              </table:table-cell>
              <table:table-cell office:value-type="float" office:value="286.56793">
                <text:p>286.56793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66.69">
                <text:p>266.69</text:p>
              </table:table-cell>
              <table:table-cell office:value-type="float" office:value="290.069496">
                <text:p>290.069496</text:p>
              </table:table-cell>
              <table:table-cell office:value-type="float" office:value="285.90893">
                <text:p>285.90893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267.56">
                <text:p>267.56</text:p>
              </table:table-cell>
              <table:table-cell office:value-type="float" office:value="289.41708">
                <text:p>289.41708</text:p>
              </table:table-cell>
              <table:table-cell office:value-type="float" office:value="285.30453">
                <text:p>285.30453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269.44">
                <text:p>269.44</text:p>
              </table:table-cell>
              <table:table-cell office:value-type="float" office:value="288.89088">
                <text:p>288.89088</text:p>
              </table:table-cell>
              <table:table-cell office:value-type="float" office:value="284.78053">
                <text:p>284.78053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68.67">
                <text:p>268.67</text:p>
              </table:table-cell>
              <table:table-cell office:value-type="float" office:value="288.41548">
                <text:p>288.41548</text:p>
              </table:table-cell>
              <table:table-cell office:value-type="float" office:value="284.31653">
                <text:p>284.31653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68.62">
                <text:p>268.62</text:p>
              </table:table-cell>
              <table:table-cell office:value-type="float" office:value="287.91468">
                <text:p>287.91468</text:p>
              </table:table-cell>
              <table:table-cell office:value-type="float" office:value="283.85553">
                <text:p>283.85553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67.39">
                <text:p>267.39</text:p>
              </table:table-cell>
              <table:table-cell office:value-type="float" office:value="287.33048">
                <text:p>287.33048</text:p>
              </table:table-cell>
              <table:table-cell office:value-type="float" office:value="283.35403">
                <text:p>283.35403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66.23">
                <text:p>266.23</text:p>
              </table:table-cell>
              <table:table-cell office:value-type="float" office:value="286.73838">
                <text:p>286.73838</text:p>
              </table:table-cell>
              <table:table-cell office:value-type="float" office:value="282.86943">
                <text:p>282.86943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265.43">
                <text:p>265.43</text:p>
              </table:table-cell>
              <table:table-cell office:value-type="float" office:value="286.11478">
                <text:p>286.11478</text:p>
              </table:table-cell>
              <table:table-cell office:value-type="float" office:value="282.30543">
                <text:p>282.30543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269.95">
                <text:p>269.95</text:p>
              </table:table-cell>
              <table:table-cell office:value-type="float" office:value="285.68838">
                <text:p>285.68838</text:p>
              </table:table-cell>
              <table:table-cell office:value-type="float" office:value="281.94923">
                <text:p>281.9492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270.98">
                <text:p>270.98</text:p>
              </table:table-cell>
              <table:table-cell office:value-type="float" office:value="285.42058">
                <text:p>285.42058</text:p>
              </table:table-cell>
              <table:table-cell office:value-type="float" office:value="281.69533">
                <text:p>281.6953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271.91">
                <text:p>271.91</text:p>
              </table:table-cell>
              <table:table-cell office:value-type="float" office:value="285.05438">
                <text:p>285.05438</text:p>
              </table:table-cell>
              <table:table-cell office:value-type="float" office:value="281.42273">
                <text:p>281.42273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75.58">
                <text:p>275.58</text:p>
              </table:table-cell>
              <table:table-cell office:value-type="float" office:value="284.72138">
                <text:p>284.72138</text:p>
              </table:table-cell>
              <table:table-cell office:value-type="float" office:value="281.18513">
                <text:p>281.18513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76.88">
                <text:p>276.88</text:p>
              </table:table-cell>
              <table:table-cell office:value-type="float" office:value="284.41918">
                <text:p>284.41918</text:p>
              </table:table-cell>
              <table:table-cell office:value-type="float" office:value="280.89153">
                <text:p>280.89153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276.75">
                <text:p>276.75</text:p>
              </table:table-cell>
              <table:table-cell office:value-type="float" office:value="284.13598">
                <text:p>284.13598</text:p>
              </table:table-cell>
              <table:table-cell office:value-type="float" office:value="280.57413">
                <text:p>280.57413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75.6">
                <text:p>275.6</text:p>
              </table:table-cell>
              <table:table-cell office:value-type="float" office:value="283.93438">
                <text:p>283.93438</text:p>
              </table:table-cell>
              <table:table-cell office:value-type="float" office:value="280.35513">
                <text:p>280.35513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273.09">
                <text:p>273.09</text:p>
              </table:table-cell>
              <table:table-cell office:value-type="float" office:value="283.69018">
                <text:p>283.69018</text:p>
              </table:table-cell>
              <table:table-cell office:value-type="float" office:value="280.030732">
                <text:p>280.03073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273.55">
                <text:p>273.55</text:p>
              </table:table-cell>
              <table:table-cell office:value-type="float" office:value="283.33678">
                <text:p>283.33678</text:p>
              </table:table-cell>
              <table:table-cell office:value-type="float" office:value="279.737032">
                <text:p>279.737032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273.04">
                <text:p>273.04</text:p>
              </table:table-cell>
              <table:table-cell office:value-type="float" office:value="283.000178">
                <text:p>283.000178</text:p>
              </table:table-cell>
              <table:table-cell office:value-type="float" office:value="279.204432">
                <text:p>279.204432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274.43">
                <text:p>274.43</text:p>
              </table:table-cell>
              <table:table-cell office:value-type="float" office:value="282.61878">
                <text:p>282.61878</text:p>
              </table:table-cell>
              <table:table-cell office:value-type="float" office:value="278.768632">
                <text:p>278.76863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273.28">
                <text:p>273.28</text:p>
              </table:table-cell>
              <table:table-cell office:value-type="float" office:value="282.24098">
                <text:p>282.24098</text:p>
              </table:table-cell>
              <table:table-cell office:value-type="float" office:value="278.377832">
                <text:p>278.377832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270.32">
                <text:p>270.32</text:p>
              </table:table-cell>
              <table:table-cell office:value-type="float" office:value="281.79998">
                <text:p>281.79998</text:p>
              </table:table-cell>
              <table:table-cell office:value-type="float" office:value="277.890732">
                <text:p>277.890732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269.3">
                <text:p>269.3</text:p>
              </table:table-cell>
              <table:table-cell office:value-type="float" office:value="281.26268">
                <text:p>281.26268</text:p>
              </table:table-cell>
              <table:table-cell office:value-type="float" office:value="277.370132">
                <text:p>277.370132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267.5">
                <text:p>267.5</text:p>
              </table:table-cell>
              <table:table-cell office:value-type="float" office:value="280.70248">
                <text:p>280.70248</text:p>
              </table:table-cell>
              <table:table-cell office:value-type="float" office:value="276.781932">
                <text:p>276.781932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268.49">
                <text:p>268.49</text:p>
              </table:table-cell>
              <table:table-cell office:value-type="float" office:value="280.14508">
                <text:p>280.14508</text:p>
              </table:table-cell>
              <table:table-cell office:value-type="float" office:value="276.236732">
                <text:p>276.236732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267.95">
                <text:p>267.95</text:p>
              </table:table-cell>
              <table:table-cell office:value-type="float" office:value="279.59268">
                <text:p>279.59268</text:p>
              </table:table-cell>
              <table:table-cell office:value-type="float" office:value="275.722732">
                <text:p>275.722732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275">
                <text:p>275</text:p>
              </table:table-cell>
              <table:table-cell office:value-type="float" office:value="279.20528">
                <text:p>279.20528</text:p>
              </table:table-cell>
              <table:table-cell office:value-type="float" office:value="275.245332">
                <text:p>275.245332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271.32">
                <text:p>271.32</text:p>
              </table:table-cell>
              <table:table-cell office:value-type="float" office:value="278.88668">
                <text:p>278.88668</text:p>
              </table:table-cell>
              <table:table-cell office:value-type="float" office:value="274.877532">
                <text:p>274.877532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270.66">
                <text:p>270.66</text:p>
              </table:table-cell>
              <table:table-cell office:value-type="float" office:value="278.51728">
                <text:p>278.51728</text:p>
              </table:table-cell>
              <table:table-cell office:value-type="float" office:value="274.48178">
                <text:p>274.48178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273.87">
                <text:p>273.87</text:p>
              </table:table-cell>
              <table:table-cell office:value-type="float" office:value="278.13448">
                <text:p>278.13448</text:p>
              </table:table-cell>
              <table:table-cell office:value-type="float" office:value="274.108">
                <text:p>274.108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273.51">
                <text:p>273.51</text:p>
              </table:table-cell>
              <table:table-cell office:value-type="float" office:value="277.74288">
                <text:p>277.74288</text:p>
              </table:table-cell>
              <table:table-cell office:value-type="float" office:value="273.7234">
                <text:p>273.7234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272.38">
                <text:p>272.38</text:p>
              </table:table-cell>
              <table:table-cell office:value-type="float" office:value="277.32578">
                <text:p>277.32578</text:p>
              </table:table-cell>
              <table:table-cell office:value-type="float" office:value="273.3212">
                <text:p>273.3212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267.87">
                <text:p>267.87</text:p>
              </table:table-cell>
              <table:table-cell office:value-type="float" office:value="276.89868">
                <text:p>276.89868</text:p>
              </table:table-cell>
              <table:table-cell office:value-type="float" office:value="272.8902">
                <text:p>272.890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265.87">
                <text:p>265.87</text:p>
              </table:table-cell>
              <table:table-cell office:value-type="float" office:value="276.371266">
                <text:p>276.371266</text:p>
              </table:table-cell>
              <table:table-cell office:value-type="float" office:value="272.3616">
                <text:p>272.3616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265.77">
                <text:p>265.77</text:p>
              </table:table-cell>
              <table:table-cell office:value-type="float" office:value="275.780566">
                <text:p>275.780566</text:p>
              </table:table-cell>
              <table:table-cell office:value-type="float" office:value="271.7818">
                <text:p>271.7818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257.93">
                <text:p>257.93</text:p>
              </table:table-cell>
              <table:table-cell office:value-type="float" office:value="275.223566">
                <text:p>275.223566</text:p>
              </table:table-cell>
              <table:table-cell office:value-type="float" office:value="271.2818">
                <text:p>271.2818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258.11">
                <text:p>258.11</text:p>
              </table:table-cell>
              <table:table-cell office:value-type="float" office:value="274.782366">
                <text:p>274.782366</text:p>
              </table:table-cell>
              <table:table-cell office:value-type="float" office:value="270.87562">
                <text:p>270.8756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253.54">
                <text:p>253.54</text:p>
              </table:table-cell>
              <table:table-cell office:value-type="float" office:value="274.273966">
                <text:p>274.273966</text:p>
              </table:table-cell>
              <table:table-cell office:value-type="float" office:value="270.36092">
                <text:p>270.36092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249.37">
                <text:p>249.37</text:p>
              </table:table-cell>
              <table:table-cell office:value-type="float" office:value="273.743966">
                <text:p>273.743966</text:p>
              </table:table-cell>
              <table:table-cell office:value-type="float" office:value="269.78272">
                <text:p>269.78272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252.07">
                <text:p>252.07</text:p>
              </table:table-cell>
              <table:table-cell office:value-type="float" office:value="273.115166">
                <text:p>273.115166</text:p>
              </table:table-cell>
              <table:table-cell office:value-type="float" office:value="269.21297">
                <text:p>269.21297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258.89">
                <text:p>258.89</text:p>
              </table:table-cell>
              <table:table-cell office:value-type="float" office:value="272.608166">
                <text:p>272.608166</text:p>
              </table:table-cell>
              <table:table-cell office:value-type="float" office:value="268.65567">
                <text:p>268.65567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259.75">
                <text:p>259.75</text:p>
              </table:table-cell>
              <table:table-cell office:value-type="float" office:value="272.095566">
                <text:p>272.095566</text:p>
              </table:table-cell>
              <table:table-cell office:value-type="float" office:value="268.11487">
                <text:p>268.11487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262.72">
                <text:p>262.72</text:p>
              </table:table-cell>
              <table:table-cell office:value-type="float" office:value="271.669666">
                <text:p>271.669666</text:p>
              </table:table-cell>
              <table:table-cell office:value-type="float" office:value="267.65747">
                <text:p>267.65747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259.99">
                <text:p>259.99</text:p>
              </table:table-cell>
              <table:table-cell office:value-type="float" office:value="271.292766">
                <text:p>271.292766</text:p>
              </table:table-cell>
              <table:table-cell office:value-type="float" office:value="267.27787">
                <text:p>267.27787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260.72">
                <text:p>260.72</text:p>
              </table:table-cell>
              <table:table-cell office:value-type="float" office:value="270.939466">
                <text:p>270.939466</text:p>
              </table:table-cell>
              <table:table-cell office:value-type="float" office:value="266.91307">
                <text:p>266.91307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256.21">
                <text:p>256.21</text:p>
              </table:table-cell>
              <table:table-cell office:value-type="float" office:value="270.521366">
                <text:p>270.521366</text:p>
              </table:table-cell>
              <table:table-cell office:value-type="float" office:value="266.45787">
                <text:p>266.45787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253.81">
                <text:p>253.81</text:p>
              </table:table-cell>
              <table:table-cell office:value-type="float" office:value="269.973768">
                <text:p>269.973768</text:p>
              </table:table-cell>
              <table:table-cell office:value-type="float" office:value="265.89582">
                <text:p>265.89582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254.28">
                <text:p>254.28</text:p>
              </table:table-cell>
              <table:table-cell office:value-type="float" office:value="269.436546">
                <text:p>269.436546</text:p>
              </table:table-cell>
              <table:table-cell office:value-type="float" office:value="265.36502">
                <text:p>265.36502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254.48">
                <text:p>254.48</text:p>
              </table:table-cell>
              <table:table-cell office:value-type="float" office:value="268.953146">
                <text:p>268.953146</text:p>
              </table:table-cell>
              <table:table-cell office:value-type="float" office:value="264.88422">
                <text:p>264.88422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253.7">
                <text:p>253.7</text:p>
              </table:table-cell>
              <table:table-cell office:value-type="float" office:value="268.488746">
                <text:p>268.488746</text:p>
              </table:table-cell>
              <table:table-cell office:value-type="float" office:value="264.40482">
                <text:p>264.40482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253.58">
                <text:p>253.58</text:p>
              </table:table-cell>
              <table:table-cell office:value-type="float" office:value="268.036346">
                <text:p>268.036346</text:p>
              </table:table-cell>
              <table:table-cell office:value-type="float" office:value="264.0187">
                <text:p>264.0187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253.51">
                <text:p>253.51</text:p>
              </table:table-cell>
              <table:table-cell office:value-type="float" office:value="267.714346">
                <text:p>267.714346</text:p>
              </table:table-cell>
              <table:table-cell office:value-type="float" office:value="263.7291">
                <text:p>263.7291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250.79">
                <text:p>250.79</text:p>
              </table:table-cell>
              <table:table-cell office:value-type="float" office:value="267.427562">
                <text:p>267.427562</text:p>
              </table:table-cell>
              <table:table-cell office:value-type="float" office:value="263.3987">
                <text:p>263.3987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253.8">
                <text:p>253.8</text:p>
              </table:table-cell>
              <table:table-cell office:value-type="float" office:value="267.147962">
                <text:p>267.147962</text:p>
              </table:table-cell>
              <table:table-cell office:value-type="float" office:value="263.07892">
                <text:p>263.07892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259.39">
                <text:p>259.39</text:p>
              </table:table-cell>
              <table:table-cell office:value-type="float" office:value="266.997362">
                <text:p>266.997362</text:p>
              </table:table-cell>
              <table:table-cell office:value-type="float" office:value="262.88892">
                <text:p>262.88892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260.38">
                <text:p>260.38</text:p>
              </table:table-cell>
              <table:table-cell office:value-type="float" office:value="266.827162">
                <text:p>266.827162</text:p>
              </table:table-cell>
              <table:table-cell office:value-type="float" office:value="262.70192">
                <text:p>262.70192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257.38">
                <text:p>257.38</text:p>
              </table:table-cell>
              <table:table-cell office:value-type="float" office:value="266.665162">
                <text:p>266.665162</text:p>
              </table:table-cell>
              <table:table-cell office:value-type="float" office:value="262.48212">
                <text:p>262.48212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257.83">
                <text:p>257.83</text:p>
              </table:table-cell>
              <table:table-cell office:value-type="float" office:value="266.458062">
                <text:p>266.458062</text:p>
              </table:table-cell>
              <table:table-cell office:value-type="float" office:value="262.25472">
                <text:p>262.25472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258.17">
                <text:p>258.17</text:p>
              </table:table-cell>
              <table:table-cell office:value-type="float" office:value="266.294862">
                <text:p>266.294862</text:p>
              </table:table-cell>
              <table:table-cell office:value-type="float" office:value="262.09112">
                <text:p>262.0911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254.84">
                <text:p>254.84</text:p>
              </table:table-cell>
              <table:table-cell office:value-type="float" office:value="266.082262">
                <text:p>266.082262</text:p>
              </table:table-cell>
              <table:table-cell office:value-type="float" office:value="261.83792">
                <text:p>261.83792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49.99">
                <text:p>249.99</text:p>
              </table:table-cell>
              <table:table-cell office:value-type="float" office:value="265.763262">
                <text:p>265.763262</text:p>
              </table:table-cell>
              <table:table-cell office:value-type="float" office:value="261.45542">
                <text:p>261.45542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247.79">
                <text:p>247.79</text:p>
              </table:table-cell>
              <table:table-cell office:value-type="float" office:value="265.339462">
                <text:p>265.339462</text:p>
              </table:table-cell>
              <table:table-cell office:value-type="float" office:value="260.99402">
                <text:p>260.99402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250">
                <text:p>250</text:p>
              </table:table-cell>
              <table:table-cell office:value-type="float" office:value="264.829062">
                <text:p>264.829062</text:p>
              </table:table-cell>
              <table:table-cell office:value-type="float" office:value="260.51122">
                <text:p>260.51122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251.09">
                <text:p>251.09</text:p>
              </table:table-cell>
              <table:table-cell office:value-type="float" office:value="264.309362">
                <text:p>264.309362</text:p>
              </table:table-cell>
              <table:table-cell office:value-type="float" office:value="260.00262">
                <text:p>260.00262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247.85">
                <text:p>247.85</text:p>
              </table:table-cell>
              <table:table-cell office:value-type="float" office:value="263.820262">
                <text:p>263.820262</text:p>
              </table:table-cell>
              <table:table-cell office:value-type="float" office:value="259.48602">
                <text:p>259.48602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245.82">
                <text:p>245.82</text:p>
              </table:table-cell>
              <table:table-cell office:value-type="float" office:value="263.171862">
                <text:p>263.171862</text:p>
              </table:table-cell>
              <table:table-cell office:value-type="float" office:value="258.86222">
                <text:p>258.86222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250.49">
                <text:p>250.49</text:p>
              </table:table-cell>
              <table:table-cell office:value-type="float" office:value="262.660862">
                <text:p>262.660862</text:p>
              </table:table-cell>
              <table:table-cell office:value-type="float" office:value="258.372818">
                <text:p>258.372818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254.8">
                <text:p>254.8</text:p>
              </table:table-cell>
              <table:table-cell office:value-type="float" office:value="262.285262">
                <text:p>262.285262</text:p>
              </table:table-cell>
              <table:table-cell office:value-type="float" office:value="257.918318">
                <text:p>257.918318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253.9">
                <text:p>253.9</text:p>
              </table:table-cell>
              <table:table-cell office:value-type="float" office:value="261.886264">
                <text:p>261.886264</text:p>
              </table:table-cell>
              <table:table-cell office:value-type="float" office:value="257.701918">
                <text:p>257.701918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251.53">
                <text:p>251.53</text:p>
              </table:table-cell>
              <table:table-cell office:value-type="float" office:value="261.472264">
                <text:p>261.472264</text:p>
              </table:table-cell>
              <table:table-cell office:value-type="float" office:value="257.324718">
                <text:p>257.324718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257.27">
                <text:p>257.27</text:p>
              </table:table-cell>
              <table:table-cell office:value-type="float" office:value="261.092264">
                <text:p>261.092264</text:p>
              </table:table-cell>
              <table:table-cell office:value-type="float" office:value="256.872518">
                <text:p>256.872518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261">
                <text:p>261</text:p>
              </table:table-cell>
              <table:table-cell office:value-type="float" office:value="260.840864">
                <text:p>260.840864</text:p>
              </table:table-cell>
              <table:table-cell office:value-type="float" office:value="256.651892">
                <text:p>256.651892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259.52">
                <text:p>259.52</text:p>
              </table:table-cell>
              <table:table-cell office:value-type="float" office:value="260.649964">
                <text:p>260.649964</text:p>
              </table:table-cell>
              <table:table-cell office:value-type="float" office:value="256.423098">
                <text:p>256.423098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257.28">
                <text:p>257.28</text:p>
              </table:table-cell>
              <table:table-cell office:value-type="float" office:value="260.445364">
                <text:p>260.445364</text:p>
              </table:table-cell>
              <table:table-cell office:value-type="float" office:value="256.183898">
                <text:p>256.183898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259.54">
                <text:p>259.54</text:p>
              </table:table-cell>
              <table:table-cell office:value-type="float" office:value="260.262564">
                <text:p>260.262564</text:p>
              </table:table-cell>
              <table:table-cell office:value-type="float" office:value="255.990698">
                <text:p>255.990698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254.05">
                <text:p>254.05</text:p>
              </table:table-cell>
              <table:table-cell office:value-type="float" office:value="260.09572">
                <text:p>260.09572</text:p>
              </table:table-cell>
              <table:table-cell office:value-type="float" office:value="255.72049">
                <text:p>255.72049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253.37">
                <text:p>253.37</text:p>
              </table:table-cell>
              <table:table-cell office:value-type="float" office:value="259.67472">
                <text:p>259.67472</text:p>
              </table:table-cell>
              <table:table-cell office:value-type="float" office:value="255.28609">
                <text:p>255.28609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251.46">
                <text:p>251.46</text:p>
              </table:table-cell>
              <table:table-cell office:value-type="float" office:value="259.26172">
                <text:p>259.26172</text:p>
              </table:table-cell>
              <table:table-cell office:value-type="float" office:value="254.88529">
                <text:p>254.88529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252">
                <text:p>252</text:p>
              </table:table-cell>
              <table:table-cell office:value-type="float" office:value="258.88722">
                <text:p>258.88722</text:p>
              </table:table-cell>
              <table:table-cell office:value-type="float" office:value="254.526042">
                <text:p>254.526042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261.42">
                <text:p>261.42</text:p>
              </table:table-cell>
              <table:table-cell office:value-type="float" office:value="258.67842">
                <text:p>258.67842</text:p>
              </table:table-cell>
              <table:table-cell office:value-type="float" office:value="254.126022">
                <text:p>254.126022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266.44">
                <text:p>266.44</text:p>
              </table:table-cell>
              <table:table-cell office:value-type="float" office:value="258.51462">
                <text:p>258.51462</text:p>
              </table:table-cell>
              <table:table-cell office:value-type="float" office:value="253.873822">
                <text:p>253.873822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265.4">
                <text:p>265.4</text:p>
              </table:table-cell>
              <table:table-cell office:value-type="float" office:value="258.38682">
                <text:p>258.38682</text:p>
              </table:table-cell>
              <table:table-cell office:value-type="float" office:value="253.719422">
                <text:p>253.719422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68.75">
                <text:p>268.75</text:p>
              </table:table-cell>
              <table:table-cell office:value-type="float" office:value="258.31972">
                <text:p>258.31972</text:p>
              </table:table-cell>
              <table:table-cell office:value-type="float" office:value="253.621822">
                <text:p>253.621822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276.69">
                <text:p>276.69</text:p>
              </table:table-cell>
              <table:table-cell office:value-type="float" office:value="258.474334">
                <text:p>258.474334</text:p>
              </table:table-cell>
              <table:table-cell office:value-type="float" office:value="253.689022">
                <text:p>253.689022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268.45">
                <text:p>268.45</text:p>
              </table:table-cell>
              <table:table-cell office:value-type="float" office:value="258.695334">
                <text:p>258.695334</text:p>
              </table:table-cell>
              <table:table-cell office:value-type="float" office:value="253.751614">
                <text:p>253.751614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270.06">
                <text:p>270.06</text:p>
              </table:table-cell>
              <table:table-cell office:value-type="float" office:value="258.846934">
                <text:p>258.846934</text:p>
              </table:table-cell>
              <table:table-cell office:value-type="float" office:value="253.961214">
                <text:p>253.961214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269.37">
                <text:p>269.37</text:p>
              </table:table-cell>
              <table:table-cell office:value-type="float" office:value="259.100534">
                <text:p>259.100534</text:p>
              </table:table-cell>
              <table:table-cell office:value-type="float" office:value="254.182414">
                <text:p>254.182414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271.19">
                <text:p>271.19</text:p>
              </table:table-cell>
              <table:table-cell office:value-type="float" office:value="259.397334">
                <text:p>259.397334</text:p>
              </table:table-cell>
              <table:table-cell office:value-type="float" office:value="254.491114">
                <text:p>254.491114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267.91">
                <text:p>267.91</text:p>
              </table:table-cell>
              <table:table-cell office:value-type="float" office:value="259.755334">
                <text:p>259.755334</text:p>
              </table:table-cell>
              <table:table-cell office:value-type="float" office:value="254.847114">
                <text:p>254.84711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269.46">
                <text:p>269.46</text:p>
              </table:table-cell>
              <table:table-cell office:value-type="float" office:value="260.086734">
                <text:p>260.086734</text:p>
              </table:table-cell>
              <table:table-cell office:value-type="float" office:value="255.151764">
                <text:p>255.15176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270.31">
                <text:p>270.31</text:p>
              </table:table-cell>
              <table:table-cell office:value-type="float" office:value="260.341734">
                <text:p>260.341734</text:p>
              </table:table-cell>
              <table:table-cell office:value-type="float" office:value="255.432464">
                <text:p>255.432464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271.15">
                <text:p>271.15</text:p>
              </table:table-cell>
              <table:table-cell office:value-type="float" office:value="260.572884">
                <text:p>260.572884</text:p>
              </table:table-cell>
              <table:table-cell office:value-type="float" office:value="255.690464">
                <text:p>255.690464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274.87">
                <text:p>274.87</text:p>
              </table:table-cell>
              <table:table-cell office:value-type="float" office:value="260.826284">
                <text:p>260.826284</text:p>
              </table:table-cell>
              <table:table-cell office:value-type="float" office:value="255.942464">
                <text:p>255.942464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278.49">
                <text:p>278.49</text:p>
              </table:table-cell>
              <table:table-cell office:value-type="float" office:value="261.181584">
                <text:p>261.181584</text:p>
              </table:table-cell>
              <table:table-cell office:value-type="float" office:value="256.263264">
                <text:p>256.263264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287.55">
                <text:p>287.55</text:p>
              </table:table-cell>
              <table:table-cell office:value-type="float" office:value="261.712284">
                <text:p>261.712284</text:p>
              </table:table-cell>
              <table:table-cell office:value-type="float" office:value="256.719064">
                <text:p>256.719064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285.63">
                <text:p>285.63</text:p>
              </table:table-cell>
              <table:table-cell office:value-type="float" office:value="262.289684">
                <text:p>262.289684</text:p>
              </table:table-cell>
              <table:table-cell office:value-type="float" office:value="257.316464">
                <text:p>257.316464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289.71">
                <text:p>289.71</text:p>
              </table:table-cell>
              <table:table-cell office:value-type="float" office:value="262.969084">
                <text:p>262.969084</text:p>
              </table:table-cell>
              <table:table-cell office:value-type="float" office:value="257.978764">
                <text:p>257.978764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289.21">
                <text:p>289.21</text:p>
              </table:table-cell>
              <table:table-cell office:value-type="float" office:value="263.685306">
                <text:p>263.685306</text:p>
              </table:table-cell>
              <table:table-cell office:value-type="float" office:value="258.687764">
                <text:p>258.687764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289.52">
                <text:p>289.52</text:p>
              </table:table-cell>
              <table:table-cell office:value-type="float" office:value="264.374706">
                <text:p>264.374706</text:p>
              </table:table-cell>
              <table:table-cell office:value-type="float" office:value="259.362164">
                <text:p>259.362164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88.68">
                <text:p>288.68</text:p>
              </table:table-cell>
              <table:table-cell office:value-type="float" office:value="265.124106">
                <text:p>265.124106</text:p>
              </table:table-cell>
              <table:table-cell office:value-type="float" office:value="260.095964">
                <text:p>260.095964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289.64">
                <text:p>289.64</text:p>
              </table:table-cell>
              <table:table-cell office:value-type="float" office:value="265.857706">
                <text:p>265.857706</text:p>
              </table:table-cell>
              <table:table-cell office:value-type="float" office:value="260.844884">
                <text:p>260.844884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287.05">
                <text:p>287.05</text:p>
              </table:table-cell>
              <table:table-cell office:value-type="float" office:value="266.586506">
                <text:p>266.586506</text:p>
              </table:table-cell>
              <table:table-cell office:value-type="float" office:value="261.512484">
                <text:p>261.512484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287.86">
                <text:p>287.86</text:p>
              </table:table-cell>
              <table:table-cell office:value-type="float" office:value="267.281706">
                <text:p>267.281706</text:p>
              </table:table-cell>
              <table:table-cell office:value-type="float" office:value="262.221084">
                <text:p>262.221084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88.66">
                <text:p>288.66</text:p>
              </table:table-cell>
              <table:table-cell office:value-type="float" office:value="267.945506">
                <text:p>267.945506</text:p>
              </table:table-cell>
              <table:table-cell office:value-type="float" office:value="262.956664">
                <text:p>262.956664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85.52">
                <text:p>285.52</text:p>
              </table:table-cell>
              <table:table-cell office:value-type="float" office:value="268.480506">
                <text:p>268.480506</text:p>
              </table:table-cell>
              <table:table-cell office:value-type="float" office:value="263.518664">
                <text:p>263.51866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88.03">
                <text:p>288.03</text:p>
              </table:table-cell>
              <table:table-cell office:value-type="float" office:value="269.032506">
                <text:p>269.032506</text:p>
              </table:table-cell>
              <table:table-cell office:value-type="float" office:value="264.082464">
                <text:p>264.082464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87.97">
                <text:p>287.97</text:p>
              </table:table-cell>
              <table:table-cell office:value-type="float" office:value="269.620806">
                <text:p>269.620806</text:p>
              </table:table-cell>
              <table:table-cell office:value-type="float" office:value="264.695464">
                <text:p>264.695464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89.51">
                <text:p>289.51</text:p>
              </table:table-cell>
              <table:table-cell office:value-type="float" office:value="270.301206">
                <text:p>270.301206</text:p>
              </table:table-cell>
              <table:table-cell office:value-type="float" office:value="265.353248">
                <text:p>265.353248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291.29">
                <text:p>291.29</text:p>
              </table:table-cell>
              <table:table-cell office:value-type="float" office:value="270.959406">
                <text:p>270.959406</text:p>
              </table:table-cell>
              <table:table-cell office:value-type="float" office:value="265.969848">
                <text:p>265.969848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291.27">
                <text:p>291.27</text:p>
              </table:table-cell>
              <table:table-cell office:value-type="float" office:value="271.694206">
                <text:p>271.694206</text:p>
              </table:table-cell>
              <table:table-cell office:value-type="float" office:value="266.733448">
                <text:p>266.733448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290.23">
                <text:p>290.23</text:p>
              </table:table-cell>
              <table:table-cell office:value-type="float" office:value="272.416106">
                <text:p>272.416106</text:p>
              </table:table-cell>
              <table:table-cell office:value-type="float" office:value="267.455648">
                <text:p>267.455648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292.35">
                <text:p>292.35</text:p>
              </table:table-cell>
              <table:table-cell office:value-type="float" office:value="273.249306">
                <text:p>273.249306</text:p>
              </table:table-cell>
              <table:table-cell office:value-type="float" office:value="268.272648">
                <text:p>268.272648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296.53">
                <text:p>296.53</text:p>
              </table:table-cell>
              <table:table-cell office:value-type="float" office:value="274.164506">
                <text:p>274.164506</text:p>
              </table:table-cell>
              <table:table-cell office:value-type="float" office:value="269.161448">
                <text:p>269.161448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296.69">
                <text:p>296.69</text:p>
              </table:table-cell>
              <table:table-cell office:value-type="float" office:value="275.138406">
                <text:p>275.138406</text:p>
              </table:table-cell>
              <table:table-cell office:value-type="float" office:value="270.086048">
                <text:p>270.086048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293.75">
                <text:p>293.75</text:p>
              </table:table-cell>
              <table:table-cell office:value-type="float" office:value="276.034706">
                <text:p>276.034706</text:p>
              </table:table-cell>
              <table:table-cell office:value-type="float" office:value="270.988248">
                <text:p>270.988248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292.03">
                <text:p>292.03</text:p>
              </table:table-cell>
              <table:table-cell office:value-type="float" office:value="276.988706">
                <text:p>276.988706</text:p>
              </table:table-cell>
              <table:table-cell office:value-type="float" office:value="271.925048">
                <text:p>271.925048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293.85">
                <text:p>293.85</text:p>
              </table:table-cell>
              <table:table-cell office:value-type="float" office:value="277.879106">
                <text:p>277.879106</text:p>
              </table:table-cell>
              <table:table-cell office:value-type="float" office:value="272.825048">
                <text:p>272.825048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296.83">
                <text:p>296.83</text:p>
              </table:table-cell>
              <table:table-cell office:value-type="float" office:value="278.727106">
                <text:p>278.727106</text:p>
              </table:table-cell>
              <table:table-cell office:value-type="float" office:value="273.684348">
                <text:p>273.684348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299.06">
                <text:p>299.06</text:p>
              </table:table-cell>
              <table:table-cell office:value-type="float" office:value="279.593106">
                <text:p>279.593106</text:p>
              </table:table-cell>
              <table:table-cell office:value-type="float" office:value="274.585948">
                <text:p>274.585948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300.27">
                <text:p>300.27</text:p>
              </table:table-cell>
              <table:table-cell office:value-type="float" office:value="280.507506">
                <text:p>280.507506</text:p>
              </table:table-cell>
              <table:table-cell office:value-type="float" office:value="275.516148">
                <text:p>275.516148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300.47">
                <text:p>300.47</text:p>
              </table:table-cell>
              <table:table-cell office:value-type="float" office:value="281.397306">
                <text:p>281.397306</text:p>
              </table:table-cell>
              <table:table-cell office:value-type="float" office:value="276.482148">
                <text:p>276.482148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303.65">
                <text:p>303.65</text:p>
              </table:table-cell>
              <table:table-cell office:value-type="float" office:value="282.242106">
                <text:p>282.242106</text:p>
              </table:table-cell>
              <table:table-cell office:value-type="float" office:value="277.339674">
                <text:p>277.339674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303.69">
                <text:p>303.69</text:p>
              </table:table-cell>
              <table:table-cell office:value-type="float" office:value="283.134706">
                <text:p>283.134706</text:p>
              </table:table-cell>
              <table:table-cell office:value-type="float" office:value="278.258068">
                <text:p>278.258068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304.51">
                <text:p>304.51</text:p>
              </table:table-cell>
              <table:table-cell office:value-type="float" office:value="284.026506">
                <text:p>284.026506</text:p>
              </table:table-cell>
              <table:table-cell office:value-type="float" office:value="279.199468">
                <text:p>279.199468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302.98">
                <text:p>302.98</text:p>
              </table:table-cell>
              <table:table-cell office:value-type="float" office:value="284.935306">
                <text:p>284.935306</text:p>
              </table:table-cell>
              <table:table-cell office:value-type="float" office:value="280.116468">
                <text:p>280.116468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303.76">
                <text:p>303.76</text:p>
              </table:table-cell>
              <table:table-cell office:value-type="float" office:value="285.81415">
                <text:p>285.81415</text:p>
              </table:table-cell>
              <table:table-cell office:value-type="float" office:value="281.037878">
                <text:p>281.037878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303.45">
                <text:p>303.45</text:p>
              </table:table-cell>
              <table:table-cell office:value-type="float" office:value="286.80795">
                <text:p>286.80795</text:p>
              </table:table-cell>
              <table:table-cell office:value-type="float" office:value="282.140678">
                <text:p>282.140678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303.76">
                <text:p>303.76</text:p>
              </table:table-cell>
              <table:table-cell office:value-type="float" office:value="287.80395">
                <text:p>287.80395</text:p>
              </table:table-cell>
              <table:table-cell office:value-type="float" office:value="283.146278">
                <text:p>283.146278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300.85">
                <text:p>300.85</text:p>
              </table:table-cell>
              <table:table-cell office:value-type="float" office:value="288.825448">
                <text:p>288.825448</text:p>
              </table:table-cell>
              <table:table-cell office:value-type="float" office:value="284.131278">
                <text:p>284.131278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301.9">
                <text:p>301.9</text:p>
              </table:table-cell>
              <table:table-cell office:value-type="float" office:value="289.613848">
                <text:p>289.613848</text:p>
              </table:table-cell>
              <table:table-cell office:value-type="float" office:value="285.133878">
                <text:p>285.133878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303.83">
                <text:p>303.83</text:p>
              </table:table-cell>
              <table:table-cell office:value-type="float" office:value="290.366648">
                <text:p>290.366648</text:p>
              </table:table-cell>
              <table:table-cell office:value-type="float" office:value="285.966978">
                <text:p>285.966978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304.04">
                <text:p>304.04</text:p>
              </table:table-cell>
              <table:table-cell office:value-type="float" office:value="291.128248">
                <text:p>291.128248</text:p>
              </table:table-cell>
              <table:table-cell office:value-type="float" office:value="286.761578">
                <text:p>286.761578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305.04">
                <text:p>305.04</text:p>
              </table:table-cell>
              <table:table-cell office:value-type="float" office:value="291.862848">
                <text:p>291.862848</text:p>
              </table:table-cell>
              <table:table-cell office:value-type="float" office:value="287.572978">
                <text:p>287.572978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309.84">
                <text:p>309.84</text:p>
              </table:table-cell>
              <table:table-cell office:value-type="float" office:value="292.535048">
                <text:p>292.535048</text:p>
              </table:table-cell>
              <table:table-cell office:value-type="float" office:value="288.286978">
                <text:p>288.286978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313.34">
                <text:p>313.34</text:p>
              </table:table-cell>
              <table:table-cell office:value-type="float" office:value="293.284848">
                <text:p>293.284848</text:p>
              </table:table-cell>
              <table:table-cell office:value-type="float" office:value="289.153586">
                <text:p>289.153586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312.92">
                <text:p>312.92</text:p>
              </table:table-cell>
              <table:table-cell office:value-type="float" office:value="294.095348">
                <text:p>294.095348</text:p>
              </table:table-cell>
              <table:table-cell office:value-type="float" office:value="289.994186">
                <text:p>289.994186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314.7">
                <text:p>314.7</text:p>
              </table:table-cell>
              <table:table-cell office:value-type="float" office:value="294.933548">
                <text:p>294.933548</text:p>
              </table:table-cell>
              <table:table-cell office:value-type="float" office:value="290.872186">
                <text:p>290.872186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316.56">
                <text:p>316.56</text:p>
              </table:table-cell>
              <table:table-cell office:value-type="float" office:value="295.804148">
                <text:p>295.804148</text:p>
              </table:table-cell>
              <table:table-cell office:value-type="float" office:value="291.795184">
                <text:p>291.795184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314.89">
                <text:p>314.89</text:p>
              </table:table-cell>
              <table:table-cell office:value-type="float" office:value="296.728148">
                <text:p>296.728148</text:p>
              </table:table-cell>
              <table:table-cell office:value-type="float" office:value="292.744184">
                <text:p>292.744184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314.69">
                <text:p>314.69</text:p>
              </table:table-cell>
              <table:table-cell office:value-type="float" office:value="297.652348">
                <text:p>297.652348</text:p>
              </table:table-cell>
              <table:table-cell office:value-type="float" office:value="293.703584">
                <text:p>293.703584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298.57">
                <text:p>298.57</text:p>
              </table:table-cell>
              <table:table-cell office:value-type="float" office:value="298.244348">
                <text:p>298.244348</text:p>
              </table:table-cell>
              <table:table-cell office:value-type="float" office:value="294.169384">
                <text:p>294.169384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301.58">
                <text:p>301.58</text:p>
              </table:table-cell>
              <table:table-cell office:value-type="float" office:value="298.861996">
                <text:p>298.861996</text:p>
              </table:table-cell>
              <table:table-cell office:value-type="float" office:value="294.764984">
                <text:p>294.764984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292.61">
                <text:p>292.61</text:p>
              </table:table-cell>
              <table:table-cell office:value-type="float" office:value="299.378796">
                <text:p>299.378796</text:p>
              </table:table-cell>
              <table:table-cell office:value-type="float" office:value="295.171984">
                <text:p>295.171984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296.79">
                <text:p>296.79</text:p>
              </table:table-cell>
              <table:table-cell office:value-type="float" office:value="299.787196">
                <text:p>299.787196</text:p>
              </table:table-cell>
              <table:table-cell office:value-type="float" office:value="295.60872">
                <text:p>295.60872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295">
                <text:p>295</text:p>
              </table:table-cell>
              <table:table-cell office:value-type="float" office:value="300.074796">
                <text:p>300.074796</text:p>
              </table:table-cell>
              <table:table-cell office:value-type="float" office:value="295.87432">
                <text:p>295.87432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291.52">
                <text:p>291.52</text:p>
              </table:table-cell>
              <table:table-cell office:value-type="float" office:value="300.176896">
                <text:p>300.176896</text:p>
              </table:table-cell>
              <table:table-cell office:value-type="float" office:value="295.96692">
                <text:p>295.96692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292.11">
                <text:p>292.11</text:p>
              </table:table-cell>
              <table:table-cell office:value-type="float" office:value="300.265096">
                <text:p>300.265096</text:p>
              </table:table-cell>
              <table:table-cell office:value-type="float" office:value="296.06502">
                <text:p>296.06502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295.21">
                <text:p>295.21</text:p>
              </table:table-cell>
              <table:table-cell office:value-type="float" office:value="300.392696">
                <text:p>300.392696</text:p>
              </table:table-cell>
              <table:table-cell office:value-type="float" office:value="296.17962">
                <text:p>296.17962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92.85">
                <text:p>292.85</text:p>
              </table:table-cell>
              <table:table-cell office:value-type="float" office:value="300.476296">
                <text:p>300.476296</text:p>
              </table:table-cell>
              <table:table-cell office:value-type="float" office:value="296.27304">
                <text:p>296.27304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97.32">
                <text:p>297.32</text:p>
              </table:table-cell>
              <table:table-cell office:value-type="float" office:value="300.579696">
                <text:p>300.579696</text:p>
              </table:table-cell>
              <table:table-cell office:value-type="float" office:value="296.36684">
                <text:p>296.36684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294">
                <text:p>294</text:p>
              </table:table-cell>
              <table:table-cell office:value-type="float" office:value="300.780296">
                <text:p>300.780296</text:p>
              </table:table-cell>
              <table:table-cell office:value-type="float" office:value="296.46004">
                <text:p>296.46004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294.66">
                <text:p>294.66</text:p>
              </table:table-cell>
              <table:table-cell office:value-type="float" office:value="300.891896">
                <text:p>300.891896</text:p>
              </table:table-cell>
              <table:table-cell office:value-type="float" office:value="296.63104">
                <text:p>296.63104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298.97">
                <text:p>298.97</text:p>
              </table:table-cell>
              <table:table-cell office:value-type="float" office:value="301.146338">
                <text:p>301.146338</text:p>
              </table:table-cell>
              <table:table-cell office:value-type="float" office:value="296.84044">
                <text:p>296.84044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301.53">
                <text:p>301.53</text:p>
              </table:table-cell>
              <table:table-cell office:value-type="float" office:value="301.444938">
                <text:p>301.444938</text:p>
              </table:table-cell>
              <table:table-cell office:value-type="float" office:value="297.11504">
                <text:p>297.11504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298.65">
                <text:p>298.65</text:p>
              </table:table-cell>
              <table:table-cell office:value-type="float" office:value="301.708838">
                <text:p>301.708838</text:p>
              </table:table-cell>
              <table:table-cell office:value-type="float" office:value="297.39124">
                <text:p>297.39124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297.35">
                <text:p>297.35</text:p>
              </table:table-cell>
              <table:table-cell office:value-type="float" office:value="301.912038">
                <text:p>301.912038</text:p>
              </table:table-cell>
              <table:table-cell office:value-type="float" office:value="297.575784">
                <text:p>297.575784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298.56">
                <text:p>298.56</text:p>
              </table:table-cell>
              <table:table-cell office:value-type="float" office:value="302.123338">
                <text:p>302.123338</text:p>
              </table:table-cell>
              <table:table-cell office:value-type="float" office:value="297.782786">
                <text:p>297.782786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292.63">
                <text:p>292.63</text:p>
              </table:table-cell>
              <table:table-cell office:value-type="float" office:value="302.269438">
                <text:p>302.269438</text:p>
              </table:table-cell>
              <table:table-cell office:value-type="float" office:value="297.825802">
                <text:p>297.825802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91.1">
                <text:p>291.1</text:p>
              </table:table-cell>
              <table:table-cell office:value-type="float" office:value="302.343438">
                <text:p>302.343438</text:p>
              </table:table-cell>
              <table:table-cell office:value-type="float" office:value="297.885574">
                <text:p>297.885574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290.73">
                <text:p>290.73</text:p>
              </table:table-cell>
              <table:table-cell office:value-type="float" office:value="302.260278">
                <text:p>302.260278</text:p>
              </table:table-cell>
              <table:table-cell office:value-type="float" office:value="297.816774">
                <text:p>297.816774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290.91">
                <text:p>290.91</text:p>
              </table:table-cell>
              <table:table-cell office:value-type="float" office:value="302.257976">
                <text:p>302.257976</text:p>
              </table:table-cell>
              <table:table-cell office:value-type="float" office:value="297.865274">
                <text:p>297.865274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288.47">
                <text:p>288.47</text:p>
              </table:table-cell>
              <table:table-cell office:value-type="float" office:value="302.176176">
                <text:p>302.176176</text:p>
              </table:table-cell>
              <table:table-cell office:value-type="float" office:value="297.769274">
                <text:p>297.769274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290.28">
                <text:p>290.28</text:p>
              </table:table-cell>
              <table:table-cell office:value-type="float" office:value="302.053376">
                <text:p>302.053376</text:p>
              </table:table-cell>
              <table:table-cell office:value-type="float" office:value="297.679674">
                <text:p>297.679674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296.19">
                <text:p>296.19</text:p>
              </table:table-cell>
              <table:table-cell office:value-type="float" office:value="301.983376">
                <text:p>301.983376</text:p>
              </table:table-cell>
              <table:table-cell office:value-type="float" office:value="297.614174">
                <text:p>297.614174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296.33">
                <text:p>296.33</text:p>
              </table:table-cell>
              <table:table-cell office:value-type="float" office:value="301.981176">
                <text:p>301.981176</text:p>
              </table:table-cell>
              <table:table-cell office:value-type="float" office:value="297.667374">
                <text:p>297.667374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295.08">
                <text:p>295.08</text:p>
              </table:table-cell>
              <table:table-cell office:value-type="float" office:value="302.069176">
                <text:p>302.069176</text:p>
              </table:table-cell>
              <table:table-cell office:value-type="float" office:value="297.759574">
                <text:p>297.759574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296.01">
                <text:p>296.01</text:p>
              </table:table-cell>
              <table:table-cell office:value-type="float" office:value="302.108576">
                <text:p>302.108576</text:p>
              </table:table-cell>
              <table:table-cell office:value-type="float" office:value="297.821934">
                <text:p>297.821934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292.44">
                <text:p>292.44</text:p>
              </table:table-cell>
              <table:table-cell office:value-type="float" office:value="302.032176">
                <text:p>302.032176</text:p>
              </table:table-cell>
              <table:table-cell office:value-type="float" office:value="297.784034">
                <text:p>297.784034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294.5">
                <text:p>294.5</text:p>
              </table:table-cell>
              <table:table-cell office:value-type="float" office:value="301.924776">
                <text:p>301.924776</text:p>
              </table:table-cell>
              <table:table-cell office:value-type="float" office:value="297.652034">
                <text:p>297.652034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295.09">
                <text:p>295.09</text:p>
              </table:table-cell>
              <table:table-cell office:value-type="float" office:value="301.816576">
                <text:p>301.816576</text:p>
              </table:table-cell>
              <table:table-cell office:value-type="float" office:value="297.534434">
                <text:p>297.534434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299.47">
                <text:p>299.47</text:p>
              </table:table-cell>
              <table:table-cell office:value-type="float" office:value="301.775376">
                <text:p>301.775376</text:p>
              </table:table-cell>
              <table:table-cell office:value-type="float" office:value="297.465096">
                <text:p>297.465096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298.98">
                <text:p>298.98</text:p>
              </table:table-cell>
              <table:table-cell office:value-type="float" office:value="301.765518">
                <text:p>301.765518</text:p>
              </table:table-cell>
              <table:table-cell office:value-type="float" office:value="297.422496">
                <text:p>297.422496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301.37">
                <text:p>301.37</text:p>
              </table:table-cell>
              <table:table-cell office:value-type="float" office:value="301.678674">
                <text:p>301.678674</text:p>
              </table:table-cell>
              <table:table-cell office:value-type="float" office:value="297.293896">
                <text:p>297.293896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300.71">
                <text:p>300.71</text:p>
              </table:table-cell>
              <table:table-cell office:value-type="float" office:value="301.634474">
                <text:p>301.634474</text:p>
              </table:table-cell>
              <table:table-cell office:value-type="float" office:value="297.168696">
                <text:p>297.168696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296.1">
                <text:p>296.1</text:p>
              </table:table-cell>
              <table:table-cell office:value-type="float" office:value="301.567874">
                <text:p>301.567874</text:p>
              </table:table-cell>
              <table:table-cell office:value-type="float" office:value="297.043096">
                <text:p>297.043096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296.63">
                <text:p>296.63</text:p>
              </table:table-cell>
              <table:table-cell office:value-type="float" office:value="301.457274">
                <text:p>301.457274</text:p>
              </table:table-cell>
              <table:table-cell office:value-type="float" office:value="296.953294">
                <text:p>296.953294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296.6">
                <text:p>296.6</text:p>
              </table:table-cell>
              <table:table-cell office:value-type="float" office:value="301.360874">
                <text:p>301.360874</text:p>
              </table:table-cell>
              <table:table-cell office:value-type="float" office:value="296.836694">
                <text:p>296.836694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297.71">
                <text:p>297.71</text:p>
              </table:table-cell>
              <table:table-cell office:value-type="float" office:value="301.285474">
                <text:p>301.285474</text:p>
              </table:table-cell>
              <table:table-cell office:value-type="float" office:value="296.752494">
                <text:p>296.752494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296.08">
                <text:p>296.08</text:p>
              </table:table-cell>
              <table:table-cell office:value-type="float" office:value="301.183076">
                <text:p>301.183076</text:p>
              </table:table-cell>
              <table:table-cell office:value-type="float" office:value="296.648894">
                <text:p>296.648894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290.88">
                <text:p>290.88</text:p>
              </table:table-cell>
              <table:table-cell office:value-type="float" office:value="301.095598">
                <text:p>301.095598</text:p>
              </table:table-cell>
              <table:table-cell office:value-type="float" office:value="296.455094">
                <text:p>296.455094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290.23">
                <text:p>290.23</text:p>
              </table:table-cell>
              <table:table-cell office:value-type="float" office:value="300.852598">
                <text:p>300.852598</text:p>
              </table:table-cell>
              <table:table-cell office:value-type="float" office:value="296.192734">
                <text:p>296.192734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292.68">
                <text:p>292.68</text:p>
              </table:table-cell>
              <table:table-cell office:value-type="float" office:value="300.659598">
                <text:p>300.659598</text:p>
              </table:table-cell>
              <table:table-cell office:value-type="float" office:value="295.920136">
                <text:p>295.920136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291.29">
                <text:p>291.29</text:p>
              </table:table-cell>
              <table:table-cell office:value-type="float" office:value="300.411598">
                <text:p>300.411598</text:p>
              </table:table-cell>
              <table:table-cell office:value-type="float" office:value="295.655336">
                <text:p>295.655336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293.99">
                <text:p>293.99</text:p>
              </table:table-cell>
              <table:table-cell office:value-type="float" office:value="300.088598">
                <text:p>300.088598</text:p>
              </table:table-cell>
              <table:table-cell office:value-type="float" office:value="295.381156">
                <text:p>295.381156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294.8">
                <text:p>294.8</text:p>
              </table:table-cell>
              <table:table-cell office:value-type="float" office:value="299.690098">
                <text:p>299.690098</text:p>
              </table:table-cell>
              <table:table-cell office:value-type="float" office:value="295.012956">
                <text:p>295.012956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293.62">
                <text:p>293.62</text:p>
              </table:table-cell>
              <table:table-cell office:value-type="float" office:value="299.345188">
                <text:p>299.345188</text:p>
              </table:table-cell>
              <table:table-cell office:value-type="float" office:value="294.665556">
                <text:p>294.665556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289.6">
                <text:p>289.6</text:p>
              </table:table-cell>
              <table:table-cell office:value-type="float" office:value="298.873588">
                <text:p>298.873588</text:p>
              </table:table-cell>
              <table:table-cell office:value-type="float" office:value="294.195956">
                <text:p>294.195956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289.89">
                <text:p>289.89</text:p>
              </table:table-cell>
              <table:table-cell office:value-type="float" office:value="298.354788">
                <text:p>298.354788</text:p>
              </table:table-cell>
              <table:table-cell office:value-type="float" office:value="293.682958">
                <text:p>293.682958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292.51">
                <text:p>292.51</text:p>
              </table:table-cell>
              <table:table-cell office:value-type="float" office:value="297.912038">
                <text:p>297.912038</text:p>
              </table:table-cell>
              <table:table-cell office:value-type="float" office:value="293.199758">
                <text:p>293.199758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294.78">
                <text:p>294.78</text:p>
              </table:table-cell>
              <table:table-cell office:value-type="float" office:value="297.496438">
                <text:p>297.496438</text:p>
              </table:table-cell>
              <table:table-cell office:value-type="float" office:value="292.747758">
                <text:p>292.74775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292.18">
                <text:p>292.18</text:p>
              </table:table-cell>
              <table:table-cell office:value-type="float" office:value="297.376438">
                <text:p>297.376438</text:p>
              </table:table-cell>
              <table:table-cell office:value-type="float" office:value="292.765958">
                <text:p>292.765958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289.34">
                <text:p>289.34</text:p>
              </table:table-cell>
              <table:table-cell office:value-type="float" office:value="297.22724">
                <text:p>297.22724</text:p>
              </table:table-cell>
              <table:table-cell office:value-type="float" office:value="292.565958">
                <text:p>292.565958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286.9">
                <text:p>286.9</text:p>
              </table:table-cell>
              <table:table-cell office:value-type="float" office:value="296.97804">
                <text:p>296.97804</text:p>
              </table:table-cell>
              <table:table-cell office:value-type="float" office:value="292.452958">
                <text:p>292.452958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282.31">
                <text:p>282.31</text:p>
              </table:table-cell>
              <table:table-cell office:value-type="float" office:value="296.73504">
                <text:p>296.73504</text:p>
              </table:table-cell>
              <table:table-cell office:value-type="float" office:value="292.157822">
                <text:p>292.157822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283.63">
                <text:p>283.63</text:p>
              </table:table-cell>
              <table:table-cell office:value-type="float" office:value="296.37104">
                <text:p>296.37104</text:p>
              </table:table-cell>
              <table:table-cell office:value-type="float" office:value="291.864822">
                <text:p>291.864822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281.58">
                <text:p>281.58</text:p>
              </table:table-cell>
              <table:table-cell office:value-type="float" office:value="296.17064">
                <text:p>296.17064</text:p>
              </table:table-cell>
              <table:table-cell office:value-type="float" office:value="291.655622">
                <text:p>291.655622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282.3">
                <text:p>282.3</text:p>
              </table:table-cell>
              <table:table-cell office:value-type="float" office:value="295.97604">
                <text:p>295.97604</text:p>
              </table:table-cell>
              <table:table-cell office:value-type="float" office:value="291.444422">
                <text:p>291.444422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279.74">
                <text:p>279.74</text:p>
              </table:table-cell>
              <table:table-cell office:value-type="float" office:value="295.65734">
                <text:p>295.65734</text:p>
              </table:table-cell>
              <table:table-cell office:value-type="float" office:value="291.109422">
                <text:p>291.109422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280.95">
                <text:p>280.95</text:p>
              </table:table-cell>
              <table:table-cell office:value-type="float" office:value="295.43974">
                <text:p>295.43974</text:p>
              </table:table-cell>
              <table:table-cell office:value-type="float" office:value="290.873402">
                <text:p>290.873402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282.61">
                <text:p>282.61</text:p>
              </table:table-cell>
              <table:table-cell office:value-type="float" office:value="295.15014">
                <text:p>295.15014</text:p>
              </table:table-cell>
              <table:table-cell office:value-type="float" office:value="290.596802">
                <text:p>290.596802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281.35">
                <text:p>281.35</text:p>
              </table:table-cell>
              <table:table-cell office:value-type="float" office:value="294.81414">
                <text:p>294.81414</text:p>
              </table:table-cell>
              <table:table-cell office:value-type="float" office:value="290.350502">
                <text:p>290.350502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284.43">
                <text:p>284.43</text:p>
              </table:table-cell>
              <table:table-cell office:value-type="float" office:value="294.58334">
                <text:p>294.58334</text:p>
              </table:table-cell>
              <table:table-cell office:value-type="float" office:value="290.087304">
                <text:p>290.087304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285.46">
                <text:p>285.46</text:p>
              </table:table-cell>
              <table:table-cell office:value-type="float" office:value="294.283698">
                <text:p>294.283698</text:p>
              </table:table-cell>
              <table:table-cell office:value-type="float" office:value="289.847904">
                <text:p>289.847904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293.09">
                <text:p>293.09</text:p>
              </table:table-cell>
              <table:table-cell office:value-type="float" office:value="294.076098">
                <text:p>294.076098</text:p>
              </table:table-cell>
              <table:table-cell office:value-type="float" office:value="289.563704">
                <text:p>289.563704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291.15">
                <text:p>291.15</text:p>
              </table:table-cell>
              <table:table-cell office:value-type="float" office:value="293.937798">
                <text:p>293.937798</text:p>
              </table:table-cell>
              <table:table-cell office:value-type="float" office:value="289.413304">
                <text:p>289.413304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290.11">
                <text:p>290.11</text:p>
              </table:table-cell>
              <table:table-cell office:value-type="float" office:value="293.817998">
                <text:p>293.817998</text:p>
              </table:table-cell>
              <table:table-cell office:value-type="float" office:value="289.30896">
                <text:p>289.30896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290.32">
                <text:p>290.32</text:p>
              </table:table-cell>
              <table:table-cell office:value-type="float" office:value="293.657398">
                <text:p>293.657398</text:p>
              </table:table-cell>
              <table:table-cell office:value-type="float" office:value="289.164358">
                <text:p>289.164358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288.7">
                <text:p>288.7</text:p>
              </table:table-cell>
              <table:table-cell office:value-type="float" office:value="293.492498">
                <text:p>293.492498</text:p>
              </table:table-cell>
              <table:table-cell office:value-type="float" office:value="289.116958">
                <text:p>289.116958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290.05">
                <text:p>290.05</text:p>
              </table:table-cell>
              <table:table-cell office:value-type="float" office:value="293.401698">
                <text:p>293.401698</text:p>
              </table:table-cell>
              <table:table-cell office:value-type="float" office:value="288.984986">
                <text:p>288.984986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289.77">
                <text:p>289.77</text:p>
              </table:table-cell>
              <table:table-cell office:value-type="float" office:value="293.373058">
                <text:p>293.373058</text:p>
              </table:table-cell>
              <table:table-cell office:value-type="float" office:value="289.000386">
                <text:p>289.000386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288.83">
                <text:p>288.83</text:p>
              </table:table-cell>
              <table:table-cell office:value-type="float" office:value="293.35206">
                <text:p>293.35206</text:p>
              </table:table-cell>
              <table:table-cell office:value-type="float" office:value="288.962086">
                <text:p>288.962086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294.36">
                <text:p>294.36</text:p>
              </table:table-cell>
              <table:table-cell office:value-type="float" office:value="293.52306">
                <text:p>293.52306</text:p>
              </table:table-cell>
              <table:table-cell office:value-type="float" office:value="289.099288">
                <text:p>289.099288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294.3">
                <text:p>294.3</text:p>
              </table:table-cell>
              <table:table-cell office:value-type="float" office:value="293.64806">
                <text:p>293.64806</text:p>
              </table:table-cell>
              <table:table-cell office:value-type="float" office:value="289.212888">
                <text:p>289.212888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308.42">
                <text:p>308.42</text:p>
              </table:table-cell>
              <table:table-cell office:value-type="float" office:value="293.92146">
                <text:p>293.92146</text:p>
              </table:table-cell>
              <table:table-cell office:value-type="float" office:value="289.407788">
                <text:p>289.407788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310.21">
                <text:p>310.21</text:p>
              </table:table-cell>
              <table:table-cell office:value-type="float" office:value="294.20766">
                <text:p>294.20766</text:p>
              </table:table-cell>
              <table:table-cell office:value-type="float" office:value="289.634588">
                <text:p>289.63458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307.6">
                <text:p>307.6</text:p>
              </table:table-cell>
              <table:table-cell office:value-type="float" office:value="294.41946">
                <text:p>294.41946</text:p>
              </table:table-cell>
              <table:table-cell office:value-type="float" office:value="289.850388">
                <text:p>289.850388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310.02">
                <text:p>310.02</text:p>
              </table:table-cell>
              <table:table-cell office:value-type="float" office:value="294.70906">
                <text:p>294.70906</text:p>
              </table:table-cell>
              <table:table-cell office:value-type="float" office:value="290.082628">
                <text:p>290.082628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308.55">
                <text:p>308.55</text:p>
              </table:table-cell>
              <table:table-cell office:value-type="float" office:value="295.04446">
                <text:p>295.04446</text:p>
              </table:table-cell>
              <table:table-cell office:value-type="float" office:value="290.419428">
                <text:p>290.419428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304.83">
                <text:p>304.83</text:p>
              </table:table-cell>
              <table:table-cell office:value-type="float" office:value="295.29446">
                <text:p>295.29446</text:p>
              </table:table-cell>
              <table:table-cell office:value-type="float" office:value="290.684428">
                <text:p>290.684428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301.94">
                <text:p>301.94</text:p>
              </table:table-cell>
              <table:table-cell office:value-type="float" office:value="295.44946">
                <text:p>295.44946</text:p>
              </table:table-cell>
              <table:table-cell office:value-type="float" office:value="290.838228">
                <text:p>290.838228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303.05">
                <text:p>303.05</text:p>
              </table:table-cell>
              <table:table-cell office:value-type="float" office:value="295.51726">
                <text:p>295.51726</text:p>
              </table:table-cell>
              <table:table-cell office:value-type="float" office:value="290.902566">
                <text:p>290.902566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304.81">
                <text:p>304.81</text:p>
              </table:table-cell>
              <table:table-cell office:value-type="float" office:value="295.560518">
                <text:p>295.560518</text:p>
              </table:table-cell>
              <table:table-cell office:value-type="float" office:value="290.962266">
                <text:p>290.962266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307.57">
                <text:p>307.57</text:p>
              </table:table-cell>
              <table:table-cell office:value-type="float" office:value="295.716962">
                <text:p>295.716962</text:p>
              </table:table-cell>
              <table:table-cell office:value-type="float" office:value="291.102866">
                <text:p>291.102866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310.72">
                <text:p>310.72</text:p>
              </table:table-cell>
              <table:table-cell office:value-type="float" office:value="295.894762">
                <text:p>295.894762</text:p>
              </table:table-cell>
              <table:table-cell office:value-type="float" office:value="291.345886">
                <text:p>291.345886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304.27">
                <text:p>304.27</text:p>
              </table:table-cell>
              <table:table-cell office:value-type="float" office:value="296.147762">
                <text:p>296.147762</text:p>
              </table:table-cell>
              <table:table-cell office:value-type="float" office:value="291.500086">
                <text:p>291.500086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309.95">
                <text:p>309.95</text:p>
              </table:table-cell>
              <table:table-cell office:value-type="float" office:value="296.41236">
                <text:p>296.41236</text:p>
              </table:table-cell>
              <table:table-cell office:value-type="float" office:value="291.682686">
                <text:p>291.682686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308.33">
                <text:p>308.33</text:p>
              </table:table-cell>
              <table:table-cell office:value-type="float" office:value="296.59876">
                <text:p>296.59876</text:p>
              </table:table-cell>
              <table:table-cell office:value-type="float" office:value="291.851686">
                <text:p>291.851686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304.29">
                <text:p>304.29</text:p>
              </table:table-cell>
              <table:table-cell office:value-type="float" office:value="296.74616">
                <text:p>296.74616</text:p>
              </table:table-cell>
              <table:table-cell office:value-type="float" office:value="291.956886">
                <text:p>291.956886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305.77">
                <text:p>305.77</text:p>
              </table:table-cell>
              <table:table-cell office:value-type="float" office:value="297.00476">
                <text:p>297.00476</text:p>
              </table:table-cell>
              <table:table-cell office:value-type="float" office:value="292.152286">
                <text:p>292.152286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307.45">
                <text:p>307.45</text:p>
              </table:table-cell>
              <table:table-cell office:value-type="float" office:value="297.194438">
                <text:p>297.194438</text:p>
              </table:table-cell>
              <table:table-cell office:value-type="float" office:value="292.406286">
                <text:p>292.406286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310.37">
                <text:p>310.37</text:p>
              </table:table-cell>
              <table:table-cell office:value-type="float" office:value="297.564238">
                <text:p>297.564238</text:p>
              </table:table-cell>
              <table:table-cell office:value-type="float" office:value="292.716946">
                <text:p>292.716946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321.29">
                <text:p>321.29</text:p>
              </table:table-cell>
              <table:table-cell office:value-type="float" office:value="298.105638">
                <text:p>298.105638</text:p>
              </table:table-cell>
              <table:table-cell office:value-type="float" office:value="293.137944">
                <text:p>293.137944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317.25">
                <text:p>317.25</text:p>
              </table:table-cell>
              <table:table-cell office:value-type="float" office:value="298.770038">
                <text:p>298.770038</text:p>
              </table:table-cell>
              <table:table-cell office:value-type="float" office:value="293.658144">
                <text:p>293.658144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306.76">
                <text:p>306.76</text:p>
              </table:table-cell>
              <table:table-cell office:value-type="float" office:value="299.238638">
                <text:p>299.238638</text:p>
              </table:table-cell>
              <table:table-cell office:value-type="float" office:value="293.968524">
                <text:p>293.968524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299.4">
                <text:p>299.4</text:p>
              </table:table-cell>
              <table:table-cell office:value-type="float" office:value="299.458538">
                <text:p>299.458538</text:p>
              </table:table-cell>
              <table:table-cell office:value-type="float" office:value="294.043524">
                <text:p>294.043524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297.5">
                <text:p>297.5</text:p>
              </table:table-cell>
              <table:table-cell office:value-type="float" office:value="299.598248">
                <text:p>299.598248</text:p>
              </table:table-cell>
              <table:table-cell office:value-type="float" office:value="294.134124">
                <text:p>294.134124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299.83">
                <text:p>299.83</text:p>
              </table:table-cell>
              <table:table-cell office:value-type="float" office:value="299.782248">
                <text:p>299.782248</text:p>
              </table:table-cell>
              <table:table-cell office:value-type="float" office:value="294.268324">
                <text:p>294.268324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303.97">
                <text:p>303.97</text:p>
              </table:table-cell>
              <table:table-cell office:value-type="float" office:value="300.062048">
                <text:p>300.062048</text:p>
              </table:table-cell>
              <table:table-cell office:value-type="float" office:value="294.497324">
                <text:p>294.497324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303.6">
                <text:p>303.6</text:p>
              </table:table-cell>
              <table:table-cell office:value-type="float" office:value="300.246198">
                <text:p>300.246198</text:p>
              </table:table-cell>
              <table:table-cell office:value-type="float" office:value="294.737724">
                <text:p>294.737724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306.92">
                <text:p>306.92</text:p>
              </table:table-cell>
              <table:table-cell office:value-type="float" office:value="300.508598">
                <text:p>300.508598</text:p>
              </table:table-cell>
              <table:table-cell office:value-type="float" office:value="294.996324">
                <text:p>294.996324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307">
                <text:p>307</text:p>
              </table:table-cell>
              <table:table-cell office:value-type="float" office:value="300.789798">
                <text:p>300.789798</text:p>
              </table:table-cell>
              <table:table-cell office:value-type="float" office:value="295.271724">
                <text:p>295.271724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305.44">
                <text:p>305.44</text:p>
              </table:table-cell>
              <table:table-cell office:value-type="float" office:value="301.031198">
                <text:p>301.031198</text:p>
              </table:table-cell>
              <table:table-cell office:value-type="float" office:value="295.538924">
                <text:p>295.538924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305.67">
                <text:p>305.67</text:p>
              </table:table-cell>
              <table:table-cell office:value-type="float" office:value="301.407398">
                <text:p>301.407398</text:p>
              </table:table-cell>
              <table:table-cell office:value-type="float" office:value="295.898524">
                <text:p>295.89852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306.92">
                <text:p>306.92</text:p>
              </table:table-cell>
              <table:table-cell office:value-type="float" office:value="301.825198">
                <text:p>301.825198</text:p>
              </table:table-cell>
              <table:table-cell office:value-type="float" office:value="296.343524">
                <text:p>296.343524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313.58">
                <text:p>313.58</text:p>
              </table:table-cell>
              <table:table-cell office:value-type="float" office:value="302.416398">
                <text:p>302.416398</text:p>
              </table:table-cell>
              <table:table-cell office:value-type="float" office:value="296.892324">
                <text:p>296.892324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312.69">
                <text:p>312.69</text:p>
              </table:table-cell>
              <table:table-cell office:value-type="float" office:value="303.042198">
                <text:p>303.042198</text:p>
              </table:table-cell>
              <table:table-cell office:value-type="float" office:value="297.518324">
                <text:p>297.518324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307.09">
                <text:p>307.09</text:p>
              </table:table-cell>
              <table:table-cell office:value-type="float" office:value="303.549198">
                <text:p>303.549198</text:p>
              </table:table-cell>
              <table:table-cell office:value-type="float" office:value="298.025824">
                <text:p>298.025824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312.37">
                <text:p>312.37</text:p>
              </table:table-cell>
              <table:table-cell office:value-type="float" office:value="304.194298">
                <text:p>304.194298</text:p>
              </table:table-cell>
              <table:table-cell office:value-type="float" office:value="298.584024">
                <text:p>298.584024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313.63">
                <text:p>313.63</text:p>
              </table:table-cell>
              <table:table-cell office:value-type="float" office:value="304.808298">
                <text:p>304.808298</text:p>
              </table:table-cell>
              <table:table-cell office:value-type="float" office:value="299.203024">
                <text:p>299.203024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311.58">
                <text:p>311.58</text:p>
              </table:table-cell>
              <table:table-cell office:value-type="float" office:value="305.428898">
                <text:p>305.428898</text:p>
              </table:table-cell>
              <table:table-cell office:value-type="float" office:value="299.825024">
                <text:p>299.825024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318.27">
                <text:p>318.27</text:p>
              </table:table-cell>
              <table:table-cell office:value-type="float" office:value="306.152698">
                <text:p>306.152698</text:p>
              </table:table-cell>
              <table:table-cell office:value-type="float" office:value="300.442874">
                <text:p>300.442874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300.11">
                <text:p>300.11</text:p>
              </table:table-cell>
              <table:table-cell office:value-type="float" office:value="306.751898">
                <text:p>306.751898</text:p>
              </table:table-cell>
              <table:table-cell office:value-type="float" office:value="300.815872">
                <text:p>300.815872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99.89">
                <text:p>299.89</text:p>
              </table:table-cell>
              <table:table-cell office:value-type="float" office:value="307.112498">
                <text:p>307.112498</text:p>
              </table:table-cell>
              <table:table-cell office:value-type="float" office:value="300.960272">
                <text:p>300.960272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299.83">
                <text:p>299.83</text:p>
              </table:table-cell>
              <table:table-cell office:value-type="float" office:value="307.408898">
                <text:p>307.408898</text:p>
              </table:table-cell>
              <table:table-cell office:value-type="float" office:value="301.142472">
                <text:p>301.142472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303.96">
                <text:p>303.96</text:p>
              </table:table-cell>
              <table:table-cell office:value-type="float" office:value="307.752098">
                <text:p>307.752098</text:p>
              </table:table-cell>
              <table:table-cell office:value-type="float" office:value="301.276772">
                <text:p>301.276772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306.78">
                <text:p>306.78</text:p>
              </table:table-cell>
              <table:table-cell office:value-type="float" office:value="308.041898">
                <text:p>308.041898</text:p>
              </table:table-cell>
              <table:table-cell office:value-type="float" office:value="301.415072">
                <text:p>301.415072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309.9">
                <text:p>309.9</text:p>
              </table:table-cell>
              <table:table-cell office:value-type="float" office:value="308.418098">
                <text:p>308.418098</text:p>
              </table:table-cell>
              <table:table-cell office:value-type="float" office:value="301.707074">
                <text:p>301.707074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316.07">
                <text:p>316.07</text:p>
              </table:table-cell>
              <table:table-cell office:value-type="float" office:value="308.957098">
                <text:p>308.957098</text:p>
              </table:table-cell>
              <table:table-cell office:value-type="float" office:value="302.182674">
                <text:p>302.182674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312.48">
                <text:p>312.48</text:p>
              </table:table-cell>
              <table:table-cell office:value-type="float" office:value="309.482998">
                <text:p>309.482998</text:p>
              </table:table-cell>
              <table:table-cell office:value-type="float" office:value="302.735674">
                <text:p>302.735674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309.1">
                <text:p>309.1</text:p>
              </table:table-cell>
              <table:table-cell office:value-type="float" office:value="309.955998">
                <text:p>309.955998</text:p>
              </table:table-cell>
              <table:table-cell office:value-type="float" office:value="303.115674">
                <text:p>303.115674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311.3">
                <text:p>311.3</text:p>
              </table:table-cell>
              <table:table-cell office:value-type="float" office:value="310.410398">
                <text:p>310.410398</text:p>
              </table:table-cell>
              <table:table-cell office:value-type="float" office:value="303.531474">
                <text:p>303.531474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308.72">
                <text:p>308.72</text:p>
              </table:table-cell>
              <table:table-cell office:value-type="float" office:value="310.692998">
                <text:p>310.692998</text:p>
              </table:table-cell>
              <table:table-cell office:value-type="float" office:value="303.827372">
                <text:p>303.827372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319.08">
                <text:p>319.08</text:p>
              </table:table-cell>
              <table:table-cell office:value-type="float" office:value="311.155998">
                <text:p>311.155998</text:p>
              </table:table-cell>
              <table:table-cell office:value-type="float" office:value="304.174772">
                <text:p>304.174772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318.48">
                <text:p>318.48</text:p>
              </table:table-cell>
              <table:table-cell office:value-type="float" office:value="311.348298">
                <text:p>311.348298</text:p>
              </table:table-cell>
              <table:table-cell office:value-type="float" office:value="304.440372">
                <text:p>304.440372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316.22">
                <text:p>316.22</text:p>
              </table:table-cell>
              <table:table-cell office:value-type="float" office:value="311.494298">
                <text:p>311.494298</text:p>
              </table:table-cell>
              <table:table-cell office:value-type="float" office:value="304.587572">
                <text:p>304.587572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316.74">
                <text:p>316.74</text:p>
              </table:table-cell>
              <table:table-cell office:value-type="float" office:value="311.728098">
                <text:p>311.728098</text:p>
              </table:table-cell>
              <table:table-cell office:value-type="float" office:value="304.772772">
                <text:p>304.772772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316.81">
                <text:p>316.81</text:p>
              </table:table-cell>
              <table:table-cell office:value-type="float" office:value="311.857898">
                <text:p>311.857898</text:p>
              </table:table-cell>
              <table:table-cell office:value-type="float" office:value="304.945172">
                <text:p>304.945172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314.5">
                <text:p>314.5</text:p>
              </table:table-cell>
              <table:table-cell office:value-type="float" office:value="311.972452">
                <text:p>311.972452</text:p>
              </table:table-cell>
              <table:table-cell office:value-type="float" office:value="305.049572">
                <text:p>305.049572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319.65">
                <text:p>319.65</text:p>
              </table:table-cell>
              <table:table-cell office:value-type="float" office:value="312.245452">
                <text:p>312.245452</text:p>
              </table:table-cell>
              <table:table-cell office:value-type="float" office:value="305.240772">
                <text:p>305.240772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313.64">
                <text:p>313.64</text:p>
              </table:table-cell>
              <table:table-cell office:value-type="float" office:value="312.554652">
                <text:p>312.554652</text:p>
              </table:table-cell>
              <table:table-cell office:value-type="float" office:value="305.482572">
                <text:p>305.482572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311.96">
                <text:p>311.96</text:p>
              </table:table-cell>
              <table:table-cell office:value-type="float" office:value="312.811452">
                <text:p>312.811452</text:p>
              </table:table-cell>
              <table:table-cell office:value-type="float" office:value="305.733172">
                <text:p>305.733172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315.72">
                <text:p>315.72</text:p>
              </table:table-cell>
              <table:table-cell office:value-type="float" office:value="313.040252">
                <text:p>313.040252</text:p>
              </table:table-cell>
              <table:table-cell office:value-type="float" office:value="305.915372">
                <text:p>305.915372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316.79">
                <text:p>316.79</text:p>
              </table:table-cell>
              <table:table-cell office:value-type="float" office:value="313.176252">
                <text:p>313.176252</text:p>
              </table:table-cell>
              <table:table-cell office:value-type="float" office:value="306.090372">
                <text:p>306.090372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318.13">
                <text:p>318.13</text:p>
              </table:table-cell>
              <table:table-cell office:value-type="float" office:value="313.326852">
                <text:p>313.326852</text:p>
              </table:table-cell>
              <table:table-cell office:value-type="float" office:value="306.252952">
                <text:p>306.252952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313.49">
                <text:p>313.49</text:p>
              </table:table-cell>
              <table:table-cell office:value-type="float" office:value="313.429052">
                <text:p>313.429052</text:p>
              </table:table-cell>
              <table:table-cell office:value-type="float" office:value="306.442952">
                <text:p>306.442952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313.68">
                <text:p>313.68</text:p>
              </table:table-cell>
              <table:table-cell office:value-type="float" office:value="313.478454">
                <text:p>313.478454</text:p>
              </table:table-cell>
              <table:table-cell office:value-type="float" office:value="306.581902">
                <text:p>306.581902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311.92">
                <text:p>311.92</text:p>
              </table:table-cell>
              <table:table-cell office:value-type="float" office:value="313.551654">
                <text:p>313.551654</text:p>
              </table:table-cell>
              <table:table-cell office:value-type="float" office:value="306.604502">
                <text:p>306.604502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308.69">
                <text:p>308.69</text:p>
              </table:table-cell>
              <table:table-cell office:value-type="float" office:value="313.605154">
                <text:p>313.605154</text:p>
              </table:table-cell>
              <table:table-cell office:value-type="float" office:value="306.7249">
                <text:p>306.7249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307.5">
                <text:p>307.5</text:p>
              </table:table-cell>
              <table:table-cell office:value-type="float" office:value="313.524726">
                <text:p>313.524726</text:p>
              </table:table-cell>
              <table:table-cell office:value-type="float" office:value="306.7469">
                <text:p>306.7469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314.48">
                <text:p>314.48</text:p>
              </table:table-cell>
              <table:table-cell office:value-type="float" office:value="313.658126">
                <text:p>313.658126</text:p>
              </table:table-cell>
              <table:table-cell office:value-type="float" office:value="306.8355">
                <text:p>306.8355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318.61">
                <text:p>318.61</text:p>
              </table:table-cell>
              <table:table-cell office:value-type="float" office:value="313.804326">
                <text:p>313.804326</text:p>
              </table:table-cell>
              <table:table-cell office:value-type="float" office:value="307.0153">
                <text:p>307.0153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321.23">
                <text:p>321.23</text:p>
              </table:table-cell>
              <table:table-cell office:value-type="float" office:value="313.773126">
                <text:p>313.773126</text:p>
              </table:table-cell>
              <table:table-cell office:value-type="float" office:value="307.1689">
                <text:p>307.1689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319.8">
                <text:p>319.8</text:p>
              </table:table-cell>
              <table:table-cell office:value-type="float" office:value="313.681126">
                <text:p>313.681126</text:p>
              </table:table-cell>
              <table:table-cell office:value-type="float" office:value="307.2311">
                <text:p>307.2311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316.44">
                <text:p>316.44</text:p>
              </table:table-cell>
              <table:table-cell office:value-type="float" office:value="313.700526">
                <text:p>313.700526</text:p>
              </table:table-cell>
              <table:table-cell office:value-type="float" office:value="307.4083">
                <text:p>307.4083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314.31">
                <text:p>314.31</text:p>
              </table:table-cell>
              <table:table-cell office:value-type="float" office:value="313.904326">
                <text:p>313.904326</text:p>
              </table:table-cell>
              <table:table-cell office:value-type="float" office:value="307.7339">
                <text:p>307.7339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314.57">
                <text:p>314.57</text:p>
              </table:table-cell>
              <table:table-cell office:value-type="float" office:value="314.148026">
                <text:p>314.148026</text:p>
              </table:table-cell>
              <table:table-cell office:value-type="float" office:value="308.0491">
                <text:p>308.0491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314.95">
                <text:p>314.95</text:p>
              </table:table-cell>
              <table:table-cell office:value-type="float" office:value="314.446956">
                <text:p>314.446956</text:p>
              </table:table-cell>
              <table:table-cell office:value-type="float" office:value="308.3781">
                <text:p>308.3781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312.84">
                <text:p>312.84</text:p>
              </table:table-cell>
              <table:table-cell office:value-type="float" office:value="314.655356">
                <text:p>314.655356</text:p>
              </table:table-cell>
              <table:table-cell office:value-type="float" office:value="308.6213">
                <text:p>308.6213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311.86">
                <text:p>311.86</text:p>
              </table:table-cell>
              <table:table-cell office:value-type="float" office:value="314.825874">
                <text:p>314.825874</text:p>
              </table:table-cell>
              <table:table-cell office:value-type="float" office:value="308.7767">
                <text:p>308.7767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313.85">
                <text:p>313.85</text:p>
              </table:table-cell>
              <table:table-cell office:value-type="float" office:value="314.970074">
                <text:p>314.970074</text:p>
              </table:table-cell>
              <table:table-cell office:value-type="float" office:value="308.9157">
                <text:p>308.9157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312.68">
                <text:p>312.68</text:p>
              </table:table-cell>
              <table:table-cell office:value-type="float" office:value="315.041774">
                <text:p>315.041774</text:p>
              </table:table-cell>
              <table:table-cell office:value-type="float" office:value="308.993302">
                <text:p>308.993302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312.39">
                <text:p>312.39</text:p>
              </table:table-cell>
              <table:table-cell office:value-type="float" office:value="315.189574">
                <text:p>315.189574</text:p>
              </table:table-cell>
              <table:table-cell office:value-type="float" office:value="309.143502">
                <text:p>309.143502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311.57">
                <text:p>311.57</text:p>
              </table:table-cell>
              <table:table-cell office:value-type="float" office:value="315.315572">
                <text:p>315.315572</text:p>
              </table:table-cell>
              <table:table-cell office:value-type="float" office:value="309.242502">
                <text:p>309.242502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308.98">
                <text:p>308.98</text:p>
              </table:table-cell>
              <table:table-cell office:value-type="float" office:value="315.382372">
                <text:p>315.382372</text:p>
              </table:table-cell>
              <table:table-cell office:value-type="float" office:value="309.317302">
                <text:p>309.317302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307.36">
                <text:p>307.36</text:p>
              </table:table-cell>
              <table:table-cell office:value-type="float" office:value="315.298372">
                <text:p>315.298372</text:p>
              </table:table-cell>
              <table:table-cell office:value-type="float" office:value="309.297702">
                <text:p>309.297702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304.78">
                <text:p>304.78</text:p>
              </table:table-cell>
              <table:table-cell office:value-type="float" office:value="315.070172">
                <text:p>315.070172</text:p>
              </table:table-cell>
              <table:table-cell office:value-type="float" office:value="309.08103">
                <text:p>309.08103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300.43">
                <text:p>300.43</text:p>
              </table:table-cell>
              <table:table-cell office:value-type="float" office:value="314.918352">
                <text:p>314.918352</text:p>
              </table:table-cell>
              <table:table-cell office:value-type="float" office:value="308.95033">
                <text:p>308.95033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301.72">
                <text:p>301.72</text:p>
              </table:table-cell>
              <table:table-cell office:value-type="float" office:value="314.718352">
                <text:p>314.718352</text:p>
              </table:table-cell>
              <table:table-cell office:value-type="float" office:value="308.80533">
                <text:p>308.80533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303.16">
                <text:p>303.16</text:p>
              </table:table-cell>
              <table:table-cell office:value-type="float" office:value="314.486352">
                <text:p>314.486352</text:p>
              </table:table-cell>
              <table:table-cell office:value-type="float" office:value="308.58765">
                <text:p>308.58765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301.91">
                <text:p>301.91</text:p>
              </table:table-cell>
              <table:table-cell office:value-type="float" office:value="314.309952">
                <text:p>314.309952</text:p>
              </table:table-cell>
              <table:table-cell office:value-type="float" office:value="308.41405">
                <text:p>308.41405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296.29">
                <text:p>296.29</text:p>
              </table:table-cell>
              <table:table-cell office:value-type="float" office:value="313.995552">
                <text:p>313.995552</text:p>
              </table:table-cell>
              <table:table-cell office:value-type="float" office:value="308.1031">
                <text:p>308.1031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292.31">
                <text:p>292.31</text:p>
              </table:table-cell>
              <table:table-cell office:value-type="float" office:value="313.616552">
                <text:p>313.616552</text:p>
              </table:table-cell>
              <table:table-cell office:value-type="float" office:value="307.9529">
                <text:p>307.9529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289.63">
                <text:p>289.63</text:p>
              </table:table-cell>
              <table:table-cell office:value-type="float" office:value="313.381152">
                <text:p>313.381152</text:p>
              </table:table-cell>
              <table:table-cell office:value-type="float" office:value="307.9149">
                <text:p>307.9149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287.46">
                <text:p>287.46</text:p>
              </table:table-cell>
              <table:table-cell office:value-type="float" office:value="313.028352">
                <text:p>313.028352</text:p>
              </table:table-cell>
              <table:table-cell office:value-type="float" office:value="307.7279">
                <text:p>307.7279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289.52">
                <text:p>289.52</text:p>
              </table:table-cell>
              <table:table-cell office:value-type="float" office:value="312.585752">
                <text:p>312.585752</text:p>
              </table:table-cell>
              <table:table-cell office:value-type="float" office:value="307.511">
                <text:p>307.511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291.47">
                <text:p>291.47</text:p>
              </table:table-cell>
              <table:table-cell office:value-type="float" office:value="312.275152">
                <text:p>312.275152</text:p>
              </table:table-cell>
              <table:table-cell office:value-type="float" office:value="307.344336">
                <text:p>307.344336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285.55">
                <text:p>285.55</text:p>
              </table:table-cell>
              <table:table-cell office:value-type="float" office:value="311.878866">
                <text:p>311.878866</text:p>
              </table:table-cell>
              <table:table-cell office:value-type="float" office:value="306.951234">
                <text:p>306.951234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285.63">
                <text:p>285.63</text:p>
              </table:table-cell>
              <table:table-cell office:value-type="float" office:value="311.250666">
                <text:p>311.250666</text:p>
              </table:table-cell>
              <table:table-cell office:value-type="float" office:value="306.398034">
                <text:p>306.398034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291.55">
                <text:p>291.55</text:p>
              </table:table-cell>
              <table:table-cell office:value-type="float" office:value="310.750566">
                <text:p>310.750566</text:p>
              </table:table-cell>
              <table:table-cell office:value-type="float" office:value="305.866034">
                <text:p>305.866034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292.17">
                <text:p>292.17</text:p>
              </table:table-cell>
              <table:table-cell office:value-type="float" office:value="310.336266">
                <text:p>310.336266</text:p>
              </table:table-cell>
              <table:table-cell office:value-type="float" office:value="305.536234">
                <text:p>305.536234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297.49">
                <text:p>297.49</text:p>
              </table:table-cell>
              <table:table-cell office:value-type="float" office:value="310.069466">
                <text:p>310.069466</text:p>
              </table:table-cell>
              <table:table-cell office:value-type="float" office:value="305.240634">
                <text:p>305.240634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294.63">
                <text:p>294.63</text:p>
              </table:table-cell>
              <table:table-cell office:value-type="float" office:value="309.805466">
                <text:p>309.805466</text:p>
              </table:table-cell>
              <table:table-cell office:value-type="float" office:value="304.990334">
                <text:p>304.990334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294.08">
                <text:p>294.08</text:p>
              </table:table-cell>
              <table:table-cell office:value-type="float" office:value="309.302066">
                <text:p>309.302066</text:p>
              </table:table-cell>
              <table:table-cell office:value-type="float" office:value="304.618634">
                <text:p>304.618634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293.53">
                <text:p>293.53</text:p>
              </table:table-cell>
              <table:table-cell office:value-type="float" office:value="308.817766">
                <text:p>308.817766</text:p>
              </table:table-cell>
              <table:table-cell office:value-type="float" office:value="304.172534">
                <text:p>304.172534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291.67">
                <text:p>291.67</text:p>
              </table:table-cell>
              <table:table-cell office:value-type="float" office:value="308.300366">
                <text:p>308.300366</text:p>
              </table:table-cell>
              <table:table-cell office:value-type="float" office:value="303.707134">
                <text:p>303.707134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293.02">
                <text:p>293.02</text:p>
              </table:table-cell>
              <table:table-cell office:value-type="float" office:value="307.741166">
                <text:p>307.741166</text:p>
              </table:table-cell>
              <table:table-cell office:value-type="float" office:value="303.233334">
                <text:p>303.233334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298.39">
                <text:p>298.39</text:p>
              </table:table-cell>
              <table:table-cell office:value-type="float" office:value="307.396366">
                <text:p>307.396366</text:p>
              </table:table-cell>
              <table:table-cell office:value-type="float" office:value="302.848834">
                <text:p>302.848834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299.91">
                <text:p>299.91</text:p>
              </table:table-cell>
              <table:table-cell office:value-type="float" office:value="307.116612">
                <text:p>307.116612</text:p>
              </table:table-cell>
              <table:table-cell office:value-type="float" office:value="302.534636">
                <text:p>302.534636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301.88">
                <text:p>301.88</text:p>
              </table:table-cell>
              <table:table-cell office:value-type="float" office:value="306.738012">
                <text:p>306.738012</text:p>
              </table:table-cell>
              <table:table-cell office:value-type="float" office:value="302.169236">
                <text:p>302.169236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299.62">
                <text:p>299.62</text:p>
              </table:table-cell>
              <table:table-cell office:value-type="float" office:value="306.408812">
                <text:p>306.408812</text:p>
              </table:table-cell>
              <table:table-cell office:value-type="float" office:value="301.922036">
                <text:p>301.922036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298.9">
                <text:p>298.9</text:p>
              </table:table-cell>
              <table:table-cell office:value-type="float" office:value="306.099012">
                <text:p>306.099012</text:p>
              </table:table-cell>
              <table:table-cell office:value-type="float" office:value="301.632636">
                <text:p>301.632636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300.37">
                <text:p>300.37</text:p>
              </table:table-cell>
              <table:table-cell office:value-type="float" office:value="305.800012">
                <text:p>305.800012</text:p>
              </table:table-cell>
              <table:table-cell office:value-type="float" office:value="301.387036">
                <text:p>301.387036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297.07">
                <text:p>297.07</text:p>
              </table:table-cell>
              <table:table-cell office:value-type="float" office:value="305.463112">
                <text:p>305.463112</text:p>
              </table:table-cell>
              <table:table-cell office:value-type="float" office:value="301.058236">
                <text:p>301.058236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295.74">
                <text:p>295.74</text:p>
              </table:table-cell>
              <table:table-cell office:value-type="float" office:value="305.054312">
                <text:p>305.054312</text:p>
              </table:table-cell>
              <table:table-cell office:value-type="float" office:value="300.641436">
                <text:p>300.641436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299.17">
                <text:p>299.17</text:p>
              </table:table-cell>
              <table:table-cell office:value-type="float" office:value="304.663112">
                <text:p>304.663112</text:p>
              </table:table-cell>
              <table:table-cell office:value-type="float" office:value="300.278836">
                <text:p>300.278836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298.12">
                <text:p>298.12</text:p>
              </table:table-cell>
              <table:table-cell office:value-type="float" office:value="304.375712">
                <text:p>304.375712</text:p>
              </table:table-cell>
              <table:table-cell office:value-type="float" office:value="299.993886">
                <text:p>299.993886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294.48">
                <text:p>294.48</text:p>
              </table:table-cell>
              <table:table-cell office:value-type="float" office:value="304.08131">
                <text:p>304.08131</text:p>
              </table:table-cell>
              <table:table-cell office:value-type="float" office:value="299.781886">
                <text:p>299.781886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298.47">
                <text:p>298.47</text:p>
              </table:table-cell>
              <table:table-cell office:value-type="float" office:value="303.81081">
                <text:p>303.81081</text:p>
              </table:table-cell>
              <table:table-cell office:value-type="float" office:value="299.510888">
                <text:p>299.510888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299.22">
                <text:p>299.22</text:p>
              </table:table-cell>
              <table:table-cell office:value-type="float" office:value="303.630838">
                <text:p>303.630838</text:p>
              </table:table-cell>
              <table:table-cell office:value-type="float" office:value="299.296888">
                <text:p>299.296888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302.67">
                <text:p>302.67</text:p>
              </table:table-cell>
              <table:table-cell office:value-type="float" office:value="303.384838">
                <text:p>303.384838</text:p>
              </table:table-cell>
              <table:table-cell office:value-type="float" office:value="299.106888">
                <text:p>299.106888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303.61">
                <text:p>303.61</text:p>
              </table:table-cell>
              <table:table-cell office:value-type="float" office:value="303.120254">
                <text:p>303.120254</text:p>
              </table:table-cell>
              <table:table-cell office:value-type="float" office:value="298.861088">
                <text:p>298.861088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300.07">
                <text:p>300.07</text:p>
              </table:table-cell>
              <table:table-cell office:value-type="float" office:value="302.757454">
                <text:p>302.757454</text:p>
              </table:table-cell>
              <table:table-cell office:value-type="float" office:value="298.500488">
                <text:p>298.500488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302.89">
                <text:p>302.89</text:p>
              </table:table-cell>
              <table:table-cell office:value-type="float" office:value="302.397054">
                <text:p>302.397054</text:p>
              </table:table-cell>
              <table:table-cell office:value-type="float" office:value="298.151088">
                <text:p>298.151088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304.23">
                <text:p>304.23</text:p>
              </table:table-cell>
              <table:table-cell office:value-type="float" office:value="302.150554">
                <text:p>302.150554</text:p>
              </table:table-cell>
              <table:table-cell office:value-type="float" office:value="297.858288">
                <text:p>297.858288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298.77">
                <text:p>298.77</text:p>
              </table:table-cell>
              <table:table-cell office:value-type="float" office:value="301.910154">
                <text:p>301.910154</text:p>
              </table:table-cell>
              <table:table-cell office:value-type="float" office:value="297.573088">
                <text:p>297.573088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307.66">
                <text:p>307.66</text:p>
              </table:table-cell>
              <table:table-cell office:value-type="float" office:value="301.805054">
                <text:p>301.805054</text:p>
              </table:table-cell>
              <table:table-cell office:value-type="float" office:value="297.347288">
                <text:p>297.347288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307.91">
                <text:p>307.91</text:p>
              </table:table-cell>
              <table:table-cell office:value-type="float" office:value="301.696024">
                <text:p>301.696024</text:p>
              </table:table-cell>
              <table:table-cell office:value-type="float" office:value="297.191088">
                <text:p>297.191088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305.45">
                <text:p>305.45</text:p>
              </table:table-cell>
              <table:table-cell office:value-type="float" office:value="301.554024">
                <text:p>301.554024</text:p>
              </table:table-cell>
              <table:table-cell office:value-type="float" office:value="297.025088">
                <text:p>297.025088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304.36">
                <text:p>304.36</text:p>
              </table:table-cell>
              <table:table-cell office:value-type="float" office:value="301.430006">
                <text:p>301.430006</text:p>
              </table:table-cell>
              <table:table-cell office:value-type="float" office:value="296.899888">
                <text:p>296.899888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301.64">
                <text:p>301.64</text:p>
              </table:table-cell>
              <table:table-cell office:value-type="float" office:value="301.234206">
                <text:p>301.234206</text:p>
              </table:table-cell>
              <table:table-cell office:value-type="float" office:value="296.686038">
                <text:p>296.686038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305.07">
                <text:p>305.07</text:p>
              </table:table-cell>
              <table:table-cell office:value-type="float" office:value="301.075506">
                <text:p>301.075506</text:p>
              </table:table-cell>
              <table:table-cell office:value-type="float" office:value="296.526136">
                <text:p>296.526136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308.95">
                <text:p>308.95</text:p>
              </table:table-cell>
              <table:table-cell office:value-type="float" office:value="300.973506">
                <text:p>300.973506</text:p>
              </table:table-cell>
              <table:table-cell office:value-type="float" office:value="296.397136">
                <text:p>296.397136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308.93">
                <text:p>308.93</text:p>
              </table:table-cell>
              <table:table-cell office:value-type="float" office:value="300.891708">
                <text:p>300.891708</text:p>
              </table:table-cell>
              <table:table-cell office:value-type="float" office:value="296.337536">
                <text:p>296.337536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308.7">
                <text:p>308.7</text:p>
              </table:table-cell>
              <table:table-cell office:value-type="float" office:value="300.851308">
                <text:p>300.851308</text:p>
              </table:table-cell>
              <table:table-cell office:value-type="float" office:value="296.313336">
                <text:p>296.313336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310.93">
                <text:p>310.93</text:p>
              </table:table-cell>
              <table:table-cell office:value-type="float" office:value="300.938508">
                <text:p>300.938508</text:p>
              </table:table-cell>
              <table:table-cell office:value-type="float" office:value="296.346136">
                <text:p>296.346136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313.08">
                <text:p>313.08</text:p>
              </table:table-cell>
              <table:table-cell office:value-type="float" office:value="301.157008">
                <text:p>301.157008</text:p>
              </table:table-cell>
              <table:table-cell office:value-type="float" office:value="296.596958">
                <text:p>296.596958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313.22">
                <text:p>313.22</text:p>
              </table:table-cell>
              <table:table-cell office:value-type="float" office:value="301.380728">
                <text:p>301.380728</text:p>
              </table:table-cell>
              <table:table-cell office:value-type="float" office:value="296.831358">
                <text:p>296.831358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314.07">
                <text:p>314.07</text:p>
              </table:table-cell>
              <table:table-cell office:value-type="float" office:value="301.652728">
                <text:p>301.652728</text:p>
              </table:table-cell>
              <table:table-cell office:value-type="float" office:value="297.150658">
                <text:p>297.150658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313.44">
                <text:p>313.44</text:p>
              </table:table-cell>
              <table:table-cell office:value-type="float" office:value="301.900128">
                <text:p>301.900128</text:p>
              </table:table-cell>
              <table:table-cell office:value-type="float" office:value="297.388338">
                <text:p>297.388338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312.94">
                <text:p>312.94</text:p>
              </table:table-cell>
              <table:table-cell office:value-type="float" office:value="302.100328">
                <text:p>302.100328</text:p>
              </table:table-cell>
              <table:table-cell office:value-type="float" office:value="297.611338">
                <text:p>297.611338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311.43">
                <text:p>311.43</text:p>
              </table:table-cell>
              <table:table-cell office:value-type="float" office:value="302.334728">
                <text:p>302.334728</text:p>
              </table:table-cell>
              <table:table-cell office:value-type="float" office:value="297.923138">
                <text:p>297.923138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312.22">
                <text:p>312.22</text:p>
              </table:table-cell>
              <table:table-cell office:value-type="float" office:value="302.664928">
                <text:p>302.664928</text:p>
              </table:table-cell>
              <table:table-cell office:value-type="float" office:value="298.274284">
                <text:p>298.274284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313.54">
                <text:p>313.54</text:p>
              </table:table-cell>
              <table:table-cell office:value-type="float" office:value="303.080728">
                <text:p>303.080728</text:p>
              </table:table-cell>
              <table:table-cell office:value-type="float" office:value="298.730884">
                <text:p>298.730884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315.76">
                <text:p>315.76</text:p>
              </table:table-cell>
              <table:table-cell office:value-type="float" office:value="303.591128">
                <text:p>303.591128</text:p>
              </table:table-cell>
              <table:table-cell office:value-type="float" office:value="299.265984">
                <text:p>299.265984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316.39">
                <text:p>316.39</text:p>
              </table:table-cell>
              <table:table-cell office:value-type="float" office:value="304.138128">
                <text:p>304.138128</text:p>
              </table:table-cell>
              <table:table-cell office:value-type="float" office:value="299.808184">
                <text:p>299.808184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316.99">
                <text:p>316.99</text:p>
              </table:table-cell>
              <table:table-cell office:value-type="float" office:value="304.684628">
                <text:p>304.684628</text:p>
              </table:table-cell>
              <table:table-cell office:value-type="float" office:value="300.366148">
                <text:p>300.366148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314.38">
                <text:p>314.38</text:p>
              </table:table-cell>
              <table:table-cell office:value-type="float" office:value="305.223914">
                <text:p>305.223914</text:p>
              </table:table-cell>
              <table:table-cell office:value-type="float" office:value="300.945448">
                <text:p>300.945448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312.8">
                <text:p>312.8</text:p>
              </table:table-cell>
              <table:table-cell office:value-type="float" office:value="305.749714">
                <text:p>305.749714</text:p>
              </table:table-cell>
              <table:table-cell office:value-type="float" office:value="301.471248">
                <text:p>301.471248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312.52">
                <text:p>312.52</text:p>
              </table:table-cell>
              <table:table-cell office:value-type="float" office:value="306.179914">
                <text:p>306.179914</text:p>
              </table:table-cell>
              <table:table-cell office:value-type="float" office:value="301.980948">
                <text:p>301.980948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305.94">
                <text:p>305.94</text:p>
              </table:table-cell>
              <table:table-cell office:value-type="float" office:value="306.550214">
                <text:p>306.550214</text:p>
              </table:table-cell>
              <table:table-cell office:value-type="float" office:value="302.255548">
                <text:p>302.255548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308.43">
                <text:p>308.43</text:p>
              </table:table-cell>
              <table:table-cell office:value-type="float" office:value="306.736014">
                <text:p>306.736014</text:p>
              </table:table-cell>
              <table:table-cell office:value-type="float" office:value="302.513548">
                <text:p>302.513548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305.4">
                <text:p>305.4</text:p>
              </table:table-cell>
              <table:table-cell office:value-type="float" office:value="306.944612">
                <text:p>306.944612</text:p>
              </table:table-cell>
              <table:table-cell office:value-type="float" office:value="302.766548">
                <text:p>302.766548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302.07">
                <text:p>302.07</text:p>
              </table:table-cell>
              <table:table-cell office:value-type="float" office:value="307.162212">
                <text:p>307.162212</text:p>
              </table:table-cell>
              <table:table-cell office:value-type="float" office:value="302.924676">
                <text:p>302.924676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303.29">
                <text:p>303.29</text:p>
              </table:table-cell>
              <table:table-cell office:value-type="float" office:value="307.36861">
                <text:p>307.36861</text:p>
              </table:table-cell>
              <table:table-cell office:value-type="float" office:value="303.128976">
                <text:p>303.128976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304.97">
                <text:p>304.97</text:p>
              </table:table-cell>
              <table:table-cell office:value-type="float" office:value="307.63981">
                <text:p>307.63981</text:p>
              </table:table-cell>
              <table:table-cell office:value-type="float" office:value="303.401976">
                <text:p>303.401976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301.14">
                <text:p>301.14</text:p>
              </table:table-cell>
              <table:table-cell office:value-type="float" office:value="307.817182">
                <text:p>307.817182</text:p>
              </table:table-cell>
              <table:table-cell office:value-type="float" office:value="303.532776">
                <text:p>303.532776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302.38">
                <text:p>302.38</text:p>
              </table:table-cell>
              <table:table-cell office:value-type="float" office:value="307.897582">
                <text:p>307.897582</text:p>
              </table:table-cell>
              <table:table-cell office:value-type="float" office:value="303.647276">
                <text:p>303.647276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302.99">
                <text:p>302.99</text:p>
              </table:table-cell>
              <table:table-cell office:value-type="float" office:value="307.927782">
                <text:p>307.927782</text:p>
              </table:table-cell>
              <table:table-cell office:value-type="float" office:value="303.709874">
                <text:p>303.709874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303.19">
                <text:p>303.19</text:p>
              </table:table-cell>
              <table:table-cell office:value-type="float" office:value="307.975382">
                <text:p>307.975382</text:p>
              </table:table-cell>
              <table:table-cell office:value-type="float" office:value="303.819574">
                <text:p>303.819574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304.33">
                <text:p>304.33</text:p>
              </table:table-cell>
              <table:table-cell office:value-type="float" office:value="308.039182">
                <text:p>308.039182</text:p>
              </table:table-cell>
              <table:table-cell office:value-type="float" office:value="303.874974">
                <text:p>303.874974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302.3">
                <text:p>302.3</text:p>
              </table:table-cell>
              <table:table-cell office:value-type="float" office:value="308.156182">
                <text:p>308.156182</text:p>
              </table:table-cell>
              <table:table-cell office:value-type="float" office:value="303.989774">
                <text:p>303.989774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305.24">
                <text:p>305.24</text:p>
              </table:table-cell>
              <table:table-cell office:value-type="float" office:value="308.222782">
                <text:p>308.222782</text:p>
              </table:table-cell>
              <table:table-cell office:value-type="float" office:value="304.061574">
                <text:p>304.061574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302.99">
                <text:p>302.99</text:p>
              </table:table-cell>
              <table:table-cell office:value-type="float" office:value="308.336982">
                <text:p>308.336982</text:p>
              </table:table-cell>
              <table:table-cell office:value-type="float" office:value="304.169974">
                <text:p>304.169974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303.89">
                <text:p>303.89</text:p>
              </table:table-cell>
              <table:table-cell office:value-type="float" office:value="308.450582">
                <text:p>308.450582</text:p>
              </table:table-cell>
              <table:table-cell office:value-type="float" office:value="304.304374">
                <text:p>304.304374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300.52">
                <text:p>300.52</text:p>
              </table:table-cell>
              <table:table-cell office:value-type="float" office:value="308.543982">
                <text:p>308.543982</text:p>
              </table:table-cell>
              <table:table-cell office:value-type="float" office:value="304.369374">
                <text:p>304.369374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299.88">
                <text:p>299.88</text:p>
              </table:table-cell>
              <table:table-cell office:value-type="float" office:value="308.593982">
                <text:p>308.593982</text:p>
              </table:table-cell>
              <table:table-cell office:value-type="float" office:value="304.409974">
                <text:p>304.409974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300.98">
                <text:p>300.98</text:p>
              </table:table-cell>
              <table:table-cell office:value-type="float" office:value="308.672584">
                <text:p>308.672584</text:p>
              </table:table-cell>
              <table:table-cell office:value-type="float" office:value="304.495034">
                <text:p>304.495034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296.04">
                <text:p>296.04</text:p>
              </table:table-cell>
              <table:table-cell office:value-type="float" office:value="308.692684">
                <text:p>308.692684</text:p>
              </table:table-cell>
              <table:table-cell office:value-type="float" office:value="304.495234">
                <text:p>304.495234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296.32">
                <text:p>296.32</text:p>
              </table:table-cell>
              <table:table-cell office:value-type="float" office:value="308.655784">
                <text:p>308.655784</text:p>
              </table:table-cell>
              <table:table-cell office:value-type="float" office:value="304.478108">
                <text:p>304.478108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294.4">
                <text:p>294.4</text:p>
              </table:table-cell>
              <table:table-cell office:value-type="float" office:value="308.532384">
                <text:p>308.532384</text:p>
              </table:table-cell>
              <table:table-cell office:value-type="float" office:value="304.380708">
                <text:p>304.380708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293.81">
                <text:p>293.81</text:p>
              </table:table-cell>
              <table:table-cell office:value-type="float" office:value="308.326168">
                <text:p>308.326168</text:p>
              </table:table-cell>
              <table:table-cell office:value-type="float" office:value="304.199908">
                <text:p>304.199908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297.01">
                <text:p>297.01</text:p>
              </table:table-cell>
              <table:table-cell office:value-type="float" office:value="308.215734">
                <text:p>308.215734</text:p>
              </table:table-cell>
              <table:table-cell office:value-type="float" office:value="304.057708">
                <text:p>304.057708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300.11">
                <text:p>300.11</text:p>
              </table:table-cell>
              <table:table-cell office:value-type="float" office:value="308.150134">
                <text:p>308.150134</text:p>
              </table:table-cell>
              <table:table-cell office:value-type="float" office:value="303.910108">
                <text:p>303.910108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304.56">
                <text:p>304.56</text:p>
              </table:table-cell>
              <table:table-cell office:value-type="float" office:value="308.133634">
                <text:p>308.133634</text:p>
              </table:table-cell>
              <table:table-cell office:value-type="float" office:value="303.90171">
                <text:p>303.90171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305.25">
                <text:p>305.25</text:p>
              </table:table-cell>
              <table:table-cell office:value-type="float" office:value="308.223634">
                <text:p>308.223634</text:p>
              </table:table-cell>
              <table:table-cell office:value-type="float" office:value="304.00691">
                <text:p>304.00691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305.33">
                <text:p>305.33</text:p>
              </table:table-cell>
              <table:table-cell office:value-type="float" office:value="308.161334">
                <text:p>308.161334</text:p>
              </table:table-cell>
              <table:table-cell office:value-type="float" office:value="304.06641">
                <text:p>304.06641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308.09">
                <text:p>308.09</text:p>
              </table:table-cell>
              <table:table-cell office:value-type="float" office:value="308.124634">
                <text:p>308.124634</text:p>
              </table:table-cell>
              <table:table-cell office:value-type="float" office:value="304.10556">
                <text:p>304.10556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307.77">
                <text:p>307.77</text:p>
              </table:table-cell>
              <table:table-cell office:value-type="float" office:value="308.127632">
                <text:p>308.127632</text:p>
              </table:table-cell>
              <table:table-cell office:value-type="float" office:value="304.14456">
                <text:p>304.14456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307.48">
                <text:p>307.48</text:p>
              </table:table-cell>
              <table:table-cell office:value-type="float" office:value="308.152732">
                <text:p>308.152732</text:p>
              </table:table-cell>
              <table:table-cell office:value-type="float" office:value="304.19676">
                <text:p>304.19676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310.11">
                <text:p>310.11</text:p>
              </table:table-cell>
              <table:table-cell office:value-type="float" office:value="308.298532">
                <text:p>308.298532</text:p>
              </table:table-cell>
              <table:table-cell office:value-type="float" office:value="304.34191">
                <text:p>304.34191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306.97">
                <text:p>306.97</text:p>
              </table:table-cell>
              <table:table-cell office:value-type="float" office:value="308.431732">
                <text:p>308.431732</text:p>
              </table:table-cell>
              <table:table-cell office:value-type="float" office:value="304.43841">
                <text:p>304.43841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305.79">
                <text:p>305.79</text:p>
              </table:table-cell>
              <table:table-cell office:value-type="float" office:value="308.399932">
                <text:p>308.399932</text:p>
              </table:table-cell>
              <table:table-cell office:value-type="float" office:value="304.484714">
                <text:p>304.484714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10">
                <text:p>310</text:p>
              </table:table-cell>
              <table:table-cell office:value-type="float" office:value="308.398532">
                <text:p>308.398532</text:p>
              </table:table-cell>
              <table:table-cell office:value-type="float" office:value="304.461514">
                <text:p>304.461514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306.4">
                <text:p>306.4</text:p>
              </table:table-cell>
              <table:table-cell office:value-type="float" office:value="308.410532">
                <text:p>308.410532</text:p>
              </table:table-cell>
              <table:table-cell office:value-type="float" office:value="304.456814">
                <text:p>304.456814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302.35">
                <text:p>302.35</text:p>
              </table:table-cell>
              <table:table-cell office:value-type="float" office:value="308.221732">
                <text:p>308.221732</text:p>
              </table:table-cell>
              <table:table-cell office:value-type="float" office:value="304.312114">
                <text:p>304.312114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302.43">
                <text:p>302.43</text:p>
              </table:table-cell>
              <table:table-cell office:value-type="float" office:value="307.986432">
                <text:p>307.986432</text:p>
              </table:table-cell>
              <table:table-cell office:value-type="float" office:value="304.066448">
                <text:p>304.066448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298.43">
                <text:p>298.43</text:p>
              </table:table-cell>
              <table:table-cell office:value-type="float" office:value="307.728732">
                <text:p>307.728732</text:p>
              </table:table-cell>
              <table:table-cell office:value-type="float" office:value="303.783048">
                <text:p>303.783048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296.37">
                <text:p>296.37</text:p>
              </table:table-cell>
              <table:table-cell office:value-type="float" office:value="307.351132">
                <text:p>307.351132</text:p>
              </table:table-cell>
              <table:table-cell office:value-type="float" office:value="303.408648">
                <text:p>303.408648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299.21">
                <text:p>299.21</text:p>
              </table:table-cell>
              <table:table-cell office:value-type="float" office:value="307.035132">
                <text:p>307.035132</text:p>
              </table:table-cell>
              <table:table-cell office:value-type="float" office:value="303.098048">
                <text:p>303.098048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305.67">
                <text:p>305.67</text:p>
              </table:table-cell>
              <table:table-cell office:value-type="float" office:value="306.936132">
                <text:p>306.936132</text:p>
              </table:table-cell>
              <table:table-cell office:value-type="float" office:value="302.836248">
                <text:p>302.836248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298.41">
                <text:p>298.41</text:p>
              </table:table-cell>
              <table:table-cell office:value-type="float" office:value="306.749932">
                <text:p>306.749932</text:p>
              </table:table-cell>
              <table:table-cell office:value-type="float" office:value="302.559648">
                <text:p>302.559648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299.66">
                <text:p>299.66</text:p>
              </table:table-cell>
              <table:table-cell office:value-type="float" office:value="306.550532">
                <text:p>306.550532</text:p>
              </table:table-cell>
              <table:table-cell office:value-type="float" office:value="302.339302">
                <text:p>302.339302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299.1">
                <text:p>299.1</text:p>
              </table:table-cell>
              <table:table-cell office:value-type="float" office:value="306.272932">
                <text:p>306.272932</text:p>
              </table:table-cell>
              <table:table-cell office:value-type="float" office:value="302.031502">
                <text:p>302.031502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306.83">
                <text:p>306.83</text:p>
              </table:table-cell>
              <table:table-cell office:value-type="float" office:value="306.096032">
                <text:p>306.096032</text:p>
              </table:table-cell>
              <table:table-cell office:value-type="float" office:value="301.801902">
                <text:p>301.801902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306.94">
                <text:p>306.94</text:p>
              </table:table-cell>
              <table:table-cell office:value-type="float" office:value="305.940432">
                <text:p>305.940432</text:p>
              </table:table-cell>
              <table:table-cell office:value-type="float" office:value="301.657902">
                <text:p>301.657902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307.58">
                <text:p>307.58</text:p>
              </table:table-cell>
              <table:table-cell office:value-type="float" office:value="305.753932">
                <text:p>305.753932</text:p>
              </table:table-cell>
              <table:table-cell office:value-type="float" office:value="301.458302">
                <text:p>301.458302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307.03">
                <text:p>307.03</text:p>
              </table:table-cell>
              <table:table-cell office:value-type="float" office:value="305.608132">
                <text:p>305.608132</text:p>
              </table:table-cell>
              <table:table-cell office:value-type="float" office:value="301.259502">
                <text:p>301.259502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304.9">
                <text:p>304.9</text:p>
              </table:table-cell>
              <table:table-cell office:value-type="float" office:value="305.500532">
                <text:p>305.500532</text:p>
              </table:table-cell>
              <table:table-cell office:value-type="float" office:value="301.146302">
                <text:p>301.146302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304.59">
                <text:p>304.59</text:p>
              </table:table-cell>
              <table:table-cell office:value-type="float" office:value="305.395332">
                <text:p>305.395332</text:p>
              </table:table-cell>
              <table:table-cell office:value-type="float" office:value="301.015002">
                <text:p>301.015002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302.74">
                <text:p>302.74</text:p>
              </table:table-cell>
              <table:table-cell office:value-type="float" office:value="305.25033">
                <text:p>305.25033</text:p>
              </table:table-cell>
              <table:table-cell office:value-type="float" office:value="300.963602">
                <text:p>300.963602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304.16">
                <text:p>304.16</text:p>
              </table:table-cell>
              <table:table-cell office:value-type="float" office:value="305.18433">
                <text:p>305.18433</text:p>
              </table:table-cell>
              <table:table-cell office:value-type="float" office:value="300.896002">
                <text:p>300.896002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309.35">
                <text:p>309.35</text:p>
              </table:table-cell>
              <table:table-cell office:value-type="float" office:value="305.224832">
                <text:p>305.224832</text:p>
              </table:table-cell>
              <table:table-cell office:value-type="float" office:value="300.914102">
                <text:p>300.914102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304.9">
                <text:p>304.9</text:p>
              </table:table-cell>
              <table:table-cell office:value-type="float" office:value="305.317432">
                <text:p>305.317432</text:p>
              </table:table-cell>
              <table:table-cell office:value-type="float" office:value="300.984474">
                <text:p>300.984474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310.45">
                <text:p>310.45</text:p>
              </table:table-cell>
              <table:table-cell office:value-type="float" office:value="305.426612">
                <text:p>305.426612</text:p>
              </table:table-cell>
              <table:table-cell office:value-type="float" office:value="301.065474">
                <text:p>301.065474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312.4">
                <text:p>312.4</text:p>
              </table:table-cell>
              <table:table-cell office:value-type="float" office:value="305.552412">
                <text:p>305.552412</text:p>
              </table:table-cell>
              <table:table-cell office:value-type="float" office:value="301.181766">
                <text:p>301.181766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311.82">
                <text:p>311.82</text:p>
              </table:table-cell>
              <table:table-cell office:value-type="float" office:value="305.76464">
                <text:p>305.76464</text:p>
              </table:table-cell>
              <table:table-cell office:value-type="float" office:value="301.437966">
                <text:p>301.437966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303.57">
                <text:p>303.57</text:p>
              </table:table-cell>
              <table:table-cell office:value-type="float" office:value="305.85864">
                <text:p>305.85864</text:p>
              </table:table-cell>
              <table:table-cell office:value-type="float" office:value="301.490366">
                <text:p>301.490366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300.72">
                <text:p>300.72</text:p>
              </table:table-cell>
              <table:table-cell office:value-type="float" office:value="305.85004">
                <text:p>305.85004</text:p>
              </table:table-cell>
              <table:table-cell office:value-type="float" office:value="301.473766">
                <text:p>301.473766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307.71">
                <text:p>307.71</text:p>
              </table:table-cell>
              <table:table-cell office:value-type="float" office:value="305.936038">
                <text:p>305.936038</text:p>
              </table:table-cell>
              <table:table-cell office:value-type="float" office:value="301.508666">
                <text:p>301.508666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308.54">
                <text:p>308.54</text:p>
              </table:table-cell>
              <table:table-cell office:value-type="float" office:value="306.092438">
                <text:p>306.092438</text:p>
              </table:table-cell>
              <table:table-cell office:value-type="float" office:value="301.614866">
                <text:p>301.614866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311.23">
                <text:p>311.23</text:p>
              </table:table-cell>
              <table:table-cell office:value-type="float" office:value="306.206838">
                <text:p>306.206838</text:p>
              </table:table-cell>
              <table:table-cell office:value-type="float" office:value="301.739866">
                <text:p>301.739866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309.79">
                <text:p>309.79</text:p>
              </table:table-cell>
              <table:table-cell office:value-type="float" office:value="306.366238">
                <text:p>306.366238</text:p>
              </table:table-cell>
              <table:table-cell office:value-type="float" office:value="301.880666">
                <text:p>301.880666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10.79">
                <text:p>310.79</text:p>
              </table:table-cell>
              <table:table-cell office:value-type="float" office:value="306.498138">
                <text:p>306.498138</text:p>
              </table:table-cell>
              <table:table-cell office:value-type="float" office:value="302.012066">
                <text:p>302.012066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310.53">
                <text:p>310.53</text:p>
              </table:table-cell>
              <table:table-cell office:value-type="float" office:value="306.634938">
                <text:p>306.634938</text:p>
              </table:table-cell>
              <table:table-cell office:value-type="float" office:value="302.092266">
                <text:p>302.092266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309.71">
                <text:p>309.71</text:p>
              </table:table-cell>
              <table:table-cell office:value-type="float" office:value="306.799138">
                <text:p>306.799138</text:p>
              </table:table-cell>
              <table:table-cell office:value-type="float" office:value="302.307466">
                <text:p>302.307466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316.72">
                <text:p>316.72</text:p>
              </table:table-cell>
              <table:table-cell office:value-type="float" office:value="307.107338">
                <text:p>307.107338</text:p>
              </table:table-cell>
              <table:table-cell office:value-type="float" office:value="302.5358">
                <text:p>302.5358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318.73">
                <text:p>318.73</text:p>
              </table:table-cell>
              <table:table-cell office:value-type="float" office:value="307.472736">
                <text:p>307.472736</text:p>
              </table:table-cell>
              <table:table-cell office:value-type="float" office:value="302.87854">
                <text:p>302.87854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314.5">
                <text:p>314.5</text:p>
              </table:table-cell>
              <table:table-cell office:value-type="float" office:value="307.891436">
                <text:p>307.891436</text:p>
              </table:table-cell>
              <table:table-cell office:value-type="float" office:value="303.26654">
                <text:p>303.26654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318.69">
                <text:p>318.69</text:p>
              </table:table-cell>
              <table:table-cell office:value-type="float" office:value="308.314136">
                <text:p>308.314136</text:p>
              </table:table-cell>
              <table:table-cell office:value-type="float" office:value="303.683866">
                <text:p>303.683866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319.65">
                <text:p>319.65</text:p>
              </table:table-cell>
              <table:table-cell office:value-type="float" office:value="308.816736">
                <text:p>308.816736</text:p>
              </table:table-cell>
              <table:table-cell office:value-type="float" office:value="304.182266">
                <text:p>304.182266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315.84">
                <text:p>315.84</text:p>
              </table:table-cell>
              <table:table-cell office:value-type="float" office:value="309.300936">
                <text:p>309.300936</text:p>
              </table:table-cell>
              <table:table-cell office:value-type="float" office:value="304.656466">
                <text:p>304.656466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316.22">
                <text:p>316.22</text:p>
              </table:table-cell>
              <table:table-cell office:value-type="float" office:value="309.70737">
                <text:p>309.70737</text:p>
              </table:table-cell>
              <table:table-cell office:value-type="float" office:value="305.088066">
                <text:p>305.088066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310.84">
                <text:p>310.84</text:p>
              </table:table-cell>
              <table:table-cell office:value-type="float" office:value="309.98137">
                <text:p>309.98137</text:p>
              </table:table-cell>
              <table:table-cell office:value-type="float" office:value="305.420666">
                <text:p>305.420666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313.33">
                <text:p>313.33</text:p>
              </table:table-cell>
              <table:table-cell office:value-type="float" office:value="310.13897">
                <text:p>310.13897</text:p>
              </table:table-cell>
              <table:table-cell office:value-type="float" office:value="305.624064">
                <text:p>305.624064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310.68">
                <text:p>310.68</text:p>
              </table:table-cell>
              <table:table-cell office:value-type="float" office:value="310.22217">
                <text:p>310.22217</text:p>
              </table:table-cell>
              <table:table-cell office:value-type="float" office:value="305.748864">
                <text:p>305.748864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08.53">
                <text:p>308.53</text:p>
              </table:table-cell>
              <table:table-cell office:value-type="float" office:value="310.29857">
                <text:p>310.29857</text:p>
              </table:table-cell>
              <table:table-cell office:value-type="float" office:value="305.818964">
                <text:p>305.818964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308.03">
                <text:p>308.03</text:p>
              </table:table-cell>
              <table:table-cell office:value-type="float" office:value="310.30477">
                <text:p>310.30477</text:p>
              </table:table-cell>
              <table:table-cell office:value-type="float" office:value="305.828214">
                <text:p>305.828214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305.63">
                <text:p>305.63</text:p>
              </table:table-cell>
              <table:table-cell office:value-type="float" office:value="310.294972">
                <text:p>310.294972</text:p>
              </table:table-cell>
              <table:table-cell office:value-type="float" office:value="305.818414">
                <text:p>305.818414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303.26">
                <text:p>303.26</text:p>
              </table:table-cell>
              <table:table-cell office:value-type="float" office:value="310.234972">
                <text:p>310.234972</text:p>
              </table:table-cell>
              <table:table-cell office:value-type="float" office:value="305.696452">
                <text:p>305.696452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299.86">
                <text:p>299.86</text:p>
              </table:table-cell>
              <table:table-cell office:value-type="float" office:value="310.025672">
                <text:p>310.025672</text:p>
              </table:table-cell>
              <table:table-cell office:value-type="float" office:value="305.545852">
                <text:p>305.545852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302.77">
                <text:p>302.77</text:p>
              </table:table-cell>
              <table:table-cell office:value-type="float" office:value="309.870672">
                <text:p>309.870672</text:p>
              </table:table-cell>
              <table:table-cell office:value-type="float" office:value="305.388052">
                <text:p>305.388052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04.16">
                <text:p>304.16</text:p>
              </table:table-cell>
              <table:table-cell office:value-type="float" office:value="309.856672">
                <text:p>309.856672</text:p>
              </table:table-cell>
              <table:table-cell office:value-type="float" office:value="305.353948">
                <text:p>305.353948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08.88">
                <text:p>308.88</text:p>
              </table:table-cell>
              <table:table-cell office:value-type="float" office:value="309.834872">
                <text:p>309.834872</text:p>
              </table:table-cell>
              <table:table-cell office:value-type="float" office:value="305.299748">
                <text:p>305.299748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07.32">
                <text:p>307.32</text:p>
              </table:table-cell>
              <table:table-cell office:value-type="float" office:value="309.813672">
                <text:p>309.813672</text:p>
              </table:table-cell>
              <table:table-cell office:value-type="float" office:value="305.265248">
                <text:p>305.265248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06.75">
                <text:p>306.75</text:p>
              </table:table-cell>
              <table:table-cell office:value-type="float" office:value="309.867672">
                <text:p>309.867672</text:p>
              </table:table-cell>
              <table:table-cell office:value-type="float" office:value="305.324348">
                <text:p>305.324348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09.44">
                <text:p>309.44</text:p>
              </table:table-cell>
              <table:table-cell office:value-type="float" office:value="309.973072">
                <text:p>309.973072</text:p>
              </table:table-cell>
              <table:table-cell office:value-type="float" office:value="305.426264">
                <text:p>305.426264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08.13">
                <text:p>308.13</text:p>
              </table:table-cell>
              <table:table-cell office:value-type="float" office:value="310.182472">
                <text:p>310.182472</text:p>
              </table:table-cell>
              <table:table-cell office:value-type="float" office:value="305.604864">
                <text:p>305.604864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308.62">
                <text:p>308.62</text:p>
              </table:table-cell>
              <table:table-cell office:value-type="float" office:value="310.402672">
                <text:p>310.402672</text:p>
              </table:table-cell>
              <table:table-cell office:value-type="float" office:value="305.792164">
                <text:p>305.792164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307.43">
                <text:p>307.43</text:p>
              </table:table-cell>
              <table:table-cell office:value-type="float" office:value="310.578172">
                <text:p>310.578172</text:p>
              </table:table-cell>
              <table:table-cell office:value-type="float" office:value="305.980564">
                <text:p>305.980564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302.84">
                <text:p>302.84</text:p>
              </table:table-cell>
              <table:table-cell office:value-type="float" office:value="310.505772">
                <text:p>310.505772</text:p>
              </table:table-cell>
              <table:table-cell office:value-type="float" office:value="306.045364">
                <text:p>306.045364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305.69">
                <text:p>305.69</text:p>
              </table:table-cell>
              <table:table-cell office:value-type="float" office:value="310.491772">
                <text:p>310.491772</text:p>
              </table:table-cell>
              <table:table-cell office:value-type="float" office:value="306.157964">
                <text:p>306.157964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306.03">
                <text:p>306.03</text:p>
              </table:table-cell>
              <table:table-cell office:value-type="float" office:value="310.593372">
                <text:p>310.593372</text:p>
              </table:table-cell>
              <table:table-cell office:value-type="float" office:value="306.290364">
                <text:p>306.290364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309.25">
                <text:p>309.25</text:p>
              </table:table-cell>
              <table:table-cell office:value-type="float" office:value="310.783172">
                <text:p>310.783172</text:p>
              </table:table-cell>
              <table:table-cell office:value-type="float" office:value="306.476764">
                <text:p>306.476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4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cm" svg:height="9.003cm" xlink:href=".." xlink:type="simple" chart:class="chart:line" chart:style-name="ch1">
        <chart:legend chart:legend-position="top" svg:x="4.073cm" svg:y="0.185cm" style:legend-expansion="wide" chart:style-name="ch2"/>
        <chart:plot-area chart:style-name="ch3" svg:x="0.258cm" svg:y="0.963cm" svg:width="12.384cm" svg:height="7.86cm">
          <chart:coordinate-region svg:x="1.644cm" svg:y="1.162cm" svg:width="10.998cm" svg:height="5.887cm"/>
          <chart:axis chart:dimension="x" chart:name="primary-x" chart:style-name="ch4" chartooo:axis-type="auto">
            <chartooo:date-scale/>
            <chart:categories table:cell-range-address="MCD.B2:MCD.B5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CD.F2:MCD.F518" chart:label-cell-address="MCD.F1:MCD.F1" chart:class="chart:line">
            <chart:data-point chart:repeated="517"/>
          </chart:series>
          <chart:series chart:style-name="ch8" chart:values-cell-range-address="MCD.L2:MCD.L518" chart:label-cell-address="MCD.L1:MCD.L1" chart:class="chart:line">
            <chart:data-point chart:repeated="5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MCD.F1:MCD.F1</svg:desc>
                </draw:g>
              </table:table-cell>
              <table:table-cell office:value-type="string">
                <text:p>100d SMA</text:p>
                <draw:g>
                  <svg:desc>MCD.L1:MCD.L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MCD.B2:MCD.B518</svg:desc>
                </draw:g>
              </table:table-cell>
              <table:table-cell office:value-type="float" office:value="297.04">
                <text:p>297.04</text:p>
                <draw:g>
                  <svg:desc>MCD.F2:MCD.F518</svg:desc>
                </draw:g>
              </table:table-cell>
              <table:table-cell office:value-type="float" office:value="NaN">
                <text:p>NaN</text:p>
                <draw:g>
                  <svg:desc>MCD.L2:MCD.L518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294.39">
                <text:p>294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291.74">
                <text:p>291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288.99">
                <text:p>288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291.9">
                <text:p>29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290.87">
                <text:p>29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294.09">
                <text:p>294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294.15">
                <text:p>29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293.47">
                <text:p>293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291.09">
                <text:p>291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291.16">
                <text:p>291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294.36">
                <text:p>29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300.53">
                <text:p>30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298.41">
                <text:p>29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300.05">
                <text:p>30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300.44">
                <text:p>30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297.21">
                <text:p>297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292.26">
                <text:p>292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292.31">
                <text:p>292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294.65">
                <text:p>294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292.72">
                <text:p>292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298.08">
                <text:p>298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297.05">
                <text:p>297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285.97">
                <text:p>285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284.65">
                <text:p>284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287.33">
                <text:p>287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291.93">
                <text:p>291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289.47">
                <text:p>289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289.44">
                <text:p>28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287.11">
                <text:p>287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288.17">
                <text:p>288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291.86">
                <text:p>291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292.02">
                <text:p>292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292.65">
                <text:p>29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293.91">
                <text:p>293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295.92">
                <text:p>295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297.75">
                <text:p>29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97.12">
                <text:p>29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93.76">
                <text:p>29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295.19">
                <text:p>295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292.28">
                <text:p>292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290.73">
                <text:p>29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290.94">
                <text:p>290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292.54">
                <text:p>29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292.93">
                <text:p>292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291.11">
                <text:p>291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292.55">
                <text:p>292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294.82">
                <text:p>294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294.31">
                <text:p>294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282.86">
                <text:p>282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281.73">
                <text:p>28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279.14">
                <text:p>279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278.58">
                <text:p>278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282.87">
                <text:p>282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284.45">
                <text:p>284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283.53">
                <text:p>28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282.63">
                <text:p>282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278.62">
                <text:p>278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278.62">
                <text:p>278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282.02">
                <text:p>282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281.95">
                <text:p>28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80.22">
                <text:p>28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77.74">
                <text:p>27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275.54">
                <text:p>275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270.09">
                <text:p>27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66.69">
                <text:p>266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267.56">
                <text:p>267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269.44">
                <text:p>26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68.67">
                <text:p>26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68.62">
                <text:p>268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67.39">
                <text:p>267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66.23">
                <text:p>266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265.43">
                <text:p>265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269.95">
                <text:p>26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270.98">
                <text:p>270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271.91">
                <text:p>271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75.58">
                <text:p>275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76.88">
                <text:p>27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276.75">
                <text:p>27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75.6">
                <text:p>27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273.09">
                <text:p>273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273.55">
                <text:p>27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273.04">
                <text:p>27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274.43">
                <text:p>27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273.28">
                <text:p>273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270.32">
                <text:p>27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269.3">
                <text:p>26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267.5">
                <text:p>26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268.49">
                <text:p>26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267.95">
                <text:p>267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271.32">
                <text:p>271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270.66">
                <text:p>27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273.87">
                <text:p>27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273.51">
                <text:p>273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272.38">
                <text:p>27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267.87">
                <text:p>267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265.87">
                <text:p>265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265.77">
                <text:p>265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257.93">
                <text:p>257.93</text:p>
              </table:table-cell>
              <table:table-cell office:value-type="float" office:value="283.0682">
                <text:p>283.0682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258.11">
                <text:p>258.11</text:p>
              </table:table-cell>
              <table:table-cell office:value-type="float" office:value="282.6789">
                <text:p>282.6789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253.54">
                <text:p>253.54</text:p>
              </table:table-cell>
              <table:table-cell office:value-type="float" office:value="282.2704">
                <text:p>282.2704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249.37">
                <text:p>249.37</text:p>
              </table:table-cell>
              <table:table-cell office:value-type="float" office:value="281.8467">
                <text:p>281.8467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252.07">
                <text:p>252.07</text:p>
              </table:table-cell>
              <table:table-cell office:value-type="float" office:value="281.4775">
                <text:p>281.4775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258.89">
                <text:p>258.89</text:p>
              </table:table-cell>
              <table:table-cell office:value-type="float" office:value="281.1474">
                <text:p>281.1474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259.75">
                <text:p>259.75</text:p>
              </table:table-cell>
              <table:table-cell office:value-type="float" office:value="280.8362">
                <text:p>280.8362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262.72">
                <text:p>262.72</text:p>
              </table:table-cell>
              <table:table-cell office:value-type="float" office:value="280.5225">
                <text:p>280.5225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259.99">
                <text:p>259.99</text:p>
              </table:table-cell>
              <table:table-cell office:value-type="float" office:value="280.1809">
                <text:p>280.180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260.72">
                <text:p>260.72</text:p>
              </table:table-cell>
              <table:table-cell office:value-type="float" office:value="279.8534">
                <text:p>279.8534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256.21">
                <text:p>256.21</text:p>
              </table:table-cell>
              <table:table-cell office:value-type="float" office:value="279.5046">
                <text:p>279.5046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253.81">
                <text:p>253.81</text:p>
              </table:table-cell>
              <table:table-cell office:value-type="float" office:value="279.1311">
                <text:p>279.1311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254.28">
                <text:p>254.28</text:p>
              </table:table-cell>
              <table:table-cell office:value-type="float" office:value="278.7303">
                <text:p>278.7303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254.48">
                <text:p>254.48</text:p>
              </table:table-cell>
              <table:table-cell office:value-type="float" office:value="278.2698">
                <text:p>278.2698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253.7">
                <text:p>253.7</text:p>
              </table:table-cell>
              <table:table-cell office:value-type="float" office:value="277.8227">
                <text:p>277.8227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253.58">
                <text:p>253.58</text:p>
              </table:table-cell>
              <table:table-cell office:value-type="float" office:value="277.358">
                <text:p>277.358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253.51">
                <text:p>253.51</text:p>
              </table:table-cell>
              <table:table-cell office:value-type="float" office:value="276.8887">
                <text:p>276.8887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250.79">
                <text:p>250.79</text:p>
              </table:table-cell>
              <table:table-cell office:value-type="float" office:value="276.4245">
                <text:p>276.4245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253.8">
                <text:p>253.8</text:p>
              </table:table-cell>
              <table:table-cell office:value-type="float" office:value="276.0399">
                <text:p>276.0399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259.39">
                <text:p>259.39</text:p>
              </table:table-cell>
              <table:table-cell office:value-type="float" office:value="275.7107">
                <text:p>275.7107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260.38">
                <text:p>260.38</text:p>
              </table:table-cell>
              <table:table-cell office:value-type="float" office:value="275.368">
                <text:p>275.368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257.38">
                <text:p>257.38</text:p>
              </table:table-cell>
              <table:table-cell office:value-type="float" office:value="275.0146">
                <text:p>275.0146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257.83">
                <text:p>257.83</text:p>
              </table:table-cell>
              <table:table-cell office:value-type="float" office:value="274.6121">
                <text:p>274.6121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258.17">
                <text:p>258.17</text:p>
              </table:table-cell>
              <table:table-cell office:value-type="float" office:value="274.2233">
                <text:p>274.2233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254.84">
                <text:p>254.84</text:p>
              </table:table-cell>
              <table:table-cell office:value-type="float" office:value="273.912">
                <text:p>273.912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49.99">
                <text:p>249.99</text:p>
              </table:table-cell>
              <table:table-cell office:value-type="float" office:value="273.5654">
                <text:p>273.5654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247.79">
                <text:p>247.79</text:p>
              </table:table-cell>
              <table:table-cell office:value-type="float" office:value="273.17">
                <text:p>273.17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250">
                <text:p>250</text:p>
              </table:table-cell>
              <table:table-cell office:value-type="float" office:value="272.7507">
                <text:p>272.7507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251.09">
                <text:p>251.09</text:p>
              </table:table-cell>
              <table:table-cell office:value-type="float" office:value="272.3669">
                <text:p>272.3669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247.85">
                <text:p>247.85</text:p>
              </table:table-cell>
              <table:table-cell office:value-type="float" office:value="271.951">
                <text:p>271.951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245.82">
                <text:p>245.82</text:p>
              </table:table-cell>
              <table:table-cell office:value-type="float" office:value="271.5381">
                <text:p>271.5381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250.49">
                <text:p>250.49</text:p>
              </table:table-cell>
              <table:table-cell office:value-type="float" office:value="271.1613">
                <text:p>271.1613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254.8">
                <text:p>254.8</text:p>
              </table:table-cell>
              <table:table-cell office:value-type="float" office:value="270.7907">
                <text:p>270.7907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253.9">
                <text:p>253.9</text:p>
              </table:table-cell>
              <table:table-cell office:value-type="float" office:value="270.4095">
                <text:p>270.4095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251.53">
                <text:p>251.53</text:p>
              </table:table-cell>
              <table:table-cell office:value-type="float" office:value="269.9983">
                <text:p>269.9983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257.27">
                <text:p>257.27</text:p>
              </table:table-cell>
              <table:table-cell office:value-type="float" office:value="269.6319">
                <text:p>269.6319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261">
                <text:p>261</text:p>
              </table:table-cell>
              <table:table-cell office:value-type="float" office:value="269.2827">
                <text:p>269.2827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259.52">
                <text:p>259.52</text:p>
              </table:table-cell>
              <table:table-cell office:value-type="float" office:value="268.9004">
                <text:p>268.9004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257.28">
                <text:p>257.28</text:p>
              </table:table-cell>
              <table:table-cell office:value-type="float" office:value="268.502">
                <text:p>268.50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259.54">
                <text:p>259.54</text:p>
              </table:table-cell>
              <table:table-cell office:value-type="float" office:value="268.1598">
                <text:p>268.1598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254.05">
                <text:p>254.05</text:p>
              </table:table-cell>
              <table:table-cell office:value-type="float" office:value="267.7484">
                <text:p>267.748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253.37">
                <text:p>253.37</text:p>
              </table:table-cell>
              <table:table-cell office:value-type="float" office:value="267.3593">
                <text:p>267.3593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251.46">
                <text:p>251.46</text:p>
              </table:table-cell>
              <table:table-cell office:value-type="float" office:value="266.9666">
                <text:p>266.9666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252">
                <text:p>252</text:p>
              </table:table-cell>
              <table:table-cell office:value-type="float" office:value="266.5772">
                <text:p>266.5772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261.42">
                <text:p>261.42</text:p>
              </table:table-cell>
              <table:table-cell office:value-type="float" office:value="266.266">
                <text:p>266.266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266.44">
                <text:p>266.44</text:p>
              </table:table-cell>
              <table:table-cell office:value-type="float" office:value="266.0011">
                <text:p>266.0011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265.4">
                <text:p>265.4</text:p>
              </table:table-cell>
              <table:table-cell office:value-type="float" office:value="265.744">
                <text:p>265.744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68.75">
                <text:p>268.75</text:p>
              </table:table-cell>
              <table:table-cell office:value-type="float" office:value="265.506">
                <text:p>265.506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276.69">
                <text:p>276.69</text:p>
              </table:table-cell>
              <table:table-cell office:value-type="float" office:value="265.3247">
                <text:p>265.3247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268.45">
                <text:p>268.45</text:p>
              </table:table-cell>
              <table:table-cell office:value-type="float" office:value="265.0661">
                <text:p>265.0661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270.06">
                <text:p>270.06</text:p>
              </table:table-cell>
              <table:table-cell office:value-type="float" office:value="264.9381">
                <text:p>264.9381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269.37">
                <text:p>269.37</text:p>
              </table:table-cell>
              <table:table-cell office:value-type="float" office:value="264.8145">
                <text:p>264.8145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271.19">
                <text:p>271.19</text:p>
              </table:table-cell>
              <table:table-cell office:value-type="float" office:value="264.735">
                <text:p>264.735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267.91">
                <text:p>267.91</text:p>
              </table:table-cell>
              <table:table-cell office:value-type="float" office:value="264.6283">
                <text:p>264.6283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269.46">
                <text:p>269.46</text:p>
              </table:table-cell>
              <table:table-cell office:value-type="float" office:value="264.4942">
                <text:p>264.4942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270.31">
                <text:p>270.31</text:p>
              </table:table-cell>
              <table:table-cell office:value-type="float" office:value="264.3528">
                <text:p>264.3528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271.15">
                <text:p>271.15</text:p>
              </table:table-cell>
              <table:table-cell office:value-type="float" office:value="264.229">
                <text:p>264.229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274.87">
                <text:p>274.87</text:p>
              </table:table-cell>
              <table:table-cell office:value-type="float" office:value="264.1514">
                <text:p>264.1514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278.49">
                <text:p>278.49</text:p>
              </table:table-cell>
              <table:table-cell office:value-type="float" office:value="264.1501">
                <text:p>264.1501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287.55">
                <text:p>287.55</text:p>
              </table:table-cell>
              <table:table-cell office:value-type="float" office:value="264.2394">
                <text:p>264.2394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285.63">
                <text:p>285.63</text:p>
              </table:table-cell>
              <table:table-cell office:value-type="float" office:value="264.2755">
                <text:p>264.2755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289.71">
                <text:p>289.71</text:p>
              </table:table-cell>
              <table:table-cell office:value-type="float" office:value="264.3531">
                <text:p>264.3531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289.21">
                <text:p>289.21</text:p>
              </table:table-cell>
              <table:table-cell office:value-type="float" office:value="264.443">
                <text:p>264.443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289.52">
                <text:p>289.52</text:p>
              </table:table-cell>
              <table:table-cell office:value-type="float" office:value="264.5608">
                <text:p>264.5608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88.68">
                <text:p>288.68</text:p>
              </table:table-cell>
              <table:table-cell office:value-type="float" office:value="264.6922">
                <text:p>264.692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289.64">
                <text:p>289.64</text:p>
              </table:table-cell>
              <table:table-cell office:value-type="float" office:value="264.8877">
                <text:p>264.8877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287.05">
                <text:p>287.05</text:p>
              </table:table-cell>
              <table:table-cell office:value-type="float" office:value="265.0913">
                <text:p>265.0913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287.86">
                <text:p>287.86</text:p>
              </table:table-cell>
              <table:table-cell office:value-type="float" office:value="265.2943">
                <text:p>265.2943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88.66">
                <text:p>288.66</text:p>
              </table:table-cell>
              <table:table-cell office:value-type="float" office:value="265.4865">
                <text:p>265.4865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85.52">
                <text:p>285.52</text:p>
              </table:table-cell>
              <table:table-cell office:value-type="float" office:value="265.655">
                <text:p>265.655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88.03">
                <text:p>288.03</text:p>
              </table:table-cell>
              <table:table-cell office:value-type="float" office:value="265.8491">
                <text:p>265.8491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87.97">
                <text:p>287.97</text:p>
              </table:table-cell>
              <table:table-cell office:value-type="float" office:value="266.0549">
                <text:p>266.0549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89.51">
                <text:p>289.51</text:p>
              </table:table-cell>
              <table:table-cell office:value-type="float" office:value="266.2877">
                <text:p>266.2877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291.29">
                <text:p>291.29</text:p>
              </table:table-cell>
              <table:table-cell office:value-type="float" office:value="266.5463">
                <text:p>266.5463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291.27">
                <text:p>291.27</text:p>
              </table:table-cell>
              <table:table-cell office:value-type="float" office:value="266.7595">
                <text:p>266.7595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290.23">
                <text:p>290.23</text:p>
              </table:table-cell>
              <table:table-cell office:value-type="float" office:value="266.952">
                <text:p>266.95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292.35">
                <text:p>292.35</text:p>
              </table:table-cell>
              <table:table-cell office:value-type="float" office:value="267.1564">
                <text:p>267.1564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296.53">
                <text:p>296.53</text:p>
              </table:table-cell>
              <table:table-cell office:value-type="float" office:value="267.3659">
                <text:p>267.3659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296.69">
                <text:p>296.69</text:p>
              </table:table-cell>
              <table:table-cell office:value-type="float" office:value="267.564">
                <text:p>267.564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293.75">
                <text:p>293.75</text:p>
              </table:table-cell>
              <table:table-cell office:value-type="float" office:value="267.734">
                <text:p>267.734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292.03">
                <text:p>292.03</text:p>
              </table:table-cell>
              <table:table-cell office:value-type="float" office:value="267.8983">
                <text:p>267.8983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293.85">
                <text:p>293.85</text:p>
              </table:table-cell>
              <table:table-cell office:value-type="float" office:value="268.1059">
                <text:p>268.1059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296.83">
                <text:p>296.83</text:p>
              </table:table-cell>
              <table:table-cell office:value-type="float" office:value="268.3387">
                <text:p>268.3387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299.06">
                <text:p>299.06</text:p>
              </table:table-cell>
              <table:table-cell office:value-type="float" office:value="268.5989">
                <text:p>268.5989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300.27">
                <text:p>300.27</text:p>
              </table:table-cell>
              <table:table-cell office:value-type="float" office:value="268.8573">
                <text:p>268.8573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300.47">
                <text:p>300.47</text:p>
              </table:table-cell>
              <table:table-cell office:value-type="float" office:value="269.1292">
                <text:p>269.1292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303.65">
                <text:p>303.65</text:p>
              </table:table-cell>
              <table:table-cell office:value-type="float" office:value="269.4625">
                <text:p>269.4625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303.69">
                <text:p>303.69</text:p>
              </table:table-cell>
              <table:table-cell office:value-type="float" office:value="269.8064">
                <text:p>269.8064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304.51">
                <text:p>304.51</text:p>
              </table:table-cell>
              <table:table-cell office:value-type="float" office:value="270.1765">
                <text:p>270.1765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302.98">
                <text:p>302.98</text:p>
              </table:table-cell>
              <table:table-cell office:value-type="float" office:value="270.5214">
                <text:p>270.5214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303.76">
                <text:p>303.76</text:p>
              </table:table-cell>
              <table:table-cell office:value-type="float" office:value="270.8795">
                <text:p>270.8795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303.45">
                <text:p>303.45</text:p>
              </table:table-cell>
              <table:table-cell office:value-type="float" office:value="271.164">
                <text:p>271.164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303.76">
                <text:p>303.76</text:p>
              </table:table-cell>
              <table:table-cell office:value-type="float" office:value="271.4884">
                <text:p>271.4884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300.85">
                <text:p>300.85</text:p>
              </table:table-cell>
              <table:table-cell office:value-type="float" office:value="271.7903">
                <text:p>271.7903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301.9">
                <text:p>301.9</text:p>
              </table:table-cell>
              <table:table-cell office:value-type="float" office:value="272.0706">
                <text:p>272.0706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303.83">
                <text:p>303.83</text:p>
              </table:table-cell>
              <table:table-cell office:value-type="float" office:value="272.3738">
                <text:p>272.3738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304.04">
                <text:p>304.04</text:p>
              </table:table-cell>
              <table:table-cell office:value-type="float" office:value="272.6904">
                <text:p>272.6904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305.04">
                <text:p>305.04</text:p>
              </table:table-cell>
              <table:table-cell office:value-type="float" office:value="273.0621">
                <text:p>273.0621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309.84">
                <text:p>309.84</text:p>
              </table:table-cell>
              <table:table-cell office:value-type="float" office:value="273.5018">
                <text:p>273.5018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313.34">
                <text:p>313.34</text:p>
              </table:table-cell>
              <table:table-cell office:value-type="float" office:value="273.9775">
                <text:p>273.9775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312.92">
                <text:p>312.92</text:p>
              </table:table-cell>
              <table:table-cell office:value-type="float" office:value="274.5274">
                <text:p>274.5274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314.7">
                <text:p>314.7</text:p>
              </table:table-cell>
              <table:table-cell office:value-type="float" office:value="275.0933">
                <text:p>275.0933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316.56">
                <text:p>316.56</text:p>
              </table:table-cell>
              <table:table-cell office:value-type="float" office:value="275.7235">
                <text:p>275.7235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314.89">
                <text:p>314.89</text:p>
              </table:table-cell>
              <table:table-cell office:value-type="float" office:value="276.3787">
                <text:p>276.3787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314.69">
                <text:p>314.69</text:p>
              </table:table-cell>
              <table:table-cell office:value-type="float" office:value="277.0049">
                <text:p>277.0049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298.57">
                <text:p>298.57</text:p>
              </table:table-cell>
              <table:table-cell office:value-type="float" office:value="277.4017">
                <text:p>277.4017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301.58">
                <text:p>301.58</text:p>
              </table:table-cell>
              <table:table-cell office:value-type="float" office:value="277.82">
                <text:p>277.82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292.61">
                <text:p>292.61</text:p>
              </table:table-cell>
              <table:table-cell office:value-type="float" office:value="278.1189">
                <text:p>278.1189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296.79">
                <text:p>296.79</text:p>
              </table:table-cell>
              <table:table-cell office:value-type="float" office:value="278.4869">
                <text:p>278.4869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295">
                <text:p>295</text:p>
              </table:table-cell>
              <table:table-cell office:value-type="float" office:value="278.8297">
                <text:p>278.8297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291.52">
                <text:p>291.52</text:p>
              </table:table-cell>
              <table:table-cell office:value-type="float" office:value="279.1828">
                <text:p>279.1828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292.11">
                <text:p>292.11</text:p>
              </table:table-cell>
              <table:table-cell office:value-type="float" office:value="279.5658">
                <text:p>279.5658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295.21">
                <text:p>295.21</text:p>
              </table:table-cell>
              <table:table-cell office:value-type="float" office:value="279.9751">
                <text:p>279.9751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92.85">
                <text:p>292.85</text:p>
              </table:table-cell>
              <table:table-cell office:value-type="float" office:value="280.3588">
                <text:p>280.3588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97.32">
                <text:p>297.32</text:p>
              </table:table-cell>
              <table:table-cell office:value-type="float" office:value="280.795">
                <text:p>280.79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294">
                <text:p>294</text:p>
              </table:table-cell>
              <table:table-cell office:value-type="float" office:value="281.1992">
                <text:p>281.1992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294.66">
                <text:p>294.66</text:p>
              </table:table-cell>
              <table:table-cell office:value-type="float" office:value="281.6107">
                <text:p>281.6107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298.97">
                <text:p>298.97</text:p>
              </table:table-cell>
              <table:table-cell office:value-type="float" office:value="282.0925">
                <text:p>282.0925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301.53">
                <text:p>301.53</text:p>
              </table:table-cell>
              <table:table-cell office:value-type="float" office:value="282.5698">
                <text:p>282.5698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298.65">
                <text:p>298.65</text:p>
              </table:table-cell>
              <table:table-cell office:value-type="float" office:value="282.9624">
                <text:p>282.9624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297.35">
                <text:p>297.35</text:p>
              </table:table-cell>
              <table:table-cell office:value-type="float" office:value="283.3321">
                <text:p>283.3321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298.56">
                <text:p>298.56</text:p>
              </table:table-cell>
              <table:table-cell office:value-type="float" office:value="283.7439">
                <text:p>283.7439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292.63">
                <text:p>292.63</text:p>
              </table:table-cell>
              <table:table-cell office:value-type="float" office:value="284.0919">
                <text:p>284.0919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91.1">
                <text:p>291.1</text:p>
              </table:table-cell>
              <table:table-cell office:value-type="float" office:value="284.4212">
                <text:p>284.4212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290.73">
                <text:p>290.73</text:p>
              </table:table-cell>
              <table:table-cell office:value-type="float" office:value="284.7801">
                <text:p>284.7801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290.91">
                <text:p>290.91</text:p>
              </table:table-cell>
              <table:table-cell office:value-type="float" office:value="285.1893">
                <text:p>285.1893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288.47">
                <text:p>288.47</text:p>
              </table:table-cell>
              <table:table-cell office:value-type="float" office:value="285.5961">
                <text:p>285.5961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290.28">
                <text:p>290.28</text:p>
              </table:table-cell>
              <table:table-cell office:value-type="float" office:value="285.9989">
                <text:p>285.9989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296.19">
                <text:p>296.19</text:p>
              </table:table-cell>
              <table:table-cell office:value-type="float" office:value="286.4499">
                <text:p>286.4499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296.33">
                <text:p>296.33</text:p>
              </table:table-cell>
              <table:table-cell office:value-type="float" office:value="286.9347">
                <text:p>286.9347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295.08">
                <text:p>295.08</text:p>
              </table:table-cell>
              <table:table-cell office:value-type="float" office:value="287.4273">
                <text:p>287.4273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296.01">
                <text:p>296.01</text:p>
              </table:table-cell>
              <table:table-cell office:value-type="float" office:value="287.8825">
                <text:p>287.8825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292.44">
                <text:p>292.44</text:p>
              </table:table-cell>
              <table:table-cell office:value-type="float" office:value="288.2589">
                <text:p>288.2589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294.5">
                <text:p>294.5</text:p>
              </table:table-cell>
              <table:table-cell office:value-type="float" office:value="288.6649">
                <text:p>288.6649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295.09">
                <text:p>295.09</text:p>
              </table:table-cell>
              <table:table-cell office:value-type="float" office:value="289.1005">
                <text:p>289.1005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299.47">
                <text:p>299.47</text:p>
              </table:table-cell>
              <table:table-cell office:value-type="float" office:value="289.5225">
                <text:p>289.5225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298.98">
                <text:p>298.98</text:p>
              </table:table-cell>
              <table:table-cell office:value-type="float" office:value="289.9023">
                <text:p>289.9023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301.37">
                <text:p>301.37</text:p>
              </table:table-cell>
              <table:table-cell office:value-type="float" office:value="290.3208">
                <text:p>290.3208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300.71">
                <text:p>300.71</text:p>
              </table:table-cell>
              <table:table-cell office:value-type="float" office:value="290.7551">
                <text:p>290.7551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296.1">
                <text:p>296.1</text:p>
              </table:table-cell>
              <table:table-cell office:value-type="float" office:value="291.1207">
                <text:p>291.1207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296.63">
                <text:p>296.63</text:p>
              </table:table-cell>
              <table:table-cell office:value-type="float" office:value="291.5465">
                <text:p>291.5465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296.6">
                <text:p>296.6</text:p>
              </table:table-cell>
              <table:table-cell office:value-type="float" office:value="291.9788">
                <text:p>291.9788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297.71">
                <text:p>297.71</text:p>
              </table:table-cell>
              <table:table-cell office:value-type="float" office:value="292.4413">
                <text:p>292.4413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296.08">
                <text:p>296.08</text:p>
              </table:table-cell>
              <table:table-cell office:value-type="float" office:value="292.8821">
                <text:p>292.8821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290.88">
                <text:p>290.88</text:p>
              </table:table-cell>
              <table:table-cell office:value-type="float" office:value="293.1767">
                <text:p>293.1767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290.23">
                <text:p>290.23</text:p>
              </table:table-cell>
              <table:table-cell office:value-type="float" office:value="293.4146">
                <text:p>293.4146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292.68">
                <text:p>292.68</text:p>
              </table:table-cell>
              <table:table-cell office:value-type="float" office:value="293.6874">
                <text:p>293.6874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291.29">
                <text:p>291.29</text:p>
              </table:table-cell>
              <table:table-cell office:value-type="float" office:value="293.9128">
                <text:p>293.9128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293.99">
                <text:p>293.99</text:p>
              </table:table-cell>
              <table:table-cell office:value-type="float" office:value="294.0858">
                <text:p>294.0858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294.8">
                <text:p>294.8</text:p>
              </table:table-cell>
              <table:table-cell office:value-type="float" office:value="294.3493">
                <text:p>294.3493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293.62">
                <text:p>293.62</text:p>
              </table:table-cell>
              <table:table-cell office:value-type="float" office:value="294.5849">
                <text:p>294.5849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289.6">
                <text:p>289.6</text:p>
              </table:table-cell>
              <table:table-cell office:value-type="float" office:value="294.7872">
                <text:p>294.7872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289.89">
                <text:p>289.89</text:p>
              </table:table-cell>
              <table:table-cell office:value-type="float" office:value="294.9742">
                <text:p>294.9742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292.51">
                <text:p>292.51</text:p>
              </table:table-cell>
              <table:table-cell office:value-type="float" office:value="295.2202">
                <text:p>295.2202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294.78">
                <text:p>294.78</text:p>
              </table:table-cell>
              <table:table-cell office:value-type="float" office:value="295.4734">
                <text:p>295.4734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292.18">
                <text:p>292.18</text:p>
              </table:table-cell>
              <table:table-cell office:value-type="float" office:value="295.6921">
                <text:p>295.6921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289.34">
                <text:p>289.34</text:p>
              </table:table-cell>
              <table:table-cell office:value-type="float" office:value="295.874">
                <text:p>295.874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286.9">
                <text:p>286.9</text:p>
              </table:table-cell>
              <table:table-cell office:value-type="float" office:value="295.9943">
                <text:p>295.9943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282.31">
                <text:p>282.31</text:p>
              </table:table-cell>
              <table:table-cell office:value-type="float" office:value="296.0325">
                <text:p>296.0325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283.63">
                <text:p>283.63</text:p>
              </table:table-cell>
              <table:table-cell office:value-type="float" office:value="295.9933">
                <text:p>295.9933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281.58">
                <text:p>281.58</text:p>
              </table:table-cell>
              <table:table-cell office:value-type="float" office:value="295.9528">
                <text:p>295.9528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282.3">
                <text:p>282.3</text:p>
              </table:table-cell>
              <table:table-cell office:value-type="float" office:value="295.8787">
                <text:p>295.8787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279.74">
                <text:p>279.74</text:p>
              </table:table-cell>
              <table:table-cell office:value-type="float" office:value="295.784">
                <text:p>295.784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280.95">
                <text:p>280.95</text:p>
              </table:table-cell>
              <table:table-cell office:value-type="float" office:value="295.6983">
                <text:p>295.6983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282.61">
                <text:p>282.61</text:p>
              </table:table-cell>
              <table:table-cell office:value-type="float" office:value="295.6376">
                <text:p>295.6376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281.35">
                <text:p>281.35</text:p>
              </table:table-cell>
              <table:table-cell office:value-type="float" office:value="295.5547">
                <text:p>295.5547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284.43">
                <text:p>284.43</text:p>
              </table:table-cell>
              <table:table-cell office:value-type="float" office:value="295.5285">
                <text:p>295.5285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285.46">
                <text:p>285.46</text:p>
              </table:table-cell>
              <table:table-cell office:value-type="float" office:value="295.5045">
                <text:p>295.5045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293.09">
                <text:p>293.09</text:p>
              </table:table-cell>
              <table:table-cell office:value-type="float" office:value="295.5488">
                <text:p>295.5488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291.15">
                <text:p>291.15</text:p>
              </table:table-cell>
              <table:table-cell office:value-type="float" office:value="295.6051">
                <text:p>295.6051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290.11">
                <text:p>290.11</text:p>
              </table:table-cell>
              <table:table-cell office:value-type="float" office:value="295.6259">
                <text:p>295.6259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290.32">
                <text:p>290.32</text:p>
              </table:table-cell>
              <table:table-cell office:value-type="float" office:value="295.6494">
                <text:p>295.6494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288.7">
                <text:p>288.7</text:p>
              </table:table-cell>
              <table:table-cell office:value-type="float" office:value="295.6413">
                <text:p>295.6413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290.05">
                <text:p>290.05</text:p>
              </table:table-cell>
              <table:table-cell office:value-type="float" office:value="295.6289">
                <text:p>295.6289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289.77">
                <text:p>289.77</text:p>
              </table:table-cell>
              <table:table-cell office:value-type="float" office:value="295.6139">
                <text:p>295.6139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288.83">
                <text:p>288.83</text:p>
              </table:table-cell>
              <table:table-cell office:value-type="float" office:value="295.5999">
                <text:p>295.5999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294.36">
                <text:p>294.36</text:p>
              </table:table-cell>
              <table:table-cell office:value-type="float" office:value="295.62">
                <text:p>295.62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294.3">
                <text:p>294.3</text:p>
              </table:table-cell>
              <table:table-cell office:value-type="float" office:value="295.5977">
                <text:p>295.5977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308.42">
                <text:p>308.42</text:p>
              </table:table-cell>
              <table:table-cell office:value-type="float" office:value="295.715">
                <text:p>295.715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310.21">
                <text:p>310.21</text:p>
              </table:table-cell>
              <table:table-cell office:value-type="float" office:value="295.8796">
                <text:p>295.8796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307.6">
                <text:p>307.6</text:p>
              </table:table-cell>
              <table:table-cell office:value-type="float" office:value="296.0353">
                <text:p>296.0353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310.02">
                <text:p>310.02</text:p>
              </table:table-cell>
              <table:table-cell office:value-type="float" office:value="296.197">
                <text:p>296.197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308.55">
                <text:p>308.55</text:p>
              </table:table-cell>
              <table:table-cell office:value-type="float" office:value="296.3142">
                <text:p>296.3142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304.83">
                <text:p>304.83</text:p>
              </table:table-cell>
              <table:table-cell office:value-type="float" office:value="296.3719">
                <text:p>296.3719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301.94">
                <text:p>301.94</text:p>
              </table:table-cell>
              <table:table-cell office:value-type="float" office:value="296.3886">
                <text:p>296.3886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303.05">
                <text:p>303.05</text:p>
              </table:table-cell>
              <table:table-cell office:value-type="float" office:value="296.4144">
                <text:p>296.4144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304.81">
                <text:p>304.81</text:p>
              </table:table-cell>
              <table:table-cell office:value-type="float" office:value="296.426">
                <text:p>296.426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307.57">
                <text:p>307.57</text:p>
              </table:table-cell>
              <table:table-cell office:value-type="float" office:value="296.4648">
                <text:p>296.4648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310.72">
                <text:p>310.72</text:p>
              </table:table-cell>
              <table:table-cell office:value-type="float" office:value="296.5269">
                <text:p>296.5269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304.27">
                <text:p>304.27</text:p>
              </table:table-cell>
              <table:table-cell office:value-type="float" office:value="296.5398">
                <text:p>296.5398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309.95">
                <text:p>309.95</text:p>
              </table:table-cell>
              <table:table-cell office:value-type="float" office:value="296.6017">
                <text:p>296.6017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308.33">
                <text:p>308.33</text:p>
              </table:table-cell>
              <table:table-cell office:value-type="float" office:value="296.6505">
                <text:p>296.6505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304.29">
                <text:p>304.29</text:p>
              </table:table-cell>
              <table:table-cell office:value-type="float" office:value="296.6558">
                <text:p>296.6558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305.77">
                <text:p>305.77</text:p>
              </table:table-cell>
              <table:table-cell office:value-type="float" office:value="296.705">
                <text:p>296.705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307.45">
                <text:p>307.45</text:p>
              </table:table-cell>
              <table:table-cell office:value-type="float" office:value="296.7605">
                <text:p>296.7605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310.37">
                <text:p>310.37</text:p>
              </table:table-cell>
              <table:table-cell office:value-type="float" office:value="296.8259">
                <text:p>296.8259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321.29">
                <text:p>321.29</text:p>
              </table:table-cell>
              <table:table-cell office:value-type="float" office:value="296.9984">
                <text:p>296.9984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317.25">
                <text:p>317.25</text:p>
              </table:table-cell>
              <table:table-cell office:value-type="float" office:value="297.1205">
                <text:p>297.1205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306.76">
                <text:p>306.76</text:p>
              </table:table-cell>
              <table:table-cell office:value-type="float" office:value="297.0897">
                <text:p>297.0897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299.4">
                <text:p>299.4</text:p>
              </table:table-cell>
              <table:table-cell office:value-type="float" office:value="296.9503">
                <text:p>296.9503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297.5">
                <text:p>297.5</text:p>
              </table:table-cell>
              <table:table-cell office:value-type="float" office:value="296.7961">
                <text:p>296.7961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299.83">
                <text:p>299.83</text:p>
              </table:table-cell>
              <table:table-cell office:value-type="float" office:value="296.6474">
                <text:p>296.6474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303.97">
                <text:p>303.97</text:p>
              </table:table-cell>
              <table:table-cell office:value-type="float" office:value="296.5215">
                <text:p>296.5215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303.6">
                <text:p>303.6</text:p>
              </table:table-cell>
              <table:table-cell office:value-type="float" office:value="296.4086">
                <text:p>296.4086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306.92">
                <text:p>306.92</text:p>
              </table:table-cell>
              <table:table-cell office:value-type="float" office:value="296.3309">
                <text:p>296.3309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307">
                <text:p>307</text:p>
              </table:table-cell>
              <table:table-cell office:value-type="float" office:value="296.4152">
                <text:p>296.4152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305.44">
                <text:p>305.44</text:p>
              </table:table-cell>
              <table:table-cell office:value-type="float" office:value="296.4538">
                <text:p>296.4538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305.67">
                <text:p>305.67</text:p>
              </table:table-cell>
              <table:table-cell office:value-type="float" office:value="296.5844">
                <text:p>296.584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306.92">
                <text:p>306.92</text:p>
              </table:table-cell>
              <table:table-cell office:value-type="float" office:value="296.6857">
                <text:p>296.6857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313.58">
                <text:p>313.58</text:p>
              </table:table-cell>
              <table:table-cell office:value-type="float" office:value="296.8715">
                <text:p>296.8715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312.69">
                <text:p>312.69</text:p>
              </table:table-cell>
              <table:table-cell office:value-type="float" office:value="297.0832">
                <text:p>297.0832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307.09">
                <text:p>307.09</text:p>
              </table:table-cell>
              <table:table-cell office:value-type="float" office:value="297.233">
                <text:p>297.233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312.37">
                <text:p>312.37</text:p>
              </table:table-cell>
              <table:table-cell office:value-type="float" office:value="297.4046">
                <text:p>297.4046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313.63">
                <text:p>313.63</text:p>
              </table:table-cell>
              <table:table-cell office:value-type="float" office:value="297.6124">
                <text:p>297.6124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311.58">
                <text:p>311.58</text:p>
              </table:table-cell>
              <table:table-cell office:value-type="float" office:value="297.755">
                <text:p>297.755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318.27">
                <text:p>318.27</text:p>
              </table:table-cell>
              <table:table-cell office:value-type="float" office:value="297.9977">
                <text:p>297.9977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300.11">
                <text:p>300.11</text:p>
              </table:table-cell>
              <table:table-cell office:value-type="float" office:value="298.0522">
                <text:p>298.0522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99.89">
                <text:p>299.89</text:p>
              </table:table-cell>
              <table:table-cell office:value-type="float" office:value="298.0614">
                <text:p>298.0614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299.83">
                <text:p>299.83</text:p>
              </table:table-cell>
              <table:table-cell office:value-type="float" office:value="298.0444">
                <text:p>298.0444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303.96">
                <text:p>303.96</text:p>
              </table:table-cell>
              <table:table-cell office:value-type="float" office:value="298.0975">
                <text:p>298.0975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306.78">
                <text:p>306.78</text:p>
              </table:table-cell>
              <table:table-cell office:value-type="float" office:value="298.1918">
                <text:p>298.1918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309.9">
                <text:p>309.9</text:p>
              </table:table-cell>
              <table:table-cell office:value-type="float" office:value="298.3052">
                <text:p>298.3052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316.07">
                <text:p>316.07</text:p>
              </table:table-cell>
              <table:table-cell office:value-type="float" office:value="298.5396">
                <text:p>298.5396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312.48">
                <text:p>312.48</text:p>
              </table:table-cell>
              <table:table-cell office:value-type="float" office:value="298.7534">
                <text:p>298.7534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309.1">
                <text:p>309.1</text:p>
              </table:table-cell>
              <table:table-cell office:value-type="float" office:value="298.9371">
                <text:p>298.9371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311.3">
                <text:p>311.3</text:p>
              </table:table-cell>
              <table:table-cell office:value-type="float" office:value="299.141">
                <text:p>299.141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308.72">
                <text:p>308.72</text:p>
              </table:table-cell>
              <table:table-cell office:value-type="float" office:value="299.3435">
                <text:p>299.3435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319.08">
                <text:p>319.08</text:p>
              </table:table-cell>
              <table:table-cell office:value-type="float" office:value="299.6315">
                <text:p>299.6315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318.48">
                <text:p>318.48</text:p>
              </table:table-cell>
              <table:table-cell office:value-type="float" office:value="299.8544">
                <text:p>299.8544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316.22">
                <text:p>316.22</text:p>
              </table:table-cell>
              <table:table-cell office:value-type="float" office:value="300.0533">
                <text:p>300.0533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316.74">
                <text:p>316.74</text:p>
              </table:table-cell>
              <table:table-cell office:value-type="float" office:value="300.2699">
                <text:p>300.2699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316.81">
                <text:p>316.81</text:p>
              </table:table-cell>
              <table:table-cell office:value-type="float" office:value="300.4779">
                <text:p>300.4779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314.5">
                <text:p>314.5</text:p>
              </table:table-cell>
              <table:table-cell office:value-type="float" office:value="300.6985">
                <text:p>300.6985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319.65">
                <text:p>319.65</text:p>
              </table:table-cell>
              <table:table-cell office:value-type="float" office:value="300.95">
                <text:p>300.95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313.64">
                <text:p>313.64</text:p>
              </table:table-cell>
              <table:table-cell office:value-type="float" office:value="301.1355">
                <text:p>301.1355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311.96">
                <text:p>311.96</text:p>
              </table:table-cell>
              <table:table-cell office:value-type="float" office:value="301.2604">
                <text:p>301.2604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315.72">
                <text:p>315.72</text:p>
              </table:table-cell>
              <table:table-cell office:value-type="float" office:value="301.4278">
                <text:p>301.4278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316.79">
                <text:p>316.79</text:p>
              </table:table-cell>
              <table:table-cell office:value-type="float" office:value="301.582">
                <text:p>301.582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318.13">
                <text:p>318.13</text:p>
              </table:table-cell>
              <table:table-cell office:value-type="float" office:value="301.7562">
                <text:p>301.7562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313.49">
                <text:p>313.49</text:p>
              </table:table-cell>
              <table:table-cell office:value-type="float" office:value="301.9301">
                <text:p>301.9301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313.68">
                <text:p>313.68</text:p>
              </table:table-cell>
              <table:table-cell office:value-type="float" office:value="302.1006">
                <text:p>302.1006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311.92">
                <text:p>311.92</text:p>
              </table:table-cell>
              <table:table-cell office:value-type="float" office:value="302.2538">
                <text:p>302.2538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308.69">
                <text:p>308.69</text:p>
              </table:table-cell>
              <table:table-cell office:value-type="float" office:value="302.3636">
                <text:p>302.3636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307.5">
                <text:p>307.5</text:p>
              </table:table-cell>
              <table:table-cell office:value-type="float" office:value="302.4778">
                <text:p>302.4778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314.48">
                <text:p>314.48</text:p>
              </table:table-cell>
              <table:table-cell office:value-type="float" office:value="302.7138">
                <text:p>302.7138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318.61">
                <text:p>318.61</text:p>
              </table:table-cell>
              <table:table-cell office:value-type="float" office:value="302.9976">
                <text:p>302.9976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321.23">
                <text:p>321.23</text:p>
              </table:table-cell>
              <table:table-cell office:value-type="float" office:value="303.2831">
                <text:p>303.2831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319.8">
                <text:p>319.8</text:p>
              </table:table-cell>
              <table:table-cell office:value-type="float" office:value="303.5682">
                <text:p>303.5682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316.44">
                <text:p>316.44</text:p>
              </table:table-cell>
              <table:table-cell office:value-type="float" office:value="303.7927">
                <text:p>303.7927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314.31">
                <text:p>314.31</text:p>
              </table:table-cell>
              <table:table-cell office:value-type="float" office:value="303.9878">
                <text:p>303.9878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314.57">
                <text:p>314.57</text:p>
              </table:table-cell>
              <table:table-cell office:value-type="float" office:value="304.1973">
                <text:p>304.1973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314.95">
                <text:p>314.95</text:p>
              </table:table-cell>
              <table:table-cell office:value-type="float" office:value="304.4508">
                <text:p>304.4508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312.84">
                <text:p>312.84</text:p>
              </table:table-cell>
              <table:table-cell office:value-type="float" office:value="304.6803">
                <text:p>304.6803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311.86">
                <text:p>311.86</text:p>
              </table:table-cell>
              <table:table-cell office:value-type="float" office:value="304.8738">
                <text:p>304.8738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313.85">
                <text:p>313.85</text:p>
              </table:table-cell>
              <table:table-cell office:value-type="float" office:value="305.0645">
                <text:p>305.0645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312.68">
                <text:p>312.68</text:p>
              </table:table-cell>
              <table:table-cell office:value-type="float" office:value="305.2695">
                <text:p>305.2695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312.39">
                <text:p>312.39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311.57">
                <text:p>311.57</text:p>
              </table:table-cell>
              <table:table-cell office:value-type="float" office:value="305.7467">
                <text:p>305.7467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308.98">
                <text:p>308.98</text:p>
              </table:table-cell>
              <table:table-cell office:value-type="float" office:value="306.0134">
                <text:p>306.0134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307.36">
                <text:p>307.36</text:p>
              </table:table-cell>
              <table:table-cell office:value-type="float" office:value="306.2507">
                <text:p>306.2507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304.78">
                <text:p>304.78</text:p>
              </table:table-cell>
              <table:table-cell office:value-type="float" office:value="306.4827">
                <text:p>306.4827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300.43">
                <text:p>300.43</text:p>
              </table:table-cell>
              <table:table-cell office:value-type="float" office:value="306.664">
                <text:p>306.664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301.72">
                <text:p>301.72</text:p>
              </table:table-cell>
              <table:table-cell office:value-type="float" office:value="306.8838">
                <text:p>306.8838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303.16">
                <text:p>303.16</text:p>
              </table:table-cell>
              <table:table-cell office:value-type="float" office:value="307.1059">
                <text:p>307.1059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301.91">
                <text:p>301.91</text:p>
              </table:table-cell>
              <table:table-cell office:value-type="float" office:value="307.2989">
                <text:p>307.2989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296.29">
                <text:p>296.29</text:p>
              </table:table-cell>
              <table:table-cell office:value-type="float" office:value="307.4483">
                <text:p>307.4483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292.31">
                <text:p>292.31</text:p>
              </table:table-cell>
              <table:table-cell office:value-type="float" office:value="307.5271">
                <text:p>307.5271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289.63">
                <text:p>289.63</text:p>
              </table:table-cell>
              <table:table-cell office:value-type="float" office:value="307.5688">
                <text:p>307.5688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287.46">
                <text:p>287.46</text:p>
              </table:table-cell>
              <table:table-cell office:value-type="float" office:value="307.5125">
                <text:p>307.5125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289.52">
                <text:p>289.52</text:p>
              </table:table-cell>
              <table:table-cell office:value-type="float" office:value="307.4962">
                <text:p>307.4962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291.47">
                <text:p>291.47</text:p>
              </table:table-cell>
              <table:table-cell office:value-type="float" office:value="307.5098">
                <text:p>307.5098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285.55">
                <text:p>285.55</text:p>
              </table:table-cell>
              <table:table-cell office:value-type="float" office:value="307.4621">
                <text:p>307.4621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285.63">
                <text:p>285.63</text:p>
              </table:table-cell>
              <table:table-cell office:value-type="float" office:value="307.4314">
                <text:p>307.4314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291.55">
                <text:p>291.55</text:p>
              </table:table-cell>
              <table:table-cell office:value-type="float" office:value="307.4464">
                <text:p>307.4464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292.17">
                <text:p>292.17</text:p>
              </table:table-cell>
              <table:table-cell office:value-type="float" office:value="307.4704">
                <text:p>307.4704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297.49">
                <text:p>297.49</text:p>
              </table:table-cell>
              <table:table-cell office:value-type="float" office:value="307.557">
                <text:p>307.557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294.63">
                <text:p>294.63</text:p>
              </table:table-cell>
              <table:table-cell office:value-type="float" office:value="307.5597">
                <text:p>307.5597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294.08">
                <text:p>294.08</text:p>
              </table:table-cell>
              <table:table-cell office:value-type="float" office:value="307.5575">
                <text:p>307.5575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293.53">
                <text:p>293.53</text:p>
              </table:table-cell>
              <table:table-cell office:value-type="float" office:value="307.4086">
                <text:p>307.4086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291.67">
                <text:p>291.67</text:p>
              </table:table-cell>
              <table:table-cell office:value-type="float" office:value="307.2232">
                <text:p>307.2232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293.02">
                <text:p>293.02</text:p>
              </table:table-cell>
              <table:table-cell office:value-type="float" office:value="307.0774">
                <text:p>307.0774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298.39">
                <text:p>298.39</text:p>
              </table:table-cell>
              <table:table-cell office:value-type="float" office:value="306.9611">
                <text:p>306.9611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299.91">
                <text:p>299.91</text:p>
              </table:table-cell>
              <table:table-cell office:value-type="float" office:value="306.8747">
                <text:p>306.8747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301.88">
                <text:p>301.88</text:p>
              </table:table-cell>
              <table:table-cell office:value-type="float" office:value="306.8452">
                <text:p>306.8452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299.62">
                <text:p>299.62</text:p>
              </table:table-cell>
              <table:table-cell office:value-type="float" office:value="306.822">
                <text:p>306.822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298.9">
                <text:p>298.9</text:p>
              </table:table-cell>
              <table:table-cell office:value-type="float" office:value="306.7805">
                <text:p>306.7805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300.37">
                <text:p>300.37</text:p>
              </table:table-cell>
              <table:table-cell office:value-type="float" office:value="306.7361">
                <text:p>306.7361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297.07">
                <text:p>297.07</text:p>
              </table:table-cell>
              <table:table-cell office:value-type="float" office:value="306.6311">
                <text:p>306.6311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295.74">
                <text:p>295.74</text:p>
              </table:table-cell>
              <table:table-cell office:value-type="float" office:value="306.4813">
                <text:p>306.4813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299.17">
                <text:p>299.17</text:p>
              </table:table-cell>
              <table:table-cell office:value-type="float" office:value="306.4303">
                <text:p>306.4303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298.12">
                <text:p>298.12</text:p>
              </table:table-cell>
              <table:table-cell office:value-type="float" office:value="306.312">
                <text:p>306.312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294.48">
                <text:p>294.48</text:p>
              </table:table-cell>
              <table:table-cell office:value-type="float" office:value="306.1735">
                <text:p>306.1735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298.47">
                <text:p>298.47</text:p>
              </table:table-cell>
              <table:table-cell office:value-type="float" office:value="306.1153">
                <text:p>306.1153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299.22">
                <text:p>299.22</text:p>
              </table:table-cell>
              <table:table-cell office:value-type="float" office:value="306.0498">
                <text:p>306.0498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302.67">
                <text:p>302.67</text:p>
              </table:table-cell>
              <table:table-cell office:value-type="float" office:value="306.002">
                <text:p>306.002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303.61">
                <text:p>303.61</text:p>
              </table:table-cell>
              <table:table-cell office:value-type="float" office:value="305.9344">
                <text:p>305.9344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300.07">
                <text:p>300.07</text:p>
              </table:table-cell>
              <table:table-cell office:value-type="float" office:value="305.7222">
                <text:p>305.7222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302.89">
                <text:p>302.89</text:p>
              </table:table-cell>
              <table:table-cell office:value-type="float" office:value="305.5786">
                <text:p>305.5786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304.23">
                <text:p>304.23</text:p>
              </table:table-cell>
              <table:table-cell office:value-type="float" office:value="305.5533">
                <text:p>305.5533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298.77">
                <text:p>298.77</text:p>
              </table:table-cell>
              <table:table-cell office:value-type="float" office:value="305.547">
                <text:p>305.547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307.66">
                <text:p>307.66</text:p>
              </table:table-cell>
              <table:table-cell office:value-type="float" office:value="305.6486">
                <text:p>305.6486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307.91">
                <text:p>307.91</text:p>
              </table:table-cell>
              <table:table-cell office:value-type="float" office:value="305.7294">
                <text:p>305.7294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305.45">
                <text:p>305.45</text:p>
              </table:table-cell>
              <table:table-cell office:value-type="float" office:value="305.7442">
                <text:p>305.7442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304.36">
                <text:p>304.36</text:p>
              </table:table-cell>
              <table:table-cell office:value-type="float" office:value="305.7518">
                <text:p>305.7518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301.64">
                <text:p>301.64</text:p>
              </table:table-cell>
              <table:table-cell office:value-type="float" office:value="305.699">
                <text:p>305.699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305.07">
                <text:p>305.07</text:p>
              </table:table-cell>
              <table:table-cell office:value-type="float" office:value="305.6797">
                <text:p>305.6797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308.95">
                <text:p>308.95</text:p>
              </table:table-cell>
              <table:table-cell office:value-type="float" office:value="305.7148">
                <text:p>305.7148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308.93">
                <text:p>308.93</text:p>
              </table:table-cell>
              <table:table-cell office:value-type="float" office:value="305.7474">
                <text:p>305.7474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308.7">
                <text:p>308.7</text:p>
              </table:table-cell>
              <table:table-cell office:value-type="float" office:value="305.7652">
                <text:p>305.7652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310.93">
                <text:p>310.93</text:p>
              </table:table-cell>
              <table:table-cell office:value-type="float" office:value="305.7387">
                <text:p>305.7387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313.08">
                <text:p>313.08</text:p>
              </table:table-cell>
              <table:table-cell office:value-type="float" office:value="305.7426">
                <text:p>305.7426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313.22">
                <text:p>313.22</text:p>
              </table:table-cell>
              <table:table-cell office:value-type="float" office:value="305.8039">
                <text:p>305.8039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314.07">
                <text:p>314.07</text:p>
              </table:table-cell>
              <table:table-cell office:value-type="float" office:value="305.8209">
                <text:p>305.8209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313.44">
                <text:p>313.44</text:p>
              </table:table-cell>
              <table:table-cell office:value-type="float" office:value="305.819">
                <text:p>305.819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312.94">
                <text:p>312.94</text:p>
              </table:table-cell>
              <table:table-cell office:value-type="float" office:value="305.8326">
                <text:p>305.8326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311.43">
                <text:p>311.43</text:p>
              </table:table-cell>
              <table:table-cell office:value-type="float" office:value="305.7642">
                <text:p>305.7642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312.22">
                <text:p>312.22</text:p>
              </table:table-cell>
              <table:table-cell office:value-type="float" office:value="305.8853">
                <text:p>305.8853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313.54">
                <text:p>313.54</text:p>
              </table:table-cell>
              <table:table-cell office:value-type="float" office:value="306.0218">
                <text:p>306.0218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315.76">
                <text:p>315.76</text:p>
              </table:table-cell>
              <table:table-cell office:value-type="float" office:value="306.1811">
                <text:p>306.1811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316.39">
                <text:p>316.39</text:p>
              </table:table-cell>
              <table:table-cell office:value-type="float" office:value="306.3054">
                <text:p>306.3054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316.99">
                <text:p>316.99</text:p>
              </table:table-cell>
              <table:table-cell office:value-type="float" office:value="306.4075">
                <text:p>306.4075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314.38">
                <text:p>314.38</text:p>
              </table:table-cell>
              <table:table-cell office:value-type="float" office:value="306.4523">
                <text:p>306.4523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312.8">
                <text:p>312.8</text:p>
              </table:table-cell>
              <table:table-cell office:value-type="float" office:value="306.4196">
                <text:p>306.4196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312.52">
                <text:p>312.52</text:p>
              </table:table-cell>
              <table:table-cell office:value-type="float" office:value="306.42">
                <text:p>306.42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305.94">
                <text:p>305.94</text:p>
              </table:table-cell>
              <table:table-cell office:value-type="float" office:value="306.3884">
                <text:p>306.3884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308.43">
                <text:p>308.43</text:p>
              </table:table-cell>
              <table:table-cell office:value-type="float" office:value="306.3597">
                <text:p>306.3597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305.4">
                <text:p>305.4</text:p>
              </table:table-cell>
              <table:table-cell office:value-type="float" office:value="306.3265">
                <text:p>306.3265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302.07">
                <text:p>302.07</text:p>
              </table:table-cell>
              <table:table-cell office:value-type="float" office:value="306.1564">
                <text:p>306.1564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303.29">
                <text:p>303.29</text:p>
              </table:table-cell>
              <table:table-cell office:value-type="float" office:value="306.0045">
                <text:p>306.0045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304.97">
                <text:p>304.97</text:p>
              </table:table-cell>
              <table:table-cell office:value-type="float" office:value="305.892">
                <text:p>305.892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301.14">
                <text:p>301.14</text:p>
              </table:table-cell>
              <table:table-cell office:value-type="float" office:value="305.736">
                <text:p>305.736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302.38">
                <text:p>302.38</text:p>
              </table:table-cell>
              <table:table-cell office:value-type="float" office:value="305.5917">
                <text:p>305.5917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302.99">
                <text:p>302.99</text:p>
              </table:table-cell>
              <table:table-cell office:value-type="float" office:value="305.4766">
                <text:p>305.4766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303.19">
                <text:p>303.19</text:p>
              </table:table-cell>
              <table:table-cell office:value-type="float" office:value="305.312">
                <text:p>305.312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304.33">
                <text:p>304.33</text:p>
              </table:table-cell>
              <table:table-cell office:value-type="float" office:value="305.2189">
                <text:p>305.2189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302.3">
                <text:p>302.3</text:p>
              </table:table-cell>
              <table:table-cell office:value-type="float" office:value="305.1223">
                <text:p>305.1223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305.24">
                <text:p>305.24</text:p>
              </table:table-cell>
              <table:table-cell office:value-type="float" office:value="305.0175">
                <text:p>305.0175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302.99">
                <text:p>302.99</text:p>
              </table:table-cell>
              <table:table-cell office:value-type="float" office:value="304.8795">
                <text:p>304.8795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303.89">
                <text:p>303.89</text:p>
              </table:table-cell>
              <table:table-cell office:value-type="float" office:value="304.7371">
                <text:p>304.7371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300.52">
                <text:p>300.52</text:p>
              </table:table-cell>
              <table:table-cell office:value-type="float" office:value="304.6074">
                <text:p>304.6074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299.88">
                <text:p>299.88</text:p>
              </table:table-cell>
              <table:table-cell office:value-type="float" office:value="304.4694">
                <text:p>304.4694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300.98">
                <text:p>300.98</text:p>
              </table:table-cell>
              <table:table-cell office:value-type="float" office:value="304.36">
                <text:p>304.36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296.04">
                <text:p>296.04</text:p>
              </table:table-cell>
              <table:table-cell office:value-type="float" office:value="304.2335">
                <text:p>304.2335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296.32">
                <text:p>296.32</text:p>
              </table:table-cell>
              <table:table-cell office:value-type="float" office:value="304.1217">
                <text:p>304.1217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294.4">
                <text:p>294.4</text:p>
              </table:table-cell>
              <table:table-cell office:value-type="float" office:value="303.9209">
                <text:p>303.9209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293.81">
                <text:p>293.81</text:p>
              </table:table-cell>
              <table:table-cell office:value-type="float" office:value="303.6729">
                <text:p>303.6729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297.01">
                <text:p>297.01</text:p>
              </table:table-cell>
              <table:table-cell office:value-type="float" office:value="303.4307">
                <text:p>303.4307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300.11">
                <text:p>300.11</text:p>
              </table:table-cell>
              <table:table-cell office:value-type="float" office:value="303.2338">
                <text:p>303.2338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304.56">
                <text:p>304.56</text:p>
              </table:table-cell>
              <table:table-cell office:value-type="float" office:value="303.115">
                <text:p>303.115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305.25">
                <text:p>305.25</text:p>
              </table:table-cell>
              <table:table-cell office:value-type="float" office:value="303.0244">
                <text:p>303.0244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305.33">
                <text:p>305.33</text:p>
              </table:table-cell>
              <table:table-cell office:value-type="float" office:value="302.932">
                <text:p>302.932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308.09">
                <text:p>308.09</text:p>
              </table:table-cell>
              <table:table-cell office:value-type="float" office:value="302.8634">
                <text:p>302.8634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307.77">
                <text:p>307.77</text:p>
              </table:table-cell>
              <table:table-cell office:value-type="float" office:value="302.8127">
                <text:p>302.8127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307.48">
                <text:p>307.48</text:p>
              </table:table-cell>
              <table:table-cell office:value-type="float" office:value="302.7689">
                <text:p>302.7689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310.11">
                <text:p>310.11</text:p>
              </table:table-cell>
              <table:table-cell office:value-type="float" office:value="302.7315">
                <text:p>302.7315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306.97">
                <text:p>306.97</text:p>
              </table:table-cell>
              <table:table-cell office:value-type="float" office:value="302.6744">
                <text:p>302.6744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305.79">
                <text:p>305.79</text:p>
              </table:table-cell>
              <table:table-cell office:value-type="float" office:value="302.6084">
                <text:p>302.6084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10">
                <text:p>310</text:p>
              </table:table-cell>
              <table:table-cell office:value-type="float" office:value="302.5927">
                <text:p>302.5927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306.4">
                <text:p>306.4</text:p>
              </table:table-cell>
              <table:table-cell office:value-type="float" office:value="302.5669">
                <text:p>302.5669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302.35">
                <text:p>302.35</text:p>
              </table:table-cell>
              <table:table-cell office:value-type="float" office:value="302.5168">
                <text:p>302.5168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302.43">
                <text:p>302.43</text:p>
              </table:table-cell>
              <table:table-cell office:value-type="float" office:value="302.4933">
                <text:p>302.4933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298.43">
                <text:p>298.43</text:p>
              </table:table-cell>
              <table:table-cell office:value-type="float" office:value="302.4733">
                <text:p>302.4733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296.37">
                <text:p>296.37</text:p>
              </table:table-cell>
              <table:table-cell office:value-type="float" office:value="302.4198">
                <text:p>302.4198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299.21">
                <text:p>299.21</text:p>
              </table:table-cell>
              <table:table-cell office:value-type="float" office:value="302.3803">
                <text:p>302.3803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305.67">
                <text:p>305.67</text:p>
              </table:table-cell>
              <table:table-cell office:value-type="float" office:value="302.4179">
                <text:p>302.4179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298.41">
                <text:p>298.41</text:p>
              </table:table-cell>
              <table:table-cell office:value-type="float" office:value="302.4391">
                <text:p>302.4391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299.66">
                <text:p>299.66</text:p>
              </table:table-cell>
              <table:table-cell office:value-type="float" office:value="302.5126">
                <text:p>302.5126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299.1">
                <text:p>299.1</text:p>
              </table:table-cell>
              <table:table-cell office:value-type="float" office:value="302.6073">
                <text:p>302.6073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306.83">
                <text:p>306.83</text:p>
              </table:table-cell>
              <table:table-cell office:value-type="float" office:value="302.801">
                <text:p>302.801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306.94">
                <text:p>306.94</text:p>
              </table:table-cell>
              <table:table-cell office:value-type="float" office:value="302.9752">
                <text:p>302.9752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307.58">
                <text:p>307.58</text:p>
              </table:table-cell>
              <table:table-cell office:value-type="float" office:value="303.1363">
                <text:p>303.1363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307.03">
                <text:p>307.03</text:p>
              </table:table-cell>
              <table:table-cell office:value-type="float" office:value="303.3511">
                <text:p>303.3511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304.9">
                <text:p>304.9</text:p>
              </table:table-cell>
              <table:table-cell office:value-type="float" office:value="303.5438">
                <text:p>303.5438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304.59">
                <text:p>304.59</text:p>
              </table:table-cell>
              <table:table-cell office:value-type="float" office:value="303.6742">
                <text:p>303.6742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302.74">
                <text:p>302.74</text:p>
              </table:table-cell>
              <table:table-cell office:value-type="float" office:value="303.7799">
                <text:p>303.7799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304.16">
                <text:p>304.16</text:p>
              </table:table-cell>
              <table:table-cell office:value-type="float" office:value="303.8466">
                <text:p>303.8466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309.35">
                <text:p>309.35</text:p>
              </table:table-cell>
              <table:table-cell office:value-type="float" office:value="303.9938">
                <text:p>303.9938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304.9">
                <text:p>304.9</text:p>
              </table:table-cell>
              <table:table-cell office:value-type="float" office:value="304.102">
                <text:p>304.102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310.45">
                <text:p>310.45</text:p>
              </table:table-cell>
              <table:table-cell office:value-type="float" office:value="304.2712">
                <text:p>304.2712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312.4">
                <text:p>312.4</text:p>
              </table:table-cell>
              <table:table-cell office:value-type="float" office:value="304.4785">
                <text:p>304.4785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311.82">
                <text:p>311.82</text:p>
              </table:table-cell>
              <table:table-cell office:value-type="float" office:value="304.6665">
                <text:p>304.6665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303.57">
                <text:p>303.57</text:p>
              </table:table-cell>
              <table:table-cell office:value-type="float" office:value="304.7183">
                <text:p>304.7183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300.72">
                <text:p>300.72</text:p>
              </table:table-cell>
              <table:table-cell office:value-type="float" office:value="304.7264">
                <text:p>304.7264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307.71">
                <text:p>307.71</text:p>
              </table:table-cell>
              <table:table-cell office:value-type="float" office:value="304.7847">
                <text:p>304.7847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308.54">
                <text:p>308.54</text:p>
              </table:table-cell>
              <table:table-cell office:value-type="float" office:value="304.8739">
                <text:p>304.8739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311.23">
                <text:p>311.23</text:p>
              </table:table-cell>
              <table:table-cell office:value-type="float" office:value="304.9972">
                <text:p>304.9972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309.79">
                <text:p>309.79</text:p>
              </table:table-cell>
              <table:table-cell office:value-type="float" office:value="305.0914">
                <text:p>305.091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10.79">
                <text:p>310.79</text:p>
              </table:table-cell>
              <table:table-cell office:value-type="float" office:value="305.2286">
                <text:p>305.2286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310.53">
                <text:p>310.53</text:p>
              </table:table-cell>
              <table:table-cell office:value-type="float" office:value="305.3765">
                <text:p>305.3765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309.71">
                <text:p>309.71</text:p>
              </table:table-cell>
              <table:table-cell office:value-type="float" office:value="305.4819">
                <text:p>305.4819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316.72">
                <text:p>316.72</text:p>
              </table:table-cell>
              <table:table-cell office:value-type="float" office:value="305.6679">
                <text:p>305.6679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318.73">
                <text:p>318.73</text:p>
              </table:table-cell>
              <table:table-cell office:value-type="float" office:value="305.9104">
                <text:p>305.9104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314.5">
                <text:p>314.5</text:p>
              </table:table-cell>
              <table:table-cell office:value-type="float" office:value="306.0707">
                <text:p>306.0707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318.69">
                <text:p>318.69</text:p>
              </table:table-cell>
              <table:table-cell office:value-type="float" office:value="306.2654">
                <text:p>306.2654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319.65">
                <text:p>319.65</text:p>
              </table:table-cell>
              <table:table-cell office:value-type="float" office:value="306.4352">
                <text:p>306.4352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315.84">
                <text:p>315.84</text:p>
              </table:table-cell>
              <table:table-cell office:value-type="float" office:value="306.5575">
                <text:p>306.5575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316.22">
                <text:p>316.22</text:p>
              </table:table-cell>
              <table:table-cell office:value-type="float" office:value="306.719">
                <text:p>306.719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310.84">
                <text:p>310.84</text:p>
              </table:table-cell>
              <table:table-cell office:value-type="float" office:value="306.7985">
                <text:p>306.7985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313.33">
                <text:p>313.33</text:p>
              </table:table-cell>
              <table:table-cell office:value-type="float" office:value="306.8895">
                <text:p>306.8895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310.68">
                <text:p>310.68</text:p>
              </table:table-cell>
              <table:table-cell office:value-type="float" office:value="307.0086">
                <text:p>307.0086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08.53">
                <text:p>308.53</text:p>
              </table:table-cell>
              <table:table-cell office:value-type="float" office:value="307.0173">
                <text:p>307.0173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308.03">
                <text:p>308.03</text:p>
              </table:table-cell>
              <table:table-cell office:value-type="float" office:value="307.0185">
                <text:p>307.0185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305.63">
                <text:p>305.63</text:p>
              </table:table-cell>
              <table:table-cell office:value-type="float" office:value="307.0203">
                <text:p>307.0203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303.26">
                <text:p>303.26</text:p>
              </table:table-cell>
              <table:table-cell office:value-type="float" office:value="307.0093">
                <text:p>307.0093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299.86">
                <text:p>299.86</text:p>
              </table:table-cell>
              <table:table-cell office:value-type="float" office:value="306.9915">
                <text:p>306.9915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302.77">
                <text:p>302.77</text:p>
              </table:table-cell>
              <table:table-cell office:value-type="float" office:value="306.9685">
                <text:p>306.9685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04.16">
                <text:p>304.16</text:p>
              </table:table-cell>
              <table:table-cell office:value-type="float" office:value="306.9206">
                <text:p>306.9206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08.88">
                <text:p>308.88</text:p>
              </table:table-cell>
              <table:table-cell office:value-type="float" office:value="306.9201">
                <text:p>306.9201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07.32">
                <text:p>307.32</text:p>
              </table:table-cell>
              <table:table-cell office:value-type="float" office:value="306.9063">
                <text:p>306.906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06.75">
                <text:p>306.75</text:p>
              </table:table-cell>
              <table:table-cell office:value-type="float" office:value="306.8645">
                <text:p>306.864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09.44">
                <text:p>309.44</text:p>
              </table:table-cell>
              <table:table-cell office:value-type="float" office:value="306.8281">
                <text:p>306.8281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08.13">
                <text:p>308.13</text:p>
              </table:table-cell>
              <table:table-cell office:value-type="float" office:value="306.7772">
                <text:p>306.7772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308.62">
                <text:p>308.62</text:p>
              </table:table-cell>
              <table:table-cell office:value-type="float" office:value="306.7227">
                <text:p>306.7227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307.43">
                <text:p>307.43</text:p>
              </table:table-cell>
              <table:table-cell office:value-type="float" office:value="306.6626">
                <text:p>306.6626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302.84">
                <text:p>302.84</text:p>
              </table:table-cell>
              <table:table-cell office:value-type="float" office:value="306.5616">
                <text:p>306.5616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305.69">
                <text:p>305.69</text:p>
              </table:table-cell>
              <table:table-cell office:value-type="float" office:value="306.5042">
                <text:p>306.5042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306.03">
                <text:p>306.03</text:p>
              </table:table-cell>
              <table:table-cell office:value-type="float" office:value="306.4423">
                <text:p>306.4423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309.25">
                <text:p>309.25</text:p>
              </table:table-cell>
              <table:table-cell office:value-type="float" office:value="306.3994">
                <text:p>306.39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91cm" svg:height="8.996cm" xlink:href=".." xlink:type="simple" chart:class="chart:bar" chart:style-name="ch1">
        <chart:legend chart:legend-position="top" svg:x="4.205cm" svg:y="0.185cm" style:legend-expansion="wide" chart:style-name="ch2"/>
        <chart:plot-area chart:style-name="ch3" svg:x="0.259cm" svg:y="0.962cm" svg:width="12.473cm" svg:height="7.855cm">
          <chart:coordinate-region svg:x="1.372cm" svg:y="1.161cm" svg:width="11.36cm" svg:height="5.882cm"/>
          <chart:axis chart:dimension="x" chart:name="primary-x" chart:style-name="ch4" chartooo:axis-type="auto">
            <chartooo:date-scale/>
            <chart:categories table:cell-range-address="Sheet4.A2:Sheet4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9" chart:label-cell-address="Sheet4.B1:Sheet4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rox Quarterly Dividend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float" office:value="46022">
                <text:p>46022</text:p>
                <draw:g>
                  <svg:desc>Sheet4.A2:Sheet4.A9</svg:desc>
                </draw:g>
              </table:table-cell>
              <table:table-cell office:value-type="float" office:value="1.86">
                <text:p>1.86</text:p>
                <draw:g>
                  <svg:desc>Sheet4.B2:Sheet4.B9</svg:desc>
                </draw:g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3465">
                <text:p>43465</text:p>
              </table:table-cell>
              <table:table-cell office:value-type="float" office:value="1.16">
                <text:p>1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658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45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3cm" svg:height="9.002cm" xlink:href=".." xlink:type="simple" chart:class="chart:line" chart:style-name="ch1">
        <chart:legend chart:legend-position="bottom" svg:x="3.615cm" svg:y="7.905cm" style:legend-expansion="wide" chart:style-name="ch2"/>
        <chart:plot-area chart:style-name="ch3" svg:x="0.266cm" svg:y="0.18cm" svg:width="12.771cm" svg:height="7.361cm">
          <chart:coordinate-region svg:x="1.652cm" svg:y="0.18cm" svg:width="11.343cm" svg:height="5.587cm"/>
          <chart:axis chart:dimension="x" chart:name="primary-x" chart:style-name="ch4" chartooo:axis-type="date">
            <chartooo:date-scale/>
            <chart:categories table:cell-range-address="'Pivot Table_MCD_1'.A2:'Pivot Table_MCD_1'.A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MCD_1'.B2:'Pivot Table_MCD_1'.B121" chart:label-cell-address="'Pivot Table_MCD_1'.B1:'Pivot Table_MCD_1'.B1" chart:class="chart:line">
            <chart:data-point chart:repeated="120"/>
          </chart:series>
          <chart:series chart:style-name="ch8" chart:values-cell-range-address="'Pivot Table_MCD_1'.C2:'Pivot Table_MCD_1'.C121" chart:label-cell-address="'Pivot Table_MCD_1'.C1:'Pivot Table_MCD_1'.C1" chart:class="chart:line">
            <chart:data-point chart:repeated="120"/>
          </chart:series>
          <chart:series chart:style-name="ch9" chart:values-cell-range-address="'Pivot Table_MCD_1'.E2:'Pivot Table_MCD_1'.E121" chart:label-cell-address="'Pivot Table_MCD_1'.E1:'Pivot Table_MCD_1'.E1" chart:class="chart:line">
            <chart:data-point chart:repeated="120"/>
          </chart:series>
          <chart:series chart:style-name="ch10" chart:values-cell-range-address="'Pivot Table_MCD_1'.F2:'Pivot Table_MCD_1'.F121" chart:label-cell-address="'Pivot Table_MCD_1'.F1:'Pivot Table_MCD_1'.F1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'Pivot Table_MCD_1'.B1:'Pivot Table_MCD_1'.B1</svg:desc>
                </draw:g>
              </table:table-cell>
              <table:table-cell office:value-type="string">
                <text:p>Forecast</text:p>
                <draw:g>
                  <svg:desc>'Pivot Table_MCD_1'.C1:'Pivot Table_MCD_1'.C1</svg:desc>
                </draw:g>
              </table:table-cell>
              <table:table-cell office:value-type="string">
                <text:p>Lower</text:p>
                <draw:g>
                  <svg:desc>'Pivot Table_MCD_1'.E1:'Pivot Table_MCD_1'.E1</svg:desc>
                </draw:g>
              </table:table-cell>
              <table:table-cell office:value-type="string">
                <text:p>Upper</text:p>
                <draw:g>
                  <svg:desc>'Pivot Table_MCD_1'.F1:'Pivot Table_MCD_1'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'Pivot Table_MCD_1'.A2:'Pivot Table_MCD_1'.A121</svg:desc>
                </draw:g>
              </table:table-cell>
              <table:table-cell office:value-type="float" office:value="293.04">
                <text:p>293.04</text:p>
                <draw:g>
                  <svg:desc>'Pivot Table_MCD_1'.B2:'Pivot Table_MCD_1'.B121</svg:desc>
                </draw:g>
              </table:table-cell>
              <table:table-cell office:value-type="float" office:value="NaN">
                <text:p>NaN</text:p>
                <draw:g>
                  <svg:desc>'Pivot Table_MCD_1'.C2:'Pivot Table_MCD_1'.C121</svg:desc>
                </draw:g>
              </table:table-cell>
              <table:table-cell office:value-type="float" office:value="NaN">
                <text:p>NaN</text:p>
                <draw:g>
                  <svg:desc>'Pivot Table_MCD_1'.E2:'Pivot Table_MCD_1'.E121</svg:desc>
                </draw:g>
              </table:table-cell>
              <table:table-cell office:value-type="float" office:value="NaN">
                <text:p>NaN</text:p>
                <draw:g>
                  <svg:desc>'Pivot Table_MCD_1'.F2:'Pivot Table_MCD_1'.F121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292.896">
                <text:p>292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294.285">
                <text:p>294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297.674">
                <text:p>297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294.962">
                <text:p>294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287.87">
                <text:p>287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289.72">
                <text:p>289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295.0575">
                <text:p>295.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93.816">
                <text:p>293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292.014">
                <text:p>292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286.572">
                <text:p>286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282.412">
                <text:p>282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280.3025">
                <text:p>280.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74.056">
                <text:p>274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268.336">
                <text:p>268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68.9">
                <text:p>26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75.58">
                <text:p>275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272.924">
                <text:p>272.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269.648">
                <text:p>269.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272.348">
                <text:p>272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263.11">
                <text:p>26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253.4675">
                <text:p>253.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259.878">
                <text:p>259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253.97">
                <text:p>25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254.3725">
                <text:p>254.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257.72">
                <text:p>257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49.7175">
                <text:p>249.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250.572">
                <text:p>250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257.32">
                <text:p>25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254.084">
                <text:p>254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267.74">
                <text:p>267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269.396">
                <text:p>269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272.856">
                <text:p>272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288.324">
                <text:p>288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88.378">
                <text:p>288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287.7575">
                <text:p>287.7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292.334">
                <text:p>292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294.63">
                <text:p>29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301.428">
                <text:p>301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303.692">
                <text:p>303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303.132">
                <text:p>303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313.472">
                <text:p>313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304.468">
                <text:p>304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294.126">
                <text:p>294.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95.56">
                <text:p>29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297.744">
                <text:p>297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90.298">
                <text:p>29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295.9025">
                <text:p>295.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296.096">
                <text:p>296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298.282">
                <text:p>298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293.516">
                <text:p>293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293.425">
                <text:p>293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291.695">
                <text:p>291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287.6825">
                <text:p>287.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281.64">
                <text:p>281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283.4625">
                <text:p>283.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290.674">
                <text:p>29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291.462">
                <text:p>29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308.96">
                <text:p>308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303.6575">
                <text:p>303.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308.168">
                <text:p>308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309.834">
                <text:p>309.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304.148">
                <text:p>304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305.386">
                <text:p>305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309.19">
                <text:p>30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311.192">
                <text:p>311.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304.072">
                <text:p>304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312.2375">
                <text:p>312.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315.848">
                <text:p>315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315.312">
                <text:p>315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315.562">
                <text:p>315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312.24">
                <text:p>312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317.27">
                <text:p>31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313.375">
                <text:p>313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310.596">
                <text:p>310.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302.4">
                <text:p>30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291.4225">
                <text:p>291.4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288.744">
                <text:p>288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294.5925">
                <text:p>294.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295.304">
                <text:p>295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299.568">
                <text:p>299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297.196">
                <text:p>297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301.692">
                <text:p>301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304.804">
                <text:p>304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305.79">
                <text:p>305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312.714">
                <text:p>312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315.88">
                <text:p>31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309.018">
                <text:p>309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302.77">
                <text:p>302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303.61">
                <text:p>30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301.652">
                <text:p>301.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295.516">
                <text:p>295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304.668">
                <text:p>304.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307.624">
                <text:p>307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03.922">
                <text:p>303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299.864">
                <text:p>299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305.496">
                <text:p>305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305.148">
                <text:p>305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309.8925">
                <text:p>309.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306.354">
                <text:p>306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311.508">
                <text:p>311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317.482">
                <text:p>317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312.7675">
                <text:p>312.7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06.3625">
                <text:p>306.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304.598">
                <text:p>304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08.074">
                <text:p>308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04.853333333333">
                <text:p>304.8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NaN">
                <text:p>NaN</text:p>
              </table:table-cell>
              <table:table-cell office:value-type="float" office:value="310.961364946682">
                <text:p>310.961364946682</text:p>
              </table:table-cell>
              <table:table-cell office:value-type="float" office:value="302.136829776965">
                <text:p>302.136829776965</text:p>
              </table:table-cell>
              <table:table-cell office:value-type="float" office:value="319.785900116398">
                <text:p>319.785900116398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309.109662237371">
                <text:p>309.109662237371</text:p>
              </table:table-cell>
              <table:table-cell office:value-type="float" office:value="296.536596574349">
                <text:p>296.536596574349</text:p>
              </table:table-cell>
              <table:table-cell office:value-type="float" office:value="321.682727900393">
                <text:p>321.682727900393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306.040191296362">
                <text:p>306.040191296362</text:p>
              </table:table-cell>
              <table:table-cell office:value-type="float" office:value="292.865510474632">
                <text:p>292.865510474632</text:p>
              </table:table-cell>
              <table:table-cell office:value-type="float" office:value="319.214872118092">
                <text:p>319.214872118092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308.348308523048">
                <text:p>308.348308523048</text:p>
              </table:table-cell>
              <table:table-cell office:value-type="float" office:value="292.616956658346">
                <text:p>292.616956658346</text:p>
              </table:table-cell>
              <table:table-cell office:value-type="float" office:value="324.079660387749">
                <text:p>324.079660387749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299.235775527945">
                <text:p>299.235775527945</text:p>
              </table:table-cell>
              <table:table-cell office:value-type="float" office:value="282.882618854204">
                <text:p>282.882618854204</text:p>
              </table:table-cell>
              <table:table-cell office:value-type="float" office:value="315.588932201685">
                <text:p>315.588932201685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290.411849503784">
                <text:p>290.411849503784</text:p>
              </table:table-cell>
              <table:table-cell office:value-type="float" office:value="270.912184273788">
                <text:p>270.912184273788</text:p>
              </table:table-cell>
              <table:table-cell office:value-type="float" office:value="309.91151473378">
                <text:p>309.91151473378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295.798092102143">
                <text:p>295.798092102143</text:p>
              </table:table-cell>
              <table:table-cell office:value-type="float" office:value="275.93571997826">
                <text:p>275.93571997826</text:p>
              </table:table-cell>
              <table:table-cell office:value-type="float" office:value="315.660464226026">
                <text:p>315.660464226026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290.260043623347">
                <text:p>290.260043623347</text:p>
              </table:table-cell>
              <table:table-cell office:value-type="float" office:value="269.565681017824">
                <text:p>269.565681017824</text:p>
              </table:table-cell>
              <table:table-cell office:value-type="float" office:value="310.95440622887">
                <text:p>310.95440622887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290.395755469659">
                <text:p>290.395755469659</text:p>
              </table:table-cell>
              <table:table-cell office:value-type="float" office:value="268.366677222369">
                <text:p>268.366677222369</text:p>
              </table:table-cell>
              <table:table-cell office:value-type="float" office:value="312.42483371695">
                <text:p>312.42483371695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293.392141434361">
                <text:p>293.392141434361</text:p>
              </table:table-cell>
              <table:table-cell office:value-type="float" office:value="270.561429140211">
                <text:p>270.561429140211</text:p>
              </table:table-cell>
              <table:table-cell office:value-type="float" office:value="316.222853728511">
                <text:p>316.222853728511</text:p>
              </table:table-cell>
            </table:table-row>
            <table:table-row>
              <table:table-cell office:value-type="float" office:value="46118">
                <text:p>46118</text:p>
              </table:table-cell>
              <table:table-cell office:value-type="float" office:value="NaN">
                <text:p>NaN</text:p>
              </table:table-cell>
              <table:table-cell office:value-type="float" office:value="286.391200961831">
                <text:p>286.391200961831</text:p>
              </table:table-cell>
              <table:table-cell office:value-type="float" office:value="263.355878967411">
                <text:p>263.355878967411</text:p>
              </table:table-cell>
              <table:table-cell office:value-type="float" office:value="309.426522956251">
                <text:p>309.4265229562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